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896cm"/>
    </style:style>
    <style:style style:name="co2" style:family="table-column">
      <style:table-column-properties fo:break-before="auto" style:column-width="36.546cm"/>
    </style:style>
    <style:style style:name="co3" style:family="table-column">
      <style:table-column-properties fo:break-before="auto" style:column-width="31.044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3.605cm" fo:break-before="auto" style:use-optimal-row-height="true"/>
    </style:style>
    <style:style style:name="ro6" style:family="table-row">
      <style:table-row-properties style:row-height="6.369cm" fo:break-before="auto" style:use-optimal-row-height="true"/>
    </style:style>
    <style:style style:name="ro7" style:family="table-row">
      <style:table-row-properties style:row-height="4.001cm" fo:break-before="auto" style:use-optimal-row-height="true"/>
    </style:style>
    <style:style style:name="ro8" style:family="table-row">
      <style:table-row-properties style:row-height="4.396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2.08cm" fo:break-before="auto" style:use-optimal-row-height="true"/>
    </style:style>
    <style:style style:name="ro13" style:family="table-row">
      <style:table-row-properties style:row-height="5.976cm" fo:break-before="auto" style:use-optimal-row-height="true"/>
    </style:style>
    <style:style style:name="ro14" style:family="table-row">
      <style:table-row-properties style:row-height="5.186cm" fo:break-before="auto" style:use-optimal-row-height="true"/>
    </style:style>
    <style:style style:name="ro15" style:family="table-row">
      <style:table-row-properties style:row-height="5.581cm" fo:break-before="auto" style:use-optimal-row-height="true"/>
    </style:style>
    <style:style style:name="ro16" style:family="table-row">
      <style:table-row-properties style:row-height="3.21cm" fo:break-before="auto" style:use-optimal-row-height="true"/>
    </style:style>
    <style:style style:name="ro17" style:family="table-row">
      <style:table-row-properties style:row-height="13.873cm" fo:break-before="auto" style:use-optimal-row-height="true"/>
    </style:style>
    <style:style style:name="ro18" style:family="table-row">
      <style:table-row-properties style:row-height="7.95cm" fo:break-before="auto" style:use-optimal-row-height="true"/>
    </style:style>
    <style:style style:name="ro19" style:family="table-row">
      <style:table-row-properties style:row-height="10.714cm" fo:break-before="auto" style:use-optimal-row-height="true"/>
    </style:style>
    <style:style style:name="ro20" style:family="table-row">
      <style:table-row-properties style:row-height="8.74cm" fo:break-before="auto" style:use-optimal-row-height="true"/>
    </style:style>
    <style:style style:name="ro21" style:family="table-row">
      <style:table-row-properties style:row-height="26.114cm" fo:break-before="auto" style:use-optimal-row-height="true"/>
    </style:style>
    <style:style style:name="ro22" style:family="table-row">
      <style:table-row-properties style:row-height="6.765cm" fo:break-before="auto" style:use-optimal-row-height="true"/>
    </style:style>
    <style:style style:name="ro23" style:family="table-row">
      <style:table-row-properties style:row-height="8.345cm" fo:break-before="auto" style:use-optimal-row-height="true"/>
    </style:style>
    <style:style style:name="ro24" style:family="table-row">
      <style:table-row-properties style:row-height="20.586cm" fo:break-before="auto" style:use-optimal-row-height="true"/>
    </style:style>
    <style:style style:name="ro25" style:family="table-row">
      <style:table-row-properties style:row-height="16.242cm" fo:break-before="auto" style:use-optimal-row-height="true"/>
    </style:style>
    <style:style style:name="ro26" style:family="table-row">
      <style:table-row-properties style:row-height="9.529cm" fo:break-before="auto" style:use-optimal-row-height="true"/>
    </style:style>
    <style:style style:name="ro27" style:family="table-row">
      <style:table-row-properties style:row-height="17.032cm" fo:break-before="auto" style:use-optimal-row-height="true"/>
    </style:style>
    <style:style style:name="ro28" style:family="table-row">
      <style:table-row-properties style:row-height="7.16cm" fo:break-before="auto" style:use-optimal-row-height="true"/>
    </style:style>
    <style:style style:name="ro29" style:family="table-row">
      <style:table-row-properties style:row-height="4.791cm" fo:break-before="auto" style:use-optimal-row-height="true"/>
    </style:style>
    <style:style style:name="ro30" style:family="table-row">
      <style:table-row-properties style:row-height="11.109cm" fo:break-before="auto" style:use-optimal-row-height="true"/>
    </style:style>
    <style:style style:name="ro31" style:family="table-row">
      <style:table-row-properties style:row-height="7.555cm" fo:break-before="auto" style:use-optimal-row-height="true"/>
    </style:style>
    <style:style style:name="ro32" style:family="table-row">
      <style:table-row-properties style:row-height="12.689cm" fo:break-before="auto" style:use-optimal-row-height="true"/>
    </style:style>
    <style:style style:name="ro33" style:family="table-row">
      <style:table-row-properties style:row-height="38.753cm" fo:break-before="auto" style:use-optimal-row-height="true"/>
    </style:style>
    <style:style style:name="ro34" style:family="table-row">
      <style:table-row-properties style:row-height="16.637cm" fo:break-before="auto" style:use-optimal-row-height="true"/>
    </style:style>
    <style:style style:name="ro35" style:family="table-row">
      <style:table-row-properties style:row-height="11.504cm" fo:break-before="auto" style:use-optimal-row-height="true"/>
    </style:style>
    <style:style style:name="ro36" style:family="table-row">
      <style:table-row-properties style:row-height="9.924cm" fo:break-before="auto" style:use-optimal-row-height="true"/>
    </style:style>
    <style:style style:name="ro37" style:family="table-row">
      <style:table-row-properties style:row-height="9.135cm" fo:break-before="auto" style:use-optimal-row-height="true"/>
    </style:style>
    <style:style style:name="ro38" style:family="table-row">
      <style:table-row-properties style:row-height="10.319cm" fo:break-before="auto" style:use-optimal-row-height="true"/>
    </style:style>
    <style:style style:name="ro39" style:family="table-row">
      <style:table-row-properties style:row-height="15.058cm" fo:break-before="auto" style:use-optimal-row-height="true"/>
    </style:style>
    <style:style style:name="ro40" style:family="table-row">
      <style:table-row-properties style:row-height="14.268cm" fo:break-before="auto" style:use-optimal-row-height="true"/>
    </style:style>
    <style:style style:name="ro41" style:family="table-row">
      <style:table-row-properties style:row-height="13.478cm" fo:break-before="auto" style:use-optimal-row-height="true"/>
    </style:style>
    <style:style style:name="ro42" style:family="table-row">
      <style:table-row-properties style:row-height="3.9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align-source="fix" style:repeat-content="false" style:vertical-align="middle"/>
      <style:paragraph-properties fo:text-align="center" fo:margin-left="0cm"/>
      <style:text-properties fo:font-size="20pt" style:font-size-asian="20pt" style:font-size-complex="20pt"/>
    </style:style>
    <style:style style:name="ce2" style:family="table-cell" style:parent-style-name="Default">
      <style:table-cell-properties fo:background-color="#ffff00"/>
      <style:text-properties fo:font-size="14pt" style:font-size-asian="14pt" style:font-size-complex="14pt"/>
    </style:style>
    <style:style style:name="T1" style:family="text">
      <style:text-properties style:font-size-asian="14pt" style:font-size-complex="14pt"/>
    </style:style>
  </office:automatic-styles>
  <office:body>
    <office:spreadsheet>
      <table:calculation-settings table:automatic-find-labels="false" table:use-regular-expressions="false" table:use-wildcards="true"/>
      <table:table table:name="lengus"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likes</text:p>
          </table:table-cell>
          <table:table-cell office:value-type="string" calcext:value-type="string">
            <text:p>body</text:p>
          </table:table-cell>
          <table:table-cell office:value-type="string" calcext:value-type="string">
            <text:p>url</text:p>
          </table:table-cell>
        </table:table-row>
        <table:table-row table:style-name="ro1">
          <table:table-cell table:number-columns-repeated="3"/>
        </table:table-row>
        <table:table-row table:style-name="ro1">
          <table:table-cell office:value-type="float" office:value="3" calcext:value-type="float">
            <text:p>3</text:p>
          </table:table-cell>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4" calcext:value-type="float">
            <text:p>4</text:p>
          </table:table-cell>
          <table:table-cell office:value-type="string" calcext:value-type="string">
            <text:p>Эксперты ЛГУ приняли участие в профессорском форуме «Наука и технологии в ХХI веке: тренды и перспективы»</text:p>
            <text:p/>
            <text:p>Целью проведения профессорского форума в 2021 г. «Наука и технологии в ХХI веке: тренды и перспективы» в рамках поддержки Года науки и технологий стала популяризация российской науки, а также обсуждение актуальных научных достижений и проблем в формате дискуссий, определение приоритетных задач развития науки и образования и, как следствие, роль научной и образовательной элиты России в их выполнении. </text:p>
            <text:p>Заместитель Председателя Правительства Дмитрий Николаевич Чернышенко, приветствуя участников, отметил, что форум – это мощнейшая интеллектуальная площадка для диалога по улучшению качества российского образования. Министр науки и высшего образования РФ Валерий Николаевич Фальков вручил награды Общенациональной премии «Ректор года 2021».</text:p>
            <text:p>К участию в работе форума были приглашены руководители и представители органов законодательной и исполнительной власти, государственные и общественные деятели, ректорский и академического корпус, профессорско-преподавательский состав университетов и научных институтов, лидеры бизнес-сообществ. Среди представителей ЛГУ им. А. С. Пушкина в мероприятии приняли онлайн участие: ученый секретарь ученого совета, к. геогр. н., доц. Наталья Поздеева, д. фил.н., зав. каф. рекламы и общественных коммуникаций Марьяна Ягодкина и декан филологического факультета, к.фил.н., доц.Светлана Петрова.</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7" calcext:value-type="float">
            <text:p>17</text:p>
          </table:table-cell>
          <table:table-cell office:value-type="string" calcext:value-type="string">
            <text:p>Студентка ЕГиТ прошла Арт-школу индустрии Гостеприимства на Тавриде</text:p>
            <text:p/>
            <text:p>С 30 сентября по 5 октября в Судаке проходил 10-й образовательный заезд «Город.Точка Роста» на территории Арт-кластера «Таврида». В нем приняла участие студентка 4 курса  Дарья Афонькина (направление "Туризм").</text:p>
            <text:p>Всего было 6 направлений, от архитектуры и дизайна до интернет-маркетинга. Наша студентка участвовала в образовательной программе по направлению Арт-школа индустрии Гостеприимства.</text:p>
            <text:p>Были проведены лекции, воркшопы, круглые столы, сессии вопрос-ответ и дискуссии по гостиничному делу, развитию бренда территорий, внутреннего туризма, организации масштабных фестивалей и маркетингу в туристской индустрии. Также у участников разных образовательных арт-школ была возможность вместо поучаствовать в интеллектуальных играх, создать совместные проекты, а каждый вечер проходила развлекательная программа, созданная резидентами арт-кластера «Таврида». В последний вечер участников ждал выпускной и закрытие не только их смены, но и всего сезона образовательных заездов.</text:p>
            <text:p>Больше всего Дарье запомнился воркшоп по развитию сервис-дизайна и лекция по инструментам маркетинга в туризме и гостиничном деле от представителя отеля «Метрополь».</text:p>
            <text:p>Также очень полезной оказалась дискуссия с Наилем Хайруллиным, генеральным директором департамента молодёжной политики и туризма Ямало-Ненецкого автономного округа, и Алексеем Давлетшиным, министром молодёжной политики Тульской области. Спикеры рассказали о создании, продвижении и развитии туристического бренда в их регионах и ответили на вопросы участников.</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5" calcext:value-type="float">
            <text:p>15</text:p>
          </table:table-cell>
          <table:table-cell office:value-type="string" calcext:value-type="string">
            <text:p>👩‍🎓Эксперты ЛГУ просвещают школьников</text:p>
            <text:p/>
            <text:p> 8 октября 2021 года эксперт ЛГУ им. А.С. Пушкина Юлия Бушенева приняла участие в прямом эфире, организованном на интернет-канале Учи.ру.</text:p>
            <text:p/>
            <text:p>Темой прямого эфира стал ответ на вопрос: «Что закончится, когда закончится нефть?». В лекции был дан прогноз количества лет, на которые хватит нефтяных запасов на планете, рассказано о товарах, которые станет невозможно производить без нефти, описаны пути ее замены и возможности бережного отношения к ресурсам Земли. 💻💻Посмотреть эфир можно кликнув на ссылку https://disk.yandex.ru/i/8-3X4DTrq7am9w.</text:p>
          </table:table-cell>
          <table:table-cell office:value-type="string" calcext:value-type="string">
            <text:p>[]</text:p>
          </table:table-cell>
        </table:table-row>
        <table:table-row table:style-name="ro1">
          <table:table-cell table:number-columns-repeated="3"/>
        </table:table-row>
        <table:table-row table:style-name="ro4">
          <table:table-cell office:value-type="float" office:value="6" calcext:value-type="float">
            <text:p>6</text:p>
          </table:table-cell>
          <table:table-cell office:value-type="string" calcext:value-type="string">
            <text:p>💥Маленькие путешествия по большой стране!</text:p>
            <text:p>Ломоносовский институт(филиал ЛГУ им. А.С. Пушкина) начинает интерактивные знакомства студентов с историей нашего государства!🇷🇺</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72" calcext:value-type="float">
            <text:p>172</text:p>
          </table:table-cell>
          <table:table-cell office:value-type="string" calcext:value-type="string">
            <text:p>В ЛГУ им. А.С. Пушкина назначен и.о. ректора</text:p>
            <text:p/>
            <text:p>Сегодня коллективу ЛГУ им. А.С. Пушкина был представлен исполняющий обязанности ректора Анатолий Геннадьевич Маклаков. </text:p>
            <text:p>Станислав Германович Еремеев покинул пост ректора после избрания на должность председателя комиссии в Законодательном Собрании Ленинградской области.</text:p>
            <text:p>Анатолий Геннадьевич является заведующим одной из кафедр университета, работал первым проректором, а также и.о. ректора. А.Г. Маклаков будет исполнять обязанности ректора до проведения конкурсных процедур.</text:p>
          </table:table-cell>
          <table:table-cell office:value-type="string" calcext:value-type="string">
            <text:p>[]</text:p>
          </table:table-cell>
        </table:table-row>
        <table:table-row table:style-name="ro1">
          <table:table-cell table:number-columns-repeated="3"/>
        </table:table-row>
        <table:table-row table:style-name="ro5">
          <table:table-cell/>
          <table:table-cell office:value-type="string" calcext:value-type="string">
            <text:p>🇷🇺К 800-летию Александра Невского </text:p>
            <text:p/>
            <text:p>Клуб исторической реконструкции "XIII век" ЛГУ им. А.С. Пушкина продолжает принимать активное участие в мероприятиях, посвященных празднованию 800-летия Александра Невского. </text:p>
            <text:p/>
            <text:p>В минувшие выходные члены клуба приняли участие в историческом фестивале "Александр Невский. История", в том числе и в реконструкции боев XIII века. Представители ЛГУ не только составляли костяк русской дружины и европейского войска, но и приняли участие в конном рыцарском турнире, заняв победные места.</text:p>
            <text:p/>
            <text:p>Клуб также посетил фестиваль "Александр Невский - защитник Земли Русской" (12 августа). В рамках фестиваля была показана реконструкция знаменитого боя на Неве 1240 г. Мероприятие "Битва на Неве 2021" (11-12 сентября), проведенное на территории Петропавловской крепости, было призвано показать зрителям массовость средневековых боев, ознакомить их с обмундированием воинов и бытом походных лагерей.</text:p>
            <text:p>Также члены клуба приняли участие в фестивалях формата "Living history", которые позволяют покинуть век 21-й и погрузиться в мир Средневековья, став рыцарем, крестьянином, горожанином или монахом. Такими стали фестиваль "Карантен" (14-16 мая), проходивший на территории парка живой истории "Черный Ручей", и фестиваль "Большая осада" (12-14 августа), проходивший под Москвой на территории парка живой истории "Форпост". Мероприятия предполагали военно-бытовой характер. Организаторы воссоздали атмосферу осажденного поселения эпохи Средних веков, лесные маневры прошли с участием кавалерии. Фестиваль "Большая осада" стал самым масштабным фестивалем за последние несколько лет, собрав в своих рамках более 200 реконструкторов со всей страны. </text:p>
            <text:p>Кроме закрытых фестивалей, представители клуба побывали на ряде открытых мероприятий, носивших важный социально-патриотический характер. "Ночь музеев" (22-23 мая) - на территории музея артиллерии и инженерных войск члены клуба принимали участие в организации и проведении рыцарского оконного турнира, где продемонстрировали свои высочайшие навыки верховой езды и владения оружием. Кроме того, члены клуба Верещагин Станислав и Олеся Капшук, практикующие учителя истории и выпускники ЛГУ им. А.С. Пушкина, приняли активное участие в настоящем конном турнире, который проходил в Крыму в городе Судак, в рамках крупнейшего всероссийского молодежного форума "Таврида.арт" (8-12 сентября).</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9" calcext:value-type="float">
            <text:p>29</text:p>
          </table:table-cell>
          <table:table-cell office:value-type="string" calcext:value-type="string">
            <text:p>👨‍🏫Базовая школа ЛГУ им. А.С. Пушкина в Ломоносовском районе ЛО</text:p>
            <text:p/>
            <text:p>Состоялось подписание Соглашения о сотрудничестве, в рамках которого будет реализован проект организации базовой школы ЛГУ им. А.С. Пушкина на площадке «Новогореловской общеобразовательной школы». </text:p>
            <text:p/>
            <text:p>В ходе встречи директором школы Еленой Захаровой были высказаны пожелания и перспективные планы сотрудничества базовой школы и вуза-организатора. Представители вуза - Станислав Еремеев и Татьяна Сидненко - рассказали об этапах осуществления проекта ранней профилизации школьников и программ переподготовки для учителей, об интересных начинаниях и возможностях творческой реализации для обучающихся базовой школы. </text:p>
            <text:p>Профильное обучение по программам ЛГУ им. А.А. Пушкина начнется для учащихся 7 классов школы по направлениям: экология, журналистика. Также базовая школа станет площадкой единого профориентационного центра для школьников всего района, с единообразной траекторией профильного развития и дальнейшего обучения в ЛГУ им. А.С. Пушкина. Педагогический состав базовой школы в перспективе будет состоять из выпускников нашего вуза на 60%, что является ярким примером реализации действующей в ЛГУ им. А.С. Пушкина модели профориентационной работы: «выпускник ЛО – студент ЛГУ им. А.С. Пушкина – кадровый потенциал ЛО». </text:p>
            <text:p>Мероприятие стало возможным в рамках действующего Договора о сотрудничестве с Комитетом по образованию Ломоносовского муниципального района Ленинградской области, а также Договора о сотрудничестве с МОУ «Новогореловская школа» и планомерной работы в области активного профориентационного сотрудничества с Ломоносовским районом ЛО, при организационной поддержке Центра образовательных технологий ЛГУ им. А.С. Пушкина.</text:p>
          </table:table-cell>
          <table:table-cell office:value-type="string" calcext:value-type="string">
            <text:p>[]</text:p>
          </table:table-cell>
        </table:table-row>
        <table:table-row table:style-name="ro1">
          <table:table-cell table:number-columns-repeated="3"/>
        </table:table-row>
        <table:table-row table:style-name="ro6">
          <table:table-cell office:value-type="float" office:value="5" calcext:value-type="float">
            <text:p>5</text:p>
          </table:table-cell>
          <table:table-cell office:value-type="string" calcext:value-type="string">
            <text:p>Волонтерскую программу по сохранению культурного наследия продолжают в ЛГУ</text:p>
            <text:p/>
            <text:p>❗Перенос времени занятия -16 октября в 17.00</text:p>
            <text:p/>
            <text:p>Приглашаем пройти ознакомительный курс основной программы обучения по работам на объектах культурного наследия в «Школе волонтеров наследия»!</text:p>
            <text:p>Это совместный проект ЛГУ им. А.С.Пушкина и Всероссийского общества охраны памятников истории и культуры (ВООПИК). Теоретическое обучение волонтеров является обязательной частью освоения программы подготовки специализированных кадров, которая позволяет внести свой вклад в сохранение культурного наследия, при этом вести активную культурную и общественную жизнь, путешествуя и посещая интереснейшие мероприятия города и области.</text:p>
            <text:p/>
            <text:p>✅Контакты для связи:</text:p>
            <text:p>Группа в Вк:https://vk.com/loovoopik</text:p>
            <text:p>Ссылка на запись на Школу волонтеров наследия:https://dobro.ru/event/10080035</text:p>
            <text:p>Следующий занятие 16.10.2021 г. в 17:00 в ЛГУ, аудитория 123. </text:p>
            <text:p>✅С собой: маска и паспорт.</text:p>
            <text:p>ШВН=1 день теория в ЛГУ+ 1 день практика в реставрационных мастерских "Наследие" (метро пл. Александра Невского).</text:p>
            <text:p>Контакты координаторов:</text:p>
            <text:p>Мария Высокопояс +7 (965) 030-33-60</text:p>
            <text:p>Татьяна Черняева +7(921)945-88-31</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 calcext:value-type="float">
            <text:p>1</text:p>
          </table:table-cell>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4" calcext:value-type="float">
            <text:p>4</text:p>
          </table:table-cell>
          <table:table-cell office:value-type="string" calcext:value-type="string">
            <text:p>ЭКСПЕРТ ЛГУ РАССКАЖЕТ В ПРЕЗИДЕНТСКОЙ БИБЛИОТЕКЕ О КОНСТИТУЦИОННОМ ПРАВЕ ГРАЖДАН НА ЭКОНОМИЧЕСКУЮ ДЕЯТЕЛЬНОСТЬ</text:p>
            <text:p/>
            <text:p>25 октября 2021 года в 11:00 в Президентской библиотеке в рамках проекта «Знание о России» состоится видеолекторий «Конституционное право граждан на предпринимательскую и иную не запрещённую законом экономическую деятельность». </text:p>
            <text:p>Доктор юридических наук, профессор, заведующий кафедрой государственного права ЛГУ имени А. С. Пушкина Вадим Мамонов рассмотрит исторические аспекты становления в России права на экономическую деятельность. Особое внимание он уделит праву на предпринимательскую деятельность: обозначит его место в системе конституционных прав и свобод человека, проанализирует установленные в законодательстве запреты на реализацию данного права, в том числе недопустимость монополизации и недобросовестной конкуренции. Вадим Мамонов также расскажет о конституционных гарантиях предпринимательской деятельности.</text:p>
            <text:p/>
            <text:p>Мероприятие станет четвёртым в цикле лекций «Человек, его права и свободы – высшая конституционная ценность».</text:p>
            <text:p/>
            <text:p>Встреча будет транслироваться на портале Президентской библиотеки в разделе «Интернет-вещание» в соответствии с программой прямых трансляций мероприятий, на YouTube-канале учреждения и в социальной сети «ВКонтакте».</text:p>
            <text:p/>
            <text:p>Вся информация о лекции на сайте библиотеки https://www.prlib.ru/afisha/1325477</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21" calcext:value-type="float">
            <text:p>21</text:p>
          </table:table-cell>
          <table:table-cell office:value-type="string" calcext:value-type="string">
            <text:p>🎓Проектирование программ воспитания обсудили в ЛГУ</text:p>
            <text:p/>
            <text:p>Центр детско-юношеского туризма, краеведения, организации отдыха и оздоровления детей Федерального центра дополнительного образования и организации отдыха и оздоровления детей (г. Москва), Дворец творчества детей и молодёжи Колпинского района Санкт-Петербурга, работающий в режиме Ресурсного центра дополнительного образования Санкт-Петербурга и ЛГУ им. А.С. Пушкина, партнёр Ресурсного центра, провели вебинар по проектированию программ воспитания.</text:p>
            <text:p/>
            <text:p>Участников вебинара приветствовал Владимир Омельченко, заместитель руководителя Центра детско-юношеского туризма, краеведения и организации отдыха и оздоровления детей.</text:p>
            <text:p/>
            <text:p>Анатолий Макарский, руководитель Ресурсного центра, заместитель директора по научно-методической работе Дворца творчества детей и молодёжи Колпинского района Санкт-Петербурга, представил региональные апробационные площадки по проектированию рабочих программ воспитания из семи федеральных округов Российской Федерации.</text:p>
            <text:p/>
            <text:p>Марина Морозова, доцент кафедры педагогики и педагогических технологий ЛГУ им. А.С. Пушкина, аналитик Ресурсного центра, познакомила слушателей – участников эксперимента с основными разделами рабочей программы воспитания и презентовала авторскую методику её составления на основе примерной программы воспитания (конструктора).</text:p>
            <text:p/>
            <text:p>💻Ссылка на трансляцию: https://www.youtube.com/watch?v=aI2IhYEuLbs</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63" calcext:value-type="float">
            <text:p>63</text:p>
          </table:table-cell>
          <table:table-cell office:value-type="string" calcext:value-type="string">
            <text:p>👩‍🎓Студентка ЛГУ им. А.С. Пушкина и "Русские репортёры" в Армении</text:p>
            <text:p/>
            <text:p>Диана Ларченкова, студентка 3 курса филологического факультета, направление «Журналистика», в рамках прохождения обучения по обмену в Российско-Армянском университете (РАУ) прошла двухдневный курс «Школы реальной журналистики», организованный ведущими журналистами России из команды «Русские Репортёры» 8-9 октября 2021 г. на базе Русского дома в Ереване.</text:p>
            <text:p>«Что происходит с журналистикой и как с этим жить?» - первый вопрос, который поднял на образовательной встрече в Ереване Дмитрий Михайлин, гендиректор «Русских Репортёров». Проект называется «Герои поверх границ». Проводниками в мир знаний стали: сценарист и креативный продюсер Алексей Алешковский, создатель и главный редактор журнала «Русский Репортёр» Виталий Лейбин, лучший репортёр России Юрий Васильев и гендиректор «Русских Репортёров» Дмитрий Михайлин. Одна из целей «Школы...» - это подготовка к конкурсу работ на тему «Герои поверх границ». Его победители получат возможность пройти оплачиваемую стажировку в ведущих СМИ России в Москве. Диана Ларченкова получила первый сертификат и планирует дальнейшее участие в проекте!</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2" calcext:value-type="float">
            <text:p>12</text:p>
          </table:table-cell>
          <table:table-cell office:value-type="string" calcext:value-type="string">
            <text:p>👩‍🎨Абстракционист ЛГУ</text:p>
            <text:p/>
            <text:p>Игорь Клюшкин, доцент кафедры культурологии и искусства ЛГУ имени А.С.Пушкина принял участие в акции правнуков Василия Кандинского "IV Абстрактный съезд абстрактных абстракционистов", проходившей со 2 по 10 октября в креативном пространстве Design District DAA, которое находится возле Охтинского моста, на Красногвардейской площади д.3.</text:p>
            <text:p>Основные участники выставки – молодые творцы, работающие в разных абстрактных деноминациях: геометрический абстракционизм, ташизм, абстрактный экспрессионизм, абстрактные арт- объекты. Всего 2 художника представляли старшее поколение, которые, ещё будучи молодыми, общались с учениками Малевича. Это Алексей Дадашев, известный петербургский художник и Игорь Клюшкин, который представил на выставке 4 картины: «Закат», Урбанистика», «Кофе№1», «Кофе»№2.</text:p>
            <text:p>Design District DAA был разработан для создания креативной экосистемы, объединяющей в себе творчество, уникальность, искусство, дизайн и архитектуру. Среди резидентов интерьерные, дизайнерские и архитектурные бюро высокого уровня.</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3" calcext:value-type="float">
            <text:p>13</text:p>
          </table:table-cell>
          <table:table-cell office:value-type="string" calcext:value-type="string">
            <text:p>💥Благодарность от главы Рособрнадзора </text:p>
            <text:p/>
            <text:p>8 октября руководитель Федеральной службы по надзору в сфере образования и науки Анзор Музаев вручил Анне Резвой, доценту, кандидату экономических наук экономического факультета ЛГУ им. А.С. Пушкина благодарность за весомый вклад в обеспечение общественного контроля за ходом проведения ЕГЭ в 2021 году.</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41" calcext:value-type="float">
            <text:p>41</text:p>
          </table:table-cell>
          <table:table-cell office:value-type="string" calcext:value-type="string">
            <text:p>Новые профильные классы ЛГУ</text:p>
            <text:p/>
            <text:p>В рамках профориентационного проекта "Профильные классы ЛГУ им. А.С. Пушкина" Центр образовательных технологий открыл два новых профильных класса на базе лицея №408 в Пушкине.</text:p>
            <text:p/>
            <text:p>На этот раз с учащимися 8-10 классов будут заниматься опытные педагоги вуза по новой актуальной программе "Экология: исследования, творчество и инновации", а также продолжит свое развитие программа класса психолого-педагогической направленности. С сентября 2021 года в рамках проекта открылись также психолого-педагогические классы на базе Сиверской гимназии г. Гатчины и СОШ №7 г. Выборга, а в середине октября планируется открытие педагогического и математического классов в г. Гатчина на базе гимназии К. Д. Ушинского. </text:p>
            <text:p>В рамках профориентационной деятельности на базе ЛГУ им. А.С. Пушкина в октябре также получат старт пять эффективных онлайн-программ дополнительного профессионального образования для школьников Ленинградской области, охватывающие экономический, филологический, психологический профили подготовки, а также модульная программа «Профильный класс ЛГУ им. А.С. Пушкина онлайн», включающая модули: Иностранный язык, Экономика, Филология, Психология, Педагогика. </text:p>
            <text:p>Таким образом, проект "Профильный класс ЛГУ им. А. С. Пушкина" будет насчитывать 13 профильных классов с общим числом участников свыше 250 человек по шести направлениям подготовки (психология, педагогика, математика, экономика, филология, экология) и охватывает уже восемь районов Ленинградской области (Всеволожский, Гатчинский, Волховского, Волосовский, Тихвинский, Ломоносовский, Киришский, Выборгский), а также Пушкинский и Красносельский районы Санкт-Петербурга.</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42" calcext:value-type="float">
            <text:p>42</text:p>
          </table:table-cell>
          <table:table-cell office:value-type="string" calcext:value-type="string">
            <text:p>🌱Команда ЕГиТ «Прикладные экологи» в десятке межвузовского квеста «Экопросвещение»</text:p>
            <text:p/>
            <text:p>С 5 сентября по 5 октября 2021 года команда факультета ЕГиТ «Прикладные экологи» участвовала в испытаниях межвузовского квеста «Экопросвещение» и вошла в десятку лучших команд, которая прошла на Всероссийский студенческий слёт «зелёных» вузов России.</text:p>
            <text:p>В рамках квеста студенты организовывали уроки в школе, проводили интеллектуально-развлекательные игры и просмотры фильмов, слушали лекции и курсы, писали статьи и решали тесты. За месяц участники выполнили большую часть заданий, набрав 475 баллов и вошли в 10 лучших команд.</text:p>
            <text:p>Квест «Экопросвет» направлен на формирование экологической культуры студентов и вовлечение их в работу по экопросвещению в вузах, школах и студенческих сообществах. Организаторами квеста выступает программа «Зеленые вузы России» при участии Ассоциации «зеленых» вузов России и при поддержке Центра экономии ресурсов и Фонда поддержки молодежных инициатив «ЭРА».</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5" calcext:value-type="float">
            <text:p>15</text:p>
          </table:table-cell>
          <table:table-cell office:value-type="string" calcext:value-type="string">
            <text:p>Большая перемена с проректором ЛГУ</text:p>
            <text:p/>
            <text:p>9 октября проректор университета по учебно-методической работе Сергей Большаков принял участие в работе Фестиваля науки и образования «Большая перемена», который состоялся в Туле на базе Высшей Технической школы «Октава».</text:p>
            <text:p>В рамках мероприятия фестиваля «Развитие средствами культуры и искусства», посвященного созданию модели воспитывающей культурной среды и профилактике негативного поведения подростков средствами культуры и искусства, состоялось рабочее совещание по организации сетевого научно–образовательного консорциума «Всероссийская социально-педагогическая мастерская». </text:p>
            <text:p>     По результатам рабочего совещания Тульский государственный педагогический университет им Л.Н. Толстого, Высшая техническая школа (Тула), Хип – хоп союз России и проект Мультшкола.ру подписали соглашение о сотрудничестве в рамках Консорциума, который создан и реализуется Ленинградским государственным университетом имени А.С. Пушкина совместно с ФГБНУ «Институт художественного образования и культурологии РАО».</text:p>
            <text:p>    Консорциум создан в рамках государственного задания Министерства просвещения Российской Федерации по реализации федерального проекта «Формирование системы коррекции девиантного поведения подростков средствами художественного образования и культурологии».</text:p>
            <text:p>Профессиональный трек фестиваля, посвященный современным педагогическим технологиям, подготовили Высшая техническая школа в партнерстве с ФГБНУ «Институтом художественного образования и культурологии Российской академии образования», Тульским государственным педагогическим университетом им Л.Н Толстого и при партнерстве с Межрегиональной тьюторской Ассоциацией и с Ассоциацией русскоязычных коучей и Областного эколого-биологического центра учащихся.</text:p>
            <text:p>Участниками мастер–классов и лекций стали более 100 педагогов школ и колледжей Тулы, Узловского, Донского и Щекинского районов и студенты и преподаватели ТГПУ им Л.Н Толстого и Тульского государственного университета.</text:p>
            <text:p> Выступления экспертов в записи можно послушать в группе ВТШ АНО ДПО «Высшая техническая школа» (vk.com).</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6" calcext:value-type="float">
            <text:p>6</text:p>
          </table:table-cell>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4" calcext:value-type="float">
            <text:p>4</text:p>
          </table:table-cell>
          <table:table-cell office:value-type="string" calcext:value-type="string">
            <text:p>Всероссийская акция хора молодых учителей Ленинградской области</text:p>
            <text:p/>
            <text:p>Выпускник 2017 г. филологического факультета Александр Альбов, направление подготовки "Педагогическое образование", профиль Русский язык и литература" принял участие во Всероссийской акции учителей, выступив от г. Кириши. </text:p>
            <text:p>Руководитель хора молодых учителей Ленинградской области, лауреат всероссийских и международных конкурсов Наталья Рочева написала специально для участников хора песню, посвящённую деятельности учителя "Я - Учитель". </text:p>
            <text:p>Затем родилась идея записать клип, в котором к исполнению могли бы присоединиться участники конкурса «Учитель года России» разных лет. </text:p>
            <text:p>Таким образом, в День учителя песня объединила педагогов из самых разных уголков страны, превратившись во Всероссийскую акцию, о которой написали в Министерстве Просвещения на страницах в социальных сетях.</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7" calcext:value-type="float">
            <text:p>7</text:p>
          </table:table-cell>
          <table:table-cell office:value-type="string" calcext:value-type="string">
            <text:p>🎓Сегодня проходит Всероссийская научно-практическая конференция, посвященная памяти основателя и первого заведующего кафедрой политической психологии в России профессора А.И. Юрьева: «Прошлое, настоящее и будущее Российской политической психологии».</text:p>
            <text:p/>
            <text:p>💻Ссылка на трансляциюhttpswww.youtube.com/watch?v=tP015mbh6</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60" calcext:value-type="float">
            <text:p>60</text:p>
          </table:table-cell>
          <table:table-cell office:value-type="string" calcext:value-type="string">
            <text:p>В Ломоносовском институте (филиал ЛГУ им. А.С.Пушкина) началась череда ПОСВЯЩЕНИЙ первокурсников В СТУДЕНТЫ!🎤🎈🎈🎈🎈</text:p>
            <text:p/>
            <text:p>Первыми прошли "серьезный" обряд студенты ФАКУЛЬТЕТА ПСИХОЛОГИИ!🎊🎉</text:p>
            <text:p/>
            <text:p>Студентов пригласили в СКАЗОЧНУЮ СТРАНУ под названием ГОРБУНЛЯНДИЯ! Жители этого государства ходят в сказочных костюмах, танцуют, поют и распространяют флюиды хорошего настроения! </text:p>
            <text:p>😍Главным сюрпризом для первокурсников стали ВЫСТУПЛЕНИЯ ПРЕПОДАВАТЕЛЕЙ И СОТРУДНИКОВ ДЕКАНАТА! 💥</text:p>
            <text:p>Зажигательное мини-шоу никого не оставило равнодушным.</text:p>
            <text:p>В конце посвящения преподаватели благословили первокурсников святой студенческой водой и отправили в студенческую жизнь! 😀 </text:p>
            <text:p>⚡P.S: Фото с посвящения можно посмотреть в альбомах группы.🔥</text:p>
            <text:p>https://vk.com/happyipip?w=wall-101462739_3607&amp;z=album-101462739_281418119</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8" calcext:value-type="float">
            <text:p>8</text:p>
          </table:table-cell>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3" calcext:value-type="float">
            <text:p>13</text:p>
          </table:table-cell>
          <table:table-cell office:value-type="string" calcext:value-type="string">
            <text:p>Профессионалы радиоэфира встретились со студентами филологического факультета</text:p>
            <text:p/>
            <text:p>На филологическом факультете состоялись сразу два мастер-класса, организованные для студентов 2 курса, направление "Журналистика" преподавателем Татьяной Ставской. </text:p>
            <text:p>Первым спикером стала Дарья Богачёва - радиоведущая «Юмор FM» (Санкт-Петербург), обладатель «радийного Оскара» - золотого микрофона, который получила на премии «Радиомания-2019» за передачу «Возможно, всюду Хармс». Дарья подключилась к студентам прямо из радиостудии и, не покидая ZOOM, выходила в прямой эфир к своим слушателям #ЮморФМ#Деньрадио</text:p>
            <text:p>Второе занятие провёл Дмитрий Гаврилов - корреспондент агентства «Интерфакс» (Санкт-Петербург), экс-радиоведущий станций «Эхо Москвы» и «Бизнес FM». Он раскрыл секреты оперативного и эксклюзивного поиска информации, посоветовал ребятам "прокачивать" себя в разных сферах и пожелал не терять жгучего интереса к своей профессии.</text:p>
            <text:p>Спикеры рассказали о своём опыте работы и ответили на вопросы преподавателя и студентов.</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1" calcext:value-type="float">
            <text:p>21</text:p>
          </table:table-cell>
          <table:table-cell office:value-type="string" calcext:value-type="string">
            <text:p>Студенты направления «Биотехнология» вернулись с БиоТурнира</text:p>
            <text:p/>
            <text:p>В г. Пущино состоялся VIII Открытый студенческий БиоТурнир, в котором приняла участие команда из ЛГУ «Смышлёные клетки».</text:p>
            <text:p>Биотурнир – площадка для популяризации науки, место решения нетривиальных биологических задач. В нём в поисках истины выступают участники, объединённые в команды. Каждую задачу разбирают поэтапно – сначала одна из команд предлагает своё решение. Вторая – оппонент – критикует предложенные варианты, выдвигая свои аргументы. Есть и третья группа участников – рецензенты. Они оценивают ход и результаты научного спора двух предыдущих команд. Заключительный вердикт выносят эксперты, среди которых научные сотрудники и представители производственных компаний.</text:p>
            <text:p>Задания БиоТурнира формируются задолго до его начала экспертами в разных областях. Отборочные туры этого года стартовали в марте. Решение задач проходило заочно. В числе конкурсантов - участники из Москвы, Новосибирска, Казани, Челябинска, Санкт-Петербурга, Томска и других городов. Команды, набравшие по результатам первой или второй волны более 10 баллов, были приглашены в очный этап БиоТурнира 2021 в Пущино.</text:p>
            <text:p>На церемонии награждения Генеральный спонсор БиоТурнира компания «Р-Фарм» пригласила наших студентов Алину Фомину и Дмитрия Гречко на стажировку в свою компанию.</text:p>
            <text:p>«Р-Фарм» – лидер фармацевтического рынка России и многолетний спонсор БиоТурнира, сотрудники «Р-Фарм» каждый год выступают экспертами боев и создателями интереснейших научных задач!</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5" calcext:value-type="float">
            <text:p>5</text:p>
          </table:table-cell>
          <table:table-cell office:value-type="string" calcext:value-type="string">
            <text:p>💻Получи новую цифровую профессию</text:p>
            <text:p/>
            <text:p>В России есть программа обучения цифровым профессиям с господдержкой. Недавно открылся каталог программ для записи в 2021 году: вы можете выбрать подходящий курс от лидеров рынка и сэкономить половину стоимости дополнительного образования — эту сумму за вас заплатит бюджет. Она может составить 20 000 Р, 40 000 Р и даже больше.</text:p>
            <text:p/>
            <text:p>Программа уже работает, а список профессий постоянно расширяется.</text:p>
            <text:p/>
            <text:p>Вся информация на сайте проекта https://цифровыепрофессии.рф</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20" calcext:value-type="float">
            <text:p>20</text:p>
          </table:table-cell>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4" calcext:value-type="float">
            <text:p>4</text:p>
          </table:table-cell>
          <table:table-cell office:value-type="string" calcext:value-type="string">
            <text:p>👍🏻Успехи наших киберспортсменов </text:p>
            <text:p/>
            <text:p>Арина Решетникова, руководитель киберспортивного клуба ЛГУ "Импульс", первый киберсудья Ленобласти и Петербурга сейчас являетсч судьей Открытого Кубка России. </text:p>
            <text:p> Федерация компьютерного спорта России совместно с Госкорпорацией «Росатом» в настоящее время проводит Открытый Кубок ФКС России по компьютерному спорту 2021. </text:p>
            <text:p>В рамках Открытого Кубка пройдут соревнования по Dota 2 и Clash Royale (для участников от 14 лет и старше), а также специальный турнир по Counter Strike: Global Offensive (для участников от 18 лет и старше). Призовой фонд турнира, за который борятся киберспортмены, составляет 3,5 млн рублей.</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61" calcext:value-type="float">
            <text:p>61</text:p>
          </table:table-cell>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68" calcext:value-type="float">
            <text:p>68</text:p>
          </table:table-cell>
          <table:table-cell office:value-type="string" calcext:value-type="string">
            <text:p>👩‍🏫Почему наши студенты хотят стать УЧИТЕЛЕМ?🍁</text:p>
            <text:p/>
            <text:p>Учитель вводит детей в мир наук, помогает в нем разбираться и ориентироваться; обучает, воспитывает, помогает стать грамотным, гармоничным, гуманным человеком. Он вкладывает в своих учеников душу, отдает свою мудрость, дарит тепло. Это не простая задача, с которой может справиться настоящий профессионал и преданный своему делу человек. Учитель продолжается в своих учениках, а они, в свою очередь, помнят и уважают его.</text:p>
            <text:p/>
            <text:p>👩‍🎓Васильева Эвелина, студентка 1 курса магистратуры</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4" calcext:value-type="float">
            <text:p>14</text:p>
          </table:table-cell>
          <table:table-cell office:value-type="string" calcext:value-type="string">
            <text:p>Магистратура для бакалавров юридического факультета</text:p>
            <text:p/>
            <text:p>4 октября в конференц-зале Университета юридический факультет для обучающихся выпускного курса провел презентацию магистерских программ по направлению Юриспруденция.</text:p>
            <text:p/>
            <text:p>Заведующими кафедр были представлены программы «Теория и история государства и права», «Уголовное право и уголовный процесс», «Гражданское и предпринимательское право в условиях рыночной экономики», «Юридическая деятельность в органах государственной и муниципальной власти».</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29" calcext:value-type="float">
            <text:p>29</text:p>
          </table:table-cell>
          <table:table-cell office:value-type="string" calcext:value-type="string">
            <text:p>👩‍🏫 Что если порассуждать на тему: «Почему я выбрала профессию учителя» 🍁</text:p>
            <text:p/>
            <text:p>К профессии учителя меня привела мечта детства. Мне нравится филология, и я хочу передавать свои знания детям, прививать им любовь к языку и литературе, а также помогать им стать личностями. Ведь учитель не только учит своему предмету, но и помогает преодолевать жизненные трудности, развивает личностные качества ученика. </text:p>
            <text:p/>
            <text:p>👩‍💼Вострикова Дарья, филологический факультет, 5 курс</text:p>
          </table:table-cell>
          <table:table-cell office:value-type="string" calcext:value-type="string">
            <text:p>[]</text:p>
          </table:table-cell>
        </table:table-row>
        <table:table-row table:style-name="ro1">
          <table:table-cell table:number-columns-repeated="3"/>
        </table:table-row>
        <table:table-row table:style-name="ro12">
          <table:table-cell office:value-type="float" office:value="25" calcext:value-type="float">
            <text:p>25</text:p>
          </table:table-cell>
          <table:table-cell office:value-type="string" calcext:value-type="string">
            <text:p>🇷🇺🇨🇳Дружба народов в практике</text:p>
            <text:p/>
            <text:p>На факультете иностранных языков стартовал второй сезон Российско-китайского переводческого проекта.</text:p>
            <text:p>Студенты 3 курса, изучающие китайский язык, будут работать со своими сверстниками из Чанчуньского политехнического университета (长春理工大学 г. Чанчунь, КНР), изучающими русский язык, над переводом мультсериала «Просто о главном. Про Миру и Гошу».</text:p>
            <text:p>В прошлом году проект имел большой успех. Тогда студенты вместе переводили на русский язык китайский мультсериал «Туту Большие Уши». Результаты этой работы можно увидеть в альбоме группы -https://vk.com/videos-86239752?section=album_2. Ребята не только создали культурологически и лингвистически выверенный перевод, но и научились делать профессиональные субтитры. Благодаря деятельности в проекте, студенты двух стран подружились, а некоторым из российских участников удалось пройти конкурс для прохождения производственной практики в переводческой компании «РуФилмс».</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11" calcext:value-type="float">
            <text:p>111</text:p>
          </table:table-cell>
          <table:table-cell office:value-type="string" calcext:value-type="string">
            <text:p>👨‍🏫Почему наши студенты хотят стать УЧИТЕЛЕМ?🍁</text:p>
            <text:p/>
            <text:p>Я - учитель физической культуры! В детстве я имел большой вес и был неуклюжим, на уроках физической культуры не блистал результатами. Едва-едва выполнял упражнения на «троечку», но у меня была мечта стать физически выносливым, стройным и спортивным. В 6 классе я пришёл заниматься в спортивную школу вольной борьбой. В секции меня все поддерживали: я скинул вес, занялся общефизическими упражнениями. В 10 классе я пришёл к мысли, что могу так же помогать другим детям, и целенаправленно шёл к тому, чтобы стать учителем физической культуры. И вот я - «без пяти минут» учитель физической культуры, и готов помогать всем совершенствовать свои физические качества и умение вести здоровый образ жизни. Я уверен, что именно мой опыт и достигнутый результат позволят мне стать хорошим учителем и помочь многим ребятам исправить свое отношение к физической культуре и здоровому образу жизни. </text:p>
            <text:p> </text:p>
            <text:p>⛹‍♂Капустин Дмитрий, Факультет физической культуры, направление Педагогическое образование, 4 курс</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4" calcext:value-type="float">
            <text:p>14</text:p>
          </table:table-cell>
          <table:table-cell office:value-type="string" calcext:value-type="string">
            <text:p>Актуальные вопросы психологии обсудили в ЛГУ</text:p>
            <text:p/>
            <text:p>Специалисты кафедры психологии развития и образования ЛГУ им.А.С.Пушкина провели на базе университета IV Всероссийскую научно-практическую конференцию «Актуальные вопросы психологии развития и формирования личности: методология, теория и практика». </text:p>
            <text:p>Пленарное заседание было посвящено теме «Личность в цифровой среде». С докладами выступили эксперты ЛГУ, представители Комитета по молодёжной политике Ленинградской области, Центра системных инициатив в сфере межкультурного и международного взаимодействия, КФГУП НИИ ПММ.</text:p>
            <text:p>Обсуждались вопросы трансформации отдельных характеристик личности в условиях цифрового пространства, цифрового контента как оружия социального инжиниринга, роли и возможностей молодёжи в условиях цифровой среды, использования компьютера и смартфона как инструментов онлайн-поиска учебной информации, способов повышения верифицирующих возможностей психометрического инструментария современными программно-техническими средствами.</text:p>
            <text:p>В работе круглого стола на тему «Психологическое благополучие педагогов: проблемы психодиагностики и оказания психологической помощи» приняли участие педагоги-психологи образовательных учреждений Санкт-Петербурга и Ленинградской области, победители и лауреаты регионального и всероссийского этапов конкурса профессионального мастерства «Педагог-психолог».</text:p>
            <text:p>Мастер-классы для обучающихся факультета психологии ЛГУ им. А.С. Пушкина провели педагоги-психологи образовательных учреждений Ленинградской области.</text:p>
            <text:p>На конференции присутствовало большое количество выпускников факультета психологии ЛГУ им. А.С. Пушкина, работающих в сфере образования.</text:p>
            <text:p>Мероприятия, проведённые в рамках конференции, позволили обсудить актуальные вопросы психологии развития и формирования личности, а также познакомить обучающихся с разными психологическими техниками. По материалам конференции будет подготовлен электронный сборник статей.</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6" calcext:value-type="float">
            <text:p>16</text:p>
          </table:table-cell>
          <table:table-cell office:value-type="string" calcext:value-type="string">
            <text:p>👩‍🏫 Что если порассуждать на тему: «Почему я выбрала профессию учителя»?🍁</text:p>
            <text:p/>
            <text:p>К предмету «Изобразительное искусство» ученики и их родители часто относятся не серьезно. Хотя предмет ИЗО преподаётся с детского садика и до 9 класса. И это не случайно. ИЗО развивает эстетический вкус, воспитывает, через искусство дети понимают, что такое хорошо, что такое плохо. Искусство развивает многие аспекты личности, помогая человеку стать добрым и ответственным, с развитым чувством прекрасного. </text:p>
            <text:p>Я - коренная жительница Петербурга, и посещение музеев, театров для меня было естественно с самого детства. Когда я видела картины великих художников, я мечтала однажды тоже прикоснуться к краскам и холстам… Мама отвела меня в художественную школу, и с той поры искусство стало смыслом моей жизни. Я сама рисую, учу рисовать других. Рисование - потрясающий, положительный энергетический обмен между людьми, эмоциональная разгрузка. «Рисовать - это как мечтать, только на бумаге». </text:p>
            <text:p> </text:p>
            <text:p>👩‍🎨Микляева Елизавета, студентка 4 курса, направление Педагогическое образование, профиль Изобразительное искусство</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1" calcext:value-type="float">
            <text:p>11</text:p>
          </table:table-cell>
          <table:table-cell office:value-type="string" calcext:value-type="string">
            <text:p>🔎Студентка ЛГУ изучает Арктику</text:p>
            <text:p/>
            <text:p>София Орлова, студентка 2 курса факультета ЕГиТ, направление подготовки «Экология и природопользование», профиль «Прикладная экология» приняла участие в работе Всероссийской школы молодых учёных, которая проходила на базе Северного (Арктического) федерального университета имени М.В. Ломоносова (САФУ) в г. Архангельске.</text:p>
            <text:p>Всероссийская школа молодых учёных «Системный анализ динамики природных процессов в российской Арктике» (20-21 сентября 2021 г.) была посвящена актуальным вопросам комплексного изучения и освоения Севера.</text:p>
            <text:p>Арктическая зона на сегодняшний момент является наименее исследованным регионом России с точки зрения оценки влияния различных природных процессов на деятельность по его освоению и развитию.</text:p>
            <text:p>В рамках научной программы слушателям были представлены лекции ведущих российских ученых и специалистов в области сейсмологии, геомагнетизма и аэрономии, геофизики, климатологии, гидрологии и океанологии, дистанционного зондирования, геоинформатики, системного анализа, экологии и других смежных дисциплин.</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64" calcext:value-type="float">
            <text:p>64</text:p>
          </table:table-cell>
          <table:table-cell office:value-type="string" calcext:value-type="string">
            <text:p>💐День Учителя – прекрасный праздник! Благодарим всех учителей за их неоценимый вклад в развитие человека🥳</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57" calcext:value-type="float">
            <text:p>57</text:p>
          </table:table-cell>
          <table:table-cell office:value-type="string" calcext:value-type="string">
            <text:p>🍁Экологическая акция студентов ЛГУ в Копорье</text:p>
            <text:p/>
            <text:p>Студенты-волонтеры ЛГУ им. А.С.Пушкина при поддержке администрации Ломоносовского района в селе Копорье высадили лесополосу - 1000 саженцев дубов, предоставленных питомником ЛОГКУ «Ленобллес».В рамках культурной программы студенты посетили древнейшую на северо-западе Копорскую крепость.</text:p>
            <text:p>В ходе экологической акции создано зелёное насаждение вдоль дороги из села, которое будет расти не одну сотню лет. Ведь дуб - одно из самых долговечных деревьев. Например, возраст памятника живой природы Дуб Черешчатый во Всеволожском районе насчитывает 188 лет.</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51" calcext:value-type="float">
            <text:p>51</text:p>
          </table:table-cell>
          <table:table-cell office:value-type="string" calcext:value-type="string">
            <text:p>👨‍🏫ЛГУ открыл психолого-педагогический класс в Выборге</text:p>
            <text:p/>
            <text:p>ЛГУ им.А.С.Пушкина и Комитет образования Выборгского района заключили договор о сотрудничестве - теперь будущих педагогов для Выборгского района будут готовить прямо со школьной скамьи. </text:p>
            <text:p/>
            <text:p>В Выборгском районе началась реализация проекта «Психолого-педагогический класс». Класс гуманитарного профиля психолого-педагогической направленности открылся в СОШ №7 совместно с филиалом нашего вуза в Выборге. В учебном плане класса появились такие учебные курсы как «Основы психологии», «Основы педагогики» и «Педагогическая практика». На первом занятии учебного курса участники охарактеризовали современного ученика, а затем разработали идеальную модель школы, педагога и руководителя.</text:p>
            <text:p>Цель проекта — формирование у обучающихся представления о педагогической профессии, отношения к учителю как профессионалу, ориентирование учащихся в системе ценностей, которые отражают специфику педагогической деятельности, развитие профессиональных интересов, профессиональное самоопределение, соотнесение собственных возможностей, особенностей с представлениями о профессии. </text:p>
            <text:p>Проект инициирован Министерством просвещения Российской Федерации, запущен во всех регионах страны, в том числе в муниципальных образованиях Ленинградской области.</text:p>
            <text:p/>
            <text:p>СМИ о нас: https://gazetavyborg.ru/news/mestnoe-vremya/vyborgskie-starsheklassniki-izuchayut-pedagogiku-i/</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04" calcext:value-type="float">
            <text:p>104</text:p>
          </table:table-cell>
          <table:table-cell office:value-type="string" calcext:value-type="string">
            <text:p>Эксперт ЛГУ им. А.С. Пушкина на Международном демографическом форуме в г. Воронеже</text:p>
            <text:p/>
            <text:p>Доцент кафедры социально-культурного сервиса и туризма факультета естествознания, географии и туризма ЛГУ имени А.С. Пушкина Денис Олифир принимает участие в Международном демографическом форуме «Глобальные проблемы и вызовы», который проходит в Воронежском государственном лесотехническом университете им. Г.Ф. Морозова. </text:p>
            <text:p/>
            <text:p>Цель Форума – обобщение и актуализация проблем демографического развития Российской Федерации в контексте социально-экономического, экологического, научно-образовательного, инвестиционно-инновационного развития в глобализирующемся мире; обсуждение национального проекта «Демография» и Послания Президента РФ В.В. Путина Федеральному Собранию; поиск путей решения проблем демографического, социального, этнокультурного развития регионов для улучшения качества и уровня жизни населения. В рамках Форума были организованы дискуссии и экспертные сессии с ведущими учёными, открытые лекции с отечественными и мировыми специалистами. </text:p>
            <text:p/>
            <text:p>Денис Олифир представил доклад на тему «Пространственная организация населения Санкт-Петербургской городской агломерации», в котором основное внимание уделил трансформационным социально-демографическим и градостроительным процессам, активно происходящим в настоящее время в пригородной зоне Санкт-Петербургской агломерации – в районе административных границ двух субъектов федерации – г. Санкт-Петербурга и Ленинградской области. Доклад вызвал большой интерес со стороны научного сообщества и по итогам выступления эксперты отметили высокую степень актуальности и практической значимости рассматриваемой тематики.</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6" calcext:value-type="float">
            <text:p>16</text:p>
          </table:table-cell>
          <table:table-cell office:value-type="string" calcext:value-type="string">
            <text:p>👨‍🎓Профориентационные мероприятия в ЛГУ</text:p>
            <text:p/>
            <text:p>В сентябре в ЛГУ им. А.С Пушкина прошла серия профориентационных мероприятий «День муниципалитета. Профильный класс ЛГУ им. А.С. Пушкина».</text:p>
            <text:p/>
            <text:p>В мероприятиях приняли участие школьникии представители администрации средней школы №414 Красносельского района г. Санкт-Петербурга, школы №500 и лицея №408 г. Пушкина, средней школы N°8 г. Волхова, Сиверской гимназии и Гатчинской гимназии им. К.Д.Ушинского (г. Гатчина). Участникам рассказали о специфике факультетов университета, о преимуществах обучения в ЛГУ им. А.С. Пушкина и об условиях поступления в следующем году,об организации обучения в профильных классах вуза и о конкурсах на базе университета, которые дают возможность улучшить шансы при поступлении, а также о студенческой и общественной жизни в целом. На встрече выступили декан филологического факультета Светлана Петрова, представители Центра образовательных технологий ЛГУ им. А.С.Пушкина Элина Дорофеева и Анастасия Аношина, а также Михаил Михалев, студент 3 курса филологического факультета, направление бакалавриата"Педагогическое образование (с двумя профилями подготовки)" профиль "Русский язык и литература". </text:p>
            <text:p>Мероприятия прошли как в режиме очных встреч, так и онлайн формате. Итогом серии мероприятий «День муниципалитета. Профильный класс ЛГУ им. А.С. Пушкина» стало анонсирование открытия двух новых профильных классов ЛГУ им. А.С. Пушкина и старт дополнительной образовательной программы «Университетский класс ЛГУ им. А.С. Пушкина онлайн», насчитывающей свыше 150 участников.</text:p>
            <text:p>Встречи прошли в рамках образовательного проекта «Совершенствование системы профессионального роста и непрерывного образования в муниципальных районах Ленинградской области» при реализации профориентационно-образовательной парадигмы «школа-вуз-кадровый потенциал».</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50" calcext:value-type="float">
            <text:p>50</text:p>
          </table:table-cell>
          <table:table-cell office:value-type="string" calcext:value-type="string">
            <text:p>Подари тепло своей душ</text:p>
            <text:p/>
            <text:p>В рамках проведения Международного Дня пожилого человека обучающиеся факультета естествознания, географии и туризма организовали благотворительную акцию «Подари тепло своей души». Студенты направления подготовки «Педагогическое образование» посетили Дом ветеранов войны и труда в городе Павловске, где поздравили ветеранов с праздником и вручили им цветы.</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00" calcext:value-type="float">
            <text:p>100</text:p>
          </table:table-cell>
          <table:table-cell office:value-type="string" calcext:value-type="string">
            <text:p>ЛГУ и Гатчинский район открыли психолого-педагогический класс</text:p>
            <text:p/>
            <text:p>ЛГУ им.А.С.Пушкина и Комитет образования Гатчинского района заключили договор о сотрудничестве - теперь будущих педагогов для Гатчинского района будут готовить прямо со школьной скамьи. </text:p>
            <text:p>В Гатчинском районе в новом учебном году началась реализации проекта «Психолого-педагогический класс». Цель проекта — формирование у обучающихся представления о педагогической профессии, отношения к учителю как профессионалу, ориентирование учащихся в системе ценностей, которые отражают специфику педагогической деятельности, развитие профессиональных интересов, профессиональное самоопределение, соотнесение собственных возможностей, особенностей с представлениями о профессии. Роль "первопроходца" взяла на себя Сиверская гимназия Гатчинского района области. Именно в ней открылся 10 класс гуманитарного профиля психолого-педагогической направленности. В учебном плане класса появились такие учебные курсы как «Основы психологии», «Основы педагогики» и «Педагогическая практика».</text:p>
            <text:p>Проект инициирован Министерством просвещения Российской Федерации, запущен во всех регионах страны, в том числе в муниципальных образованиях Ленинградской области.</text:p>
          </table:table-cell>
          <table:table-cell office:value-type="string" calcext:value-type="string">
            <text:p>[]</text:p>
          </table:table-cell>
        </table:table-row>
        <table:table-row table:style-name="ro1">
          <table:table-cell table:number-columns-repeated="3"/>
        </table:table-row>
        <table:table-row table:style-name="ro13">
          <table:table-cell office:value-type="float" office:value="9" calcext:value-type="float">
            <text:p>9</text:p>
          </table:table-cell>
          <table:table-cell office:value-type="string" calcext:value-type="string">
            <text:p>Волонтерскую программу по сохранению культурного наследия обсудили в ЛГУ</text:p>
            <text:p/>
            <text:p>Всероссийское общество охраны памятников истории и культуры при организационной поддержке Центра образовательных технологий ЛГУ им. А.С. Пушкина провело онлайн конференцию «Волонтеры наследия 2021». </text:p>
            <text:p>Спикеры мероприятия - Татьяна Черняева и Мария Высокопояс - рассказали студентам ЛГУ о возможностях и перспективах взаимодействия с общественным движением «Волонтеры культуры», о том, как можно внести свой вклад в сохранение культурного наследия, при этом вести активную культурную и общественную жизнь, путешествуя и посещая интереснейшие мероприятия города и области. </text:p>
            <text:p>Конференция стала продолжением сотрудничества ЛГУ им. А.С. Пушкина с Ленинградским областным отделением «Всероссийского общества охраны памятников истории и культуры» и прошла при поддержке Комитета по сохранению культурного наследия Ленинградской области. Теоретическое обучение волонтеров также проходит в стенах ЛГУ им. А.С. Пушкина и является обязательной частью освоения программы подготовки специализированных кадров.</text:p>
            <text:p/>
            <text:p>Контакты для связи:</text:p>
            <text:p>Группа в Вк:​ https://vk.com/loovoopik</text:p>
            <text:p>Ссылка на запись на Школу волонтеров наследия:​ https://dobro.ru/event/10080035</text:p>
            <text:p>Следующий поток стартует 16.10.2021 г. c 10:30 до 14:00 в ЛГУ, аудитория 123. С собой: маска и паспорт.</text:p>
            <text:p>ШВН=1 день теория в ЛГУ+ 1 день практика в реставрационных мастерских "Наследие" (метро пл. Александра Невского).</text:p>
            <text:p/>
            <text:p>Контакты координаторов:</text:p>
            <text:p>Мария Высокопояс​ +7 (965) 030-33-60</text:p>
            <text:p>Татьяна Черняева​ +7(921)945-88-31</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6" calcext:value-type="float">
            <text:p>16</text:p>
          </table:table-cell>
          <table:table-cell office:value-type="string" calcext:value-type="string">
            <text:p>👨‍🎓Проректор ЛГУ о поступлении в вузы в 2021 году</text:p>
            <text:p/>
            <text:p>Проректор по учебно-методической работе ЛГУ им.А.С.Пушкина Сергей Большаков принял участие в круглом столе, организованном онлайн-изданием "Фонтанка.ру".</text:p>
            <text:p/>
            <text:p>Участники круглого стола обсудили особенности приема и зачисления, а также отметили, что тем, кто в этом году работал в приемной комиссии, пришлось также временно стать «психологами-консультантами». Пилотный проект с использованием суперсервиса «Поступление в вуз онлайн» заработал в полную силу, сроки приема документов и и сроки зачисления изменились. Однако нововведения нынешнего года этим не ограничились. Отдельные правила менялись уже перед самым началом приема. Поэтому эксперты сделали однозначный вывод о том, что этот год в плане поступления в вузы стал особенно сложным и для абитуриентов, и для работников приемных комиссий. </text:p>
            <text:p/>
            <text:p>Сергей Большаков, рассказывая о ситуации в ЛГУ им. А. С. Пушкина, подчеркнул, что за последние пять лет наблюдался ежегодный прирост числа поступающих из всех регионов, среднего балла, числа заявлений и внебюджетного набора: "В этом году в вуз подали 25 тысяч заявлений — это огромный объем работы. Кроме того, суперсервис (как проектную инициативу Минобрнауки) запускали в конце марта в экспериментальном режиме, его долго отрабатывали перед самым началом кампании — были сложности в синхронизации с информационной системой вуза, «Госуслугами». Все это осложнило работу приемной комиссии".</text:p>
            <text:p/>
            <text:p>🔎Публикация в СМИ: https://www.fontanka.ru/2021/09/30/70163192/</text:p>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10" calcext:value-type="float">
            <text:p>10</text:p>
          </table:table-cell>
          <table:table-cell office:value-type="string" calcext:value-type="string">
            <text:p>27 сентября, в преддверии Международного дня перевода 2021, ЛГУ им. А.С. Пушкина выступил соорганизатором деловой игры для студентов переводческих направлений вузов Санкт-Петербурга «Перевод объединяет профессионалов».</text:p>
            <text:p/>
            <text:p>В игре приняли участие 49 студентов из 4 вузов: ЛГУ им. Пушкина, РГПУ им. Герцена, ГУАП, БГТУ "Военмех". От нашего университета участвовали 11 студентов. </text:p>
            <text:p/>
            <text:p>Суть деловой игры состоит в том, чтобы студенты максимально погрузились в реалии переводческой отрасли. Все задания готовят и оценивают не преподаватели перевода, а представители отрасли – директора переводческих компаний, руководители отделов кадров и отделов продаж этих компаний, руководители переводческих отделов предприятий. Жюри состояло из 15 представителей компаний и 2 переводчиков-фрилансеров (STAR SPb, Literra, Janus, PROMT, «Право и слово», «КИНЕФ» и др.).</text:p>
            <text:p>Студенты, разбившись на 6 смешанных команд, прошли 9 игровых станций: Самопрезентация, Собеседование, Тотальное изложение, Терминологические задачи, Управление переводческими проектами, "Кошки" (автоматизированные системы перевода), Право и этика, Бизнес и продажи, Стандарты в переводческой отрасли.</text:p>
            <text:p>Затем они имели возможность посетить один из 5 мастер-классов: Машинный перевод и постредактирование машинного перевода, Художественный перевод, Технический перевод, Перевод в сфере нефтегаза, Легализация и юридический перевод.</text:p>
            <text:p/>
            <text:p>🏆Победителями от ЛГУ стали:</text:p>
            <text:p>• Вера Федотова и Ангелина Попова (1 место в командном зачете);</text:p>
            <text:p>• Анастасия Макницкас и Алина Цопкало (2 место в командном зачете);</text:p>
            <text:p>• В индивидуальном зачете на станции «Системы автоматизированного перевода» победителем стал Виталий Черноусов;</text:p>
            <text:p>• 2 место в конкурсе «Тотальное изложение» заняла Божена Путина.</text:p>
          </table:table-cell>
          <table:table-cell office:value-type="string" calcext:value-type="string">
            <text:p>[]</text:p>
          </table:table-cell>
        </table:table-row>
        <table:table-row table:style-name="ro1">
          <table:table-cell table:number-columns-repeated="3"/>
        </table:table-row>
        <table:table-row table:style-name="ro4">
          <table:table-cell office:value-type="float" office:value="4" calcext:value-type="float">
            <text:p>4</text:p>
          </table:table-cell>
          <table:table-cell office:value-type="string" calcext:value-type="string">
            <text:p>Имена лучших студентов в 2021 году объявили в Ленинградской области. Премия проходила как для студентов вузов, так и профессиональных образовательных организаций.</text:p>
            <text:p>🥳Поздравляем наших победителей! Удачи в следующем этапе! 🌸</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27" calcext:value-type="float">
            <text:p>27</text:p>
          </table:table-cell>
          <table:table-cell office:value-type="string" calcext:value-type="string">
            <text:p>Встречайте сентябрьский номер «Университетского обозревателя»!</text:p>
            <text:p/>
            <text:p>В этот раз мы решили поговорить о том, чем живут наши студенты помимо учебы. Открывает номер отчет о состоявшемся недавно мероприятии под названием «Пушкинлэнд». Еще одно грандиозное событие, которое ждет нас совсем скоро, — фестиваль АРТ ФЕСТ 3.0 (отборочные туры пройдут уже через неделю). Вы обожаете кино? Тогда присоединяйтесь к участникам нового киноклуба, в котором зритель всегда прав. Ну и, конечно, мы не могли обойти вниманием «общажный вопрос» или тему совмещения работы с учебой.</text:p>
            <text:p/>
            <text:p>Скачивай и читай!</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4" calcext:value-type="float">
            <text:p>14</text:p>
          </table:table-cell>
          <table:table-cell office:value-type="string" calcext:value-type="string">
            <text:p>26 сентября 2021 года в библиотеке №8 Фрунзенского района Санкт-Петербурга состоялась командная интеллектуально-развлекательная игра ЭКОКВИЗ, в которой приняли участие студенты экономического факультета и факультета естествознания, географии и туризма.</text:p>
            <text:p/>
            <text:p>Организаторами игры стали активисты 2 курса бакалавриата направления подготовки "Прикладная экология" факультета естествознания, географии и туризма.</text:p>
            <text:p>Участники игры находили ответы на самые сложные экологические задачи, узнавали интересные факты и вспоминали эколого-климатические аномалии прошедшего года.</text:p>
            <text:p>В конце мероприятия был показан ролик о циклической экономике, в котором был раскрыт принцип «здорового» обращения с вещами. </text:p>
            <text:p>Игра была организована в рамках межвузовского квеста «Экопросвещение».</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5" calcext:value-type="float">
            <text:p>5</text:p>
          </table:table-cell>
          <table:table-cell office:value-type="string" calcext:value-type="string">
            <text:p>🎯Юбилейный Всероссийский экономический диктант</text:p>
            <text:p/>
            <text:p>✅12 октября с 5:00 до 22:00 по московскому времени во всех регионах нашей страны в онлайн-формате состоится общероссийская образовательная акция «Всероссийский экономический диктант». </text:p>
            <text:p>❗Чтобы стать участником всероссийского проекта, достаточно зарегистрироваться на сайте акции: www.diktant.org</text:p>
            <text:p>В этом году акция состоится в пятый раз. Впервые диктант был проведен в 2017 году и с тех пор это мероприятие значительно увеличило географию и число участников. </text:p>
            <text:p>Задания Экономического диктанта-2021 традиционно составлены для двух возрастных категорий: учащихся 9-11 классов среднего общего и профессионального образования, а также студентов вузов и всех желающих. Вопросы этого года будут посвящены экономической истории нашей страны, основным экономическим процессам, которые сейчас наблюдаются, и тем практическим вопросам экономической жизни, с которыми сталкивается каждый из нас.</text:p>
            <text:p>✅В перечень заданий Экономического диктанта-2021 войдут вопросы, разработанные партнером ВЭО России - Российским историческим обществом, а также вопросы, отобранные методической комиссией по итогам конкурса на лучший вопрос для Экономического диктанта.</text:p>
            <text:p>🔎Всем написавшим Экономический диктант выдаётся сертификат участника акции, скачать который будет возможно в личном кабинете сразу после написания Экономического диктанта. Участники, набравшие 90 баллов и более, являются победителями акции и награждаются дипломом победителя Всероссийского экономического диктанта.</text:p>
            <text:p>📍Правильные ответы на вопросы Всероссийского экономического диктанта будут опубликованы на сайте акции 13 октября.</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27" calcext:value-type="float">
            <text:p>27</text:p>
          </table:table-cell>
          <table:table-cell office:value-type="string" calcext:value-type="string">
            <text:p>Волонтеры культуры- мы дарим возможности!</text:p>
            <text:p/>
            <text:p>Хочешь помогать другим, сохранять наследие нашей страны и посещать самые яркие культурные мероприятия? Мы покажем тебе, как это сделать! </text:p>
            <text:p/>
            <text:p>30.09 в 10.00 Всероссийское общество охраны памятников в формате онлайн-конференции расскажет об общественном движении «Волонтеры культуры» и о том, как можно вносить вклад в сохранение культурного наследия, при этом бесплатно путешествуя и получая "проходку" на самые разные культурные мероприятия (концерты, выставки, закрытые усадьбы XIX в. и многое другое).</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93" calcext:value-type="float">
            <text:p>93</text:p>
          </table:table-cell>
          <table:table-cell office:value-type="string" calcext:value-type="string">
            <text:p>На проходящем в Тюмене Чемпионате России по летнему <text:s/>биатлону выпускник 2021 года, мастер спорта Евгений Сидоров отлично выступил на спринтерской дистанции и попал в "Цветочную" церемонию. Таким образом, Евгений завоевал право представлять Россию и наш университет на Всемирной Универсиаде 2021 года, которая состоится в декабре в Швейцарии!</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24" calcext:value-type="float">
            <text:p>24</text:p>
          </table:table-cell>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5" calcext:value-type="float">
            <text:p>15</text:p>
          </table:table-cell>
          <table:table-cell office:value-type="string" calcext:value-type="string">
            <text:p>💰Эксперт ЦБ провел лекцию для студентов экономического факультета </text:p>
            <text:p> </text:p>
            <text:p>Со студентами первого и третьего курсов экономического факультета главный экономист экономического отдела Отделения по Ленинградской области Северо-Западного Банка России Олег Михалев провел лекцию на тему «Монетарная политика Банка России и таргетирование инфляции». </text:p>
            <text:p/>
            <text:p> В ходе лекции студенты познакомились с монетарной политикой, проводимой Центральным банком, с основными задачами, которые перед собой ставит банк, а также в формате диалога выяснили основные причины возникновения и способы снижения инфляции. Обсудили, почему цены на одни и те же товары различаются в разных регионах России. Научились различать Банк России и банк «Россия», т.е. Центральный банк РФ и кредитную организацию.</text:p>
            <text:p>В конце лекции молодым людям выдали справочники с краткой информацией о деятельности Центробанка и с советами для начинающих инвесторов. Лекция получилась очень насыщенной и информативной. Будущие экономисты почерпнули важные знания от профессионала в своем деле.</text:p>
          </table:table-cell>
          <table:table-cell office:value-type="string" calcext:value-type="string">
            <text:p>[]</text:p>
          </table:table-cell>
        </table:table-row>
        <table:table-row table:style-name="ro1">
          <table:table-cell table:number-columns-repeated="3"/>
        </table:table-row>
        <table:table-row table:style-name="ro15">
          <table:table-cell office:value-type="float" office:value="18" calcext:value-type="float">
            <text:p>18</text:p>
          </table:table-cell>
          <table:table-cell office:value-type="string" calcext:value-type="string">
            <text:p>🏆Городская Премия «Фонтанка.ру — Признание и Влияние»</text:p>
            <text:p/>
            <text:p>Дорогие друзья, коллеги, студенты! </text:p>
            <text:p>Нам нужна ваша поддержка, чтобы попасть в шорт-лист городской премии «Фонтанка.ру - Признание&amp;Влияние»! </text:p>
            <text:p/>
            <text:p>В шорт-лист каждой номинации попадут лишь 10 компаний и брендов с наибольшим числом упоминаний. Именно за них будут голосовать на заключительном этапе. </text:p>
            <text:p/>
            <text:p>Победители будут определены по результатам народного голосования на сайте «Фонтанка.ру». Мы просим вас выдвинуть наш вуз в номинации «Высшее учебное заведение». Выдвижение завершится 18 октября.</text:p>
            <text:p/>
            <text:p>📍Вам нужно пройти по ссылке и вписать название нашего вуза в соответствующую номинацию https://priznanie.fontanka.ru </text:p>
            <text:p/>
            <text:p>😍Нам очень важен каждый голос! Будем крайне благодарны, если вы поделитесь этой информацией с друзьями.</text:p>
            <text:p/>
            <text:p>💥Будем лучшими ВМЕСТЕ!</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6" calcext:value-type="float">
            <text:p>6</text:p>
          </table:table-cell>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5" calcext:value-type="float">
            <text:p>5</text:p>
          </table:table-cell>
          <table:table-cell office:value-type="string" calcext:value-type="string">
            <text:p>👨‍🎓О ПРАВИЛАХ ПРОВЕДЕНИЯ ПУБЛИЧНОГО МЕРОПРИЯТИЯ РАССКАЖУТ В ПРЕЗИДЕНТСКОЙ БИБЛИОТЕКЕ </text:p>
            <text:p/>
            <text:p>📅27 сентября 2021 года в 11:00 по московскому времени в Президентской библиотеке в рамках проекта «Знание о России» состоится видеолекторий «Конституционное право граждан собираться мирно, без оружия, проводить собрания, митинги и демонстрации, шествия и пикетирование». Мероприятие станет третьим в цикле лекций «Человек, его права и свободы – высшая конституционная ценность». </text:p>
            <text:p>В мероприятии примут участие студенты Ленинградского государственного университета имени А. С. Пушкина, которые изучают конституционное право в рамках учебной дисциплины. </text:p>
            <text:p/>
            <text:p>👨‍🏫Доктор юридических наук, профессор, заведующий кафедрой государственного права Ленинградского государственного университета имени А. С. Пушкина Вадим Мамонов расскажет о статье 31 Конституции Российской Федерации, в которой говорится о праве граждан страны собираться мирно, без оружия, проводить собрания, митинги и демонстрации, шествия и пикетирование. Он обратит внимание на исторические аспекты становления в России этого права, рассмотрит формы проведения публичных мероприятий и их особенности, основываясь на практических примерах. Участники видеолектория также узнают о правилах проведения публичного мероприятия. </text:p>
            <text:p/>
            <text:p>🤳Встреча пройдёт дистанционно и будет транслироваться на портале Президентской библиотеки в разделе «Интернет-вещание» в соответствии с программой прямых трансляций мероприятий, на YouTube-канале учреждения и в социальной сети «ВКонтакте». </text:p>
            <text:p>https://www.prlib.ru/afisha/1324411</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49" calcext:value-type="float">
            <text:p>49</text:p>
          </table:table-cell>
          <table:table-cell office:value-type="string" calcext:value-type="string">
            <text:p>🌱Эксперт ЛГУ - на Сербском географическом конгрессе</text:p>
            <text:p/>
            <text:p>Доцент кафедры естествознания и географии факультета естествознания, географии и туризма ЛГУ имени А.С. Пушкина Александр Трифонов принял участие в V Сербском географическом конгрессе (г. Нови-Сад, республика Сербия). </text:p>
            <text:p/>
            <text:p>Основная тематика конгресса была посвящена вопросам инновационного подхода и перспективам прикладной географии, в рамках которых рассматривался широкий спектр географических научных направлений, в том числе и проблемы региональной географии, современной геоморфологии, гидрологии, геоэкологии и охраны окружающей среды.</text:p>
            <text:p/>
            <text:p>Александр Трифонов с соавторами (М.А.Милинчич ‒ Сербия, С.К.Мустафин ‒ Россия) представил доклад на тему «Региональные геоэкологические аспекты трансформации гидросферы трансграничных речных бассейнов Европы», в котором авторы рассмотрели основные геоэкологические аспекты трансформации водных ресурсов водосборных трансграничных речных бассейнов Европы – Черноморского (р. Дунай) и Балтийского (р. Вуокса). </text:p>
            <text:p/>
            <text:p>Особое внимание в докладе было обращено на характер динамики водных потоков и экологическое состояние подземных водоносных горизонтов Среднего Дуная (Сербия) и Вуоксы (Россия). Доклад вызвал большой интерес, по итогам выступления эксперты, собравшиеся на конгрессе, предложили авторам работы продолжить указанные исследования на международном уровне.</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39" calcext:value-type="float">
            <text:p>39</text:p>
          </table:table-cell>
          <table:table-cell office:value-type="string" calcext:value-type="string">
            <text:p>🏆Успешный кросс</text:p>
            <text:p>В Кингисеппе состоялся областной этап Всероссийского Дня бега "Кросс Наций". Сборная команда ЛГУ им.А.С.Пушкина противостояла командам муниципальных районов Ленинградской области. В итоге, студенты вуза многократно поднимались на пьедестал почета:</text:p>
            <text:p>- дистанция 4 км - 1 место - Писарева Антонина, 3 курс ФФК;</text:p>
            <text:p>- дистанция 6 км - 1 место - Кечуткина Екатерина, 1 курс юридического факультета;</text:p>
            <text:p>- дистанция 8 км - 1 место - Ильина Анна (3 курс ФФК), 2 место - Хоценок Алина (4 курс ФФК);</text:p>
            <text:p>- 4 км среди юниоров - 2 место - Наместник Анна, 1 курс ФФК</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9" calcext:value-type="float">
            <text:p>9</text:p>
          </table:table-cell>
          <table:table-cell office:value-type="string" calcext:value-type="string">
            <text:p>Уважаемые коллеги! </text:p>
            <text:p> </text:p>
            <text:p>Научно-практический журнал «Устойчивое развитие науки и образования» приглашает Вас принять участие в IX Международной научно-практической конференции «Институциональная трансформация глобальных систем и процессов: от кризиса к устойчивому развитию» (30 сентября 2021 года). </text:p>
            <text:p>К участию в конференции приглашаются преподаватели, ученые, научные </text:p>
            <text:p>сотрудники, специалисты-практики, аспиранты, магистранты и студенты. </text:p>
            <text:p>Материалы конференции будут опубликованы на elibrary.ru </text:p>
            <text:p>Материалы предыдущей конференции доступны по ссылке (https://elibrary.ru/contents.asp?id=34537076). </text:p>
            <text:p>Более подробная информация в прилагаемом информационном письме.</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01" calcext:value-type="float">
            <text:p>101</text:p>
          </table:table-cell>
          <table:table-cell office:value-type="string" calcext:value-type="string">
            <text:p>🏆Университет в финале «Лидеров России»</text:p>
            <text:p/>
            <text:p>16–18 сентября в НИТУ МИСиС состоялся финал конкурса управленцев «Лидеры России. Наука». Мероприятие проводится АНО «Россия — страна возможностей» при поддержке Министерства науки и высшего образования Российской Федерации. ЛГУ им. А.С. Пушкина представляла Ольга Кублицкая, начальник управления научной политики.</text:p>
            <text:p/>
            <text:p>Программой конкурса были запланированы оценочные мероприятия и обширная программа развития, в рамках которой с финалистами встретились министр науки и высшего образования Российской Федерации Валерий Николаевич Фальков и помощник Президента Российской Федерации Андрей Александрович Фурсенко, а также наставники проекта и победители конкурса 2020 года.</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6" calcext:value-type="float">
            <text:p>6</text:p>
          </table:table-cell>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25" calcext:value-type="float">
            <text:p>25</text:p>
          </table:table-cell>
          <table:table-cell office:value-type="string" calcext:value-type="string">
            <text:p>Студентка факультета естествознания, географии и туризма -участница Тавриды</text:p>
            <text:p/>
            <text:p>Дарья Афонькина, студентка 4 курса (направление подготовки «Туризм») факультета естествознания, географии и туризма (ЕГиТ) прошла отбор на форум президентской платформы «Россия - страна возможностей» в рамках фестиваля «Таврида.Арт» и стала его участником.</text:p>
            <text:p>Мероприятие проходило в Крыму и объединило в огромном Арт-кластере творческую, активную молодёжь со всей страны. Ребята на протяжении пяти дней обменивались опытом, идеями, создавали коллаборации для решения проектных задач, посещали образовательные и культурные мероприятия.</text:p>
            <text:p>Дарья, как полуфиналист всероссийского конкурса «Мастера Гостеприимства», в составе делегации приняла участие во встрече-диалоге с заместителем генерального директора платформы «Россия - страна возможностей» Алексеем Агафоновым, на которой обсуждалось дальнейшее развитие конкурса для представителей индустрии Гостеприимства. </text:p>
            <text:p>Также Дарья стала одной из тех, кто участвовал в блинном завтраке, угощал всех гостей русским лакомством, поил квасом и водил хороводы. Тем самым «Мастера Гостеприимства» презентовали другим участником свой конкурс и показали, как нужно встречать гостей в своих регионах.</text:p>
            <text:p>Дарья посетила цирковое шоу, балет, мастер-классы по кастому вещей и концертную программу, которая включала в себя выступления таких известных исполнителей, как Город 312, Димы Билана, Дианы Арбениной и Ночных Снайперов, NЮ и многих других.</text:p>
            <text:p/>
            <text:p>Фестиваль «Таврида.Арт» является отличной платформой для взаимодействия молодёжи и обмена опытом, там рождаются новые артисты, проекты и сообщества.</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21" calcext:value-type="float">
            <text:p>21</text:p>
          </table:table-cell>
          <table:table-cell office:value-type="string" calcext:value-type="string">
            <text:p>Студентка ЛГУ - председатель регионального отделения "Ассоциации студентов и студенческих объединений России в Ленинградской области"</text:p>
            <text:p> </text:p>
            <text:p>Вера Богданова, студентка 2 курса филологического факультета, направление "Журналистика", приняла участие в XVI слёте молодежного актива в пос. Лосево Ленинградской области в качестве председателя регионального отделения "Ассоциации студентов и студенческих объединений России в Ленинградской области". Организатором мероприятия является Законодательное собрание ЛО. </text:p>
            <text:p> </text:p>
            <text:p>Активная молодёжь из муниципальных районов и городского округа Ленинградской области собралась вместе, чтобы проявить себя в творчестве и в спорте, а также обсудить насущные вопросы совместной работы по улучшению жизни в регионе. Команда #РСМЛО завоевала победу в трёх номинациях и стала лучшей в конкурсах слёта: эмблемы, визитки и интеллектуальной викторине, посвященной году чистой воды в Ленинградской области. </text:p>
            <text:p> </text:p>
            <text:p>13-14 сентября команда #РСМЛО также провела окружной методический семинар проекта «Сила России в многообразии» для представителей СЗФО, кроме того, была организована серия практических мероприятий в муниципальных районах. </text:p>
            <text:p>По итогам семинара Вера Богданова получила сертификат.</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9" calcext:value-type="float">
            <text:p>19</text:p>
          </table:table-cell>
          <table:table-cell office:value-type="string" calcext:value-type="string">
            <text:p>VI Международная просветительская акция пройдёт с 3 по 7 ноября в онлайн-формате.</text:p>
            <text:p/>
            <text:p>Для участия в диктанте нужно будет зайти на официальный сайт www.miretno.ru и выбрать вкладку «Пройти Диктант».</text:p>
            <text:p/>
            <text:p>Результаты акции подведут ко Дню Конституции Российской Федерации 12 декабря 2021 года.</text:p>
            <text:p/>
            <text:p>В этом году в перечне вопросов диктанта сохраняется региональная часть, являющаяся уникальной для каждого субъекта Российской Федерации.</text:p>
            <text:p/>
            <text:p>Акция проводится в рамках реализации государственной программы Российской Федерации «Реализация государственной национальной политики» Федеральным агентством по делам национальностей.</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1" calcext:value-type="float">
            <text:p>11</text:p>
          </table:table-cell>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7" calcext:value-type="float">
            <text:p>17</text:p>
          </table:table-cell>
          <table:table-cell office:value-type="string" calcext:value-type="string">
            <text:p>Филологи ЛГУ на международном форуме «Baltic Weekend»</text:p>
            <text:p/>
            <text:p>Студентка 2 курса филологического факультета (направление "Реклама и связи с общественностью") Данилика Сабекия и студентка 1 курса филологического факультета (направление "Реклама и связи с общественностью") Варвара Лысенкова приняли активное участие в XXI Международном форуме по коммуникациям «Baltic Weekend», который прошел 9-10 сентября в Санкт-Петербурге.</text:p>
            <text:p/>
            <text:p>Варваре Лысенковой удалось пройти конкурсный отбор и быть принятой в этом году в ряды волонтёров форума, познакомиться с закулисьем реальной ивент-кухни и усердно поработать в режиме ASAP. Данилика Сабекия стала победителем Baltic Weekend Student и получила приглашение на «взрослую» часть форума. А на подведении итогов форума ей представилась возможность поделиться своими впечатлениями и размышлениями о будущем коммуникации с участниками Baltic Weekend со сцены!</text:p>
            <text:p> За два дня наши студентки успели приобщиться к опыту экспертов в сфере рекламы и связей с общественностью, завести профессиональные и дружеские связи, смогли окунуться в особенную атмосферу деловых коммуникаций: бизнес, трансформация коммуникаций, устойчивое развитие, digital, внутренние и внешние коммуникации и много других актуальных тем. В этом году форум собрал более 500 экспертов из разных стран мира</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14" calcext:value-type="float">
            <text:p>14</text:p>
          </table:table-cell>
          <table:table-cell office:value-type="string" calcext:value-type="string">
            <text:p>⚡До 1 октября студенты смогут оформить льготный билет без студенческого</text:p>
            <text:p/>
            <text:p>Комитет Ленинградской области по транспорту и АО «СЗППК» договорились, как студентам удобнее приобретать льготные проездные билеты на пригородные электрички, следующие из Ленинградской области в Санкт-Петербург. До 1 октября, пока не всем выданы студенческие билеты, это можно будет сделать по справке учащегося. </text:p>
            <text:p/>
            <text:p>До 1 октября 2021 года в пригородных кассах Ленинградской области обеспечена возможность воспользоваться скидкой 50% при покупке проездного билета по справке учащегося с предъявлением документа, удостоверяющего личность (паспорт или свидетельство о рождении).</text:p>
            <text:p/>
            <text:p>Напомним, студенты, имеющие БСК, могут оформить разовые проездные билеты в мобильном приложении «РЖД Пассажирам» при условии нахождения станции на территории Ленинградской области.</text:p>
            <text:p>Источник: https://lenobl.ru/ru/dlya-smi/news/40192/</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6" calcext:value-type="float">
            <text:p>16</text:p>
          </table:table-cell>
          <table:table-cell office:value-type="string" calcext:value-type="string">
            <text:p>Студенты ЛГУ им. А.С. Пушкина - на образовательной выставке</text:p>
            <text:p/>
            <text:p>Студенты филологического и юридического факультетов приняли участие в первом дне работы образовательной выставки «Навигатор поступления», прошедшей в Петербурге. </text:p>
            <text:p> </text:p>
            <text:p>Участники, представляющие ЛГУ им.А.С.Пушкина, выступили под руководством заведующей отделом информационного продвижения и выставочной деятельности Марины Кожевниковой. Михаил Михалёв, студент филологического факультета (направление "Педагогическое образование (с двумя профилями подготовки)", профиль "Русский язык и литература"), поделился своими впечатлениями о выставке: "Сначала немного волновался из-за огромного количества людей, но к этому я быстро привык, и работа пошла достаточно энергично. Хотя вузов было не так много - около 10-12, - но это самые известные образовательные организации. Люди подходили, интересовались, спрашивали и про наш факультет, и про другие". </text:p>
            <text:p>«Навигатор поступления» — образовательная выставка для абитуриентов и их родителей. Мероприятие помогает определиться с профессией, узнать о способах подготовки к экзаменам и о поступлении в вузы. Это знакомство с сильнейшими вузами России и мира, уникальные семинары, мастер-классы и лекции по ЕГЭ и ОГЭ-2022, по поступлению на бюджет, по профессиям будущего и выбору репетитора и др., подбор вузов, профориентация для учеников 10-11 классов.</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8" calcext:value-type="float">
            <text:p>8</text:p>
          </table:table-cell>
          <table:table-cell office:value-type="string" calcext:value-type="string">
            <text:p>🇷🇺Эксперты филологического факультета - на Международной конференции 8th ASEF Regional Conference on Higher Education (ARC8) 🇺🇲</text:p>
            <text:p/>
            <text:p>Специалисты ЛГУ им. А.С. Пушкина приняли участие в международной конференции ASEF по высшему образованию (ARC8) «Будущее базового и высшего образования после пандемии COVID 19» (Whova Inc, Сан-Диего, Калифорния). </text:p>
            <text:p/>
            <text:p>ЛГУ на конференции представляли начальник Управления научной политики Ольга Кублицкая, заведующая кафедрой рекламы и общественных коммуникаций Марьяна Ягодкина, доцент кафедры рекламы и общественных коммуникаций Елена Крылова и декан филологического факультета Светлана Петрова</text:p>
            <text:p>Конференция, посвящённая высшему образованию, учрежденная в 2008 г. и ранее известная как Конференция ректоров и студенческий форум ASEF (ARC), представляет собой онлайн-платформу для диалога с участием многих заинтересованных сторон. Руководители университетов, политики, практики образования и студенты могут обсуждать здесь различные актуальные вопросы образования и формировать "образовательный ландшафт" в Азии и Европе.</text:p>
            <text:p>Главными обсуждаемыми темами в этот раз стали:</text:p>
            <text:p>- Инклюзивное обучение и преподавание в цифровом мире;</text:p>
            <text:p>- Инклюзивные и гибкие программы обучения на протяжении всей жизни;</text:p>
            <text:p>- Инклюзивная международная мобильность людей и знаний;</text:p>
            <text:p>- Равный доступ и успех в высшем образовании.🇷🇺</text:p>
          </table:table-cell>
          <table:table-cell office:value-type="string" calcext:value-type="string">
            <text:p>[]</text:p>
          </table:table-cell>
        </table:table-row>
        <table:table-row table:style-name="ro1">
          <table:table-cell table:number-columns-repeated="3"/>
        </table:table-row>
        <table:table-row table:style-name="ro17">
          <table:table-cell office:value-type="float" office:value="31" calcext:value-type="float">
            <text:p>31</text:p>
          </table:table-cell>
          <table:table-cell office:value-type="string" calcext:value-type="string">
            <text:p>🇷🇺Старт приема заявок на открытый конкурс студенческих проектов «Россия, устремленная в будущее»</text:p>
            <text:p/>
            <text:p>Совет ректоров Северо-Западного федерального округа РФ объявил о старте открытого конкурса студенческих проектов «Россия, устремленная в будущее». ЛГУ им. А.С.Пушкина стал одним из вузов-организаторов этого конкурса.</text:p>
            <text:p/>
            <text:p>Конкурс «Россия, устремленная в будущее» — это открытый конкурс студенческих проектов среди обучающихся Северо-Западного федерального округа, который проводится ежегодно с 2017 года Советом ректоров вузов Северо-Западного федерального округа при поддержке аппарата полномочного представителя Президента Российской Федерации в СЗФО. В этом году конкурс посвящен проведению в 2021 году в Российской Федерации Года науки и технологий.</text:p>
            <text:p/>
            <text:p>✅Номинации: </text:p>
            <text:p>-лучшая литературная работа (эссе)</text:p>
            <text:p>-лучшая изобразительная работа (фото, плакат)</text:p>
            <text:p>-лучшая видеоработа</text:p>
            <text:p/>
            <text:p>✅Темы проектов:</text:p>
            <text:p/>
            <text:p>-история, настоящее и будущее страны, региона, города;</text:p>
            <text:p>-выявление, пропаганда, сохранение и развитие историкокультурных, природных, архитектурных, инфраструктурных и иных объектов, формирования и сохранения духовнонравственных традиций и ценностей;</text:p>
            <text:p>-национально-культурное и конфессиональное многообразие России, а также межнациональные отношения и толерантность в обществе;</text:p>
            <text:p>-социальные, демографические и гуманитарные вопросы, в том числе — в молодежной среде;</text:p>
            <text:p>-развитие науки, техники и технологии;</text:p>
            <text:p>-здоровье нации и пропаганда здорового образа жизни;</text:p>
            <text:p>-развитие добровольчества (волонтерства) и благотворительности;</text:p>
            <text:p>-иные темы, соответствующие целям и задачам Конкурса.</text:p>
            <text:p/>
            <text:p>Конкурс пройдет в два этапа:</text:p>
            <text:p>Региональный этап — с 01.09.2021 по 21.11.2021; cрок подачи заявок — до 03.11.2021</text:p>
            <text:p/>
            <text:p>В Ленинградской области региональный этап конкурса проводит Ленинградский государственный университет имени А.С. Пушкина.</text:p>
            <text:p/>
            <text:p>До участия допускаются обучающиеся образовательных организаций высшего образования и образовательных организаций среднего профессионального образования Северо-Западного федерального округа Российской Федерации.</text:p>
            <text:p/>
            <text:p>✅Подача заявок https://forms.gle/6BHUwXVXQ8YUFT54A</text:p>
            <text:p/>
            <text:p>В разделе «Конкурсные файлы» необходимо приложить ссылку доступа к сопровождающими документами (заполненная заявка, описание работы, работа). Подробнее о подготовке конкурсных материалов - в Положении о конкурсе.</text:p>
            <text:p/>
            <text:p>✅Окружной этап — с 22.11.2021 по 24.12.2021. </text:p>
            <text:p>Победители окружного этапа конкурса награждаются денежными премиями Совета ректоров вузов Северо-Западного федерального округа. Общий призовой фонд составляет 135 000 рублей. Размер премии на один победивший проект составляет 45 000 рублей.</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65" calcext:value-type="float">
            <text:p>65</text:p>
          </table:table-cell>
          <table:table-cell office:value-type="string" calcext:value-type="string">
            <text:p>🌱Студенты ЛГУ берегут экологию</text:p>
            <text:p/>
            <text:p>В субботу, 11 сентября студенты ЛГУ провели экологическую акцию.</text:p>
            <text:p>Группа студентов выехала в Ломоносовский район Ленинградской области на побережье Финского залива, уборка прошла в лесной зоне и в посёлке Систо-Палкино. Студенты экономического факультета и факультета физической культуры вместе с ректором ЛГУ Станиславом Еремеевым и заведующим лабораторией экологической политики ЛГУ им. А.С. Пушкина Алексеем Кадочниковым собрали и вывезли при поддержке администрации района огромное количество мусора. В завершение трудового дня ребят угостили вкусным обедом из военно-полевой кухни, что добавило мероприятию положительных эмоций.</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4" calcext:value-type="float">
            <text:p>14</text:p>
          </table:table-cell>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55" calcext:value-type="float">
            <text:p>55</text:p>
          </table:table-cell>
          <table:table-cell office:value-type="string" calcext:value-type="string">
            <text:p>🏪Введение в профессию для первокурсников ЕГиТ</text:p>
            <text:p/>
            <text:p>10 сентября студенты 1 курса направления «Гостиничное Дело» факультета естествознания, географии и туризма ЛГУ им А.С. Пушкина посетили гостиницу «Спутник».</text:p>
            <text:p/>
            <text:p>Для будущих специалистов были проведены ознакомительная экскурсия «Введение в профессию» в формате квеста, мастер-класс на ресепшн (ситуационные задачи), также состоялись встречи с представителем службы приема и размещения и с представителями отдела продаж и маркетинга.</text:p>
            <text:p>Во время поездки студенты увидели деятельность отеля наяву, познакомились со стандартами обслуживания гостей, поработали над своей внимательностью, а также получили лайфхаки по решению конфликтных ситуаций с гостями гостиницы. </text:p>
            <text:p>Помимо этого, студентам самим удалось побывать на месте персонала, придумывая интересные развлекательные акции на эту осень.</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71" calcext:value-type="float">
            <text:p>71</text:p>
          </table:table-cell>
          <table:table-cell office:value-type="string" calcext:value-type="string">
            <text:p>Студентка филологического факультета ЛГУ на фестивале «Таврида.АРТ»</text:p>
            <text:p> </text:p>
            <text:p>Студентка 3 курса филологического факультета Диана Ларченкова (направление "Журналистика") приехала на фестиваль по направлению "Медиа".</text:p>
            <text:p> </text:p>
            <text:p>Фестиваль «Таврида.АРТ» проходит ежегодно в бухте Капсель под Судаком, в Крыму. В этом году мероприятие совместили с еще одним масштабным проектом – форумом президентской платформы «Россия – страна возможностей». Более 5 000 участников, 600 волонтёров и несколько сотен зрителей побывали на его площадках. Фееричное шоу-открытие, выступления известных личностей, таких как Дима Билан, ST, «Город 312» и других, образовательные тренинги и лекции, творческие встречи и мастер-классы - это то, ради чего активная молодежь приехала на этот фестиваль. Особенно интересной стала встреча с Сергеем Шнуровым, на которой он поделился своей историей успеха и рассказал о своём видении мира и жизни. Также привлекло внимание историческое направление - реконструкторское. Настоящее погружение в историю, знакомство с отважными рыцарями и незабываемое зрелище на фоне боя собрали несколько сотен любопытных зрителей. Участники фестиваля могут получить гранты на реализацию своих творческих идей. В прошлом году, например, 15 миллионов рублей разделили 30 человек из 19 регионов России. </text:p>
            <text:p>Диана Ларченкова на форуме заявила о себе не только как о специалисте в сфере медиа, но и как о художнике. Организаторы пригласили девушку стать одной из 12 художников на холмах «Тавриды». Диана писала картину маслом, с натуры, на открытом воздухе.</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0" calcext:value-type="float">
            <text:p>10</text:p>
          </table:table-cell>
          <table:table-cell/>
          <table:table-cell office:value-type="string" calcext:value-type="string">
            <text:p>[]</text:p>
          </table:table-cell>
        </table:table-row>
        <table:table-row table:style-name="ro1">
          <table:table-cell table:number-columns-repeated="3"/>
        </table:table-row>
        <table:table-row table:style-name="ro18">
          <table:table-cell office:value-type="float" office:value="9" calcext:value-type="float">
            <text:p>9</text:p>
          </table:table-cell>
          <table:table-cell office:value-type="string" calcext:value-type="string">
            <text:p>💥Прими участие в профориентационной деловой игре «Перевод объединяет профессионалов»</text:p>
            <text:p/>
            <text:p>В этом году университет выступает в качестве соорганизатора межвузовского мероприятия, направленного на развитие профессиональных навыков студентов-переводчиков. Деловая игра пройдет 27 сентября 2021 года в Государственном университете аэрокосмического приборостроения (ГУАП, г. Санкт-Петербург) и будет приурочена к Международному дню перевода (30 сентября).</text:p>
            <text:p/>
            <text:p> Организаторы мероприятия:</text:p>
            <text:p/>
            <text:p>• Ассоциация преподавателей перевода,</text:p>
            <text:p>• Государственный университет аэрокосмического приборостроения,</text:p>
            <text:p>• Российский государственный педагогический университет им. А. И. Герцена,</text:p>
            <text:p>• Ленинградский государственный университет им. А. С. Пушкина.</text:p>
            <text:p/>
            <text:p>К участию приглашаются:</text:p>
            <text:p/>
            <text:p>• студенты-переводчики, которые хотят познакомиться с реальной переводческой отраслью, попробовать себя в разных ролях, завязать полезные для будущей профессии знакомства, показать себя будущим работодателям, посмотреть на будущих коллег и конкурентов.</text:p>
            <text:p/>
            <text:p>В ходе деловой игры участники поделятся на команды и пройдут разные «станции», выполняя задания, требующие знаний и умений, необходимых любому переводчику для успешного трудоустройства и карьерного роста: от собеседования и выполнения тестовых заданий до управления проектами, ведения переговоров и решения этических дилемм. За выполнение заданий участники получают игровые деньги — «ПОПики». Или теряют их, если получают штрафы.</text:p>
            <text:p/>
            <text:p>Рабочий язык мероприятия — английский. Задания, напрямую связанные с переводом, будут требовать знания языка на уровне Intermediate и выше.</text:p>
            <text:p/>
            <text:p>❗Каждому вузу-участнику выделено 11 мест. Списки от ЛГУ составляет доцент кафедры перевода и переводоведения С.С. Шимберг (s.shimberg@lengu.ru). Заявку можно подать до 20 сентября.</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46" calcext:value-type="float">
            <text:p>46</text:p>
          </table:table-cell>
          <table:table-cell office:value-type="string" calcext:value-type="string">
            <text:p>Игорь Клюшкин создал картину в ходе работы на пленэре на Дворцовой площади</text:p>
            <text:p/>
            <text:p>На Дворцовой площади прошел пленэр участников Международного фестиваля на тему «Лабиринты науки» и перформанс «Ангелы и львы на страже Петербурга», посвященные 800-летию со дня рождения небесного покровителя Санкт-Петербурга Александра Невского. </text:p>
            <text:p>В фестивале принял участие доцент кафедры культурологии и искусства ЛГУ имени А.С.Пушкина Игорь Клюшкин. Во время пленэра он создал картину "Нейронные связи", толчком для создания которой явилась новая экспозиция Музея - лаборатории первого российского нобелевского лауреата И.П.Павлова в Колтушах. Тема XXIX Международного фестиваля искусств «МАСТЕР КЛАСС» 2021 года – «Лабиринты Науки». Все мероприятия этого года посвящены подвигу творческих личностей, которые, несмотря ни на что, продолжают создавать произведения искусства и совершать научные открытия. </text:p>
            <text:p>Фестиваль открылся выставкой участников, на которую можно будет прийти в Галерею Мастер с 6 по 15 сентября (ул. Маяковского, д. 41). На выставке представлены две картины Игоря Клюшкина - "За тех, кто в море" и "День Рыбы".</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0" calcext:value-type="float">
            <text:p>10</text:p>
          </table:table-cell>
          <table:table-cell/>
          <table:table-cell office:value-type="string" calcext:value-type="string">
            <text:p>[]</text:p>
          </table:table-cell>
        </table:table-row>
        <table:table-row table:style-name="ro1">
          <table:table-cell table:number-columns-repeated="3"/>
        </table:table-row>
        <table:table-row table:style-name="ro19">
          <table:table-cell office:value-type="float" office:value="50" calcext:value-type="float">
            <text:p>50</text:p>
          </table:table-cell>
          <table:table-cell office:value-type="string" calcext:value-type="string">
            <text:p>ПСИХОЛОГИЧЕСКАЯ СЛУЖБА ЛГУ проводит запись на психологические консультации</text:p>
            <text:p/>
            <text:p>ПСИХОЛОГИЧЕСКАЯ СЛУЖБА ЛГУ им. А.С. Пушкина проводит запись на психологические консультации </text:p>
            <text:p/>
            <text:p>❗По каким вопросам?</text:p>
            <text:p/>
            <text:p>Вопрос обращения может быть любым: у вас «проблема» или вы просто интересуетесь, он может быть связан с учебой, профессией </text:p>
            <text:p>или личного характера, или саморазвития. </text:p>
            <text:p/>
            <text:p>❗Платно или нет?</text:p>
            <text:p/>
            <text:p>Консультации проводятся бесплатно. </text:p>
            <text:p/>
            <text:p>❗Кто проводит?</text:p>
            <text:p/>
            <text:p>Консультации проводит Головешкин Иван Дмитриевич, </text:p>
            <text:p>заведующий Психологической службой ЛГУ им. А.С. Пушкина </text:p>
            <text:p>(опыт работы практического психолога </text:p>
            <text:p>более 20 лет). </text:p>
            <text:p>При необходимости или вашем желании договариваемся </text:p>
            <text:p>о проведении консультации с другими преподавателями </text:p>
            <text:p>факультета психологии, так же возможна рекомендация к «внешним» консультантам. </text:p>
            <text:p/>
            <text:p>❗Как записаться?</text:p>
            <text:p/>
            <text:p>Для записи нужно позвонить по телефону +79112726366 (Иван Дмитриевич) и договориться об удобном времени. </text:p>
            <text:p>Так же в ВК: https://vk.com/id729453</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44" calcext:value-type="float">
            <text:p>44</text:p>
          </table:table-cell>
          <table:table-cell office:value-type="string" calcext:value-type="string">
            <text:p>🤸Студенты ЛГУ сдают нормы ГТО</text:p>
            <text:p/>
            <text:p>Комитет по физической культуре и спорту Ленинградской области второй день принимает нормативы комплекса ГТО у студентов Ломоносовского института (филиала) ЛГУ им. А. С. Пушкина. </text:p>
            <text:p>Ребята уже прошли такие испытания, как бег на 60м, подтягивание, наклон вперед из положения стоя на гимнастической скамье, прыжок в длину с места, подъём туловища из положения лёжа, сгибание и разгибание рук в упоре лёжа.</text:p>
            <text:p>Впереди ещё осталось несколько испытаний. Давайте поддержим наших коллег!😉👍</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7" calcext:value-type="float">
            <text:p>17</text:p>
          </table:table-cell>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69" calcext:value-type="float">
            <text:p>69</text:p>
          </table:table-cell>
          <table:table-cell office:value-type="string" calcext:value-type="string">
            <text:p>🇷🇺8 сентября - День памяти жертв блокады Ленинграда</text:p>
            <text:p/>
            <text:p>8 сентября 1941 года фашистская авиация совершила первый массированный налет на Ленинград.</text:p>
            <text:p>С этого дня началась 900-дневная осада города, которая потребовала напряжения всех моральных и физических сил его защитников. 900 дней и ночей жители осаждённого города жили, работали, сражались, выстояли и победили.</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22" calcext:value-type="float">
            <text:p>22</text:p>
          </table:table-cell>
          <table:table-cell office:value-type="string" calcext:value-type="string">
            <text:p>Уроки науки в ЛГУ им. А.С. Пушкина</text:p>
            <text:p/>
            <text:p>1 сентября 2021 года на факультетах и в филиалах университета прошли уроки науки. Мероприятие было реализовано в рамках проведения в Российской Федерации Года науки и технологий.</text:p>
            <text:p/>
            <text:p>Преподаватели и сотрудники подразделений вуза рассказали студентам о генетике как основе современной биотехнологии; новых информационных технологиях в лингвистике; юриспруденции и креативном образовательном пространстве; современном гуманитарном знании; инновационных подходах к исследованию и преподаванию русского языка и литературы; популяризации науки в средствах массовой информации; современных технологиях в рекламной деятельности и PR; становлении и развитии психологической науки; теории и методике физической культуры в практике педагога; перспективах развития дефектологии и образовательном менеджменте. Эксперты поделились мнением о молодежной науке с позиции экономиста и управленца, обсудили будущее историографии и краеведения, а также основные понятия, ключевые идеи и направления реализации Стратегии научно-технологического развития Российской Федерации.</text:p>
            <text:p/>
            <text:p>Справка</text:p>
            <text:p/>
            <text:p>2021 год объявлен в Российской Федерации Годом науки технологий. Реализация мероприятий года науки направлена на достижение трёх ключевых целей: привлечь талантливую молодежь в сферу науки и технологий; повысить вовлеченность профессионального сообщества в реализацию Стратегии научно-технологического развития Российской Федерации; сформировать комплексное представление граждан России о реализуемых сегодня государством и бизнесом инициативах и достижениях в области науки и технологий.</text:p>
          </table:table-cell>
          <table:table-cell office:value-type="string" calcext:value-type="string">
            <text:p>[]</text:p>
          </table:table-cell>
        </table:table-row>
        <table:table-row table:style-name="ro1">
          <table:table-cell table:number-columns-repeated="3"/>
        </table:table-row>
        <table:table-row table:style-name="ro20">
          <table:table-cell office:value-type="float" office:value="54" calcext:value-type="float">
            <text:p>54</text:p>
          </table:table-cell>
          <table:table-cell office:value-type="string" calcext:value-type="string">
            <text:p>Команда по чирлидингу ЛГУ им. А.С. Пушкина объявляет набор❗❗❗</text:p>
            <text:p>В этом году мы ждём не только девочек, но и мальчиков 💪🏽</text:p>
            <text:p/>
            <text:p>Кто мы❓</text:p>
            <text:p> </text:p>
            <text:p>Бронзовые призеры Чемпионата мира по чир спорту среди студентов, серебряные и бронзовые призеры Чемпионата России по чир спорту среди студентов, а так же многократные победители и призеры всероссийских соревнований, чемпионатов Северо-западного Федерального округа и чемпионатов среди вузов Санкт-Петербурга. 🏆🏆🏆</text:p>
            <text:p> </text:p>
            <text:p>Чем мы занимаемся❓ </text:p>
            <text:p> </text:p>
            <text:p>Наша команда выступает в трех номинациях: </text:p>
            <text:p> </text:p>
            <text:p>🕺Чир хип-хоп- упражнение в этой номинации включает в себя различные стили уличных танцев и особое внимание уделяется акробатическим элементам. </text:p>
            <text:p> </text:p>
            <text:p>👯‍♀Чир джаз - большая часть элементов для создания упражнения, в этой номинации, берется из художественной гимнастики и немного из акробатики, важной составляющей композиции являются танцевальные движения в джазовом стиле . </text:p>
            <text:p> </text:p>
            <text:p>💃Чир фристайл – это номинация, в которой все спортсмены выступают с помпонами. Как правило, музыка для упражнения всегда веселая и ритмичная, а движения быстрые и резкие, так же присутствует много акробатических элементов. </text:p>
            <text:p/>
            <text:p> Если ты гимнастка, акробатка, танцовщица или ты просто хорошо двигаешься под музыку, то мы ждем именно тебя! 💃🏽🤸🏽‍♂</text:p>
            <text:p/>
            <text:p>👀 Просмотр в команду будет проходить 11 сентября(ближайшая суббота) в 11:50 спортивный зал ЛГУ.</text:p>
            <text:p/>
            <text:p>✅С собой обязательно спортивную форму!</text:p>
          </table:table-cell>
          <table:table-cell office:value-type="string" calcext:value-type="string">
            <text:p>[]</text:p>
          </table:table-cell>
        </table:table-row>
        <table:table-row table:style-name="ro1">
          <table:table-cell table:number-columns-repeated="3"/>
        </table:table-row>
        <table:table-row table:style-name="ro13">
          <table:table-cell office:value-type="float" office:value="2" calcext:value-type="float">
            <text:p>2</text:p>
          </table:table-cell>
          <table:table-cell office:value-type="string" calcext:value-type="string">
            <text:p>⚡ Внимание! Открыт прием заявок на первый конкурс авторских публикаций по сквозным технологиям «Библиотека цифрового университета»! </text:p>
            <text:p> </text:p>
            <text:p>❗ Конкурс сосредоточен на работах, которые описывают подходы к цифровизации приоритетных отраслей экономики и могут стать основой новых цифровых образовательных модулей в вузах. </text:p>
            <text:p> </text:p>
            <text:p>🌎 Призовой фонд конкурса — 1,4 млн рублей </text:p>
            <text:p> </text:p>
            <text:p>Конкурс представлен 10-ю основными номинациями по ключевым отраслям цифровой экономики и 9-ю дополнительными. Дополнительные номинации поддержаны и предложены: НОЦ мирового уровня «Инженерия будущего» и «ТулаТех», Институтом перспективных исследований и развития цифровых решений в сфере науки и образования (РУДН). </text:p>
            <text:p> </text:p>
            <text:p>Размер наград за первое место в каждой номинации — от 50 до 100 тысяч рублей! </text:p>
            <text:p> </text:p>
            <text:p>Заявки на конкурс принимаются на сайте 👉 http://ipr.datalib.ru до 15.10.2021 </text:p>
            <text:p> </text:p>
            <text:p>Организатором Конкурса выступает Компания IPR MEDIA, стратегическими партнерами – Университет Иннополис и Агентство стратегических инициатив. Конкурсные работы сформируют первую библиотеку цифрового университета на базе ЭБС IPR BOOKS. </text:p>
            <text:p> </text:p>
            <text:p>https://youtu.be/Y42nNgFc5Yw</text:p>
          </table:table-cell>
          <table:table-cell office:value-type="string" calcext:value-type="string">
            <text:p>[]</text:p>
          </table:table-cell>
        </table:table-row>
        <table:table-row table:style-name="ro1">
          <table:table-cell table:number-columns-repeated="3"/>
        </table:table-row>
        <table:table-row table:style-name="ro21">
          <table:table-cell office:value-type="float" office:value="9" calcext:value-type="float">
            <text:p>9</text:p>
          </table:table-cell>
          <table:table-cell office:value-type="string" calcext:value-type="string">
            <text:p>🥇Команда Бокситогорского института заняла 1 место в областной Спартакиаде💪🏻</text:p>
            <text:p/>
            <text:p>Подведены итоги проведения областной Спартакиады учащихся профессиональных образовательных организаций и образовательных организаций высшего образования Ленинградской области в 2020-21 учебном году.</text:p>
            <text:p/>
            <text:p>🎯Первое место заняла команда Бокситогорского института (филиал) ЛГУ им. А.С. Пушкина (г. Пикалево), отделение среднего профессионального образования, направление «Физическая культура». Команда выступала по второй группе образовательных организаций, реализующих программы высшего образования. За 2020-2021 год учебный год в Спартакиаде во второй группе приняло участие 140 человек. Соревнования проходили в очном и заочном форматах по 6 видам спорта.</text:p>
            <text:p>Всего в Спартакиаде приняло участие 1475 учащихся со всей Ленинградской области. </text:p>
            <text:p/>
            <text:p>В заочном формате проходили соревнования по: </text:p>
            <text:p>1.Общей физической подготовке (ОФП)</text:p>
            <text:p>2.Мини-футболу</text:p>
            <text:p>3.Осеннему кроссу</text:p>
            <text:p/>
            <text:p>В очном формате были проведены соревнования</text:p>
            <text:p>1.По баскетболу - юноши и девушки</text:p>
            <text:p>2.По легкой атлетике</text:p>
            <text:p/>
            <text:p>🏆По количеству набранных очков команда колледжа (г. Пикалево) заняла 1 место, также 3 место заняла команда ЛГУ им. А.С. Пушкина (г.Пушкин).</text:p>
            <text:p/>
            <text:p>Состав команды победителей областной Спартакиады:</text:p>
            <text:p>✅Осенний кросс - 1 место: </text:p>
            <text:p>1.Никитин Даниил, </text:p>
            <text:p>2.Князев Семён, </text:p>
            <text:p>3.Цветков Александр, </text:p>
            <text:p>4.Храпов Павел, </text:p>
            <text:p>5.Федорук Артур, </text:p>
            <text:p>6.Байжанов Кирилл, </text:p>
            <text:p>7.Вишнякова Нелли,</text:p>
            <text:p>8.Антонова Анастасия,</text:p>
            <text:p>9.Крепашова Наталья,</text:p>
            <text:p>10. Макарова Алина, </text:p>
            <text:p>11. Креусова Александра,</text:p>
            <text:p>12. Братанова Яна.</text:p>
            <text:p/>
            <text:p>✅ОФП - 1 место: </text:p>
            <text:p>1.Антонова Анастасия, </text:p>
            <text:p>2.Чайкина Анастасия, </text:p>
            <text:p>3.Креусова Александра, </text:p>
            <text:p>4.Винокурова Юлия,</text:p>
            <text:p>5. Братанова Яна, Б</text:p>
            <text:p>6.айжанов Кирилл, </text:p>
            <text:p>7.Федорук Артур, </text:p>
            <text:p>8.Бучин Павел, </text:p>
            <text:p>9.Абдулаев Рамзан, </text:p>
            <text:p>10.Никитин Даниил.</text:p>
            <text:p/>
            <text:p>✅Мини-футбол: </text:p>
            <text:p>1.Наумец Александр, </text:p>
            <text:p>2.Петров Даниил, </text:p>
            <text:p>3.Качемировский Даниил, </text:p>
            <text:p>4.Светловский Кирилл, </text:p>
            <text:p>5.Бучин Павел,</text:p>
            <text:p>6.Морев Ярослав, </text:p>
            <text:p>7.Цветков Александр,</text:p>
            <text:p>8.Куванов Даниил, </text:p>
            <text:p>9.Земко Иван.</text:p>
            <text:p>Лёгкая атлетика: </text:p>
            <text:p>1.Князев Семён, </text:p>
            <text:p>2.Цветков Алексанр, </text:p>
            <text:p>3.Бучин Павел, </text:p>
            <text:p>4.Сумерин Юрий, </text:p>
            <text:p>5.Феоктистова Екатерина, </text:p>
            <text:p>6.Креусова Александра, </text:p>
            <text:p>7.Кустова Анастасия, </text:p>
            <text:p>8.Калиничева Виктория.</text:p>
            <text:p>🤾‍♀Руководитель физ.воспитания Благушко Н.Н.</text:p>
            <text:p>⛹‍♂Преподаватели физ.воспитания: Хрулёв А.А, Короткин М.Ф.</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31" calcext:value-type="float">
            <text:p>31</text:p>
          </table:table-cell>
          <table:table-cell office:value-type="string" calcext:value-type="string">
            <text:p>Фотовыставка «Вклад профессора П.А. Молчанова в развитие российской метеорологии» на факультете ЕГиТ</text:p>
            <text:p/>
            <text:p>На факультете естествознания, географии и туризма состоялось открытие фотовыставки «Вклад профессора П.А. Молчанова в развитие российской метеорологии». На улице, названной в честь профессора Молчанова, расположен корпус ЛГУ имени А.С. Пушкина в Павловске.</text:p>
            <text:p/>
            <text:p>На открытии фотовыставки с торжественным словом перед студентами выступил декан факультета, кандидат географических наук, доцент Елена Гаджиева.</text:p>
            <text:p>Экскурсию по фотовыставке провёл кандидат педагогических наук, доцент кафедры естествознания и географии Михаил Коршунов.</text:p>
            <text:p>Участники фотовыставки смогли увидеть фотографии научных трудов Павла Александровича Молчанова за период 1931-1941 гг., Павловской магнитно-метеорологической обсерватории, радиозондов различной конструкции, международной научной деятельности в составе экспедиции на дирижабле «Граф Цеппелин».</text:p>
            <text:p>Фотовыставка организована в контексте тематического месяца «Климат и экология» в рамках Года науки и технологии. Куратором тематического месяца является Министерство природных ресурсов и экологии Российской Федерации.</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9" calcext:value-type="float">
            <text:p>9</text:p>
          </table:table-cell>
          <table:table-cell office:value-type="string" calcext:value-type="string">
            <text:p>ЛГУ имени А.С. Пушкина – на форуме «Технопром-2021»</text:p>
            <text:p/>
            <text:p>На VIII Международном форуме технологического развития «Технопром-2021», прошедшем в Новосибирске, Университет представлял заведующий научно-образовательным центром инновационного растениеводства «Зимний сад» Святослав Лоскутов.</text:p>
            <text:p/>
            <text:p>Эксперт ЛГУ выступил со стендовым докладом «Технология выращивания посадочного материала цветочно-декоративных культур методом гидропоники для последующей фиторемедиации городских почв». </text:p>
            <text:p/>
            <text:p>На форуме обсуждались вопросы использования «зелёных технологий» в индустрии и улучшении качества жизни; кооперации науки и индустрии в деятельности научных и научно-образовательных центров мирового уровня; перспективы развития прорывных технологий и мегасайнс. В работе форума приняли участие свыше восьми тысяч участников и 500 спикеров.</text:p>
            <text:p/>
            <text:p>В рамках секции «“Зеленые технологии” для индустрии и качества жизни» прошла панельная дискуссия «Зелёные технологии и влияние климатической повестки на технологическую трансформацию России», на которой руководители и специалисты сферы экологии и природопользования обсудили создание и внедрение «зеленых» технологий; влияние окружающей среды на здоровье населения; преимущества внедрения зеленых технологий в регионах; декарбонизацию как драйвер развития региональной экономики и другие вопросы. </text:p>
            <text:p/>
            <text:p>Эксперты отметили, что климатическая повестка влияет на технологическое развитие человечества, окружающую среду и здоровье населения. Взятые на себя по парижскому соглашению обязательства вынуждают 195 стран мира, включая Россию, заняться модернизацией существующих производств, чтобы максимально сократить выбросы СО2, а также принять меры к увеличению потенциала экосистем в поглощении выбросов парниковых газов. Научные подходы по созданию «зеленых технологий» призваны помочь в решении проблем сохранения здоровья и среды обитания.</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3" calcext:value-type="float">
            <text:p>3</text:p>
          </table:table-cell>
          <table:table-cell/>
          <table:table-cell office:value-type="string" calcext:value-type="string">
            <text:p>[]</text:p>
          </table:table-cell>
        </table:table-row>
        <table:table-row table:style-name="ro1">
          <table:table-cell table:number-columns-repeated="3"/>
        </table:table-row>
        <table:table-row table:style-name="ro4">
          <table:table-cell office:value-type="float" office:value="62" calcext:value-type="float">
            <text:p>62</text:p>
          </table:table-cell>
          <table:table-cell office:value-type="string" calcext:value-type="string">
            <text:p>🍁1 сентября на факультетах 🍁</text:p>
            <text:p>1 сентября на факультете естествознания, географии и туризма состоялось вручение студенческих билетов первокурсникам в соответствии с установленным графиком по направлениям подготовки. Данному торжественному событию предшествовало мероприятие «Посвящение в студенты», проводимого в форме квеста. В процессе данного мероприятия старшекурсники показали своим будущим коллегам учебный корпус, познакомили их с особенностями студенческой жизни на факультете.</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59" calcext:value-type="float">
            <text:p>59</text:p>
          </table:table-cell>
          <table:table-cell office:value-type="string" calcext:value-type="string">
            <text:p>🍁1 сентября на факультетах ЛГУ 🥳</text:p>
            <text:p/>
            <text:p>1 сентября 2021 года студентам 1 курса экономического факультета в торжественной обстановке были вручены студенческие билеты. Декан экономического факультета Надежда Космачева поприветствовала первокурсников и пожелала успехов в учебе. К ее словам присоединилась заведующая кафедрой государственного и муниципального управления Ольга Ким.</text:p>
            <text:p>Далее в ходе встречи со студентами был проведен урок в рамках Года науки и технологий. С напутственным словом о важности научной деятельности выступил заведующий лабораторией экологической политики ЛГУ им. А.С. Пушкина, профессор кафедры государственного и муниципального управления Алексей Кадочников. После чего на мероприятии преподаватель кафедры экономики и управления Юлия Бушенева осветила основные направления научной деятельности экономического факультета. Студентка 4 курса Анастасия Епанчинцева интересно рассказала о внеучебной работе в рамках проекта "Я профессионал" и возможностях участия в различных форумах и мероприятиях.</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0" calcext:value-type="float">
            <text:p>0</text:p>
          </table:table-cell>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0" calcext:value-type="float">
            <text:p>0</text:p>
          </table:table-cell>
          <table:table-cell/>
          <table:table-cell office:value-type="string" calcext:value-type="string">
            <text:p>[]</text:p>
          </table:table-cell>
        </table:table-row>
        <table:table-row table:style-name="ro1">
          <table:table-cell table:number-columns-repeated="3"/>
        </table:table-row>
        <table:table-row table:style-name="ro22">
          <table:table-cell office:value-type="float" office:value="25" calcext:value-type="float">
            <text:p>25</text:p>
          </table:table-cell>
          <table:table-cell office:value-type="string" calcext:value-type="string">
            <text:p>👩‍🎓Дорогие первокурсники!🍁</text:p>
            <text:p>Поздравляем, вы стали студентами ЛГУ им. А. С. Пушкина!</text:p>
            <text:p/>
            <text:p>📚 Одной из важнейших составляющих учебного процесса, наряду с аудиторными занятиями, является самостоятельная работа, которая невозможна без учебников, монографий и различных учебных пособий, которые вы найдете в БИБЛИОТЕКЕ УНИВЕРСИТЕТА.</text:p>
            <text:p/>
            <text:p>❗ЗАПИСЬ В БИБЛИОТЕКУ осуществляется со 2 сентября на основании приказа о зачислении в ЛГУ им. А. С. Пушкина: </text:p>
            <text:p>✔ для студентов очной формы обучения запись в библиотеку осуществляется на учебном абонементе (226 аудитория),</text:p>
            <text:p>✔ для студентов заочной формы обучения – абонемент заочного отделения (212Г аудитория).</text:p>
            <text:p/>
            <text:p>✅При записи в библиотеку предоставляется ЧИТАТЕЛЬСКИЙ БИЛЕТ, который дает право пользоваться всеми структурными подразделениями и услугами нашей библиотеки, в т.ч. электронно-библиотечными системами (ЭБС)!</text:p>
            <text:p/>
            <text:p>❗ДЛЯ ПОЛУЧЕНИЯ ЧИТАТЕЛЬСКОГО БИЛЕТА НЕОБХОДИМО:</text:p>
            <text:p>1. Подойти на абонемент (учебный или заочный, в зависимости от формы обучения);</text:p>
            <text:p>2. Иметь цветную фотографию на электронном носителе или прислать фото по адресу sbimo@lengu.ru, указав в теме письма ФИО, курс и факультет. Требования к фотографии: цветная, анфас, расширение 300 dpi,</text:p>
            <text:p/>
            <text:p>💜 Добро пожаловать в нашу библиотеку!</text:p>
            <text:p>📚 Пользуясь нашими книгами, Вы достигнете наилучших результатов в учёбе!</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22" calcext:value-type="float">
            <text:p>22</text:p>
          </table:table-cell>
          <table:table-cell office:value-type="string" calcext:value-type="string">
            <text:p>Эксперты ЛГУ поделились экономическими знаниями на площадке молодежного лагеря </text:p>
            <text:p/>
            <text:p>Специалисты ЛГУ им. А.С. Пушкина в рамках сотрудничества со Всероссийским обществом «Знание» выступили организаторами и ведущими мероприятия на экономическую тему в молодежном трудовом лагере «Самолва» в Псковской области. </text:p>
            <text:p/>
            <text:p>Юлия Бушнева и Юлия Стецюнич провели с ребятами интерактивные лекции на темы «Налоги: десять интересных фактов» и «Достигаются ли цели в экономике?», а также организовали викторину по финансовой грамотности «Цель: с финансами на «ты» и мастер-класс «НДФЛ для каждого». </text:p>
            <text:p>Участники лагеря приняли активное участие в открытых дискуссиях с приглашенными спикерами и получили возможность задать волнующие их вопросы об экономическом развитии страны и собственном финансовом положении. Также ребята активно высказывали свое мнение по затронутым в ходе ивента темам. Мероприятие показало важность поднятых гостями вопросов для экономического просвещения молодежи.</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22" calcext:value-type="float">
            <text:p>22</text:p>
          </table:table-cell>
          <table:table-cell office:value-type="string" calcext:value-type="string">
            <text:p>🍁Наш университет принимает поздравления с Днем знаний от коллег!</text:p>
            <text:p/>
            <text:p>✨Благодарим коллег за поздравления и желаем успешного нового учебного года!🥳 Ураааа! С праздником!💥💐</text:p>
            <text:p>#Деньзнаний, #1сентября, #ЛГУ,#НГУЭУ,#СПбГТИ,#УрГПУ,#РГПУ,#МГИРО,#СПбУМЕ,</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32" calcext:value-type="float">
            <text:p>32</text:p>
          </table:table-cell>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79" calcext:value-type="float">
            <text:p>179</text:p>
          </table:table-cell>
          <table:table-cell office:value-type="string" calcext:value-type="string">
            <text:p>🥳Поздравление с Днем знаний от деканов и руководителя отдела по работе с молодежью🍁</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53" calcext:value-type="float">
            <text:p>153</text:p>
          </table:table-cell>
          <table:table-cell office:value-type="string" calcext:value-type="string">
            <text:p>✨Поздравление ректора ЛГУ им. А.С. Пушкина с Днем знаний!💐</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63" calcext:value-type="float">
            <text:p>63</text:p>
          </table:table-cell>
          <table:table-cell office:value-type="string" calcext:value-type="string">
            <text:p>💙Обращение Губернатора Ленинградской области Александра Юрьевича Дрозденко к студентам</text:p>
          </table:table-cell>
          <table:table-cell office:value-type="string" calcext:value-type="string">
            <text:p>[]</text:p>
          </table:table-cell>
        </table:table-row>
        <table:table-row table:style-name="ro1">
          <table:table-cell table:number-columns-repeated="3"/>
        </table:table-row>
        <table:table-row table:style-name="ro4">
          <table:table-cell office:value-type="float" office:value="68" calcext:value-type="float">
            <text:p>68</text:p>
          </table:table-cell>
          <table:table-cell office:value-type="string" calcext:value-type="string">
            <text:p>🎯Спасибо, лето, было классно! </text:p>
            <text:p>Наши студенты выступали, помогали, учились, боролись, отдыхали!</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1" calcext:value-type="float">
            <text:p>11</text:p>
          </table:table-cell>
          <table:table-cell office:value-type="string" calcext:value-type="string">
            <text:p>Дмитрий Гречко, студент 4 курса направления подготовки «Биотехнология», факультета естествознания, географии и туризма принял участие в Летней школе «Развитие АПК. Вызовы времени».</text:p>
            <text:p/>
            <text:p>С 23 по 27 августа 2021 года в рамках образовательной программы Всероссийской студенческой олимпиады «Я – профессионал» РГАУ-МСХА имени К.А. Тимирязева и АО «Россельхозбанк» состоялась Летняя школа «Развитие АПК. Вызовы времени».</text:p>
            <text:p>Программа школы включала в себя различные практико-ориентированные активности: лекции преподавателей РГАУ-МСХА, мастер-классы от руководителей ведущих предприятий отрасли, экскурсии по университету и на предприятия АПК, культурную программу.</text:p>
            <text:p>Цель Летней школы – познакомить студентов с достижениями и передовыми разработками в области растениеводства, семеноводства, земледелия, биотехнологии и агроинженерии.</text:p>
            <text:p>Всероссийская студенческая олимпиада «Я – профессионал» – один из флагманских проектов президентской платформы «Россия – страна возможностей». Проект реализуется при поддержке Министерства науки и высшего образования РФ. Его цель – помочь талантливым студентам разных специальностей проявить себя и продолжить обучение в ведущем вузе страны или начать карьеру в крупной компании.</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3" calcext:value-type="float">
            <text:p>3</text:p>
          </table:table-cell>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2" calcext:value-type="float">
            <text:p>2</text:p>
          </table:table-cell>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44" calcext:value-type="float">
            <text:p>44</text:p>
          </table:table-cell>
          <table:table-cell office:value-type="string" calcext:value-type="string">
            <text:p>💪🏻Студентка ЛГУ - в финале конкурса "Лидеры России.Студенты"</text:p>
            <text:p/>
            <text:p>💥Ксения Рогова, студентка 1 курса магистратуры, направление подготовки "Экология и природопользование" факультета естествознания, географии и туризма успешно прошла испытания Всероссийского конкурса "Лидеры России" и вошла в число финалистов трека "Студенты".</text:p>
            <text:p>🔎С 23 по 25 августа на территории «Мастерской управления «Сенеж» в Москве прошел финал конкурса. Отборочный этап стартовал ещё весной и представлял собой череду испытаний: видеоинтервью, опросник компетенций, тест интеллектуальных способностей, проверка навыков работы с информацией, тест управленческого потенциала, а также специализированный тест трека на проверку эрудиции потенциального участника. После успешного прохождения данного этапа 23 августа всем конкурсантам необходимо было подтвердить свои результаты на контрольном тестировании. До очных испытаний 24 и 25 августа дошло всего 127 участников из 15 420 кандидатов. В число финалистов вошла и конкурсантка от ЛГУ им.А.С.Пушкина Ксения Рогова.</text:p>
            <text:p>«Лидеры России» — флагманский проект президентской платформы «Россия – страна возможностей» и самый масштабный конкурс для управленцев, не имеющий аналогов в мире. Цель трека «Студенты» — выявить наиболее перспективные молодые кадры с управленческим потенциалом.</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46" calcext:value-type="float">
            <text:p>46</text:p>
          </table:table-cell>
          <table:table-cell office:value-type="string" calcext:value-type="string">
            <text:p>❗РЕЖИМ РАБОТЫ БИБЛИОТЕКИ со 2 сентября 2021 г.</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2" calcext:value-type="float">
            <text:p>22</text:p>
          </table:table-cell>
          <table:table-cell office:value-type="string" calcext:value-type="string">
            <text:p>🏆Новый номер "Университетского обозревателя" </text:p>
            <text:p/>
            <text:p>Первый номер в новом учебном году посвящен, конечно же, нашим первокурсникам. Как влиться в университетскую семью, преодолеть сомнения и страхи, чем заняться во внеучебное время и самое главное — как успешно освоить образовательную программу? Своими советами делятся студенты старших курсов, наши выпускники и самый главный человек в университете — ректор.</text:p>
            <text:p/>
            <text:p>Редакция газеты поздравляет преподавателей, сотрудников и студентов университета с Днем знаний! Успехов, творческого вдохновения, новых побед! </text:p>
            <text:p/>
            <text:p>Скачивай и читай!</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3" calcext:value-type="float">
            <text:p>3</text:p>
          </table:table-cell>
          <table:table-cell office:value-type="string" calcext:value-type="string">
            <text:p>✅РАСПИСАНИЕ 1 сентября - ЮРИДИЧЕСКИЙ ФАКУЛЬТЕТ</text:p>
            <text:p/>
            <text:p>1 сентября -собрание ауд. 123а </text:p>
            <text:p>10:00 – бакалавриат Юриспруденция (гражданское право) </text:p>
            <text:p>11:00 – бакалавриат Юриспруденция (уголовное право) </text:p>
            <text:p> </text:p>
            <text:p>2 сентября </text:p>
            <text:p>16:00 собрание - аудитория 123а </text:p>
            <text:p>Магистратура Юриспруденция (уголовное право и уголовный процесс; гражданское и предпринимательское право в условиях рыночной экономики)</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4" calcext:value-type="float">
            <text:p>14</text:p>
          </table:table-cell>
          <table:table-cell office:value-type="string" calcext:value-type="string">
            <text:p>✅РАСПИСАНИЕ 1 сентября - ФАКУЛЬТЕТ ИНОСТРАННЫХ ЯЗЫКОВ</text:p>
            <text:p/>
            <text:p>1 курс – собрание с деканом, зав. кафедрой, кураторами: </text:p>
            <text:p> 11.15 (актовый зал) – Педагогическое образование; </text:p>
            <text:p> 12.00 (актовый зал) – Лингвистика. </text:p>
            <text:p/>
            <text:p>2–4 курсы - собрание с кураторами (с применением дистанционно-образовательных технологий).</text:p>
          </table:table-cell>
          <table:table-cell office:value-type="string" calcext:value-type="string">
            <text:p>[]</text:p>
          </table:table-cell>
        </table:table-row>
        <table:table-row table:style-name="ro1">
          <table:table-cell table:number-columns-repeated="3"/>
        </table:table-row>
        <table:table-row table:style-name="ro18">
          <table:table-cell office:value-type="float" office:value="6" calcext:value-type="float">
            <text:p>6</text:p>
          </table:table-cell>
          <table:table-cell office:value-type="string" calcext:value-type="string">
            <text:p>✅РАСПИСАНИЕ 1 сентября - ФИЛОЛОГИЧЕСКИЙ ФАКУЛЬТЕТ</text:p>
            <text:p> </text:p>
            <text:p> </text:p>
            <text:p>1. На площадке в главном корпусн (г. Пушкин)  </text:p>
            <text:p>11.00 -1 курс "Журналистика", ауд. 415, Самолетов С.А. - Проведение лекций, посвящённых году науки и технологий </text:p>
            <text:p>11.00 - 1 курс "Реклама и связи с общественностью" ауд. 128б, Ягодкина М.В. </text:p>
            <text:p>2-4 курсы – заполнение документов, организационные собрания </text:p>
            <text:p>Трофименко Д.И., Федорова М.А. </text:p>
            <text:p> </text:p>
            <text:p>2. На площадке в Ломоносовском институте (д. Горбунки) </text:p>
            <text:p> </text:p>
            <text:p>1 курс - «Педагогическое образование (с двумя профилями подготовки)» профиль «Русский язык и литература». </text:p>
            <text:p>13.00 аудитория 411 Красникова О.Н. </text:p>
            <text:p>1 курс магистратура «Педагогическое образование», </text:p>
            <text:p>профиль «Литературное и языковое образование» в 13.00 в аудитории 410, Петрова С.А.,</text:p>
            <text:p>2-4 курсы – заполнение документов, организационные собрания </text:p>
            <text:p>Тихонова К.В. </text:p>
            <text:p>5 курс – Педагогическое образование (с двумя профилями подготовки)» </text:p>
            <text:p>профиль «Русский язык и литература». Производственная практика Слободнюк С.Л. </text:p>
            <text:p>2 курс – «Педагогическое образование (Литературное и языковое образование)» – Производственная практика. Слободнюк С.Л.</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6" calcext:value-type="float">
            <text:p>6</text:p>
          </table:table-cell>
          <table:table-cell office:value-type="string" calcext:value-type="string">
            <text:p>✅РАСПИСАНИЕ 1 сентября - ФАКУЛЬТЕТ ФИЛОСОФИИ, КУЛЬТУРПЛОГИИ И ИСКУССТВА </text:p>
            <text:p/>
            <text:p>14:00 (311 ауд.) – организационное собрание студентов направления подготовки 35.03.10 Ландшафтная архитектура, 47.03.01 Философия </text:p>
            <text:p>15:00 (311 ауд.) – организационное собрание студентов направления подготовки 51.03.01 Культурология, 54.03.01 Дизайн </text:p>
            <text:p>16:00 (311 ауд.) – организационное собрание студентов направления подготовки 54.04.01 дизайн (очно-заочная форма обучения)</text:p>
          </table:table-cell>
          <table:table-cell office:value-type="string" calcext:value-type="string">
            <text:p>[]</text:p>
          </table:table-cell>
        </table:table-row>
        <table:table-row table:style-name="ro1">
          <table:table-cell table:number-columns-repeated="3"/>
        </table:table-row>
        <table:table-row table:style-name="ro23">
          <table:table-cell office:value-type="float" office:value="14" calcext:value-type="float">
            <text:p>14</text:p>
          </table:table-cell>
          <table:table-cell office:value-type="string" calcext:value-type="string">
            <text:p>✅РАСПИСАНИЕ 1 сентября - ФАКУЛЬТЕТ ИСТОРИИ И СОЦИАЛЬНЫХ НАУК</text:p>
            <text:p> </text:p>
            <text:p>10.30 – 11.00 – экскурсия по университету для студентов 1 курса бакалавриата (направление 44.03.05 Педагогическое образование направленность (профиль) История и обществознание) </text:p>
            <text:p/>
            <text:p>10.30 – 10.45 - собрание студентов магистратуры 1 курс 44.04.01 Педагогическое образование направленность (профиль) Историческое образование – ауд.207 </text:p>
            <text:p/>
            <text:p>11.00 – 12.30 – собрание студентов 1 курса бакалавриата (направление 44.03.05 Педагогическое образование направленность (профиль) История и обществознание). Занятие «Современная молодёжь в исторической науке» проводит д. и. н., проф. В. А. Веременко – конференц – зал. </text:p>
            <text:p/>
            <text:p>12.35 – 12.45 – занятие с исполняющими обязанность старост 1 курса – деканат факультета истории и социальных наук </text:p>
            <text:p/>
            <text:p>12.50 – 13.55 – учебное занятие – лекция у студентов 1 курса бакалавриата (направление 44.03.05 Педагогическое образование направленность (профиль) История и обществознание). – ауд. 310 </text:p>
            <text:p/>
            <text:p>12.50 – 13.05 - собрание со студентами 2 курса бакалавриата (направление 44.03.05 Педагогическое образование направленность (профиль) История и обществознание). – ауд 209 </text:p>
            <text:p/>
            <text:p>12.50 – 13.55 – учебное занятие - лекция у студентов 4 курса бакалавриата (направление 44.03.05 Педагогическое образование направленность (профиль) История и обществознание). – ауд. 207 </text:p>
            <text:p/>
            <text:p>13.55 – 14.10 – собрание студентов 4 курса бакалавриата (направление 44.03.05 Педагогическое образование направленность (профиль) История и обществознание). - ауд. 207 </text:p>
            <text:p/>
            <text:p>14.20 – 14.35 – собрание студентов 3 курса бакалавриата (направление 44.03.05 Педагогическое образование направленность (профиль) История и обществознание). – ауд. 209 </text:p>
            <text:p/>
            <text:p>14.35 – 15.40 - проведение учебного занятия – лекции со студентами 3 курса бакалавриата (направление 44.03.05 Педагогическое образование направленность (профиль) История и обществознание). – ауд. 209</text:p>
          </table:table-cell>
          <table:table-cell office:value-type="string" calcext:value-type="string">
            <text:p>[]</text:p>
          </table:table-cell>
        </table:table-row>
        <table:table-row table:style-name="ro1">
          <table:table-cell table:number-columns-repeated="3"/>
        </table:table-row>
        <table:table-row table:style-name="ro24">
          <table:table-cell office:value-type="float" office:value="8" calcext:value-type="float">
            <text:p>8</text:p>
          </table:table-cell>
          <table:table-cell office:value-type="string" calcext:value-type="string">
            <text:p>✅РАСПИСАНИЕ 1 сентября - ФАКУЛЬТЕТ ФИЗИЧЕСКОЙ КУЛЬТУРЫ</text:p>
            <text:p> </text:p>
            <text:p>1 курс очная форма обучения, бакалавриат </text:p>
            <text:p>11.00 Ауд. 113 (сбор у центрального входа) </text:p>
            <text:p>• организационное собрание; </text:p>
            <text:p>• знакомство с куратором курса; </text:p>
            <text:p>• знакомство с расписанием занятий </text:p>
            <text:p> </text:p>
            <text:p>12.30 Ауд. 113 Урок науки: «Спортивная наука в практике педагога» </text:p>
            <text:p/>
            <text:p>2 курс очная форма обучения, бакалавриат </text:p>
            <text:p>1 сентября 2021 г. 13.30 Зал бокса </text:p>
            <text:p>• организационное собрание; </text:p>
            <text:p>• знакомство с учебным планом на 2021-22 учебный год; </text:p>
            <text:p>• особенности организации учебной работы в связи со сложной эпидемиологической ситуацией </text:p>
            <text:p> </text:p>
            <text:p>3 курс очная форма обучения, бакалавриат </text:p>
            <text:p>1 сентября 2020 г. 15.30 Ауд. 113а </text:p>
            <text:p>• организационное собрание; </text:p>
            <text:p>• знакомство с учебным планом на 2021-22 учебный год; </text:p>
            <text:p>• особенности организации учебной работы в связи со сложной эпидемиологической ситуацией </text:p>
            <text:p> </text:p>
            <text:p>4 курс очная форма обучения, бакалавриат </text:p>
            <text:p>2 сентября 2021 г. 09.00 Ауд. 315 </text:p>
            <text:p>• организационное собрание; </text:p>
            <text:p>• знакомство с учебным планом на 2021-22 учебный год; </text:p>
            <text:p>• особенности организации учебной работы в связи со сложной эпидемиологической ситуацией </text:p>
            <text:p>• консультация по подготовке к написанию ВКР </text:p>
            <text:p> </text:p>
            <text:p>1 курс очная форма обучения, магистратура </text:p>
            <text:p>6 сентября 2021 г. 14.00 Ауд. 315 </text:p>
            <text:p>• организационное собрание; </text:p>
            <text:p>• знакомство со спортивной базой университета </text:p>
            <text:p>• знакомство с учебным планом на 2021-22 учебный год; </text:p>
            <text:p>• особенности организации учебной работы в связи со сложной эпидемиологической ситуацией </text:p>
            <text:p> </text:p>
            <text:p>2 курс очная форма обучения, магистратура </text:p>
            <text:p>2 сентября 2021 г. 17.20 Онлайн (дистанционно) </text:p>
            <text:p>Факультет физической культуры приглашает вас на запланированную конференцию: Zoom. </text:p>
            <text:p>Тема: Установочная конференция Проектная практика - магистратура </text:p>
            <text:p>Время: 2 сент. 2021 05:15 PM Москва </text:p>
            <text:p>Подключиться к конференции Zoom </text:p>
            <text:p>https://zoom.us/j/93198789245?pwd=T1MrbjJiMlBtaFQ2WW43eEVJN2FJQT09 </text:p>
            <text:p>Идентификатор конференции: 931 9878 9245 </text:p>
            <text:p>Код доступа: 374788 </text:p>
            <text:p> </text:p>
            <text:p>• организационное собрание; </text:p>
            <text:p>• установочная конференция по проектной и педагогической практикам </text:p>
            <text:p>• знакомство с учебным планом на 2021-22 учебный год; </text:p>
            <text:p> </text:p>
            <text:p>ДЛЯ ВСЕХ СТУДЕНТОВ НАЛИЧИЕ </text:p>
            <text:p>МАСКИ ОБЯЗАТЕЛЬНО!!!!</text:p>
          </table:table-cell>
          <table:table-cell office:value-type="string" calcext:value-type="string">
            <text:p>[]</text:p>
          </table:table-cell>
        </table:table-row>
        <table:table-row table:style-name="ro1">
          <table:table-cell table:number-columns-repeated="3"/>
        </table:table-row>
        <table:table-row table:style-name="ro15">
          <table:table-cell office:value-type="float" office:value="19" calcext:value-type="float">
            <text:p>19</text:p>
          </table:table-cell>
          <table:table-cell office:value-type="string" calcext:value-type="string">
            <text:p>✅РАСПИСАНИЕ 1 сентября - ФАКУЛЬТЕТ ЕСТЕСТВОЗНАНИЯ, ГЕОГРАФИИ И ТУРИЗМА (ЕГиТ)</text:p>
            <text:p/>
            <text:p>1. Посвящение в студенты; </text:p>
            <text:p>2. Торжественное вручение студенческих билетов; </text:p>
            <text:p>3. Кураторские часы. </text:p>
            <text:p/>
            <text:p>Мероприятия будут осуществляться по следующему графику: </text:p>
            <text:p>10.00 – направления 44.03.05 «Педагогическое образование (с двумя профилями подготовки)» </text:p>
            <text:p>10.30 – направление 43.03.01 Сервис и направление 43.03.02 Туризм </text:p>
            <text:p>11.00 – направление 43.03.03 Гостиничное дело </text:p>
            <text:p>11.30 – направление 19.03.01 Биотехнология </text:p>
            <text:p>13.00 – научно-образовательное мероприятие в рамках проведения года науки и технологий «Современные биотехнологии» (профессор В.П. Терлецкий) </text:p>
            <text:p/>
            <text:p>❗Адрес: г. Павловск; ул. Профессора Молчанова, д.23 (встреча в холле общежития)</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9" calcext:value-type="float">
            <text:p>9</text:p>
          </table:table-cell>
          <table:table-cell office:value-type="string" calcext:value-type="string">
            <text:p>РАСПИСАНИЕ 1 сентября - ФАКУЛЬТЕТ ПСИХОЛОГИИ</text:p>
            <text:p/>
            <text:p>План проведения мероприятий, посвящённых «Дню знаний», проводимых на площадке Ломоносовского института (филиала) ЛГУ им. А.С. Пушкина» в прикрепленном файле.👇🏻</text:p>
            <text:p>Адрес: Ленинградская область, Ломоносовский район, Горбунки, дом 27</text:p>
          </table:table-cell>
          <table:table-cell office:value-type="string" calcext:value-type="string">
            <text:p>[]</text:p>
          </table:table-cell>
        </table:table-row>
        <table:table-row table:style-name="ro1">
          <table:table-cell table:number-columns-repeated="3"/>
        </table:table-row>
        <table:table-row table:style-name="ro22">
          <table:table-cell office:value-type="float" office:value="9" calcext:value-type="float">
            <text:p>9</text:p>
          </table:table-cell>
          <table:table-cell office:value-type="string" calcext:value-type="string">
            <text:p>✅РАСПИСАНИЕ 1 сентября - ЭКОНОМИЧЕСКИЙ ФАКУЛЬТЕТ </text:p>
            <text:p> (для 1-ых курсов) </text:p>
            <text:p/>
            <text:p>11.00 очная форма обучения (среднее профессиональное образование), ауд .229</text:p>
            <text:p>Экономика</text:p>
            <text:p/>
            <text:p>13.00 очная форма обучения, актовый зал </text:p>
            <text:p>Экономика, </text:p>
            <text:p>Государственное и муниципальное управление, </text:p>
            <text:p>Менеджмент, </text:p>
            <text:p>Социальная работа, </text:p>
            <text:p>Документоведение и архивоведение </text:p>
            <text:p> </text:p>
            <text:p>2 сентября</text:p>
            <text:p>17.00 очно-заочная форма обучения, ауд. 229 </text:p>
            <text:p>Государственное и муниципальное управление, </text:p>
            <text:p>Менеджмент</text:p>
          </table:table-cell>
          <table:table-cell office:value-type="string" calcext:value-type="string">
            <text:p>[]</text:p>
          </table:table-cell>
        </table:table-row>
        <table:table-row table:style-name="ro1">
          <table:table-cell table:number-columns-repeated="3"/>
        </table:table-row>
        <table:table-row table:style-name="ro18">
          <table:table-cell office:value-type="float" office:value="6" calcext:value-type="float">
            <text:p>6</text:p>
          </table:table-cell>
          <table:table-cell office:value-type="string" calcext:value-type="string">
            <text:p>✅РАСПИСАНИЕ 1 сентября - ФАКУЛЬТЕТ МАТЕМАТИКИ И ИНФОРМАТИКИ</text:p>
            <text:p/>
            <text:p>Для студентов 1 курса очной формы обучения:</text:p>
            <text:p>11:05 - Собрание в 308 ауд.</text:p>
            <text:p/>
            <text:p>Для вторых-пятых курсов:</text:p>
            <text:p>10:00 - 2 Землеустройство и кадастры собрание - 304 ауд.</text:p>
            <text:p>10:00 - 2 Прикладная информатика собрание - 308 ауд.</text:p>
            <text:p>10:00 - 2 Педагогическое образование собрание - 305 ауд.</text:p>
            <text:p/>
            <text:p>11:00 - 3 Педагогическое образование - собрание 305 ауд.</text:p>
            <text:p>11:00 - 3 Прикладная информатика собрание - 305 ауд.</text:p>
            <text:p/>
            <text:p>13:00 - 4 Педагогическое образование - собрание 305 ауд.</text:p>
            <text:p>13:00 - 4 Прикладная информатика собрание - 308 ауд.</text:p>
            <text:p/>
            <text:p>13:00 - 4 Землеустройство и кадастры - 308 ауд.</text:p>
            <text:p>13:00 - 4 Документоведение и архивоведение - 308 ауд.</text:p>
            <text:p/>
            <text:p>14:00: - 5 Педагогическое образование - 305 ауд.</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22" calcext:value-type="float">
            <text:p>22</text:p>
          </table:table-cell>
          <table:table-cell office:value-type="string" calcext:value-type="string">
            <text:p>❗Информация для первокурсников</text:p>
            <text:p/>
            <text:p>На нашем сайте опубликована информация о встрече первокурсников на факультетах https://lengu.ru/news/informatsiya-dlya-pervokursnikov-2</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30" calcext:value-type="float">
            <text:p>30</text:p>
          </table:table-cell>
          <table:table-cell office:value-type="string" calcext:value-type="string">
            <text:p>✨Благодарность от уполномоченного по правам ребенка вручена директору Выборгского филиала ЛГУ</text:p>
            <text:p> </text:p>
            <text:p>Директор Выборгского института (филиала) ЛГУ им. А.С. Пушкина Елена Журинская приняла участие в работе XVII Всероссийского съезда уполномоченных по правам ребёнка «Право ребёнка на безопасность. Новые вызовы и пути решения», на котором состоялось вручение благодарственной грамоты.</text:p>
            <text:p> </text:p>
            <text:p>Уполномоченный при президенте Российской Федерации по правам ребенка Анна Попова выразила Елене Журинской благодарность за высокий профессионализм, активную жизненную позицию, принципиальность и ответственность в вопросах защиты прав детей и законных интересов детей и семей с несовершеннолетними детьми.</text:p>
            <text:p>XVII Всероссийский съезд уполномоченных по правам ребёнка проходил 24-25 августа в Ленинградской области. Официальное открытие и пленарное заседание съезда прошли в Санкт-Петербурге, в здании Президентской библиотеки имени Б.Н. Ельцина, а практические семинары и тематические круглые столы – на базе Ленинградского областного института развития образования и детских социальных учреждений Ленобласти.</text:p>
            <text:p>На форуме была развёрнута Всероссийская выставка «Безопасность детства». Участники съезда – уполномоченные по правам ребёнка и зампреды правительств в субъектах Российской Федерации, представители Совета Федерации, Госдумы, профильных федеральных министерств и ведомств, общественных организаций и родительской общественности, ведущие эксперты и специалисты — обсудили вопросы совершенствования государственной политики в сфере детской безопасности. На площадках форума прошли практические семинары, круглые столы и тематические площадки с участием профильных экспертов, ведущих представителей научного и педагогического сообщества.</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34" calcext:value-type="float">
            <text:p>34</text:p>
          </table:table-cell>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16" calcext:value-type="float">
            <text:p>16</text:p>
          </table:table-cell>
          <table:table-cell office:value-type="string" calcext:value-type="string">
            <text:p>❗Встреча студентов КОЛЛЕДЖА очной формы обучения будет проходить 1 сентября 2021г.: </text:p>
            <text:p/>
            <text:p>Специальность «Право и организация социального обеспечения», 1 курс- 10-00, ауд.407 </text:p>
            <text:p>Специальность «Право и организация социального обеспечения», 2 курс- 12-00, ауд.407 </text:p>
            <text:p>Специальность «Прикладная информатика (по отраслям)»-2 курс (3г10м)- 10-00, ауд.304 </text:p>
            <text:p>Специальность «Прикладная информатика (по отраслям)»-3 курс (3г10м)- 12-00, ауд.304 </text:p>
            <text:p>Специальность «Прикладная информатика (по отраслям)»-2 курс (2г10м)- 12-00, ауд.304 </text:p>
            <text:p>Специальность «Экономика и бухгалтерский учёт (по отраслям)»-1 курс, 11-00, ауд.229 </text:p>
            <text:p>Специальность «Земельно-имущественные отношения», 1 курс, 11-00, д.Горбунки, д.21-а, МОУ «Ломоносовская общеобразовательная школа №3» </text:p>
            <text:p>Специальность «Преподавание в начальных классах», 1 курс, 13-00, д.Горбунки, д.27. </text:p>
            <text:p>Специальность «Преподавание в начальных классах», 2 курс, 9-00, д.Горбунки, д.27.</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85" calcext:value-type="float">
            <text:p>85</text:p>
          </table:table-cell>
          <table:table-cell office:value-type="string" calcext:value-type="string">
            <text:p>Юлия Абубякирова - двукратная Чемпионка Мира среди спортсменов сурдлимпийцев</text:p>
            <text:p/>
            <text:p>26 августа в г. Люблине (Польша) Юлия, студентка 4 курса факультета специального (дефектологического) образования установила рекорд России и личный рекорд, стала обладателем золотой медали в беге на 800 м.</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21" calcext:value-type="float">
            <text:p>21</text:p>
          </table:table-cell>
          <table:table-cell office:value-type="string" calcext:value-type="string">
            <text:p>💙Проректор и студенты ЛГУ - участники Молодежного образовательного форума "Ладога"</text:p>
            <text:p/>
            <text:p>Молодежь Северо-Западного федерального округа встретилась на молодежном образовательном форуме "Ладога", который проходил в Ленинградской области с 19 по 26 августа.</text:p>
            <text:p/>
            <text:p>Студенты и сотрудники ЛГУ приняли участие в работе форума в качестве участников и волонтёров.</text:p>
            <text:p>На площадке межрегионального молодежного образовательного форума Северо-Западного федерального округа «Ладога» прошла панельная дискуссия «Возможности для самореализации молодежи». Перед участниками выступили вице-губернатор по внутренней политике Ленинградской области Анна Данилюк, депутат Государственной Думы РФ Светлана Журова, проректор по цифровому развитию ЛГУ им. А.С. Пушкина, зам. ген. директора Российского общества «Знание» Арсений Майоров и многие другие. Эксперты обсудили важные для молодёжи вопросы, например, как молодежь может влиять на жизнь региона и страны, где получить поддержку своего проекта, истории успеха и многое другое.</text:p>
            <text:p/>
            <text:p>Участниками форума стали 700 молодых людей со всей России, среди которых была и студентка Ломоносовского института (филиала) факультета психологии Ольга Корнеева, а также Виталий Шевелев - заведующий отделом по работе с молодёжью.</text:p>
            <text:p>Форум проходил по 10 направлениям: гражданское развитие, территория развития, медиа-развитие, бизнес-развитие, духовное развитие, развитие молодежных сообществ, креативное развитие, развитие молодежной политики, профсоюзное развитие, наследники Победы. </text:p>
            <text:p>Спикерами форума стали представители органов власти от федерального до регионального уровней, лидеры мнений современного поколения, а так же губернатор Ленинградской области Александр Дрозденко.</text:p>
          </table:table-cell>
          <table:table-cell office:value-type="string" calcext:value-type="string">
            <text:p>[]</text:p>
          </table:table-cell>
        </table:table-row>
        <table:table-row table:style-name="ro1">
          <table:table-cell table:number-columns-repeated="3"/>
        </table:table-row>
        <table:table-row table:style-name="ro25">
          <table:table-cell office:value-type="float" office:value="4" calcext:value-type="float">
            <text:p>4</text:p>
          </table:table-cell>
          <table:table-cell office:value-type="string" calcext:value-type="string">
            <text:p>🎯Конкурс для студентов «Профессиональное завтра»</text:p>
            <text:p/>
            <text:p>Объявлен Всероссийский сетевой конкурс студенческих проектов «Профессиональное завтра» с участием студентов с инвалидностью. Дедлайн 27 октября 2021 года.</text:p>
            <text:p/>
            <text:p>Организатор: Министерство науки и высшего образования Российской Федерации и Сеть Ресурсных учебно-методических центров по обучению инвалидов и лиц с ограниченными возможностями здоровья вузов России.</text:p>
            <text:p/>
            <text:p>К участию приглашаются студенты, обучающиеся по программам высшего образования. Заявки на участие в конкурсе могут присылать как индивидуальные авторы, так и проектные коллективы (индивидуальные и групповые проекты). Обязательное условие – численность команды не должна превышать трех человек; в том числе активное включение в состав команды не менее одного студента с инвалидностью.</text:p>
            <text:p/>
            <text:p>📋Принимаются работы в номинациях:</text:p>
            <text:p/>
            <text:p>Наша официальная группа Вконтакте: https://vk.com/vsekonkursyru, наш телеграмм, инстаграм, фейсбук . </text:p>
            <text:p/>
            <text:p>✅Профессиональный старт-ап молодежи. Конкурсная работа выполняется в формате проекта, в котором предложено решение проблемы трудоустройства выпускников вуза, в том числе выпускников с инвалидностью. Проект может содержать бизнес-идею для социального предпринимательства, бизнес-план для открытия малого предприятия с трудоустройством выпускников вузов, в том числе выпускников с инвалидностью, бизнес-проект по предоставлению социальных услуг инвалидам и лицам с ограниченными возможностями здоровья, производству товаров и др.</text:p>
            <text:p/>
            <text:p>✅Исследовательская работа. На конкурс предоставляется статья с описанием исследования, посвященного изучению особенностей и проблем профессиональной ориентации инвалидов и трудоустройства выпускников вуза, в том числе выпускников с инвалидностью и ограниченными возможностями здоровья. Примерная тематика исследований: потребности молодежи в профессиональном трудоустройстве: какую работу ждет молодежь; потребности работодателей в молодежных кадрах; карьерные стратегии и карьерные амбиции современной молодежи: путь в профессию; мотивация трудоустройства выпускников с инвалидностью; положение выпускника вуза, в том числе выпускника с инвалидностью, на рынке труда региона и др. Конкурсант может предложить свою тему исследования по данной проблеме.</text:p>
            <text:p/>
            <text:p>✅Мое полезное изобретение. Для участия в конкурсе принимаются изобретения, позволяющие обеспечить независимый образ жизни инвалидам и лицам с ограниченными возможностями здоровья в различных сферах (образование, занятость, спорт, досуг и др.). К изобретениям могут быть отнесены: устройства для передвижения маломобильных групп населения, технические средства обучения инвалидов, технические средства для выполнения трудовых функций, реабилитационное оборудование, устройства для работы в дистанционном формате, гаджеты, приложения для ПК и смартфонов, технические средства коммуникации и др.</text:p>
            <text:p/>
            <text:p>✅Социальная реклама. Проект выполняется в формате видеоролика, буклета, плаката, проекта проведения акции, флэш-моба, плана мероприятия. Содержание социальной рекламы должно быть посвящено теме трудоустройства выпускников вузов, в том числе выпускников с инвалидностью и ограниченными возможностями здоровья.</text:p>
            <text:p/>
            <text:p>❗Регистрация участников и размещение конкурсных работ осуществляется на сайте https://rumc.cfuv.ru</text:p>
            <text:p/>
            <text:p>🗓Сроки проведения</text:p>
            <text:p/>
            <text:p>1 этап (заочный) – с 01.09.2021 г. по 02.10.2021 г. – прием заявок (конкурсных работ).</text:p>
            <text:p>Заявки, поданные после 02.10.2021 г., к участию не допускаются.</text:p>
            <text:p/>
            <text:p> Победители заочного этапа будут приглашены для участия в очном этапе конкурса.</text:p>
            <text:p/>
            <text:p>2 этап (очный) – с 25.10.2021 г. по 27.10.2021 г. – защита проектов.</text:p>
            <text:p>Место проведения очного этапа конкурса – ФГАОУ ВО "Крымский федеральный университет имени В.И. Вернадского".</text:p>
            <text:p/>
            <text:p>☎Контакты:</text:p>
            <text:p/>
            <text:p>Моцовкина Елена Владимировна, представитель Организационного комитета, раб. тел.:8 (3654) 26-16-65; моб. тел.: +7 978 073 60 63;</text:p>
            <text:p> Call-центр: 8 (800) 551-70-77 (звонок бесплатный);</text:p>
            <text:p>E-mail: profzavtra.yalta@gmail.com</text:p>
            <text:p>Источник: https://petrsu.ru/news/2021/97129/professionalnoe-zavt#t20c</text:p>
            <text:p>Призы:</text:p>
            <text:p/>
            <text:p>Победителю конкурса в каждой номинации присуждается I место, призерам – II место и III место. Каждый участник получает Свидетельство участника конкурса.</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83" calcext:value-type="float">
            <text:p>83</text:p>
          </table:table-cell>
          <table:table-cell office:value-type="string" calcext:value-type="string">
            <text:p>🥇Золото ЧМ среди спортсменов сурдлимпийцев у студентки ЛГУ!</text:p>
            <text:p/>
            <text:p>На проходящем в г. Люблине (Польша) Чемпионате Мира по легкой атлетике среди спортсменов сурдлимпийцев Юлия Абубякирова, студентка 4 курса факультета специального (дефектологического) образования стала обладателем ЗОЛОТОЙ МЕДАЛИ в беге на 1500 м!</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8" calcext:value-type="float">
            <text:p>18</text:p>
          </table:table-cell>
          <table:table-cell office:value-type="string" calcext:value-type="string">
            <text:p>Студент факультета иностранных языков ЛГУ им. А.С. Пушкина – резидент молодежного форума «iВолга» 2021 года</text:p>
            <text:p/>
            <text:p>Студент второго курса факультета иностранных языков ЛГУ Павел Ахремчик принял активное участие в смене «Наука и технологии» молодежного форума Приволжского федерального округа «iВолга 2021». </text:p>
            <text:p/>
            <text:p>Форум проходил с 20 по 24 августа 2021 года. В этом году число кандидатов на участие в форуме превышало 23500 человек. Заявка Павла Ахремчика вошла в число четырех тысяч, подтвержденных для  участия. Насыщенная образовательная программа, виртуальные туры «Наука 360О», посещение заседания совета ректоров и рассмотрение научных проектов для грантовой поддержки предоставили огромные возможности по развитию «soft skills» участников. В результате прохождения программы представителем ЛГУ им. А.С. Пушкина предложена концепция  дорожной карты развития и поддержки студенческой научной инициативы.</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7" calcext:value-type="float">
            <text:p>17</text:p>
          </table:table-cell>
          <table:table-cell office:value-type="string" calcext:value-type="string">
            <text:p>🥈Студент факультета ЕГИТ занял призовое место </text:p>
            <text:p/>
            <text:p>Всероссийского экоквеста «Вода.Онлайн» 2.0.</text:p>
            <text:p>Олег Шевколович, студент 2 курса направление подготовки Туризм принял активное участие в конкурсе, разработав уникальный экологический маршрут для туристов на берегу водного объекта - Радонового озера (д. Лопухинка, Ленинградская область). По итогам конкурса Олег занял 2 место.</text:p>
            <text:p/>
            <text:p> Организатор: Федеральное агентство водных ресурсов (Росводресурсы)</text:p>
            <text:p> При поддержке: Минприроды России, ВООП, Института консалтинга экологических проектов.</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23" calcext:value-type="float">
            <text:p>23</text:p>
          </table:table-cell>
          <table:table-cell office:value-type="string" calcext:value-type="string">
            <text:p>Студентка ЛГУ - на форуме «HR-FUTURE»</text:p>
            <text:p/>
            <text:p>С 17 по 20 августа в Москве прошел </text:p>
            <text:p>образовательный форум «HR-FUTURE» Финансового университета при Правительстве РФ, участие в котором приняла Анастасия Епанчинцева, студентка 4 курса экономического факультета ЛГУ им.А.С.Пушкина. </text:p>
            <text:p>В работе форума приняли участие около 100 человек со всей страны, среди которых были студенты бакалавриата, магистратуры и аспирантуры. Для участия в форуме студентам-участникам олимпиады предлагалось написать мотивационные письма, по оценке которых и проходил отбор.</text:p>
            <text:p>Программа форума включала в себя лекции, тренинги и мастер-классы, где приглашенные специалисты рассказывали о текущих тенденциях в управлении персоналом и о необходимости быстрой адаптации к меняющимся условиям рынка труда. Лекции читали представители международной стаффинговой группы Ancor, министерства финансов РФ и ФНС России. Мастер-классы провели представители компаний MAIL.RU, ООО «ГАЗПРОМ ЭНЕРГО», а также Федерального Казначейства.</text:p>
            <text:p>В каждый из дней работы форума у студентов была возможность попасть на экскурсии в такие компании как «ERNST&amp;YOUNG», «KPMG», СПАО «ИНГОССТРАХ», а также в ФНС России, где сотрудники рассказывали о тонкостях работы в своих сферах.</text:p>
            <text:p>Форум прошел в рамках олимпиады «Я – профессионал», которая входит в президентскую платформу "Россия - страна возможностей". «Я – профессионал» даёт возможность не только попробовать свои силы в олимпиаде по разным направлениям подготовки, но и поддерживает талантливых молодых специалистов, помогая продолжить обучение в ведущем вузе страны или начать карьеру в крупной компании. Пятый сезон олимпиады стартует осенью 2021 года.</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20" calcext:value-type="float">
            <text:p>20</text:p>
          </table:table-cell>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2" calcext:value-type="float">
            <text:p>12</text:p>
          </table:table-cell>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3" calcext:value-type="float">
            <text:p>3</text:p>
          </table:table-cell>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38" calcext:value-type="float">
            <text:p>38</text:p>
          </table:table-cell>
          <table:table-cell office:value-type="string" calcext:value-type="string">
            <text:p>👩‍🎓Студентки ЛГУ - выпускницы форума «Таврида» 2021 </text:p>
            <text:p/>
            <text:p>Диана Ларченкова и Влада Канева приняли участие в образовательном форуме «Таврида» 2021 года.</text:p>
            <text:p>Диана Ларченкова - студентка 2 курса филологического факультета, направление «Журналистика». Влада Канева - первокурсница факультета философии, культурологии и искусства, направление «Графический дизайн». </text:p>
            <text:p>Обе студентки учились в арт-школе «Видеохостинга и диджитал-сервисов», одной из образовательных арт-школ «Тавриды». Арт-школы - это культурно-просветительские площадки, где ежегодно встречается молодежь России и эксперты из различных областей: от творческих индустрий до креативной экономики в целом. Новый опыт, общение с интересными людьми, реализация собственных проектов - это основные задачи каждого из участников арт-школ.</text:p>
            <text:p>В течение пяти дней девушки были погружены в изучение своих направлений - посещали лекции, встречались с лидерами мнений, далее была проделана работа над собственными и командными проектами. Последний день заезда стал самым важным - состоялась презентация проектов. Именно над ними работали участники в ходе этих пяти дней. </text:p>
            <text:p>Влада Канева, изучая на форуме индустрию дизайна, представила свои иллюстрации для спецвыпуска журнала Fashion collection, выход которого состоится в октябре. Она работала над обложкой, разворотом с трендами и полосами для продуктов глянцевого журнала. «Моими наставниками стала семейная пара - Всеволод и Светлана Выводцевы, создатели иллюстраторского агентства trud.agency. Для меня было важно «прокачать» свои профессиональные навыки на форуме. И я считаю, что у меня это получилось», - прокомментировала Влада.</text:p>
            <text:p>Диана Ларченкова разработала маркетинговую стратегию продвижения литературного подкаста «Четверостишие». Также она приняла участие в его создании - стала одним из приглашённых гостей. «Здесь я не только погрузилась в изучение маркетинга СМИ, но и нашла площадки, где можно применить свои профессиональные навыки. Познакомилась с журналистами, актёрами, директорами изданий, экспертами. Очень надеюсь, что смогу применить новые знания и знакомства для собственного роста уже в ближайшем будущем», - отмечает Диана.</text:p>
            <text:p>После защиты проектов всех участников форума ожидало яркое закрытие мероприятия. Это был самый настоящий Выпускной 2021 года, где с особой фееричностью выступили резиденты «Тавриды», а организаторы подвели итоги образовательного курса и вручили участникам специальные "ленты выпускников" форума.</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25" calcext:value-type="float">
            <text:p>25</text:p>
          </table:table-cell>
          <table:table-cell office:value-type="string" calcext:value-type="string">
            <text:p>ПРИЕМ 2021: опубликованы приказы</text:p>
            <text:p/>
            <text:p>Уважаемые абитуриенты!</text:p>
            <text:p/>
            <text:p>На сайте Университета опубликованы приказы на зачисление.</text:p>
            <text:p>С приказами можно ознакомиться здесь https://lengu.ru/abitur/prikazy-2021</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33" calcext:value-type="float">
            <text:p>33</text:p>
          </table:table-cell>
          <table:table-cell office:value-type="string" calcext:value-type="string">
            <text:p>🏠ЗАСЕЛЕНИЕ В ОБЩЕЖИТИЯ ЛГУ 2021</text:p>
            <text:p> </text:p>
            <text:p>✅26.08.2021 – 27.08.2021 заселение студентов 1 курса БЮДЖЕТНОЙ формы обучения; </text:p>
            <text:p/>
            <text:p>✅28.08.2021 – 30.08.2021 заселение студентов 1 курса ВНЕБЮДЖЕТНОЙ формы обучения;</text:p>
            <text:p/>
            <text:p>✅31.08.2021 заселение студентов 1 курса МАГИСТРАТУРЫ;</text:p>
            <text:p>❗24.08.2021 - 25.08.2021 ЗАСЕЛЕНИЕ СТУДЕНТОВ 2-5 КУРСОВ</text:p>
            <text:p/>
            <text:p>Университет предоставляет общежитие иногородним обучающимся очной формы обучения.</text:p>
            <text:p>В связи с эпидемиологической обстановкой и в целях предупреждения ее распространения заселение студентов будет проходить СТРОГО по графику. График и дополнительная информация в прикрепленном файле👇🏻</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8" calcext:value-type="float">
            <text:p>18</text:p>
          </table:table-cell>
          <table:table-cell office:value-type="string" calcext:value-type="string">
            <text:p>Преподаватели ЛГУ прошли программу повышения квалификации в Академии Ворлдскиллс</text:p>
            <text:p/>
            <text:p>12 экспертов ЛГУ им. А.С. Пушкина из Выборгского института (филиала), Лужского института (филиала), Института экономической безопасности прошли курсы повышения квалификации в Академии Ворлдскиллс по специальностям: социальная работа, бухгалтерский учет, фармацевтика, туризм, предпринимательство, администрирование отеля, дошкольное воспитание. </text:p>
            <text:p>В новом 2021/2022 учебном году преподаватели ЛГУ имени А.С.Пушкина пройдут курсы повышения квалификации в Академии по 7 компетенциям: администрирование отеля, ИТ-решения для бизнеса на платформе «1С: предприятие8», предпринимательство, – Институт экономической безопасности, веб дизайн и разработка – ЛГУ им. А.С. Пушкина, информационные кабельные сети -Бокситогорский филиал ЛГУ им. А.С. Пушкина, правоохранительная деятельность, фармацевтика - Лужский филиал ЛГУ им. А.С. Пушкина, социальная работа - Выборгский филиал ЛГУ им. А.С. Пушкина.</text:p>
            <text:p>ЛГУ им. А.С. Пушкина является единственной в регионе сертифицированной площадкой академии World Skills по компетенциям "дошкольное образование", "социальная работа", "бухгалтерский учет", проводимая работа по повышению компетенции экспертов Университета важна для стратегического развития образовательных программ среднего профессионального образования.</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6" calcext:value-type="float">
            <text:p>16</text:p>
          </table:table-cell>
          <table:table-cell office:value-type="string" calcext:value-type="string">
            <text:p>Студентка ЛГУ победитель конкурса «Моя страна – моя Россия» в номинации «Экология моей страны»</text:p>
            <text:p/>
            <text:p>Дарья Афонькина, студентка 3 курса направления подготовки «Туризм», успешно защитила командный проект "Большой Северо-Ленинградской тропы", (разработан совместно с однокурсницей Ксенией Борейко), и вошла в список победителей очного этапа Всероссийского конкурса "Моя страна - Моя Россия" в номинации «Экология». Научный руководитель - старший преподаватель каф. СКСиТ Жуков П.В., консультантом выступил доц. каф. СКСиТ, к.г.н., Писаренко С.В.</text:p>
            <text:p>Участниками XVIII всероссийского конкурса «Моя страна – моя Россия» в нынешнем сезоне стали 91 147 человек из всех регионов страны и иностранных государств, в числе которых Беларусь, Украина, Азербайджан, Египет, Вьетнам, Великобритания, США и многие другие.</text:p>
            <text:p>Свои проекты на экологическую тематику направили 11 347 молодых людей из 80 регионов России. Успешно прошли заочный этап и попали в финал проекта 762 конкурсанта из 76 регионов России и ряда зарубежных стран.</text:p>
            <text:p/>
            <text:p>Статья о финалистах Конкурса https://moyastrana.ru/novosti/4232/</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7" calcext:value-type="float">
            <text:p>17</text:p>
          </table:table-cell>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33" calcext:value-type="float">
            <text:p>33</text:p>
          </table:table-cell>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14" calcext:value-type="float">
            <text:p>114</text:p>
          </table:table-cell>
          <table:table-cell office:value-type="string" calcext:value-type="string">
            <text:p>🏆Студентка ЛГУ завоевала золото по настольному теннису</text:p>
            <text:p/>
            <text:p>11 августа в г. СалаватРеспублики Башкортостансостоялся финалVлетней Спартакиады молодежи России по настольному теннису.</text:p>
            <text:p>Анастасия Колиш, мастер спорта, студентка 2 курса факультета физической культуры ЛГУ им. А.С.Пушкина стала золотой медалисткой в составе сборной команды Ленинградской области.</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64" calcext:value-type="float">
            <text:p>64</text:p>
          </table:table-cell>
          <table:table-cell office:value-type="string" calcext:value-type="string">
            <text:p>ЛГУ – партнер реабилитационного центра "СеРДЦе"</text:p>
            <text:p> </text:p>
            <text:p>Единственный в Ленинградской области ресурсный центр адаптивной верховой езды для людей с ОВЗ - «СеРДЦе» открыл сегодня на базе конно-спортивного комплекса «Новополье» в Ломоносовском районе губернатор Ленинградской области Александр Дрозденко.</text:p>
            <text:p> </text:p>
            <text:p>Официальным партнером реабилитационного центра является Ломоносовский институт (филиал) ЛГУ им. А.С. Пушкина. Студенты-волонтёры с психологического и филологического факультетов принимают активное участие в деятельности центра - помогают в проведении реабилитационных программ, в уходе за лошадьми, участвуют в разных акциях. В день открытия центра волонтёры занимались регистрацией гостей, обеспечением питания участников, выгуливали лошадей и создавали участникам мероприятия атмосферу волшебного праздника.</text:p>
            <text:p>Большинство реабилитационных программ центра будут проходить на бесплатной основе за счет средств президентского гранта и других социально-направленных региональных программ. В настоящее время по программам реабилитационного центра бесплатно занимается около сотни детей с родителями. В «Новополье» уже работают кабинет ЛФК, неврологи, психотерапевты, логопеды, массажисты, дефектологи, психолог, а для родителей проводятся психологические тренинги и занятия релаксотерапией.</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0" calcext:value-type="float">
            <text:p>10</text:p>
          </table:table-cell>
          <table:table-cell/>
          <table:table-cell office:value-type="string" calcext:value-type="string">
            <text:p>[]</text:p>
          </table:table-cell>
        </table:table-row>
        <table:table-row table:style-name="ro1">
          <table:table-cell table:number-columns-repeated="3"/>
        </table:table-row>
        <table:table-row table:style-name="ro26">
          <table:table-cell office:value-type="float" office:value="10" calcext:value-type="float">
            <text:p>10</text:p>
          </table:table-cell>
          <table:table-cell office:value-type="string" calcext:value-type="string">
            <text:p>#ЗдоровымБытьЛегко </text:p>
            <text:p> </text:p>
            <text:p>1 сентября в вузы должно прийти максимальное количество ребят, защищенных от коронавирусной инфекции. Именно поэтому была запущена акция #ЗдоровымБытьЛегко </text:p>
            <text:p/>
            <text:p>И вот что получилось…Десятки классных роликов, постов… А главное – тысячи студентов, замотивированных беречь себя и близких. </text:p>
            <text:p/>
            <text:p>💪🏻Не болейте! Сделайте привику! </text:p>
            <text:p>🌸Жизнь – это самое ценное, что есть у человека!</text:p>
            <text:p> </text:p>
            <text:p> </text:p>
            <text:p>✅ РЭУ им. Плеханова и Первая академия медиа – </text:p>
            <text:p>пример того, как первое лицо подразделения вуза разговаривает с теми, к кому обращен призыв https://www.instagram.com/p/CSE_3F1oRhO/ </text:p>
            <text:p> </text:p>
            <text:p>✅ Московский государственный технологический университет «СТАНКИН» – стильно, лаконично и по делу https://www.instagram.com/p/CSJxL8VsvxU/ </text:p>
            <text:p> </text:p>
            <text:p>✅ Ролик ЧГУ им. А.А. Кадырова – сделано студентами для студентов, а главное, доходчиво сказано, почему прививку надо делать здесь и сейчас https://www.instagram.com/p/CSB3F9Hl6WV/ </text:p>
            <text:p> </text:p>
            <text:p>✅ Московский государственный юридический институт – отличный мотивирующий на правильные поступки ролик https://www.instagram.com/p/CRQfORboGOU/?utm_medium=copy_link </text:p>
            <text:p> </text:p>
            <text:p>✅ Сибирский федеральный университет и его подразделение также показали важность прививок личным примером руководителей https://www.instagram.com/p/CSGtL5tC2M7/ </text:p>
            <text:p/>
            <text:p>😃Присоединяйтесь к 30 миллионам россиян, уже сделавших прививку</text:p>
            <text:p> </text:p>
            <text:p>#СоваМинобра #Привет_Подвед #ЗдоровымБытьЛегко</text:p>
          </table:table-cell>
          <table:table-cell office:value-type="string" calcext:value-type="string">
            <text:p>[]</text:p>
          </table:table-cell>
        </table:table-row>
        <table:table-row table:style-name="ro1">
          <table:table-cell table:number-columns-repeated="3"/>
        </table:table-row>
        <table:table-row table:style-name="ro27">
          <table:table-cell office:value-type="float" office:value="6" calcext:value-type="float">
            <text:p>6</text:p>
          </table:table-cell>
          <table:table-cell office:value-type="string" calcext:value-type="string">
            <text:p>Государственный институт русского языка им. А.С. Пушкина проводит Конкурс грантовой поддержки гуманитарных исследовательских и проектных инициатив молодёжи имени академика В.Г. Костомарова.</text:p>
            <text:p/>
            <text:p>🏆Призовой фонд:</text:p>
            <text:p/>
            <text:p> 500 000 рублей — общий объём финансирования</text:p>
            <text:p/>
            <text:p>50 000 рублей — сумма одного гранта.</text:p>
            <text:p/>
            <text:p>👩‍💻Приём заявок: до 19 августа 2021 года (включительно) по ссылке https://forms.gle/mPK2QvqCHmDciEBn7</text:p>
            <text:p/>
            <text:p>❗Требования к участникам Конкурса:</text:p>
            <text:p/>
            <text:p> молодые люди в возрасте от 18 до 35 лет (включительно), по состоянию на 30 сентября 2021 года;</text:p>
            <text:p/>
            <text:p>студенты образовательных организаций среднего профессионального и высшего образования, аспиранты, преподаватели, учёные и молодые специалисты;</text:p>
            <text:p>граждане следующих стран: Азербайджан, Армения, Беларусь, Казахстан, Кыргызстан, Молдова, Россия, Таджикистан, Туркменистан, Узбекистан, Украина.</text:p>
            <text:p> Номинации Конкурса:</text:p>
            <text:p/>
            <text:p> 1. Информационно-просветительские проекты.</text:p>
            <text:p/>
            <text:p> Продвижение, поддержка, сохранение и укрепление позиций русского языка как языка межнационального общения, а также популяризация российской культуры, литературы, образования и науки на пространстве СНГ в следующих форматах:</text:p>
            <text:p/>
            <text:p> ведение сайта;</text:p>
            <text:p/>
            <text:p>ведение группы (страницы) в социальной сети (Вконтакте, Facebook, Instagram, TikTok);</text:p>
            <text:p>размещение публикаций в СМИ (электронных, печатных);</text:p>
            <text:p>ведение блога/канала в мессенджере Telegram, на видеохостинге YouTube;</text:p>
            <text:p>проведение информационно-просветительских мероприятий (акции, лекции, пресс-конференции, дискуссии, встречи и т.д.);</text:p>
            <text:p/>
            <text:p> 2. Научно-исследовательские проекты.</text:p>
            <text:p/>
            <text:p> Научные исследования и разработки по актуальным вопросам, проблемам и перспективам функционирования и преподавания русского языка и литературы в странах СНГ по следующим тематическим направлениям:</text:p>
            <text:p/>
            <text:p> функционирование русского языка в странах СНГ;</text:p>
            <text:p/>
            <text:p>методические и лингвистические исследования в области русского языка, литературы, в том числе в сопоставлении с родным языком и с родной литературой заявителя, а также русского языка как иностранного;</text:p>
            <text:p>использование компьютерных (интерактивных) курсов, программ в обучении русскому языку, литературе, русскому языку как иностранному.</text:p>
            <text:p/>
            <text:p> ✅Форматы участия в Конкурсе:</text:p>
            <text:p>индивидуальная заявка;</text:p>
            <text:p>групповая заявка (не более 5-ти человек).</text:p>
            <text:p/>
            <text:p>🔎Подробнее на сайте Конкурса: https://sng.pushkin.institute/</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1" calcext:value-type="float">
            <text:p>11</text:p>
          </table:table-cell>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5" calcext:value-type="float">
            <text:p>5</text:p>
          </table:table-cell>
          <table:table-cell office:value-type="string" calcext:value-type="string">
            <text:p>Всероссийский конкурс лучших практик в сфере национальных отношений</text:p>
            <text:p/>
            <text:p>📅 награждение лауреатов: с 15 ноября 2021 г.</text:p>
            <text:p>🖋 заявки принимаются до 1 октября 2021 г.</text:p>
            <text:p/>
            <text:p>Авторы лучших работ будут приглашены для участия и презентации своих проектов на Съезд Ассамблеи народов России и III Общероссийскую конференцию «Устойчивое развитие этнокультурного сектора»</text:p>
            <text:p/>
            <text:p>Подробности и регистрация: https://clck.ru/PdTfh</text:p>
          </table:table-cell>
          <table:table-cell office:value-type="string" calcext:value-type="string">
            <text:p>[]</text:p>
          </table:table-cell>
        </table:table-row>
        <table:table-row table:style-name="ro1">
          <table:table-cell table:number-columns-repeated="3"/>
        </table:table-row>
        <table:table-row table:style-name="ro28">
          <table:table-cell office:value-type="float" office:value="9" calcext:value-type="float">
            <text:p>9</text:p>
          </table:table-cell>
          <table:table-cell office:value-type="string" calcext:value-type="string">
            <text:p>Всероссийская конференция по экологическому образованию</text:p>
            <text:p/>
            <text:p>📅 27-29 октября 2021 года</text:p>
            <text:p>📍 Москва</text:p>
            <text:p>🖋 заявки принимаются до 31 августа 2021 года</text:p>
            <text:p/>
            <text:p>📋 Направления работы</text:p>
            <text:p>✅ задачи российской системы образования в свете Дорожной карты ЮНЕСКО «Образование в интересах устойчивого развития» до 2030 года; </text:p>
            <text:p>✅интеграция образования и просвещения в интересах устойчивого развития как основополагающих элементов в образовательный процесс; </text:p>
            <text:p>✅распространение инновационного опыта повышения качества экологического образования и просвещения; </text:p>
            <text:p>✅образование в интересах устойчивого развития в соответствии с перспективами социально-экономического развития России; </text:p>
            <text:p>✅подготовка кадров для реализации государственной научно-технической политики в области экологического развития Российской Федерации и климатических изменений; </text:p>
            <text:p>✅молодежь как ключевая движущая сила в решении проблем устойчивого развития: экологическое волонтерство, эко-активизм; </text:p>
            <text:p>✅развитие систем дополнительного экологического образования; </text:p>
            <text:p>инновационные решения развития экологического просвещения, выходящие за рамки традиционных секторальных подходов; </text:p>
            <text:p>✅механизмы избавления от «бункерного» мышления в экологическом просвещении и перехода к взаимодействию с различными секторами экономики на основе междисциплинарных подходов</text:p>
            <text:p/>
            <text:p>Подробности: https://clck.ru/W8bgE</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70" calcext:value-type="float">
            <text:p>70</text:p>
          </table:table-cell>
          <table:table-cell office:value-type="string" calcext:value-type="string">
            <text:p>🥈В Чебоксарах состоялся финал Всероссийской спартакиады молодёжи - U 20. В прыжках с шестом серебряным медалистом стал студент 1 курса факультета физической культуры, мастер спорта Фёдор Скляров. В своей заключительной попытке Фёдор взлетел на 5 метров 15 см!💐👍</text:p>
          </table:table-cell>
          <table:table-cell office:value-type="string" calcext:value-type="string">
            <text:p>[]</text:p>
          </table:table-cell>
        </table:table-row>
        <table:table-row table:style-name="ro1">
          <table:table-cell table:number-columns-repeated="3"/>
        </table:table-row>
        <table:table-row table:style-name="ro18">
          <table:table-cell office:value-type="float" office:value="5" calcext:value-type="float">
            <text:p>5</text:p>
          </table:table-cell>
          <table:table-cell office:value-type="string" calcext:value-type="string">
            <text:p>ШКОЛА МОЛОДЫХ УЧЁНЫХ </text:p>
            <text:p>ЭПОХА РЕВОЛЮЦИЙ 1750–1914 ГГ. В ЗАПАДНОЙ ЕВРОПЕ И СРЕДИЗЕМНОМОРЬЕ</text:p>
            <text:p/>
            <text:p>📅 7--13 ноября 2021 г. </text:p>
            <text:p>📍 г. Ялта</text:p>
            <text:p>🖋 заявки принимаются до 15 сентября 2021 года</text:p>
            <text:p/>
            <text:p>📋 В работе школы предполагается сделать акцент на следующих аспектах: </text:p>
            <text:p/>
            <text:p>✅Методологические и организационные аспекты современных исследований по тематике школы </text:p>
            <text:p>✅Формирование революционной парадигмы (декларации, конституции, символика, образы) </text:p>
            <text:p>✅Конфликт традиционных и революционных ценностей </text:p>
            <text:p>Пути утверждения новых ценностей в Западной Европе и Средиземноморье. </text:p>
            <text:p>✅Роль образа «Другого» в межцивилизационных контактов данного периода </text:p>
            <text:p>✅Война и Революция (интервенция, революционные войны, привнесение революционных ценностей и институтов в общества, находящиеся за границами изначального очага). </text:p>
            <text:p>✅Реформы как «революции сверху» </text:p>
            <text:p>✅Историческая память о той эпохе </text:p>
            <text:p>✅Культурный контекст революций</text:p>
            <text:p/>
            <text:p>Подробности: https://clck.ru/WZYwe</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6" calcext:value-type="float">
            <text:p>16</text:p>
          </table:table-cell>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03" calcext:value-type="float">
            <text:p>103</text:p>
          </table:table-cell>
          <table:table-cell office:value-type="string" calcext:value-type="string">
            <text:p>💥Студентка ЛГУ получила благодарность от губернатора Санкт-Петербурга </text:p>
            <text:p/>
            <text:p>Анастасия Семенова, студентка 2 курса магистратуры филологического факультета, направление "Педагогическое образование", профиль "Литературное и языковое образование", вошла в число 70 волонтёров Чемпионата по футболу ЕВРО-2020, которые получили благодарственные грамоты от губернатора Санкт-Петербурга Александра Беглова. </text:p>
            <text:p>На протяжении всего Чемпионата Европы по футболу в разных точках города работали около 1 200 волонтеров. Они распределяли потоки болельщиков в дни матчей на территории, прилегающей к стадиону, и в пунктах выдачи FanID, помогали в организации пресс-конференций, официальных и публичных мероприятий. Вручая грамоты от лица губернатора, вице-губернатор Александр Бельский подчеркнул: «Ребята встречали и сопровождали болельщиков. Они были и на вокзалах, и в зоне перед стадионом, везде, где люди могли столкнуться с какими-то сложностями или проблемами. Они всегда были вместе с нами». </text:p>
            <text:p>Параллельно с волонтёрской занятостью Анастасия Семенова смогла успешно сдать государственные экзамены и получить диплом о высшем образовании в магистратуре филологического факультета ЛГУ им. А.С. Пушкина.</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4" calcext:value-type="float">
            <text:p>14</text:p>
          </table:table-cell>
          <table:table-cell office:value-type="string" calcext:value-type="string">
            <text:p>🔧Российская неделя роботизации</text:p>
            <text:p/>
            <text:p>С 20 по 26 сентября 2021 года в Санкт-Петербурге в третий раз пройдет Российская неделя роботизации (РНР ) — это семинары, встречи, конференции по всем направлениям робототехники.</text:p>
            <text:p/>
            <text:p>Мероприятия РНР включают в себя соревнования по мобильной и промышленной робототехнике, которые проводятся Санкт-Петербургским государственным университетом аэрокосмического приборостроения и Малоохтинским колледжем при поддержке World Skills, и форум промышленной роботизации, где участники представляют свои инновационные решения, проводятся сессии, обсуждают перспективы сотрудничества системных интеграторов, поставщиков оборудования, промышленных предприятий, университетов, представителей институтов развития и органов власти.</text:p>
            <text:p/>
            <text:p>В дни РНР во многих университетах и колледжах пройдут мастер-классы, открытые лекции и семинары по тематике современного развития робототехники.</text:p>
            <text:p/>
            <text:p>Информация о РНР, а также программа и контакты размещены на сайте (http://www.roboticsweek.ru.).</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85" calcext:value-type="float">
            <text:p>85</text:p>
          </table:table-cell>
          <table:table-cell office:value-type="string" calcext:value-type="string">
            <text:p>🇷🇺День ВМФ</text:p>
            <text:p/>
            <text:p>✨В этом году Военно-Морской Флот России отмечает своё 325-летие.</text:p>
            <text:p/>
            <text:p>🛳День ВМФ всегда празднуется в последнее воскресенье июля. В этом году дата праздника выпадает на 25 июля 2021г.</text:p>
            <text:p/>
            <text:p>⛴В Санкт-Петербурге, морской столице России, по традиции в день праздника будет организован "Парад кораблей 2021" с демонстрацией военной техники.</text:p>
            <text:p/>
            <text:p>🥳Поздравляем с праздником!</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2" calcext:value-type="float">
            <text:p>12</text:p>
          </table:table-cell>
          <table:table-cell office:value-type="string" calcext:value-type="string">
            <text:p>✨Победительница конкурса - Светлана Коровкина, студентка третьего курса факультета философии, культурологии и искусства ЛГУ им. А.С.Пушкина. Поздравляем!💐</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20" calcext:value-type="float">
            <text:p>20</text:p>
          </table:table-cell>
          <table:table-cell office:value-type="string" calcext:value-type="string">
            <text:p>💥Студенты факультета ЕГиТ прошли в очный этап Всероссийского конкурса "Моя страна - Моя Россия"</text:p>
            <text:p/>
            <text:p>Стали известны результаты заочного этапа конкурса "Моя страна - Моя Россия". В очный этап прошли: в номинации "Экология моей страны" студентка 3 курса направления Туризм Дарья Афонькина с проектом "Большая Северо-Ленинградская тропа", научный руководитель старший преподаватель каф. СКСиТ Павел Жуков и </text:p>
            <text:p>в номинации "Моя гостеприимная Россия" студентка 4 курса направления Туризм Александра Константинова с проектом "Формирование туристского бренда "Промышленный край - Ленинградская область", научный руководитель доцент каф. СКСиТ, канд. геогр. наук Сергей Писаренко.</text:p>
            <text:p>В заявочной компании 2021 года приняли участие 91 147участников.</text:p>
            <text:p/>
            <text:p>Всероссийский просветительский проект «Моя страна – моя Россия» – это яркий пример, когда инициатива, рожденная в гражданском обществе, получила широкое тиражирование в регионах Российской Федерации среди молодежи, нашла поддержку органов государственной власти, местного самоуправления и экспертного сообщества. Входит в состав АНО "Россия - страна возможностей", патронируемая президентом России.</text:p>
            <text:p>💐Поздравляем ребят и научных руководителей с победой и желаем дальнейших успехов!</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1" calcext:value-type="float">
            <text:p>11</text:p>
          </table:table-cell>
          <table:table-cell office:value-type="string" calcext:value-type="string">
            <text:p>Именные стипендии Губернатора Ленобласти</text:p>
            <text:p> </text:p>
            <text:p>Организовано начало сбора документов для назначения именной стипендии Губернатора для одаренных детей-сирот и детей, оставшихся без попечения родителей, для одаренных детей-инвалидов, обучающихся по программам СПО, а также для одаренных детей-сирот, обучающихся по программам высшего образования.</text:p>
            <text:p> </text:p>
            <text:p>❗По всем вопросам обращаться к специалисту по учебно-методической работе Яцковской Елене Борисовне - 451-88-93 (204 кабинет, отдел студенческого контингента), эл. адрес: e.yackovskaya@lengu.ru.</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3" calcext:value-type="float">
            <text:p>13</text:p>
          </table:table-cell>
          <table:table-cell office:value-type="string" calcext:value-type="string">
            <text:p>Секреты русской ономастики в Летней онлайн школе ЛГУ им. А.С. Пушкина</text:p>
            <text:p/>
            <text:p>Особенности истории, значения и написания русских имён, отчеств и фамилий рассмотрели студенты международной Летней онлайн-школы «Русский язык и русская культура», которая проходит на базе филологического факультета ЛГУ им. А.С. Пушкина в рамках исполнения федерального проекта "Экспорт образования" национального проекта "Образование".</text:p>
            <text:p/>
            <text:p>Любая межкультурная коммуникация начинается обычно со знакомства, а точнее с определения такого важного языкового элемента, каким является имя человека. </text:p>
            <text:p>Светлана Петрова, к.фил.н., доц., декан филологического факультета, обозначила истоки происхождения русских имён и фамилий, правила их использовании в официальной, деловой речи, а также провела мастер-класс по созданию синквейнов об именах во время занятия по лексике самопрезентации и бытовой тематики.</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7" calcext:value-type="float">
            <text:p>7</text:p>
          </table:table-cell>
          <table:table-cell office:value-type="string" calcext:value-type="string">
            <text:p>🦠Развеиваем мифы о вакцинации! </text:p>
            <text:p/>
            <text:p>Российское общество «Знание» проводит просветительскую кампанию «Разберемся в вакцинах вместе», в рамках которой состоится прямой эфир с Министром здравоохранения Российской Федерации. </text:p>
            <text:p>❗Эфир 23 июля в 9.15.❗</text:p>
            <text:p/>
            <text:p>Следите за новостями в группе и на сайте covid.znanierussia.ru 🤗</text:p>
            <text:p/>
            <text:p>Узнавайте ответы в прямом эфире!👀</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79" calcext:value-type="float">
            <text:p>79</text:p>
          </table:table-cell>
          <table:table-cell office:value-type="string" calcext:value-type="string">
            <text:p>🥳Ломоносовский институт (филиал) выпустил 150 дипломированных специалистов факультета психологии! </text:p>
            <text:p/>
            <text:p>В Ломоносовском институте (филиале) прошли выпускные для бакалавров и магистров факультета психологии. </text:p>
            <text:p>Дипломы получили бакалавры направления подготовки (профиля) "Психология", "Начальное образование", "Дошкольное образование", "Психология и социальная педагогика" и магистры направления подготовки (профиля) "Менеджмент образования", "Психология развития", "Психология личности". </text:p>
            <text:p>Мы поздравляем выпускников и желаем им дальнейших успехов, личностного и профессионального роста! </text:p>
            <text:p>😉Двери Ломоносовского института всегда открыты для вас! Мы вас всегда ждём и всегда будем вам рады!💐</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11" calcext:value-type="float">
            <text:p>11</text:p>
          </table:table-cell>
          <table:table-cell office:value-type="string" calcext:value-type="string">
            <text:p>🏘Эксперты ЛГУ приняли участие в разговоре о развитии малых городов</text:p>
            <text:p/>
            <text:p>Старший преподаватель кафедры культурологии и искусства Ирина Юреску и лаборант-исследователь НОЦ урбанистики и киберантропологии Артём Потапов в качестве экспертов от ЛГУ им.А.С.Пушкина приняли участие в онлайн-дискуссии на тему “Развитие малых городов: опыт Ленинградской области”, организованной “Агентством Бизнес Новостей” и “МК в Питере”. </text:p>
            <text:p>В фокусе обсуждения были такие подтемы, как проблемы и перспективы развития малых городов нашего региона, программы государственной поддержки, программа реновации Выборгского района Ленинградской области, практики создания комфортной городской среды в Ленинградской области, новые подходы и успешные проекты такого рода, а также роль и место предприятий федерального значения в развитии города.</text:p>
            <text:p/>
            <text:p>👩‍🎓Ирина Юреску выделила проблему дефицита квалифицированных специалистов в малых городах Ленинградской области как для реализации дизайн-проектов городской среды, так и в части их дальнейшего содержания. Она отметила, что студенты ЛГУ им. А.С. Пушкина регулярно предлагают свои идеи и проекты по развитию среды (например, в рамках дипломных работ), однако они переживают значительные упрощения в силу, с одной стороны, недостатка у малых городов бюджетных ресурсов, с другой — нехватки ресурсов (в т.ч. человеческих) для дальнейшей поддержки реализованных проектов, что приводит в конечном счете к непривлекательности среды малых городов и, следовательно, провоцирует переезд молодых людей в более крупные города. Помимо других причин оттока населения из малых городов, которые были обозначены участниками дискуссии, Ирина Юреску подчеркнула проблему недостаточного уровня визуальной составляющей современных малых городов региона.</text:p>
            <text:p/>
            <text:p>👨‍🎓Артём Потапов рассказал о том, что в Ленинградской области, как и во многих других регионах России, наблюдается интересный тренд, согласно которому крупные бизнес-структуры приезжают в малые города с масштабными проектами и таким образом дают им импульс к развитию. Складывается ситуация, когда малые города превращаются в “моногорода наоборот”: если раньше малые города возникали в т.ч. вокруг крупных промышленных объектов, то сегодня такие объекты появляются в уже существующих малых городах, присоединяются к ним. Вместе с этим, есть три важных проблемы, касающихся малых городов, на которые, по мнению спикера, необходимо обратить внимание - во-первых, существует запрос на экологичность городов, который выражается в т.ч. в необходимости качественного озеленения среды малых городов; во-вторых, есть острая необходимость развития прибрежных территорий малых городов, которые притягивают большое количество людей в летний период, что может привести к развитию малого бизнеса и туризма в регионе; и наконец, необходимо приложить усилия для развития дорожной инфраструктуры в малых городах, на что регулярно обращают внимание местные жители.</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21" calcext:value-type="float">
            <text:p>121</text:p>
          </table:table-cell>
          <table:table-cell office:value-type="string" calcext:value-type="string">
            <text:p>🚀Выпускники 2021- факультет физической культуры </text:p>
            <text:p/>
            <text:p>💐На факультете физической культуры прошли выпуски бакалавров и магистров 2021 года. 89 бакалавров и 19 магистров стали счастливыми обладателями диплома университета. Среди выпускников очной формы обучения более 30 представителей сборных команд университета по баскетболу, волейболу, лёгкой атлетике, тяжёлой атлетике, чир-спорту, лыжным гонкам, биатлону, боксу, плаванию, мини-футболу. </text:p>
            <text:p>🥳Желаем новых спортивных, научных, профессиональных успехов!</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97" calcext:value-type="float">
            <text:p>97</text:p>
          </table:table-cell>
          <table:table-cell office:value-type="string" calcext:value-type="string">
            <text:p>🥳Выпуск 2021 - юридический факультет </text:p>
            <text:p/>
            <text:p>15 июля на юридическом факультете прошло торжественное мероприятие. 97 студентов получили свои дипломы бакалавра по направлению 40.03.01 "Юриспруденция".</text:p>
            <text:p>💥 Мы благодарим выпускников за 4 потрясающих года, желаем счастья и успехов в будущей карьере ❗</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63" calcext:value-type="float">
            <text:p>63</text:p>
          </table:table-cell>
          <table:table-cell office:value-type="string" calcext:value-type="string">
            <text:p>💥Выпуск 2021 - филологический факультет </text:p>
            <text:p/>
            <text:p>В этому году на филологическом факультете состоялся выпуск 134 обучающихся направлений бакалавриата и магистратуры: "Журналистика" (профиль "Общий" и "Современные медиатехнологии в журналистике"), "Педагогическое образование" (с одним и с двумя профилями "Русский язык и литература", профиль "Литературное и языковое образование"), "Реклама и связи с общественностью" (профили "Общий" и "Креативные технологии в сфере рекламы и связей с общественностью"). 16 июля выпускникам торжественно вручили документы о высшем образовании. </text:p>
            <text:p/>
            <text:p>💐Поздравляем всех с окончанием одного этапа и с началом нового!!! Желаем всем здоровья, успехов в профессиональной деятельности, новых открытий и новых друзей, а также счастья в личной жизни! Не останавливаться и продолжать развитие!!!</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20" calcext:value-type="float">
            <text:p>120</text:p>
          </table:table-cell>
          <table:table-cell office:value-type="string" calcext:value-type="string">
            <text:p>💥ВЫПУСК 2021 на факультете специального (дефектологического) образования</text:p>
            <text:p/>
            <text:p>14 июля прошло вручение дипломов на факультете специального (дефектологического) образования. </text:p>
            <text:p>Этим летом обучение на факультете закончили 67 дипломированных бакалавров, успешно освоивших образовательную программу по направлению подготовки 44.03.03 специальное (дефектологическое) образование направленность (профиль) «Специальная психология» и «Логопедия» , а также 6 магистров, окончивших программы «Логопедическая работа в системе образования и здравоохранения» и «Комплексная реабилитация лиц с аутизмом». </text:p>
            <text:p>Наши студентки не только красавицы, но и умницы, победители всероссийских, международных научных конкурсов, жизнерадостные, целеустремленные девушки, которым по силам все отрасли профессиональной сферы. Желаем им удачи! </text:p>
            <text:p>Мы не говорим им "до свидания"! Мы говорим: до скорых встреч! До скорых встреч в магистратуре, аспирантуре, на научных конференциях, в рядах профессорско-преподавательского состава факультета!</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4" calcext:value-type="float">
            <text:p>14</text:p>
          </table:table-cell>
          <table:table-cell office:value-type="string" calcext:value-type="string">
            <text:p>Международная Летняя школа в ЛГУ им. А.С. Пушкина </text:p>
            <text:p/>
            <text:p>В рамках федерального проекта "Экспорт образования" в ЛГУ на базе филологического факультета и при активном участии сотрудников международного отдела стартовала международная Летняя онлайн-школа «Русский язык и русская культура».</text:p>
            <text:p>Первое занятие провела доктор филологических наук, профессор Марьяна Ягодкина - она рассказала об особенностях и тенденциях развития современной системы русского языка, а также о специфике Петербургской лингвистической и фонетической школы. Во время торжественного запуска летней школы профессор Мухтор Насиров, проректор по международным связям и декан факультета естественных наук Самаркандского государственного университета (Узбекистан), выразил благодарность "за возможность погружения в настоящий русский язык". </text:p>
            <text:p>Работа летней лингвистической школы проводится в рамках исполнения федерального проекта "Экспорт образования" национального проекта "Образование". Целью обучения является достижение учащимися учебно-познавательной, социокультурной, речевой, языковой, коммуникативной компетенции для обеспечения функциональной грамотности и успешной коммуникации на русском языке. Среди участников школы - представители вузов Казахстана, Узбекистана и Таджикистана.</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42" calcext:value-type="float">
            <text:p>42</text:p>
          </table:table-cell>
          <table:table-cell office:value-type="string" calcext:value-type="string">
            <text:p>🎓Ломоносовский институт приглашает абитуриентов❗😊</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80" calcext:value-type="float">
            <text:p>180</text:p>
          </table:table-cell>
          <table:table-cell office:value-type="string" calcext:value-type="string">
            <text:p>🥳Выпускники 2021</text:p>
            <text:p/>
            <text:p>Целеустремленные, творческие, жизнерадостные, а главное - обладающие всеми необходимыми для успешной профессиональной деятельности выпускники факультета иностранных языков - учителя и переводчики!!!</text:p>
            <text:p>💐Поздравляем с получением дипломов, желаем профессиональных успехов и всегда ждем в родных стенах для продолжения обучения и повышения своей квалификации!</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82" calcext:value-type="float">
            <text:p>82</text:p>
          </table:table-cell>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5" calcext:value-type="float">
            <text:p>15</text:p>
          </table:table-cell>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32" calcext:value-type="float">
            <text:p>32</text:p>
          </table:table-cell>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7" calcext:value-type="float">
            <text:p>7</text:p>
          </table:table-cell>
          <table:table-cell office:value-type="string" calcext:value-type="string">
            <text:p>ЛГУ и ЛОЭСК - партнеры!</text:p>
            <text:p/>
            <text:p>13 июля ЛГУ им. А.С. Пушкина и Электрические сети Санкт-Петербурга и Ленинградской области ("ЛОЭСК") заключили меморандум о сотрудничестве.</text:p>
            <text:p/>
            <text:p>В рамках меморандума новые партнеры будут развивать сеть экспертных сообществ в приоритетных направлениях сотрудничества, привлекать в научно-техническую сферу аспирантов, молодых ученых и формировать инновационные среды, проводить совместные исследования и экспертно-консультационные работы.</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0" calcext:value-type="float">
            <text:p>0</text:p>
          </table:table-cell>
          <table:table-cell office:value-type="string" calcext:value-type="string">
            <text:p>🎓Летняя школа от МГУ имени М.В.Ломоносова</text:p>
            <text:p> </text:p>
            <text:p>Факультет государственного управления МГУ имени М.В.Ломоносова приглашает Вас принять участие в Летней школе «Мягкая сила в современном мире: стратегии и технологии», которая пройдет 23.08-28.08 в дистанционном формате. Вы приобретете новые знания в области «мягкой силы», поработаете над практическими задачами самостоятельно и в группах под руководством выдающихся экспертов в этой области, улучшите знания английского языка и получите удостоверение о повышении квалификации МГУ имени М.В.Ломоносова. </text:p>
            <text:p> </text:p>
            <text:p>Более подробную информацию Вы найдете по ссылке - http://spa.msu.ru/dpo/povyshenie-kvalifikaczii/progra.. </text:p>
            <text:p> </text:p>
            <text:p>Оставить заявку на обучение онлайн - https://forms.gle/CzPuoicb5h2j4jREA </text:p>
            <text:p> </text:p>
            <text:p>Если у Вас возникнут вопросы, будем рады ответить на них по почте Belousova@spa.msu.ru</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22" calcext:value-type="float">
            <text:p>122</text:p>
          </table:table-cell>
          <table:table-cell office:value-type="string" calcext:value-type="string">
            <text:p>🥳Вручение дипломов бакалавров и магистров на факультете естествознания, географии и туризма</text:p>
            <text:p/>
            <text:p>10 июля на факультете естествознания, географии и туризма состоялось традиционное вручение дипломов бакалавра и магистра выпускникам 2021 года. </text:p>
            <text:p>Этот день стал особенным и знаменательным для более чем шестидесяти новых специалистов направлений подготовки «Туризм», «Биотехнология» и «Педагогическое образование». Несмотря на некоторые сложности с занятостью на рынке труда, особенно в период пандемии, большинство дипломантов трудоустроены, что свидетельствует о востребованности выбранных ими профессий. Однако не все выпускники расстаются с «альма-матер». Многие бакалавры планируют продолжить свое обучение в магистратуре на родном факультете.</text:p>
            <text:p>Желаем выпускникам успехов и дальнейших достижений на их профессиональном пути!</text:p>
          </table:table-cell>
          <table:table-cell office:value-type="string" calcext:value-type="string">
            <text:p>[]</text:p>
          </table:table-cell>
        </table:table-row>
        <table:table-row table:style-name="ro1">
          <table:table-cell table:number-columns-repeated="3"/>
        </table:table-row>
        <table:table-row table:style-name="ro15">
          <table:table-cell office:value-type="float" office:value="9" calcext:value-type="float">
            <text:p>9</text:p>
          </table:table-cell>
          <table:table-cell office:value-type="string" calcext:value-type="string">
            <text:p>Конкурс проектов в области культуры, искусства и креативных индустрий</text:p>
            <text:p/>
            <text:p>Подай заявку на первый грантовый конкурс в сфере культуры, искусства и креативных индустрий до 30 июля❗</text:p>
            <text:p/>
            <text:p>В конкурсе могут участвовать негосударственные некоммерческие организации (общественные объединения, АНО, фонды, ассоциации и другие), муниципальные учреждения (в том числе библиотеки, музеи, театры, дома культуры, кружки), а также коммерческие организации и индивидуальные предприниматели.</text:p>
            <text:p/>
            <text:p>❗Заявки принимаются с 15 июня по 30 июля 2021 года.</text:p>
            <text:p/>
            <text:p>Между участниками конкурса будет распределено 3,5 млрд рублей, которые выделяются Президентскому фонду культурных инициатив его учредителем – Фондом президентских грантов. </text:p>
            <text:p/>
            <text:p>На конкурс можно представить инициативы в области культуры и академического (классического) искусства, проекты по выявлению и поддержке молодых талантов в области культуры, искусства и креативных индустрий, культурные фестивали, премии и форумы, стартапы в сфере культуры, искусства и креативных индустрий.</text:p>
            <text:p/>
            <text:p>Вся информация о конкурсе на сайте фондкультурныхинициатив.рф </text:p>
            <text:p>Следить за новостями можно, вступив в одну из групп, или во все группы сразу — в Instagram, VK, Facebook и Одноклассниках! Для удобства, везде одно имя [club205606768|@pfci.grants]</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71" calcext:value-type="float">
            <text:p>71</text:p>
          </table:table-cell>
          <table:table-cell office:value-type="string" calcext:value-type="string">
            <text:p>💥Благодарность от Государственной Думы эксперту ЛГУ </text:p>
            <text:p> </text:p>
            <text:p>Ларисе Кобриной, проректору по научной работе ЛГУ им. А.С.Пушкина, члену экспертного совета по специальному образованию Комитета Государственной Думы по образованию и науке вручена благодарность от Комитета Государственной Думы по образованию и науке за значительный личный вклад в экспертно-аналитическое сопровождение законотворческой деятельности в сфере образования.</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28" calcext:value-type="float">
            <text:p>28</text:p>
          </table:table-cell>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59" calcext:value-type="float">
            <text:p>59</text:p>
          </table:table-cell>
          <table:table-cell office:value-type="string" calcext:value-type="string">
            <text:p>🥇У студентки ЛГУ золото по лёгкой атлетике </text:p>
            <text:p/>
            <text:p>5-7 июля 2021 г. в г. Чебоксары состоялся Чемпионат России по легкой атлетике среди спортсменов сурдлимпийцев. Юлия Абубякирова, студентка 3 курса дефектологического факультета завоевала две ЗОЛОТЫЕ медали в беге на 1500 и 800 м, что позволило Юлии отобраться на Чемпионат мира по лёгкой атлетике среди спортсменов сурдлимпийцев и Сурдлимпийские игры 2022 г.</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40" calcext:value-type="float">
            <text:p>40</text:p>
          </table:table-cell>
          <table:table-cell office:value-type="string" calcext:value-type="string">
            <text:p>Новые площадки для производственной практики студентов ЛГУ</text:p>
            <text:p/>
            <text:p>Три новых отеля готовы принять будущих специалистов гостиничного дела на практику и рассказать о своей работе.</text:p>
            <text:p>В новом изысканном отеле «Ривер Палас» прошла рабочая встреча декана факультета ЕГиТ Елены Гаджиевой с Екатериной Кувайцевой, генеральным менеджером отелей «Дворец Трезини» (Бутик отель, 5 звезд), «Лахта Плаза» и «Ривер Палас» (4 звезды), и Лилией Биткуловой, генеральным директором аккредитованной организации по классификации объектов туристской индустрии, гостиниц и иных средств размещения, ведущим экспертом по классификации гостиниц на «звезды». </text:p>
            <text:p>В ходе встречи достигнуты договоренности о возможности прохождения практической подготовки студентами факультета, осваивающими программы бакалавриата и магистратуры по направлению «Гостиничное дело», о возможном последующем трудоустройстве выпускников ЛГУ, а также студентов вуза в свободное от учебы время. Также на базе отелей намечены экскурсии и мастер-классы для студентов.</text:p>
            <text:p>Возможность участия партнеров такого уровня в реализации образовательных программ позволит приблизить характер обучения студентов к требованиям современной жизни и получить престижную и хорошо оплачиваемую работу по специальности.</text:p>
            <text:p>Для реализации принципа практикоориентированного обучения на факультете естествознания, географии и туризма постоянно ведется планомерная работа по формированию долгосрочных взаимовыгодных отношений с предприятиями и организациями, осуществляющими трудовую деятельность в профессиональной сфере, соответствующей профессиональной деятельности, к которой готовятся выпускники ЛГУ.</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7" calcext:value-type="float">
            <text:p>7</text:p>
          </table:table-cell>
          <table:table-cell office:value-type="string" calcext:value-type="string">
            <text:p>Филологи ЛГУ им. А.С. Пушкина - на научном форуме SMIF-2021</text:p>
            <text:p/>
            <text:p>Эксперты филологического факультета доцент Марина Дробышева, старший преподаватель Мария Конюкова и магистрант 1 курса (направление "Журналистика") Дина Зимина успешно выступили с докладами на научном форуме «Медиа в современном мире". </text:p>
            <text:p/>
            <text:p>«Петербургские чтения» ScienceMedia International Forum (SMIF) прошли на базе Института «Высшая школа журналистики и массовых коммуникаций» Санкт-Петербургского государственного университета. Участники мероприятия обменялись опытом, идеями и результатами исследований - это и является главной ценностью ежегодных встреч. Дискуссии строятся на взаимодействии с сотрудниками СМИ, агентств PR и рекламы, государственных и общественных организаций. Форум открыт как для лидеров ведущих научных школ, так и для начинающих исследователей, с их новым взглядом на актуальные проблемы отрасли. В сессиях форума традиционно участвуют представители МГУ им. М. В. Ломоносова, Национальной ассоциации исследователей массмедиа (НАММИ), а также зарубежные учёные. С 2013 года в программу форума включается англоязычная пре-конференция «Сравнительные исследования медиа в современном мире». </text:p>
            <text:p/>
            <text:p>По результатам дискуссий на всех научных сессиях регулярно публикуются сборники статей и сериальные издания, которые регистрируются в российских и международных электронных базах данных, находятся в открытом доступе и широко цитируются в трудах специалистов.</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7" calcext:value-type="float">
            <text:p>17</text:p>
          </table:table-cell>
          <table:table-cell office:value-type="string" calcext:value-type="string">
            <text:p>Студентка факультета ЕГиТ заняла 1 место в XLIII Международном научно-исследовательском конкурсе «Лучшая научная статья 2021»</text:p>
            <text:p> </text:p>
            <text:p>Ступникова Нина, студентка 1 курса магистратуры направления подготовки Педагогическое образование профиль Географическое образование заняла 1 место в XLIII Международном научно-исследовательском конкурсе «Лучшая научная статья 2021» в секции «Педагогические науки» за научную работу «Использование игровой технологии в школьном курсе географии 8 класса при изучении темы «Климат России»».</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40" calcext:value-type="float">
            <text:p>40</text:p>
          </table:table-cell>
          <table:table-cell office:value-type="string" calcext:value-type="string">
            <text:p>Эксперт ЛГУ - в полуфинале конкурса  «Лидеры России. Наука»</text:p>
            <text:p/>
            <text:p>Ольга Кублицкая, начальник управления научной политики университета, получила приглашение принять участие в контрольном тестировании дистанционного этапа конкурса «Лидеры России. Наука»</text:p>
            <text:p>По итогам тестирования будут определены финалисты конкурса. Финал состоится 16–18 сентября в Москве.</text:p>
            <text:p>«Лидеры России» — всероссийский конкурс управленцев, проводимый автономной некоммерческой организацией «Россия — страна возможностей» с 2017 года. Победители конкурса входят в кадровый управленческий резерв страны.</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92" calcext:value-type="float">
            <text:p>92</text:p>
          </table:table-cell>
          <table:table-cell office:value-type="string" calcext:value-type="string">
            <text:p>🥳Лучший студент СПО 2021💐</text:p>
            <text:p/>
            <text:p>30 июня 2021 года в состоялась ежегодная церемония чествования лучших выпускников </text:p>
            <text:p>учреждений среднего профессионального образования Санкт-Петербурга. </text:p>
            <text:p>ЛГУ им. А.С. Пушкина представляла Глория Бойченко, студентка обучавшаяся по специальности 49.02.01 Физическая культура. Ей вручили памятный подарок и диплом лучшего выпускника.</text:p>
            <text:p>Организаторы церемонии - Комитет по молодежной политике и взаимодействию с общественными организациями Санкт-Петербурга.</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37" calcext:value-type="float">
            <text:p>37</text:p>
          </table:table-cell>
          <table:table-cell office:value-type="string" calcext:value-type="string">
            <text:p>🏆Студентка ЛГУ - победительница Международной выставки-конкурса современного искусства</text:p>
            <text:p/>
            <text:p>Светлана Поповская, студентка 3 курса факультета философии, культурологии и искусства (педагогическое образование, профиль изобразительное искусство) заняла 1 место среди студентов в Международной выставке-конкурсе современного искусства. Светлана победила в номинации "Графические зарисовки и эксперименты" на Санкт-Петербургской неделе искусств, проходившей в Выставочном центре Санкт-Петербургского Союза художников.</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64" calcext:value-type="float">
            <text:p>64</text:p>
          </table:table-cell>
          <table:table-cell office:value-type="string" calcext:value-type="string">
            <text:p>🥉У студента ЛГУ бронза по лёгкой атлетике</text:p>
            <text:p/>
            <text:p>28-30 июня в г.Уфе состоялось первенство России по легкой атлетике среди юниоров. Студент 1 курса факультета физической культуры, мастер спорта Федор Скляров стал обладателем БРОНЗОВОЙ медали в прыжках с шестом!</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5" calcext:value-type="float">
            <text:p>5</text:p>
          </table:table-cell>
          <table:table-cell office:value-type="string" calcext:value-type="string">
            <text:p>🎓Конкурсные мероприятия ООО "Национальная система развития научной, творческой и инновационной деятельности молодежи России "Интеграци</text:p>
            <text:p/>
            <text:p>В 2021-2022 учебном году общероссийской общественной организацией "Национальная система развития научной, творческой и инновационной деятельности молодежи России "Интеграция" запланировано проведение различных конкурсных мероприятий.</text:p>
            <text:p/>
            <text:p>Ознакомиться с подробной информацией об указанных мероприятиях можно на сайте 👉🏻http://integraciya.org</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5" calcext:value-type="float">
            <text:p>5</text:p>
          </table:table-cell>
          <table:table-cell office:value-type="string" calcext:value-type="string">
            <text:p>👩‍💻Поступление в вуз онлайн</text:p>
            <text:p/>
            <text:p>Переходи по ссылке и подавай документы в вуз без личного посещения приёмной комиссии, бумажных заявлений и очередей 👉🏻https://www.gosuslugi.ru/vuzonline?utm_source=bunner&amp;utm_medium=main_3&amp;utm_campaign=vuz_online</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18" calcext:value-type="float">
            <text:p>18</text:p>
          </table:table-cell>
          <table:table-cell office:value-type="string" calcext:value-type="string">
            <text:p>ЛГУ принял участие в межвузовской творческой акции</text:p>
            <text:p/>
            <text:p>24 июня завершилась творческая акция «Форсайт – ледокол», прошедшая по проекту организации межвузовского сотрудничества в рамках Научно-образовательного консорциума «Будущее арктической архитектуры и динамика климата».</text:p>
            <text:p/>
            <text:p>Консорциум объединяет вузы разных регионов России: Москвы, Якутии, Урала, Архангельска, Мурманска и Санкт-Петербурга. Не так давно в Консорциум был принят и ЛГУ имени А.С.Пушкина. Образовательная программа «Студенческое измерение современной и будущей Арктики» проводилась в формате форсайт-сессии, где решаются задачи по формированию инициативы, креативности, предпринимательства и компетенций стратегического видения развития арктического региона. Мероприятие проводится Мурманским арктическим государственным университетом. Формат «Форсайт-ледокола» – это сессия обучающих коммуникаций для молодежи, успешных предпринимателей, представителей творческого сообщества, авторитетных ученых, экспертов государственного управления, в результате которых формируется опыт поискового прогнозирования, разработки концепций и дорожных карт проектов, меняющих качество жизни арктических регионов на основе позитивного мышления, мотиваций личной активности и разноплановых профессиональных компетенций.</text:p>
            <text:p>Механика Форсайт-ледокола представляет собой сборку креативных площадок, результатом работы каждой из которых становится проект и его дорожная карта, позволяющие предложить региону и университету новое видение жизни арктического региона. Активное участие в проекте приняли студенты 2 курса специальности «дизайн среды» ЛГУ им. А.С.Пушкина. Куратор – доцент кафедры культурологии и искусства ЛГУ имени А.С.Пушкина Игорь Клюшкин. </text:p>
            <text:p/>
            <text:p>Были созданы межвузовские команды, которые работали над проектами территорий Мурманской области: «Станция Кола» и «Самый северный пляж на реке Ура». Общение команд проходило в онлайн–режиме, тем не менее, в конце апреля команды получили приглашение в Мурманск, где прошла сессия Форсайт-ледокола – она состояла из образовательной практико-ориентированной программы, в ходе которой были созданы креативные проекты, направленные на повышение качества жизни и увеличение вариативности сценариев жизни в арктических регионах. Кроме того, участники проектов смогли познакомиться с участками для проектирования на месте и ощутить все особенности арктического климата. Предварительная защита проектов проходила на борту легендарного атомного ледокола «Ленин». </text:p>
            <text:p/>
            <text:p>24 июня в онлайн–режиме прошла защита проектов четырех межвузовских команд в присутствии ректоров МАРХИ, УралГАХА, Университета «Синергия» и представителей правительства Мурманской области. ЛГУ им.А.С.Пушкина представляли 4 студента. В финал вышла студентка Александра Скурихина - ее «Синяя команда», объединяющая студентов МАРХИ, СПб ГАСУ, Урал ГАХУ и ЛГУ, создавала концепцию «Арт – кластера», проектировала часть территории города Кола для превращения ее в креативную площадку для развития творческого потенциала жителей пригородов Мурманска. </text:p>
            <text:p>Проекты всех четырех команд будут внимательным образом изучены губернатором Мурманской области Андреем Чибисом. Студенты получили уникальный опыт работы в команде в условиях реального проектирования. Устойчивое развитие арктических регионов и увеличение сценариев их благополучия является принципиальной основой профессиональной подготовки и формирования проектных навыков современного поколения молодежи.</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3" calcext:value-type="float">
            <text:p>13</text:p>
          </table:table-cell>
          <table:table-cell office:value-type="string" calcext:value-type="string">
            <text:p>💪🏻СКК "Импульс" продолжает тесно сотрудничать с киберспортивными клубами вузов нашей страны. Участники нашего клуба получают все больше благодарственных писем от новых друзей за совместную качественную подготовку турниров, за достигнутые результаты, за одну общую цель - развитие киберспорта в России!🥳</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11" calcext:value-type="float">
            <text:p>11</text:p>
          </table:table-cell>
          <table:table-cell office:value-type="string" calcext:value-type="string">
            <text:p>👨‍💻Преподаватели ЛГУ выступили спикерами по цифровой грамотности</text:p>
            <text:p/>
            <text:p>Ленинградское областное региональное отделение Российского общества «Знание» выиграло конкурс на реализацию в Ленинградской области федерального проекта «Организация и проведение просветительских мастер-классов по цифровой грамотности», а официальным партнером в реализации проекта выступил ЛГУ им. А.С. Пушкина.</text:p>
            <text:p/>
            <text:p>Проект состоял из двух больших частей: первая часть, которая прошла с 19 апреля по 7 мая, - это отбор и обучение экспертов в Сетевом университете Российского общества «Знание». Вторая часть, с 24 мая по 4 июня, включала в себя проведение 24 мастер-классов для жителей Выборгского, Лужского и Бокситогорского районов Ленинградской области. Каждый желающий расширить и углубить свои знания по цифровой грамотности мог попасть на мастер-класс, заполнив заявку на сайте общества "Знание". </text:p>
            <text:p/>
            <text:p>Преподаватели ЛГУ рассказали об электронном правительстве, работе с мобильными приложениями, об основных подходах к формированию и развитию цифровой грамотности, о современных инструментах дистанционной коммуникации и многом другом.</text:p>
            <text:p>Мастер-классы прошли как в очном формате на базе Выборгского института (филиала), Института экономической безопасности, Лужского института (филиала) и Бокситогорского института (филиала), так и в дистанционном формате на платформе ZOOM.</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27" calcext:value-type="float">
            <text:p>27</text:p>
          </table:table-cell>
          <table:table-cell office:value-type="string" calcext:value-type="string">
            <text:p>Лариса Кобрина выступила на экспертном совете по специальному образованию Комитета Государственной Думы по образованию и науке </text:p>
            <text:p/>
            <text:p>Проректор по научной работе ЛГУ им. А.С. Пушкина Лариса Кобрина, являясь членом экспертного совета по специальному образованию Комитета Государственной Думы по образованию и науке, выступила с докладом на заседании совета. </text:p>
            <text:p>Открыли заседание совета Лидия Антонова, депутат Государственной Думы Федерального Собрания Российской Федерации, координатор Экспертного совета по специальному образованию Комитета ГД по образованию и науке и Галина Семья, председатель Экспертного совета по специальному образованию Комитета ГД по образованию и науке. </text:p>
            <text:p>С докладом выступила Дацюк Таис Александровна, начальник отдела образования детей с особыми образовательными потребностями Департамента государственной политики в сфере защиты прав детей Минпросвещения России. </text:p>
            <text:p>Проректор ЛГУ Лариса Кобрина выступила с докладом на тему «Подготовка дефектологов – залог благополучия общества». Основной проблемой, которую выделяет эксперт университета, является дефицит квалифицированных кадров. Л. Кобриной были сформулированы предложения для изменения ситуации:</text:p>
            <text:p>- вывести направление «специальное дефектологическое образование» из укрупненной группы «педагогика и образование»;</text:p>
            <text:p>- расширить государственное задание на подготовку дефектологов;</text:p>
            <text:p>- создать умо (умк) по направлению для разработки и внедрения стандарта, программы, планов;</text:p>
            <text:p>- расширить перечень профилей подготовки;</text:p>
            <text:p>- создать экспертную комиссию для разработки, внедрения и экспертизы учебно-методического обеспечения.</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40" calcext:value-type="float">
            <text:p>40</text:p>
          </table:table-cell>
          <table:table-cell office:value-type="string" calcext:value-type="string">
            <text:p>23 июня на территории Ломоносовского института состоялась вакцинация желающих привиться от коронавирусной инфекции. В мероприятии приняли участие более 90 преподавателей, студентов и сотрудников университета.</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7" calcext:value-type="float">
            <text:p>7</text:p>
          </table:table-cell>
          <table:table-cell office:value-type="string" calcext:value-type="string">
            <text:p>❗Профильные классы ЛГУ ждут новых учеников</text:p>
            <text:p/>
            <text:p>👩‍🎓В связи с тем, что в 2021 году планируется открытие трех новых базовых школ и профильных классов ЛГУ им. А.С. Пушкина, набор учащихся продолжается. </text:p>
            <text:p>✅За последний год университет активно развивал сферу партнерских отношений с образовательными организациями Ленинградской области с целью расширения зон профориентационных отношений в рамках действия профориентационно-образовательной парадигмы «школа – вуз – профессиональные кадры ЛО». Таким образом, в новом учебном году в профильных классах ЛГУ им. А.С. Пушкина смогут обучаться школьники из Киришей, Волхова и Ломоносова. </text:p>
            <text:p>Обучение пройдет по программе дополнительного образования «Университетский класс ЛГУ им. А.С. Пушкина» и будет включать модули по направлениям: экономика, математика, иностранный язык, филология, психология и педагогика, а также активную наставническую и проектную деятельность. Все выпускники профильных классов смогут проявить себя в вузовских конкурсах и олимпиадах и получить сертификат об освоении дополнительной образовательной программы. </text:p>
            <text:p>❗В 2020 году в рамках приемной кампании все участники этой программы поступили в ЛГУ и успешно заканчивают обучение на первом курсе, а за 2020-2021 учебный год в онлайн-формате программу «Профильный класс ЛГУ им. А.С. Пушкина» освоили 94 человека. Базовые школы ЛГУ им. А.С. Пушкина функционируют как в Санкт-Петербурге и Пушкине, так и во многих районах Ленинградской области.</text:p>
            <text:p/>
            <text:p>🔎Подробную информацию о действующих профильных классах и о перспективах открытия новых можно узнать по ссылке https://lengu.ru/podrazdeleniya/uchebnoe-upravlenie/tsentr-obrazovatel-nyh-tehnologii</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24" calcext:value-type="float">
            <text:p>24</text:p>
          </table:table-cell>
          <table:table-cell office:value-type="string" calcext:value-type="string">
            <text:p>Эксперт ЛГУ приняла участие в проекте "Умные недели" </text:p>
            <text:p/>
            <text:p>Доцент кафедры экономики и управления ЛГУ им. А.С. Пушкина Юлия Бушенева приняла участие в реализации проекта Российского общества Знание «Умные недели». </text:p>
            <text:p/>
            <text:p>Миссия общества Знание - через просветительскую и образовательную деятельность способствовать переходу российского общества на качественно новый уровень с точки зрения интеллектуального, культурного и образовательного потенциала. </text:p>
            <text:p>В рамках этого просветительского проекта Юлия Бушенева провела интерактивную лекцию на тему «Планы государства в экономике: мифы или реальность» для экономического факультета Дагестанского государственного университета (г. Махачкала). В ходе лекции спикер ЛГУ затронула самые актуальные вопросы экономического планирования, расстановки приоритетов в хозяйственном развитии, постановки целей в экономике. Интерес слушателей вызвали вопросы места России в мировом рейтинге стран мира по размеру валового внутреннего продукта, принятия новой Стратегии социально-экономического развития на период до 2030 года. </text:p>
            <text:p/>
            <text:p>Студенты и преподаватели приняли активное участие в дискуссиях по затронутым темам. Слушатели подтвердили важность выработки единого системного подхода к разработке и реализации государственных экономических планов как на федеральном, так и на региональном уровне, в том числе и в Республике Дагестан.</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35" calcext:value-type="float">
            <text:p>35</text:p>
          </table:table-cell>
          <table:table-cell office:value-type="string" calcext:value-type="string">
            <text:p>🥳ЛГУ им. А. С. Пушкина поздравляет с Всероссийским днем выпускников – 2021. Ждем выпускников школ в стенах нашего Университета! </text:p>
            <text:p/>
            <text:p>🔎В разделе «Вся информация о приеме 2021 (бакалавриат, специалитет)» и «Вся информация о приеме 2021 (магистратура)» Вы можете найти интересующую Вас информацию по очной, заочной и очно-заочной формам обучения как на бакалавриат, так и в магистратуру (правила приема, перечень направлений подготовки, количество мест для приема в рамках контрольных цифр, сроки подачи документов, перечень вступительных испытаний и многое другое).👉🏻https://lengu.ru/abitur</text:p>
            <text:p/>
            <text:p>☎Если Вы не нашли ответы на Ваши вопросы, Вы можете позвонить в приемную комиссию по телефонам 8 (812) 500-94-89 (многоканальный), 8 (812) 465-66-99, 8 (812) 451-94-42, 8 (812) 451-94-44 или задать их по электронной почте priemlgu@lengu.ru</text:p>
            <text:p/>
            <text:p>👩‍💻Также на сайте представлены ответы на часто задаваемые вопросы, надеемся, что Вы сможете найти для себя полезную информацию!</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5" calcext:value-type="float">
            <text:p>5</text:p>
          </table:table-cell>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9" calcext:value-type="float">
            <text:p>9</text:p>
          </table:table-cell>
          <table:table-cell office:value-type="string" calcext:value-type="string">
            <text:p>💥Вся информация о приеме 2021 (магистратура)</text:p>
            <text:p/>
            <text:p>Уважаемые абитуриенты!</text:p>
            <text:p/>
            <text:p>На нашем сайте Вы можете найти интересующую информацию о поступлении на направления магистратуры в 2021 году, в том числе информацию о правилах приема, о направлениях подготовки, о количестве мест для приема в рамках контрольных цифр, о сроках подачи документов, о вступительных испытаниях и многом другом.</text:p>
            <text:p/>
            <text:p>✅Переходите по ссылке на наш сайт👉🏻https://lengu.ru/abitur/informatsiya-o-priyeme-v-magistraturu</text:p>
            <text:p/>
            <text:p>Если Вы не нашли ответы на Ваши вопросы, Вы можете позвонить в приемную комиссию по телефонам 8 (812) 500-94-89 (многоканальный), 8 (812) 465-66-99, 8 (812) 451-94-42, 8 (812) 451-94-44, или задать их по электронной почте priemlgu@lengu.ru</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8" calcext:value-type="float">
            <text:p>8</text:p>
          </table:table-cell>
          <table:table-cell office:value-type="string" calcext:value-type="string">
            <text:p>❗Вся информация о приеме 2021 (бакалавриат, специалитет)</text:p>
            <text:p/>
            <text:p>Уважаемые абитуриенты!</text:p>
            <text:p/>
            <text:p>На нашем сайте можно найти ВСЮ информацию о поступлении на направления бакалавриата в 2021 году, в том числе информацию о правилах приема, о направлениях подготовки, о количестве мест для приема в рамках контрольных цифр, о сроках подачи документов, о вступительных испытаниях и многом другом.</text:p>
            <text:p/>
            <text:p>ССЫЛКА НА САЙТ https://lengu.ru/abitur/vsya-informatsiya-o-priyeme-2021-bakalavriat-spetsialitet</text:p>
            <text:p/>
            <text:p>Если Вы не нашли ответы на Ваши вопросы, Вы можете позвонить в приемную комиссию по телефонам 8 (812) 500-94-89 (многоканальный), 8 (812) 465-66-99, 8 (812) 451-94-42, 8 (812) 451-94-44, или задать их по электронной почте priemlgu@lengu.ru</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 calcext:value-type="float">
            <text:p>1</text:p>
          </table:table-cell>
          <table:table-cell office:value-type="string" calcext:value-type="string">
            <text:p>"Радио России" подготовило репортаж о итогах пятого сезона Всероссийской киберспортивной студенческой лиги и взяло интервью у Арины Решетниковой (студентка 4 курса ЕГиТ и руководитель компьютерного клуба "Импульс"), которая выступила в качестве судьи в финальном этапе пятого сезона ВКСЛ 👉🏻 https://www.radiorus.ru/brand/65262/episode/2551417</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6" calcext:value-type="float">
            <text:p>6</text:p>
          </table:table-cell>
          <table:table-cell office:value-type="string" calcext:value-type="string">
            <text:p>Эксперты ЛГУ им. А.С. Пушкина обсуждают цифровые практики</text:p>
            <text:p/>
            <text:p>Эксперты филологического факультета ЛГУ им. А. С. Пушкина, д. фил. н., зав. каф. рекламы и общественных коммуникаций Марьяна Ягодкина, декан филологического факультета, к.фил.н., доц. Светлана Петрова, к. и. н., доц. Елена Крылова приняли активное участие в Экспертной сессии "Лучшие цифровые практики среднего профессионального образования", прошедшей онлайн на базе электронной экосистемы PROFобразование издательства «Профобразование» и IPR MEDIA, где представлены книги таких издательств, как «ЮНИТИ-ДАНА», «Инфра-Инженерия», «Феникс», «Республиканский институт профессионального образования (РИПО)», «СОЛОН-ПРЕСС», «Спорт. Человек», «Квадро», «Дашков и К», «Каро», «Логос» «Академический проект» и др.</text:p>
            <text:p/>
            <text:p>Цифровая трансформация образования — один из федеральных приоритетов Российской Федерации, реализация которого в системе профессионального образования призвана обеспечить эффективную подготовку кадров для цифровой экономики. Исследование процесса цифровизации профессионального образования, выявление организационно-педагогических условий его эффективности осуществляется на базе межрегиональной сети экспериментальных площадок — профессиональных образовательных организаций, на протяжении нескольких лет реализующих программы онлайн-обучения.</text:p>
            <text:p/>
            <text:p>В ходе обсуждения были рассмотрены проблемы и ограничения, связанные с введением онлайн в образовательную систему, а также возможные решения. Вынужденная самоизоляция выявила главную проблему цифровой трансформации профессионального образования — дефицит общих компетенций педагога, студента, родителя. Оптимальной формой введения онлайн-курсов в образовательный процесс может стать технология смешанного обучения, сочетающая работу в онлайн с контактными формами обучения. Ключевым условием, обеспечивающим результативность цифровой трансформации образовательного процесса, выступает освоение педагогами комплекса общих компетенций, в числе которых самоорганизация и удаленное управление мотивацией.</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7" calcext:value-type="float">
            <text:p>17</text:p>
          </table:table-cell>
          <table:table-cell office:value-type="string" calcext:value-type="string">
            <text:p>Филологи ЛГУ им. А.С. Пушкина и цифровые исследования</text:p>
            <text:p/>
            <text:p>Студенты 4 курса филологического факультета София Довбышенко, Ксения Иванченко, Кирилл Копылов, Егор Ягин ("Педагогическое образование (с двумя профилями подготовки)", направленность (профиль) "Русский язык и литература") получили благодарности за активное участие и успехи в исследовательской деятельности в рамках проекта "Исследование русской готической прозы", организованного на базе Центра цифровых гуманитарных исследований Университета ИТМО. В области данных исследований разрабатываются проекты, использующие компьютерные алгоритмы для анализа и репрезентации гуманитарных данных. Студенты ЛГУ им. А.С. Пушкина показали высокий уровень подготовки и отличные навыки в исследовательской деятельности.</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2" calcext:value-type="float">
            <text:p>12</text:p>
          </table:table-cell>
          <table:table-cell office:value-type="string" calcext:value-type="string">
            <text:p>🥳Дипломом I степени в номинации «Физическая география и геоэкология» у студентки ЕГиТ</text:p>
            <text:p/>
            <text:p>💪🏻По результатам открытого Всероссийского конкурса студенческих научно-исследовательских работ «Географическая наука в школе и в вузе сквозь призму современности», </text:p>
            <text:p>Дипломом I степени в номинации «Физическая география и геоэкология» награждена студентка 3 курса направления подготовки «Биология и география» Лада Вольфсон за проект «Актуальные проблемы восстановления лесов в Северо-Западном федеральном округе». </text:p>
            <text:p>Проект выполнен под руководством доцента кафедры естествознания и географии, к.э.н Натальи Якубовской.</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3" calcext:value-type="float">
            <text:p>3</text:p>
          </table:table-cell>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9" calcext:value-type="float">
            <text:p>9</text:p>
          </table:table-cell>
          <table:table-cell office:value-type="string" calcext:value-type="string">
            <text:p>Мурашко призвал вакцинировать от коронавируса студентов до середины июля</text:p>
            <text:p/>
            <text:p>Студентам рекомендуется сделать прививку от коронавируса до середины июля, заявил глава Минздрава РФ Михаил Мурашко. </text:p>
            <text:p>👉 https://ria.ru/20210622/studenty-1738038673.html</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37" calcext:value-type="float">
            <text:p>37</text:p>
          </table:table-cell>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6" calcext:value-type="float">
            <text:p>6</text:p>
          </table:table-cell>
          <table:table-cell office:value-type="string" calcext:value-type="string">
            <text:p>Кафедра философии Ленинградского государственного университета им. А. С. Пушкина приглашает выпускников вузов на обучение в магистратуре (очная форма; на бюджетной основе) по образовательной программе «Преподавание философии и религиоведения» в рамках направления подготовки 44.04.01 «Педагогическое образование».</text:p>
            <text:p/>
            <text:p>Информацию о количестве мест, условиях приёма и вступительных испытаниях можно получить: </text:p>
            <text:p/>
            <text:p>- на сайте Приёмной комиссии ЛГУ им. А. С. Пушкина</text:p>
            <text:p>https://lengu.ru/ </text:p>
            <text:p>https://lengu.ru/abitur/informatsiya-o-priyeme-v-magistraturu/vsya-informatsiya-o-priyeme-2021-magistratura </text:p>
            <text:p>https://lengu.ru/abitur/informatsiya-o-priyeme-v-magistraturu/kak-podat-dokumenty-2 </text:p>
            <text:p/>
            <text:p>- на кафедре философии по электронной почте: kaffilosof@lengu.ru </text:p>
            <text:p> или по телефону: 8 (812) 4519843</text:p>
            <text:p/>
            <text:p>У нас скучно не бывает!</text:p>
          </table:table-cell>
          <table:table-cell office:value-type="string" calcext:value-type="string">
            <text:p>[]</text:p>
          </table:table-cell>
        </table:table-row>
        <table:table-row table:style-name="ro1">
          <table:table-cell table:number-columns-repeated="3"/>
        </table:table-row>
        <table:table-row table:style-name="ro4">
          <table:table-cell office:value-type="float" office:value="29" calcext:value-type="float">
            <text:p>29</text:p>
          </table:table-cell>
          <table:table-cell office:value-type="string" calcext:value-type="string">
            <text:p>❗Вновь больше 30 градусов синоптики обещают сегодня и на этой неделе в течение нескольких дней. Не забывайте пить больше жидкости и не находиться долго на солнце. </text:p>
            <text:p>🌞Кстати, в долгосрочном прогнозе июль в климатической норме или теплее обычного.</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8" calcext:value-type="float">
            <text:p>18</text:p>
          </table:table-cell>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8" calcext:value-type="float">
            <text:p>8</text:p>
          </table:table-cell>
          <table:table-cell office:value-type="string" calcext:value-type="string">
            <text:p>Социально-экономическое развитие обсудили в ЛГУ</text:p>
            <text:p/>
            <text:p>На экономическом факультете прошла ХII Всероссийская научно-практическая конференция с международным участием «Проблемы и пути социально-экономического развития: город, регион, страна, мир».</text:p>
            <text:p/>
            <text:p>В конференции приняли участие эксперты из России и Великобритании. На пленарном заседании были заслушаны доклады декана экономического факультета Надежды Космачевой на тему «Трансформация форм финансирования малого и среднего бизнеса с использованием цифровых технологий», заведующей кафедры банкинга и финансовых рынков Полесского государственного университета (Беларусь) Валентины Лукашевич - «Развитие финансовых рынков в Республике Беларусь», а также директора Информационно-методического центра поселка Новый свет Гатчинского района Игоря Евдокимова про Навигатор дополнительного образования Ленинградской области. </text:p>
            <text:p/>
            <text:p>В ходе выступлений спикеров и во время дискуссии были затронуты самые актуальные темы, которые касались социально-экономического развития в глобальном, национальном, региональном и местном масштабах. Особого внимания заслужили темы, связанные с развитием цифровой экономики, с поддержкой малого и среднего бизнеса, с развитием банковской сферы, планированием национальной экономики и развитием налоговой системы. Также были затронуты вопросы мотивации предпринимателей и совершенствования системы образования.</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13" calcext:value-type="float">
            <text:p>13</text:p>
          </table:table-cell>
          <table:table-cell office:value-type="string" calcext:value-type="string">
            <text:p>👩‍🎓Научные успехи СНО ЕГиТ</text:p>
            <text:p/>
            <text:p>Подведены итоги открытого Всероссийского конкурса студенческих научно-исследовательских работ «Географическая наука в школе и в вузе сквозь призму современности».</text:p>
            <text:p>Дипломом IIIстепени в номинации «Теория и методика географического образования» награждена студентка 3 курса направления подготовки 'биология и география' (ЕГиТ) Софья Баринова за проект «Использование географических карт в школьном курсе географии 7 класса».</text:p>
            <text:p>Мероприятие прошло на базе кафедры географии, географического и геоэкологического образования Нижегородского государственного педагогического университета имени Козьмы Минина (Мининский университет).</text:p>
            <text:p/>
            <text:p>🔎Основная цель конкурса – формирование исследовательской культуры студентов в области географии и географического образования, создание условий для самореализации молодежи в научно-исследовательской деятельности, приобретение опыта работы в составе творческого коллектива через поддержку и стимулирование студенческих инициатив.</text:p>
            <text:p>Традиционно конкурс проводится по проблемам физической географии и геоэкологии, экономической и социальной географии, туризма, географического и геоэкологического образования. </text:p>
            <text:p/>
            <text:p>🌏В конкурсе приняли участие студенты Мининского университета, а также ребята из других вузов Нижнего Новгорода, Санкт-Петербурга, Арзамаса, Ленинградской, Саратовской, Иркутской областей, Республики Башкортостан.</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2" calcext:value-type="float">
            <text:p>2</text:p>
          </table:table-cell>
          <table:table-cell office:value-type="string" calcext:value-type="string">
            <text:p>В Санкт-Петербурге состоится третий Кубок по стратегии и управлению бизнесом, являющийся региональным этапом крупнейшего чемпионата по стратегии и управлению бизнесом Global Management Challenge. Организатор мероприятия - РАНХиГС. </text:p>
            <text:p> </text:p>
            <text:p>В Кубке Санкт-Петербурга примут участие команды из 3-5 человек, которые получат в управление виртуальные компании с одинаковыми стартовыми показателями, разработают стратегию и комплекс управленческих решений по ее реализации. </text:p>
            <text:p> </text:p>
            <text:p>📍Регистрация открыта до 22 июня 23:59, сам Кубок пройдёт в онлайн формате. </text:p>
            <text:p>Подробнее о мероприятии и регистрации на нем можно ознакомится по ссылке https://globalmanager.ru/spb</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5" calcext:value-type="float">
            <text:p>15</text:p>
          </table:table-cell>
          <table:table-cell office:value-type="string" calcext:value-type="string">
            <text:p>Благодарность ЛГУ им. А.С. Пушкина </text:p>
            <text:p/>
            <text:p>В адрес руководства ЛГУ им. А.С. Пушкина поступила благодарность из Казахстана от руководителя КГУ "Дом дружбы центр общественного согласия" управления внутренней политики Восточно-Казахстанской области Алмаза Болатовича Нургалиева и председателя общественного объединения "Восточно-Казахстанский русский культурный центр" Веры Правдиной. Была выражена искренняя благодарность администрации университета и д. фил. н., зав. каф. рекламы и общественных коммуникаций филологического факультета Марьяне Ягодкиной за организацию всестороннего взаимодействия и проведение международной конференции "Современные тенденции русского языка". </text:p>
            <text:p>Участники конференции обсудили широкий круг вопросов, касающихся не только важных тенденций в развитии системы современного русского языка, но и выявления, сохранения, популяризации и использования объектов русской культуры, повышения интереса и лояльности к русскому языку. Русский язык играет важнейшую роль в сохранении культурного наследия, его обогащении и передаче будущим поколениям. Именно язык позволяет не только способствовать процессу инкультурации, но и формировать этнические идеалы, моральные принципы и нравственные установки, устанавливать взаимосвязь и взаимодействие человека и общества.</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9" calcext:value-type="float">
            <text:p>19</text:p>
          </table:table-cell>
          <table:table-cell office:value-type="string" calcext:value-type="string">
            <text:p>Студентка ЛГУ им. Пушкина - судья финала ВКСЛ</text:p>
            <text:p/>
            <text:p>Арина Решетникова выступила в качестве судьи в финальном этапе пятого сезона Всероссийской киберспортивной студенческой лиги.</text:p>
            <text:p>В финальный день Всероссийской киберспортивной студенческой лиги (ВКСЛ) состоялся дебют Арины Решетниковой (студентки 4 курса ЕГиТ и руководителя компьютерного клуба "Импульс") в качестве официального судьи. Арине выпала честь судить вместе с председателем Томского отделения ФКС России Дмитрием Шульгиным сразу более 15 матчей финала. Большая часть матчей пришлась на судейство полуфиналов и финалов разных дисциплин от Dota 2 до Clash Royale.</text:p>
            <text:p>Стоять прямо за спинами финалистов и наблюдать, как вершится история киберспорта, - высокая ответственность и большая честь, которую студентка ЛГУ заслужила, проделав долгий путь от обычного участника ВКСЛ до становления частью организаторского состава.</text:p>
            <text:p>В турнире с призовым фондом 2,5 млн рублей приняли участие обучающиеся 244 вузов и 153 средних специальных учебных заведений России, всего — более 7,5 тыс. студентов из 53 регионов страны. Соревнования Лиги проходили в пяти дисциплинах: Dota 2, Counter-Strike: Global Offensive, Hearthstone, Clash Royale и StarCraft II.</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52" calcext:value-type="float">
            <text:p>52</text:p>
          </table:table-cell>
          <table:table-cell office:value-type="string" calcext:value-type="string">
            <text:p>👩‍🎓Лариса Кобрина выступила на пленарном заседании международной конференции «Вместе за инклюзию»</text:p>
            <text:p/>
            <text:p>Проректор по научной работе ЛГУ им. А. С. Пушкина Лариса Кобрина открыла сегодня пленарное заседании III Международной студенческой научно-практической конференции «Вместе за инклюзию!» докладом на тему «Современная проблема диагностики раннего детского аутизма (РДА) и расстройств аутистического спектра (РАС)». </text:p>
            <text:p>В докладе отмечается, что заключение «расстройство аутистического спектра» (РАС) все чаще встречается в медицинских документах детей, поступающих в детское дошкольное учреждение или в школу. Такая распространенность диагноза привела к тому, что в стране катастрофически выросло количество детей с ограниченными возможностями здоровья, у которых в структуре дефекта якобы присутствуют признаки раннего детского аутизма (РДА). Л. Кобрина раскрыла особенности дифференциальной диагностики развития детей с РАС в сравнении с развитием детей с нарушениями интеллекта и с нарушениями слуха. Особенно Лариса Михайловна отметила, что для установления точного и корректного диагноза необходима тщательная психолого-педагогическая дифференциальная диагностика, лонгитюдное наблюдение.</text:p>
            <text:p/>
            <text:p>💥Также с докладом на тему «Характеристика языковых предпосылок к овладению навыком письма у школьников пятого года обучения с дизорфографией» выступила студентка факультета специального (дефектологического) образования ЛГУ им. А.С. Пушкина Софья Буреева (научный руководитель - доцент кафедры логопедии Ольга Елецкая). </text:p>
            <text:p>На пленарном заседании и секциях выступили ведущие эксперты из Киргизии, России, Узбекистана, Белоруссии.</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35" calcext:value-type="float">
            <text:p>35</text:p>
          </table:table-cell>
          <table:table-cell office:value-type="string" calcext:value-type="string">
            <text:p>Команды ЛГУ им. А.С. Пушкина – среди победителей конкурса «Земля героев. Крепости Ленинградской области»</text:p>
            <text:p/>
            <text:p>В финале II межрегионального конкурса «Земля Героев. Крепости Ленинградской области», посвященного 800-летию со дня рождения князя Александра Невского, для представителей студенчества средних и высших учебных заведений Ленинградской области и других регионов Российской Федерации, команды нашего университета заняли первое и второе места в различных номинациях. </text:p>
            <text:p> Финал конкурса был организован центром «Молодежный» совместно с Комитетом по молодежной политике Ленинградской области и Музейным агентством региона. Поздравил победителей проректор ЛГУ им А.С.Пушкина Владимир Журавлёв. </text:p>
            <text:p>Всего в финал вошли 9 команд из Ленинградской области, Санкт-Петербурга и Москвы с лучшими проектами по популяризации исторических мест и памятников - крепостей и замков Ленинградской области. Защита проектов прошла в очно-заочном формате. </text:p>
            <text:p>В номинации «Туристический маршрут» команда ЛГУ им. А. С. Пушкина, разработавшая маршрут по крепости Старая Ладога, заняла 1 место.</text:p>
            <text:p>В номинации «Кейс-мероприятие» ещё одна команда ЛГУ им. А. С. Пушкина, защищавшая проект по крепости Корела, заняла 2 место.</text:p>
            <text:p>Обе команды состояли из студентов Ломоносовского института (филиала) университета.</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4" calcext:value-type="float">
            <text:p>4</text:p>
          </table:table-cell>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62" calcext:value-type="float">
            <text:p>62</text:p>
          </table:table-cell>
          <table:table-cell office:value-type="string" calcext:value-type="string">
            <text:p>10-11 июня состоялся чемпионат вузов Санкт-Петербурга по пляжному волейболу. Команда девушек ЛГУ им, А. С. Пушкина в составе: Пастухова Наталья (ФФК, 2 курс), Шамаева Влада (ФФК, 3 курс) завоевали СЕРЕБРЯНЫЕ МЕДАЛИ! Поздравляем!</text:p>
          </table:table-cell>
          <table:table-cell office:value-type="string" calcext:value-type="string">
            <text:p>[]</text:p>
          </table:table-cell>
        </table:table-row>
        <table:table-row table:style-name="ro1">
          <table:table-cell table:number-columns-repeated="3"/>
        </table:table-row>
        <table:table-row table:style-name="ro6">
          <table:table-cell office:value-type="float" office:value="41" calcext:value-type="float">
            <text:p>41</text:p>
          </table:table-cell>
          <table:table-cell office:value-type="string" calcext:value-type="string">
            <text:p>Уважаемые абитуриенты❗ </text:p>
            <text:p/>
            <text:p>💥Мы открыли прием документов для абитуриентов 2021 года! Университет предлагает широкий выбор образовательных программ разных уровней подготовки: бакалавриата, магистратуры, аспирантуры, среднего профессионального образования. Учиться в нашем университете увлекательно и престижно!</text:p>
            <text:p/>
            <text:p>📄Документы можно подать:</text:p>
            <text:p>· лично </text:p>
            <text:p>· в электронно-цифровой форме через личный кабинет или с помощью суперсервиса «Поступление в вуз онлайн» посредством ЕПГУ </text:p>
            <text:p>· через операторов почтовой связи</text:p>
            <text:p/>
            <text:p>🔎Более подробную информацию можно получить в приемной комиссии и на нашем сайте в разделе "Абитуриентам" - "Вся информация о приеме 2021" 👉🏻https://lengu.ru/abitur/vsya-informatsiya-o-priyeme-2021-bakalavriat-spetsialitet</text:p>
            <text:p/>
            <text:p>Контакты приемной комиссии:</text:p>
            <text:p>✅Приемная комиссия работает Пн-Пт с 9:00 до 17:00, Сб. с 9.00 до 14.00.</text:p>
            <text:p>📍по адресу г.Санкт-Петербург, г. Пушкин, Петербургское шоссе, д. 10. </text:p>
            <text:p>❗Воскресенье приемная комиссия не работает - выходной день.</text:p>
            <text:p>☎Телефоны приемной комиссии: (812) 465-66-99, (812) 451-94-42, (812) 451-94-44.</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21" calcext:value-type="float">
            <text:p>21</text:p>
          </table:table-cell>
          <table:table-cell office:value-type="string" calcext:value-type="string">
            <text:p>ЛГУ продолжает международное сотрудничество с Финляндией </text:p>
            <text:p/>
            <text:p>Представители Выборгского института (филиала) ЛГУ им. А.С. Пушкина и Сайменского университета прикладных наук провели деловую встречу в онлайн режиме по дальнейшему сотрудничеству. </text:p>
            <text:p>Обсуждались планы на осень 2021 года по проведению практических конференций, в частности, конференции по мерам социальной поддержки населения соседних государств. </text:p>
            <text:p>Во встрече принимали участие:</text:p>
            <text:p>Елена Журинская - директора Выборгского филиала ЛГУ им. А.С. Пушкина</text:p>
            <text:p>Ольга Обухова - зам. директора по ВР Выборгского филиала ЛГУ им. А.С. Пушкина</text:p>
            <text:p>Михаил Данилов - зам. директора по ВР Выборгского филиала ЛГУ им. А.С. Пушкина</text:p>
            <text:p>Преподаватели Сайменского университета Прикладных наук</text:p>
            <text:p>Тайя Нойд, Мия Иконен, Анна Бэкман.</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15" calcext:value-type="float">
            <text:p>15</text:p>
          </table:table-cell>
          <table:table-cell office:value-type="string" calcext:value-type="string">
            <text:p>Пушкинские чтения в ЛГУ</text:p>
            <text:p/>
            <text:p>К дню празднования 222-летия А.С. Пушкина на филологическом факультете состоялась онлайн традиционная XXVI Международная научная конференция «Пушкинские чтения», посвящённая актуальным проблемам филологических исследований. </text:p>
            <text:p/>
            <text:p>Выступали докладчики в рамках четырёх секций: </text:p>
            <text:p>- Динамика жанровых форм в литературе XVIII-XXI веков;</text:p>
            <text:p>- Арсенал поэтических средств классической и современной литературы;</text:p>
            <text:p>- Авторские стратегии в художественном произведении;</text:p>
            <text:p>- Языковые единицы в пространстве текста и дискурса.</text:p>
            <text:p/>
            <text:p>Среди выступающих были гости из ведущих университетов Москвы, Санкт-Петербурга, Ростова-на-Дону, Севастополя, Казани и т.д., из Польши, Беларуси, Казахстана и др., а также аспиранты, магистранты и преподаватели ЛГУ им. А.С. Пушкина. Одна из секций посвящалась юбилею со дня рождения известного учёного-лингвиста В.П. Жукова, на заседании которой выступил А.В. Жуков, профессор ЛГУ им. А. С. Пушкина, д.фил.н., председатель диссертационного совета НовГУ им. Ярослава Мудрого, с докладом «Золотой век русской фразеологии» (К 100-летию со дня рождения В.П. Жукова). По итогам конференции был издан сборник материалов и размещён в электронной базе РИНЦ.</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0" calcext:value-type="float">
            <text:p>10</text:p>
          </table:table-cell>
          <table:table-cell office:value-type="string" calcext:value-type="string">
            <text:p>✨12 июня - ДЕНЬ РОССИИ</text:p>
            <text:p>Для России 12 июня — государственный праздник и считается днём рождения России. Это день гордости и уважения России, а значит патриотизма.</text:p>
            <text:p/>
            <text:p>В этот день любовь к Родине объединяет каждого россиянина и заставляет задуматься и обратить особое внимание на то, чем дорожит каждый гражданин.</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24" calcext:value-type="float">
            <text:p>24</text:p>
          </table:table-cell>
          <table:table-cell office:value-type="string" calcext:value-type="string">
            <text:p>Дорогие друзья!</text:p>
            <text:p/>
            <text:p>День России символизирует силу патриотизма, национальное единство и нашу общую ответственность за судьбу государства.</text:p>
            <text:p/>
            <text:p>Мы - граждане единой страны с богатейшей историей, глубокими традициями, разнообразием культур и вероисповеданий. Многовековая история России доказала, что, объединив усилия, мы можем противостоять любым трудностям и идти вперед.</text:p>
            <text:p/>
            <text:p>Сегодня от каждого из нас, от нашего труда, инициативы и гражданской ответственности зависит настоящее и будущее области и страны. Только нашими общими усилиями, при общественном согласии и социальном партнерстве, мы добьемся высоких результатов. От всей души поздравляю всех жителей региона с Днем России! Желаю новых свершений, достижения поставленных целей, успехов, крепкого здоровья и семейного благополучия!</text:p>
            <text:p/>
            <text:p>Станислав Еремеев, ректор ЛГУ им. А.С. Пушкина</text:p>
          </table:table-cell>
          <table:table-cell office:value-type="string" calcext:value-type="string">
            <text:p>[]</text:p>
          </table:table-cell>
        </table:table-row>
        <table:table-row table:style-name="ro1">
          <table:table-cell table:number-columns-repeated="3"/>
        </table:table-row>
        <table:table-row table:style-name="ro29">
          <table:table-cell office:value-type="float" office:value="12" calcext:value-type="float">
            <text:p>12</text:p>
          </table:table-cell>
          <table:table-cell office:value-type="string" calcext:value-type="string">
            <text:p>ЛГУ - от города до мира</text:p>
            <text:p/>
            <text:p>На экономическом факультете университета прошла юбилейная Х Всероссийская научно-практическая конференция студентов и аспирантов с международным участием «Проблемы и пути социально-экономического развития: город, регион, страна, мир».</text:p>
            <text:p>Участниками конференции в ЛГУ им. А.С. Пушкина стали обучающиеся из России, Белоруссии, Казахстана и Китая - представители как зарубежных, так и российских вузов: Полесского государственного университета, Актюбинского регионального университета имени К.Жубанова, Санкт-Петербургского горного университета, Санкт-Петербургского государственного экономического университета, Национального исследовательского университета «Высшая школа экономики», Московского государственного областного университета и других. Всего в конференции приняли участие более 80 человек.</text:p>
            <text:p>В ходе работы экспертов были затронуты самые разные темы социально-экономического развития в мире, стране, регионах и организациях. На пленарном заседании конференции рассматривались вопросы обеспечения экологической безопасности (этой темы касался доклад Арсения Жигалко), поддержки малого и среднего предпринимательства (об этом рассказал в своем докладе Андрей Орлов), предоставления инновационных банковских услуг (доклад Ольги Кудиновой), проблем ипотечного кредитования (доклад Ясаман Гусейновой), а также развития банковской сферы в Республике Беларусь (доклад Полины Глушаниной).</text:p>
            <text:p>Во время дискуссий на пяти разных секциях были выявлены самые интересные доклады, которые были отмечены первыми местами за выступление:</text:p>
            <text:p>-Беганская Анастасия - «Оценка и учёт инвестиционных операций в банках Республики Беларусь»;</text:p>
            <text:p>-Барбачакова Ольга - «Проблемы ЖКХ в условиях коронавирусной инфекции»;</text:p>
            <text:p>-Лукьяновский Александр, Шабалин Иван - «Развитие рынка криптовалюты на территории РФ: перспективы для социальной сферы»;</text:p>
            <text:p>-Кондратьева Наталья - «Проблемы муниципального управления в городе федерального значения и способы их решения»;</text:p>
            <text:p>-Шовкун София - «Кризис в социально-экономических системах в связи с пандемией»;</text:p>
            <text:p>-Жгун Юлия - «Дефицит макулатурного сырья на рынке гофропродукции».</text:p>
          </table:table-cell>
          <table:table-cell office:value-type="string" calcext:value-type="string">
            <text:p>[]</text:p>
          </table:table-cell>
        </table:table-row>
        <table:table-row table:style-name="ro1">
          <table:table-cell table:number-columns-repeated="3"/>
        </table:table-row>
        <table:table-row table:style-name="ro28">
          <table:table-cell office:value-type="float" office:value="69" calcext:value-type="float">
            <text:p>69</text:p>
          </table:table-cell>
          <table:table-cell office:value-type="string" calcext:value-type="string">
            <text:p>🥉Бронза в Чемпионате Вузов </text:p>
            <text:p/>
            <text:p>6-7 июня 2021 года состоялся Чемпионат вузов Санкт-Петербурга по легкой атлетике.</text:p>
            <text:p>Сборная команда ЛГУ им. А.С. Пушкина в общекомандном зачете заняла третье место!</text:p>
            <text:p>Медали в высокий общекомандный результат принесли:</text:p>
            <text:p>• Бронза - Червонных Артем, 2 курс, юридический факультет,тройной прыжок</text:p>
            <text:p>• Серебро - Ильина Анна, 2 курс ФФК, бег 3000 м</text:p>
            <text:p>• Серебро - Натальчук Арсентий, прыжок в высоту, ФФК, 3 курс</text:p>
            <text:p>• Золото - Ермаченкова Татьяна (выпуск ФФК 2020 г), прыжок в высоту</text:p>
            <text:p>Золото - Федор Скляров, ФФК 1 курс, прыжки с шестом</text:p>
            <text:p>• Серебро - Оленковичус Илья, бег 400 м, 4 курс ФФК</text:p>
            <text:p>• Бронза - Юлия Абубякирова, 3 курс ДЕФО, бег 1500 м</text:p>
            <text:p>• Золото - Пичугина Софья, 1 курс ФФК, метание молота</text:p>
            <text:p>• Бронза - Воронова Юлия, 2 курс (Выборг), метание молота </text:p>
            <text:p>• Бронза - Побойкина А, 2 курс (Выборг), бег 400 м с/б.</text:p>
            <text:p>• Серебро - Эстафета (девушки), 4 х 400 м(Некрасова Д, Писарева А, Лахмоткина Екатерина, Кузминчук Олеся)</text:p>
            <text:p>Благодарим всех за самоотверженную борьбу, и тех, кто был близок к наградам, но не завоевал их – они внесли большой вклад в общекомандный зачет!</text:p>
            <text:p>Всего в Чемпионате вузов принимали участие 30 команд высших учебных заведений Санкт-Петербурга.</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30" calcext:value-type="float">
            <text:p>30</text:p>
          </table:table-cell>
          <table:table-cell office:value-type="string" calcext:value-type="string">
            <text:p>Студенты-филологи ЛГУ им. А.С. Пушкина на Фестивале русской письменности</text:p>
            <text:p/>
            <text:p>Студенты 3 курса филологического факультета, направление подготовки "Педагогическое образование (с двумя профилями подготовки)", профиль "Русский язык и литература", стали участниками Фестиваля «Письменность: ценности и смыслы», приуроченного ко Дню русского языка в мультимедийном Историческом парке «Россия — моя история». Проект направлен на привлечение внимания к сохранению письменной культуры в цифровую эпоху и создание площадки для популяризации русского языка и кириллической каллиграфии, обладающей ресурсом для формирования единого межнационального культурного и исторического пространства. </text:p>
            <text:p>В рамках мероприятия прозвучали лекции д.б.н., д.фил.н., чл.-корр. РАО, Заслуженного деятеля высшего образования и Заслуженного деятеля науки РФ, профессора, зав. лаб. когнитивных исследований и каф. проблем конвергенции естественных и гуманитарных наук СПбГУ Татьяны Черниговской, а также учредителя и главного редактора журнала «Проектор», академического руководителя программы «Дизайн» Мити Харшак, зав. каф. истории и теории архитектуры Санкт-Петербургского государственного академического института живописи, скульптуры и архитектуры им. И. Е. Репина, к. архитектуры, д. искусствоведения, члена Союза архитекторов России, Заслуженного деятеля искусств РФ Андрея Пунина, и прошла лекция-встреча с писательницей Анной Ремез. Для студентов была организована и экскурсия по музею.</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33" calcext:value-type="float">
            <text:p>33</text:p>
          </table:table-cell>
          <table:table-cell office:value-type="string" calcext:value-type="string">
            <text:p>Интеллектуальные игры в ЛГУ им. А.С. Пушкина - сезон 2020-2021</text:p>
            <text:p/>
            <text:p>Клуб интеллектуальных игр ЛГУ им. А.С. Пушкина завершил продуктивный сезон не только в стенах университета, проведя турниры по трем дисциплинам – «Что? Где? Когда?», «Брейн-ринг» и «Своя игра», но и активно участвовал в чемпионатах разного уровня в качестве университетской сборной по интеллектуальным играм - в том числе, удалось пройти в финал "Лиги Вузов".</text:p>
            <text:p/>
            <text:p>Дмитрий Зиновьев (юридический факультет, 3 курс) и Виталий Черноусов (факультет иностранных языков, 3 курс) в составе команды «Сборная Тринидада и Тобаго» прошли сложный отбор и приняли участие в Студенческом Чемпионате России по Интеллектуальным играм в Казани 21-23 мая. Ребята показали высокий результат и дошли до полуфинала в "Эрудит-Квартете"</text:p>
            <text:p/>
            <text:p>Дмитрий Зиновьев – лидер Клуба интеллектуальных игр – добился значительных успехов в дебатах в Британском парламентском формате.</text:p>
            <text:p>На прошедшем 29-30 мая в онлайн-формате международном турнире «Небо Кочевника» Дмитрий Зиновьев победил в «Финале молодых», где соревнуются спикеры, которые начали свой путь в дебатах менее года назад. Кроме того, среди его достижений: </text:p>
            <text:p>- Победы на турнирах "Fresh Blood Cup", "Полезные Выходные", "KOKSHE TAU CUP" (на последних двух Дмитрий Зиновьев стал ещё и лучшим спикером).</text:p>
            <text:p>- Титул лучшего молодого спикера и финалиста турнира "Джедайский ВШЭ-2021".</text:p>
            <text:p>В Американском парламентском формате в составе сборной команды Политеха и ЛГУ была одержана победа в «Матче институтов-2020».</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46" calcext:value-type="float">
            <text:p>46</text:p>
          </table:table-cell>
          <table:table-cell office:value-type="string" calcext:value-type="string">
            <text:p>Творческая команда ЛГУ им. А.С. Пушкина – победители фестиваля «АРТ-СТУДиЯ – 2021» </text:p>
            <text:p/>
            <text:p>Для творческой команды университета фестиваль студенческого творчества АРТ-СТУДиЯ 2021 стал последним в сезоне.</text:p>
            <text:p>Финальный концерт прошел в Aurora Concert Hall, где прошло награждение самых ярких участников фестиваля:</text:p>
            <text:p>1 место, номинация «StreetDance» – «PushkinDance» (хореограф – Елизавета Григорьева).</text:p>
            <text:p>2 место, номинация «Оригинальный жанр» – Дуэт Карина Муллаянова (факультет математики и информатики, 3 курс) и Никита Орехов (филологический факультет, 2 курс).</text:p>
            <text:p>3 место, музыкальное направление (соло) – Елизавета Обрядина (факультет истории и социальных наук, 1 курс).</text:p>
            <text:p>Танцевальная студия «PushkinDance» не только стала победителем в своей номинации, но и была приглашена для выступления на празднике для выпускников на Дворцовой площади Санкт-Петербурга – «Алые паруса».</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3" calcext:value-type="float">
            <text:p>3</text:p>
          </table:table-cell>
          <table:table-cell office:value-type="string" calcext:value-type="string">
            <text:p>В честь Дня России Общество “Знание” запускает всероссийский квиз-марафон 💥</text:p>
            <text:p/>
            <text:p>Каждый желающий (и вы тоже!) сможет проверить свои знания об отечественной истории, науке, технике, искусстве и узнать много нового и интересного о своей стране. А самые удачливые команды сыграют в очном финале в рамках Дня молодежи 26 июня в Москве. Ну и, конечно, победители получат крутейшие призы.</text:p>
            <text:p/>
            <text:p>Отборочный тур – 12 июня</text:p>
            <text:p>Полуфинал – 19 июня</text:p>
            <text:p>Финал – 26 июня</text:p>
            <text:p/>
            <text:p>❓Что нужно сделать, чтобы попасть на квиз-марафон?</text:p>
            <text:p>Подробности тут https://quizplease.ru/znanie</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2" calcext:value-type="float">
            <text:p>2</text:p>
          </table:table-cell>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34" calcext:value-type="float">
            <text:p>34</text:p>
          </table:table-cell>
          <table:table-cell office:value-type="string" calcext:value-type="string">
            <text:p>Уважаемые абитуриенты! </text:p>
            <text:p> </text:p>
            <text:p>❗15 июня начинается приём документов❗</text:p>
            <text:p/>
            <text:p>Документы можно подать: </text:p>
            <text:p>• Лично. </text:p>
            <text:p>• В электронно-цифровой форме через личный кабинет или с помощью суперсервиса «Поступление в вуз онлайн» посредством ЕПГУ. </text:p>
            <text:p>• Через операторов почтовой связи.</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30" calcext:value-type="float">
            <text:p>30</text:p>
          </table:table-cell>
          <table:table-cell office:value-type="string" calcext:value-type="string">
            <text:p>ЛГУ - МЫ ПОМНИМ </text:p>
            <text:p/>
            <text:p>Студсовет Института экономической безопасности ЛГУ 4 июня побывали на месте сражений времен советско-финляндской войны в районе поселка Камышовка Выборгского района. 81 год назад здесь шли ожесточенные бои, следы которых можно найти буквально повсюду. Одновременно с поисковыми работами поисковики и волонтеры занимаются восстановлением и благоустройством братского захоронения, в котором похоронено около 200 бойцов Красной Армии. </text:p>
            <text:p>Студенты не только узнали много нового о тех трагических событиях и попробовали себя в качестве участников поисковых экспедиций, но и хорошо поработали на благоустройстве этого памятного места.</text:p>
          </table:table-cell>
          <table:table-cell office:value-type="string" calcext:value-type="string">
            <text:p>[]</text:p>
          </table:table-cell>
        </table:table-row>
        <table:table-row table:style-name="ro1">
          <table:table-cell table:number-columns-repeated="3"/>
        </table:table-row>
        <table:table-row table:style-name="ro30">
          <table:table-cell office:value-type="float" office:value="41" calcext:value-type="float">
            <text:p>41</text:p>
          </table:table-cell>
          <table:table-cell office:value-type="string" calcext:value-type="string">
            <text:p>ПСИХОЛОГИЧЕСКАЯ СЛУЖБА ЛГУ им. А.С. Пушкина</text:p>
            <text:p> </text:p>
            <text:p>проводит запись на психологические консультации </text:p>
            <text:p> </text:p>
            <text:p>❗По каким вопросам?</text:p>
            <text:p> </text:p>
            <text:p>Вопрос обращения может быть любым: у вас «проблема» или вы просто интересуетесь, он может быть связан с учебой, профессией </text:p>
            <text:p>или личного характера, или саморазвития. </text:p>
            <text:p> </text:p>
            <text:p>❗Платно или нет?</text:p>
            <text:p>  </text:p>
            <text:p>Консультации проводятся бесплатно. </text:p>
            <text:p> </text:p>
            <text:p>❗Кто проводит?</text:p>
            <text:p> </text:p>
            <text:p>Консультации проводит Головешкин Иван Дмитриевич, </text:p>
            <text:p> заведующий Психологической службой ЛГУ им. А.С. Пушкина </text:p>
            <text:p>(опыт работы практического психолога </text:p>
            <text:p>более 20 лет). </text:p>
            <text:p>При необходимости или вашем желании договариваемся </text:p>
            <text:p>о проведении консультации с другими преподавателями </text:p>
            <text:p>факультета психологии, так же возможна рекомендация к «внешним» консультантам. </text:p>
            <text:p> </text:p>
            <text:p> </text:p>
            <text:p>❗Как записаться?</text:p>
            <text:p> </text:p>
            <text:p>Для записи нужно позвонить по телефону +79112726366 (Иван Дмитриевич) и договориться об удобном времени. </text:p>
            <text:p>Так же в ВК: https://vk.com/id729453</text:p>
          </table:table-cell>
          <table:table-cell office:value-type="string" calcext:value-type="string">
            <text:p>[]</text:p>
          </table:table-cell>
        </table:table-row>
        <table:table-row table:style-name="ro1">
          <table:table-cell table:number-columns-repeated="3"/>
        </table:table-row>
        <table:table-row table:style-name="ro13">
          <table:table-cell office:value-type="float" office:value="12" calcext:value-type="float">
            <text:p>12</text:p>
          </table:table-cell>
          <table:table-cell office:value-type="string" calcext:value-type="string">
            <text:p>ЛГУ выступил соорганизатором региональной площадки МАЭФ-2021</text:p>
            <text:p> </text:p>
            <text:p>«Международный круглый стол «Региональные экономические стратегии: выбор приоритетов и сценарии развития»» прошел в ЛГУ им.А.С.Пушкина в рамках региональной программы III Московского академического экономического форума. </text:p>
            <text:p> </text:p>
            <text:p>Третий международный Московский академический экономический форум на тему «Глобальная трансформация современного общества и национальные цели развития России», организованный Вольным экономическим обществом России, Российской академией наук и Международным Союзом экономистов, прошел в Российской академии наук, а также на 63 региональных площадках МАЭФ в 41 субъекте Российской Федерации, где выступили более 460 докладчиков.</text:p>
            <text:p> </text:p>
            <text:p>Соорганизаторами региональной площадки на территории ЛГУ наряду с университетом выступили также:</text:p>
            <text:p> </text:p>
            <text:p>· Ленинградское областное отделение Вольного экономического общества;</text:p>
            <text:p>· Коми республиканская академия государственной службы и управления;</text:p>
            <text:p>· Балтийская международная академия (Рига, Латвия).</text:p>
            <text:p> </text:p>
            <text:p>Координатором и модератором площадки стал проректор по учебно-методической работе Сергей Большаков.</text:p>
            <text:p/>
            <text:p>Московский академический экономический форум – постоянно действующая интеллектуальная площадка, которая объединяет российских и зарубежных экспертов и ученых. В мероприятиях МАЭФ-2021 приняли участие специалисты из 32 стран мира</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1" calcext:value-type="float">
            <text:p>11</text:p>
          </table:table-cell>
          <table:table-cell office:value-type="string" calcext:value-type="string">
            <text:p>Эксперт ЛГУ выступил с международной лекцией по русскому языку</text:p>
            <text:p> </text:p>
            <text:p>5 июня, накануне международного Дня русского языка и Дня рождения А.С. Пушкина, д. фил. н., проф. Марьяна Ягодкина в рамках международного сотрудничества провела открытую онлайн-лекцию на тему «Современные тенденции в русском языке» для учителей Казахстана. Организатором лекции выступила Вера Правдина, председатель Восточно-Казахстанского русского культурного центра и руководитель социального направления Центра волонтерского движения Ассамблеи народа Казахстана Восточно-Казахстанской области.</text:p>
            <text:p>В ходе лекции были затронуты актуальные вопросы развития языковой системы, отмечены основные факторы, влияющие на развитие современного литературного языка (среди которых центральное место принадлежит языку СМИ), охарактеризованы перспективы и характер развития современного русского литературного языка. Слушатели поблагодарили лектора и высказали пожелание о дальнейшем плодотворном сотрудничестве.</text:p>
          </table:table-cell>
          <table:table-cell office:value-type="string" calcext:value-type="string">
            <text:p>[]</text:p>
          </table:table-cell>
        </table:table-row>
        <table:table-row table:style-name="ro1">
          <table:table-cell table:number-columns-repeated="3"/>
        </table:table-row>
        <table:table-row table:style-name="ro18">
          <table:table-cell office:value-type="float" office:value="41" calcext:value-type="float">
            <text:p>41</text:p>
          </table:table-cell>
          <table:table-cell office:value-type="string" calcext:value-type="string">
            <text:p>💪🏻ПУШКИН - НАШЕ ВСЕ</text:p>
            <text:p> </text:p>
            <text:p>💐Ежегодно 6 июня в России отмечается Пушкинский день. Со дня рождения классика в этом году мы отмечаем 222 года. Литературное творчество великого русского поэта Александра Сергеевича Пушкина бесценно. Его произведения объединяют людей всех возрастов, вероисповеданий, национальностей, переводятся на десятки языков мира. </text:p>
            <text:p/>
            <text:p>✅А вот и интересные факты из жизни Пушкина:</text:p>
            <text:p> </text:p>
            <text:p>• Пушкин хорошо помнил себя с четырехлетнего возраста – например, поэт вспоминал, что как-то во время прогулки по Москве у него под ногами земля заходила ходуном. В 1803 году в этом городе действительно произошел последний природный катаклизм такого рода. </text:p>
            <text:p>• Первая встреча будущего поэта с императором состоялась, когда он был еще маленьким мальчиком – ребенок едва не попал под копыта монаршего коня, но скакуна, к счастью, успели остановить. </text:p>
            <text:p>• Юный Пушкин попал в престижный лицей в Царском селе благодаря протекции своего дяди Василия, который лично знал основателя школы, министра Сперанского. </text:p>
            <text:p>• На момент выпуска поэт по успеваемости стал 26-м из 29 учеников – педагоги отмечали, что успехи юноша демонстрировал только в фехтовании, французской и русской словесности. </text:p>
            <text:p>• Александр Сергеевич по результатам лицейских экзаменов занимал по успеваемости место лишь на ступеньку выше предпоследнего. </text:p>
            <text:p>• Ни на одной дуэли, кроме последней, Пушкин ни разу не стрелял в противника. Более того – поэт всегда предоставлял право первого выстрела оппоненту, после чего демонстративно стрелял в воздух. </text:p>
            <text:p>• Александр Пушкин был существенно ниже ростом, чем его супруга Наталья. Поэтому на светских мероприятиях поэт старался не танцевать со своей женой и вообще держаться от нее подальше, чтобы разница не так сильно бросалась в глаза. </text:p>
            <text:p>• Дантес был родственником Пушкина. На момент дуэли он был женат на родной сестре жены Пушкина, Екатерине Гончаровой. </text:p>
            <text:p>• Британская энциклопедия позиционирует «Евгения Онегина», как первый полноценный роман, написанный на русском языке. Более того, по мнению составителей справочника, только Пушкину удалось сделать русский язык пригодным для написания художественных произведений. </text:p>
            <text:p>• Памятник Пушкину есть даже в Эфиопии. На его постаменте написано: «Нашему поэту». </text:p>
            <text:p>• Пушкин придавал большое значение своей родословной. Его предок, коренной африканец Ибрагим Ганнибал, служивший Петру I, был одним из ярких ее представителей. </text:p>
            <text:p>• Однажды Александр Сергеевич проиграл в карты написанную, но ещё не изданную главу «Евгения Онегина». Правда, потом ему удалось её вернуть. </text:p>
            <text:p>• Поэт всю жизнь носил шляпу-цилиндр и обувь на высоком каблуке, чтобы скрыть свой недостаток роста, которого он так стеснялся. </text:p>
            <text:p>• Трость Пушкина, с которой он имел обыкновение ходить, весила около 16 кг. Поэт таскал такую тяжесть не просто так – он упражнял правую руку, чтобы в случае дуэли она его не подвела.</text:p>
          </table:table-cell>
          <table:table-cell office:value-type="string" calcext:value-type="string">
            <text:p>[]</text:p>
          </table:table-cell>
        </table:table-row>
        <table:table-row table:style-name="ro1">
          <table:table-cell table:number-columns-repeated="3"/>
        </table:table-row>
        <table:table-row table:style-name="ro22">
          <table:table-cell office:value-type="float" office:value="32" calcext:value-type="float">
            <text:p>32</text:p>
          </table:table-cell>
          <table:table-cell office:value-type="string" calcext:value-type="string">
            <text:p>⚽Мини-футбол в вузы</text:p>
            <text:p/>
            <text:p>С 20 по 31 мая в г. Нижний Новгород проходил Всероссийский финал проекта "Мини-футбол в вузы". Мужская команда ЛГУ им. А.С. Пушкина принимала участие в престижном Первом дивизионе Серебряной лиги и заняла 12- место. Всего в соревновании принимали участие 24 сборные команд вузов со всей России. </text:p>
            <text:p/>
            <text:p>⚽Состав сборной команды университета:</text:p>
            <text:p>Баринов Вадим 2 курс ФФК</text:p>
            <text:p>Даричев Андрей 2 курс Юр.ф.</text:p>
            <text:p>Кайзер Марк 3 курс Юр.ф.</text:p>
            <text:p>Красюк Иван 3 курс ФФК</text:p>
            <text:p>Савченко Дмитрий 2 курс Юр.ф.</text:p>
            <text:p>Рябкин Сергей 1 курс ЭиИ</text:p>
            <text:p>Смирнов Всеволод 2 курс Ист. Ф.</text:p>
            <text:p>Тарасов Данила 1 курс ФФК</text:p>
            <text:p>Ахремчик Павел 1 курс Ин.яз </text:p>
            <text:p>Кичатый Степан 1 курс ФФК</text:p>
            <text:p>Пахомов Иван 3 курс ФФК</text:p>
            <text:p>❗Тренер команды: Павел Ветов</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4" calcext:value-type="float">
            <text:p>4</text:p>
          </table:table-cell>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2" calcext:value-type="float">
            <text:p>12</text:p>
          </table:table-cell>
          <table:table-cell office:value-type="string" calcext:value-type="string">
            <text:p>👩‍🎓Эксперты ЛГУ им. А.С. Пушкина на Международном Костомаровском форуме: Языковой вкус эпохи </text:p>
            <text:p/>
            <text:p>Марьяна Ягодкина, д. фил. н., заведующая кафедрой рекламы и общественных коммуникаций и Елена Крылова, к.и.н., доц. кафедры рекламы и общественных коммуникаций приняли участие в Международном Костомаровском форуме.</text:p>
            <text:p/>
            <text:p> Форум проводится под эгидой Комиссии Российской Федерации по делам ЮНЕСКО, организатор форума – Государственный институт русского языка им. А.С. Пушкина (Москва).</text:p>
            <text:p/>
            <text:p>В 2021 году форум прошёл в формате онлайн на самых престижных площадках страны: в Общественной палате РФ, на телевидении, в информационных агентствах и, конечно, в самом Институте русского языка. Основной задачей форума стало обсуждение проблем русского языка во всех сферах общественной жизни и поиск их решения. Форум, посвященный памяти выдающегося ученого-филолога Н.И. Костомарова, объединил 22 мероприятия. На его площадках прозвучали выступления более 40 экспертов. Тематическая повестка форума затрагивала такие темы, как русский язык в науке и на постсоветском пространстве, в российской и зарубежной школе, искусственный интеллект, современная речевая культура, язык банкиров и музыкантов, литературная дипломатия. В работе форума приняли участие известные, в том числе зарубежные, учёные, писатели, педагоги, представители госорганов, IT-индустрии, фондов и ассоциаций.</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35" calcext:value-type="float">
            <text:p>35</text:p>
          </table:table-cell>
          <table:table-cell office:value-type="string" calcext:value-type="string">
            <text:p>💪🏻Филологи - победители в Международной студенческой онлайн-олимпиаде </text:p>
            <text:p/>
            <text:p>Студенты филологического факультета стали победителями в Международной студенческой онлайн-олимпиаде "Достоевский и мы", посвящённой 200-летнему юбилею Ф.М. Достоевского. </text:p>
            <text:p>1 место: </text:p>
            <text:p/>
            <text:p>Лексукова Наталья (3 курс "Педагогическое образование (с двумя профилями)", профиль "Русский язык и литература");</text:p>
            <text:p>Шихаева Диана (3 курс "Педагогическое образование (с двумя профилями)", профиль "Русский язык и литература"). </text:p>
            <text:p>2 место: Сафина Софья (4 курс "Педагогическое образование (с двумя профилями)", профиль "Русский язык и литература"). </text:p>
            <text:p>3 место: Папазян Валентина ( 1 курс "Педагогическое образование", профиль "Литературное и языковое образование"). </text:p>
            <text:p/>
            <text:p>Олимпиада прошла на базе Санкт-Петербургского государственного института кино и телевидения с использованием образовательной платформы Moodle. Благодарности за подготовку участников получили ректор ЛГУ им. А.С. Пушкина Станислав Еремеев, проректор по учебно-методической работе Сергей Большаков, декан филологического факультета Светлана Петрова и старший преподаватель кафедры литературы и русского языка Олеся Красникова (зам. декана по воспитательной работе филологического факультета). Олимпиада проводилась с целью популяризации творчества великого русского писателя, его литературного наследия и установления прочных культурных связей России и зарубежных стран.</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1" calcext:value-type="float">
            <text:p>11</text:p>
          </table:table-cell>
          <table:table-cell office:value-type="string" calcext:value-type="string">
            <text:p>🥳Длинные выходные и короткая неделя в июне </text:p>
            <text:p/>
            <text:p>Единственная короткая рабочая неделя летом 2021 года придется на июнь, также как и длинные выходные.</text:p>
            <text:p/>
            <text:p>Отдыхать все россияне будут лишний день по случаю празднования Дня России, который выпадает на субботу, поэтому выходной день переносится на понедельник, 14 июня.</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31" calcext:value-type="float">
            <text:p>31</text:p>
          </table:table-cell>
          <table:table-cell office:value-type="string" calcext:value-type="string">
            <text:p>Встречайте майский номер «Университетского обозревателя»!</text:p>
            <text:p/>
            <text:p>Заканчивается учебный год, и в этом выпуске мы предлагаем вспомнить о его самых интересных событиях. Конечно же, мы не могли обойти вниманием начавшуюся сессию. Своими впечатлениями о ней поделятся как студенты, так и преподаватели. Из других материалов вы узнаете, о чем мечтают наши чемпионы, как в университете проходили дни открытых дверей, как стать преуспевающим предпринимателем и о многом другом.</text:p>
            <text:p/>
            <text:p>☺Скачивай и читай!</text:p>
          </table:table-cell>
          <table:table-cell office:value-type="string" calcext:value-type="string">
            <text:p>[]</text:p>
          </table:table-cell>
        </table:table-row>
        <table:table-row table:style-name="ro1">
          <table:table-cell table:number-columns-repeated="3"/>
        </table:table-row>
        <table:table-row table:style-name="ro29">
          <table:table-cell office:value-type="float" office:value="43" calcext:value-type="float">
            <text:p>43</text:p>
          </table:table-cell>
          <table:table-cell office:value-type="string" calcext:value-type="string">
            <text:p>🏆Студенты ЛГУ им. А.С. Пушкина - победители турнира по медиации</text:p>
            <text:p/>
            <text:p>Коллектив ЛГУ успешно выступил в финале турнира команд медиаторов-ровесников среди обучающихся профессиональных образовательных организаций и образовательных организаций высшего образования, прошедшем в Санкт-Петербурге.</text:p>
            <text:p/>
            <text:p>От университета в турнире приняли участие 2 команды, прошедшие подготовку под руководством заведующего психологической службой, старшего преподавателя кафедры психологии развития и образования Ивана Головешкина. В рамках конкурсной программы участники демонстрировали теоретические знания по медиативному подходу в решении конфликтных ситуаций. Но основная часть турнира представляла собой практические кейсы по двусторонним и многосторонним переговорам, в которых участники демонстрировали навыки ведения дискуссии, решения конфликтных ситуаций, проведения медиации.</text:p>
            <text:p/>
            <text:p>Турнир проходил в два этапа: команды ЛГУ успешно прошли первый отборочный этап, состоявшийся 19 мая: команда «#Паритет» (Мошура Татьяна, Прохорова Ольга, Ремишевская Юлия, Хлыстова Алена – 1 курс, факультет психологии) заняла 2 место, а команда «ПсихКульт» (Дергачева Ульяна, Попова Варвара, Ковалюк Дарья, Аминова Дина, Кравченко Святослав, Миронов Иван – 2 курс, факультет психологии) завоевала 1 место.</text:p>
            <text:p/>
            <text:p>Финал турнира проходил 26 мая, на нем встретились шесть сильнейших команд среди учебных заведений. По решению оргкомитета в финале определялся только победитель турнира, остальные команды заняли почетное звание финалистов.</text:p>
            <text:p>Победителем турнира стала команда медиаторов-ровесников среди обучающихся профессиональных образовательных организаций и образовательных организаций высшего образования 2021 года – команда ЛГУ им. А.С. Пушкина «ПсихКульт» (Дергачева Ульяна, Попова Варвара, Ковалюк Дарья, Аминова Дина, Кравченко Святослав, Миронов Иван – 2 курс, факультет психологии). </text:p>
            <text:p/>
            <text:p>Команде ЛГУ им. А.С. Пушкина «#Паритет» (Мошура Татьяна, Прохорова Ольга, Ремишевская Юлия, Хлыстова Алена – 1 курс, факультет психологии) было присуждено звание финалистов турнира.</text:p>
          </table:table-cell>
          <table:table-cell office:value-type="string" calcext:value-type="string">
            <text:p>[]</text:p>
          </table:table-cell>
        </table:table-row>
        <table:table-row table:style-name="ro1">
          <table:table-cell table:number-columns-repeated="3"/>
        </table:table-row>
        <table:table-row table:style-name="ro31">
          <table:table-cell office:value-type="float" office:value="84" calcext:value-type="float">
            <text:p>84</text:p>
          </table:table-cell>
          <table:table-cell office:value-type="string" calcext:value-type="string">
            <text:p>🥈Серебро за кросс у ЛГУ</text:p>
            <text:p/>
            <text:p>27 мая в рамках Чемпионата вузов Санкт-Петербурга состоялся традиционный легкоатлетический кросс. Сборная команда ЛГУ завоевала серебряные награды! Пропустили вперёд команду Лесотехнической академии, но не позволили команде НГУ им. Лесгафта подняться выше 3-го места. </text:p>
            <text:p/>
            <text:p>Состав команды:</text:p>
            <text:p>1. Сова Александр (ФФК магистр 2 курс)</text:p>
            <text:p>2. Губанов Дмитрий (ФФК 1 курс)</text:p>
            <text:p>3. Некрасова Дарья (ФФК 1 курс)</text:p>
            <text:p>4. Антипов Дмитрий (ФФК 3 курс)</text:p>
            <text:p>5. Писарева Антонина (ФФК 2 курс)</text:p>
            <text:p>6. Золотенков Алексей (ФФК 2 курс)</text:p>
            <text:p>7. Хоценок Алина (ФФК 4 курс)</text:p>
            <text:p>8. Кузьминчук Олеся (ФФК 3 курс)</text:p>
            <text:p>9. Егоров Никита (ФФК 1 курс)</text:p>
            <text:p>10. Уткин Станислав (ФФК 1 курс)</text:p>
            <text:p>11. Ильина Анна (ФФК 2 курс)</text:p>
            <text:p>12. Лисунова Татьяна (Павловск 2 курс туризм)</text:p>
            <text:p>13. Еремеева Екатерина (Павловск 2 курс туризм)</text:p>
            <text:p>14. Чебышев Илья (Павловск 2 курс туризм)</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16" calcext:value-type="float">
            <text:p>116</text:p>
          </table:table-cell>
          <table:table-cell office:value-type="string" calcext:value-type="string">
            <text:p>🌸С ПЕРВЫМ ДНЕМ ЛЕТА И ХОРОШЕГО НАСТРОЕНИЯ!!!</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26" calcext:value-type="float">
            <text:p>26</text:p>
          </table:table-cell>
          <table:table-cell office:value-type="string" calcext:value-type="string">
            <text:p>💥Студенты Ломоносовского института - лидеры XXI века</text:p>
            <text:p/>
            <text:p>30 мая в Центре "МОЛОДЁЖНЫЙ" прошел региональный этап Всероссийского конкурса лидеров и руководителей детских и молодежных общественных объединений «Лидер XXI века».</text:p>
            <text:p>Студенты Ломоносовского института (филиала) ЛГУ им. А.С. Пушкина заняли призовые места в возрастной категории от 18 до 24 лет:</text:p>
            <text:p>1 место - Алина Морозова, 1 курс филологического факультета;</text:p>
            <text:p>2 место - Ольга Корнеева, 3 курс факультета психологии</text:p>
            <text:p/>
            <text:p>Участники из 9 муниципальных районов 47 региона боролись в двух возрастных категориях (14-17 лет и 18-24 года) и справились с тремя сложнейшими конкурсными этапами: в заочном этапе писали сочинение-рассуждение "У меня есть предложение...", а на очном этапе конкурсантам нужно было представить свои видеоролики на тему "Я – лидер XXI века" и презентацию на тему "Моя команда и наше дело". Студенты показали высокий уровень подготовки.</text:p>
            <text:p/>
            <text:p>Защиту основного дня оценивали: Владимир Попов - член Общественной палаты Ленинградской области, председатель правления межрегиональной общественной организации содействия культурному развитию и социализации молодежи «Центр «КУРС», Надежда Дроздовская – специалист первой категории отдела молодежной политики Комитета по молодежной политике Ленинградской области, Елена Сахапова – заместитель руководителя государственного бюджетного учреждения Ленинградской области «Центр патриотических, добровольческих, учебных и досуговых программ «Молодежный», Елена Конькова - начальник отдела развития творческих способностей детей «Центр «Ладога», Светлана Шорина - председатель межрегиональной детской общественной организации Санкт-Петербурга и Ленинградской области «Ю-ПИТЕР».</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22" calcext:value-type="float">
            <text:p>22</text:p>
          </table:table-cell>
          <table:table-cell office:value-type="string" calcext:value-type="string">
            <text:p>🚀Я-профессионал - студент ЛГУ</text:p>
            <text:p/>
            <text:p>Павел Абрамов, студент 3 курса экономического факультета, направление подготовки "Государственное и муниципальное управление", принимал участие во Всероссийской олимпиаде студентов "Я-профессионал", вышел в финал и стала призером олимпиады.</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34" calcext:value-type="float">
            <text:p>34</text:p>
          </table:table-cell>
          <table:table-cell office:value-type="string" calcext:value-type="string">
            <text:p>👩‍💻Студентка ЛГУ – киберсудья Петербурга</text:p>
            <text:p/>
            <text:p>Комитет по физкультуре и спорту Санкт-Петербурга присвоил студентке четвертого курса факультета естествознания, географии и туризма ЛГУ имени Пушкина Арине Решетниковой квалификационную категорию спортивного судьи по компьютерному спорту. </text:p>
            <text:p>Арина Решетникова организовала почти тридцать городских и международных турниров по компьютерному спорту. В этом году она защищает диплом на тему "Ресурсы киберспорта для событийного туризма". Арина также возглавляет спортивный компьютерный клуб "Импульс", который является структурным подразделением ЛГУ им А.С. Пушкина. В клуб она пришла простым игроком, и через год уже стала капитаном команды.</text:p>
            <text:p/>
            <text:p>🚀СМИ о нас: 47news взял интервью у Арины 👉🏻https://m.47news.ru/articles/194089/</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32" calcext:value-type="float">
            <text:p>32</text:p>
          </table:table-cell>
          <table:table-cell office:value-type="string" calcext:value-type="string">
            <text:p>Студентка ЛГУ успешно выступила на Фестивале русского языка</text:p>
            <text:p/>
            <text:p>Алина Морозова, студентка 1 курса филологического факультета, направление подготовки "Педагогическое образование (профиль "Русский язык и литература"), заняла 2-е призовое место в конкурсе на Фестивале русского языка, посвящённом Дню славянской письменности и культуры 21 мая 2021 г.</text:p>
            <text:p>Конкурс прошёл в Военном институте Железнодорожных войск и военных сообщений Военной академии материально-технического обеспечения имени генерала армии А.В. Хрулёва Министерства обороны Российской Федерации.</text:p>
            <text:p>К участию в фестивале допускались студенты, курсанты, магистранты. Конкурс песни или стихотворения являлся одним из четырёх мероприятий фестиваля. Он проводился на базе кафедры русского языка Военного института. Основная цель мероприятия - формирование патриотического отношения к русскому языку и культуре, сохранение и приумножение духовного и культурного потенциала армии Российской Федерации на основе идей патриотизма.</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8" calcext:value-type="float">
            <text:p>8</text:p>
          </table:table-cell>
          <table:table-cell/>
          <table:table-cell office:value-type="string" calcext:value-type="string">
            <text:p>[]</text:p>
          </table:table-cell>
        </table:table-row>
        <table:table-row table:style-name="ro1">
          <table:table-cell table:number-columns-repeated="3"/>
        </table:table-row>
        <table:table-row table:style-name="ro28">
          <table:table-cell office:value-type="float" office:value="37" calcext:value-type="float">
            <text:p>37</text:p>
          </table:table-cell>
          <table:table-cell office:value-type="string" calcext:value-type="string">
            <text:p>👯‍♂Студенты ЛГУ в Нижнем Новгороде на финале студвесны</text:p>
            <text:p> </text:p>
            <text:p> Фестиваль студенческого творчества «Российская студенческая весна» завершился национальным этапом в Нижнем Новгороде. В 2021 году Фестиваль проводился в рамках Года науки и технологий, а его тема - «Российская студенческая весна – Весна открытий».</text:p>
            <text:p> Студенты ЛГУ им. А.С. Пушкина после напряженных университетских отборов и региональных фестивалей студенческого творчества вошли в состав делегаций Санкт-Петербурга и Ленинградской области и приняли участие в национальном этапе. </text:p>
            <text:p/>
            <text:p> ❗Количество участников финала «РСВ» стало рекордным для нашего университета – 13 студентов с разных факультетов:</text:p>
            <text:p/>
            <text:p>Танцевальная студия «PushkinDance» (хорегораф Елизавета Григорьева)</text:p>
            <text:p>Карина Муллаянова, Ирина Щеглова, Екатерина Шишко - факультет математики и информатики;</text:p>
            <text:p>Юлия Вдовинова, Вероника Гильванова - факультет естествознания, географии и туризма;</text:p>
            <text:p>Анастасия Степанова - факультет специального (дефектологического) образования;</text:p>
            <text:p>Екатерина Закутайло, Евгения Баранова, Мария Колесник - филологический факультет;</text:p>
            <text:p>Алина Хохрякова - экономический факультет</text:p>
            <text:p>Вокалисты:</text:p>
            <text:p>Никита Орехов - филологический факультет;</text:p>
            <text:p>Михаил Михайлов, Анна Фадеева - экономический факультет.</text:p>
            <text:p/>
            <text:p> Ребята не только представляли свои сольные и коллективные номера, но и участвовали в региональной программе своей делегации, мастер-классах и творческих встречах, и, конечно же, грандиозных открытии и закрытии фестиваля. А самое главное – делились опытом и набирались творческих идей.</text:p>
          </table:table-cell>
          <table:table-cell office:value-type="string" calcext:value-type="string">
            <text:p>[]</text:p>
          </table:table-cell>
        </table:table-row>
        <table:table-row table:style-name="ro1">
          <table:table-cell table:number-columns-repeated="3"/>
        </table:table-row>
        <table:table-row table:style-name="ro20">
          <table:table-cell office:value-type="float" office:value="10" calcext:value-type="float">
            <text:p>10</text:p>
          </table:table-cell>
          <table:table-cell office:value-type="string" calcext:value-type="string">
            <text:p>IX Лужские научные чтения прошли в ЛГУ</text:p>
            <text:p/>
            <text:p>В Лужском институте (филиале) Ленинградского государственного университета им. А.С. Пушкина прошла международная научная конференция IХ Лужские научные чтения «Современное научное знание: теория и практика».</text:p>
            <text:p>Пленарное заседание вела сопредседатель оргкомитета конференции, директор Лужского института Тамара Седлецкая. </text:p>
            <text:p/>
            <text:p>На пленарном заседании прозвучали три научных доклада, объединенных понятием «цифровой мир», которые представили:</text:p>
            <text:p/>
            <text:p>Майоров Арсений Валерьевич, к.полит.н, проректор по цифровому развитию, директор НОЦ урбанистики и киберантропологии ЛГУ им. А.С. Пушкина – «Горизонт событий. Взгляд на будущее России и мира». Он также поприветствовал участников от имени ректора университета Станислава Германовича Еремеева.</text:p>
            <text:p/>
            <text:p>Ромашов Роман Анатольевич, Заслуженный деятель науки Российской Федерации, д.ю.н., профессор, заведующий кафедрой теории и истории государства и права ЛГУ им. А.С. Пушкина – «Система юридической науки России в условиях формирующегося «digital state».</text:p>
            <text:p/>
            <text:p>Мороз Татьяна Геннадьевна, к.пед.н., доцент, заведующий межфакультетской кафедрой гуманитарных и естественнонаучных дисциплин Лужского института (филиала) ЛГУ им. А.С. Пушкина – «Сертификация digital-компетенций преподавателей России в условиях современной цифровой образовательной среды».</text:p>
            <text:p/>
            <text:p>В соответствии с программой обсуждение широкого спектра проблем современного знания в различных областях науки состоялось на 7 секциях:</text:p>
            <text:p>- «Вопросы биологических и сельскохозяйственных наук»</text:p>
            <text:p>- «Актуальные вопросы педагогического образования»</text:p>
            <text:p>- «Актуальные вопросы современной медицины»</text:p>
            <text:p>- «Актуальные вопросы истории, философии и культурологии»</text:p>
            <text:p>- «Актуальные вопросы филологии»</text:p>
            <text:p>- «Актуальные проблемы юридической науки и практики правоприменительной деятельности»</text:p>
            <text:p>- «Экономика, бизнес, управление»</text:p>
            <text:p>В этом году поступило около 100 заявок с материалами выступлений, в подготовке которых приняли участие почти 150 ученых, специалистов и представителей научной и педагогической общественности 27 образовательных организаций, научно-исследовательских и образовательных центров различных регионов России (Москва, Санкт-Петербург, Выборг, Луга, Великий Новгород, Омск, Кемерово), других стран (Республика Беларусь, Таджикистан, Туркмения, Федеративная Республика Германия, Камерун, Замбия, Конго).</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45" calcext:value-type="float">
            <text:p>45</text:p>
          </table:table-cell>
          <table:table-cell office:value-type="string" calcext:value-type="string">
            <text:p>🚀Студентки ЕГиТ - победительницы олимпиады Я-профессионал</text:p>
            <text:p/>
            <text:p>Подведены итоги Всероссийской олимпиады студентов "Я-профессионал" 2020/2021 учебного года. Дарья Афонькина и Алёна Манина, студентки факультета естествознания, географии и туризма (ЕГиТ) стали победительницами в категории "Бакалавриат" по направлению "Туризм". </text:p>
            <text:p>«Я — профессионал» — это масштабная образовательная олимпиада нового формата для студентов разных направлений подготовки: технических, гуманитарных, естественно-научных, педагогических, аграрных и медицинских. Задания для участников составляют эксперты из ведущих российских вузов и крупнейших компаний страны. Проверяется не абстрактная эрудиция, а профессиональные знания. Лучшие участники получают денежные призы, льготы при поступлении в магистратуру или аспирантуру, а также зарекомендуют себя перед работодателями.</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45" calcext:value-type="float">
            <text:p>145</text:p>
          </table:table-cell>
          <table:table-cell office:value-type="string" calcext:value-type="string">
            <text:p>🏆Весь пьедестал почета за командой ЛГУ </text:p>
            <text:p/>
            <text:p>27 мая 2021 года состоялся Чемпионат ВУЗов Санкт-Петербурга по чир-спорту. Уже стало традицией, команда ЛГУ им.А.С.Пушкина - лучшая!</text:p>
            <text:p/>
            <text:p>🥇Хип-хоп (группа) - 1 место</text:p>
            <text:p>🥇Джаз (двойка) - 1 место</text:p>
            <text:p>🥈Джаз (группа) - 2 место</text:p>
            <text:p>🥉Хип-хоп (двойка) - 3 место</text:p>
            <text:p>💐Поздравляем!💐 ВЫ ЛУЧШИЕ!!!💪🏻</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25" calcext:value-type="float">
            <text:p>25</text:p>
          </table:table-cell>
          <table:table-cell office:value-type="string" calcext:value-type="string">
            <text:p>Конференция в рамках проекта "Кюренниеми – культурная ценность России и Финляндии через тропу М. Агриколы"</text:p>
            <text:p/>
            <text:p>26 мая 2021 года в ЛГУ имени А.С. Пушкина состоялась международная конференция, посвященная проекту "Кюренниеми – культурная ценность России и Финляндии через тропу М. Агриколы". На конференции были рассмотрены предпосылки и перспективы создания особо охраняемой природной территории «Кюренниеми», формирование экологических троп, история Куолемаярви и Кюренниеми, а также связь с Кюренниеми основателя финской письменноcти Микаэля Агриколы.</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20" calcext:value-type="float">
            <text:p>20</text:p>
          </table:table-cell>
          <table:table-cell office:value-type="string" calcext:value-type="string">
            <text:p>Волонтеры победы в ЛГУ</text:p>
            <text:p/>
            <text:p>Ректор Станислав Еремеев и студенты ЛГУ им. А.С. Пушкина провели встречу с руководителем Всероссийского общественного движения «Волонтёры Победы», членом Центрального штаба Общероссийского Народного фронта Ольгой Амельченковой.</text:p>
            <text:p>Ольга рассказала о движении, основных направлениях деятельности волонтёров и отметила, что с этого года в университете действует первичная организация движения, в которую могут вступить студенты и сотрудники. </text:p>
            <text:p>Студенты обсудили кейс о необходимости увековечения памяти Героев России, связанных с Ленинградской землей, в рамках проекта, запущенного губернатором Александром Дрозденко. По мнению молодёжи, сейчас эффективнее говорить о Героях России с помощью социальных сетей, фильмов и встреч с живыми героями. </text:p>
            <text:p>«Волонтёры Победы» - это движение, которое помогает нам успеть застать тех людей, которые не солгут о войне, поддержать прямых очевидцев событий Великой Отечественной войны. Сейчас мы можем лишь попытаться понять то, что испытали наши предки, - чувства победителей, и нести их с гордостью.</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41" calcext:value-type="float">
            <text:p>41</text:p>
          </table:table-cell>
          <table:table-cell office:value-type="string" calcext:value-type="string">
            <text:p>💟Школа вожатых -2021 в ЛГУ</text:p>
            <text:p/>
            <text:p>Приближается время летних каникул. А это значит, что для тысяч детей и подростков откроют свои объятия летние лагеря Ленинградской области! </text:p>
            <text:p>В Ломоносовском институте закончила свою работу «Школа вожатых -2021» Ленинградской области. Юноши и девушки получили образование по курсу «Основы вожатской деятельности». </text:p>
            <text:p>Обучение прошло в рамках реализации государственного задания Комитета общего и профессионального образования Ленинградской области. </text:p>
            <text:p>Занятия в «Школе вожатых» проходят в форме сбора. В программе предусмотрены лекционные и практические занятия, а также проигрываются основные ситуации из жизни в лагере (огоньки, зарядки, тематические игры, квесты и т.д.). Обучение проводят преподаватели нашего университета (факультет психологии, филологический, физической культуры и спорта), а также педагогический отряд «Гардарика».</text:p>
            <text:p>Вожатые - капитаны ведут детей в счастливое детство! Хотите быть капитанами счастливого детства? Присоединяйтесь к большой семье педагогического отряда «Гардарика»!</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31" calcext:value-type="float">
            <text:p>131</text:p>
          </table:table-cell>
          <table:table-cell office:value-type="string" calcext:value-type="string">
            <text:p>🚀Студентка ЛГУ - Я - профессионал </text:p>
            <text:p/>
            <text:p>Ксения Теряник, студентка 2 курса факультета иностранных языков, направление подготовки "Педагогическое образование", профиль - иностранный язык (немецкий) принимала участие во Всероссийской олимпиаде студентов "Я-профессионал", вышла в финал и стала призером  олимпиады.</text:p>
          </table:table-cell>
          <table:table-cell office:value-type="string" calcext:value-type="string">
            <text:p>[]</text:p>
          </table:table-cell>
        </table:table-row>
        <table:table-row table:style-name="ro1">
          <table:table-cell table:number-columns-repeated="3"/>
        </table:table-row>
        <table:table-row table:style-name="ro4">
          <table:table-cell office:value-type="float" office:value="295" calcext:value-type="float">
            <text:p>295</text:p>
          </table:table-cell>
          <table:table-cell office:value-type="string" calcext:value-type="string">
            <text:p>Сегодня, 27 мая, Петербургу исполняется 318 лет!</text:p>
            <text:p>С Днём рождения, любимый город!🎂</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29" calcext:value-type="float">
            <text:p>29</text:p>
          </table:table-cell>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11" calcext:value-type="float">
            <text:p>11</text:p>
          </table:table-cell>
          <table:table-cell office:value-type="string" calcext:value-type="string">
            <text:p>👸Эксперты филологического факультета ЛГУ приняли участие в Международной конференции «Женщины-лидеры цифровой трансформации: образование, бизнес, промышленность».</text:p>
            <text:p> </text:p>
            <text:p>24 мая прошла конференция, организованная в рамках проекта «Экспертное сообщество женщин-лидеров цифровой трансформации», который разрабатывается командой «Женщины - лидеры в IT» - слушательницами образовательной программы «Женщина-лидер». От филологического факультета ЛГУ им. А. С. Пушкина в конференции приняли участие д. фил. н., зав. кафедрой рекламы и общественных коммуникаций Марьяна Ягодкина, декан филологического факультета, к.фил.н., доц. Светлана Петрова, к. и. н., доц. кафедры рекламы и общественных коммуникаций Елена Крылова.</text:p>
            <text:p>В ходе мероприятия были затронуты вопросы:</text:p>
            <text:p>• Какова роль и миссия образования в цифровой трансформации?</text:p>
            <text:p>• Какие компетенции нужны для цифровой трансформации?</text:p>
            <text:p>• Как найти необходимые ресурсы для получения нужных навыков?</text:p>
            <text:p>• Цифровая этика и кибербезопасность, что крайне важно знать?</text:p>
            <text:p>• На основе чего разрабатываются программы цифрового развития вузов?</text:p>
            <text:p>• Новые возможности для женщин в цифровой экономике — нужен ли особый подход и как расширить доступ к этим возможностям?</text:p>
            <text:p>Программа «Женщина-лидер» реализуется Мастерской управления «Сенеж» президентской платформы «Россия - страна возможностей» при поддержке Совета Евразийского женского форума при Совете Федерации. Цель программы – формирование и развитие сообщества успешных женщин, готовых участвовать в решении значимых социально-экономических задач страны и продвигать женскую повестку в стране и в мире.</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8" calcext:value-type="float">
            <text:p>28</text:p>
          </table:table-cell>
          <table:table-cell office:value-type="string" calcext:value-type="string">
            <text:p>Плодотворное сотрудничество с Немецким культурным центром им. Гёте в России</text:p>
            <text:p/>
            <text:p>В минувшие дни прошло сразу два мероприятия, организованных в рамках сотрудничества между ЛГУ им.А.С.Пушкина и Гёте-институтом.</text:p>
            <text:p/>
            <text:p>Студенты факультета иностранных языков, изучающие немецкий язык, приняли участие в обучающем онлайн-семинаре «Микро и макропроекты на уроке немецкого языка», который проводился Немецким культурным центром им. Гете в Москве. Студенты познакомились с методикой проведения проектов на уроках немецкого языка, с уже существующими проектами Гете-института и предложили свои креативные идеи на эту тему. </text:p>
            <text:p/>
            <text:p>А на самом факультете иностранных языков ЛГУ прошел обучающий методический семинар на тему «Интерактивное обучение немецкому языку на уроке в школе» для учителей немецкого языка Ленинградской области и Санкт-Петербурга. Семинар также был подготовлен в рамках договора о сотрудничестве в сфере образовательной деятельности между университетом и Гёте-институтом. Учителя познакомились с новыми игровыми приемами, обменялись опытом по этой тематике и получили новые импульсы для своей дальнейшей работы.</text:p>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58" calcext:value-type="float">
            <text:p>58</text:p>
          </table:table-cell>
          <table:table-cell office:value-type="string" calcext:value-type="string">
            <text:p>🏆Студенты ЛГУ - лауреаты Всероссийского конкурса «Моя законотворческая инициатива»</text:p>
            <text:p/>
            <text:p>Студенты ЛГУ им. А.С. Пушкина достойно представили свои работы на XVI Всероссийском конкурсе молодежи образовательных и научных организаций на лучшую работу «Моя законотворческая инициатива», который проходил с 19 по 20 мая в Москве, и получили заслуженные награды. Представляли наш университет на данном мероприятии студенты юридического факультета, которые в рамках своих законотворческих инициатив предложили внести изменения в различные сферы отечественного законодательства с целью улучшения правового регулирования общественных отношений.</text:p>
            <text:p/>
            <text:p>💪🏻По итогам конкурса студенты получили следующие награды:</text:p>
            <text:p>Мамедова Анастасия - диплом 1 степени и медаль за лучшую научную работу;</text:p>
            <text:p>Кириллов Никита - диплом 1 степени и медаль за лучшую научную работу;</text:p>
            <text:p>Дашкевич Никита - диплом 1 степени;</text:p>
            <text:p>Андрианов Никита - диплом 2 степени;</text:p>
            <text:p>Лукашенко Максим - диплом 2 степени;</text:p>
            <text:p>Савченко Дмитрий - диплом 2 степени;</text:p>
            <text:p>Овсепян Анна - диплом 2 степени.</text:p>
            <text:p>Стоит отметить, что дипломами также были поощрены научные руководители обучающихся, которые были наставниками для студентов при написании ими своих работ.</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8" calcext:value-type="float">
            <text:p>18</text:p>
          </table:table-cell>
          <table:table-cell office:value-type="string" calcext:value-type="string">
            <text:p>Воркшоп по академическому письму для аспирантов состоялся в ЛГУ</text:p>
            <text:p/>
            <text:p>21 мая 2021 г. в университете прошёл воркшоп по академическому письму, направленный на знакомство аспирантов и молодых учёных с современными требованиями к научному тексту.</text:p>
            <text:p>Воркшоп был организован отделом аспирантуры и докторантуры совместно с управлением научной политики ЛГУ им. А.С. Пушкина. Спикером мероприятия выступила Ольга Кублицкая, начальник управления. Слушатели познакомились с моделью академического текста, приёмами написания введения и заключения, а также структурирования основной части исследования. Были рассмотрены принципы формулировки правильного тезиса и ёмкого заголовка. В воркшопе приняли участие 28 человек, 14 заголовочных кейсов были разобраны в ходе самостоятельной работы аспирантов. На второй части встречи, запланированной на июнь 2021 года, будет детально разобрана механика качественной аннотации. </text:p>
            <text:p>Подводя итоги воркшопа, заведующая отделом аспирантуры и докторантуры Ольга Левченко отметила важность подобных мероприятий для развития публикационной активности аспирантов и молодых исследователей и указала на необходимость проведения дальнейшей работы в данном направлении.</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9" calcext:value-type="float">
            <text:p>9</text:p>
          </table:table-cell>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3" calcext:value-type="float">
            <text:p>3</text:p>
          </table:table-cell>
          <table:table-cell office:value-type="string" calcext:value-type="string">
            <text:p>Специалисты ЛГУ выступили на международном семинаре «Проекты приграничного сотрудничества России и Финляндии в сфере туризма как инструмент развития и продвижения малого и среднего бизнеса»</text:p>
            <text:p/>
            <text:p>20 мая заведующий научно-образовательным центром исторических исследований и анализа Владимир Шайдуров и доцент кафедры истории России Светлана Зайцева представляли ЛГУ им. А.С. Пушкина на международном семинаре «Проекты приграничного сотрудничества России и Финляндии в сфере туризма как инструмент развития и продвижения малого и среднего бизнеса» в рамках Программы приграничного сотрудничества 2014 – 2020 «Россия – Юго-Восточная Финляндия», реализуемой при финансовой поддержке Европейского Союза, Финляндии и Российской Федерации. В рамках семинара были представлены результаты работы исследовательской группы под рук. проф. Валентина Веременко «Устойчивый международный исторический туризм: Густав III – Спренгтпортен – Екатерина II» (развитие международного исторического туризма)». Во время воркшопов по разработке туристических продуктов и услуг представители ЛГУ выступили в качестве консультантов.</text:p>
          </table:table-cell>
          <table:table-cell office:value-type="string" calcext:value-type="string">
            <text:p>[]</text:p>
          </table:table-cell>
        </table:table-row>
        <table:table-row table:style-name="ro1">
          <table:table-cell table:number-columns-repeated="3"/>
        </table:table-row>
        <table:table-row table:style-name="ro31">
          <table:table-cell office:value-type="float" office:value="3" calcext:value-type="float">
            <text:p>3</text:p>
          </table:table-cell>
          <table:table-cell office:value-type="string" calcext:value-type="string">
            <text:p>АРТ-СТУДиЯ! 2021</text:p>
            <text:p>Дорогие друзья! </text:p>
            <text:p>Уже 26 мая в 18:00 состоится долгожданный финал XIX фестиваля студенческого творчества вузов Санкт-Петербурга «АРТ-СТУДиЯ! 2021»🎉</text:p>
            <text:p/>
            <text:p>Мы приглашаем всех желающих прийти и поддержать выступления талантливой молодёжи петербургских ВУЗов.</text:p>
            <text:p/>
            <text:p>Это будет совершенно ДРУГОЙ УРОВЕНЬ, так как мы добавили новый формат выступлений «МЕДИА»! </text:p>
            <text:p>За время карантина наши участники приготовили номера, которые никого не оставят равнодушными.</text:p>
            <text:p/>
            <text:p>ВХОД СВОБОДНЫЙ при оформлении электронного билета по ссылке👇🏼</text:p>
            <text:p/>
            <text:p>https://gorodmolodspb.timepad.ru/event/1639993/</text:p>
            <text:p/>
            <text:p>Просим вас не забывать использовать маски! Без этого мы не сможем пропускать зрителей и участников на мероприятие😷</text:p>
            <text:p/>
            <text:p>Новые участники. Новый формат🔥</text:p>
            <text:p>Мы будем рады видеть каждого из вас!</text:p>
            <text:p/>
            <text:p>📍Место проведения: Aurora Concert Hall, Пироговская наб., 5/2, ближайшее метро Площадь Ленина</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61" calcext:value-type="float">
            <text:p>61</text:p>
          </table:table-cell>
          <table:table-cell office:value-type="string" calcext:value-type="string">
            <text:p>Студенты ЛГУ приняли участие в телемарафоне «Александр Невский. Имя России»</text:p>
            <text:p/>
            <text:p>Участники клуба исторической реконструкции "XIII век", студенты факультета истории и социальных наук ЛГУ приняли участие в трехчасовом телемарафоне «Александр Невский. Имя России», который впервые прошел в эфирах сразу двух телеканалов. Проект, созданный на телеканале «Санкт-Петербург», транслировали на Новгородском областном телевидении.</text:p>
            <text:p>Телеканал «Санкт-Петербург» подготовил подробный обзор многих сфер жизни Александра Невского и его роли в истории. Вадим Левашко, декан факультета и студенты ЛГУ, участники клуба рассказали об особенностях быта князей и дружинников Руси XIII века, а также о многих неизвестных фактах отечественного средневековья.</text:p>
            <text:p>В марафоне, посвященном 800-летию небесного покровителя Северной столицы, зрители увидели прямые включения и сюжеты из двух Новгородов - Великого и Нижнего, а также из Астрахани. Помимо этих регионов, марафон охватил Москву, Калининград, Псков, Переславль-Залесский и Владимир.</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22" calcext:value-type="float">
            <text:p>22</text:p>
          </table:table-cell>
          <table:table-cell office:value-type="string" calcext:value-type="string">
            <text:p>Филологи - призёры олимпиады Petropolitan Science (Re)Search</text:p>
            <text:p/>
            <text:p>Егор Ягин и София Довбышенко, студенты 4 курса филологического факультета, направление подготовки "Педагогическое образование (с двумя профилями подготовки)" профиль "Русский язык и литература" стали призёрами в направлении "Филология" Petropolitan Science (Re)Search - открытой международной олимпиады Санкт-Петербургского государственного университета для студентов и молодых специалистов. </text:p>
            <text:p>Олимпиада создана для поощрения талантливых молодых специалистов, обладающих глубокими знаниями и широким научным кругозором. Кроме того, участники смогут раскрыть исследовательские и творческие способности в своей профессиональной сфере, выйдя за рамки стандартных университетских заданий.</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6" calcext:value-type="float">
            <text:p>26</text:p>
          </table:table-cell>
          <table:table-cell office:value-type="string" calcext:value-type="string">
            <text:p>Студенты и преподаватели факультета математики и информатики приняли участие в образовательной конференции для студентов и преподавателей «Open Education»</text:p>
            <text:p/>
            <text:p>Студенты 2 курса среднего профессионального и высшего образования факультета математики и информатики направления подготовки Прикладная информатика и преподаватели кафедры информатики и информационных систем Владимир Королев и Роман Нуретдинов приняли участие в образовательной конференции для студентов и преподавателей «Open Education», которая проходила 21 мая 2021 года на базе общественного пространства Порт «Севкабель». </text:p>
            <text:p/>
            <text:p>Конференция проходила в составе нескольких дискуссионных площадок «Smart Talk», «Nominees’ Pitches», «Practical Zone», «Digital Zone», «Well-Being Zone», «Students vs. Alumni», «Open Dialog».</text:p>
            <text:p/>
            <text:p>В ходе мероприятия эксперты в области образования, представители бизнеса на одной из самых прогрессивных площадок Санкт-Петербурга обсудили ценности и перспективы университетского образования, актуальные педагогические практики и digital-инструменты, запросы студентов и возможности создания востребованных образовательных продуктов.</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38" calcext:value-type="float">
            <text:p>38</text:p>
          </table:table-cell>
          <table:table-cell office:value-type="string" calcext:value-type="string">
            <text:p>Светлана Журова - в гостях ЛГУ им.А.С.Пушкина</text:p>
            <text:p/>
            <text:p>В университете прошла встреча студентов с депутатом Государственной Думы от Ленинградской области, олимпийской чемпионкой Светланой Журовой.</text:p>
            <text:p/>
            <text:p>Гостей и участников встречи приветствовал ректор Станислав Еремеев. Светлана Журова, в свою очередь, презентовала для студентов Национальный открытый чемпионат творческих компетенций «Art Masters», амбассадором которого она является. </text:p>
            <text:p> «ArtMasters» — это новый масштабный проект в сфере креативных индустрий, представляющий собой профессиональные соревнования специалистов бекстейдж. Чемпионат призван поддержать представителей этих профессий, раскрыть их потенциал, стать социальным и профессиональным лифтом.</text:p>
            <text:p>В ходе беседы студенты обсуждали со Светланой вопросы современной политической повестки, актуальность высшего образования, а также деятельность депутатов Государственной Думы.</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69" calcext:value-type="float">
            <text:p>69</text:p>
          </table:table-cell>
          <table:table-cell office:value-type="string" calcext:value-type="string">
            <text:p>👩‍🎓Подведены итоги олимпиады «Проектная инициатива. Профессионал»</text:p>
            <text:p/>
            <text:p>В ЛГУ им. А.С. Пушкина прошел суперфинал Балтийского научно-практического конкурса и были оглашены итоги профориентационной олимпиады «Проектная инициатива. Профессионал». </text:p>
            <text:p>Конкурсные испытания проводятся Центром образовательных технологий с октября по май текущего учебного года и проходят в несколько этапов, включая отборочные туры и суперфинал. Для защиты своих проектов в университет были приглашены призеры и победители конкурса – школьники Ленинградской области. В фокус внимания молодых исследователей в 2020-2021 гг. попали такие предметные направления, как филология и иностранный языки, психология и педагогика, история, математика и информатика, история, биотехнологии. Самых эрудированных и одаренных члены жюри выбрали среди 110 заявок, поданных на конкурс. </text:p>
            <text:p>❗Имена победителей в основных предметных номинациях можно узнать по ссылке https://lengu.ru/news/podvedeny-itogi-olimpiady-proyektnaya-initsiativa-professional</text:p>
            <text:p/>
            <text:p>В рамках мероприятия также прошел круглый стол «Вопросы ранней профилизации. Базовые школы и профильные классы ЛГУ им. А.С. Пушкина», где представители администрации школ Ленинградской области огласили положительные моменты и трудности сотрудничества, наметили продуктивные перспективные решения, а участники профильных классов 2021 года получили свои сертификаты и памятные подарки. </text:p>
            <text:p>Сегодня проект «Профильный класс ЛГУ им. А.С. Пушкина» имеет широкую географию на территории Петербурга и Ленинградской области - он реализуется в самом Санкт-Петербурге, Пушкине, Киришах, Тихвине, Волхове и Ломоносове, а также проходит в онлайн формате.</text:p>
          </table:table-cell>
          <table:table-cell office:value-type="string" calcext:value-type="string">
            <text:p>[]</text:p>
          </table:table-cell>
        </table:table-row>
        <table:table-row table:style-name="ro1">
          <table:table-cell table:number-columns-repeated="3"/>
        </table:table-row>
        <table:table-row table:style-name="ro22">
          <table:table-cell office:value-type="float" office:value="22" calcext:value-type="float">
            <text:p>22</text:p>
          </table:table-cell>
          <table:table-cell office:value-type="string" calcext:value-type="string">
            <text:p>Студенты ЛГУ - призеры и победители фестиваля студенческого творчества «Российская студенческая весна» </text:p>
            <text:p/>
            <text:p>Гала-концерт фестиваля прошел на Тинькофф-арене в Санкт-Петербурге.</text:p>
            <text:p/>
            <text:p>В программу концерта вошли выступления студенческих творческих коллективов Санкт-Петербурга, в том числе, солиста театральной студии ЛГУ им. А.С. Пушкина Климентия Золотарева (факультет иностранных языков, 1 курс) и танцевальной студии PushkinDance. </text:p>
            <text:p/>
            <text:p>Закрывал гала-концерт фестиваля Михаил Михайлов (экономический факультет, 2 курс магистратуры) с авторской песней, которая стала гимном СтудВесны Санкт-Петербурга. Он же стал обладателем Гран-при фестиваля в номинации «авторская песня». </text:p>
            <text:p/>
            <text:p>В составе делегации Санкт-Петербурга Михаил примет участие в национальном этапе «Российской студенческой весны» в Нижнем Новгороде. Кроме того, призовые места заняли и другие студенты ЛГУ:</text:p>
            <text:p>1 место, вокальное направление (реп) - дуэт "ДНК": Никита Орехов (филологический факультет, 2 курс) и Карина Муллаянова (факультет математики и информатики, 3 курс);</text:p>
            <text:p>3 место, вокальное направление (реп) - Никита Орехов, (филологический факультет, 2 курс);</text:p>
            <text:p>3 место, вокальное направление (джаз) - Назрин Гасанова (филологический факультет, 2 курс).</text:p>
            <text:p>1 место, современный танец – PushkinDance;</text:p>
            <text:p>2 место, уличный танец (соло) - Игорь Матюков (филологический факультет, 2 курс);</text:p>
            <text:p>2 место, уличный танец (большая группа) – PushkinDance;</text:p>
            <text:p>1 место, народный танец (соло) - Юлия Вдовинова (факультет естествознания, географии и туризма, 3 курс).</text:p>
            <text:p>3 место, театр малых форм - Театральная студия ЛГУ им. А.С. Пушкина.</text:p>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20" calcext:value-type="float">
            <text:p>20</text:p>
          </table:table-cell>
          <table:table-cell office:value-type="string" calcext:value-type="string">
            <text:p>ПУШКИН – ВСЕМУ МИРУ</text:p>
            <text:p/>
            <text:p>В этом году исполняется 222 года со дня рождения Александра Сергеевича! В честь этого события 6 июня пройдет литературно-музыкальный марафон «Пушкин – всему миру». И вы тоже можете принять в нем участие!</text:p>
            <text:p/>
            <text:p>📍Запишите на видео, как вы читаете отрывок из любого произведения Пушкина</text:p>
            <text:p>📍Хронометраж — желательно до 5 минут, но не больше 10</text:p>
            <text:p>📍Выложите видео на Youtube или Vimeo</text:p>
            <text:p>📍Пришлите ссылку на ваше видео на почту info@pushkin-fund.ru</text:p>
            <text:p>📍Дедлайн — 1 июня 2021</text:p>
            <text:p/>
            <text:p>Марафон пройдет в режиме онлайн. Деятели культуры,</text:p>
            <text:p>лингвисты, музыканты, мировые звезды поговорят о значении наследия </text:p>
            <text:p>великого поэта в современном мире и исполнят его произведения на своих родных языках.</text:p>
          </table:table-cell>
          <table:table-cell office:value-type="string" calcext:value-type="string">
            <text:p>[]</text:p>
          </table:table-cell>
        </table:table-row>
        <table:table-row table:style-name="ro1">
          <table:table-cell table:number-columns-repeated="3"/>
        </table:table-row>
        <table:table-row table:style-name="ro29">
          <table:table-cell office:value-type="float" office:value="17" calcext:value-type="float">
            <text:p>17</text:p>
          </table:table-cell>
          <table:table-cell office:value-type="string" calcext:value-type="string">
            <text:p>❗Ректор ЛГУ призвал студентов стать участниками движения «Команда 47» </text:p>
            <text:p/>
            <text:p>Сегодня Станислав Еремеев, ректор ЛГУ им. А.С. Пушкина встретился со студентами в филиале ЛГУ им. А.С. Пушкина в Ломоносовском районе.</text:p>
            <text:p>Станислав Еремеев рассказал, что сейчас в Ленинградской области при поддержке губернатора Александра Дрозденко создаётся общественное движение «Команда 47», в котором смогут принять участие студенты, сотрудники и преподаватели университета. Одними из задач этого проекта станут подготовка квалифицированных кадров для Ленинградской области и решение различных социальных задач.</text:p>
            <text:p/>
            <text:p>📍Ректор предложил студентам принять участие в решении двух важных вопросов:</text:p>
            <text:p>1. Благоустройство территорий Ломоносовского района - все желающие могут внести свои предложения. </text:p>
            <text:p>2. Создание системы психологического консультирования в Ленинградской области в формате волонтерского движения, ведь психолого-педагогическое образование в современных условиях становится все более востребованным. </text:p>
            <text:p/>
            <text:p>✅Свои идеи и предложения можно написать в комментариях в Инстаграме ректора под постом о встрече или обратившись к нему лично в Direct - https://www.instagram.com/p/CPFwQf-jYGX/</text:p>
            <text:p/>
            <text:p>#Команда47, #ЛГУ, #ЛГУПушкина</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8" calcext:value-type="float">
            <text:p>8</text:p>
          </table:table-cell>
          <table:table-cell office:value-type="string" calcext:value-type="string">
            <text:p>Студенты ЛГУ на фестивале студенческого спорта "АССК.Фест -2021"</text:p>
            <text:p/>
            <text:p>Прошла встреча с Президентом Федерации Компьютерного Спорта России в рамках "АССК. Фест -2021" в Казани, в которой участвует команда нашего клуба СКК Импульс. </text:p>
            <text:p/>
            <text:p>Выступали Президент Дмитрий Смит и вице-президент Артем Винокуров Федерации Компьютерного Спорта России.</text:p>
            <text:p>Студенты участвовали в различных семинарах, таких как "Маркетинг в киберспорте" и "Организация тренировочного процесса на буткемпе", спикером которого будет Александр Иванов, главный тренер CTRL PLAY и главный организатор киберспортивного турнира. Обсуждались такие вопросы как включение киберспорта в Олимпийские игры, будущие киберспортивные дисциплины, влияние пандемии на киберспортивную индустрию в России и мероприятия ФКС, реформы ФКС в сфере судейских квалификаций, разработка и внедрение программ по компьютерному спорту в рамках дополнительного, школьного и высшего образования, а также подготовка кадров для киберспортивного рынка. </text:p>
            <text:p>Также прошла тренировка нашей команды по League of Legends и знакомство с профессиональными игроками из CTRL PLAY. </text:p>
            <text:p>Фестиваль будет проходить с 18 по 22 мая и объединит более 2 тыс. студентов российских вузов и ссузов.</text:p>
          </table:table-cell>
          <table:table-cell office:value-type="string" calcext:value-type="string">
            <text:p>[]</text:p>
          </table:table-cell>
        </table:table-row>
        <table:table-row table:style-name="ro1">
          <table:table-cell table:number-columns-repeated="3"/>
        </table:table-row>
        <table:table-row table:style-name="ro13">
          <table:table-cell office:value-type="float" office:value="3" calcext:value-type="float">
            <text:p>3</text:p>
          </table:table-cell>
          <table:table-cell office:value-type="string" calcext:value-type="string">
            <text:p>⚡ Внимание! Открыт прием заявок на первый конкурс авторских публикаций по сквозным технологиям «Библиотека цифрового университета»! </text:p>
            <text:p> </text:p>
            <text:p>❗ Конкурс сосредоточен на работах, которые описывают подходы к цифровизации приоритетных отраслей экономики и могут стать основой новых цифровых образовательных модулей в вузах. </text:p>
            <text:p> </text:p>
            <text:p>🌎 Призовой фонд конкурса — 1,4 млн рублей </text:p>
            <text:p> </text:p>
            <text:p>Конкурс представлен 10-ю основными номинациями по ключевым отраслям цифровой экономики и 9-ю дополнительными. Дополнительные номинации поддержаны и предложены: НОЦ мирового уровня «Инженерия будущего» и «ТулаТех», Институтом перспективных исследований и развития цифровых решений в сфере науки и образования (РУДН). </text:p>
            <text:p> </text:p>
            <text:p>Размер наград за первое место в каждой номинации — от 50 до 100 тысяч рублей! </text:p>
            <text:p> </text:p>
            <text:p>Заявки на конкурс принимаются на сайте 👉 http://ipr.datalib.ru до 15.10.2021 </text:p>
            <text:p> </text:p>
            <text:p>Организатором Конкурса выступает Компания IPR MEDIA, стратегическими партнерами – Университет Иннополис и Агентство стратегических инициатив. Конкурсные работы сформируют первую библиотеку цифрового университета на базе ЭБС IPR BOOKS. </text:p>
            <text:p> </text:p>
            <text:p>https://youtu.be/Y42nNgFc5Yw</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3" calcext:value-type="float">
            <text:p>13</text:p>
          </table:table-cell>
          <table:table-cell office:value-type="string" calcext:value-type="string">
            <text:p>Дебаты будущих журналистов </text:p>
            <text:p/>
            <text:p>Студенты 3 курса филологического факультета (направление «Журналистика») приняли участие в дебатах, организованных доцентом кафедры рекламы и общественных коммуникаций, к.филол. н. Софьей Максимовой. Тема дебатов «В рекламе как на войне, все средства хороши» поднимает дискуссионный вопрос: должны ли реклама и PR соответствовать этическим, эстетическим, культурным, языковым и другим нормам или все-таки цель продать товар оправдывает любые средства?</text:p>
            <text:p>Студенты поделились на две команды, одна из которых приводила аргументы в пользу данного утверждения, а другая же отстаивала противоположную точку зрения. В ходе дебатов ребята учились доказывать и формулировать свою позицию, внимательно слушать оппонентов и задавать вопросы, дискутировать и приводить контраргументы. Некоторые студенты получили опыт работы в жюри: в их задачу входило объективно оценить сокурсников по критериям “способ”, “содержание”, “структура”. С небольшим отрывом победу одержала вторая команда, набрав 224 балла.</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29" calcext:value-type="float">
            <text:p>29</text:p>
          </table:table-cell>
          <table:table-cell office:value-type="string" calcext:value-type="string">
            <text:p>Студенты ЛГУ - лауреаты олимпиады c международным участием по английскому языку</text:p>
            <text:p/>
            <text:p>Студенты филологического факультета и факультета психологии ЛГУ им. А.С. Пушкина приняли участие в VIII Всероссийской дистанционной олимпиаде c международным участием по английскому языку для студентов первых и вторых курсов высших учебных заведений, которая ежегодно проводится в марте.</text:p>
            <text:p>Ребята успешно справились с заданиями и стали победителями и призерами.</text:p>
            <text:p>За подготовку студентов к участию в олимпиаде организационный комитет отметил благодарностью старшего преподавателя кафедры иностранных языков ЛГУ им.А.С. Пушкина Русакову Елену.</text:p>
          </table:table-cell>
          <table:table-cell office:value-type="string" calcext:value-type="string">
            <text:p>[]</text:p>
          </table:table-cell>
        </table:table-row>
        <table:table-row table:style-name="ro1">
          <table:table-cell table:number-columns-repeated="3"/>
        </table:table-row>
        <table:table-row table:style-name="ro22">
          <table:table-cell office:value-type="float" office:value="13" calcext:value-type="float">
            <text:p>13</text:p>
          </table:table-cell>
          <table:table-cell office:value-type="string" calcext:value-type="string">
            <text:p>❗Просветительский марафон «Новое Знание»</text:p>
            <text:p/>
            <text:p>С 20 по 22 мая 2021 г. Российское общество «Знание» проводит мероприятие федерального уровня – просветительский марафон «Новое Знание». Площадками станут 8 городов России – Новосибирск, Москва, Санкт-Петербург, Казань, Нижний Новгород, Сочи, Владивосток, Калининград. Все мероприятия будут транслироваться на сайте – marathon.znanierussia.ru, принять участие можно любой желающий. </text:p>
            <text:p/>
            <text:p>✅Присоединяйтесь к трансляции на сайте https://marathon.znanierussia.ru и знакомьтесь с достижениями и историями, которые меняют мир! </text:p>
            <text:p>📍https://www.facebook.com/znanierus </text:p>
            <text:p>📍https://vk.com/znanierussia </text:p>
            <text:p>📍https://www.instagram.com/znanie_russia/ </text:p>
            <text:p/>
            <text:p>21 мая в рамках Марафона на сайте российского общества "Знание" будет проведен "открытый урок" для студентов образовательных организаций высшего образования.</text:p>
            <text:p/>
            <text:p>👩‍🎓Спикерами мероприятия станут:</text:p>
            <text:p/>
            <text:p>9:45-10:00 по московскому времени: Фальков Валерий Николаевич - Министр науки и высшего образования Российской Федерации, приветственное слово</text:p>
            <text:p>10:00-11:00 по московскому времени: Ященко Иван Валериевич - известный российский математик, исполнительный директор Московского центра непрерывного математического образования, тема выступления: "Почему математика в современном мире нужна всем и каждому";</text:p>
            <text:p>11:45-12:45 по московскому времени: Лавров Сергей Викторович - Министр иностранных дел Российской Федерации, тема выступления: "Актуальные уроки международных отношений"</text:p>
            <text:p>13:00-14:00 по московскому времени: Мединский Владимир Ростиславович - Помощник Президента Российской Федерации, тема выступления: "Мифы о русской истории"</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84" calcext:value-type="float">
            <text:p>84</text:p>
          </table:table-cell>
          <table:table-cell office:value-type="string" calcext:value-type="string">
            <text:p>Студенты ЛГУ - лидеры по ГТО среди образовательных организаций высшего образования Ленинградской области</text:p>
            <text:p/>
            <text:p>17-18 мая 2021 года состоялся Областной фестиваль ГТО среди студентов образовательных организаций высшего образования Ленинградской области, посвященный 90-летию комплекса ГТО.</text:p>
            <text:p>17 мая студенты соревновались в г. Гатчина по общей физической подготовке, а 18 мая в пос. Вырица Гатчинского района - в плавании.</text:p>
            <text:p>ЛГУ им. А.С. Пушкина был представлен пятью командами: три команды из главного учебного конкурса в Пушкине, команда из учебного корпуса в Павловске, команда из Ломоносовского института (дер. Горбунки).</text:p>
            <text:p>В итоге все призовые места во всех состязаниях завоевали студенты вуза. Всего в фестивале приняли участие 60 студентов университета, в командах были представлены все факультеты. Организаторы мероприятия – Региональный оператор ГТО Ленинградской области и Комитет по физической культуре и спорту Ленинградской области.</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28" calcext:value-type="float">
            <text:p>28</text:p>
          </table:table-cell>
          <table:table-cell office:value-type="string" calcext:value-type="string">
            <text:p>Филолог-журналист на Международном научном форуме</text:p>
            <text:p/>
            <text:p>Анастасия Захарова, студентка 4 курса филологического факультета, направление «Журналистика», приняла участие в Международном научно-практическом форуме студентов, аспирантов и молодых ученых «Неделя науки и творчества-2021», который прошёл на базе Санкт-Петербургского государственного института кино и телевидения (СПбГИКиТ). Цель Форума - обобщение опыта научной и творческой работы студентов, аспирантов и молодых ученых из разных стран в области кино, телевидения и медиакоммуникаций. Анастасия Захарова выступила в рамках секции «Современная журналистика: инновации, проблемы, тренды» с докладом «Современная журналистика: вызовы медиаиндустрии», научный руководитель – д. фил. н., проф. кафедры литературы и русского языка В.Ю. Прокофьева. Материалы форума планируются к публикации в сборнике научных статей, который будет размещён в системе Российского индекса научного цитирования (РИНЦ).</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6" calcext:value-type="float">
            <text:p>6</text:p>
          </table:table-cell>
          <table:table-cell office:value-type="string" calcext:value-type="string">
            <text:p>🤼‍♂Открытый турнир по Самбо среди студентов ВУЗов г. Санкт-Петербурга</text:p>
            <text:p/>
            <text:p>Соревнования проводятся 29 мая 2021 года, по адресу Пушкин, Конюшенная 2/16. </text:p>
            <text:p>К участию в турнире допускаются спортсмены (женщины и мужчины), обучающиеся в высших учебных заведениях города Санкт-Петербурга на очной форме обучения. Возраст спортсменов до 27 лет. </text:p>
            <text:p>Все подробности в прикрепленном файле👇🏻</text:p>
          </table:table-cell>
          <table:table-cell office:value-type="string" calcext:value-type="string">
            <text:p>[]</text:p>
          </table:table-cell>
        </table:table-row>
        <table:table-row table:style-name="ro1">
          <table:table-cell table:number-columns-repeated="3"/>
        </table:table-row>
        <table:table-row table:style-name="ro29">
          <table:table-cell office:value-type="float" office:value="21" calcext:value-type="float">
            <text:p>21</text:p>
          </table:table-cell>
          <table:table-cell office:value-type="string" calcext:value-type="string">
            <text:p>В ЛГУ прошла конференция «Региональные аспекты развития профессионального образования: теория, методология, актуальные проблемы»</text:p>
            <text:p/>
            <text:p>В Выборгском институте (филиале) ЛГУ им. А.С. Пушкина прошла Международная научно-практическая конференция «Региональные аспекты развития профессионального образования: теория, методология, актуальные проблемы».</text:p>
            <text:p>Активное участие в конференции, в дистанционном формате, приняли представители Азербайджанского Государственного педагогического университета, Екибастузского колледжа инженерно-технического института им. К. Сатпаева (Казахстан) и Романовского колледжа индустрии гостеприимства (Республика Крым).</text:p>
            <text:p>На пленарном заседании выступали докладчики:</text:p>
            <text:p>- Алексей Мельнов, учебный секретарь Выборгского объединенного музея-заповедника выступил с докладом «Выборг – совместное наследие».</text:p>
            <text:p>- Марина Пальчук, директор Романовского колледжа индустрии гостеприимства (Республика Крым), выступила с докладом «Глобальные вызовы современности: проблемы и перспективы профессионального образования республики Крым».</text:p>
            <text:p>- Сергей Быстрянцев, доктор социологических наук, ЛГУ им. А.С. Пушкина, рассказал об особенностях современного среднего профессионального образования.</text:p>
            <text:p>- Елена Журинская, директор Выборгского института (филиала) ЛГУ им. А.С. Пушкина поделилась опытом филиала в реализации Национальных проектов.</text:p>
            <text:p>Также в конференции принимали участие представители средних школ и детских образовательных учреждений, заведений инклюзивного образования. </text:p>
            <text:p/>
            <text:p>Работали участники конференции на шести секциях, три из которых были студенческие. На секциях обсуждались современные методы обучения, поиски эффективных технологий образовательного процесса, инновационная деятельность педагога как фактор конкурентоспособности образовательного учреждения, качество общего и профессионального образования и в целом вопросы современного профессионального образования.</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9" calcext:value-type="float">
            <text:p>19</text:p>
          </table:table-cell>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5" calcext:value-type="float">
            <text:p>5</text:p>
          </table:table-cell>
          <table:table-cell office:value-type="string" calcext:value-type="string">
            <text:p>К 90-летию Георгия Гречко: видеолекторий Президентской библиотеки о первом ленинградском космонавте </text:p>
            <text:p/>
            <text:p>19 мая 2021 года в 11:00 по московскому времени в Президентской библиотеке в рамках проекта «Знание о России» состоится видеолекторий «Георгий Гречко – космонавт № 34», приуроченный к 90-летию со дня рождения дважды Героя Советского Союза, которое будет отмечаться 25 мая. На мероприятии одноклассники, коллеги, друзья Георгия Гречко (1931–2017) расскажут о жизни и деятельности космонавта. </text:p>
            <text:p>Присоединиться к видеолекторию сможет любой желающий. Встреча будет транслироваться на портале Президентской библиотеки в разделе «Интернет-вещание» в соответствии с программой прямых трансляций мероприятий и на YouTube-канале учреждения. </text:p>
            <text:p/>
            <text:p>Cсылки для подключения: https://www.youtube.com/channel/UCG5X7AMMc2z-PRa4Qor6bcA </text:p>
            <text:p>https://www.prlib.ru/broadcast/1315012</text:p>
            <text:p>https://www.prlib.ru/live-broadcast-program</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4" calcext:value-type="float">
            <text:p>14</text:p>
          </table:table-cell>
          <table:table-cell office:value-type="string" calcext:value-type="string">
            <text:p>Ежегодный конкурс на экономическом факультете ЛГУ</text:p>
            <text:p/>
            <text:p>На экономическом факультете ЛГУ им. А. С. Пушкина прошел очный этап ежегодного конкурса финансово-экономических проектов «Добейся успеха!» для обучающихся 9-11-х классов средних школ и средних профессиональных образовательных организаций Северо-Западного федерального округа.</text:p>
            <text:p>Конкурс проходил в два этапа. В ходе первого из них присланные проекты проходили отбор для участия во втором туре. Участие в конкурсе приняли учащиеся гимназий №406, №524, №528, средней общеобразовательной школы №141, а также Малоохтинского колледжа г. Санкт-Петербурга.</text:p>
            <text:p>В ходе очного тура конкурса школьники представляли презентации по предложенным проектам или исследовательским работам. Разработка проекта могла быть осуществлена по трем направлениям: «Социальное предпринимательство», «Экономические проекты» и «Научный прорыв». Победителями мероприятия стали Голошубов Даниил (школа №141) с работой «Эра науки – новое начало вместе с проектом Венера», Горнян Олеся (Малоохтинский колледж) с социальным проектом по благоустройству города Пушкина для людей с ограниченными возможностями, а также Радзивилюк Кристина и Шохман Арина (школа №141) с работой «Ценные бумаги. Акции».</text:p>
            <text:p>Членами жюри были отмечены работы Семеновой Валерии (гимназия №528) «Образование в военном Ленинграде», а также Сергеева Алексея, Дорофеева Егора, Барановского Ивана (школа №141) «Киберпреступность».</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40" calcext:value-type="float">
            <text:p>40</text:p>
          </table:table-cell>
          <table:table-cell office:value-type="string" calcext:value-type="string">
            <text:p>Межвузовская форсайт-сессия</text:p>
            <text:p/>
            <text:p>На факультете естествознания, географии и туризма прошла межвузовская форсайт-сессия между студентами и преподавателями направления подготовки «Туризм» и «Гостиничное дело» Ленинградского государственного университета им. А.С.Пушкина и представителями Нижегородского государственного университета им. Н.И.Лобачевского, направления подготовки «Рекреация и спортивно-оздоровительный туризм». </text:p>
            <text:p/>
            <text:p>Участники мероприятия в своих презентациях рассказали об истории университетов, их структуре, образовательной миссии. Особое внимание уделялось современному состоянию и перспективам развития структурных подразделений вузов, представленных на форсайт-сессии.</text:p>
            <text:p>В ходе мероприятия были сформулированы единые представления о существующей ситуации и тенденциях развития в туристской сфере, определены перспективы сотрудничества соответствующих факультетов ЛГУ им А.С. Пушкина и Нижегородского госуниверситета в научно-практической и учебной деятельности, а также в совместных проектах туристско-рекреационного профиля.</text:p>
            <text:p>В финале встречи студенты 3 курса ЛГУ (направление «Туризм») Дарья Афонькина и Артем Тимганов провели для студентов и преподавателей Нижегородского государственного университета им.Н.И.Лобачевского экскурсию по Павловскому парку.</text:p>
          </table:table-cell>
          <table:table-cell office:value-type="string" calcext:value-type="string">
            <text:p>[]</text:p>
          </table:table-cell>
        </table:table-row>
        <table:table-row table:style-name="ro1">
          <table:table-cell table:number-columns-repeated="3"/>
        </table:table-row>
        <table:table-row table:style-name="ro32">
          <table:table-cell office:value-type="float" office:value="79" calcext:value-type="float">
            <text:p>79</text:p>
          </table:table-cell>
          <table:table-cell office:value-type="string" calcext:value-type="string">
            <text:p>🏆Пьедестал ЧИРМАНИЯ - ОПЕН за студентами ЛГУ</text:p>
            <text:p/>
            <text:p>16 мая 2021 года состоялись межрегиональные соревнования по чир- спорту "ЧИМАНИЯ - ОПЕН". Команды университета были представления в четырёх номинациях и в каждой номинации мы на пьедестале почета!</text:p>
            <text:p>1 место - ХИП-ХОП группа,</text:p>
            <text:p>2 место - ДЖАЗ группа,</text:p>
            <text:p>2 место - ХИП-ХОП двойка,</text:p>
            <text:p>2 место - ДЖАЗ двойка.</text:p>
            <text:p>Состав команд:</text:p>
            <text:p>1.Армаш Диана - 1 курс магистратуры ФФК</text:p>
            <text:p>2.Калиничева Дарья - 2 курс магистратуры ФФК</text:p>
            <text:p>3.Кудрина Олеся - 3 курс ФФК</text:p>
            <text:p>4.Алексеева Татьяна - 3 курс ФФК</text:p>
            <text:p>5. Функ Анна - 2курс, эконом.</text:p>
            <text:p>6.Позднякова Диана - 3 курс ЕГИТ</text:p>
            <text:p>7.Аксёнова Дарья - 3 курс Юр.фак</text:p>
            <text:p>8.Козишникова Анастасия - 4 курс ин.яз</text:p>
            <text:p>9.Кривошеина Дарья - 2 курс Эконом.фак.</text:p>
            <text:p>10.Коршунова Анастасия - 2 курс ФФК</text:p>
            <text:p>11.Чекунова Дарья - 2 курс ФФК</text:p>
            <text:p>12.Шишова Полина - 2 курс Эконом.фак.</text:p>
            <text:p>13.Смирнова Дарья - 2 курс Юр.фак.</text:p>
            <text:p>14.Бакланова Ева - 1 курс РиСО</text:p>
            <text:p>15.Никитина Диана - 1 курс ин.яз</text:p>
            <text:p>16.Пирожкова Лолита - 1 курс ин.яз</text:p>
            <text:p>17.Богатырёва Александра - 1 курс эконом.фак.</text:p>
            <text:p>18. Захарова Алина - 4 курс ФФК</text:p>
            <text:p>19. Позолотина Дарья - 2 курс, экономический</text:p>
            <text:p>20. Огаркова Ольга - 1 курс ФФК</text:p>
            <text:p>21. Понкратова Анастасия - 4 курс журналист </text:p>
            <text:p>22. Кучугурная Екатерина - 2 курс ФФК.</text:p>
            <text:p/>
            <text:p>💪🏻Руководитель команды - Софошин Дмитрий, ст.преподаватель кафедры физической культуры</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32" calcext:value-type="float">
            <text:p>32</text:p>
          </table:table-cell>
          <table:table-cell office:value-type="string" calcext:value-type="string">
            <text:p>Ломоносовский институт - для жителей Ломоносовского района</text:p>
            <text:p/>
            <text:p>Майские праздники были очень насыщены различными событиями, в том числе и поездками наших студентов. </text:p>
            <text:p>С каждым годом всё меньше и меньше участников Великой Отечественной войны остаётся на Ленинградской земле. Студенты Ломоносовского института провели серию концертов для ветеранов и жителей Ломоносовского района в населённых пунктах: Сергиево, Горбунки, Гостилицы, Сяськелево, Елизаветино, Гора Колокольная. Также </text:p>
            <text:p>активно трудились и участники волонтерского движения вуза. Группа волонтёров Ломоносовского института (филиала) приняла участие в памятном митинге на территории форта "Красная горка", торжественном возложение венков к мемориалам и приняла участие в параде воинской части №3526, волонтёры познакомились с музеем форта.</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09" calcext:value-type="float">
            <text:p>109</text:p>
          </table:table-cell>
          <table:table-cell office:value-type="string" calcext:value-type="string">
            <text:p>Победа Учебной Телерадиостудии ЛГУ им. А.С. Пушкина на фестивале в Москве </text:p>
            <text:p/>
            <text:p>Фильм "Немой", созданный студентами на базе Учебной Телерадиостудии филологического факультета ЛГУ им. А.С Пушкина, стал финалистом и получил специальный приз жюри на Кинофестивале Студенческих Короткометражек "ГРАЧ" МГУ им. М.В. Ломоносова. Более 80 фильмов было отправлено на фестиваль, из которых только 34 были представлены жюри, и лишь 12 короткометражек были отобраны в качестве лучших, среди них и фильм студентов ЛГУ им. А.С. Пушкина. Главную роль в фильме сыграл Игорь Матюков (студент 2 курса филологического факультета, направление «Реклама и связи с общественностью»). Режиссёр фильма: Вячеслав Тетерин.</text:p>
            <text:p>Сценарий написали: Вячеслав Тетерин, Никита Орехов, Лиза Коверза.</text:p>
            <text:p>Звукооператоры: Никита Орехов, Карина Муллаянова, Ольга Захарова, Екатерина Шишко, Анжелика Гребенникова.</text:p>
            <text:p>Гример: Алина Хохрякова.</text:p>
            <text:p>Роли исполнили: Игорь Матюков, Никита Орехов, Карина Муллаянова, Анна Фадеева, Екатерина Шишко, Алина Хохрякова, Ольга Захарова, Анжелика Гребенникова, Александра Сивицкая, Олег Топорков, Саид Забитов, Клим Золотарёв, Даниил Кочанов, Юлия Вдовинова, Дарья Ботыгина.</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5" calcext:value-type="float">
            <text:p>5</text:p>
          </table:table-cell>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6" calcext:value-type="float">
            <text:p>16</text:p>
          </table:table-cell>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6" calcext:value-type="float">
            <text:p>6</text:p>
          </table:table-cell>
          <table:table-cell office:value-type="string" calcext:value-type="string">
            <text:p>Наши киберспортсмены стали участниками весеннего турнира Spring Student Tournament 2021 по Dotа 2 от университета СПбГУПТД и показали хороший результат после майских праздников.</text:p>
            <text:p/>
            <text:p>🥈Геймеры СКК первого состава по Dotа 2 в лице Льва Тарасова, Артёма Жабина, Артёма Лукашевича, Юры Позднякова, Егора Сальникова заняли 2 место выиграв турнир с серией побед в 4 матча !</text:p>
            <text:p/>
            <text:p>💐Поздравляем ребят, желаем не останавливаться на достигнутом и добиваться дальнейших успехов!</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6" calcext:value-type="float">
            <text:p>16</text:p>
          </table:table-cell>
          <table:table-cell office:value-type="string" calcext:value-type="string">
            <text:p>Лариса Кобрина приняла участие в международной конференции «Инклюзия – путь к равноправию: обучение педагогов принципам инклюзивного образования»</text:p>
            <text:p/>
            <text:p>В Душанбе, Республика Таджикистан, 14-15 мая 2021 года проходит международная конференция по проблемам инклюзивного образования в формате телемоста.</text:p>
            <text:p>Проректор по научной работе ЛГУ Лариса Кобрина выступила сегодня на пленарном заседании международной конференции «Инклюзия – путь к равноправию: обучение педагогов принципам инклюзивного образования». </text:p>
            <text:p>Лариса Кобрина представила доклад на тему «Инклюзивное образование в общеобразовательной школе: проблемы и пути решения» и рассказала о необходимости региональных программ развития инклюзивного образования в общеобразовательных школах, а также о подготовке руководителя инклюзивной школы. Особо отметила, что главным условием эффективности инклюзивного образования является разработка адаптированных образовательных программ для всех категорий обучающихся; использование инклюзивными школами специальных учебно—методических материалов, специальных технических средств обучения; обеспечение инклюзивных школ квалифицированными кадрами - специалистами-дефектологами; создание доступной среды для всех категорий обучающихся. Главная задача инклюзивного образования - корректное для ученика и учителя слияние специальной и общеобразовательной образовательных систем, а основное достижение инклюзивного образования, отметила Л. Кобрина, это поддержка семьи ребенка с ограниченными возможностями здоровья и сохранение социальной среды. </text:p>
            <text:p>Пленарное заседание открыли Министр образования и науки Республики Таджикистана Имомзода Мухаммадюсуф, ректор Белорусского педагогического университета имени М.Танка Александр Жук, руководитель отдела образования ЮНЕСЕФ (Таджикистан) Алберто Бианколи.</text:p>
            <text:p>На пленарном заседании и круглых столах выступили ведущие эксперты из России, Казахстана, Узбекистана, Таджикистана, Белоруссии.</text:p>
          </table:table-cell>
          <table:table-cell office:value-type="string" calcext:value-type="string">
            <text:p>[]</text:p>
          </table:table-cell>
        </table:table-row>
        <table:table-row table:style-name="ro1">
          <table:table-cell table:number-columns-repeated="3"/>
        </table:table-row>
        <table:table-row table:style-name="ro23">
          <table:table-cell office:value-type="float" office:value="62" calcext:value-type="float">
            <text:p>62</text:p>
          </table:table-cell>
          <table:table-cell office:value-type="string" calcext:value-type="string">
            <text:p>Успешное выступление сборной ЛГУ на Всероссийских соревнованиях</text:p>
            <text:p/>
            <text:p>С 1 по 10 мая в г. Нижний Новгород проходил Всероссийский финал проекта "Мини-футбол в ВУЗы", женская команда ЛГУ им.А.С.Пушкина принимала участие в престижном Высшем дивизионе Серебряной лиги и заняла 13 место. Всего в соревновании принимали участие 36 сборных команд вузов со всей России. </text:p>
            <text:p/>
            <text:p>Состав сборной команды университета:</text:p>
            <text:p>Смирнова Валерия Александровна 4 курс ФФК</text:p>
            <text:p>Гаважук Аурика Кириловна 4 курс ФФК</text:p>
            <text:p>Боброва Виктория Юрьевна 4 курс ФФК</text:p>
            <text:p>Бутылина Софья Михайловна 4 курс юр.ф.</text:p>
            <text:p>Минкина Карина Максимовна 3 курс ФФК</text:p>
            <text:p>Пятайкина Екатерина Михайловна 4 курс ФФК</text:p>
            <text:p>Потиханова Анастасия Алексеевна 4 курс ФФК</text:p>
            <text:p>Николаева Анастасия Евгеньевна 2 курс ЕГиТ</text:p>
            <text:p>Колесникова Алёна Васильевна 2 курс ЕГиТ</text:p>
            <text:p>Шантырь Дарья Владимировна 2 курс ФФК</text:p>
            <text:p>Рудина Николь Чжунсиновна 1 курс ЭиИ</text:p>
            <text:p>Алексеева Варвара Алексеевна 1 курс ЭиИ </text:p>
            <text:p/>
            <text:p>Тренерский состав:</text:p>
            <text:p>Ветов Павел Николаевич</text:p>
            <text:p>Потиханов Максим Юрьевич</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4" calcext:value-type="float">
            <text:p>4</text:p>
          </table:table-cell>
          <table:table-cell office:value-type="string" calcext:value-type="string">
            <text:p>В ЛГУ прошла конференция Вишняковские чтения</text:p>
            <text:p/>
            <text:p>В Бокситогорском институте (филиале) ЛГУ им. А.С. Пушкина в рамках 24-х Вишняковских чтений состоялась международная научная конференция. Тема конференции - «Воспитание в эпоху цифровизации: опыт, проблемы, решения».</text:p>
            <text:p>Открыл конференцию Владимир Журавлев – проректор по работе с органами государственной власти, муниципальными образованиями и общественными объединениями, он поприветствовал участников от имени ректора университета Станислава Еремеева.</text:p>
            <text:p>С приветственным словом и научным докладом в режиме видеоконференции выступил председатель Комитета общего и профессионального образования Ленинградской области, доктор педагогических наук, профессор Сергей Тарасов.</text:p>
            <text:p>Директор филиала, кандидат экономических наук Титова Ирина Ивановна поблагодарила всех участников конференции за участие и пожелала плодотворной работы.</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6" calcext:value-type="float">
            <text:p>6</text:p>
          </table:table-cell>
          <table:table-cell office:value-type="string" calcext:value-type="string">
            <text:p>Россия и Финляндия развивают культурно-исторический туризм</text:p>
            <text:p/>
            <text:p>В ЛГУ им. А.С. Пушкина в работе международный проект «Устойчивый международный исторический туризм: Густав III – Спренгтпортен – Екатерина II» (развитие международного исторического туризма)».</text:p>
            <text:p/>
            <text:p>Просим вас заполнить анкету, связанную с развитием исторического туризма.</text:p>
            <text:p>Анкетирование проводится в рамках проекта «Устойчивый международный исторический туризм», который разрабатывает туристические продукты и услуги для компаний в сфере туризма и других смежных отраслях, работающих на приграничных территориях России и Финляндии (Ленинградская область в России и Южное Саво и Южная Карелия в Финляндии).</text:p>
            <text:p>Цель опроса - выяснить интерес к историческому туризму.</text:p>
            <text:p>Отвечая на вопросы о туризме просим основываться на ситуации до ограничений, принятых в связи с пандемией COVID-19. </text:p>
            <text:p/>
            <text:p>Ссылка на анкету опроса 👉🏻https://forms.yandex.ru/u/60409fdd7da9075031288a19/</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2" calcext:value-type="float">
            <text:p>2</text:p>
          </table:table-cell>
          <table:table-cell office:value-type="string" calcext:value-type="string">
            <text:p>Внутренние конкурсы и олимпиады ЛГУ им. А.С. Пушкина</text:p>
            <text:p>Факультет философии, культурологии и искусства проводит ОЧНУЮ ОЛИМПИАДУ «Палитра» для абитуриентов!</text:p>
            <text:p/>
            <text:p>Место проведения олимпиады: г. Санкт-Петербург, Пушкин, Петербургское шоссе, д.10</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25" calcext:value-type="float">
            <text:p>25</text:p>
          </table:table-cell>
          <table:table-cell office:value-type="string" calcext:value-type="string">
            <text:p>Филологи обсудили "Актуальные вопросы науки" </text:p>
            <text:p/>
            <text:p>В рамках общеуниверситетской Недели Науки, которая прошла в конце апреля, на филологическом факультете состоялась XI Межвузовская научно-практическая студенческая конференция "Актуальные вопросы филологии". На заседаниях пяти секций были заслушаны более 80 докладов студентов и гостей из других вузов Санкт-Петербурга и Москвы. Конференция проходила сразу в трёх форматах: часть докладчиков присутствовала очно, несколько студентов выступили онлайн в zoom, а также и в группе в социальной сети VKontakte (https://vk.com/konflgu) были представлены интересные исследования о русском языке, литературе и журналистике в виде видеодокладов и тезисов. Конференция прошла на базе Ломоносовского института (филиала) в д. Горбунки Ломоносовского района Ленинградской области.</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5" calcext:value-type="float">
            <text:p>15</text:p>
          </table:table-cell>
          <table:table-cell office:value-type="string" calcext:value-type="string">
            <text:p>🧑‍🎓Студенты юридического факультета - победители всероссийского конкурса презентаций</text:p>
            <text:p/>
            <text:p>Студенты юридического факультета успешно приняли участие в III Всероссийском конкурсе презентаций «Современные проблемы правового регулирования финансовой системы РФ», организованном и проведенном кафедрой конституционного и международного права Поволжского института управления РАНХиГС.</text:p>
            <text:p>По итогам оценки конкурсных презентаций 3 место было присуждено студенту второго курса юридического факультета Ленинградского государственного университета имени А.С. Пушкина Макару Бугакову с презентацией «Цифровизация налогообложения». Научный руководитель – доцент кафедры государственного права Юлия Литвинова. В представленной на конкурс работе были рассмотрены актуальные вопросы, касающиеся введения налога на роботов, применения цифровых технологий в работе налоговых органов.</text:p>
            <text:p>Призером в номинации «За стилистическое оформление исследования» признана студентка второго курса юридического факультета ЛГУ им. А.С. Пушкина Диана Степанова с презентацией «Повышение налоговой культуры: опыт зарубежных стран». Научный руководитель – доцент кафедры государственного права Юлия Литвинова. </text:p>
            <text:p>В работе проанализированы модели налогового поведения в различных странах, влияние ряда субъективных и объективных факторов на формирование налоговой культуры.</text:p>
            <text:p>Всего на конкурс были представлены 7 работ студентов юридического факультета ЛГУ им.А.С.Пушкина.</text:p>
          </table:table-cell>
          <table:table-cell office:value-type="string" calcext:value-type="string">
            <text:p>[]</text:p>
          </table:table-cell>
        </table:table-row>
        <table:table-row table:style-name="ro1">
          <table:table-cell table:number-columns-repeated="3"/>
        </table:table-row>
        <table:table-row table:style-name="ro6">
          <table:table-cell office:value-type="float" office:value="33" calcext:value-type="float">
            <text:p>33</text:p>
          </table:table-cell>
          <table:table-cell office:value-type="string" calcext:value-type="string">
            <text:p>Подведены итоги литературного конкурса «Лирика военных лет»</text:p>
            <text:p/>
            <text:p>Студенты филологического факультета приняли участие в литературном конкурсе «Лирика военных лет», который был приурочен к 9 мая - Дню Победы в Великой Отечественной войне. Конкурс прошёл на базе Ломоносовского института (филиала) в д. Горбунки. Участие в конкурсе принимали и студенты колледжа ГБПО «Центр непрерывного профессионального медицинского развития». Прозвучали не только стихи поэтов военных лет, но и песни, и произведения авторского сочинения студентов филологического факультета. Участники показали отличную подготовку, артистизм в передаче атмосферы военных лет.</text:p>
            <text:p>Победители конкурса:</text:p>
            <text:p>В номинации среди участников возрастной категории 13-18 лет (студенты колледжа)</text:p>
            <text:p>1 место - Губарькова Дарья </text:p>
            <text:p>2 место - Гумеров Даниил </text:p>
            <text:p>В номинации "Творческая молодежь": (студенты филологического факультета) </text:p>
            <text:p>1 место - Бондаренко Владислав (1 курс)</text:p>
            <text:p>2 место - Шарипова Карина (2 курс)</text:p>
            <text:p>3 место - Морозова Алина (1 курс) и Урожаева Татьяна (3 курс)</text:p>
            <text:p>В номинации "Собственное произведение о войне"</text:p>
            <text:p>1 место - Беляева Анна (2 курс)</text:p>
            <text:p>2 место - Цыбина Анастасия (2 курс)</text:p>
            <text:p>Приз зрительских симпатий - Фролова Анна (3 курс).</text:p>
            <text:p>Награды студентам вручила Светлана Петрова, декан филологического факультета.</text:p>
          </table:table-cell>
          <table:table-cell office:value-type="string" calcext:value-type="string">
            <text:p>[]</text:p>
          </table:table-cell>
        </table:table-row>
        <table:table-row table:style-name="ro1">
          <table:table-cell table:number-columns-repeated="3"/>
        </table:table-row>
        <table:table-row table:style-name="ro33">
          <table:table-cell office:value-type="float" office:value="14" calcext:value-type="float">
            <text:p>14</text:p>
          </table:table-cell>
          <table:table-cell office:value-type="string" calcext:value-type="string">
            <text:p>🏞СТИХИЯ LANDШАФТНОЙ АРХИТЕКТУРЫ</text:p>
            <text:p/>
            <text:p>Завершился Конкурс творческих и исследовательских проектов «СТИХИЯ LANDШАФТНОЙ АРХИТЕКТУРЫ – 2021», прошедший в рамках VII научно-практической конференции молодых ученых «СТИХИЯ LANDШАФТНОЙ АРХИТЕКТУРЫ: ОТКРЫТЫЕ ГОРОДСКИЕ ПРОСТРАНСТВА В СОВРЕМЕННОМ МИРЕ» </text:p>
            <text:p>28 апреля 2021 года на факультете философии, культурологии и искусства прошла VII научно-практическая конференция молодых ученых «СТИХИЯ LANDШАФТНОЙ АРХИТЕКТУРЫ: ОТКРЫТЫЕ ГОРОДСКИЕ ПРОСТРАНСТВА В СОВРЕМЕННОМ МИРЕ». </text:p>
            <text:p>В конференции приняли участие доктора и кандидаты наук, аспиранты и студенты, члены творческих союзов и специалисты-практики ландшафтной отрасли. Открыла конференцию декан факультета философии, культурологии и искусства, кандидат философских наук, доцент Мария Евгеньевна Харитонова. Модератором выступила руководитель проекта «Научно-практическая конференция молодых учёных «СТИХИЯ LANDШАФТНОЙ АРХИТЕКТУРЫ», доцент кафедры культурологии и искусства Эглит Лилия Владимировна. В теоретической части конференции были рассмотрены актуальные вопросы благоустройства и озеленения открытых городских пространств и новые требования к той функции и роли, которые эти пространства призваны играть в современном мире; исторический ракурс и современные подходы к формированию и развитию открытых городских пространств в контексте экологии городской среды и санитарно-эпидемиологического благополучия населения; благоустройство открытых городских пространств в рамках формирования облика города, с учётом типологии архитектурной среды и контекста управления территориями; новые подходы к благоустройству и озеленению городских открытых пространств в условиях пост-ковидной реабилитации горожан. </text:p>
            <text:p/>
            <text:p>✅В рамках конференции прошёл Конкурс творческих и исследовательских проектов по следующим номинациям: </text:p>
            <text:p>01 - ЛАОП - Ландшафтная архитектура общественных пространств </text:p>
            <text:p>02 - БТОП - Благоустройство (и озеленение) территорий ограниченного пользования</text:p>
            <text:p>03 - МАФ - Малые архитектурные формы для ландшафтной среды </text:p>
            <text:p>04 – ВС - Выставочные сады, как один из видов современного искусства </text:p>
            <text:p>05 - ЛГ - Ландшафтная графика </text:p>
            <text:p>Жюри Конкурса: </text:p>
            <text:p>• Кармазина Марина Николаевна – директор ландшафтной студии ООО «Пруды и травы»; </text:p>
            <text:p>• Харитонова Мария Евгеньевна - декан факультета философии, культурологии и искусства ЛГУ имени А.С. Пушкина; </text:p>
            <text:p>• Клюшкин Игорь Владимирович - доцент кафедры культурологии и искусства ЛГУ имени А.С. Пушкина, член Санкт-Петербургского Союза дизайнеров; </text:p>
            <text:p>• Немерчук Елена Евгеньевна – доцент кафедры культурологии и искусства ЛГУ имени А.С. Пушкина, член Союза дизайнеров РФ. </text:p>
            <text:p>К Конкурсу были допущены 40 курсовых и дипломных проектов по ландшафтной архитектуре из высших учебных заведений России. </text:p>
            <text:p>Победили проекты из семи вузов нашей страны: </text:p>
            <text:p>• Владивостокский государственный университет экономики и сервиса </text:p>
            <text:p>• Дальневосточный Федеральный университет </text:p>
            <text:p>• Крымский федеральный университет им. В.И. Вернадского </text:p>
            <text:p>• Московский государственный областной университет </text:p>
            <text:p>• Санкт-Петербургский государственный университет промышленных техно-логий и дизайна </text:p>
            <text:p>• Томский государственный архитектурно-строительный университет </text:p>
            <text:p>• Ленинградский государственный университет им. А.С. Пушкина </text:p>
            <text:p/>
            <text:p>🏆Проекты-победители: </text:p>
            <text:p>Номинация 01 -ЛАОП </text:p>
            <text:p>Диплом I степени </text:p>
            <text:p>Проект «ТАРХАНОВО» парк в городе Йошкар-Ола (предложение по развитию территории). </text:p>
            <text:p>Авторы: Сухих Вера Алексеевна, Токарева Евгения Викторовна. </text:p>
            <text:p>Руководители: Стахеев Олег Васильевич, Муленок Владимир Владимирович </text:p>
            <text:p>Диплом II степени </text:p>
            <text:p>Проект благоустройства лесо-парковой зоны в городском поселении Сиверский. </text:p>
            <text:p>Автор: Абрамов Павел Павлович. </text:p>
            <text:p>Руководитель: Эглит Лилия Владимировна </text:p>
            <text:p>Диплом III степени </text:p>
            <text:p>Проект: «Особенности организации общественных городских пешеходных пространств на сложном рельефе (на примере микрорайона б. Тихая». </text:p>
            <text:p>Автор: Коркунова Валерия Александровна. </text:p>
            <text:p>Руководитель: Игнатов Григорий Евгеньевич </text:p>
            <text:p>Номинация 02 - БТОП </text:p>
            <text:p>Диплом I степени </text:p>
            <text:p>Реконструкция территории санаторно-курортного комплекса «Родина». </text:p>
            <text:p>Автор: Малаховская Алина Игоревна. </text:p>
            <text:p>Руководитель: Меметова Татьяна Дмитриевна </text:p>
            <text:p>Диплом II степени </text:p>
            <text:p>Архитектурно-ландшафтная организация придомовых территорий на сложном рельефе в городе Владивостоке. </text:p>
            <text:p>Автор: Барткова Мария Николаевна. </text:p>
            <text:p>Руководитель: Игнатов Григорий Евгеньевич и Лиханский Юрий Иванович </text:p>
            <text:p>Диплом III степени </text:p>
            <text:p>Проект благоустройства и озеленения входной зоны стадиона «Химик», г. Сланцы. </text:p>
            <text:p>Автор: Кузнецова Ангелина Павловна </text:p>
            <text:p>Руководитель: Юреску Ирина Юрьевна </text:p>
            <text:p>Номинация 03 - МАФ </text:p>
            <text:p>Диплом I степени </text:p>
            <text:p>Малая архитектурная форма на ряд ассоциаций к слову «гребень». </text:p>
            <text:p>Автор: Липеева Анастасия Игоревна. </text:p>
            <text:p>Руководитель: Колосова Ирина Ивановна </text:p>
            <text:p>Диплом II степени </text:p>
            <text:p>Малая архитектурная форма на ряд ассоциаций к слову «гребень». </text:p>
            <text:p>Автор: Гавриленко Александра Алексеевна. </text:p>
            <text:p>Руководитель: Колосова Ирина Ивановна </text:p>
            <text:p>Диплом III степени </text:p>
            <text:p>Малая архитектурная форма на ряд ассоциаций к слову «гребень». </text:p>
            <text:p>Автор: Самсонова Анастасия Сергеевна </text:p>
            <text:p>Руководитель: Колосова Ирина Ивановна </text:p>
            <text:p>Номинация 04 -ВС </text:p>
            <text:p>Диплом I степени </text:p>
            <text:p>"Арифметика сада: сложность в простоте". </text:p>
            <text:p>Авторы: Федорова Татьяна Игоревна и Такшеев Даниил Дмитриевич. </text:p>
            <text:p>Руководитель: Эглит Лилия Владимировна </text:p>
            <text:p>Диплом II степени </text:p>
            <text:p>Выставочный сад с качелями - пергола «Только зеркало зеркалу снится, тишина тишину сторожит…» </text:p>
            <text:p>Автор: Игнатьева Анастасия Александровна. </text:p>
            <text:p>Руководитель: Львова Наталья Сергеевна </text:p>
            <text:p>Номинация 05 - ЛГ </text:p>
            <text:p>Диплом I степени </text:p>
            <text:p>Карпы кои. </text:p>
            <text:p>Автор: Тунтуева Дарья Денисовна. </text:p>
            <text:p>Руководитель: Орлова Анна Олеговна </text:p>
            <text:p>Диплом II степени </text:p>
            <text:p>Живые рифмы. </text:p>
            <text:p>Авторы: Лоханько А.А., Мальцева В.А., Божкова А.М., Семенова К.А., Букреева У.Н., Берешевцева В.В., Рогалева В.В., Романович К.В. </text:p>
            <text:p>Руководитель: Анушин Борис Юрьевич </text:p>
            <text:p>Диплом победителя зрительского голосования </text:p>
            <text:p>В номинации 01 - ЛАОП </text:p>
            <text:p>Исследование принципов универсального дизайна в аспекте организации рекреационных пространств в условиях сложного рельефа местности. </text:p>
            <text:p>Автор : Мороз Евгения Александровна. </text:p>
            <text:p>Руководитель: Иванова Ольга Гениевна </text:p>
            <text:p>В номинации 02 - БТОП </text:p>
            <text:p>Проект благоустройства двора СПбГУПТД на ул.Садовой 54 в Санкт-Петербурге </text:p>
            <text:p>Автор: Лебедева Полина Дмитриевна </text:p>
            <text:p>Руководитель: Швабаускас Ремигиюс Йонович </text:p>
            <text:p>В номинации 03 - МАФ </text:p>
            <text:p>Остановка общественного транспорта. </text:p>
            <text:p>Автор: Долгова Виктория Дмитриевна </text:p>
            <text:p>Руководитель: Львова Наталья Сергеевна</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19" calcext:value-type="float">
            <text:p>19</text:p>
          </table:table-cell>
          <table:table-cell office:value-type="string" calcext:value-type="string">
            <text:p>Студенты юрфака ЛГУ обсудили актуальные вопросы финансового права</text:p>
            <text:p/>
            <text:p>Студенты юридического факультета приняли участие в VIII Ежегодном межвузовском круглом столе «Актуальные проблемы финансового права», проведенном кафедрой конституционного и международного права Поволжского института управления имени П.А. Столыпина.</text:p>
            <text:p>По итогам круглого стола дипломом за лучший доклад и I место была отмечена Ольга Бочкова, студентка 2 курса юридического факультета Ленинградского государственного университета имени А.С. Пушкина (научный руководитель – доцент кафедры государственного права Юлия Литвинова). В докладе Ольги были рассмотрены актуальные проблемы взимания налога на добавленную стоимость, а также пути решения указанных проблем.</text:p>
            <text:p/>
            <text:p>Кроме того, были отмечены грамотами: </text:p>
            <text:p>• В номинации «За лучшую презентацию» - Амалия Политика, студентка 2 курса юридического факультета Ленинградского государственного университета имени А.С. Пушкина (научный руководитель – доцент кафедры государственного права Юлия Литвинова.). Тема работы: "Правовой нигилизм в налоговых правоотношениях", автором рассматривались проявления и формы нигилизма в налоговой сфере, факторы, их обуславливающие, предложены пути преодоления нигилизма. </text:p>
            <text:p>• В номинации «За авторский подход к теме исследования» - Никита Кириллов, студент 2 курса юридического факультета Ленинградского государственного университета имени А.С. Пушкина (научный руководитель – доцент кафедры государственного права Юлия Литвинова). В работе "Введение прогрессивной шкалы налогообложения - залог устойчивого экономического развития" проанализирована модель прогрессивного налогообложения, проведено сравнение с пропорциональной системой, сформулированы предложения.</text:p>
          </table:table-cell>
          <table:table-cell office:value-type="string" calcext:value-type="string">
            <text:p>[]</text:p>
          </table:table-cell>
        </table:table-row>
        <table:table-row table:style-name="ro1">
          <table:table-cell table:number-columns-repeated="3"/>
        </table:table-row>
        <table:table-row table:style-name="ro20">
          <table:table-cell office:value-type="float" office:value="53" calcext:value-type="float">
            <text:p>53</text:p>
          </table:table-cell>
          <table:table-cell office:value-type="string" calcext:value-type="string">
            <text:p>🥉Бронза Звездной эстафеты у студентов ЛГУ</text:p>
            <text:p/>
            <text:p>2 мая 2021 года на Дворцовой площади состоялась традиционная, самая престижная эстафета Санкт-Петербурга - "Звездная эстафета". Пройдя в борьбе 16 этапов, сборная команда ЛГУ им.А.С.Пушкина завоевала БРОНЗОВЫЕ награды! </text:p>
            <text:p>Команды более чем 40 вузов Санкт-Петербурга и Ленобласти взяли старт у Александровской колонны.</text:p>
            <text:p>Состав нашей команды: </text:p>
            <text:p>1.Постников Валерий (ФФК, 4 курс)</text:p>
            <text:p>2.Ильина Анна (2 курс, ФФК)</text:p>
            <text:p>3. Оленковичус Илья (4 курс, ФФК)</text:p>
            <text:p>4. Максименко Борислав (1 курс, магистратура ФФК)</text:p>
            <text:p>5. Гавриляк Дарья (2 курс, ФФК)</text:p>
            <text:p>6. Сидоров Евгений (4 курс, ФФК)</text:p>
            <text:p>7. Овчинников Максим (4 курс, ФФК)</text:p>
            <text:p>8. Сова Александр (2 курс, магистратура ФФК)</text:p>
            <text:p>9. Лахмоткина Екатерина (1 курс, ФФК)</text:p>
            <text:p>10. Губанов Дмитрий (1 курс, ФФК)</text:p>
            <text:p>11. Писарева Антонина (2 курс, ФФК)</text:p>
            <text:p>12. Хоценок Алина (4 курс, ФФК)</text:p>
            <text:p>13. Антипов Дмитрий (3 курс, ФФК)</text:p>
            <text:p>14. Абубякирова Юлия (ДЕФО 3 курс) </text:p>
            <text:p>15. Некрасова Дарья (1курс, ФФК)</text:p>
            <text:p>16. Куколев Руслан (2 курс ФФК)</text:p>
            <text:p>💐Поздравляем!</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3" calcext:value-type="float">
            <text:p>3</text:p>
          </table:table-cell>
          <table:table-cell office:value-type="string" calcext:value-type="string">
            <text:p>ФОРУМ «ЛАДОГА» ПРОДЛЕВАЕТ РЕГИСТРАЦИЮ ДО 12 МАЯ! 🔥</text:p>
            <text:p/>
            <text:p>Считанные дни и регистрация на межрегиональный молодежный образовательный форум [club25624461|«Ладога»] 2021 закроется.</text:p>
            <text:p/>
            <text:p>Мы знаем, что у некоторых возникли трудности с регистрацией и решили продлить регистрацию до 12 мая 23:59 МСК. Это твой последний шанс зарегистрироваться на лучшее молодежное событие этого года — Ладогу'21! </text:p>
            <text:p/>
            <text:p>Ладога'21 — это 7 дней лекций, семинаров и практики от 100 экспертов по 10 направлениям: гражданское развитие, территория развития, медиа развитие, бизнес развитие, духовное развитие, развитие молодежных сообществ, креативное развитие, развитие молодежной политики, профсоюзное развитие, наследники Победы.</text:p>
            <text:p/>
            <text:p>🔥 Зарегистрируйся на форум «Ладога» — сделай своё лето незабываемым! Регистрация на АИС «Гранты. Молодежь России»: https://vk.cc/c0F9rq </text:p>
            <text:p/>
            <text:p>#ФорумЛадога #МолодежьРоссии #МолодежьСЗФО #СЗФО #Росмолодежь</text:p>
          </table:table-cell>
          <table:table-cell office:value-type="string" calcext:value-type="string">
            <text:p>[]</text:p>
          </table:table-cell>
        </table:table-row>
        <table:table-row table:style-name="ro1">
          <table:table-cell table:number-columns-repeated="3"/>
        </table:table-row>
        <table:table-row table:style-name="ro22">
          <table:table-cell office:value-type="float" office:value="68" calcext:value-type="float">
            <text:p>68</text:p>
          </table:table-cell>
          <table:table-cell office:value-type="string" calcext:value-type="string">
            <text:p>76 лет Победы в Великой Отечественной войне</text:p>
            <text:p/>
            <text:p>Дорогие друзья! Коллеги! </text:p>
            <text:p/>
            <text:p>От всего сердца поздравляю Вас с 76-летием Победы в Великой Отечественной войне!</text:p>
            <text:p/>
            <text:p>9 мая – это великий праздник для всей страны и для нашей Ленинградской области. Мы с вами живем на особенной земле, где не раз решалась судьба страны и исход Великой Отечественной войны. Ленинградская область — один из важнейших плацдармов, на котором разворачивались решающие события. И здесь буквально каждый город хранит память о тех жестоких и суровых днях, когда каждый пятачок земли становился последним рубежом. С каждым годом всё дальше уходит в историю тот памятный день победной весны 1945-го, но он всё так же близок нашему сердцу.</text:p>
            <text:p/>
            <text:p>Подвиг и труд поколения победителей – великий пример и вечный нравственный ориентир для всех нас. Для наших детей, для новых поколений. И так будет всегда. Мы в неоплатном долгу перед всеми, кто, не щадя себя, остановил врага и отстоял нашу Родину.</text:p>
            <text:p/>
            <text:p>От нас с вами зависит сохранение и передача следующим поколениям благодарности и памяти обо всех, кто воевал на полях сражений и трудился в тылу, ковал оружие победы и растил хлеб… Мы не имеем права допустить фальсификацию исторических событий Великой Отечественной войны. Наш долг – помнить и оберегать мир и подвиг ленинградцев, созидать и трудиться на благо Родины.</text:p>
            <text:p/>
            <text:p>Будем достойны великого подвига наших отцов и дедов!</text:p>
            <text:p/>
            <text:p>С праздником Победы!</text:p>
            <text:p/>
            <text:p>Ректор ЛГУ им. А.С. Пушкина, Станислав Еремеев</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23" calcext:value-type="float">
            <text:p>23</text:p>
          </table:table-cell>
          <table:table-cell office:value-type="string" calcext:value-type="string">
            <text:p>КРУГЛЫЙ СТОЛ «ECORUSSIATRAVEL - ПРОБЛЕМЫ, ПЕРСПЕКТИВЫ, РАЗВИТИЕ»</text:p>
            <text:p/>
            <text:p>В рамках недели студенческой науки студенты 1-3 курсов факультета естествознания, географии и туризма (направление "Туризм") и 3 курса (направление"Гостиничное дело" кафедры социально-культурного сервиса и туризма) приняли участие в работе круглого стола «ECORUSSIATRAVEL - проблемы, перспективы, развитие». </text:p>
            <text:p>Во время круглого стола была затронута разносторонняя тематика в сфере экологического туризма: проблематика реализации концепции «экологического отеля», проект представила Валерия Соловьева; возможности применения зарубежного опыта эколого-сберегающих технологий в сфере гостеприимства, о них поведала Лобанова Татьяна; перспективные веломаршруты по Ленинградской области с уклоном на эколого-экскурсионную деятельность в рамках работы турклуба "Турлидеры" представил Синельщиков Кирилл; об экологических маршрутах Санкт-Петербурга и о последствиях коронавирусной инфекции рассказали Зоткина Ирина и Терновскова Евгения; Кузьмина Александра представила проект экологического маршрута «По побережью Невской губы». А Дарья Афонькина и Ксения Борейко презентовали амбициозный проект межрегионального экологического маршрута «Большая Северо-Ленинградская тропа».</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2" calcext:value-type="float">
            <text:p>12</text:p>
          </table:table-cell>
          <table:table-cell office:value-type="string" calcext:value-type="string">
            <text:p>Лента памяти - память о наших героях! </text:p>
            <text:p/>
            <text:p>Проект «Лента памяти» создан преподавателями и студентами экономического факультета как дань памяти нашим предкам - участникам Великой Отечественной войны. В проекте представлены фотографии и биографии родных — героев войны и тыла. Память, гордость, патриотизм и внимательное отношение к истории своей страны начинается в семье.</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36" calcext:value-type="float">
            <text:p>36</text:p>
          </table:table-cell>
          <table:table-cell office:value-type="string" calcext:value-type="string">
            <text:p>В ЛГУ прошла Олимпиада по английскому языку "Знаешь ли ты свой край?»</text:p>
            <text:p/>
            <text:p>28 апреля преподаватели кафедры иностранных языков, доцент Николаева Дарья, старший преподаватель Селизова Татьяна и ассистент Федорова Юлия провели Олимпиаду по английскому языку « Знаешь ли ты свой край?» среди студентов I-го курса факультета Истории и социальных наук. </text:p>
            <text:p>В конкурсе приняли участие 5 команд. Выполнение заданий осуществлялось в виде игры по станциям. Каждая команда должна была пройти по 7 заданиям-станциям по следующим темам: Towns and cities (Города), Coat-of-arms (Гербы), Historicalplaces, events, dates (Исторические места, события, даты), Fortresses (Крепости), Flags (Флаги), Industrialmanufactures (Промышленные предприятия), GreatPatrioticwar (Великая Отечественная война). </text:p>
            <text:p>Победителями олимпиады стали: </text:p>
            <text:p>1 место - Команда “DreamTeam” (капитан команды – Андреева Софья) </text:p>
            <text:p> 2 место - команда “Внуки Сварога” (капитан команды – Кирчанов Михаил)</text:p>
            <text:p> 3 место -“Jeytunmosquitoes” (капитан команды Тер-Унанян Никита). </text:p>
            <text:p/>
            <text:p>Победители награждены дипломами и поощрительными призами в зависимости от достигнутых результатов.</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26" calcext:value-type="float">
            <text:p>26</text:p>
          </table:table-cell>
          <table:table-cell office:value-type="string" calcext:value-type="string">
            <text:p>Студенты факультета психологии — участники мастер-классов, проводимых в рамках регионального конкурса профессионального мастерства «Педагог-психолог года». Конкурс организован Ленинградским областным институтом развития образования. Данный конкурс помогает выявить творчески работающих педагогов-психологов Ленинградской области. Студенты, принимая участие в одном из этапов конкурса, приобретают ценный практический опыт психолого–педагогического сопровождения субъектов образовательного процесса.</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65" calcext:value-type="float">
            <text:p>65</text:p>
          </table:table-cell>
          <table:table-cell office:value-type="string" calcext:value-type="string">
            <text:p>Автопробег «Никто не забыт, ничто не забыто»</text:p>
            <text:p/>
            <text:p>29 апреля 2021 года студенты факультета истории и социальных наук приняли участие в автопробеге под эгидой Законодательного собрания региона «Никто не забыт, ничто не забыто». В этом году он проходил по местам, связанным с Дорогой Жизни, Невским пяточком. Завершилось мероприятие в городе Кировске. Среди участников пробега были студенты факультета истории и социальных наук ЛГУ им. А. С. Пушкина, которые сформировали знамённые группы и участвовали в возложении венков к монументам памяти. Молодые люди и девушки, одетые в форму тех военных лет, - всегда желанные гости на этих мероприятиях, они напоминают участникам автопробега, ветеранам и блокадникам, какими же молодыми в 45-м были те, кто громил врага под Ленинградом и добивал в Берлине и Вене! С наступающим Днём Победы!</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25" calcext:value-type="float">
            <text:p>25</text:p>
          </table:table-cell>
          <table:table-cell office:value-type="string" calcext:value-type="string">
            <text:p>29 апреля Ломоносовский институт (филиал) стал одной из площадок проведения Международной просветительско-патриотической акции «Диктант Победы»! </text:p>
            <text:p/>
            <text:p>В диктанте приняли участие студенты очной и заочной форм обучения - будущие учителя русского языка и литературы, начального образования, дошкольного образования и психологи.</text:p>
            <text:p>В канун великого праздника Дня Победы уже традиционный исторический Диктант стал поводом вспомнить подвиги нашего народа, имена знаменитых полководцев (юбилей которых мы отмечаем в этом году), великолепные образцы отечественного кинематографа и в целом проверить уровень своей исторической грамотности. </text:p>
            <text:p>Часть вопросов были посвящены трагическим событиям начала Великой Отечественной войны, а также памятникам воинской славы.</text:p>
            <text:p>Проведение диктанта обеспечил отряд волонтёров «Дар» Ломоносовского института (филиал).</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4" calcext:value-type="float">
            <text:p>24</text:p>
          </table:table-cell>
          <table:table-cell office:value-type="string" calcext:value-type="string">
            <text:p>Стабильный успех студентов и экспертов ЛГУ на «Абилимпикс»</text:p>
            <text:p/>
            <text:p>На площадках Выборгского института (филиала) ЛГУ им. А.С. Пушкина» 26 и 27 апреля прошел VI региональный чемпионат Ленинградской области по профессиональному мастерству среди людей с ограниченными возможностями «Абилимпикс».</text:p>
            <text:p>Чемпионат проходил по компетенциям «Дошкольное воспитание» и «Социальная работа». В каждой из компетенции было по две категории участников - студенты и специалисты.</text:p>
            <text:p>Целью движения «Абилимпикс» является повышение престижа рабочих профессий и развитие профессионального образования посредством организации и проведения конкурсов профессионального мастерства различных уровней, а также содействие в трудоустройстве людей с инвалидностью. Само слово «Абилимпикс» в переводе с английского означает «Олимпиада возможностей». Соревнования охватывают сегодня все категории инвалидов и лиц с ограниченными возможностями здоровья в возрасте от 14 до 65 лет.</text:p>
            <text:p>Абсолютно все победители чемпионата были подготовлены преподавателями Выборгского института (филиала) ЛГУ им. А.С. Пушкина.</text:p>
            <text:p>Со списком победителей можно ознакомится на сайте lengu.ru</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10" calcext:value-type="float">
            <text:p>110</text:p>
          </table:table-cell>
          <table:table-cell office:value-type="string" calcext:value-type="string">
            <text:p>🌺С ПРАЗДНИКОМ И ВСЕМ ХОРОШИХ ВЫХОДНЫХ!!!</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20" calcext:value-type="float">
            <text:p>20</text:p>
          </table:table-cell>
          <table:table-cell office:value-type="string" calcext:value-type="string">
            <text:p>Заседание Биотехнологического клуба</text:p>
            <text:p/>
            <text:p>26 апреля 2021 года на базе факультета естествознания, географии и туризма в рамках Студенческого научного общества (СНО ЕГиТ) состоялось второе заседание Биотехнологического клуба.</text:p>
            <text:p>В заседании клуба приняли участие студенты 1-4 курсов бакалавриата и магистранты 1 курса направления «Биотехнология».</text:p>
            <text:p>На этот раз обсуждалась тема генотипирования. Об этом рассказала студентка 2 курса Анна Радаева.</text:p>
            <text:p>Впервые была представлена новая рубрика «Новости науки», докладчиком стала студентка 1 курса Виктория Веселова. </text:p>
            <text:p>Так же на заседании клуба д.б.н., профессором кафедры естествознания и географии Валерием Терлецким был проведен семинар-тренинг «Публикации в научных журналах: рейтинг журналов, подготовка материала, процедура опубликования».</text:p>
            <text:p>В мае клуб продолжит свою деятельность!</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37" calcext:value-type="float">
            <text:p>37</text:p>
          </table:table-cell>
          <table:table-cell office:value-type="string" calcext:value-type="string">
            <text:p>👸Студентка ЛГУ - победительница конкурса "Студентка года 2021"</text:p>
            <text:p/>
            <text:p>29 апреля в г. Гатчине прошел второй этап областного конкурса «Студент года 2021» в номинации «Лучший студент в системе среднего профессионального образования Ленинградской области». Победу одержала студентка 2 курса специальности «Экономика и бухгалтерский учет» Института экономической безопасности ЛГУ имени А.С. Пушкина в г. Выборге Татьяна Пряхина. </text:p>
            <text:p>Конкурс проводился Комитетом общего и профессионального образования Ленинградской области. 24 студента, представлявших образовательные организации, состязались в 4 конкурсных заданиях. Участники должны были представить на суд жюри «Профессиональный букет» по теме «Значение моей профессии в сфере науки и технологий», написать «Тотальный диктант», пройти «Конкурсное собеседование» с потенциальными работодателями и представить свою будущую специальность в творческом конкурсе «Прекрасных профессий в мире не счесть, и каждой профессии - слава и честь!».</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3" calcext:value-type="float">
            <text:p>3</text:p>
          </table:table-cell>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8" calcext:value-type="float">
            <text:p>18</text:p>
          </table:table-cell>
          <table:table-cell office:value-type="string" calcext:value-type="string">
            <text:p>Диктант Победы написали в ЛГУ</text:p>
            <text:p/>
            <text:p>29 апреля вместе со всей страной на площадке ЛГУ им. А.С. Пушкина писали Диктант Победы! Эта патриотическая акция проходит в России в третий раз. Диктант Победы мог написать любой желающий, предварительно прошедший регистрацию на официальном сайте мероприятия https://диктантпобеды.рф/ , а также принять участие в акции в онлайн-формате. </text:p>
            <text:p/>
            <text:p>ЛГУ им. А.С. Пушкина был представлен в 2021г. тремя официальными площадками: г. Пушкин, пос. Горбунки, г. Кингисепп. Участникам Диктанта предстояло выполнить 25 заданий, ответив на 20 вопросов на общую военно-историческую тему и на пять вопросов по региональной тематике. Торжественное открытие мероприятия началось с прямой трансляции из Музея Победы — главного военно-исторического музея России по тематике Великой Отечественной и Второй мировой войн. Всего в мероприятии на площадках ЛГУ им. А.С. Пушкина приняли участие более 300 человек. Ответственными представителями вуза в оргкомитете мероприятия стали Вадим Левашко, декан Факультета истории и социальных наук ЛГУ им. А.С. Пушкина, Анатолий Никифоров, заместитель декана, Богемская Наталья, доцент кафедры Истории, Мария Довженец, директор Кингисеппского филиала, Элина Дорофеева, директор Центра образовательных технологий.</text:p>
          </table:table-cell>
          <table:table-cell office:value-type="string" calcext:value-type="string">
            <text:p>[]</text:p>
          </table:table-cell>
        </table:table-row>
        <table:table-row table:style-name="ro1">
          <table:table-cell table:number-columns-repeated="3"/>
        </table:table-row>
        <table:table-row table:style-name="ro30">
          <table:table-cell office:value-type="float" office:value="93" calcext:value-type="float">
            <text:p>93</text:p>
          </table:table-cell>
          <table:table-cell office:value-type="string" calcext:value-type="string">
            <text:p>ЛГУ растит чемпионов!</text:p>
            <text:p/>
            <text:p>Завершился Чемпионат вузов Санкт-Петербурга по плаванию. Спортсмены факультета физической культуры ЛГУ им. А.С. Пушкина завоевали 13 медалей! 8 золотых, 4 серебряных, 1 бронзовая:</text:p>
            <text:p> </text:p>
            <text:p> </text:p>
            <text:p>Надежда Винюкова, 1 курс ФФК, мастер спорта международного класса: </text:p>
            <text:p>· 50 м (спина) – ЗОЛОТО</text:p>
            <text:p>· 100 м (спина) – ЗОЛОТО</text:p>
            <text:p>· 100 м (комплексное плавание) – ЗОЛОТО</text:p>
            <text:p> </text:p>
            <text:p>Дарья Карташева, 1 курс ФФК (маг.), мастер спорта международного класса:</text:p>
            <text:p>· 100 м (вольный стиль) – ЗОЛОТО</text:p>
            <text:p>· 50 м (баттерфляй) – ЗОЛОТО</text:p>
            <text:p>· 50 м (вольный стиль) – ЗОЛОТО</text:p>
            <text:p> </text:p>
            <text:p>Федор Соколов, 1 курс ФФК, мастер спорта</text:p>
            <text:p>· 100 м (брасс) – ЗОЛОТО</text:p>
            <text:p>· 50 м (брасс) – ЗОЛОТО</text:p>
            <text:p> </text:p>
            <text:p>Нигора Мамаджонова, ФФК, 2 курс, кандидат в мастера спорта:</text:p>
            <text:p>· 50 м (брасс) – СЕРЕБРО</text:p>
            <text:p>· 100 м (брасс) – БРОНЗА</text:p>
            <text:p> </text:p>
            <text:p>Эстафета 4 х 50 м (девушки, вольный стиль) – СЕРЕБРО (Винюкова Н., Карташева Д., Оненко Е., Кондратьева Д.)</text:p>
            <text:p> </text:p>
            <text:p>Эстафета 4 х 100 м (девушки, вольный стиль) – СЕРЕБРО (Винюкова Н., Карташева Д., Оненко Е., Мамаджонова Н.)</text:p>
            <text:p> </text:p>
            <text:p>Эстафета 4 х 100 м (комбинированная смешанная эстафета) – СЕРЕБРО (Винюкова Н., Тулкин Т., Карташова Д., Соколов Ф.)</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7" calcext:value-type="float">
            <text:p>7</text:p>
          </table:table-cell>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42" calcext:value-type="float">
            <text:p>42</text:p>
          </table:table-cell>
          <table:table-cell office:value-type="string" calcext:value-type="string">
            <text:p>Недели науки на кафедре психологии развития и образования</text:p>
            <text:p/>
            <text:p>В рамках студенческой Недели науки на кафедре психологии развития и образования был успешно реализован новый ежегодный проект «Научные встречи с признанными специалистами в области психологии». </text:p>
            <text:p/>
            <text:p> 23 апреля состоялась встреча преподавателей и студентов факультета психологии с доктором психологических наук, профессором кафедры психологии человека, заместителем директора по научной работе Института психологии РГПУ им. А.И. Герцена Анастасией Микляевой. Обсуждались вопросы зрелости и инфантилизма личности, поколенческой идентичности, особенностей «имяупотребления» как средства общения в современном цифровом мире, возможностей использования различных принципов управления временем, позволяющих достичь максимальной эффективности в любом деле.</text:p>
            <text:p/>
            <text:p>27 апреля прошла встреча с доктором психологических наук, профессором, заслуженным работником высшей школы, профессором кафедры юридической психологии СПбУ МВД России Юрием Шарановым, во время которой студенты задавали вопросы о значении импровизации в профессиональной деятельности сотрудника ОВД, преподавателя и психолога, преимуществах восстановительной юстиции как альтернативы традиционному подходу в профилактике правонарушений несовершеннолетних, проблемах развития системы подготовки кадров высшей квалификации.</text:p>
            <text:p/>
            <text:p>Прошедшие мероприятия позволили погрузить студентов в мир науки, дать возможность познакомиться с личностью исследователя, вершинными вариантами профессионального пути и погрузиться в мир науки.</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16" calcext:value-type="float">
            <text:p>16</text:p>
          </table:table-cell>
          <table:table-cell office:value-type="string" calcext:value-type="string">
            <text:p>В ЛГУ прошла VII научно-практическая конференция молодых учёных "Стихия LANDшафтной архитектуры"</text:p>
            <text:p/>
            <text:p>28 апреля 2021 года прошла очередная VII научно-практическая конференция молодых учёных "Стихия LANDшафтной архитектуры", посвященная роли открытых городских пространств в современном мире. Студенты факультета философии, культурологии и искусства совместно с приглашенными участниками рассмотрели современные подходы к формированию и развитию городской среды, благоустройству открытых общественных пространств, основные тенденции существующих стратегий управления территориями.</text:p>
            <text:p>В рамках конференции прошёл конкурс творческих и исследовательских проектов, в котором приняли участие студенты нашего университета и таких вузов России как:</text:p>
            <text:p>-Владивостокский государственный университет экономики и сервиса;</text:p>
            <text:p>-Дальневосточный Федеральный университет;</text:p>
            <text:p>-Крымский федеральный университет им. В.И. Вернадского;</text:p>
            <text:p>-Московский государственный областной университет;</text:p>
            <text:p>-Санкт-Петербургский государственный университет промышленных технологий и дизайна;</text:p>
            <text:p>-Томский государственный архитектурно-строительный университет. </text:p>
            <text:p>Лучшие проекты были награждены дипломами победителей.</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3" calcext:value-type="float">
            <text:p>13</text:p>
          </table:table-cell>
          <table:table-cell office:value-type="string" calcext:value-type="string">
            <text:p>Студенты ЛГУ им. А.С. Пушкина выступили в Тарту</text:p>
            <text:p/>
            <text:p>В одном из старейших европейских образовательных учреждений - в Тартуском университете в Эстонии 23-25 апреля 2021 года состоялась онлайн Международная Конференция молодых филологов, на которой свои доклады о русском языке представили и студенты филологического факультета ЛГУ им. А.С. Пушкина Ксения Тихонова (магистр 2 курса, направление подготовки "Педагогическое образование", профиль "Литературное и языковое образование") и Дарья Кривошеина (5 курс, направление бакалавриата "Педагогическое образование (с двумя профилями подготовки)" профиль "Русский язык или литература"). Участниками конференции стали молодые филологи из разных стран мира - из Венгрии, Беларуси, Чехии, США, Великобритании, Германии, Польши и т.д. По итогам конференции будет подготовлен на базе эстонского университета сборник научных статей "Русская филология".</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4" calcext:value-type="float">
            <text:p>14</text:p>
          </table:table-cell>
          <table:table-cell office:value-type="string" calcext:value-type="string">
            <text:p>В ЛГУ прошла конференция к Дню парламентаризма</text:p>
            <text:p> </text:p>
            <text:p>27 апреля Ленинградский государственный университет имени А.С. Пушкина совместно с Ленинградским областным региональным отделением Общероссийской общественно-государственной просветительской организации «Российское общество «Знание» провели научно-практическую конференцию «Российский парламентаризм: истоки и эволюция» (к 115-летней годовщине начала работы впервые избранной Государственной думы России).</text:p>
            <text:p/>
            <text:p>В конференции приняли участие преподаватели и студенты ЛГУ им. А.С. Пушкина, а также партнера ЛГУ им. А.С. Пушкина – Витебского государственного университета имени П.М. Машерова. Конференция транслировалась на районные площадки Ленинградского областного регионального отделения Российского общества «Знание».</text:p>
            <text:p/>
            <text:p>С приветствиями выступили Станислав Еремеев, ректор ЛГУ им. А.С. Пушкина, Любовь Духанина, депутат Государственной Думы Федерального Собрания Российской Федерации, заместитель председателя комитета по образованию и науке, председатель Российского общества «Знание», Дмитрий Пуляевский, заместитель председателя Законодательного собрания Ленинградской области. Были зачитаны приветствия Вячеслава Макарова, председателя Законодательного собрания Санкт-Петербурга и Дмитрия Кобицкого, генерального секретаря — руководителя Секретариата Совета Межпарламентской Ассамблеи Содружества Независимых Государств. С научными докладами выступили профессоры ЛГУ им. А.С. Пушкина Александр Гоголевский, Роман Ромашов, Вадим Мамонов и другие.</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24" calcext:value-type="float">
            <text:p>24</text:p>
          </table:table-cell>
          <table:table-cell office:value-type="string" calcext:value-type="string">
            <text:p>👍🏻Студент ЛГУ участвует в федеральном этапе VII Всероссийской олимпиады по истории российского предпринимательства</text:p>
            <text:p/>
            <text:p>Студент экономического факультета Антон Плотников стал победителем регионального этапа VII Всероссийской олимпиады по истории российского предпринимательства для студентов и аспирантов. Антон приглашен для участия в федеральном этапе олимпиады, который состоится в Москве 13-14 мая 2021 года. </text:p>
            <text:p>Олимпиада проводится в рамках совместного проекта «История российского предпринимательства» на основе взаимодействия таких организаций как Российское историческое общество, Исторический факультет Московского государственного университета им. М.В. Ломоносова.</text:p>
            <text:p>Олимпиада успешно проводится с 2014 года на базе ведущих высших учебных заведений региона. В прошедших олимпиадах приняли участие более 23 тыс. студентов и аспирантов.</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9" calcext:value-type="float">
            <text:p>9</text:p>
          </table:table-cell>
          <table:table-cell office:value-type="string" calcext:value-type="string">
            <text:p>🌏Студенты ЕГиТ - на молодежном туристском форуме</text:p>
            <text:p/>
            <text:p>V Всероссийский Форум «Молодежь в мире туризма без границ» был организован кафедрой туризма, сервиса и гостеприимства РГПУ им. А.И. Герцена.</text:p>
            <text:p> </text:p>
            <text:p>В рамках форума проходило несколько мероприятий, в которых студенты факультета ЕГиТ приняли активное участие: Индивидуальный конкурс экскурсий «Горячий ТурСтарт» (представление своих творческих и профессиональных возможностей в сфере туризма, решение кейсов от работодателей); презентация работ победителей конкурса видеороликов «YES»; 6-я Студенческая научно-практическая конференция с международным участием «Молодежный туризм в России: ресурсы, тенденции, перспективы»; конкурс экскурсионных маршрутов "Открой любимую Россию".</text:p>
            <text:p>В конкурсе экскурсионных маршрутов "Открой любимую Россию" в номинации «Лучший экскурсионный маршрут для людей с ограниченными возможностями здоровья» студентка 3 курса направления "Туризм" Анна Давидьянц заняла 3 место - она представила маршрут для лиц с ограниченными возможностями здоровья с нарушениями слуха и зрения.</text:p>
            <text:p>На студенческой конференции студенты, обучающиеся по направлению "Туризм", представили доклады: </text:p>
            <text:p>- Дмитрий Никаноров выступил по теме «Сущность и особенности тематического туризма»; </text:p>
            <text:p>- Наталья Храмцова – по теме «Народно-художественных промыслы, их развитие и использование в туристской сфере»; </text:p>
            <text:p>- Анна Давидьянц – «Развитие доступного туризма для людей с нарушением слуха и зрения в Санкт–Петербурге и Ленинградской области». </text:p>
            <text:p> Всего в работе форума приняли участие более 550 человек из 19 субъектов РФ.</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28" calcext:value-type="float">
            <text:p>28</text:p>
          </table:table-cell>
          <table:table-cell office:value-type="string" calcext:value-type="string">
            <text:p>💥Стабильность - залог успеха!</text:p>
            <text:p>С 20 по 22 апреля в Анадыре, столице Чукотки прошло итоговое соревнование WorldSkills Russia по компетенции "Социальная работа".</text:p>
            <text:p>Представители 18 регионов боролись за звание лучших среди специалистов по социальной работе.</text:p>
            <text:p>Ленинградскую область представлял студент Выборгского филиала ЛГУ им. А.С Пушкина Игорь Идиотулин (эксперт-компатриот Плешков Евгений).</text:p>
          </table:table-cell>
          <table:table-cell office:value-type="string" calcext:value-type="string">
            <text:p>[]</text:p>
          </table:table-cell>
        </table:table-row>
        <table:table-row table:style-name="ro1">
          <table:table-cell table:number-columns-repeated="3"/>
        </table:table-row>
        <table:table-row table:style-name="ro22">
          <table:table-cell office:value-type="float" office:value="17" calcext:value-type="float">
            <text:p>17</text:p>
          </table:table-cell>
          <table:table-cell office:value-type="string" calcext:value-type="string">
            <text:p>Умный маршрут стартовал в ЛГУ им. А.С. Пушкина</text:p>
            <text:p> </text:p>
            <text:p>ЛГУ им. А.С. Пушкина стал первой, стартовой точкой нового проекта «Умный маршрут».</text:p>
            <text:p>Российское общество «Знание» запустило проект с участием выдающихся ученых, бизнесменов, искусствоведов и деятелей науки. </text:p>
            <text:p>Первыми лекторами проекта, которые общались со студентами вуза, стали: </text:p>
            <text:p> </text:p>
            <text:p>💥Георгий Асатурян – сооснователь xHuman — лидирующего агентства по продажам в сфере образования, клиентами которого являются Forbes и Ted. Обучил более 250 сотрудников продаж, в том числе и в Англии. Открыл образовательные центры «с нуля» в разных странах. Запустил продажи 50 образовательных продуктов. Организатор TEDx.</text:p>
            <text:p> </text:p>
            <text:p>💥Дмитрий Решетников – открыл бар-магазин Zazazu , ранее 12 лет был бренд-шефом бара-ресторана «Счастье» и сети одноименных кафе-кондитерских. В 20 лет стал шеф-поваром.</text:p>
            <text:p> </text:p>
            <text:p>💥Сергей Усик – совладелец ресторана Mariniere by maison de Жиробас, ранее жизнь Сергея была тесно связана с издательским делом.</text:p>
            <text:p> </text:p>
            <text:p>Участники мероприятий задавали свои вопросы лучшим спикерам страны и общались на равных с гостями на актуальные и волнующие темы.</text:p>
            <text:p/>
            <text:p>С 26 апреля по 21 мая в 15 городах России состоятся выездные лекции и дискуссии по истории, спорту, ИТ, технологиям, культуре и благотворительности. Маршрут пройдет по городам: Санкт-Петербург, Курск, Краснодар, Сочи, Воронеж, Ростов-на-Дону, Брянск, Ставрополь, Астрахань, Волгоград, Саратов, Самара, Ульяновск, Казань, Нижний Новгород. </text:p>
            <text:p/>
            <text:p>Умный маршрут – это проект, который формирует и развивает у молодого поколения осознанный патриотизм, гордость за страну, желание развиваться и приносить пользу. Проект призван просвещать молодежь в регионах и популяризировать знания с помощью выездных лекций лучших спикеров страны. Проект охватит за 25 дней 16 городов России, 46 спикеров выступят перед аудиторией 4000 человек.</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2" calcext:value-type="float">
            <text:p>12</text:p>
          </table:table-cell>
          <table:table-cell office:value-type="string" calcext:value-type="string">
            <text:p>Царскосельские чтения на экономическом факультете</text:p>
            <text:p/>
            <text:p>На экономическом факультете в рамках Международной научной конференции XXV юбилейные Царскосельские чтения прошло заседание двух секций. </text:p>
            <text:p>✅Первая называлась «Управление социально-экономическими системами и процессами в инновационной экономике». Руководитель секции – Надежда Космачева, декан экономического факультета, заведующая кафедрой экономики и управления. </text:p>
            <text:p>В докладах в ходе видео-конференции были освещены вопросы взаимосвязи цифровой экономики и электронных денег, электронных финансовых услуг, электронных валют. Также докладчики рассмотрели вопросы влияния диджитализации на управление подготовкой кадров высшей квалификации, охарактеризованы технологии SMM в системе управления высшим учебным заведением РФ</text:p>
            <text:p>В докладах также освещен сравнительный анализ советского и российского научно-технологических прогнозов, оценено влияние пандемии COVID-19 на трансформацию рынка труда. Отдельное внимание уделено современному состоянию налогообложения цифровых валют в России, а также оценке эффективности управления инновационными проектами как основы развития российской экономики.</text:p>
            <text:p>✅Вторая секция носила название «Государственное и региональное управление на современном этапе». Руководителем секции выступила Ольга Ким, заведующая кафедрой государственного и муниципального управления.</text:p>
            <text:p>В этом году эта секция проходила в очном формате. В работе секции приняли участие студенты 2, 3 и 4 курсов по направлениям подготовки «Государственное и муниципальное управление» и «Социальная работа», а также преподаватели кафедры государственного и муниципального управления.</text:p>
            <text:p>На секции рассматривался широкий круг вопросов, связанных с преодолением региональных диспропорций внутри стран и приграничного сотрудничества в условиях ограничения международного взаимодействия в туристической отрасли. Задачей секции являлся поиск новых ресурсов регионального развития в экономической, социальной и культурной сферах.</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17" calcext:value-type="float">
            <text:p>17</text:p>
          </table:table-cell>
          <table:table-cell office:value-type="string" calcext:value-type="string">
            <text:p>Не упусти возможность попробовать себя в увлекательной игре как гольф.</text:p>
            <text:p> </text:p>
            <text:p>Приглашаем всех желающих в рамках студенческой недели науки на мастер-класс от Президента Федерации гольфа Ленинградской области Щукина Станислава Юрьевича.</text:p>
            <text:p/>
            <text:p>👉🏻 Когда: 30 апреля 2021 года с 11.50 до 12.45.</text:p>
            <text:p>👉🏻 Где: спортивный зал.</text:p>
            <text:p> </text:p>
            <text:p>При себе необходимо иметь сменную спортивную обувь и хорошее настроение.</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8" calcext:value-type="float">
            <text:p>18</text:p>
          </table:table-cell>
          <table:table-cell office:value-type="string" calcext:value-type="string">
            <text:p>СКК "Импульс" соорганизатор международного турнира Ecollege Invintational</text:p>
            <text:p/>
            <text:p>Ecollege Invintational - международный киберспортивный турнир, который начался 17 апреля и будет проходить до 2 мая. В нем участвуют 16 команд из таких стран, как Финляндия, Бельгия, Словакия, Чехия, Шотландия, Казахстан и Россия. Инициировали проект студенты ЛГУ им. А.С.Пушкина Решетникова Арина, студент университета МГТУ «СТАНКИН» Панин Егор и студент СПбГМТУ Усов Андрей. </text:p>
            <text:p>Над организацией турнира трудились с осени 2020 года и проработали всё - от технической поддержки турнира до нюансов медиа и маркетинга. Идея студентов превратилась в полноценный продукт, готовый к конкуренции на рынке киберспорта.</text:p>
            <text:p>Особенность проекта заключается в том, что он помогает объединить студенческие киберспортивные сообщества европейских стран и привлекает внимание к актуализации развития киберспорта как новой сферы спорта, бизнеса и туризма. Цель проекта заключается в создании коалиции, которая, объединяя киберспортсменов, формирует, создает и продвигает новые продукты в виде ивентов на рынке киберспорта.</text:p>
            <text:p>В студенческом киберспорте это не осталось незамеченным. Киберспортивная Федерация Казахстана провела свою студенческую лигу, победители которой получили квоты на Ecollege Invintational и стали его участниками.</text:p>
            <text:p>За время проведения матчи турнира ECOLLEGE Esports успели набрать более 13000 просмотров и более 1500 зрителей на таких платформах как Twitch и TikTok.</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32" calcext:value-type="float">
            <text:p>32</text:p>
          </table:table-cell>
          <table:table-cell office:value-type="string" calcext:value-type="string">
            <text:p>Встречайте апрельский выпуск «Университетского обозревателя»!</text:p>
            <text:p/>
            <text:p>В этом номере мы подводим итоги конкурса «Мисс ЛГУ 2021» и знакомим вас с его победительницами. Из других материалов вы узнаете о посещении нашими студентами образовательного центра «Сириус», о том, как готовятся творческие коллективы университета к участию в фестивале «Российская студенческая весна», что интересного можно узнать, посетив группы «Подслушано в ЛГУ» и «Мемфак», и о многом другом.</text:p>
            <text:p/>
            <text:p>Скачивай и читай!</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37" calcext:value-type="float">
            <text:p>37</text:p>
          </table:table-cell>
          <table:table-cell office:value-type="string" calcext:value-type="string">
            <text:p>🚀ЛГУ провел День открытых дверей в очном формате</text:p>
            <text:p/>
            <text:p>17 и 24 апреля в ЛГУ им. А.С. Пушкина прошли Дни открытых дверей в очном формате! Несмотря на то, что абитуриентам предлагалось пройти досрочную регистрацию, это не помешало им приехать в наш вуз и своими глазами увидеть место, где им предстоит не только получать высшее образование, но и обрести новых друзей и много полезных знакомств. На мероприятиях было зарегистрировано свыше 200 человек. </text:p>
            <text:p>Гостей ждали интересные мероприятия от студенческого совета и, разумеется, полезная информация о тонкостях приема документов в 2021 году, нюансы поступления на определенные направления, встречи с представителями вуза и много живого общения. В рамках проведения «Дня открытых дверей» каждый желающий смог также пройти профориентационное тестирование с нашими профессиональными психологами и онлайн олимпиаду от Центра образовательных технологий, что позволило некоторым выпускникам скорректировать свои перспективы на будущее и выбрать направление обучения, согласно выявленным склонностям и ориентации на профессию. </text:p>
            <text:p>После организационной встречи ребят ждали мастер-классы и интерактивные сессии на факультетах, где они смогли не только задать вопросы деканам и руководителям, но и в неформальной обстановке пообщаться со студентами нашего университета.</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52" calcext:value-type="float">
            <text:p>52</text:p>
          </table:table-cell>
          <table:table-cell office:value-type="string" calcext:value-type="string">
            <text:p>Царскосельские чтения - ЕГиТ</text:p>
            <text:p/>
            <text:p>В рамках Международной научной конференции XXV юбилейные Царскосельские чтения в главном корпусе ЛГУ имени А.С. Пушкина была представлена выставка «Видный русский изобретатель, ученый-метеоролог, профессор П.А. Молчанов». Материалы к выставке и экскурсию по ней подготовили и провели преподаватели кафедры естествознания и географии доцент Михаил Коршунов и доцент Наталья Якубовская. </text:p>
            <text:p/>
            <text:p>Материалы выставки отражают факты биографии П.А. Молчанова, его значительный вклад в развитие отечественной метеорологии, труды ученого, изданные в первой половине XX века, а также приборы, используемые в то время для метеорологических исследований.</text:p>
            <text:p/>
            <text:p>На факультете ЕГиТ ведутся работы по созданию музея П.А. Молчанова. Планируется, что музей будет заниматься не только комплектованием, изучением и хранением коллекции, но станет площадкой для проведения различных мероприятий и организации научно-исследовательской работы студентов университета и школьников Санкт-Петербурга и Ленинградской области в образовательных и воспитательных целях.</text:p>
          </table:table-cell>
          <table:table-cell office:value-type="string" calcext:value-type="string">
            <text:p>[]</text:p>
          </table:table-cell>
        </table:table-row>
        <table:table-row table:style-name="ro1">
          <table:table-cell table:number-columns-repeated="3"/>
        </table:table-row>
        <table:table-row table:style-name="ro13">
          <table:table-cell office:value-type="float" office:value="33" calcext:value-type="float">
            <text:p>33</text:p>
          </table:table-cell>
          <table:table-cell office:value-type="string" calcext:value-type="string">
            <text:p>В ЛГУ проходят интеллектуальные игры</text:p>
            <text:p/>
            <text:p>21 апреля первичная организация Российского союза молодежи в ЛГУ им. А.С. Пушкина провела интеллектуальную игру "Брейн-ринг". Игра регионального проекта "ВЕРСУМ" проводилась в рамках сотрудничества университета с Ленинградским областным отделением Российского союза молодежи.</text:p>
            <text:p/>
            <text:p>Игра состояла из двух туров по 6 раундов. Первый - на космическую тематику, посвященный 60-летию первого полета человека в космос, второй на тему "Ленинградская область". Участники продемонстрировали свои знания в истории, музыке, кино, химии, физике и других сферах.</text:p>
            <text:p/>
            <text:p>Турнирная таблица:</text:p>
            <text:p/>
            <text:p>1 место – "Пельмешки", сборная филологического факультета и Студенческого совета</text:p>
            <text:p/>
            <text:p>2 место – "Джейтунские комарики", факультет истории и социальных наук</text:p>
            <text:p/>
            <text:p>3 место – "Звёздочки", юридический факультет</text:p>
            <text:p/>
            <text:p>Почетное «звёздное» место заняла команда Российского союза молодежи.</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0" calcext:value-type="float">
            <text:p>10</text:p>
          </table:table-cell>
          <table:table-cell office:value-type="string" calcext:value-type="string">
            <text:p>🚀Филологи на практике в Фонде СИРИКОЭ Ленинградской области</text:p>
            <text:p/>
            <text:p>В 2021 году ЛГУ им. А.С. Пушкина заключил договор о сотрудничестве в рамках практической подготовки с Фондом содействия инновационному развитию и кадровому обеспечению экономики Ленинградской области (СИРИКОЭЛО). 22 апреля в рамках Форума Труда прошло открытие Х Международной конференции по вопросам занятости «Служба занятости населения России. Новая реальность. Тренды развития». </text:p>
            <text:p>Студенты филологического факультета Виктория Смирнова, Реяна Асанова, Валерия Данилкина, Анастасия Белоусова, Никита Бялик, Виктория Гучинская, Анастасия Найлюк (направление "Реклама и связи с общественностью"), Анна Протодьяконова, Евгения Жаниярова (направление "Журналистика") были приняты для прохождения практической подготовки в целях оказания помощи организаторам и оттачивания своих профессиональных компетенций.</text:p>
            <text:p/>
            <text:p>💥Главные темы Форума в юбилейный год 30-летия Службы занятости России - новая занятость и сохранение доходов граждан. Форум собрал лучших представителей в сферах рынка труда, управления персоналом, охраны труда в условиях пандемии. В течение недели в работе Форума участвовали до 10 тысяч человек в очном формате, и более 200 тысяч специалистов – дистанционно.</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7" calcext:value-type="float">
            <text:p>17</text:p>
          </table:table-cell>
          <table:table-cell office:value-type="string" calcext:value-type="string">
            <text:p>💥Студенты факультета специального (дефектологического) образования - победители Всероссийской Олимпиады «Дефектология без границ» </text:p>
            <text:p/>
            <text:p>Мария Малышева - студентка факультета специального (дефектологического) образования ЛГУ им. А.С.Пушкина стала призером Всероссийской олимпиады «Дефектология без границ». </text:p>
            <text:p> Из 144 участников студенты нашего факультета получили 5 дипломов I степени, 2 диплома II степени и 11 дипломов 3 степени. Олимпиада проходила в онлайн формате 14 апреля 2021 г. Организатор олимпиады Федеральное государственное бюджетное образовательное учреждение высшего образования "Вятский государственный университет", на базе которого работает Федеральный Ресурсный учебно-методический центр по обучению инвалидов и лиц с ограниченными возможностями здоровья . </text:p>
            <text:p>🌺Поздравляем наших ребят и гордимся успехами наших студентами!</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5" calcext:value-type="float">
            <text:p>15</text:p>
          </table:table-cell>
          <table:table-cell office:value-type="string" calcext:value-type="string">
            <text:p>👩‍🎓В ЛГУ обсудили современную математику и компьютерные технологии</text:p>
            <text:p/>
            <text:p>На факультете математики и информатики прошла IX студенческая научная конференция «Современная математика и компьютерные технологии».</text:p>
            <text:p/>
            <text:p>В работе конференции приняли участие студенты I, II, III и V курсов факультета математики и информатики очной формы обучения, аспиранты и преподаватели кафедры информатики и информационных систем.</text:p>
            <text:p/>
            <text:p>Открыла конференцию директор института информатики, декан факультета математики и информатики, заведующая кафедрой информатики и информационных систем Татьяна Бороненко.</text:p>
            <text:p/>
            <text:p>В рамках конференции студенты направления "Землеустройство и кадастры" рассмотрели различные аспекты градостроительства и планировки населенных мест, использования современных информационных технологий в землеустройстве и кадастре недвижимости. Свои доклады представили Анастасия Романова, Никита Семенов, Анна Шефер, Людмила Полякова и Никита Копылов. Студенты Карина Козинцева и Юлия Прохорова направления подготовки "Педагогическое образование (с двумя профилями подготовки)" поделились своими достижениями в области программирования на языке Python.</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3" calcext:value-type="float">
            <text:p>3</text:p>
          </table:table-cell>
          <table:table-cell office:value-type="string" calcext:value-type="string">
            <text:p>Международный конгресс математиков пройдет в Санкт-Петербурге в 2022 году</text:p>
            <text:p>У тебя есть шанс стать участником конгресс или волонтером:</text:p>
            <text:p/>
            <text:p>Если ты еще только учитесь на математика, то у тебя есть возможность принять участие в самом значительном математическом мероприятии в мире в качестве волонтера. Мы надеемся на сотрудничество с инициативными волонтерами, которые помогут нам сделать это мероприятие успешным. Во время МКМ 2022 волонтеры смогут помочь в таких задачах, как регистрация, сопровождение пленарных и секционных заседаний, организации специальных лекций и мероприятий, помощи в проведении выставок, помощи участникам в получении общей информации о МКМ и возмодностях для его участников и т.п. </text:p>
            <text:p/>
            <text:p>Следите за #volunteers в Новостях МКМ.</text:p>
            <text:p/>
            <text:p>🚀Выбирай свой вариант участия, регистрируйся и получай опыт!</text:p>
            <text:p>Сайт Конгресса https://icm2022.org/ru/saint-petersburg</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59" calcext:value-type="float">
            <text:p>59</text:p>
          </table:table-cell>
          <table:table-cell office:value-type="string" calcext:value-type="string">
            <text:p>🏊🏻‍♀Студенты ЛГУ - лучшие по плаванию </text:p>
            <text:p/>
            <text:p>На проходящем в настоящее время Чемпионате вузов по плаванию у сборной команды </text:p>
            <text:p>ЛГУ им.А.С.Пушкина два ЗОЛОТА И СЕРЕБРО в первый день соревнований. </text:p>
            <text:p>🥇1 место в заплыве на 50 м (спина) завоевала Винюкова Надежда, мастер спорта международного класса, 1 курс ФФК. </text:p>
            <text:p>🥇1 место на дистанции 100 м вольным стилем заняла Карташева Дарья, мастер спорта международного класса, 1 курс ФФК (магистратура). </text:p>
            <text:p>🥈Серебро было добыто в женской эстафете - Винюкова Н., Карташева Д., Оненко Е. (2 курс ФФК), Кондратьева Д. (4 курс ФФК).</text:p>
            <text:p/>
            <text:p>🌸Сленим за 7 дорожкой, наша победительница!!!!</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20" calcext:value-type="float">
            <text:p>20</text:p>
          </table:table-cell>
          <table:table-cell office:value-type="string" calcext:value-type="string">
            <text:p>🌏День Земли на факультете ЕГиТ</text:p>
            <text:p/>
            <text:p>22 апреля на факультете естествознания, географии и туризма прошло мероприятие, посвященное Всемирному дню Земли. Сегодня очевидным является тот факт, что решение существующих экологических проблем возможно только при активном участии общества в сохранении окружающей среды, в бережном отношении к экосистемам. В своих видеороликах и презентациях студенты бакалавриата первого и третьего курсов направления «Экология и природопользование» и первого курса направления «Педагогическое образование» показали, что экологическое благополучие социума как неотъемлемого атрибута качества жизни обеспечивается в результате ответственного отношения к природе каждого человека, трансформации его образа жизни в соответствии с экологическими требованиями.</text:p>
            <text:p>Знаковым событием Дня Земли на факультете ЕГиТ стала акция раздельного сбора пластиковых крышечек и батареек, осуществляемая в рамках участия в эколого-благотворительном проекте «Крышечки доброты». </text:p>
            <text:p>❗Пункт по сбору крышечек открыт в общежитии ЛГУ по адресу г. Павловск, ул. Профессора Молчанова.</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24" calcext:value-type="float">
            <text:p>24</text:p>
          </table:table-cell>
          <table:table-cell office:value-type="string" calcext:value-type="string">
            <text:p>ЛГУ им. А.С. Пушкина на выставке "Навигатор Поступления" </text:p>
            <text:p/>
            <text:p> 24 апреля в Санкт-Петербурге прошла образовательная выставка "Навигатор Поступления".</text:p>
            <text:p> Это крупнейшая в России выставка для подростков и их родителей, которая помогает определиться с профессией, узнать об актуальных трендах в IT, попробовать себя в YouTube-блоггинге и узнать, как создать свой стартап уже в школе. </text:p>
            <text:p>ЛГУ им. А.С. Пушкина на выставке представляли студенты филологического и экономического факультетов под руководством заведующей отделом информационного продвижения и выставочной деятельности Марины Кожевниковой. Выставка - это хорошая возможность продемонстрировать свои профессиональные коммуникативные навыки, прокачать soft-skills, пообщаться с целевой аудиторией, оценить конкурентов и тенденции рынка. О перспективах высшего образования и профессиях будущего участникам выставки рассказали также декан филологического факультета Светлана Петрова и магистр 2 курса филологического факультета Ксения Тихонова (Педагогическое образование).</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8" calcext:value-type="float">
            <text:p>8</text:p>
          </table:table-cell>
          <table:table-cell office:value-type="string" calcext:value-type="string">
            <text:p>👩‍💻ЛГУ им. А.С. Пушкина в современной цифровой коммуникативной среде</text:p>
            <text:p/>
            <text:p>Марьяна Ягодкина, доктор филологических наук, заведующая кафедрой рекламы и общественных коммуникаций ЛГУ им. А.С. Пушкина, член Российского общества «Знание» выступила на Международной научно-практической конференции «Пользовательский контент в современной коммуникации» (г. Челябинск, Челябинский государственный университет) с докладом "User-generated content: «сарафанное радио 2.0» в продвижении образовательных услуг университета".</text:p>
            <text:p/>
            <text:p>В своём выступлении она рассказала об особенностях деятельности вуза как специфического участника рынка услуг и цифровой коммуникативной среды на примере ЛГУ им. А.С. Пушкина. Было отмечено, что в настоящее время социальные сети и генерируемый пользовательский контент являются весьма действенным и перспективным инструментом коммуникационной деятельности в современной цифровой среде.</text:p>
          </table:table-cell>
          <table:table-cell office:value-type="string" calcext:value-type="string">
            <text:p>[]</text:p>
          </table:table-cell>
        </table:table-row>
        <table:table-row table:style-name="ro1">
          <table:table-cell table:number-columns-repeated="3"/>
        </table:table-row>
        <table:table-row table:style-name="ro4">
          <table:table-cell office:value-type="float" office:value="25" calcext:value-type="float">
            <text:p>25</text:p>
          </table:table-cell>
          <table:table-cell office:value-type="string" calcext:value-type="string">
            <text:p>На факультете психологии в рамках Международной научной конференции XXV юбилейные Царскосельские чтения прошло заседание секции «Психология развития и образования в изменяющемся цифровом мире». </text:p>
            <text:p>Руководителем секции выступал доктор психологических наук, профессор Василий Белов. В работе секции приняли участие магистранты, аспиранты и преподаватели кафедры психологии развития и образования ЛГУ им. А.С. Пушкина, а также преподаватели РГПУ им. А.И. Герцена и СПбГУТ. На заседании прозвучали доклады о возможностях и рисках развития личности в цифровой среде, о психологических проблемах вовлеченности в интернет-пространство детей и подростков, а также о формировании информационного образа российского учителя в контексте профессиональной самопрезентации молодых педагогов.</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20" calcext:value-type="float">
            <text:p>20</text:p>
          </table:table-cell>
          <table:table-cell office:value-type="string" calcext:value-type="string">
            <text:p>🌏Специалисты ЛГУ им. А.С. Пушкина приняли участие в рабочей встрече в Комитете Санкт-Петербурга по делам Арктики </text:p>
            <text:p/>
            <text:p>На встрече обсуждалось участие коллектива ЛГУ им. А.С.Пушкина в ведомственном проекте Комитета Санкт-Петербурга по делам Арктики «Создание современного комплекса конкурентоспособных арктических туристских продуктов с участием Санкт-Петербурга и регионов Арктической зоны Российской Федерации». </text:p>
            <text:p/>
            <text:p>Коллектив факультета естествознания, географии и туризма ЛГУ представил результаты исследований по актуальным вопросам туристкой сферы, в том числе в Арктической зоне Российской Федерации. Прозвучали предложения о возможных вариантах взаимодействия Комитета и университета в рамках этого проекта.</text:p>
            <text:p>От Комитета по делам Арктики во встрече приняли участие Елена Асеева, первый заместитель председателя Комитета, Сергей Николаев, начальник отдела развития взаимодействия с арктическим регионом и Ольга Грецова, начальник отдела научно-образовательной работы. ЛГУ представляли Сергей Большаков, проректор по учебно-методической работе и Елена Гаджиева, декан факультета естествознания, географии и туризма.</text:p>
            <text:p/>
            <text:p>По итогам встречи был определен формат участия ЛГУ им. А.С. Пушкина в реализации ведомственного проекта Комитета по делам Арктики «Создание современного комплекса конкурентоспособных арктических туристских продуктов с участием Санкт-Петербурга и регионов Арктической зоны Российской Федерации».</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50" calcext:value-type="float">
            <text:p>50</text:p>
          </table:table-cell>
          <table:table-cell office:value-type="string" calcext:value-type="string">
            <text:p>🚀Майские праздники продлятся с 1 по 10 мая включительно. Соответствующий документ был опубликован на сайте Кремля http://www.kremlin.ru/events/president/news/65436</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22" calcext:value-type="float">
            <text:p>22</text:p>
          </table:table-cell>
          <table:table-cell office:value-type="string" calcext:value-type="string">
            <text:p>Студенты ЛГУ приняли участие в субботнике в Выборге </text:p>
            <text:p/>
            <text:p>Команда студентов 1 курса Института экономической безопасности ЛГУ имени А.С. Пушкина (г.Выборг) приняли активное участие в субботнике. Одна группа студентов очищала историческое место г. Выборга - территорию Анненских укреплений. Вместе со студентами на этом объекте работали Владимир Цой - заместитель Председателя Правительства Ленинградской области, сотрудники Комитета по культуре и охране памятников Правительства Ленинградской области, представители парка «Монрепо» объединенного музея - заповедника «Выборгский замок», другая - вместе с депутатом Законодательного собрания Ленинградской области М.В. Макаровым, представителями общественных организаций «Фаворит» убирали территорию вокруг ТК «Карусель».</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7" calcext:value-type="float">
            <text:p>17</text:p>
          </table:table-cell>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3" calcext:value-type="float">
            <text:p>13</text:p>
          </table:table-cell>
          <table:table-cell office:value-type="string" calcext:value-type="string">
            <text:p>В рамках юбилейных XXV Царскосельских чтений на филологическом факультете состоялось заседание четырёх секций в формате как очном, так и в дистанционном, с помощью платформы Zoom:</text:p>
            <text:p>«Тенденции и инновации в сфере коммуникации, медиа и PR», </text:p>
            <text:p>«Русский язык: история, перспективы развития и современность», </text:p>
            <text:p>«Научные исследования в современной филологии: направления и методы», </text:p>
            <text:p>«Литературное творчество vs литературное образование: теория, технология, практика». </text:p>
            <text:p>На секциях выступили представители вузов Москвы, Санкт-Петербурга, Волгограда и других городов России, а также гости из Узбекистана и Казахстана. </text:p>
            <text:p>Также в работе конференции приняли активное участие студенты, магистранты и аспиранты филологического факультета</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7" calcext:value-type="float">
            <text:p>17</text:p>
          </table:table-cell>
          <table:table-cell office:value-type="string" calcext:value-type="string">
            <text:p>Итоги работы секции «Прикладная информатика и информатизация образования» в рамках XXV юбилейных Царскосельских чтений</text:p>
            <text:p/>
            <text:p>На факультете математики и информатики в рамках Международной научной конференции XXV юбилейные Царскосельские чтения прошло заседание секции «Прикладная информатика и информатизация образования». </text:p>
            <text:p>В этом году секция проходила в очном формате. В работе секции приняли участие студенты Vкурса факультета математики и информатики очной формы обучения, аспиранты и преподаватели кафедры информатики и информационных систем.</text:p>
            <text:p>Руководителем секции выступила Татьяна Бороненко, заведующая кафедрой информатики и информационных систем, декан факультета математики и информатики, директор института информатики ЛГУ им. А.С. Пушкина.</text:p>
            <text:p>В рамках секции были рассмотрены актуальные сегодня вопросы применения современных образовательных технологий и цифровых сред для решения профессиональных задач в условиях цифровизации экономики и трансформации образования. Освещены вопросы формирования цифровой грамотности обучающихся в условиях трансформации содержания системы общего образования, обучения школьников основам информационной безопасности посредством создания мультипликационных фильмов, разработки интерактивных учебно-методических материалов, компьютерных дидактических игр, видеовикторин, а также организации онлайн-коммуникации и сотрудничества в учебном процессе.</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37" calcext:value-type="float">
            <text:p>37</text:p>
          </table:table-cell>
          <table:table-cell office:value-type="string" calcext:value-type="string">
            <text:p>В ЛГУ прошел международный форум "Специальное образование XXI века"</text:p>
            <text:p/>
            <text:p>21 апреля 2021 года в Ленинградском государственном университете имени А.С. Пушкина состоялось расширенное заседание Экспертного совета по специальному образованию Комитета Государственной Думы РФ по образованию и науке и заседание Общественного совета базовой организации стран-участников Содружества Независимых Государств по подготовке, переподготовке и повышению квалификации педагогических работников и специалистов в области инклюзивного и специального образования.</text:p>
            <text:p/>
            <text:p>Заседание завершилось международным научно-образовательным форумом в формате телемоста «Специальное образование XXI века».</text:p>
            <text:p/>
            <text:p>В конференции приняли участие ведущие эксперты в области специального дефектологического образования России и стран СНГ. </text:p>
            <text:p>Модератором форума стала проректор по научной работе Ленинградского государственного университета имени А.С. Пушкина Лариса Михайловна Кобрина. ЗАФИКСИРОВАНО 2219 ПОДКЛЮЧЕНИЙ.</text:p>
            <text:p>Вся информация о конференции и презентации на нашем сайте 👉🏻https://lengu.ru/news/v-lgu-proshel-mezhdunarodnyy-forum-spetsial-noye-obrazovaniye-xxi-veka</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31" calcext:value-type="float">
            <text:p>31</text:p>
          </table:table-cell>
          <table:table-cell office:value-type="string" calcext:value-type="string">
            <text:p>😉Нас ожидают длинные выходные</text:p>
            <text:p/>
            <text:p>Грядут выходные длиной в три дня, связанные с праздником Днем труда, который отмечается 1 мая. А после еще одни — в честь Дня Победы.</text:p>
            <text:p>"По производственному календарю праздничными нерабочими днями являются 1 и 9 мая. При пятидневной рабочей неделе первые две рабочие недели мая будут четырехдневными: с 4 по 7 мая и с 11 по 14 мая", — пояснили в Роструде.</text:p>
            <text:p>Кроме того, специалисты отметили, что 30 апреля — сокращенный рабочий день, поэтому его продолжительность будет меньше на один час, пишет РИА Новости.</text:p>
          </table:table-cell>
          <table:table-cell office:value-type="string" calcext:value-type="string">
            <text:p>[]</text:p>
          </table:table-cell>
        </table:table-row>
        <table:table-row table:style-name="ro1">
          <table:table-cell table:number-columns-repeated="3"/>
        </table:table-row>
        <table:table-row table:style-name="ro26">
          <table:table-cell office:value-type="float" office:value="22" calcext:value-type="float">
            <text:p>22</text:p>
          </table:table-cell>
          <table:table-cell office:value-type="string" calcext:value-type="string">
            <text:p>В ЛГУ прошла международная научная конференция «XXV юбилейные Царскосельские чтения»</text:p>
            <text:p/>
            <text:p>20 апреля 2021 года Станислав Еремеев, ректор ЛГУ им. А.С. Пушкина открыл XXV юбилейные Царскосельские чтения. </text:p>
            <text:p/>
            <text:p>В этом году конференция посвящена Году науки и технологий; темой пленарного заседания стало краеведение как эколого-просветительский феномен. Мероприятие объединило 650 человек, представляющих ведущие вузы, научно-исследовательские и образовательные центры различных регионов России, стран ближнего и дальнего зарубежья.</text:p>
            <text:p/>
            <text:p>С докладами на пленарном заседании выступили:</text:p>
            <text:p/>
            <text:p>Гаджиева Елена Анатольевна, декан факультета естествознания, географии и туризма, заведующая кафедрой социально-культурного сервиса и туризма ЛГУ им. А.С. Пушкина, кандидат географических наук, доцент</text:p>
            <text:p/>
            <text:p>Комиссарова Татьяна Сергеевна, профессор кафедры естествознания и географии, директор НИИ географии, экологии и природопользования ЛГУ им. А.С. Пушкина, доктор педагогических наук, профессор</text:p>
            <text:p/>
            <text:p>Роль краеведения в воспитании и обучении молодежи Ленинградской области</text:p>
            <text:p/>
            <text:p>Силина Наталья Игоревна, заведующая кафедрой естествознания и географии, кандидат биологических наук, старший научный сотрудник</text:p>
            <text:p/>
            <text:p>Эколого-просветительская миссия ЛГУ им. А.С. Пушкина. Научно-методические основы</text:p>
            <text:p/>
            <text:p>Олифир Денис Игоревич, доцент кафедры социально-культурного сервиса и туризма ЛГУ им. А.С. Пушкина, кандидат географических наук, доцент</text:p>
            <text:p/>
            <text:p>Стратегия развития экологического туризма в Ленинградской области и Санкт-Петербурге</text:p>
            <text:p/>
            <text:p>За два дня работы конференции были рассмотрены актуальные проблемы различных отраслей науки на 22 секциях/</text:p>
            <text:p>По итогам конференции будет опубликован сборник материалов.</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32" calcext:value-type="float">
            <text:p>32</text:p>
          </table:table-cell>
          <table:table-cell office:value-type="string" calcext:value-type="string">
            <text:p>Научные победа студентов ЛГУ</text:p>
            <text:p/>
            <text:p>Студенты факультета специального (дефектологического) образования Виктория Дубра, Софья Буреева и Владлена Байгильдина стали победителями и призерами Международного конкурса студенческих научно-исследовательских работ по педагогике, психологии и дефектологии.</text:p>
            <text:p>Девушки победили в номинациях «Лучшая научно-исследовательская работа бакалавра по дефектологии» и «Лучшая научно-исследовательская работа магистранта по дефектологии». Конкурс был организован Федеральным государственным образовательным учреждением высшего образования «Оренбургский государственный педагогический университет». Под руководством доцента кафедры логопедии Ольги Елецкой студенты представили работы по темам: Дубра Виктория - призер - «Особенности монологической речи у дошкольников с задержкой психического развития»; Софья Буреева, занявшая 2 место, - «Специфика лингвистических предпосылок к овладению навыком письма у школьников с нарушениями формирования орфографической компетенции», Владлена Байгильдина, также занявшая 2 место, - «Своеобразие познавательных процессов у школьников и их влияние на формирование орфографической компетенции у школьников с дизорфографией»</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10" calcext:value-type="float">
            <text:p>10</text:p>
          </table:table-cell>
          <table:table-cell office:value-type="string" calcext:value-type="string">
            <text:p>🔗Диктант Победы в ЛГУ им. А.С. Пушкина!</text:p>
            <text:p/>
            <text:p>Международный исторический диктант на тему событий Великой Отечественной войны- «ДИКТАНТ ПОБЕДЫ» в 2021 году будет проводиться 29 апреля в 14.00 на более чем 11 тыс. региональных площадках в Российской Федерации. </text:p>
            <text:p/>
            <text:p>❗В их число попали сразу 3 площадки нашего Университета: · Главный корпус ЛГУ им. А.С. Пушкина (г. Пушкин, Петербургское шоссе д.10),· </text:p>
            <text:p>Кингисеппский филиал «ЛГУ им. А.С. Пушкина» (г. Кингисепп, ул. Театральная, д. 1)· </text:p>
            <text:p>Ломоносовский институт «ЛГУ им. А.С. Пушкина» (дер. Горбунки, ул. Центральная д.27).</text:p>
            <text:p/>
            <text:p>«Диктант Победы» - это международный проект, призванный пробудить интерес у молодежи, российских и иностранных граждан к событиям героического прошлого нашей страны, возможность проверить свои знания истории, узнать новую информацию о забытых подвигах предков. Участникам будут предложены 25 вопросов на тему событий Великой Отечественной войны, включающие в себя знание как военной истории, так и литературных и художественных произведений военной тематики. Организаторами Диктанта являются Российское историческое общество, Российское военно‑историческое общество и Всероссийское общественное движение «Волонтёры Победы».</text:p>
            <text:p>✅Для участия в мероприятии необходимо зарегистрироваться на сайте и выбрать площадку, на которой Вам будет удобно написать Диктант: https://xn--80achcepozjj4ac6j.xn--p1ai/region/47.</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21" calcext:value-type="float">
            <text:p>21</text:p>
          </table:table-cell>
          <table:table-cell office:value-type="string" calcext:value-type="string">
            <text:p>Эксперт ЛГУ выступил на круглом столе «ОСОБЕННОСТИ НАУЧНО-ИССЛЕДОВАТЕЛЬСКОЙ ДЕЯТЕЛЬНОСТИ В ВУЗАХ В ПЕРИОД ПАНДЕМИИ COVID-19»</text:p>
            <text:p/>
            <text:p>21 апреля 2021 года в Казахстане в городе Нур-Султан вуз Тuran Astana провел международный Круглый стол в формате «методического диалога» по теме: «ОСОБЕННОСТИ НАУЧНО-ИССЛЕДОВАТЕЛЬСКОЙ ДЕЯТЕЛЬНОСТИ В ВУЗАХ В ПЕРИОД ПАНДЕМИИ COVID-19». Целью круглого стола был обмен опытом, определение концептуальных положений, выявление эффективных методов проведения научного исследования, опытно-экспериментальной работы и апробации в условиях онлайн образования. Гайворонская Ирина Борисовна, декан факультета психологии, доцент кафедры общей и прикладной психологии Ленинградского государственного университета им. А.С. Пушкина принимала активное участие в дискуссии и сделала доклад на тему: "О ПЕДАГОГИЧЕСКОЙ ПРОБЛЕМАТИКЕ ДИСТАНЦИОННОГО ОБРАЗОВАНИЯ В ВУЗАХ В УСЛОВИЯХ САМОИЗОЛЯЦИИ".</text:p>
          </table:table-cell>
          <table:table-cell office:value-type="string" calcext:value-type="string">
            <text:p>[]</text:p>
          </table:table-cell>
        </table:table-row>
        <table:table-row table:style-name="ro1">
          <table:table-cell table:number-columns-repeated="3"/>
        </table:table-row>
        <table:table-row table:style-name="ro13">
          <table:table-cell office:value-type="float" office:value="12" calcext:value-type="float">
            <text:p>12</text:p>
          </table:table-cell>
          <table:table-cell office:value-type="string" calcext:value-type="string">
            <text:p>Уважаемые абитуриенты!</text:p>
            <text:p/>
            <text:p>24 апреля 2021 года в 10:00 состоится общеуниверситетский День открытых дверей. </text:p>
            <text:p/>
            <text:p>Вас ожидает знакомство с университетом, факультетами, презентация всех направлений подготовки и образовательных программ, а также подробная информация об особенностях поступления в 2021 году. Вы сможете пообщаться с руководителями факультетов университета, институтов и ответственными за образовательные направления. </text:p>
            <text:p/>
            <text:p>10:00 - профориентационное тестирование</text:p>
            <text:p/>
            <text:p>11:00 - общее собрание в актовом зале</text:p>
            <text:p/>
            <text:p>11:40 - собрание по факультетам</text:p>
            <text:p/>
            <text:p>✅Ждём всех желающих по адресу : г. Санкт-Петербург, Пушкин, Петербургское шоссе, д.10.</text:p>
            <text:p/>
            <text:p>❗Пожалуйста, не забывайте взять с собой паспорт и средства индивидуальной защиты❗</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20" calcext:value-type="float">
            <text:p>20</text:p>
          </table:table-cell>
          <table:table-cell office:value-type="string" calcext:value-type="string">
            <text:p>В стенах университета обсудили политику открытости в области экологии</text:p>
            <text:p/>
            <text:p>В ЛГУ им. А.С. Пушкина прошел круглый стол "Политика открытости в области экологии". </text:p>
            <text:p>В рамках круглого стола удалось охватить практически все сферы, связанные с сохранением окружающей среды в информационном и практико-ориентированном плане.Так, ректор университета Станислав Еремеев, открывая мероприятие, обозначил цели и задачи круглого стола, подчеркнув особую значимость всего экологического направления в современном мире. Ректор также принял активное участие в дальнейшей дискуссии по теме.</text:p>
            <text:p>С докладом выступил Председатель комиссии по экологии и охране окружающей среды Общественной Палаты РФ Альбина Дударева. Ее доклад позволил участникам в процессе своих выступлений акцентировать внимание слушателей на более узких, но не менее значимых аспектах обсуждаемых проблем. </text:p>
            <text:p>Заместитель председателя Комитета Ленинградской области по обращению с отходами Анна Голдобина и заместитель председателя совета ВООП по Санкт-Петербургу и ЛО Наталья Калягина сосредоточили внимание на экологической культуре вообще и важности ее формировании у молодежи в частности. </text:p>
            <text:p>Руководитель Дирекции ООПТ Ленинградской области Федор Стулов рассказал участникам о постановке дела охраны природы в областных заказниках, национальных парках и заповедниках, о динамике развития ООПТ в области и их значимости в деле сохранения природного наследия. </text:p>
            <text:p>Член общественного совета МПР РФ Сергей Грибалёв сообщил о том, как обстоит дело с общественным контролем экологической ситуации в разных субъектах РФ, отметив при этом передовые позиции Ленинградской области.</text:p>
            <text:p>Доцент факультета политологии СпбГУ Ольга Сафонова и начальник учебного управления ЛГУ профессор Татьяна Сидненко подчеркнули особую важность просвещения и образования всех уровней населения в деле сохранения благоприятной окружающей среды.</text:p>
          </table:table-cell>
          <table:table-cell office:value-type="string" calcext:value-type="string">
            <text:p>[]</text:p>
          </table:table-cell>
        </table:table-row>
        <table:table-row table:style-name="ro1">
          <table:table-cell table:number-columns-repeated="3"/>
        </table:table-row>
        <table:table-row table:style-name="ro31">
          <table:table-cell office:value-type="float" office:value="5" calcext:value-type="float">
            <text:p>5</text:p>
          </table:table-cell>
          <table:table-cell office:value-type="string" calcext:value-type="string">
            <text:p>Конкурс для студентов "Твой ход"</text:p>
            <text:p/>
            <text:p>Конкурс станет крупнейшей площадкой для реализации потенциала студенческой молодежи, создания для нее условий профессионального становления. В рамках конкурса каждый участник получит свою индивидуальную траекторию профессионального развития и возможность ценностного преобразования мира вокруг себя.</text:p>
            <text:p/>
            <text:p>Организаторами конкурса являются АНО «Россия - страна возможностей» и Национальная лига студенческих клубов. Конкурс проходит при поддержке Министерства науки и высшего образования Россйиской Федерации, Федерального агенства по делам молодежи и Федерального агенства по туризму. </text:p>
            <text:p/>
            <text:p>Проведение конкурса запланировано на период с апреля по ноябрь 2021г. </text:p>
            <text:p/>
            <text:p>Принять участие могут студенты 1-4 курсов специалитета.</text:p>
            <text:p/>
            <text:p>Надо будет презентовать свои идеи и программы почти на любую тематику. Лучшие из лучших получат гранты, смогут реализовать свой проект в каком-либо из российских регионов и, может быть, даже найдут работу мечты.</text:p>
            <text:p/>
            <text:p>Ты сможешь: </text:p>
            <text:p>🚀 разобраться со своей траекторией развития</text:p>
            <text:p>🚀 найти сотни союзников </text:p>
            <text:p>🚀 отправиться в путешествие по всей России</text:p>
            <text:p>🚀 приложить руку к решению самых интересных задач от партнеров конкурса: крупных компаний и руководства регионов РФ</text:p>
            <text:p/>
            <text:p>⭕ Сделай первый Шаг сейчас — зарегистрируйся! https://tvoyhod.online/?utm_source=vk_page</text:p>
          </table:table-cell>
          <table:table-cell office:value-type="string" calcext:value-type="string">
            <text:p>[]</text:p>
          </table:table-cell>
        </table:table-row>
        <table:table-row table:style-name="ro1">
          <table:table-cell table:number-columns-repeated="3"/>
        </table:table-row>
        <table:table-row table:style-name="ro34">
          <table:table-cell office:value-type="float" office:value="12" calcext:value-type="float">
            <text:p>12</text:p>
          </table:table-cell>
          <table:table-cell office:value-type="string" calcext:value-type="string">
            <text:p>❗VII конференция молодых ученых и конкурс на лучший проект</text:p>
            <text:p/>
            <text:p>28 апреля 2021 года на факультете философии, культурологии и искусства пройдёт VII научно-практическая конференция молодых учёных по ландшафтной архитектуре "СТИХИЯ LANDШАФТНОЙ АРХИТЕКТУРЫ: ОТКРЫТЫЕ ГОРОДСКИЕ ПРОСТРАНСТВА В СОВРЕМЕННОМ МИРЕ". Руководитель проекта - доцент кафедры культурологии и искусства, член Санкт-Петербургского Союза дизайнеров Лилия Эглит. </text:p>
            <text:p>Тема этого года посвящена роли открытых городских пространств в современном мире. </text:p>
            <text:p>В рамках конференции проходит открытый конкурс на лучший проект по заданной теме. Заходи по ссылкам и голосуй за приглянувшийся проект наших студентов. </text:p>
            <text:p>✅ Результаты конкурса будут озвучены на конференции 28 апреля. </text:p>
            <text:p/>
            <text:p>С конкурсными работами по номинациям можно ознакомиться и проголосовать на странице сообщества «СТИХИЯ LANDШАФТНОЙ АРХИТЕКТУРЫ» </text:p>
            <text:p/>
            <text:p>🚀Номинация 01 - Ландшафтная архитектура общественных пространств </text:p>
            <text:p>https://vk.com/album-193768357_277563310</text:p>
            <text:p/>
            <text:p>🚀Номинация 02 - Благоустройство (и озеленение) территорий ограниченного пользования </text:p>
            <text:p>https://vk.com/album-193768357_277563208</text:p>
            <text:p/>
            <text:p>🚀Номинация 03 - Малые архитектурные формы для ландшафтной среды </text:p>
            <text:p>https://vk.com/album-193768357_277657023</text:p>
            <text:p/>
            <text:p>🚀Номинация 04 - Выставочные сады, как один из видов современного искусства https://vk.com/album-193768357_277721668</text:p>
            <text:p/>
            <text:p>🚀Номинация 05 - Ландшафтная графика https://vk.com/album-193768357_277721661</text:p>
            <text:p/>
            <text:p>Жюри конкурса: </text:p>
            <text:p>• Кармазина Марина Николаевна – директор ландшафтной студии ООО «Пруды и травы»; </text:p>
            <text:p>• Харитонова Мария Евгеньевна - декан факультета философии, культурологии и искусства ЛГУ имени А.С. Пушкина; </text:p>
            <text:p>• Клюшкин Игорь Владимирович - доцент кафедры культурологии и искусства ЛГУ имени А.С. Пушкина, член Санкт-Петербургского Союза дизайнеров; </text:p>
            <text:p>• Немерчук Елена Евгеньевна – доцент кафедры культурологии и искусства ЛГУ имени А.С. Пушкина, член Союза дизайнеров РФ.</text:p>
            <text:p/>
            <text:p>Основные направления работы конференции: </text:p>
            <text:p>• Роль открытых городских пространств в жизни современного города. </text:p>
            <text:p>• Исторический ракурс и современные подходы к формированию и развитию открытых городских пространств. </text:p>
            <text:p>• Экология городской среды и санитарно-эпидемиологическое благополучие населения. Территории общего пользования сквозь призму урбанистики. </text:p>
            <text:p>• Благоустройство открытых городских пространств в рамках формирования облика города, с учётом типологии архитектурной среды и в контексте управления территориями. </text:p>
            <text:p>• Ассортимент для озеленения открытых городских пространств. </text:p>
            <text:p>В рамках конференции уже традиционно пройдёт конкурс курсовых и дипломных творческих и исследовательских проектов по ландшафтной архитектуре. Конкурсные работы поступили из семи высших учебных заведений Российской Федерации: </text:p>
            <text:p>• Владивостокский государственный университет экономики и сервиса (ВГУЭС) </text:p>
            <text:p>• Дальневосточный Федеральный университет (ДВФУ) </text:p>
            <text:p>• Крымский федеральный университет им. В.И. Вернадского </text:p>
            <text:p>• Московский государственный областной университет (МГОУ) </text:p>
            <text:p>• Санкт-Петербургский государственный университет промышленных технологий и дизайна </text:p>
            <text:p>• Томский государственный архитектурно-строительный университет </text:p>
            <text:p>• Ленинградский государственный университет им. А.С. Пушкина</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3" calcext:value-type="float">
            <text:p>3</text:p>
          </table:table-cell>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4" calcext:value-type="float">
            <text:p>14</text:p>
          </table:table-cell>
          <table:table-cell office:value-type="string" calcext:value-type="string">
            <text:p>Студенческий экоквест «Вода.Онлайн» </text:p>
            <text:p> </text:p>
            <text:p>Росводресурсы открыли регистрацию участников Всероссийского экоквеста «Вода.Онлайн» 2.0. Интеллектуальная игра разработана для экологического просвещения студентов высших, средних специальных и средних профессиональных учебных заведений страны. </text:p>
            <text:p>Чтобы пройти квест, необходимо оставить заявку на сайте www.водныйквест.рф с 5 апреля по 30 мая и с 12 апреля по 30 мая выполнить задания. Участников ждет тест по темам, касающимся водной отрасли и профильных задач государства. Далее студентам предстоит выполнить одно из пяти креативных заданий: придумать челлендж в тиктоке, разработать уникальный экологический маршрут для туристов на берегу водного объекта, подготовить концепцию экопросветительского блога, провести волонтерское или образовательное мероприятие, проанализировать состояние водоема. </text:p>
            <text:p>Все участники экоквеста получат гарантированные призы от партнеров, а также именные дипломы. Партнёр проекта ЛитРес подготовил уникальную тематическую подборку книг. </text:p>
            <text:p>Победители и призеры получат в подарок игровые приставки XBOX, курсы от GeekBrains, наушники Apple AirPods Pro, квадрокоптеры DJI, Яндекс Станции, фитнес-браслеты и брендированные свитшоты.</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5" calcext:value-type="float">
            <text:p>15</text:p>
          </table:table-cell>
          <table:table-cell office:value-type="string" calcext:value-type="string">
            <text:p>Третий тур олимпиады «Ленинградская область глазами школьников для иностранцев» </text:p>
            <text:p/>
            <text:p>Преподаватели кафедры иностранных языков Александр Гребенев и Татьяна Кузьмина стали организаторами третьего тура олимпиады «Ленинградская область глазами школьников для иностранцев». Напомним, проект стартовал в начале апреля и получил широкую популярность среди школ Гатчинского района Ленинградской области. Третий тур мероприятия прошел на базе МБОУ "Гатчинская средняя общеобразовательная школа №9 с углубленным изучением отдельных предметов", где победителями стали команды 10-х и 11-х классов.</text:p>
            <text:p> Представители факультета иностранных языков ЛГУ им. А.С. Пушкина принимают активное участие в профориентационных мероприятиях вуза, являются авторами программ дополнительного образования и мастер-классов для учащихся: «Гид-переводчик», «Профильные классы онлайн», модуль «Иностранные языки» в региональной профориентационной олимпиаде «Проектная инициатива. Профессионал», Балтийский научно-практический конкурс и многих других, но проект «Ленинградская область глазами школьников для иностранцев» стал прорывом в ранней профориентации под научно-методическим руководством педагогов ЛГУ им. А.С. Пушкина.</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0" calcext:value-type="float">
            <text:p>20</text:p>
          </table:table-cell>
          <table:table-cell office:value-type="string" calcext:value-type="string">
            <text:p>175 лет Русскому Географическому Обществу отпраздновали в ЛГУ</text:p>
            <text:p/>
            <text:p>В ЛГУ им. А.С. Пушкина в г. Павловске прошло научно-просветительское мероприятие, посвященное 175-летию Русского Географического Общества. </text:p>
            <text:p/>
            <text:p>На всем протяжении своей истории РГО осуществляло глубокое и всестороннее изучение географического, экологического и культурного потенциала нашей страны. Основные этапы развития старейшей общественной организации России были показаны в презентации студентов 3 курса направления «Педагогическое образование».</text:p>
            <text:p>О деятельности Ленинградского областного отделения – одного из ведущих региональных подразделений РГО – рассказал его исполнительный директор Виктор Сеничкин. Особый интерес участников мероприятия вызвал доклад доцента кафедры естествознания и географии Александра Трифонова о сотрудничестве ЛГУ им. А.С. Пушкина с Русским Географическим Обществом, в частности, об участии преподавателей и студентов вуза в археолого-географической экспедиции «Кызыл-Курагино», комплексной экспедиции на остров Гогланд. О деятельности Комиссии Географии горных стран РГО и Исторической комиссии РГО рассказали их руководители - профессор кафедры СКС и туризма Дмитрий Севастьянов и доцент кафедры естествознания и географии Людмила Вампилова.</text:p>
            <text:p> Перед участниками мероприятия выступил директор Центра Русского Географического Общества в Сербии, профессор Белградского университета Милинчич Миролюб, который рассказал о деятельности этого зарубежного представительства РГО, а также о перспективах российско-сербского сотрудничества в области географии и смежных научных областей.</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31" calcext:value-type="float">
            <text:p>31</text:p>
          </table:table-cell>
          <table:table-cell office:value-type="string" calcext:value-type="string">
            <text:p>🤝🏻ЛГУ продолжает налаживать международное сотрудничество</text:p>
            <text:p/>
            <text:p>21 апреля 2021 состоялась рабочая встреча Ректора ЛГУ им. А.С. Пушкина Станислава Еремеева с Ректором Республиканского института повышения квалификации и переподготовки работников образования Министерства образования и науки Республики Таджикистан Хонали Курбонзода.</text:p>
            <text:p>В ходе встречи обсуждены направления взаимовыгодного сотрудничества, подготовки и реализации совместных научных и образовательных проектов, а также подписан Меморандум о сотрудничестве.</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4" calcext:value-type="float">
            <text:p>4</text:p>
          </table:table-cell>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16" calcext:value-type="float">
            <text:p>16</text:p>
          </table:table-cell>
          <table:table-cell office:value-type="string" calcext:value-type="string">
            <text:p>Онлайн-трансляция Международного научного-образовательного форума "Специальное образование XXI века" в формате телемоста начнётся 21 апреля 2021 года в 10.00.</text:p>
            <text:p/>
            <text:p>Ссылка для участия https://www.youtube.com/watch?v=3RJBBL28UEo</text:p>
            <text:p/>
            <text:p>Основные направления работы:</text:p>
            <text:p/>
            <text:p>Системы специального образования, региональный опыт, специфика, требования времени;</text:p>
            <text:p>Инклюзивные системы образования и психолого-педагогического сопровождения лиц с ОВЗ и инвалидов: региональные практики;</text:p>
            <text:p>Модели межведомственного комплексного сопровождения детей дошкольного и школьного возраста с признаками отклонений в развитии и семей, их воспитывающих;</text:p>
            <text:p>Организационное, учебно-методическое, консалтинговое и мониторинговое сопровождение профориентации и обучения инвалидов и лиц с ограниченными возможностями здоровья в организациях профессионального образования;</text:p>
            <text:p>Психолого-педагогическая и медико-социальная помощь детям с ранним детским аутизмом;</text:p>
            <text:p>Комплексная медико-психолого-педагогическая реабилитация детей с кохлеарными имплантами;</text:p>
            <text:p>Социально-культурная реабилитация лиц с ОВЗ и инвалидов в организациях среднего профессионального и высшего образования.</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40" calcext:value-type="float">
            <text:p>40</text:p>
          </table:table-cell>
          <table:table-cell office:value-type="string" calcext:value-type="string">
            <text:p>Выставка Игоря Клюшкина в Сочи</text:p>
            <text:p/>
            <text:p>В Сочинском художественном музее им. Д.Д.Жилинского начала работать выставка доцента кафедры культурологии и искусства ЛГУ имени А.С.Пушкина, члена Союза художников России, председателя секции теории и педагогики дизайна СПб Союза дизайнеров Игоря Клюшкина «Провинциальные фасады. Провинциальные цветы». </text:p>
            <text:p/>
            <text:p>Выставка посвящена русской провинции. На выставке представлены около 50 холстов. В современной России более половины населения живет в городах численностью менее 100 тысяч жителей. Именно провинциальная Россия является источником, откуда появляются выдающиеся люди России: ученые, инженеры, художники, политики, музыканты, учителя, актеры и т.д. </text:p>
            <text:p>Автор выставочного проекта, посетив несколько десятков провинциальных российских городов, пришел к выводу, что очень многие дома в них находятся в плачевном состоянии. Была поставлена задача: с одной стороны, зафиксировать фасады провинциальных домов, являющихся «визитной карточкой» местности, а с другой стороны, создать некую формулу, символ, знак провинции, которые будут привлекать туристов. С точки зрения современной «либеральной урбанистики» именно гуманизм и комфорт создают необходимую для жителей среду обитания. </text:p>
            <text:p/>
            <text:p>Искусствовед из Санкт-Петербурга Илья Пономарев так описывает свои впечатления от выставки: "Показываемая Игорем Клюшкиным действительность – пространство, атмосфера которого создаётся посредством синкретизма, мистического и неожиданно дружного союза различных жанров. Простая и парадоксальная мифология этого самого пространства зовёт гостей выставки созерцать, неторопливо впитывать и наслаждаться стариной, "жить" ею. Потому что благодатная старина уже утвердилась, зацвела – и сотни городов до сих пор заботливо хранят тайны провинциального рая".</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31" calcext:value-type="float">
            <text:p>31</text:p>
          </table:table-cell>
          <table:table-cell office:value-type="string" calcext:value-type="string">
            <text:p>🌺Если Весна, то Студенческая!</text:p>
            <text:p> </text:p>
            <text:p>Российская Студенческая Весна в регионах идет полным ходом. И совсем немного времени осталось до федерального этапа в Нижнем Новгороде. За места в региональных делегациях участникам приходится бороться не только с представителями других образовательных организаций, но и между собой, а иногда даже с самими собой.</text:p>
            <text:p/>
            <text:p>25 номеров и 31 участник в течение 3 конкурсных дней представляли ЛГУ им. А.С. Пушкина на Фестивале студенческого творчества Ленинградской области, который прошел 16-18 апреля в Вырице.</text:p>
            <text:p>В делегацию университета в этом году вошли и уже состоявшиеся артисты и спортсмены, и первокурсники, которые только начинают свой путь на большой сцене. </text:p>
            <text:p>Над конкурсными номерами в трех направления – танцы, вокал и театр – в течение года работали хореограф, режиссер, и, конечно же, сами студенты. </text:p>
            <text:p>Результатом работы творческих коллективов университета стали самые высокие награды СтудВесны в Ленинградской области. </text:p>
            <text:p/>
            <text:p>Список наших победителей опубликован на сайте 👉🏻https://lengu.ru/news/yesli-vesna-to-studencheskaya</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3" calcext:value-type="float">
            <text:p>23</text:p>
          </table:table-cell>
          <table:table-cell office:value-type="string" calcext:value-type="string">
            <text:p>Профильный класс «Журналистика» ЛГУ им. А.С. Пушкина</text:p>
            <text:p/>
            <text:p>В рамках договора о профориентационном сотрудничестве, подписанном между СОШ №414 Красносельского района Санкт-Петербурга и ЛГУ им. А.С. Пушкина, в новом учебном году намечено открытие профильного класса ЛГУ им. А.С. Пушкина по направлению «Журналистика». </text:p>
            <text:p/>
            <text:p>Этот профориентационной проект инициирован деканом филологического факультета Светланой Петровой и директором Центра образовательных технологий ЛГУ им. А.С. Пушкина Элиной Дорофеевой - он удачно встраивается в парадигму повышения качества подготовки будущих абитуриентов, действующую в ЛГУ им. А.С. Пушкина. Представителем университета – начальником Учебного управления Татьяной Сидненко, с одной стороны, и директором СОШ №414 Татьяной Газаевой, – с другой, были намечены амбициозные перспективы - создание базовой школы в масштабе Красносельского района Санкт-Петербурга и Центра профориентационной деятельности для соседних районов Ленинградской области. </text:p>
            <text:p/>
            <text:p>Также намечены пути сотрудничества в области наставнической и проектной деятельности, профориентационных конкурсов для школьников, предложенные гостями встречи: заместителем директора Еленой Куликовской и преподавателем русского языка и литературы Ириной Соколовой. Открытие профильного класса по направлению «Журналистика» позволит учащимся разных районов ЛО, при помощи педагогов филологического факультета ЛГУ им. А.С. Пушкина, обрести возможность повышать качество своего образования, а также быть вовлеченными в процесс ранней профилизации и траектории развития будущей профессии.</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8" calcext:value-type="float">
            <text:p>18</text:p>
          </table:table-cell>
          <table:table-cell office:value-type="string" calcext:value-type="string">
            <text:p>XXV юбилейные Царскосельские чтения</text:p>
            <text:p/>
            <text:p>В 12.00 приглашаем принять участие в работе международной научной конференции Царскосельские чтения "Год науки и технологий".</text:p>
            <text:p>Программа конференции в прикрепленном файле👇🏻</text:p>
            <text:p>Ссылка на трансляцию конференции: https://www.youtube.com/watch?v=jTjqHPsbAEk</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7" calcext:value-type="float">
            <text:p>17</text:p>
          </table:table-cell>
          <table:table-cell office:value-type="string" calcext:value-type="string">
            <text:p>Спортивные итоги Ленобласти в 2020 году</text:p>
            <text:p/>
            <text:p>16 апреля 2021 года в Доме Правительства Ленинградской области состоялось заседание расширенной коллегии Комитета по физической культуре и спорту Ленинградской области, где были подведены итоги 2020 года. В заседании коллегии приняла участие член Коллегии и общественного совета по развитию физической культуры и спорту Ленинградской области, декан факультета физической культуры Мария Солдатова. </text:p>
            <text:p>За многолетний и добросовестный труд в сфере физической культуры и спорта Почётной грамотой Губернатора награждён профессор кафедры физической культуры и спорта Юрий Зубарев. Среди 10 лучших спортсменов Ленинградской области трое - студенты и выпускники факультета физической культуры: Евгений Сидоров, студент 4 курса, мастер спорта по биатлону, член сборной команды России, Татьяна Ермаченкова - выпускница 2020 года, мастер спорта по лёгкой атлетике, член сборной команды России, Семён Павличенко - Заслуженный мастер спорта, член сборной команды России по санному спорту, выпускник 2019 года.</text:p>
          </table:table-cell>
          <table:table-cell office:value-type="string" calcext:value-type="string">
            <text:p>[]</text:p>
          </table:table-cell>
        </table:table-row>
        <table:table-row table:style-name="ro1">
          <table:table-cell table:number-columns-repeated="3"/>
        </table:table-row>
        <table:table-row table:style-name="ro29">
          <table:table-cell office:value-type="float" office:value="130" calcext:value-type="float">
            <text:p>130</text:p>
          </table:table-cell>
          <table:table-cell office:value-type="string" calcext:value-type="string">
            <text:p>🥈Серебро по волейболу у ЛГУ</text:p>
            <text:p/>
            <text:p>С 13 по 16 апреля 2021 года в г.Ухта состоялись отборочные соревнования Северо-Западного федерального округа по волейболу среди студентов. Мужская и женская сборные команды университета стали обладателями СЕРЕБРЯНЫХ МЕДАЛЕЙ! </text:p>
            <text:p>В упорной борьбе обе команды завоевали место на пьедестале почета. В ходе турнира женская сборная одержала победу над командами Петрозаводска, Ухты, Сыктывкара. Стать первыми девушкам помешал единственный проигрыш команде Череповца. Юноши были сильнее команд Вологды, Ухты и Петрозаводска. Особо зрелищным и упорным оказался матч мужской сборной команды в полуфинале с Петрозаводском, проигрывая 2-1 по партиям, в 4-й парни отыграли шесть матчболов, сравняли счет и выиграли 5-ю решающую партию, обеспечив выход в финал. Но на финал сил немного не хватило, уступили команде Пскова. </text:p>
            <text:p/>
            <text:p>Составы команд: </text:p>
            <text:p>🤾‍♀девушки - Пастухова Н. (ФФК, 2 курс), Артамонова А. (ФФК 2 курс), Чеперегина А. (ФФК 2 курс), Шамахова М. (ФФК, 3 курс), Барболина А. (ФФК - 3 курс), Казимирская Ю. (ФФК 3 курс), Шамаева В. (ФФК 3 курс), Филимонцева А. (ин.яз 1 курс), Стрельникова Д. (ФФК 1 курс), Федотова О. (ФФК 2 курс - маг.)</text:p>
            <text:p/>
            <text:p>🤾‍♂юноши: Кабанов В. (ФФК 2 курс маг), Захаренков Д. (1 курс маг. ФФК), Борисов Д. (4 курс ФФК), Барсуков И. (2 кунс ин.яз), Ставицкий Никита ( 1 курс ЕГиТ), Журавлев В. (1 курс Экономический ф-т), Лилейков Л. ( 2 курс ФФК), Павлов Л. (4 курс ФФК), Лобов К. (3 курс ФФК), Семеруха С. (4 курс экономический ф-т).</text:p>
            <text:p>Тренер мужской и женской сборных команд университета - Татьяна Елисеева, к.п.н., доцент кафедры физической культуры и спорта.</text:p>
            <text:p/>
            <text:p>💐Достойная борьба, отличный результат! Поздравляем!</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22" calcext:value-type="float">
            <text:p>22</text:p>
          </table:table-cell>
          <table:table-cell office:value-type="string" calcext:value-type="string">
            <text:p>Продолжает свою работу педагогический класс на базе Гатчинской гимназии им. К.Д. Ушинского: ученики 10-11 классов осваивают программу дополнительного образования «Путь в педагогическую профессию».</text:p>
            <text:p>Основная цель программы — содействие профессиональному самоопределению обучающихся на третьем этапе общего среднего образования и формированию позитивной установки на выбор педагогической профессии. Проводят занятия с учащимися преподаватели кафедры педагогики и педагогических технологий ЛГУ им. А.С. Пушкина.</text:p>
            <text:p>Учениками 10-х классов уже освоены такие модули, как «Командообразование», «Активные образовательные технологии», «Основы деловой коммуникации», а учениками 11-х классов – «Портфолио», «Управление карьерой», «Основы научно-исследовательской работы». В настоящее время школьники осваивают модуль «Основы проектирования», в рамках которого ими будут подготовлены групповые и индивидуальные проекты.</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42" calcext:value-type="float">
            <text:p>42</text:p>
          </table:table-cell>
          <table:table-cell office:value-type="string" calcext:value-type="string">
            <text:p>Студент ЛГУ получил благодарность за развитие системы образования Санкт-Петербурга</text:p>
            <text:p/>
            <text:p>Студент 2 курса магистратуры филологического факультета Александр Рдеев, обучающийся по направлению "Педагогическое образование", профиль "Литературное и языковое образование", в годовщину 120-летия со дня основания ГБОУ Гимназия №166 (Центральный район г. Санкт-Петербурга) получил благодарность от Администрации Центрального района Санкт-Петербурга за большой личный вклад в развитие системы образования Санкт-Петербурга. Александр Рдеев является выпускником ЛГУ им. А.С. Пушкина, в 2019 году он закончил обучение по направлению бакалавриата "Журналистика", получил диплом с отличием. Университет гордится своими выпускниками!</text:p>
          </table:table-cell>
          <table:table-cell office:value-type="string" calcext:value-type="string">
            <text:p>[]</text:p>
          </table:table-cell>
        </table:table-row>
        <table:table-row table:style-name="ro1">
          <table:table-cell table:number-columns-repeated="3"/>
        </table:table-row>
        <table:table-row table:style-name="ro29">
          <table:table-cell office:value-type="float" office:value="1" calcext:value-type="float">
            <text:p>1</text:p>
          </table:table-cell>
          <table:table-cell office:value-type="string" calcext:value-type="string">
            <text:p>🚀Cтартовал второй сезон чемпионата ArtMasters</text:p>
            <text:p/>
            <text:p>Стартовал второй сезон чемпионата творческих компетенций ArtMasters, призванный поддерживать талантливых молодых специалистов в креативных индустриях.</text:p>
            <text:p>В этот раз организаторы конкурса запланировали 19 компетенций для основной возрастной категории (18–35 лет) и восемь — для юниоров (14–17 лет). Все желающие могут подать заявку на участие с 5 апреля до 30 мая 2021 года. Для этого необходимо заполнить соответствующую форму на сайте ArtMasters.</text:p>
            <text:p/>
            <text:p>Второй этап чемпионата пройдет с 14 июня по 11 июля, в рамках которого участникам предложат пройти онлайн-тестирование с практическими и теоретическими заданиям.</text:p>
            <text:p/>
            <text:p>Заключительная часть мероприятия пройдет с 12 июля по 25 августа, участники продемонстрируют свои навыки по нескольким практическим направлениям.</text:p>
            <text:p/>
            <text:p>Целью мероприятия является поиск и поддержка талантливых руководителей нового поколения. Регистрация завершится 26 апреля 2021 года в 23:59 мск. Старт дистанционных испытаний назначен на конец апреля. Они пройдут до середины июня. Полуфиналы треков состоятся в конце лета – начале осени, а суперфинал конкурса запланирован на март 2022 года.</text:p>
            <text:p/>
            <text:p>Регистрируйся на сайте https://artmasters.ru</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5" calcext:value-type="float">
            <text:p>5</text:p>
          </table:table-cell>
          <table:table-cell office:value-type="string" calcext:value-type="string">
            <text:p>Международные лекции в ЛГУ - «Договорное право: анализ изменений законодательства»</text:p>
            <text:p/>
            <text:p>В рамках международного сотрудничества юридические факультеты Ленинградского государственного университета имени А.С. Пушкина и Витебского государственного университета имени П.М. Машерова продолжают в условиях пандемии проект обмена лекциями лучших профессоров. </text:p>
            <text:p>16 апреля лекцию на тему «Договорное право: анализ изменений законодательства» прочитала доктор юридических наук, профессор кафедры гражданского и международного частного права ЛГУ им. А.С. Пушкина Елена Андреева. В рамках лекции были освещены обновления в договорном праве Российской Федерации и республики Беларусь.</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24" calcext:value-type="float">
            <text:p>124</text:p>
          </table:table-cell>
          <table:table-cell office:value-type="string" calcext:value-type="string">
            <text:p>Сегодня у нас проходит День открытых дверей не в онлайн формате! Ураааа! 🥳Спасибо всем участникам! 😉</text:p>
          </table:table-cell>
          <table:table-cell office:value-type="string" calcext:value-type="string">
            <text:p>[]</text:p>
          </table:table-cell>
        </table:table-row>
        <table:table-row table:style-name="ro1">
          <table:table-cell table:number-columns-repeated="3"/>
        </table:table-row>
        <table:table-row table:style-name="ro31">
          <table:table-cell office:value-type="float" office:value="2" calcext:value-type="float">
            <text:p>2</text:p>
          </table:table-cell>
          <table:table-cell office:value-type="string" calcext:value-type="string">
            <text:p>✅Конкурс проектов по представлению бюджета для граждан в 2021 году</text:p>
            <text:p/>
            <text:p>✅Комитет финансов Ленинградской области объявляет о проведении в 2021 году открытого публичного конкурса проектов по представлению бюджета для граждан.</text:p>
            <text:p>Предметом Конкурса является разработка проекта по представлению информации о бюджете в понятной и доступной форме. Лучшие конкурсные проекты будут направлены для участия во втором туре федерального конкурса по представлению бюджета для граждан, проводимом ФГОБУ ВО «Финансовый университет при Правительстве Российской Федерации».</text:p>
            <text:p/>
            <text:p>Конкурс проводится по следующим номинациям:</text:p>
            <text:p>1) «Бюджет для граждан в картинках»</text:p>
            <text:p>2) «Лучший видеоролик о бюджете»​</text:p>
            <text:p>3) «Бюджет и национальные цели развития Российской Федерации»</text:p>
            <text:p>4) «Лучшая информационная панель (дашборд) по бюджету для граждан»​</text:p>
            <text:p>5) «Лучшее предложение по изменению бюджетного законодательства»</text:p>
            <text:p>6) «Анализ практики развития бюджета для граждан»​</text:p>
            <text:p>7) «Бюджет и чрезвычайные ситуации»</text:p>
            <text:p/>
            <text:p>✅Прием заявок осуществляется в течение 30 (тридцати) календарных дней со дня размещения объявления о проведении Конкурса на официальных сайтах Комитета финансов Ленинградской области (до 6 мая 2021 года включительно). Заявки на участие в Конкурсе представляются в электронном виде на адрес электронной почты: omis@lenreg.ru, тема письма – «Заявка на конкурс проектов по представлению бюджета для граждан».</text:p>
            <text:p/>
            <text:p>Порядок организации, а также сроки приема заявок на участие в Конкурсе определены в Положении о Конкурсе. Положение о Конкурсе, Методика оценки заявок на участие в Конкурсе, а также содержание конкурсных заданий по номинациям представлены на официальных сайтах Комитета финансов Ленинградской области www.finance.lenobl.ru и www.budget.lenreg.ru.</text:p>
            <text:p/>
            <text:p>По возникающим вопросам следует обращаться в отдел методологии информационных систем и мониторинга национальных проектов департамента информационных технологий в сфере управления государственными финансами Комитета финансов Ленинградской области по телефону +7 (812) 539-48-28 либо по адресу электронной почты omis@lenreg.ru.</text:p>
          </table:table-cell>
          <table:table-cell office:value-type="string" calcext:value-type="string">
            <text:p>[]</text:p>
          </table:table-cell>
        </table:table-row>
        <table:table-row table:style-name="ro1">
          <table:table-cell table:number-columns-repeated="3"/>
        </table:table-row>
        <table:table-row table:style-name="ro13">
          <table:table-cell office:value-type="float" office:value="28" calcext:value-type="float">
            <text:p>28</text:p>
          </table:table-cell>
          <table:table-cell office:value-type="string" calcext:value-type="string">
            <text:p>Педагог - профессия будущего!</text:p>
            <text:p/>
            <text:p>В ЛГУ им. А.С. Пушкина прошла форсайт-сессия «Педагог – профессия будущего!». Событие продолжило серию совместных партнерских мероприятий Университета и центра развития творчества одаренных детей и юношества «Интеллект». </text:p>
            <text:p/>
            <text:p>Такой особый формат мероприятия позволил участникам договориться по поводу образа будущего профессии педагога, а также определить его желаемую перспективу.</text:p>
            <text:p/>
            <text:p>Спикеры мероприятия - педагоги и директора школ из Ассоциации молодых учителей Ленинградской области, а аудитория - студенты педагогических специальностей: будущие учителя русского языка и литературы, истории, преподаватели иностранных языков, дефектологи и психологи. Выступления гостей были направлены на важные и волнующие выпускников темы. О том, что ждет молодых специалистов в первые 5 лет работы в школе рассказал директор КСОШ №7 Андрей Логинов. Директор центра «Интеллект» Денис Рочев выступил с докладом, приоткрывающим завесу тайны, кто же все-таки управляет школьным уроком: учитель или стереотип. Про значимость русского языка и читательскую грамотность, а также про электронные ресурсы, помогающим молодым специалистам заинтересовывать школьников, рассказала заместитель директора СОШ «Муринского ЦО №4» Ксения Елистратова. </text:p>
            <text:p/>
            <text:p>Пиятным фактом оказалось присутствие среди спикеров мероприятия выпускников нашего университета: лауреата всероссийского конкурса «Учитель будущего» Ивана Хеорхе (учителя истории и обществознания Гатчинской гимназии им. К.Е. Ушинского) и финалистки Всероссийского конкурса педагогического мастерства «Лига Vожатых» Марии Криушиной (учителя русского языка и литературы СОШ «Агалатовский ЦО»). Коллеги были рады посетить стены родного университета, но уже в иной роли - в качестве талантливых и амбициозных специалистов. </text:p>
            <text:p/>
            <text:p>Мероприятие не обошлось и без ярких сюрпризов: целая корзина аппетитных яблок и опыты с замораживанием жидким азотом – есть ли этому место на школьных уроках? Выступление Марии Криушиной и мастер-класс «Через призму удивления» от Алексея Гракова, директора Бугроской СОШ №3, еще раз подтвердили факт, что учитель – это прежде всего творец, в руках которого ум и сердце обучающегося, где всегда найдется место буре эмоций.</text:p>
            <text:p/>
            <text:p>Интерактивность мероприятия, активная обратная связь аудитории, безусловно, наполнило студентов практическими навыками работы со школьниками, а также они получили прекрасную возможность дальнейшего трудоустройства, развития проектной и научно-практической деятельности.</text:p>
            <text:p/>
            <text:p>Мероприятие было организовано Центром образовательных технологий ЛГУ им. А.С. Пушкина при участии и информационной поддержке деканов факультетов.</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15" calcext:value-type="float">
            <text:p>15</text:p>
          </table:table-cell>
          <table:table-cell office:value-type="string" calcext:value-type="string">
            <text:p>🎭ЛГУ - за сохранение традиции культуры и создание новаций</text:p>
            <text:p/>
            <text:p>На прошедшей в выставочном комплексе "Форум" ГУП Водоканал научно-практической конференции "Сохраняя традиции культуры, создавать новации", прошедшей под эгидой Комитета по культуре и туризму Ленинградской области, в качестве спикера выступила декан факультета философии, культурологии и искусства Мария Харитонова.</text:p>
            <text:p/>
            <text:p>Она выступила с докладом "Педагогические условия подготовки специалистов творческих специальностей в условиях современного образовательного пространства". </text:p>
            <text:p>На мероприятии обсуждались актуальные проблемы подготовки конкурентноспособного специалиста в области художественного образования. </text:p>
            <text:p/>
            <text:p>Конференция проходила в рамках XVII всероссийской выставки "Территория творчества". В выставке приняли участие и заняли призовые места студенты факультета, обучающиеся на направлениях Ландшафтная архитектура и Дизайн. Руководитель студентов - Анна Орлова, преподаватель кафедры культурологии и искусства.</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6" calcext:value-type="float">
            <text:p>6</text:p>
          </table:table-cell>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5" calcext:value-type="float">
            <text:p>15</text:p>
          </table:table-cell>
          <table:table-cell office:value-type="string" calcext:value-type="string">
            <text:p>Университет продолжает работу с районами</text:p>
            <text:p/>
            <text:p>На базе ЛГУ им. А.С. Пушкина прошло региональное совещание «Совершенствование системы профессионального роста и непрерывного образования в муниципальных районах Ленинградской области» с представителями Комитета по образованию Ломоносовского района. </text:p>
            <text:p>В мероприятии приняли участие председатель Комитета по образованию Ирина Засухина, заместитель председателя Мария Логунова и главный специалист Комитета Алла Яковлева. Проректор по учебно-методической работе ЛГУ им. А.С. Пушкина Сергей Большаков в своем выступлении отметил высокую заинтересованность вуза в развитии плодотворных партнерских отношений с Ломоносовским районом, открытость к обсуждению нужд и потребностей региона в квалифицированных кадрах из числа выпускников университета. Проректор по научной работе, декан факультета специального (дефектологического) образования Лариса Кобрина выступила с интересными предложениями о совместной деятельности волонтерского движения дефектологического факультета и региональных специалистов, а также о проведении открытых мастер-классов и онлайн-сессий для педагогов и специалистов области. В рамках развития профориентационно-образовательной парадигмы «школьник ЛО-абитуриент ЛГУ-кадровый потенциал ЛО» прозвучало предложение начальника учебного управления Татьяны Сидненко и директора центра образовательных технологий Элины Дорофеевой о создании профильных классов на базе школ Ломоносовского района, а также об открытии базовой школы ЛГУ им. А.С. Пушкина. </text:p>
            <text:p>Все начинания и предложения представителей университета нашли активный положительный отклик и готовность к реализации проектов в лице председателя Комитета по образованию Ломоносовского района Ленинградской области Ирины Засухиной.</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7" calcext:value-type="float">
            <text:p>7</text:p>
          </table:table-cell>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8" calcext:value-type="float">
            <text:p>18</text:p>
          </table:table-cell>
          <table:table-cell office:value-type="string" calcext:value-type="string">
            <text:p>Путь мастера </text:p>
            <text:p/>
            <text:p>9 апреля 2021 года в Гранд-Отеле "Европа" и Галерее "МАСТЕР" прошло торжественное подведение итогов XXVIII Международного фестиваля искусств "МАСТЕР КЛАСС" - "ПУТЬ МАСТЕРА", который посвящался Мамединову Азату Аббасовичу, автору и основателю проекта "МАСТЕР КЛАСС" . </text:p>
            <text:p>В заключение вечера прошло торжественное вручение каталогов фестиваля "ПУТЬ МАСТЕРА". Один из разделов каталога посвящен картинам доцента кафедры культурологии и искусства ЛГУ имени А.С.Пушкина, члену Союза художников России Игорю Клюшкину.</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0" calcext:value-type="float">
            <text:p>10</text:p>
          </table:table-cell>
          <table:table-cell office:value-type="string" calcext:value-type="string">
            <text:p>ВНИМАНИЕ❗</text:p>
            <text:p>Уважаемые учащиеся, родители и все желающие!</text:p>
            <text:p>На дополнительный день открытых дверей 24 апреля 2021 года регистрация завершена.</text:p>
            <text:p>📝Всех, кто успел пройти регистрацию, мы будем ждать на дне открытых дверей 24 апреля 2021 года в 10:00 (мск) по адресу г. Санкт-Петербург, Пушкин, Петербургское шоссе, д.10.</text:p>
            <text:p>⚠Пожалуйста, не забывайте взять с собой паспорт и средства индивидуальной защиты!</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52" calcext:value-type="float">
            <text:p>52</text:p>
          </table:table-cell>
          <table:table-cell office:value-type="string" calcext:value-type="string">
            <text:p>Студентка факультета истории и социальных наук вышла в финал конкурса "Учитель будущего. Студенты"</text:p>
            <text:p/>
            <text:p>С 7 по 9 апреля 2021 в городе Калининграде проходил полуфинал конкурса "Учитель будущего. Студенты". Конкурс педагогического мастерства собрал всех студентов Северо-Западного федерального округа. Факультет истории и социальных наук ЛГУ им. А.С. Пушкина был представлен студентами 3 курса: Максимом Варнаковым и Татьяной Машировой, а также от нашего вуза участвовали Гордеева Анна (факультет психологии), Юлия Лунг и Анатолий Щукин (факультет физической культуры).</text:p>
            <text:p>Конкурс состоял из трех испытаний: решение педагогических кейсов, разработка и презентация проекта-решения проблем образовательных организаций Калининградской области, создание модели школы будущего.</text:p>
            <text:p>По результатам выполнения заданий в финал прошла Татьяна Маширова. Финал педагогического конкурса " Учитель будущего. Студенты" будет проходить 20 апреля в образовательном центре "Сириус" в Сочи.</text:p>
            <text:p>Благодаря участию в данном конкурсе ребята приобрели новый опыт и познакомилась с лучшими-студентами из различных регионов нашей страны — своими будущими коллегами!</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23" calcext:value-type="float">
            <text:p>23</text:p>
          </table:table-cell>
          <table:table-cell office:value-type="string" calcext:value-type="string">
            <text:p>Первый весенний «Шаг навстречу» для волонтеров ЛГУ</text:p>
            <text:p/>
            <text:p>На базе дома молодёжи “Царскосельский” прошла Школа волонтеров «Шаг навстречу» первого весеннего набора, в которой принял участие волонтерский корпус университета.</text:p>
            <text:p/>
            <text:p>За время обучения было организовано 11 занятий на разные темы, среди которых “Особенности работы с детьми и подростками”, “Психогигиена”, “Экологическое добровольчество”, “Формы работы с детьми с ограниченными возможностями здоровья”, “Донорство” и многие другие. Экспертами выступали представители различных добровольческих, и не только, организаций, профессионалы своего дела, действующие волонтеры.</text:p>
            <text:p>Команда волонтерского корпуса ЛГУ им А.С.Пушкина принимала активное участие в работе Школы. Будучи уже достаточно опытными волонтерами, ребята помогали другим участникам в различных практических занятиях. Школа дала отличный старт для работы в команде – корпус сплотился и поднял командный дух.</text:p>
            <text:p>После обучения участники получили сертификаты об окончании “Школы волонтера” и личные волонтерские книжки. </text:p>
            <text:p>«Этот месяц был по-настоящему насыщенным, мы получили новые знания, которые постепенно начали внедрять в волонтерский корпус университета, а также заполнили пробелы в уже знакомых нам темах», – отметила Анастасия Поципун, руководитель волонтёрского корпуса ЛГУ им. А.С. Пушкина.</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40" calcext:value-type="float">
            <text:p>40</text:p>
          </table:table-cell>
          <table:table-cell office:value-type="string" calcext:value-type="string">
            <text:p>ЛГУ им. А.С. Пушкина начинает сотрудничество с Мурманским арктическим государственным университетом</text:p>
            <text:p/>
            <text:p>Проректор по учебно-методической работе ЛГУ им. А.С. Пушкина Сергей Большаков и ректор Мурманского арктического государственного университета Ирина Шадрина подписали договор о сотрудничестве.</text:p>
            <text:p>Делегация Мурманского арктического государственного университета посетила ЛГУ им. А.С. Пушкина 13 апреля. Общей целью встречи представителей двух вузов стало укрепление связей и развитие взаимного сотрудничества в сфере образования и науки.</text:p>
            <text:p>Живой интерес вызвал доклад о научных направлениях и проектах проректора по цифровизации А.В.Майрова. Ректор МАГУ, профессор Шадрина И.М. выдвинула предложения о сотрудничестве в рамках цифровизации горно-металлургических отраслей и процессов, атомной промышленности и цифровой безопасности (Кольская АЭС), необходимости подготовки профессиональных кадров в сфере морской логистики для Северного Морского пути. Данные направления актуальны не только в рамках долгосрочной Стратегии развития Арктики, но и для нашего университета в части проектной деятельности. </text:p>
            <text:p>В рамках договора университеты будут обмениваться преподавателями, студентами и специалистами.</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8" calcext:value-type="float">
            <text:p>18</text:p>
          </table:table-cell>
          <table:table-cell office:value-type="string" calcext:value-type="string">
            <text:p>Студенческий день в Михаловском театре </text:p>
            <text:p/>
            <text:p>Михайловский театр предоставляет студентам уникальную возможность познакомиться с аншлаговыми спектаклями театра по сниженной цене.</text:p>
            <text:p>15 апреля в Михайловском театре объявлен «Студенческим днем».</text:p>
            <text:p>Каждый обладатель студенческого билета имеет возможность приобрести в кассе театра билет на балет «Лауренсия» за 1000 рублей.</text:p>
            <text:p/>
            <text:p>Студенческий билет или карту ISIC необходимо предъявить в кассе при покупке билета и на контроле при проходе в театр в день спектакля. Билеты по акции «Студенческий день» продаются только в кассах Михайловского театра.</text:p>
            <text:p/>
            <text:p>Количество билетов по акции ограничено!</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31" calcext:value-type="float">
            <text:p>131</text:p>
          </table:table-cell>
          <table:table-cell office:value-type="string" calcext:value-type="string">
            <text:p>Проректор ЛГУ принял участие в заседании Общественного совета Комитета по социальной защите Ленинградской области</text:p>
            <text:p/>
            <text:p>Лариса Кобрина, проректор по научной работе ЛГУ им. А.С.Пушкина, член Общественного совета приняла участие в заседании Общественного совета Комитета по социальной защите населения Ленинградской области и выступила в прениях. Приветствовали участников совета Наталья Мюллер, председатель Общественного совета и Анастасия Толмачева, председатель Комитета по социальной защите населения Ленинградской области. </text:p>
            <text:p/>
            <text:p>Члены Совета рассмотрели следующие вопросы: совершенствование порядка и стандартов предоставления социальных услуг населению Ленинградской области, предоставление услуги «Социальное такси» инвалидам и маломобильным гражданам на территории региона. </text:p>
            <text:p/>
            <text:p>Члены Общественного совета и общественные активисты отметили высокий уровень социальных услуг в Ленинградской области, обсудили дальнейшее развитие доступной среды в регионе, рассмотрели необходимость освещения достижений социальной сферы Ленинградской области в средствах массовой информации, а так же возможности расширения межведомственного взаимодействия в регионе.</text:p>
          </table:table-cell>
          <table:table-cell office:value-type="string" calcext:value-type="string">
            <text:p>[]</text:p>
          </table:table-cell>
        </table:table-row>
        <table:table-row table:style-name="ro1">
          <table:table-cell table:number-columns-repeated="3"/>
        </table:table-row>
        <table:table-row table:style-name="ro29">
          <table:table-cell office:value-type="float" office:value="9" calcext:value-type="float">
            <text:p>9</text:p>
          </table:table-cell>
          <table:table-cell office:value-type="string" calcext:value-type="string">
            <text:p>Второе место студентов ЕГиТ на региональном Биотурнире</text:p>
            <text:p/>
            <text:p>11 апреля 2021 г. в Санкт-Петербургском политехническом университете Петра Великого состоялся отборочный региональный Биотурнир, на котором команда факультета естествознания, географии и туризма (ЕГиТ) по направлению «Биотехнология» заняла втрое место.</text:p>
            <text:p>В рамках турнира участники должны были представить решения 5 задач, вникнуть в идеи других команд для оппонирования и рецензирования.</text:p>
            <text:p>Фомина Алина (1 курс) стала лучшим оппонентом регионального турнира.</text:p>
            <text:p/>
            <text:p>Состав команды:</text:p>
            <text:p>Фомина Алина 1 курс</text:p>
            <text:p>Веселова Виктория 1 курс </text:p>
            <text:p>Радаева Анна 2 курс </text:p>
            <text:p>Гречко Дмитрий 3 курс </text:p>
            <text:p>Будько Александр 4 курс</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3" calcext:value-type="float">
            <text:p>13</text:p>
          </table:table-cell>
          <table:table-cell office:value-type="string" calcext:value-type="string">
            <text:p>Представители ЛГУ приняли участие в заседании Федерального учебно-методического объединения (ФУМО) России в области экономики и управления</text:p>
            <text:p/>
            <text:p>Проректор по УМР Сергей Большаков, декан экономического факультета Надежда Космачева и заведующая кафедрой ГИМУ Ольга Ким представляли на заседании ЛГУ им. А.С.Пушкина. </text:p>
            <text:p>Всего во всероссийском совещании приняли участие более 295 участников со всех регионов России, включая проректоров, руководителей экономических факультетов университетов, в т.ч. представители высших учебных заведений Донецкой Народной Республики. На совещании обсуждались вопросы о принятии проектов примерных основных образовательных программ подготовки бакалавров, магистров, специалистов по направлениям УГСН «Экономика и управление», методики и технологии формирования и оценивания компетенций, рекомендации учебников и учебных пособий для использования в учебном процессе. Организатором совещания выступил экономический факультет МГУ им. М.В.Ломоносова.</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4" calcext:value-type="float">
            <text:p>4</text:p>
          </table:table-cell>
          <table:table-cell office:value-type="string" calcext:value-type="string">
            <text:p>В ЛГУ пройдет научно-практическая конференция «Российский парламентаризм: истоки и эволюция»</text:p>
            <text:p/>
            <text:p>Ленинградский государственный университет имени А.С. Пушкина совместно с Общероссийской общественно-государственной просветительской организацией «Российское общество «Знание» при участии Государственной Думы, Федерального собрания Российской Федерации, Законодательного собрания Ленинградской области, Общественной палаты Российской Федерации 27 апреля 2021г. в 10.00 часов проводит научно-практическую конференцию «Российский парламентаризм: истоки и эволюция», посвященную 115-летней годовщине начала работы Первой Государственной Думы России. </text:p>
            <text:p>Приглашаем Вас принять участие в научно-практической конференции в дистанционном формате с использованием облачной конференц-платформы «Zoom»</text:p>
            <text:p>Ссылка на регистрацию: https://forms.gle/6nwLLGe7eiJMkMnk9</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6" calcext:value-type="float">
            <text:p>16</text:p>
          </table:table-cell>
          <table:table-cell office:value-type="string" calcext:value-type="string">
            <text:p>СМИ о нас:Финал ТВ-олимпиады «Умницы и Умники» Ленинградской области прошел при поддержке и активном участии сотрудников ЛГУ https://lentv24.ru/umniki.htm</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13" calcext:value-type="float">
            <text:p>13</text:p>
          </table:table-cell>
          <table:table-cell office:value-type="string" calcext:value-type="string">
            <text:p>Финал ТВ-олимпиады «Умницы и Умники» </text:p>
            <text:p/>
            <text:p>Ленинградской области прошел при поддержке и активном участии сотрудников ЛГУ</text:p>
            <text:p>Финал легендарной ТВ-олимпиады "Умницы и Умники" в Ленинградской области состоялся на базе "Ленинградского областного центра развития творчества одаренных детей и юношества "Интеллект" при организационной поддержке Центра образовательных технологий ЛГУ и при активном участии филологического факультета университета. </text:p>
            <text:p>Особым гостем финала стал создатель игры и её бессменный ведущий Юрий Вяземский. Участники соревновались в знании творчества Ф.М. Достоевского в аспекте истории и современности. </text:p>
            <text:p>Директор Центра "Интеллект" Денис Рочев наградил победителей памятными атрибутами и пожелал удачи на дальнейших этапах интеллектуального соревнования. Так, победительница регионального сезона 2020 года Джамила Джалилова успешно прошла отборочные туры в Москве и представляла наш регион в выпуске XXIX сезона телеигры «Умницы и умники» 16 января 2021. </text:p>
            <text:p>В состав жюри входили представители ЛГУ им. А.С. Пушкина Татьяна Сидненко, начальник Учебного управления университета и Светлана Петрова, декан филологического факультета. Итоги конкурса представлены на сайте главного организатора - Ленинградского областного центра развития творчества одаренных детей и юношества «Интеллект» (center-intellect.ru). </text:p>
            <text:p>Проведение отборочных туров мероприятия на базе ЛГУ им. А.С. Пушкина и участие представителей университета в жюри  стало доброй традицией и подтверждением готовности вуза активно поддерживать одаренную молодежь Ленинградской области.</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6" calcext:value-type="float">
            <text:p>6</text:p>
          </table:table-cell>
          <table:table-cell office:value-type="string" calcext:value-type="string">
            <text:p>Открой для себя мир чемпионата творческих компетенций ArtMasters! </text:p>
            <text:p/>
            <text:p>С 5 мая по 6 сентября 2021 года проводится Национальный открытый чемпионат творческих компетенций «ArtMasters». Целью Проекта является отбор и поддержка лучших молодых представителей творческих профессий, создание благоприятных условий для раскрытия их потенциала и развитие профессиональных компетенций в индустрии культуры. К участию в Чемпионате приглашаются студенты и выпускники образовательных организаций высшего образования. </text:p>
            <text:p>Для того чтобы стать участником Чемпионата, необходимо заполнить анкету на сайте www.artmasters.ru в разделе «Подать заявку» с 5 апреля по 30 мая 2021 г. </text:p>
            <text:p>Компетенции Чемпионата: геймдизайнер, художник-аниматор, клипмейкер, режиссер монтажа, саунд-дизайнер, композитор популярной музыки, оператор кино и ТВ, сценарист, художник по костюмам, художник по гриму, художник-оформитель, сценограф, художник по свету, звукорежиссер, медиа композитор, веб-дизайнер, дизайнер смешанной реальности/программист виртуальных миров, стейдж-менеджер.</text:p>
            <text:p>👍🏻Здесь начинается твой путь к вершине мастерства!</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9" calcext:value-type="float">
            <text:p>19</text:p>
          </table:table-cell>
          <table:table-cell office:value-type="string" calcext:value-type="string">
            <text:p>Факультет истории и социальных наук ЛГУ провёл областной информационно-методический семинар для преподавателей истории общеобразовательных учреждений Ленинградской области </text:p>
            <text:p/>
            <text:p>Мероприятие было организовано совместно с Ленинградским областным региональным отделением общероссийской общественно-государственной просветительской организации «Российское общество «Знание» и региональной общественной организацией «Ассоциация краеведов Ленинградской области при поддержке Комитета общего и профессионального образования Ленинградской области. Семинар был посвящён 800-летию со дня рождения святого, благоверного князя Александра Невского.</text:p>
            <text:p>2021 год в нашей стране объявлен годом памяти великого военного деятеля и дипломата, князя Александра Невского. Это открывает перед образовательными учреждениями, научными центрами и общественной организациями дополнительные возможности по гражданско-патриотическому воспитанию юношества.</text:p>
            <text:p>Для участия в семинаре зарегистрировались представители 84 образовательных учреждений Ленинградской области. Пленарное заседание было посвящено теоретическим вопросам и проходило в формате трансляции YouTube. С приветственным словом к участникам и гостям мероприятия обратились ректор ЛГУ им А. С. Пушкина Станислав Еремеев и член Общественной Палаты Российской Федерации, председатель Ленинградского областного регионального отделения общероссийской общественно-государственной просветительской организации «Российское общество «Знание»», проректор ЛГУ им. А. С. Пушкина Владимир Журавлёв. </text:p>
            <text:p/>
            <text:p>Полный текст сообщения на нашем сайте 👉🏻https://lengu.ru/news/fakul-tet-istorii-i-sotsial-nykh-nauk-lgu-provel-oblastnoy-informatsionnometodicheskiy-seminar-dlya-prepodavateley-istorii-obshcheobrazovatel-nykh-uchrezhdeniy-leningradskoy-oblasti</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8" calcext:value-type="float">
            <text:p>28</text:p>
          </table:table-cell>
          <table:table-cell office:value-type="string" calcext:value-type="string">
            <text:p>Студенты ЛГУ в рядах Российского союза молодежи</text:p>
            <text:p/>
            <text:p>В ЛГУ им. А.С. Пушкина состоялись презентация деятельности Российского Союза Молодежи и торжественное вступление новых членов.</text:p>
            <text:p>Председатель первичной организации РСМ ЛГУ им. А. С. Пушкина Вера Богданова, студентка 1 курса филологического факультета поделилась своей историей вступления в Российский Союз Молодежи и рассказала, что такое РСМ и чем занимается организация, над какими проектами работают её члены. </text:p>
            <text:p>Российский союз молодежи – это одна из самых массовых молодежных организаций Российской Федерации. Команда РСМ объединяет интересных, талантливых и активных молодых людей и раскрывает их способности.</text:p>
            <text:p>Торжественное вступлении в ряды РСМ по традиции начинается с принесения торжественной клятвы и вручения членских билета и значка. </text:p>
            <text:p>Собрания первичной организации РСМ в ЛГУ им. А. С. Пушкина проводятся каждую среду в 18:00.</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21" calcext:value-type="float">
            <text:p>21</text:p>
          </table:table-cell>
          <table:table-cell office:value-type="string" calcext:value-type="string">
            <text:p>Актуальные исследования языка и культуры в ЛГУ</text:p>
            <text:p> </text:p>
            <text:p>На факультете иностранных языков ЛГУ им. А.С.Пушкина прошла IV Всероссийская студенческая научно-практическая конференция «Актуальные исследования языка и культуры: теоретические и прикладные аспекты». </text:p>
            <text:p/>
            <text:p>Конференция прошла в онлайн-формате и объединила около 200 начинающих и молодых ученых. Научно-исследовательские работы были представлены участниками из 30 ведущих российских и зарубежных ВУЗов, среди них: «Крымский федеральный университет им. В.И. Вернадского», «Сибирский государственный университет науки и технологий имени академика М.Ф. Решетнева», «Московский государственный университет имени М.В.Ломоносова», «Санкт-Петербургский политехнический университет Петра Великого», «Ярославское высшее военное училище противовоздушной обороны», «Тувинский государственный университет», «Калужский государственный университет им. К.Э.Циолковского», «Донецкий национальный университет», «Луганский государственный педагогический университет», и др. Участие в конференции приняли молодые ученые из Белоруссии, Казахстана и Узбекистана.</text:p>
            <text:p>Свои исследования в секциях «Семантика и прагматика единиц языка и речи», «Когнитивно- дискурсивные исследования», «Язык и социум», «Теоретические и практические аспекты перевода», «Методика преподавания языков и культур», «Ex Libris» и «Young Voices» представили не только студенты, магистранты и аспиранты, но и учащиеся старших классов школ г. Санкт Петербург, Ленинградской области и Белоруссии.</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2" calcext:value-type="float">
            <text:p>12</text:p>
          </table:table-cell>
          <table:table-cell office:value-type="string" calcext:value-type="string">
            <text:p>Единый государственный экзамен 2021 года уже совсем скоро!</text:p>
            <text:p/>
            <text:p>Команда Ленинградского областного отделения Российского союза молодежи начинает подготовку общественных наблюдателей на экзамен. </text:p>
            <text:p>О том, кто такие наблюдатели и как можно ими стать, 2 апреля студентам ЛГУ им. А.С. Пушкина рассказал председатель отделения Российского союза молодежи в Ленинградской области, региональный координатор #КОНРСМ Алексей Мордвинов. Запись эфира встречи можно посмотреть в группе ВКонтакте отдела по работе с молодежью https://vk.com/studclublgu.</text:p>
            <text:p>Задачами федеральных наблюдателей является контроль над процедурой проведения экзамена и соблюдение прав и обязанностей всех участников ЕГЭ – и школьников, и организаторов.</text:p>
            <text:p>Над объективностью мониторинга проведения экзаменов в Ленинградской области работают участники проекта КОН ЛО и Комитет общего и профессионального образования Ленинградской области. Поэтому в 47 регионе экзамены проходят открыто, честно и спокойно для всех. </text:p>
            <text:p>Чтобы стать общественным наблюдателем на ЕГЭ 2021, необходимо подать заявку по ссылку https://vk.cc/7fbWry и пройти обучение.</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26" calcext:value-type="float">
            <text:p>26</text:p>
          </table:table-cell>
          <table:table-cell office:value-type="string" calcext:value-type="string">
            <text:p>Открытие штаба Всероссийского общественного движения</text:p>
            <text:p>«Волонтёры Победы» в ЛГУ им. А.С. Пушкина</text:p>
            <text:p> </text:p>
            <text:p>В университете состоялось открытие первичной организации ВОД «Волонтёры Победы».</text:p>
            <text:p>Участники движения являются организаторами всероссийских и международных акций, заботятся о ветеранах, помогают в благоустройстве памятных мест, восстанавливают истории семей, популяризируют современные достижения России с помощью интересных форматов.</text:p>
            <text:p>Руководителем штаба стал студент 3 курса факультета истории и социальных наук Никита Клочко, которому вручили форму для волонтёров, вступивших в штаб.</text:p>
            <text:p>На первом собрании штаба руководитель регионального отделения «Волонтеров Победы» Дарья Гаврилова презентовала организацию и рассказала о ключевых мероприятиях движения – «Бессмертный полк онлайн», «Георгиевская ленточка», «Сад памяти» и др. </text:p>
            <text:p>Вступить в ряды «Волонтеров Победы» и стать участником всероссийских акций может любой желающий.</text:p>
            <text:p>Университетский штаб всероссийского общественного движения "Волонтёры Победы" ВКонтакте https://vk.com/public203628939</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90" calcext:value-type="float">
            <text:p>90</text:p>
          </table:table-cell>
          <table:table-cell office:value-type="string" calcext:value-type="string">
            <text:p>🥇Золото по настольному теннису у студенток ЛГУ</text:p>
            <text:p/>
            <text:p>10-11 апреля состоялся Чемпионат Санкт-Петербурга по настольному теннису среди студентов. Уверенную победу в общекомандном зачете одержала женская сборная команда ЛГУ им.А.С.Пушкина в составе: Колиш Анастасия, мастер спорта, ФФК 1 курс, Комова Анастасия, мастер спорта, ФФК 1 курс (магистратура), Бутылина Софья, юридический факультет 4 курс. Девушки не оставили шансов своим соперникам, оставив позади сильнейшие команды Санкт-Петербурга (НГУ им.П.Ф. Лесгафта на 2 месте, ГУАП - на 3-м). Поздравляем!</text:p>
          </table:table-cell>
          <table:table-cell office:value-type="string" calcext:value-type="string">
            <text:p>[]</text:p>
          </table:table-cell>
        </table:table-row>
        <table:table-row table:style-name="ro1">
          <table:table-cell table:number-columns-repeated="3"/>
        </table:table-row>
        <table:table-row table:style-name="ro31">
          <table:table-cell office:value-type="float" office:value="39" calcext:value-type="float">
            <text:p>39</text:p>
          </table:table-cell>
          <table:table-cell office:value-type="string" calcext:value-type="string">
            <text:p>🚀12 апреля - День космонавтики - 60 лет первого полета человека в космос</text:p>
            <text:p/>
            <text:p>Вспомним цитаты Юрия Гагарина:</text:p>
            <text:p/>
            <text:p>🚀„Это не моя личная слава. Разве я бы мог проникнуть в космос, будучи одиночкой? Это слава нашего народа.“ </text:p>
            <text:p/>
            <text:p>🚀„Чтобы стать крылатым, нужно стремление к полёту.“ </text:p>
            <text:p> </text:p>
            <text:p>🚀„Облетев Землю в корабле-спутнике, я увидел, как прекрасна наша планета. Люди, будем хранить и приумножать эту красоту, а не разрушать её.“ </text:p>
            <text:p> </text:p>
            <text:p>🚀„Главная сила в человеке — это сила духа.“ </text:p>
            <text:p> </text:p>
            <text:p>🚀„Поехали!“ </text:p>
            <text:p> </text:p>
            <text:p>🚀„Небо очень черное. Земля голубая. Все видно очень ясно.“ </text:p>
            <text:p/>
            <text:p>🚀„Земля... Красота какая!..“ </text:p>
            <text:p/>
            <text:p>🚀„Хорошо работается, когда любишь свою профессию, с увлечением занимаешься ею.“</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61" calcext:value-type="float">
            <text:p>61</text:p>
          </table:table-cell>
          <table:table-cell office:value-type="string" calcext:value-type="string">
            <text:p>Выездное занятие по ландшафтному проектированию комфортной среды </text:p>
            <text:p/>
            <text:p>Студенты 3 курса факультета философии, культурологии и искусства, направление подготовки «Ландшафтная архитектура», смогли обучиться предпроектному анализу территории прямо на объекте. </text:p>
            <text:p/>
            <text:p>6 апреля на территории посёлка Белогорка Гатчинского района прошло выездное занятие по ландшафтному проектированию. Занятие провела доцент кафедры культурологии и искусства, член Санкт-Петербургского Союза дизайнеров Лилия Эглит. </text:p>
            <text:p>Студенты на практике оценили существующее состояние объекта проектирования, провели предпроектный анализ территории и оценку окружения, проанализировали достоинства и недостатки с точки зрения функционального использования территории и ее эстетических характеристик. Они также согласовали и скорректировали на месте разрабатываемые в аудитории сценарии использования различных зон, познакомились с уникальной природой и историко-культурным звучанием этого места. </text:p>
            <text:p>Посёлок стоит на высоком берегу реки Оредеж, в местности, которая признана памятником природы - здесь обнажены песчаники эпохи девона. Кроме того, в этом месте находится знаменитая усадьба Елисеевых с замком в стиле модерн. Уникальные характеристики места, его «genius loci», должны стать основой формирования концепции проектного решения. </text:p>
            <text:p>Изучение территории на месте является обязательным условием формирования комфортной среды селитебной территории. Студенты получили профессиональный опыт предпроектной оценки объекта проектирования и своего рода "эмоциональное наполнение характером места", что является необходимым условием профессионального подхода к этому виду работ.</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39" calcext:value-type="float">
            <text:p>39</text:p>
          </table:table-cell>
          <table:table-cell office:value-type="string" calcext:value-type="string">
            <text:p>Блистательная победа студентов ЛГУ им. А.С. Пушкина в конкурсах в Москве</text:p>
            <text:p/>
            <text:p>Студенты филологического и экономического факультетов стали победителями и призёрами во Всероссийских конкурсах студенческих научных работ, которые прошли в Москве 7 и 8 апреля. Конкурсы прошли в Центре креативных индустрий ARTPLAY на базе Бизнес-Школы RMA.</text:p>
            <text:p/>
            <text:p>В X Всероссийском конкурсе на лучшую научную работу студентов по гуманитарным наукам "ВЕЛЕНИЕ ВРЕМЕНИ" победителем, завоевавшим золотую медаль за научные успехи, стала Анна Жмаченко, студентка 5 курса филологического факультета.</text:p>
            <text:p>Ксения Трушина, студентка 4 курса филологического факультета, получила диплом I степени и медаль "Будущее науки". Мария Зверева, студентка 3 курса экономического факультета, была удостоена диплома I степени. А студентка 4 курса филологического факультета Ксения Иванченко получила диплом II степени.</text:p>
            <text:p>В XLVII Всероссийском конкурсе научно-исследовательских, изобретательских и творческих работ "НАУКА. ТВОРЧЕСТВО. ДУХОВНОСТЬ" абсолютными победителями, получившими медали за успехи в науке, стали студенты 4 курса (направление подготовки "Педагогическое образование (с двумя профилями подготовки)", профиль "Русский язык и литература") София Довбышенко и Егор Ягин. Кирилл Копылов получил диплом II степени.</text:p>
            <text:p>Научные руководители победителей также награждены дипломами.</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42" calcext:value-type="float">
            <text:p>42</text:p>
          </table:table-cell>
          <table:table-cell office:value-type="string" calcext:value-type="string">
            <text:p>ЛГУ им. А.С. Пушкина - в проекте «Ленинградская область глазами школьников для иностранцев»</text:p>
            <text:p/>
            <text:p>6 апреля стартовал первый тур совместного профориентационно-образовательного проекта Факультета иностранных языков ЛГУ им А.С.Пушкина и школ Гатчинского района: «Ленинградская область глазами школьников для иностранцев».</text:p>
            <text:p/>
            <text:p>Организатором мероприятия от университета выступила Ольга Просянникова, заведующая кафедрой иностранных языков ЛГУ. В рамках проекта под курирующим началом педагогов вуза учащиеся школ Ленинградской области призваны активно демонстрировать свои знания по краеведению на английском языке. Первый тур мероприятия прошел на базе Пудостьской средней школы, где победителями стали команды седьмых, девятых и десятых классов. Проект приобрёл широкую популярность среди школьников и учителей иностранного языка и планирует охватить большинство школ Гатчинского района Ленинградской области. </text:p>
            <text:p/>
            <text:p>Мероприятие организовано в рамках профориентационно-просветительской парадигмы, действующей в ЛГУ им. А.С. Пушкина: «школьник ЛО-абитуриент ЛГУ им. А.С. Пушкина – кадровый потенциал ЛО».</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25" calcext:value-type="float">
            <text:p>25</text:p>
          </table:table-cell>
          <table:table-cell office:value-type="string" calcext:value-type="string">
            <text:p>Международная научная конференция - в стенах ЛГУ</text:p>
            <text:p/>
            <text:p>В Ленинградском государственном университете им. А.С. Пушкина с 1 по 3 апреля прошла международная научная конференция «“Вызов” в повседневной жизни населения России: история и современность».</text:p>
            <text:p> </text:p>
            <text:p>Мероприятие состоялось при поддержке общественной организации Ленинградской области «Культурно-просветительское товарищество», Института этнологии и антропологии им. Н.Н. Миклухо-Маклая РАН, Центра гендерных исследований и Российской ассоциации исследователей женской истории и прошло одновременно и в онлайн, и в оффлайн форматах.</text:p>
            <text:p>В конференции приняли участие ведущие ученые, специалисты и начинающие исследователи в области истории, этнологии, антропологии, политологии, философии и социологии более чем из 70 научно-образовательных организаций России, а также ближнего и дальнего зарубежья. </text:p>
            <text:p>В программу конференции были включены около 100 докладов по актуальным проблемам истории повседневной жизни в России. </text:p>
            <text:p/>
            <text:p>Участники обсудили такие темы, как "Власть и общество", "Средневековая повседневность", "Практики адаптации населения в условиях военной повседневности", "Столичная и провинциальная повседневная жизнь населения России", "Личные и общественные "вызовы" повседневности", "Эпидемический вызов" и здоровьесбереженье", "Проблемы методологии, методики и историографии истории повседневности".</text:p>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106" calcext:value-type="float">
            <text:p>106</text:p>
          </table:table-cell>
          <table:table-cell office:value-type="string" calcext:value-type="string">
            <text:p>ЛГУ - лучшие в мини-футболе</text:p>
            <text:p/>
            <text:p>Завершились игры областного этапа Всероссийских соревнований по мини-футболу среди команд организаций высшего образования (г. Коммунар, Ленинградское шоссе 3, ФОК " Олимп"). Мужская и женская сборные ЛГУ им. А.С Пушкина провели матчи с командами ГИЭФПТ. В упорной борьбе обе встречи завершились вничью, но по серии пенальти наши команды оказались сильнее и вышли в финальный этап Всероссийских соревнований «Мини-футбол в вузы».</text:p>
            <text:p/>
            <text:p>🏆ЛГУ им.А.С.Пушкина - ГИЭФПТ (юноши)</text:p>
            <text:p>4-4 (пен. 5:3)</text:p>
            <text:p>Голы забили:</text:p>
            <text:p>Даричев А. - 2</text:p>
            <text:p>Иванов Б. — 2</text:p>
            <text:p/>
            <text:p>🏆ЛГУ им.А.С.Пушкина - ГИЭФПТ (девушки).</text:p>
            <text:p>3-3 (пен. 6:5)</text:p>
            <text:p>Голы забили: Шантырь Д. — 1, Гаважук А. — 1 , Боброва В. — 1</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27" calcext:value-type="float">
            <text:p>27</text:p>
          </table:table-cell>
          <table:table-cell office:value-type="string" calcext:value-type="string">
            <text:p>Мастер-класс на тему "Общественная деятельность журналиста" прошёл в ЛГУ им. А.С. Пушкина</text:p>
            <text:p/>
            <text:p>Михаил Буторин, к.и.н., доцент, общественный деятель, историк-краевед, Член Союза журналистов России и Член Союза журналистов Санкт‑Петербурга и Ленинградской области провёл мастер-класс на тему "Общественная деятельность журналиста" для студентов 1 курса филологического факультета, направление подготовки "Журналистика". Выпускник факультета журналистики Ленинградского государственного университета (ныне СПбГУ) и СЗИУ РАНХиГС, он рассказал, как работал корреспондентом региональных газет, директором Историко-просветительского центра регионального отделения Советского фонда мира. В 1990-е как председатель правления областной организации "Совесть" он стал инициатором установки Соловецкого камня в г. Архангельске. Он также является автором ряда книг, в том числе – "Провинциальная печать Европейского Севера России" и "Соловецкий камень: Архангельск-Москва", "Архангельский Север: о времени и современниках".</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7" calcext:value-type="float">
            <text:p>7</text:p>
          </table:table-cell>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65" calcext:value-type="float">
            <text:p>65</text:p>
          </table:table-cell>
          <table:table-cell office:value-type="string" calcext:value-type="string">
            <text:p>Студенты ЛГУ - на обучении в образовательном центре "Сириус" </text:p>
            <text:p/>
            <text:p>Студентки факультета психологии - в составе делегации, представляющей ЛГУ им. А.С. Пушкина в образовательном центре "Сириус" (Сочи). Дарья Медведева, Мария Холодович и Анастасия Кузнецова успешно прошли отбор на участие в образовательном модуле "Эффективные модели управления образовательными системами". Впереди - 10 дней, наполненных работой в проектных мастерских, тренингами, мастер-классами, практическими занятиями, панельными лекциями. По итогам обучения участники модуля смогут разработать проект с использованием образовательных технологий «Сириус» и реализовать его в своем регионе во втором, заочном этапе программы.</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25" calcext:value-type="float">
            <text:p>25</text:p>
          </table:table-cell>
          <table:table-cell office:value-type="string" calcext:value-type="string">
            <text:p>Ломоносовский институт - партнёр Всероссийского космического диктанта </text:p>
            <text:p/>
            <text:p>5 апреля в Ломоносовском институте был проведен Всероссийский космический диктант, приуроченный к празднованию 60-летия первого полета Ю.А.Гагарина в космос.</text:p>
            <text:p>В диктанте приняли участие студенты Ломоносовского института (филиала), а так же учащиеся Ломоносовской школы №3. </text:p>
            <text:p>Перед проведением диктанта заведующий кафедры авиационной и космической медицины Военно-медицинской академии им. С.М. Кирова, профессор Благинин Андрей Александрович провёл участникам увлекательную лекцию об освоении человеком космоса.</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3" calcext:value-type="float">
            <text:p>3</text:p>
          </table:table-cell>
          <table:table-cell/>
          <table:table-cell office:value-type="string" calcext:value-type="string">
            <text:p>[]</text:p>
          </table:table-cell>
        </table:table-row>
        <table:table-row table:style-name="ro1">
          <table:table-cell table:number-columns-repeated="3"/>
        </table:table-row>
        <table:table-row table:style-name="ro4">
          <table:table-cell office:value-type="float" office:value="3" calcext:value-type="float">
            <text:p>3</text:p>
          </table:table-cell>
          <table:table-cell office:value-type="string" calcext:value-type="string">
            <text:p>Прививайся от COVID-19. Береги себя и своих близких!</text:p>
            <text:p>Записаться на прививку можно здесь 👉🏻https://вакцина.стопкоронавирус.рф bya</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4" calcext:value-type="float">
            <text:p>4</text:p>
          </table:table-cell>
          <table:table-cell/>
          <table:table-cell office:value-type="string" calcext:value-type="string">
            <text:p>[]</text:p>
          </table:table-cell>
        </table:table-row>
        <table:table-row table:style-name="ro1">
          <table:table-cell table:number-columns-repeated="3"/>
        </table:table-row>
        <table:table-row table:style-name="ro35">
          <table:table-cell office:value-type="float" office:value="11" calcext:value-type="float">
            <text:p>11</text:p>
          </table:table-cell>
          <table:table-cell office:value-type="string" calcext:value-type="string">
            <text:p>Экспертное мнение ЛГУ прозвучало на питч сессии на форуме «Университет будущего»</text:p>
            <text:p/>
            <text:p>В рамках форума «Университет будущего» прошла питч-сессия «EdTech-проекты для университетов» в формате прямого общения с вице-губернатором Ленинградской области Дмитрием Яловым. </text:p>
            <text:p/>
            <text:p>Целью питч-сессии было рассмотрение новых проектов в сфере образования и построение новой модели университета.</text:p>
            <text:p/>
            <text:p>В результате, 9 проектов получили экспертизу от:</text:p>
            <text:p/>
            <text:p>· Арсения Майорова, Проректора по цифровому развитию Ленинградского государственного университета им. А. С. Пушкина;</text:p>
            <text:p>· Егора Минченкова, помощника ректора Ленинградского государственного университета им. А.С. Пушкина;</text:p>
            <text:p>· Льва Гордона, Сооснователя национальной инициативы «Живые города», Институт Города;</text:p>
            <text:p>· Виталия Генарова, руководителя сервиса «Проектно-образовательных интенсивов» Университета 20.35.</text:p>
            <text:p/>
            <text:p>Среди проектов были "Унивёрс", "Онбординг в образовании", "Сервис для онлайн-акселерации проектов: PRE.inc - online", "VR Lab", "Videodoska", "Система проектного наставничества" и другие.</text:p>
            <text:p/>
            <text:p>После питчинга проектов эксперты в формате круглого стола обсудили формирование образа университета будущего и возможность внедрения услышанных проектов в систему образования.</text:p>
            <text:p>Среди других вопросов были рассмотрены:</text:p>
            <text:p/>
            <text:p>· Описание угроз и вызовов университета будущего;</text:p>
            <text:p>· Модель и инструменты университета будущего на примере стартап-проектов;</text:p>
            <text:p>· Какими будут система наставничества и акселерация проектов университета будущего;</text:p>
            <text:p/>
            <text:p>· Городская среда и университеты.</text:p>
            <text:p/>
            <text:p>Справка</text:p>
            <text:p/>
            <text:p>Форум «Университет будущего» - это ежегодное мероприятие в сфере образования при организации технопарка Ленполиграфмаш.</text:p>
            <text:p/>
            <text:p>Традиционно форум собирает лучших педагогов-практиков, представителей органов управления образованием всех уровней и представителей частных организаций, инициирующих образовательные проекты. Ключевые темы для обсуждения - основные тенденции трансформации университетов, новая модель университета, цифровизация образования, роль и будущее классической системы дополнительного образования и неформального дополнительного образования.</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5" calcext:value-type="float">
            <text:p>25</text:p>
          </table:table-cell>
          <table:table-cell office:value-type="string" calcext:value-type="string">
            <text:p>Студенты ЛГУ - на обучении в Сочи</text:p>
            <text:p/>
            <text:p>В образовательный центр «Сириус» (Сочи) на обучение по программе образовательного модуля «Эффективные модели управления образовательными системами» с 5 по 17 апреля отправились студенты ЛГУ им.А.С.Пушкина. </text:p>
            <text:p/>
            <text:p>В поездке принимают участие студенты факультета Естествознания географии и туризма направления «Педагогическое образование»: Богдан Владыкин, Алина Гаврилова, Влад Рудько, Светлана Рыжкова, Анна Иванова, Ксения Энс и Нина Ступникова. В число участников образовательной программы студенты попали по результатам рейтинга, который формировался на основе подготовленных обучающимися конкурсных материалов.</text:p>
            <text:p/>
            <text:p>В процессе обучения по программе модуля студенты ЛГУ получат знания и навыки, позволяющие разрабатывать образовательные проекты с использованием технологий «Сириуса» и реализовывать их в Ленинградской области.</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4" calcext:value-type="float">
            <text:p>4</text:p>
          </table:table-cell>
          <table:table-cell office:value-type="string" calcext:value-type="string">
            <text:p>Эксперт ЛГУ им. А.С. Пушкина на Всероссийском конкурсе учебников и учебных пособий «Doctor Nobilis-2021»</text:p>
            <text:p> </text:p>
            <text:p>Марьяна Ягодкина, д.фил.н., проф., заведующая кафедрой рекламы и общественных коммуникаций была приглашена в качестве эксперта от ЛГУ им. А.С. Пушкина на Всероссийский конкурс учебников и учебных пособий «Doctor Nobilis-2021» (https://biblioclub.ru). К участию в конкурсе были представлены работы авторов электронных версий работ, изданных на русском языке в форме учебных пособий и учебников в период с 2019 по 2021 гг., а также новых работ по направлениям:</text:p>
            <text:p>Экономика и менеджмент, Педагогика, Психология, Иностранные языки, История, Филология и другие.</text:p>
            <text:p>Целевая аудитория конкурса: сотрудники (авторские коллективы) научно-исследовательских организаций, преподаватели университетов, ученые любой ведомственной принадлежности. Победители в каждой из предметных тематик стали почетными членами Экспертного сообщества ЭБС «Университетская библиотека онлайн» и получили безлимитный доступ к ЭБС на 10 лет. Все работы победителей опубликованы в издательстве «Директ-Медиа» и разосланы в ведущие университеты и библиотеки страны.</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6" calcext:value-type="float">
            <text:p>16</text:p>
          </table:table-cell>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0" calcext:value-type="float">
            <text:p>10</text:p>
          </table:table-cell>
          <table:table-cell office:value-type="string" calcext:value-type="string">
            <text:p>Эксперт ЛГУ принял участие в III Форуме классных руководителей образовательных организаций Санкт-Петербурга</text:p>
            <text:p/>
            <text:p>25 марта 2021 года в рамках деятельности Петербургского международного форума при «Академии талантов» в Санкт-Петербурге прошел III Форум классных руководителей образовательных организаций Санкт-Петербурга.</text:p>
            <text:p>В работе форума принял участие Иван Головешкин, заведующий психологической службой ЛГУ им. А.С. Пушкина, старший преподаватель кафедры психологии развития и образования. </text:p>
            <text:p>В ходе работы обсуждались сложности взаимодействия участников образовательного процесса, особенности внедрения цифровизации в образовательные учреждения, современные требования к классному руководителю, а также взаимодействие семьи и школы.</text:p>
            <text:p/>
            <text:p>Ссылка на запись с площадки №4 «Семья и школа: диалог, сотрудничество, поиск») - https://www.youtube.com/watch?v=4nnePnzXVP8&amp;t=19s</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47" calcext:value-type="float">
            <text:p>47</text:p>
          </table:table-cell>
          <table:table-cell office:value-type="string" calcext:value-type="string">
            <text:p>Базовая школа ЛГУ им. А.С. Пушкина в г. Кириши</text:p>
            <text:p/>
            <text:p>Проект создания базовой школы ЛГУ им. А.С. Пушкина на базе Киришской средней общеобразовательной школы №6 будет реализован в рамках соглашения о сотрудничестве, подписание которого состоялось 1 апреля. </text:p>
            <text:p>Представителем университета – начальником учебного управления Татьяной Сидненко, с одной стороны, и директором СОШ №6 г.Кириши Еленой Графовой, с другой, были намечены перспективы создания «профильных классов ЛГУ им. А.А. Пушкина» для учащихся 8-11 классов школы, а также единого профориентационного центра для школьников всего Киришского района, с единообразной траекторией профильного развития и дальнейшего обучения в ЛГУ им. А.С. Пушкина. </text:p>
            <text:p>Мероприятие стало возможным в рамках действующего Договора о сотрудничестве с Комитетом по образованию Киришского района Ленинградской области, договора о сотрудничестве с Киришской средней общеобразовательной школой №6, а также планомерной работы и активного профориентационного сотрудничества с Волховским и Киришским районами ЛО, при организационной поддержке директора Волховского ресурсного центра Натальи Мальцевой и директора Центра образовательных технологий Элины Дорофеевой.</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65" calcext:value-type="float">
            <text:p>65</text:p>
          </table:table-cell>
          <table:table-cell office:value-type="string" calcext:value-type="string">
            <text:p>Учебный тур в Карелию</text:p>
            <text:p/>
            <text:p>Студенты, осваивающие основную образовательную программу по направлению "Туризм", съездили в учебный тур в Карелию.</text:p>
            <text:p/>
            <text:p>Маршрут тура состоял из следующих точек: Павловск - Саперное (Храм Коневской иконы Божьей Матери) - гора Филина (экскурсия, подъем на смотровую площадку) - Сортавала (обед, фотопауза на причале) - водопады Ахвенкоски - горный парк Рускеала - возвращение в Сортавала на Ретро-поезде - парк Ваккосалми (подъём на смотровую площадку Кухавуори) - Павловск.</text:p>
            <text:p/>
            <text:p>Подготовили и сопровождали студентов в учебной поездке ассистент кафедры социально-культурного сервиса и туризма Маргарита Мишина и профессор кафедры Дмитрий Севастьянов.</text:p>
            <text:p>В ходе интерактивного учебного занятия студенты освоили технологию проведения трассовой экскурсии и познакомились с объектами туристского интереса Ленинградской области и Карелии. </text:p>
            <text:p>Маргарита Мишина – выпускница кафедры СКСиТ, сегодня - успешный профессионал туристского бизнеса, активно участвующая в подготовке специалистов для сферы туризма.</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2" calcext:value-type="float">
            <text:p>12</text:p>
          </table:table-cell>
          <table:table-cell office:value-type="string" calcext:value-type="string">
            <text:p>О профессиях будущего</text:p>
            <text:p/>
            <text:p> Эксперты ЛГУ им. А.С. Пушкина Светлана Петрова, к.фил.н., доц., декан филологического факультета и Марьяна Ягодкина, д.фил.н., проф., зав. каф. рекламы и общественных коммуникаций приняли участие в дискуссии в рамках круглого стола «Перспективные профессии будущего: «Образовательный дата-инженер» и «Специалист по машинному обучению», организованного Советом по профессиональным квалификациям в сфере образования совместно с Российским обществом «Знание», Союзом «Агентство развития профессиональных сообществ и рабочих кадров «Молодые профессионалы (Ворлдскиллс Россия)» и АНО «Университет Национальной технологической инициативы 2035». </text:p>
            <text:p/>
            <text:p> Участники обсудили новые подходы, используемые при формировании квалификаций и квалификационных требований на основе анализа больших данных – через анализ текущего запроса работодателей, а также содержание и перспективы введения новых профессий. В мероприятии также участвовали представители федеральных и региональных органов исполнительной власти, осуществляющие государственное управление в сфере образования и науки Российской Федерации, Министерства труда и социальной защиты Российской Федерации, Национального агентства развития квалификаций, Росаккредагентства, Советов по профессиональным квалификациям, образовательных организаций, экспертного сообщества и общественных организаций.</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0" calcext:value-type="float">
            <text:p>10</text:p>
          </table:table-cell>
          <table:table-cell office:value-type="string" calcext:value-type="string">
            <text:p>❗️ВНИМАНИЕ❗</text:p>
            <text:p/>
            <text:p>Уважаемые учащиеся, родители и все желающие!</text:p>
            <text:p>Регистрация на день открытых дверей завершена!</text:p>
            <text:p>Всех, кто успел пройти регистрацию, мы будем ждать на дне открытых дверей 17 апреля 2021 года в 10:00 (мск) по адресу г. Санкт-Петербург, Пушкин, Петербургское шоссе, д.10.</text:p>
            <text:p>❗️Пожалуйста, не забывайте взять с собой паспорт и средства индивидуальной защиты!</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02" calcext:value-type="float">
            <text:p>102</text:p>
          </table:table-cell>
          <table:table-cell office:value-type="string" calcext:value-type="string">
            <text:p>Лидер сборной команды университета по баскетболу получил звание - МАСТЕР СПОРТА!</text:p>
            <text:p/>
            <text:p>Алексей Топорков, студент 2 курса магистратуры факультета физической культуры удостоен спортивного звания Мастер спорта России по баскетболу. Это огромное достижение, особенно для игровых видах спорта. Мастером Алексей стал благодаря победе на Чемпионате России по баскетболу 3х3.</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34" calcext:value-type="float">
            <text:p>34</text:p>
          </table:table-cell>
          <table:table-cell office:value-type="string" calcext:value-type="string">
            <text:p>🥉Медаль - в горных лыжах! </text:p>
            <text:p> </text:p>
            <text:p>На прошедшем сегодня (1 апреля) Чемпионате вузов Санкт-Петербурга по горным лыжам студентка 3 курса факультета физической культуры, мастер спорта Елесина Елизавета стала обладателем БРОНЗОВОЙ медали в дисциплине "Слалом". Это первая медаль университета в горнолыжном спорте! Поздравляем!💐</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52" calcext:value-type="float">
            <text:p>52</text:p>
          </table:table-cell>
          <table:table-cell office:value-type="string" calcext:value-type="string">
            <text:p>🥈Новые спортивные успехи наших студентов </text:p>
            <text:p/>
            <text:p>Анастасия Климова - студентка 1 курса факультета физической культуры, мастер спорта, стала серебряным призером Первенства России среди юниоров до 23 лет в стрельбе из арбалета. Этот значимый спортивный трофей Анастасия завоевала в г. Коломна, где проводились состязания сильнейших стрелков из арбалета страны. Поздравляем!!! Желаем успехов на международных стартах!</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8" calcext:value-type="float">
            <text:p>8</text:p>
          </table:table-cell>
          <table:table-cell office:value-type="string" calcext:value-type="string">
            <text:p>🏆Победителей регионального чемпионата «Молодые профессионалы» (Worldskills Russia) Ленинградской области - 2021 года наградили в Выборге</text:p>
            <text:p/>
            <text:p>26 марта в Выборгском институте (филиале) ЛГУ им. А.С. Пушкина прошла торжественная церемония награждения победителей V Открытого регионального чемпионата «Молодые профессионалы» (Worldskills Russia) Ленинградской области - 2021 года. </text:p>
            <text:p/>
            <text:p>Студенты Выборгского института (филиала) в очередной раз продемонстрировали высокий профессиональный уровень, молодой задор, творческую энергию и креативное мышление.</text:p>
            <text:p/>
            <text:p>На торжественной церемонии студентам и преподавателям были вручены дипломы и ценные подарки. От руководителя регионального координационного центра Ленинградской области Евгения Яблокова куратору клуба болельщиков Карине Поляковой был вручен памятный подарок и благодарность за активное участие в организации работы клуба, а директору Выборгского института (филиала) - благодарность за участие в организации и проведении V Открытого регионального чемпионата «Молодые профессионалы» (Worldskills Russia) Ленинградской области - 2021 года.</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35" calcext:value-type="float">
            <text:p>35</text:p>
          </table:table-cell>
          <table:table-cell office:value-type="string" calcext:value-type="string">
            <text:p>Студенты ЛГУ пообщались с летчиком-космонавтом Максимом Сураевым</text:p>
            <text:p/>
            <text:p>В преддверии Дня космонавтики и 60-летия полёта Юрия Гагарина ЛГУ провел для своих студентов в онлайн режиме встречу с летчиком-космонавтом России, Героем Российской Федерации, депутатом Государственной Думы Федерального Собрания Российской Федерации Максимом Сураевым.</text:p>
            <text:p/>
            <text:p>Приветствуя участников встречи, ректор университета, Станислав Еремеев подчеркнул важность достижений нашей страны как космической державы.</text:p>
            <text:p/>
            <text:p>Максим Сураев, герой встречи, дважды побывал в космосе в составе международных космических экспедиций, налетав 334 дня, и провел в открытом космосе более 8 часов. Он рассказал о своих космических полетах, ответил на многочисленные вопросы о перспективах развития российской космонавтики, об особенностях подготовки отечественных космонавтов и важности сохранения памяти и знаний о Юрии Гагарине и других первых отечественных космонавтах. </text:p>
            <text:p/>
            <text:p>Благодаря дистанционным технологиям, аудиторией встречи стали факультеты и филиалы университета, школы, библиотеки, дома культуры, коворкинг-центры во всех районах Ленинградской области.</text:p>
            <text:p/>
            <text:p>Инициатором и модератором встречи выступил проректор ЛГУ им. А.С.Пушкина, член Общественной палаты Российской Федерации, заместитель председателя Общественной палаты Ленинградской области, председатель областного отделения Российского общества «Знание» Владимир Журавлёв.</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3" calcext:value-type="float">
            <text:p>13</text:p>
          </table:table-cell>
          <table:table-cell office:value-type="string" calcext:value-type="string">
            <text:p>🤣День смеха🤣</text:p>
            <text:p/>
            <text:p>В Россию День смеха пришел из Германии, вероятно, в конце XVII столетия, но не позднее европейского путешествия Петра I. Первый массовый первоапрельский розыгрыш в России, о котором сохранились данные, состоялся в Москве в 1703 году. Глашатаи ходили по улицам и приглашали всех прийти на "неслыханное представление". От зрителей отбоя не было. А когда в назначенный час распахнулся занавес, все увидели на подмостках полотнище с надписью: "Первый апрель – никому не верь!". На этом "неслыханное представление" закончилось.</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5" calcext:value-type="float">
            <text:p>15</text:p>
          </table:table-cell>
          <table:table-cell office:value-type="string" calcext:value-type="string">
            <text:p>ЛГУ готовит гидов-переводчиков по Ленинградской области</text:p>
            <text:p> </text:p>
            <text:p>С 29 марта в Ленинградском областном центре развития творчества одаренных детей и юношества "Интеллект" началась работа с первым модулем авторского курса "Гид-переводчик по Ленинградской области". </text:p>
            <text:p> </text:p>
            <text:p>В рамках курса учащиеся знакомятся с требованиями к работе гида-переводчика, осуществляют проектную деятельность по разработке туристических маршрутов, а также готовятся к участию во Всероссийской Олимпиаде школьников по английскому языку. </text:p>
            <text:p>Программа реализуется второй год и становится все более востребованной. В этом году заявки на участие в программе подали 263 школьника, из числа которых были отобраны 18 ребят, показавших лучшие результаты на вступительном тестировании. Занятия первого модуля программы ведут преподаватели кафедры перевода и переводоведения - доцент Лариса Стахова и ассистент Ксения Григорьева.</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10" calcext:value-type="float">
            <text:p>10</text:p>
          </table:table-cell>
          <table:table-cell office:value-type="string" calcext:value-type="string">
            <text:p>Профильные классы ЛГУ им. А.С. Пушкина онлайн</text:p>
            <text:p/>
            <text:p>30 марта завершилось обучение для участников проекта «Профильные классы ЛГУ им. А.С. Пушкина онлайн». </text:p>
            <text:p>Это перспективный профориентационный проект для школьников Ленинградской области, который собрал более 100 человек для обучения в 5 группах ранней профилизации: история, психология, иностранный(английский) язык, филология, экономика. Все занятия проходили в онлайн формате с преподавателями и наставниками ЛГУ им. А.С. Пушкина и включили в себя как теоретические материалы, так и обширную практическую составляющую в виде мастер-классов, онлайн-викторин, «круглых столов» и вебинаров. </text:p>
            <text:p>В мероприятиях проекта приняли участие школьники Пушкинского, Муринского районов Санкт-Петербурга, Тихвинского, Бокситогорского и других районов Ленинградской области. </text:p>
            <text:p/>
            <text:p>Итогом обучения станет участие школьников в «Балтийском научно-практическом конкурсе», где для экспертной оценки жюри будут представлены их лучшие проектные работы по ведущим образовательным направлениям вуза. Это позволит будущим абитуриентам правильно определить вектор своего профессионального развития и в дальнейшем стать успешными студентами ЛГУ им.А.С.Пушкина. </text:p>
            <text:p>Развитие проекта «Профильные классы ЛГУ им. А.С. Пушкина» в онлайн формате стало возможным в результате консолидированной работы и активного сотрудничества Центра образовательных технологий, факультетов университета и представителей образовательных организаций Ленинградской области.</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31" calcext:value-type="float">
            <text:p>31</text:p>
          </table:table-cell>
          <table:table-cell office:value-type="string" calcext:value-type="string">
            <text:p>Преподаватели ЛГУ им. А.С. Пушкина выступили как модераторы и эксперты на конференции в рамках Петербургского образовательного форума</text:p>
            <text:p/>
            <text:p>С 25 по 26 марта в рамках XI Петербургского международного образовательного форума прошла IV Всероссийская научно-практическая конференция "Колпинские чтения по краеведению и туризму" при участии экспертов ЛГУ. </text:p>
            <text:p/>
            <text:p>Участниками конференции стали руководящие работники, ученые, члены РГО, педагоги-практики из 55 субъектов Российской Федерации и 5 зарубежных стран.</text:p>
            <text:p/>
            <text:p>Преподаватели ЛГУ им А.С.Пушкина выступили в качестве членов оргкомитета конференции и участников панельных дискуссий пленарного заседания по темам «Детско-юношеский туризм – эффективный инструмент позитивной социализации современных подростков», «Программа воспитания – локомотив или прицепной вагон в детско-юношеском-туризме и краеведении?», а также модераторами секций конференции «История, краеведение и музейная деятельность», «Краеведческие исследования и проектно-экскурсионная деятельность». Экспертами и модераторами выступили:декан факультета ЕГиТ, доц. Е.А.Гаджиева, д.п.н., проф. Т. С. Комиссарова, к.п.н, доц. М.И. Морозова, доц. С. В. Писаренко, доц. М.Ю. Коршунов.</text:p>
            <text:p/>
            <text:p>По итогам конференции участниками принята резолюция с методическими рекомендации по развитию детско-юношеского туризма и краеведения, разработке примерной воспитательной программы в этой области деятельности, а также подготовлено обращение в Государственную Думу Российской Федерации о создании целевой программы поддержки детско-юношеского туризма и краеведения.</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6" calcext:value-type="float">
            <text:p>6</text:p>
          </table:table-cell>
          <table:table-cell office:value-type="string" calcext:value-type="string">
            <text:p>Полуфинал олимпиады «Умницы и Умники» прошёл в ЛГУ им. А.С. Пушкина</text:p>
            <text:p/>
            <text:p>29 марта на базе ЛГУ им. А.С. Пушкина при организационной поддержке «Ленинградского областного центра развития творчества одарённых детей и юношества «Интеллект» и активном участии филологического факультета, а также Центра образовательных технологий ЛГУ им. А.С. Пушкина состоялся полуфинал телевизионной гуманитарной олимпиады «Умницы и Умники» в Ленинградской области. Прошедшие на этот этап участники соревновались в знании творчества Ф.М. Достоевского и истории России. Мероприятие прошло в онлайн формате, но это не помешало конкурсантам проявить себя. Жюри отметило блестящую подготовку победителей этого этапа. </text:p>
            <text:p/>
            <text:p>В состав жюри входили Татьяна Сидненко, д.и.н., проф., начальник Учебного управления университета, Светлана Петрова, к.фил.н., доц., декан филологического факультета и Марьяна Ягодкина, д.фил.н., проф., заведующая кафедрой рекламы и общественных коммуникаций. </text:p>
            <text:p/>
            <text:p>Итоги конкурса будут представлены на сайте главного организатора конкурса - Ленинградского областного центра развития творчества одаренных детей и юношества «Интеллект» (center-intellect.ru).</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19" calcext:value-type="float">
            <text:p>19</text:p>
          </table:table-cell>
          <table:table-cell office:value-type="string" calcext:value-type="string">
            <text:p>Молодой ученый ЛГУ им. А.С. Пушкина выступил на чтениях, посвященных памяти Олега Владимировича Витковского</text:p>
            <text:p/>
            <text:p>Сергей Писаренко, доцент кафедры социально-культурного сервиса и туризма, председатель Совета молодых ученых ЛГУ им. А.С.Пушкина, выступил на конференции вторых политико-географических чтений: на секции «Политико-географические проблемы постсоветского пространства» он представил доклад «Россия в зеркале геополитической конструкции хартленд». </text:p>
            <text:p/>
            <text:p>В рамках доклада специалиста ЛГУ рассматривается эволюция принципов выделения контуров хартленда и динамика его границ. Автором анализируются изменения пространственной структуры внутреннего хартленда СССР-России: от пояса развития Центрально-Волго-Байкальского пояса (Советский период) до распада на фрагменты (острова развития) и формирования нового пояса развития во втором десятилетии XXI века. </text:p>
            <text:p>Конференция, прошедшая в формате телемоста, организована Лабораторией геополитических исследований Института географии РАН и кафедрой социально-экономической географии зарубежных стран географического факультета МГУ имени М.В. Ломоносова.</text:p>
            <text:p/>
            <text:p>Тематика чтений охватила междисциплинарные научные направления - политико-географическое страноведение; электоральная география; теория и методология политико-географических исследований; политическая регионалистика; исследования границ.</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8" calcext:value-type="float">
            <text:p>8</text:p>
          </table:table-cell>
          <table:table-cell office:value-type="string" calcext:value-type="string">
            <text:p>СКК "Импульс" - лучшая команда по киберспорту в Ленинградской области</text:p>
            <text:p/>
            <text:p>Команда ЛГУ победила на региональном этапе Всероссийской Киберспортивной Студенческой Лиги. Сборная команда СКК "Импульс" ЛГУ им. А. С. Пушкина одержала победы во всех дисциплинах в рамках регионального этапа пятого сезона ВКСЛ, проводимого ежегодно Федерацией Компьютерного Спорта России! </text:p>
            <text:p/>
            <text:p>Среди представленных дисциплин в этом году: DotA 2, Clash Royale, CS:GO, HearthStone, StarCraft 2. Студенты и игроки нашего вуза не только показали свои навыки владения игрой, но своей победой обеспечили участие ЛГУ им.А.С.Пушкина в зональном этапе. Нашими соперниками в региональном этапе были: Лужский институт (филиал) ЛГУ, Приозерский политехнический колледж (2 сборные), Институт экономической безопасности ЛГУ (Выборг), Волховский политехнический техникум, Подпорожский Колледж ЛГУ. </text:p>
            <text:p> </text:p>
            <text:p>11 апреля наша команда встретится с сильнейшими командами Северо-Западного федерального округа, среди которых Кронверкские барсы и Политех.</text:p>
          </table:table-cell>
          <table:table-cell office:value-type="string" calcext:value-type="string">
            <text:p>[]</text:p>
          </table:table-cell>
        </table:table-row>
        <table:table-row table:style-name="ro1">
          <table:table-cell table:number-columns-repeated="3"/>
        </table:table-row>
        <table:table-row table:style-name="ro36">
          <table:table-cell office:value-type="float" office:value="145" calcext:value-type="float">
            <text:p>145</text:p>
          </table:table-cell>
          <table:table-cell office:value-type="string" calcext:value-type="string">
            <text:p>🥇Второе золото - второй год подряд </text:p>
            <text:p/>
            <text:p>28 марта 2021 года состоялись Санкт-Петербургские соревнования по Чир-спорту, в которых в номинации "Хип-хоп группа" сборная команда ЛГУ им.А.С.Пушкина "Нон-Стоп" завоевала золотые медали. Несмотря на долгий перерыв в тренировках и соревнованиях, сборная нашего университета подтвердила статус лидера в Санкт-Петербурге! Поздравляем! </text:p>
            <text:p/>
            <text:p>Состав команды:</text:p>
            <text:p/>
            <text:p>Армаш Диана Викторовна 1 курс магистратуры ФФК</text:p>
            <text:p>Калиничева Дарья Платонова 2 курс магистратуры ФФК</text:p>
            <text:p>Кудрина Олеся Дмитриевна 3 курс ФФК</text:p>
            <text:p>Алексеева Татьяна Владиславовна 3 курс ФФК</text:p>
            <text:p>Шибанова Марфа Сергеевна 3 курс ФФК</text:p>
            <text:p>Позднякова Диана Шамилевна 3 курс ЕГИТ</text:p>
            <text:p>Аксёнова Дарья Романовна 3 курс Юр.фак</text:p>
            <text:p>Козишникова Анастасия Николаевна 4 курс ин.яз</text:p>
            <text:p>Кривошеина Дарья Владимировна 2 курс Эконом.фак.</text:p>
            <text:p>Коршунова Анастасия Руслановна 2 курс ФФК</text:p>
            <text:p>Чекунова Дарья Николаевна 2 курс ФФК</text:p>
            <text:p>Шишова Полина Александровна 2 курс Эконом.фак.</text:p>
            <text:p>Смирнова Дарья Дмитриевна 2 курс Юр.фак.</text:p>
            <text:p>Бакланова Ева Артуровна 1 курс РиСО</text:p>
            <text:p>Никитина Диана Александровна 1 курс ин.яз</text:p>
            <text:p>Пирожкова Лолита Александровна 1 курс ин.яз</text:p>
            <text:p>Богатырёва Александра Руслановна 1курс эконом.фак.</text:p>
            <text:p/>
            <text:p>Тренер команды: Софошин Дмитрией Сергеевич, ст.преподаватель кафедры физической культуры и спорта</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21" calcext:value-type="float">
            <text:p>21</text:p>
          </table:table-cell>
          <table:table-cell office:value-type="string" calcext:value-type="string">
            <text:p>Крепостное право обсудили в ЛГУ</text:p>
            <text:p/>
            <text:p>В Ленинградском государственном университет имени А. С. Пушкина состоялся круглый стол «Дворянство на переломе», посвящённый 160 – летию Великой реформы по отмене крепостного права. </text:p>
            <text:p/>
            <text:p>Организатором мероприятия, помимо факультета истории и социальных наук университета, выступило Ленинградское областное региональное отделение Российского общества «Знание». Знакомые со страниц школьных учебников события были представлены совершенно в ином ракурсе – на круглом столе речь шла о трагедии русского дворянства, которая последовала вслед за отменой крепостного права, о том, как складывался принципиально новый для страны общественный слой русской интеллигенции, и какие последствия всё это имело для всего государства.</text:p>
            <text:p/>
            <text:p>С докладами выступали доцент кафедры истории России, кандидат исторических наук Светлана Зайцева, сотрудники научно-образовательного центра исторических исследований и анализа Ольга Семёнова и Анастасия Жукова. Вела мероприятие и также выступила с докладом заведующая кафедрой истории России, доктор исторических наук, профессор Валентина Веременко.</text:p>
            <text:p/>
            <text:p>Помимо студентов ЛГУ им. А. С. Пушкина, участие в работе круглого стола приняли студенты и преподаватели филиалов университета, представители образовательных организаций и учреждений культуры в районах Ленинградской области, координаторы Ленинградского областного регионального отделения Российского общества «Знание».</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2" calcext:value-type="float">
            <text:p>12</text:p>
          </table:table-cell>
          <table:table-cell office:value-type="string" calcext:value-type="string">
            <text:p>💥Новый номер «Университетского обозревателя»</text:p>
            <text:p/>
            <text:p>Сегодня мы предлагаем вашему вниманию интервью с Вячеславом Тетериным, режиссером фильма «Немой», снятого на Телерадиостудии университета и признанного победителем II Молодежного фестиваля непрофессиональных короткометражных фильмов «Пленка». Мы расскажем о том, что нового придумали для участников организаторы молодежного медиафорума «Взлет», можно ли считать диджитал настоящим искусством, что лучше — фриланс или работа в офисе, и о многом другом. А еще вы, наконец, узнаете, как правильно расшифровывается аббревиатура «ЛГУ»😉</text:p>
            <text:p/>
            <text:p>Скачивай и читай!👍🏻</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8" calcext:value-type="float">
            <text:p>8</text:p>
          </table:table-cell>
          <table:table-cell office:value-type="string" calcext:value-type="string">
            <text:p>Журналистика и история политики в ЛГУ им. А.С. Пушкина </text:p>
            <text:p/>
            <text:p>Студенты 4 курса филологического факультета, направление "Журналистика", побывали в Музее политической истории России на тематической экскурсии "Советская эпоха: между утопией и реальностью" в рамках учебно-воспитательного процесса вместе с куратором, старшим преподавателем Марией Конюковой. На экскурсии студентам рассказывали об одном из самых актуальных и спорных периодов отечественной истории – советской эпохе: как большевики создавали аппарат управления огромной страной; как менялась жизнь советских граждан при Сталине, Хрущеве, Брежневе; почему распался СССР; как большая политика влияла на повседневную жизнь человека и СМИ. В музее представлены уникальные документы, личные вещи руководителей СССР, предметы быта и др., которые создают атмосферу эпохи.</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11" calcext:value-type="float">
            <text:p>11</text:p>
          </table:table-cell>
          <table:table-cell office:value-type="string" calcext:value-type="string">
            <text:p>Выбор ВУЗов - авторские курсы экспертов ЛГУ им. А.С. Пушкина</text:p>
            <text:p/>
            <text:p>Учебные курсы научной школы нашего вуза стала лауреатами ежегодной премии Образовательной платформы «Юрайт» «Выбор вузов России»! </text:p>
            <text:p> </text:p>
            <text:p>Наши эксперты подготовили уникальные образовательные программы и их выбрали для организации образовательного процесса во многих вузах нашей страны и активно ими пользуются.</text:p>
            <text:p> </text:p>
            <text:p>🏆Лауреаты премии:</text:p>
            <text:p> </text:p>
            <text:p>КОНФЛИКТОЛОГИЯ. Автор: Сергеева Мария Васильевна</text:p>
            <text:p>РЫНОК ТРУДА. Автор: Маврина Ирина Анатольевна</text:p>
            <text:p>УГОЛОВНО-ИСПОЛНИТЕЛЬНОЕ ПРАВО РОССИИ. Автор: Журавлев Михаил Петрович</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7" calcext:value-type="float">
            <text:p>7</text:p>
          </table:table-cell>
          <table:table-cell office:value-type="string" calcext:value-type="string">
            <text:p>Студенты ЕГиТ на Международном экологическом форуме «День Балтийского моря»</text:p>
            <text:p/>
            <text:p>Студенты 3 курса направления "Экология и природопользование" факультета естествознания, географии и туризма под руководством к.б.н., доцента Марии Лебедевой посетили XXI Международный экологический форум «День Балтийского моря», который проходил 23–24 марта 2021 г. в конгрессно-выставочном центре «Экспофорум».</text:p>
            <text:p>В рамках встречи ученые, представители органов власти, эксперты и представители зарубежных стран обсудили экологические проблемы Балтийского региона.</text:p>
            <text:p>Мероприятие проходило в гибридном формате, то есть участвовать можно было и онлайн, и офлайн.</text:p>
            <text:p>Кроме того, студенты посетили проходящий там же XX Международный форум «Экология большого города» – крупнейшее на Северо-Западе конгрессно-выставочное мероприятие в области охраны окружающей среды и рационального природопользования, природоохранного оборудования, технологий и услуг.</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25" calcext:value-type="float">
            <text:p>25</text:p>
          </table:table-cell>
          <table:table-cell office:value-type="string" calcext:value-type="string">
            <text:p>Студенты ЛГУ имени А.С. Пушкина - победители двух Всероссийских конкурсов </text:p>
            <text:p/>
            <text:p>С 24 по 25 марта в Центре креативных индустрий ARTPLAY на базе Бизнес-Школы RMA в Москве одновременно прошли два Всероссийских конкурса студенческих научных работ, среди победителей которых - студенты университета.</text:p>
            <text:p>Всероссийский Тимирязевский конкурс научно-исследовательских, опытно-конструкторских, технологических и социальных проектов молодежи в сфере агропромышленного комплекса «АПК – МОЛОДЕЖЬ, НАУКА, ИННОВАЦИИ» и Всероссийский конкурс достижений талантливой молодежи «НАЦИОНАЛЬНОЕ ДОСТОЯНИЕ РОССИИ» - эти масштабные мероприятия собрали более 300 участников.</text:p>
            <text:p>Ленинградский государственный университет имени А.С. Пушкина в этом году представляли 4 студента факультета естествознания, географии и туризма, а также студентка факультета психологии.</text:p>
            <text:p>По итогам конкурса «АПК – МОЛОДЕЖЬ, НАУКА, ИННОВАЦИИ» Анна Иванова – студентка III курса факультета естествознания, географии и туризма отмечена серебряной медалью «За лучшую студенческую научную работу» и дипломом I степени.</text:p>
            <text:p>По итогам конкурса «НАЦИОНАЛЬНОЕ ДОСТОЯНИЕ РОССИИ» Дарья Зеленская – студентка V курса факультета психологии отмечена серебряной медалью «За лучшую студенческую научную работу» и дипломом I степени, а также дипломом I степени награждена студентка III курса факультета естествознания, географии и туризма Ксения Эннс.</text:p>
            <text:p>Дипломами II степени награждены студентки III курса факультета естествознания, географии и туризма Дарья Афонькина и Ксения Борейко. </text:p>
            <text:p>Научные руководители конкурсных работ студентов награждены дипломами за подготовку призеров конкурса.</text:p>
            <text:p>Ректор ЛГУ им.А.С.Пушкина Станислав Еремеев награжден двумя дипломами Национальной системы развития научной, творческой и инновационной деятельности молодёжи России «Интеграция» за успехи, достигнутые представителями ЛГУ в XV Всероссийском конкурсе достижений талантливой молодежи «НАЦИОНАЛЬНОЕ ДОСТОЯНИЕ РОССИИ» и за успехи, достигнутые представителями университета в X Всероссийском Тимирязевском конкурсе научно-исследовательских, опытно-конструкторских, технологических и социальных проектов молодежи в сфере агропромышленного комплекса и Всероссийском молодежном форуме «АПК – МОЛОДЕЖЬ, НАУКА, ИННОВАЦИИ».</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0" calcext:value-type="float">
            <text:p>10</text:p>
          </table:table-cell>
          <table:table-cell office:value-type="string" calcext:value-type="string">
            <text:p>Цифровая торговля - хайп или реальность?</text:p>
            <text:p/>
            <text:p>Кто не смог побывать на открытой лекции "Цифровая торговля - хайп или реальность?", которая прошла в ЛГУ им.А.С.Пушкина 24 марта, смотри ее здесь и сейчас. Было очень интересно!</text:p>
            <text:p>Своим опытом поделился Армен Манукян, советник генерального директора АО «Почта России».</text:p>
            <text:p>https://www.youtube.com/watch?v=EVSS3YOOYIg</text:p>
          </table:table-cell>
          <table:table-cell office:value-type="string" calcext:value-type="string">
            <text:p>[]</text:p>
          </table:table-cell>
        </table:table-row>
        <table:table-row table:style-name="ro1">
          <table:table-cell table:number-columns-repeated="3"/>
        </table:table-row>
        <table:table-row table:style-name="ro13">
          <table:table-cell office:value-type="float" office:value="82" calcext:value-type="float">
            <text:p>82</text:p>
          </table:table-cell>
          <table:table-cell office:value-type="string" calcext:value-type="string">
            <text:p>Мисс ЛГУ 2021 – самая красивая, умная и талантливая</text:p>
            <text:p> </text:p>
            <text:p>24 марта прошел финал конкурса Мисс ЛГУ 2021. </text:p>
            <text:p/>
            <text:p>За выбором новой королевы красоты следило рекордное количество зрителей не только в актовом зале университета, но и в прямом эфире - более 25 тыс. человек. </text:p>
            <text:p>Начавшийся с отборочного этапа в онлайн-формате конкурс и подготовка к финалу заняли 10 недель. Подача заявок, подбор образов и написание программ участницами, фото- и видеосъемки, кулинарный конкурс, рекламная кампания, театральные репетиции и танцевальные тренировки – лишь малая часть той работы, которую организаторы и участницы проделали, чтобы зрители насладились ярким шоу. </text:p>
            <text:p>Темой Мисс ЛГУ 2021 стал волшебный мир Disney: 7 девушек-участниц воплощали образы из знакомых всем с детства сказок и мультфильмов – смелых принцесс и харизматичных злодеек. </text:p>
            <text:p>В жюри конкурса – профессиональные музыканты и вокалисты, хореографы, спонсоры конкурса, а также Мисс ЛГУ 2019 Анастасия Михайлова. К слову, Анастасия носила титул Мисс ЛГУ дольше всех – полтора года. Обладательницу титула Мисс зрительских симпатий определяли зрители.</text:p>
            <text:p>Победители конкурса:</text:p>
            <text:p>Мисс зрительских симпатий – Елизавета Тимофеева, образ лучницы Мериды из мультфильма «Храброе сердце», факультет истории и социальных наук.</text:p>
            <text:p>Вице-мисс ЛГУ 2021 – Анжелика Гребенникова, образ Снежной Королевы, факультет естествознания, географии и туризма.</text:p>
            <text:p>Мисс ЛГУ 2021 – Анастасия Цыбина, образ Тианы из мультфильма «Принцесса-лягушка», филологический факультет.</text:p>
            <text:p>Оргкомитетом конкурса выступал отдел по работе с молодежью. Также в создании этого праздника принимали участие Телерадиостудия ЛГУ, Студенческий совет, театральная и танцевальная студия, Клуб дизайнеров, команда визажистов и стилистов и команды поддержки участниц.</text:p>
            <text:p>Посмотреть запись эфира и все этапы конкурса можно в группе Мисс ЛГУ 2021 https://vk.com/misslgu_2021. </text:p>
            <text:p>Фотографии с конкурса предоставлены Телерадиостудией ЛГУ им. А.С. Пушкина.</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13" calcext:value-type="float">
            <text:p>113</text:p>
          </table:table-cell>
          <table:table-cell office:value-type="string" calcext:value-type="string">
            <text:p>Авторский курс "Конфликтология" - лучший курс эксперта ЛГУ</text:p>
            <text:p/>
            <text:p>Галина Чернова, кандидат философских наук, доцент ЛГУ им. А.С. Пушкина стала лауреатом ежегодной премии Образовательной платформы «Юрайт» «Выбор вузов России»! Ее учебный курс "Конфликтология" выбрали для организации образовательного процесса во многих вузах и колледжах нашей страны и активно пользуются им, основывая на нем программы.</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22" calcext:value-type="float">
            <text:p>22</text:p>
          </table:table-cell>
          <table:table-cell office:value-type="string" calcext:value-type="string">
            <text:p>Онлайн семинар на факультете иностранных языков</text:p>
            <text:p/>
            <text:p>24 марта 2021 года студенты факультета иностранных языков, изучающие немецкий язык, приняли активное участие в обучающем онлайн-семинаре на тему «Interkulturelle Orientierungmit digitalen Medien». Семинар проводился в рамках договора о сотрудничестве в сфере образовательной деятельности между нашим университетом и Немецким культурным центром имени Гёте в России (Гёте-институт). Целью семинара стало формирование профессиональной культуры специалиста иностранного языка.</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7" calcext:value-type="float">
            <text:p>17</text:p>
          </table:table-cell>
          <table:table-cell office:value-type="string" calcext:value-type="string">
            <text:p>Диалог на равных с Анастасией Ровник</text:p>
            <text:p/>
            <text:p>22 марта в нашем университете для студентов филологического факультета в рамках реализации проекта «Диалог на равных» прошла организованная отделом по работе с молодежью открытая лекция основателя и генерального директора рекламного агентства AdcorAgency Анастасии Ровник на тему «Современная реклама: проблемы и тенденции». Спикер поделилась со студентами очень важными и полезными фактами из личного портфолио, рассказала об особенностях профессиональной коммуникации в бизнес-среде и качествах характера, необходимых каждому специалисту, который хочет добиться успеха. Так же были затронуты некоторые вопросы повышения значимости интернет-рекламы в 2020 году в связи с пандемией коронавирусной инфекции. Лекция вызвала живой интерес у студентов.</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9" calcext:value-type="float">
            <text:p>9</text:p>
          </table:table-cell>
          <table:table-cell office:value-type="string" calcext:value-type="string">
            <text:p>Эксперты ЛГУ высказывают мнение о будущем проживании человека в Арктике</text:p>
            <text:p/>
            <text:p>Игорь Клюшкин выступил на Всероссийской научно-практической конференции «Будущее арктической архитектуры. Комфортное проживание человека в Арктике». </text:p>
            <text:p>Конференция была нацелена на развитие сотрудничества, открытый диалог и обмен опытом между органами власти, профессиональными сообществами, вузами научно-образовательного консорциума «Будущее арктической архитектуры в условиях динамики климата». </text:p>
            <text:p>Доцент кафедры культурологии и искусства ЛГУ имени А.С.Пушкина, председатель секции теории и педагогики дизайна Санкт-Петербургского союза дизайнеров Игорь Клюшкин презентовал на конференции доклад "Проектирование арт-объектов для Арктического региона - как элемент развития креативного мышления".</text:p>
            <text:p>В работе конференции приняли участие вузы России из Архангельска, Екатеринбурга, Якутска, Москвы, Мурманска, Санкт-Петербурга и Ленинградской области.</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1" calcext:value-type="float">
            <text:p>11</text:p>
          </table:table-cell>
          <table:table-cell office:value-type="string" calcext:value-type="string">
            <text:p>🏆Выбор ВУЗов - авторский курс "Рынок труда" от эксперта ЛГУ им. А.С. Пушкина</text:p>
            <text:p/>
            <text:p>Ирина Маврина, кандидат экономических наук, руководитель ресурсного центра информационно-коммуникационных технологий ЛГУ им. А.С. Пушкина стала лауреатом ежегодной премии Образовательной платформы «Юрайт» «Выбор вузов России»! Ее учебный курс "Рынок труда" выбрали для организации образовательного процесса во многих вузах и колледжах нашей страны и активно пользуются им, основывая на нем программы.</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9" calcext:value-type="float">
            <text:p>9</text:p>
          </table:table-cell>
          <table:table-cell office:value-type="string" calcext:value-type="string">
            <text:p>Дни муниципалитета ЛГУ им. А.С. Пушкина в Ленинградской области</text:p>
            <text:p/>
            <text:p>В рамках проекта целевой профильной подготовки учащихся 10-11 классов Ленобласти и Санкт-Петербурга "Абитуриент ЛО – Студент ЛГУ им. А.С. Пушкина" прошли профориентационные мероприятия "Дни муниципалитета 2020-2021 гг.".</text:p>
            <text:p>Мероприятия были организованы по инициативе Центра образовательных технологий и при участии образовательных учреждений муниципальных образований ЛО. С ноября 2020 г. по март 2021 г. в режиме онлайн и офлайн прошёл ряд встреч, в которых приняли участие школьники Тихвинского, Бокситогорского, Гатчинского, Кингисеппского, Волховского, Муринского городских поселений и других районов Ленинградской области. </text:p>
            <text:p>В фокусе внимания мероприятия – «диалог» вуза с областью: выстраивание траектории профессионального роста и развития выпускников региональных школ и их возвращение в область в качестве высококвалифицированных специалистов.</text:p>
            <text:p>Результатом этих профориентационных встреч стало активное участие школьников Ленинградской области в проекте «Профильные классы ЛГУ им.А.С.Пушкина онлайн» и их проектная деятельность в «Балтийском научно-практическом конкурсе», также проводимом на базе университета. </text:p>
            <text:p>Проведение «Дней муниципалитета» удачно встраивается в концепцию непрерывного развития и профилизации молодежи ЛО, созданной на базе ЛГУ им. А.С. Пушкина: обучение школьников в профильных классах вуза – поступление в университет и участие в наставнических и профориентационных проектах «Сириус. Лето», «Наставник 47» - поиск вектора профессионального роста на «Днях карьеры» и «Днях работодателя».</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34" calcext:value-type="float">
            <text:p>34</text:p>
          </table:table-cell>
          <table:table-cell office:value-type="string" calcext:value-type="string">
            <text:p>Цифровая торговля - хайп или реальность?</text:p>
            <text:p/>
            <text:p>В ЛГУ им.А.С.Пушкина прошла открытая лекция для студентов «Цифровая торговля - хайп или реальность?».</text:p>
            <text:p>Своим опытом со студентами поделился Армен Манукян, советник генерального директора АО «Почта России». Он рассказал студентам экономического факультета ЛГУ о тенденциях развития, трендах продаж, а также познакомил с историей продаж в интернете. Лекция проходила в формате паблик-ток. Спикер и студенты делились своим опытом покупок и продаж в интернете, обсудили мировых лидеров (Ozon, Amazon, Wildberries и др.), попытались понять, в чем залог их успеха. Также была затронута тема того, как повлияла пандемия на развитие интернет-продаж, и какие смежные специалисты обеспечивают развитие гигантов мирового интернет-рынка. </text:p>
            <text:p>После лекции последовало обсуждение актуальной темы с экспертами профильных и смежных сфер. Своим мнением со студентами поделились: </text:p>
            <text:p>- Артем Кольцов, председатель экспертного совета по цифровой экономике при Госдуме, </text:p>
            <text:p>- Игорь Муравьев, исполнительный директор Ленинградской областной торгово-промышленной палаты, </text:p>
            <text:p>- Арсений Майоров, проректор по цифровому развитию ЛГУ им. А.С. Пушкина. </text:p>
            <text:p>Все участники встречи сошлись во мнении, что у человека должен быть выбор, через какой канал реализовывать свои потребности. Между тем, было отмечено, что борьба онлайн и офлайн торговли будет всегда.</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7" calcext:value-type="float">
            <text:p>17</text:p>
          </table:table-cell>
          <table:table-cell office:value-type="string" calcext:value-type="string">
            <text:p>Корреспондент АиФ в гостях у ЛГУ им. А.С. Пушкина</text:p>
            <text:p/>
            <text:p>23 марта состоялась творческая встреча студентов 1 курса филологического факультета, направление "Журналистика", со специальным корреспондентом федерального выпуска газеты «Аргументы и факты» Владимиром Кожемякиным, членом Союза журналистов Санкт-Петербурга, действительным членом Русского географического общества. </text:p>
            <text:p>В профессиональной среде Владимир Юрьевич известен прежде всего как мастер интервью. За тридцать лет работы ему удалось побеседовать с такими известными людьми, как Алиса Фрейндлих, Фазиль Искандер, Борис Стругацкий, Валерий Золотухин, Анатолий Карпов, Николай Валуев, Василий Ливанов, Георгий Гречко и многими другими. Он также является автором репортажей из горячих точек: Южная Осетия, Цхинвал (1996 г., выборы президента ЮО, 2008 г. 9-11.08 — война, ноябрь — тема «Сто дней после войны»), Абхазия, (май 2009, приграничный Гальский район, Сухум), Украина, Донецкая область (март 2014). </text:p>
            <text:p> Состоялся живой и интересный разговор о методах и приемах проведения интервью, о том, как выбирать собеседника и готовиться к встрече, и об ответственности журналиста.</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12" calcext:value-type="float">
            <text:p>12</text:p>
          </table:table-cell>
          <table:table-cell office:value-type="string" calcext:value-type="string">
            <text:p>Заседание Биотехнологического клуба ЛГУ</text:p>
            <text:p/>
            <text:p>На базе факультета естествознания, географии и туризма ЛГУ им. А.С.Пушкина в рамках Студенческого научного общества (СНО ЕГиТ) был создан Биотехнологический клуб.</text:p>
            <text:p>Первое заседание клуба состоялось 22 марта. Научный руководитель клуба – профессор кафедры естествознания и географии Валерий Терлецкий.</text:p>
            <text:p>В заседании клуба приняли участие студенты 1-4 курсов бакалавриата и магистранты 1 курса направления «Биотехнология» - они активно обсуждали мутации и репарацию ДНК, технологию геномного редактирования CRISPR/Cas9 и аспекты её использования. </text:p>
            <text:p>Спикерами первого заседания стали Дмитрий Гречко, студент 3 курса, с презентацией «Повреждения и репарация ДНК» и студентка 1 курса Алина Фомина, которая представила доклад на тему «Как исправить геном?».</text:p>
            <text:p>Биотехнология сегодня представляет собой сверхприоритет XXI века, который наряду с информационными и когнитивными технологиями, наноиндустрией, является решающим фактором научно-технического прогресса и экономического благополучия.</text:p>
            <text:p>В дальнейшем на заседаниях клуба, которые планируется проводить 1-2 раза в месяц, будут обсуждаться актуальные темы в области биотехнологии, биоинформатики, генетики, проводиться обучение принципам выполнения исследовательских работ, а также основных навыков лабораторной работы.</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10" calcext:value-type="float">
            <text:p>10</text:p>
          </table:table-cell>
          <table:table-cell office:value-type="string" calcext:value-type="string">
            <text:p>Доцент ЛГУ им. А. С. Пушкина выступила на онлайн-дискуссии «Есть ли жизнь между сессиями? Как меняется самостоятельная работа студента»</text:p>
            <text:p/>
            <text:p>Марина Морозова, доцент кафедры педагогики и педагогических технологий ЛГУ, выступила одним из спикеров на площадке Юрайт.Академии, где собрались руководители и эксперты ведущих вузов и организаций России, чтобы обсудить роль самостоятельной работы студента в образовательном процессе.</text:p>
            <text:p>Участники дискуссии ответили на следующие вопросы: Какие модели и методики СРС эффективны? Как выстроить мотивацию? Как модернизировать СРС в условиях сокращения аудиторной нагрузки? Нужно ли проверять самостоятельность выполнения СРС? Как сделать СРС индивидуальной?</text:p>
            <text:p>Отвечая на вопрос о способах мотивировать студента, Марина Морозова, как эксперт ЛГУ, заявила, что интерес является главным и наиболее сильным мотивом для самостоятельной работы. В этом контексте можно рассматривать творческие задания, которые выступают для студентов стимулятором познавательного интереса. Среди трендов в организации самостоятельной работы студентов Марина Морозова назвала расширение видов учебного контента и его практикоориентированность. Примером может служить приобщение студентов к курированию проектной деятельности школьников, что позволит им получить опыт сопровождения таких проектов. В том числе разнообразие учебных материалов поможет организовать проверку действительно самостоятельно выполненной работы. </text:p>
            <text:p>Всего онлайн-дискуссию наблюдали почти 600 зрителей.</text:p>
            <text:p/>
            <text:p>https://www.youtube.com/watch?v=7EJQFrLo4LA</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 calcext:value-type="float">
            <text:p>1</text:p>
          </table:table-cell>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2" calcext:value-type="float">
            <text:p>2</text:p>
          </table:table-cell>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32" calcext:value-type="float">
            <text:p>32</text:p>
          </table:table-cell>
          <table:table-cell office:value-type="string" calcext:value-type="string">
            <text:p>ЛГУ на выставке «Образование и карьера»</text:p>
            <text:p/>
            <text:p>Татьяна Сидненко, начальник Учебного управления университета, Элина Дорофеева, директор центра образовательных технологий представляли наш вуз на 52-ой Международной выставке «Образование и карьера», которая прошла в Москве. Большой интерес в этом году вызвали направления «Журналистика», «Государственное и муниципальное управление», "Психология", "Педагогическое образование". Участники выставки знакомятся с вузами Петербурга. </text:p>
            <text:p>Представители более 200 учебных заведений собрались в Гостином дворе, чтобы в режиме реального времени рассказать о своих программах, условиях приема, проходных баллах и ответить на любые вопросы. </text:p>
            <text:p>«Образование и карьера» - это одно из крупнейших профориентационных мероприятий России, организованное при поддержке Министерства науки и высшего образования, Министерства промышленности и торговли и Правительства Москвы.</text:p>
            <text:p>Выставка «Образование и карьера» объединила на своей площадке экспозиции учебных заведений, компаний-работодателей и продемонстрирует полный цикл профессионального развития от абитуриента до специалиста.</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46" calcext:value-type="float">
            <text:p>46</text:p>
          </table:table-cell>
          <table:table-cell office:value-type="string" calcext:value-type="string">
            <text:p>Всемирный День поэзии отметили в ЛГУ им. А.С. Пушкина</text:p>
            <text:p/>
            <text:p>21 марта - Всемирный День поэзии, был учрежден ЮНЕСКО в 1999 году, чтобы «придать новый импульс и новое признание национальным, региональным и международным поэтическим движениям».</text:p>
            <text:p>Студенты 2 курса филологического факультета ("Педагогическое образование (с двумя профилями подготовки)" профиль: "Русский язык и литература") под руководством доцента кафедры литературы и русского языка Л.И. Вигериной провели поэтический марафон, посвященный творчеству Г. Р. Державина. В их исполнении прозвучали оды "Фелица", "Водопад", стихи, посвященные историческим деятелям XVIII века, анакреонтические песни. В. Новик, А. Рудица, К. Шарипова, Л. Шевченко и другие подготовили комментарии и иллюстрации к произведениям поэта. М. Михалев и Е. Дмитриева рассказали об истории создания поэтом неофициального гимна России конца XVIII - начала XIX века "Гром победы, раздавайся..." , музыку к которому написал О. Козловский. Благодаря такому "погружению" в творчество Г. Р. Державина поэт и его эпоха стали ближе и понятнее.</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5" calcext:value-type="float">
            <text:p>15</text:p>
          </table:table-cell>
          <table:table-cell office:value-type="string" calcext:value-type="string">
            <text:p>Ломоносовский институт на концерте КРЫМ. РОССИЯ. ВЕСНА. 🇷🇺 </text:p>
            <text:p/>
            <text:p>18 марта студенты Ломоносовского института приняли участие в проведении праздничного концерт в честь Дня воссоединения Крыма с Россией! </text:p>
            <text:p>В этот день 7 лет назад Крым и Севастополь вернулись в состав Российской Федерации на правах полноправных субъектов. </text:p>
            <text:p>Концерт был проведён в Ломоносовском дворце Культуры для жителей района. </text:p>
            <text:p>На сцене – Виктория Дзюба, студентка 1 курса филологического факультета</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68" calcext:value-type="float">
            <text:p>68</text:p>
          </table:table-cell>
          <table:table-cell office:value-type="string" calcext:value-type="string">
            <text:p>Признание от Российского детского фонда </text:p>
            <text:p/>
            <text:p>Сегодня на заседании экспертного совета при Уполномоченном по Правам ребенка Ленобласти Елене Журинской, директору Выборгского филиала ЛГУ им. А.С. Пушкина вручили "Признательность За особые заслуги в благородном деле защиты детства", Российский детский фонд, Международная ассоциация детских фондов.</text:p>
            <text:p/>
            <text:p>Признательность вручали вице-губернатор по социальной политике Николай Емельянов и уполномоченный по правам ребёнка Тамара Литвинова в рамках заседания экспертного совета, членами которого являются наши коллеги.</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5" calcext:value-type="float">
            <text:p>25</text:p>
          </table:table-cell>
          <table:table-cell office:value-type="string" calcext:value-type="string">
            <text:p>💐Благодарности экспертам ЛГУ</text:p>
            <text:p/>
            <text:p>Руководство регионального координационного центра Открытого регионального чемпионата «Молодые профессионалы» (WorldSkills Russia) нашего региона выразило благодарность заведующей отделом по работе с абитуриентами ЛГУ.</text:p>
            <text:p>Благодарственная грамота была вручена Татьяне Штатновой, заведующей отделом по работе с абитуриентами университета за участие в Деловой программе на V Открытом региональном чемпионате «Молодые профессионалы» (WorldSkills Russia) Ленинградской области – 2021. </text:p>
            <text:p/>
            <text:p>Справка</text:p>
            <text:p>Движение WorldSkills динамично развивается в Российской Федерации с 17 мая 2012 года, с официальной даты вступления Российской Федерации в WorldSkills International. Многоуровневая система национальных чемпионатов WorldSkills Russia доступна для школьников в возрасте от 10 до 16 лет в ветке WorldSkills Junior. Студенты колледжей и техникумов (16-22 года) могут участвовать в региональных и национальных чемпионатах WorldSkills Russia, молодые рабочие промышленных предприятий в возрасте до 28 лет – в корпоративных чемпионатах сквозных рабочих профессий по стандартам Ворлдскиллс Hi-Tech. Для поколения старше 50 лет существуют чемпионаты «Навыки мудрых».</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0" calcext:value-type="float">
            <text:p>10</text:p>
          </table:table-cell>
          <table:table-cell office:value-type="string" calcext:value-type="string">
            <text:p>Представитель ЛГУ им. А.С. Пушкина на онлайн конференции в Калифорнии</text:p>
            <text:p/>
            <text:p>17 марта доктор филологических наук, профессор, зав. каф. рекламы и общественных коммуникаций филологического факультета Марьяна Ягодкина выступила с докладом в онлайн-мероприятии "Медиаграмотность и новостная грамотность", которое прошло на базе Центра политического будущего в партнерстве с Проектом по распространению новостной грамотности (Южная Калифорния). Язык конференции - английский.</text:p>
            <text:p/>
            <text:p>Медиаобразование имеет три важные цели: создание информационной безопасности, воспитание информационной и медиакультуры, развитие аналитических навыков в процессе медиа-потребления. Один из актуальных трендов зарубежных медиаобразовательных практик – внедрение в образование технологий "дополненной реальности" и VR-технологий, вовлечение молодежи в этот процесс. В ходе научной дискуссии было отмечено, что личная новостная грамотность учит не только использовать навыки критического мышления, чтобы отличать новостной текст от рекламы и пропаганды, но и оценивать источники информации по степени их надежности и авторитетности, понимать разницу между фактом и мнением, отбирать качественные новости.</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54" calcext:value-type="float">
            <text:p>54</text:p>
          </table:table-cell>
          <table:table-cell office:value-type="string" calcext:value-type="string">
            <text:p>Студенты ЛГУ победили в соревнованиях "Человеческий фактор"</text:p>
            <text:p/>
            <text:p>18 марта команды студентов факультета психологии приняли участие в отборочном этапе Всероссийских соревнований "Человеческий фактор" и заняли призовые места. </text:p>
            <text:p>1 место — команда "Человек и первая помощь" («ЧиПП»). Состав команды: студенты 1 и 4 курса (направление подготовки "Психология") Максим Мальцев, Владислава Инюшева, Александра Садкова. </text:p>
            <text:p>3 место — команда «Скорые на помощь». Состав команды: студенты 1 курса (направление подготовки "Педагогическое образование») Папанов Анатолий, Белова Любовь, Подъяблонская Анна. </text:p>
            <text:p>В ходе отборочного этапа ребята выполняли тестовые задания, демонстрирующие их знания по оказанию первой медицинской помощи и психологической поддержки пострадавшим. Теперь команда Максима Мальцева выходит на региональный этап соревнований, где будет необходимо в ходе выполнения практических заданий продемонстрировать владение умениями и навыками оказания медицинской и психологической помощи пострадавшим в ЧС.</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110" calcext:value-type="float">
            <text:p>110</text:p>
          </table:table-cell>
          <table:table-cell office:value-type="string" calcext:value-type="string">
            <text:p>Проректор ЛГУ выступила в Армянском государственном педагогическом университете имени Х. Абовяна на пленарном заседании международной научно-практической конференции «Специальное и инклюзивное образование: проблемы и перспективы»</text:p>
            <text:p> </text:p>
            <text:p>Лариса Кобрина, проректор по научной работе ЛГУ им. А.С. Пушкина выступила с докладом на международной научно-практической конференции «Специальное и инклюзивное образование: проблемы и перспективы», организатором которой выступил Армянский государственный педагогический университет им. Х.Абовяна. </text:p>
            <text:p>Тема доклада — «Актуальные проблемы специального образования».</text:p>
            <text:p> </text:p>
            <text:p>В своем докладе Лариса Кобрина проанализировала наиболее актуальные проблемы специального образования, обобщив опыт и результаты научно- исследовательской работы ученых ЛГУ им.А.С. Пушкина в области инклюзивного образования, в том числе профессионального: в части разработки и внедрения ранней абилитационной помощи в регионе; системы помощи детям с кохлеарными имплантами; гипердиагностики РАС и дифференциальной диагностики сходных состояний у лиц с ОВЗ и т.п.</text:p>
            <text:p> </text:p>
            <text:p>Спикеры конференции являются членами Общественного совета по специальному и инклюзивному образованию стран-участников СНГ.</text:p>
            <text:p> </text:p>
            <text:p>Конференция проходила в онлайн формате: ученые-дефектологи рассказали о результатах научно-исследовательской работы в своих странах, обсудили проблемы, выявили текущие тенденции и определили перспективы специального и инклюзивного образования через призму научных исследований. В конференции приняли участие эксперты из Республики Армения, России, Украины, Республики Казахстан и Киргизии.</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5" calcext:value-type="float">
            <text:p>5</text:p>
          </table:table-cell>
          <table:table-cell office:value-type="string" calcext:value-type="string">
            <text:p>Начальник учебного управления ЛГУ приняла участие в заседании экспертного совета Регионального центра "ИНТЕЛЛЕКТ"</text:p>
            <text:p/>
            <text:p>Татьяна Сидненко, начальник учебного управления ЛГУ им. А. С. Пушкина приняла участие в обсуждении научно-методического и организационного обеспечения инновационных программ и проектов развития и поддержки детей и молодежи Ленинградской области в рамках заседания экспертного совета Регионального центра выявления, поддержки и развития способностей и талантов у детей и молодежи Ленинградской области «ИНТЕЛЛЕКТ».</text:p>
            <text:p/>
            <text:p>Вела заседание член-корреспондент Российской академии образования, директор Института педагогики Санкт-Петербургского государственного университета, председатель экспертного совета Елена Казакова. В рамках совета эксперты обсудили создание новых лабораторий Регионального центра, представленных руководителем Центра Денисом Рочевым, на территории Ленинградской области. </text:p>
            <text:p/>
            <text:p>Участниками мероприятия стали представители ЛГУ им. А. С. Пушкина и РГПУ им. А. И. Герцена, а также научных и общественных организаций.</text:p>
            <text:p/>
            <text:p>Результатом совместной работы экспертов станет дальнейшее сотрудничество, направленное на повышение качества подготовки образовательных программ естественно-научной, гуманитарной, спортивной, творческой направленности в 18 районах Ленинградской области с участием ведущих педагогов города и области, деятелей культуры и искусств, мастеров спорта и производственного обучения, а также сертифицированных экспертов World Skills. ЛГУ им. А. С. Пушкина в лице Татьяны Сиденко как члена экспертного совета будет принимать прямое участие в обсуждении реализуемых проектов и дальнейшей разработке программ.</text:p>
          </table:table-cell>
          <table:table-cell office:value-type="string" calcext:value-type="string">
            <text:p>[]</text:p>
          </table:table-cell>
        </table:table-row>
        <table:table-row table:style-name="ro1">
          <table:table-cell table:number-columns-repeated="3"/>
        </table:table-row>
        <table:table-row table:style-name="ro15">
          <table:table-cell office:value-type="float" office:value="10" calcext:value-type="float">
            <text:p>10</text:p>
          </table:table-cell>
          <table:table-cell office:value-type="string" calcext:value-type="string">
            <text:p>🧡Привет, Абитуриент 2021!</text:p>
            <text:p/>
            <text:p>В 2021 году наш университет подготовил эксклюзивные материалы для абитуриентов. Если вы не смогли принять участие в дне открытых дверей (онлайн), то всё о приемной кампании 2021 года вы можете узнать на нашем ютуб-канале 👉🏻 https://m.youtube.com/channel/UCwhB70KPyVkTbhGUhUEVAzg</text:p>
            <text:p/>
            <text:p>✅Вы узнаете: </text:p>
            <text:p>-какие подразделения и факультеты есть в университете и какие перспективы они открывают; </text:p>
            <text:p>-что нужно для поступления в ЛГУ;</text:p>
            <text:p>-как подать документы;</text:p>
            <text:p>-где учатся и живут студенты; </text:p>
            <text:p>-чем живет университет в свободное от пар время ...</text:p>
            <text:p>... и многое другое!</text:p>
            <text:p/>
            <text:p>💭Если остались вопросы, пишите нам priemlgu@lengu.ru </text:p>
            <text:p>☎или звоните 8 (812) 500-94-89 (многоканальный), 8 (812) 465-66-99, 8 (812) 451-94-42, 8 (812) 451-94-44.</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5" calcext:value-type="float">
            <text:p>15</text:p>
          </table:table-cell>
          <table:table-cell office:value-type="string" calcext:value-type="string">
            <text:p>День воссоединения Крыма с Россией</text:p>
            <text:p/>
            <text:p>18 марта — особенная дата для крымчан и севастопольцев. В этот день 7 лет назад Крым и Севастополь были приняты в состав Российской Федерации на правах полноправных субъектов. Севастополь получил статус города федерального значения, которым до 2014 года обладали только Москва и Санкт-Петербург.</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 calcext:value-type="float">
            <text:p>1</text:p>
          </table:table-cell>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6" calcext:value-type="float">
            <text:p>16</text:p>
          </table:table-cell>
          <table:table-cell office:value-type="string" calcext:value-type="string">
            <text:p>«День работодателя. Педагогическое направление» в ЛГУ им. А.С. Пушкина</text:p>
            <text:p/>
            <text:p>В ЛГУ им. А.С. Пушкина по инициативе Центра образовательных технологий и при участии факультетов вуза в онлайн формате прошло мероприятие, призванное сориентировать выпускников на профессию учителя.</text:p>
            <text:p>В мероприятии приняли участие директора школ, представители образовательных организаций Тихвинского, Ломоносовского, Выборгского, Лесколовского, Тосненского районов ЛО, Муринское ГП, которые рассказали о самых интересных и сложных моментах работы учителя, о перспективах трудоустройства и проектах поддержки для молодых специалистов. С приветственным словом к региональным гостям и напутствием удачной профессиональной деятельности выступил проректор по учебно-методической работе Сергей Большаков. Ведущими спикерами мероприятия стали: Директор Лесколовского центра образования Валентина Глазунова, замдиректора по УВР МОУ Лицей №8 г. Тихвина Мария Миронова, замдиректора по УВР Муринского центра образования №1 Ирина Хуснуллина. «День работодателя. Педагогическое направление» прошел в череде профориентационных и профилирующих проектов «Дни карьеры» и «Дни муниципалитета», активном участии студентов университета в проекте карьерного роста «Наставник 47». Весь педагогический состав отметил растущий интерес к подобным мероприятиям со стороны выпускников – количество участников со стороны ЛГУ им. А.С. Пушкина превысило 70 человек.</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5" calcext:value-type="float">
            <text:p>5</text:p>
          </table:table-cell>
          <table:table-cell office:value-type="string" calcext:value-type="string">
            <text:p>ЛЕКЦИЯ В В ПРЕЗИДЕНТСКОЙ БИБЛИОТЕКЕ: КАК ОБРАЩАТЬСЯ В ГОСУДАРСТВЕННЫЕ ОРГАНЫ И ОРГАНЫ МЕСТНОГО САМОУПРАВЛЕНИЯ </text:p>
            <text:p/>
            <text:p>19 марта 2021 года в 11:00, в Президентской библиотеке, в рамках проекта «Знание о России» состоится видеолекторий «Конституционное право граждан Российской Федерации обращаться в государственные органы и органы местного самоуправления».</text:p>
            <text:p/>
            <text:p>Видеолекторий проведёт доктор юридических наук, профессор, заведующий кафедрой государственного права ЛГУ им. А. С. Пушкина Вадим Мамонов. Он расскажет, как жители нашей страны могут обращаться лично, направлять индивидуальные и коллективные обращения в государственные органы и органы местного самоуправления, а также объяснит, как классифицируются обращения, какие стадии их рассмотрения существуют. Кроме того, участники видеолектория узнают об особенностях составления заявлений, предложений, жалоб.</text:p>
            <text:p/>
            <text:p>Присоединиться к видеолекторию сможет любой желающий. Встреча пройдёт дистанционно и будет транслироваться на портале Президентской библиотеки в разделе «Интернет-вещание» в соответствии с программой прямых трансляций мероприятий, на YouTube-канале учреждения и в социальной сети «ВКонтакте».</text:p>
            <text:p/>
            <text:p>💻Ссылки для подключения на сайте библиотеки https://www.prlib.ru/news/1311042</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8" calcext:value-type="float">
            <text:p>8</text:p>
          </table:table-cell>
          <table:table-cell office:value-type="string" calcext:value-type="string">
            <text:p>👫В ЛГУ им. А.С. Пушкина прошла телевизионная гуманитарная олимпиада «Умницы и Умники»</text:p>
            <text:p/>
            <text:p>На базе ЛГУ им. А.С. Пушкина состоялся второй отборочный Региональный этап телевизионной гуманитарной олимпиады «Умницы и Умники» в Ленинградской области. Олимпиада проходит в нашем вузе третий год, на этот раз в онлайн-формате, при организационной поддержке «Ленинградского областного центра развития творчества одарённых детей и юношества «Интеллект» и активном участии филологического факультета и Центра образовательных технологий ЛГУ им. А.С. Пушкина. Темой второго этапа стал «Петербург Ф.М. Достоевского». По итогам отборочного тура были выявлены 18 победителей - учащиеся школ и образовательных центров Ленинградской области. </text:p>
            <text:p/>
            <text:p>От ЛГУ им. А.С. Пушкина в состав жюри входили Татьяна Сидненко, д.и.н., проф. начальник Учебного управления университета, Элина Дорофеева, директор центра образовательных технологий, Светлана Петрова, к.фил.н., доц., декан филологического факультета, Марьяна Ягодкина, д.фил.н., проф., заведующая кафедрой рекламы и общественных коммуникаций и Сергей Слободнюк, д.фил.н., д.ф.н., профессор кафедры литературы и русского языка. </text:p>
            <text:p>Итоги конкурса будут представлены на сайте главного организатора конкурса - Ленинградского областного центра развития творчества одаренных детей и юношества «Интеллект» (center-intellect.ru).</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1" calcext:value-type="float">
            <text:p>11</text:p>
          </table:table-cell>
          <table:table-cell office:value-type="string" calcext:value-type="string">
            <text:p>Товарищеский турнир от СКК "Импульс"</text:p>
            <text:p> </text:p>
            <text:p>СКК "Импульс" провел масштабный товарищеский турнир по Hearthstone в двух режимах, который проходил на протяжении почти месяца. </text:p>
            <text:p>В турнире приняли участие более 140 игроков из 40 различных вузов нашей страны, в числе которых - МГУ им. М.В. Ломоносова, Южный федеральный университет, Дальневосточный федеральный университет и другие.</text:p>
            <text:p>Также в турнир была вовлечена Федерация электронного спорта России со своими выдающимися представителями, которые освещали мероприятие, среди них: Sahar1337, входящий в топ-50 игроков Европы по дисциплине Hearthstone. Такие мероприятия позволяют нашим киберспортсменам заявить о себе, получить бесценный опыт, наладить дружеские связи со спортсменами мирового уровня.</text:p>
          </table:table-cell>
          <table:table-cell office:value-type="string" calcext:value-type="string">
            <text:p>[]</text:p>
          </table:table-cell>
        </table:table-row>
        <table:table-row table:style-name="ro1">
          <table:table-cell table:number-columns-repeated="3"/>
        </table:table-row>
        <table:table-row table:style-name="ro6">
          <table:table-cell office:value-type="float" office:value="16" calcext:value-type="float">
            <text:p>16</text:p>
          </table:table-cell>
          <table:table-cell office:value-type="string" calcext:value-type="string">
            <text:p>💻Онлайн-нетворкинг для молодых учёных ЛГУ</text:p>
            <text:p/>
            <text:p>12 марта 2021 года состоялся онлайн-нетворкинг «Научная мысль как планетное явление», приуроченный к 158-летию со дня рождения академика В.И. Вернадского. Организаторами мероприятия выступили Совет молодых учёных и управление научной политики университета. В ходе мероприятия участники представили актуальные результаты своих научных исследований, поделились проблемами и обменялись опытом.</text:p>
            <text:p>С приветственным словом к участникам мероприятия обратилась Ольга Кублицкая, начальник управления научной политики; ведущим стал Сергей Писаренко, председатель Совета молодых учёных, познакомивший собравшихся с биографией и научным творчеством академика Вернадского. </text:p>
            <text:p/>
            <text:p>В нетворкинге приняли участие</text:p>
            <text:p>✅аспиранты IV курса по направлению 08.00.05 Экономика и управление народным хозяйством (экономика предпринимательства) Татьяна Жигунова и 46.06.01 Исторические науки и археология (История России) Тамара Мусинова;</text:p>
            <text:p>✅аспирант III курса по направлению 45.06.01 Языкознание и литературоведение Светлана Медведева;</text:p>
            <text:p>✅аспирант II курса по направлению подготовки 40.06.01 Юриспруденция (Теория и история права и государства; история учений о праве и государстве) Алексей Вересов;</text:p>
            <text:p>аспирант I курса по направлению 44.06.01 Образование и педагогические науки Людмила Самсонова;</text:p>
            <text:p>✅старший преподаватель кафедры трудового права и права социального обеспечения Дарья Нечаева;</text:p>
            <text:p>✅старший преподаватель кафедры педагогики и педагогических технологий Виталий Шевелев;</text:p>
            <text:p>✅доцент кафедры социально-культурного сервиса и туризма, кандидат географических наук Сергей Писаренко </text:p>
            <text:p>✅доцент кафедры социально-культурного сервиса и туризма, кандидат географических наук Денис Олифир.</text:p>
            <text:p/>
            <text:p>Участники обсудили актуальные механизмы размещения статей в рецензируемых научных изданиях, вопросы выбора современной методологии исследования, подходы к формированию грантовых заявок.</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1" calcext:value-type="float">
            <text:p>11</text:p>
          </table:table-cell>
          <table:table-cell office:value-type="string" calcext:value-type="string">
            <text:p>В ЛГУ прошла Всероссийская конференция "Столица и провинции: проблемы взаимоотношений центра и регионов в истории России"</text:p>
            <text:p/>
            <text:p>Университет стал площадкой традиционной XII Всероссийской (с международным участием) научной конференции "Столица и провинции: взаимодействие центра и регионов в истории России".</text:p>
            <text:p>Конференция проходила в онлайн режиме. В работе конференции приняли участие представители 24 регионов России и учёные из Казахстана и Узбекистана. Всего для участия в конференции были предложены 52 доклада. </text:p>
            <text:p>Традиционно тематика мероприятия отличается широтой исследуемых территорий – от Санкт-Петербурга и Архангельска до Камчатки, Сахалина, Крыма и Средней Азии, а также разнообразием изученных аспектов общественной жизни. </text:p>
            <text:p>В силу своей проблематики, конференция носит междисциплинарный характер. Среди её участников – доктора и кандидаты исторических, филологических, философских, педагогических, экономических наук, работники музейных и архивных организаций. </text:p>
            <text:p>Помимо представителей академической науки, в работе также приняли участие учителя образовательных учреждений, аспиранты и студенты, что лишний раз подчеркивает важность и актуальность озвученных на форуме научных проблем. Особый интерес, в силу специфики содержания доклада, вызвало выступление заведующего кафедрой истории России ЛГУ им. А.С. Пушкина, доктора исторических наук, профессора Валентины Веременко на тему: "Прачечные заведения в модернизирующейся России (вторая половина XIX – начало ХХ в.)".</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24" calcext:value-type="float">
            <text:p>24</text:p>
          </table:table-cell>
          <table:table-cell office:value-type="string" calcext:value-type="string">
            <text:p>Студентка ЛГУ вместе с другими победителями чемпионата «Молодые профессионалы (WorldSkillsRussia)» встретилась с заместителем Председателя Правительства Ленинградской области</text:p>
            <text:p/>
            <text:p>Заместитель Председателя Правительства Ленинградской области по социальным вопросам Николай Емельянов, председатель Комитета общего и профессионального образования Ленобласти Сергей Тарасов пообщались с победителями чемпионата «Молодые профессионалы (WorldSkillsRussia)» Ленинградской области в комплексе «Игора Драйв».</text:p>
            <text:p>От ЛГУ им.А.С.Пушкина во встрече приняла участие победитель V Регионального чемпионата WorldSkills по компетенции «Администрирование отеля», студентка института София Зуйкова.</text:p>
            <text:p>В рамках встречи состоялись:</text:p>
            <text:p>- дискуссия «WorldSkills – лифт нового поколения», модератором которой был председатель Комитета Ленинградской области по общему и профессиональному образованию Сергей Тарасов;</text:p>
            <text:p>- награждение руководителей площадок - застройщиков.</text:p>
            <text:p>Награду вручили директору Института экономической безопасности университета Стэлле Кравченко и директору Выборгского института (филиала) ЛГУ им. А. С. Пушкина Елене Журинской.</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84" calcext:value-type="float">
            <text:p>184</text:p>
          </table:table-cell>
          <table:table-cell office:value-type="string" calcext:value-type="string">
            <text:p>Новый кандидат наук в ЛГУ им. А.С. Пушкина! </text:p>
            <text:p/>
            <text:p>Преподаватель и выпускница филологического факультета Олеся Красникова после обучения в аспирантуре ЛГУ им. А.С. Пушкина 11 марта 2021 года блестяще защитила диссертацию "Волжский текст А.Н. Островского: функции и генезис образа Волги" на соискание учёной степени кандидата филологических наук по направлению 10.01.01 "Русская литература" под руководством доктора филологических наук, профессора Татьяны Владимировны Мальцевой. Защита прошла в ННГУ им Н.И. Лобачевского.</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05" calcext:value-type="float">
            <text:p>105</text:p>
          </table:table-cell>
          <table:table-cell office:value-type="string" calcext:value-type="string">
            <text:p>🥇Золото эстафеты Всероссийских соревнований среди студентов по лыжным гонкам у студентов ЛГУ</text:p>
            <text:p/>
            <text:p>С 9.03.2021 по 15.03.2021 в Республике Татарстан, г. Заинск проходят Всероссийские соревнования среди студентов по лыжным гонкам. </text:p>
            <text:p/>
            <text:p>🏆Сегодня наши студенты выиграли мужскую эстафету 4 х 10 км. Героями дня стали студенты факультета физической культуры: Виталий Женихов (1курс), Никита Егоров (1 курс), Алексей Максимихин (2 курс, магистратура), Евгений Сидоров (4 курс). Все четверо - мастера спорта России. Героически поборов натиск соперников на последнем этапе, Евгений Сидоров привел команду к 1-му месту, но это было бы невозможно без отличного выступления всей команды! Тренер наших победителей - Роман Истомин, старший преподаватель факультета физической культуры ЛГУ им. А.С. Пушкина, мастер спорта.</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69" calcext:value-type="float">
            <text:p>69</text:p>
          </table:table-cell>
          <table:table-cell office:value-type="string" calcext:value-type="string">
            <text:p>Школа XXI века</text:p>
            <text:p/>
            <text:p>На филологическом факультете состоялся коллоквиум "Школа XXI века" под руководством доцентов кафедры литературы и русского языка Л.И. Вигериной, Н.К. Даниловой, М.А. Жирковой, Т.Е. Лебедевой. Студенты 4 курса представили доклады, посвященные разным видам общеобразовательных организаций в современной России, и поделились впечатлениями о прохождении педагогической практики. Так, например, Дарья Вострикова рассказала о ГБОУ СОШ № 546 Санкт-Петербурга с углубленным изучением художественно-эстетического цикла, Никита Воронцов - о проблемах сельской школы в современных условиях, Егор Ягин и Кирилл Копылов - о современной версии Царскосельского Лицея - Школе имени А.М. Горчакова в Павловске, Владислава Севостьянова - о проекте "Перелётные дети", реализуемом на базе ГБОУ СОШ № 240 Санкт-Петербурга и другие. В обсуждении докладов приняли активное участие обучающиеся 2 - 5 курсов. Во время дискуссии о настоящем и будущем российской школы студенты филологического факультета продемонстрировали сильную заинтересованность в выбранной профессии.</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 calcext:value-type="float">
            <text:p>1</text:p>
          </table:table-cell>
          <table:table-cell office:value-type="string" calcext:value-type="string">
            <text:p>Хочешь узнать о киберспорте больше, подключайся сегодня к беседе в 18.30.</text:p>
          </table:table-cell>
          <table:table-cell office:value-type="string" calcext:value-type="string">
            <text:p>[]</text:p>
          </table:table-cell>
        </table:table-row>
        <table:table-row table:style-name="ro1">
          <table:table-cell table:number-columns-repeated="3"/>
        </table:table-row>
        <table:table-row table:style-name="ro23">
          <table:table-cell office:value-type="float" office:value="2" calcext:value-type="float">
            <text:p>2</text:p>
          </table:table-cell>
          <table:table-cell office:value-type="string" calcext:value-type="string">
            <text:p>📌Премия Правительства Санкт‑Петербурга имени Александра Невского</text:p>
            <text:p/>
            <text:p>Объявлен прием заявок на соискание премии Правительства Санкт‑Петербурга «За заслуги в укреплении народного единства, сохранении культурного и исторического наследия» имени Александра Невского.</text:p>
            <text:p/>
            <text:p>Премия Правительства Санкт-Петербурга «За заслуги в укреплении народного единства, сохранении культурного и исторического наследия» имени Александра Невского» присуждается гражданам Российской Федерации за выдающиеся заслуги в укреплении народного единства, сохранении культурного и исторического наследия Санкт-Петербурга, популяризации социально значимых поступков, являющихся примером добросовестного служения городу, выполнения гражданского и воинского долга, приверженности идеалам нравственности и культуры.</text:p>
            <text:p/>
            <text:p> Премия присуждается по следующим номинациям:</text:p>
            <text:p/>
            <text:p>🔗«Благотворительность»: за благотворительную деятельность в сфере укрепления народного единства, сохранения культурного и исторического наследия Санкт‑Петербурга;</text:p>
            <text:p>🔗«Возрождение»: за значительные достижения в области восстановления и сохранения в Санкт‑Петербурге исторических и духовно-нравственных ценностей;</text:p>
            <text:p>🔗«Единство и мужество»: за высокие личные заслуги в сфере консолидации и укрепления межнациональных отношений в Санкт‑Петербурге, за проявленное мужество и героизм при исполнении служебных обязанностей на территории Санкт‑Петербурга;</text:p>
            <text:p>🔗«Служение»: за высокие достижения в сфере научного изучения истории, культуры и экономики Санкт‑Петербурга, а также в области сохранения и популяризации знаний об историко-культурном наследии Санкт‑Петербурга;</text:p>
            <text:p>🔗«Созидание»: за особый личный вклад в сохранение объектов культурного наследия (памятников истории и культуры) народов Российской Федерации, расположенных на территории Санкт‑Петербурга;</text:p>
            <text:p>🔗«Патриотизм»: за особый личный вклад в становление, развитие и совершенствование системы патриотических ценностей в Санкт‑Петербурге.</text:p>
            <text:p>❗Размер премий в каждой из номинаций составляет 50000 рублей.</text:p>
            <text:p/>
            <text:p>✅Документы принимаются до 1 июня 2021 года по адресу Комитета по культуре Санкт-Петербурга: 191186, г. Санкт-Петербург, Невский пр., д. 40.</text:p>
            <text:p/>
            <text:p>Ознакомиться с перечнем представляемых документов можно на сайте Комитета по культуре Санкт-Петербурга https://spbculture.ru/ru/press-office/alexsander-nevsky-800/premiya-za-zaslugi-v-ukreplenii-narodnogo-edinstva-sohranenii-ku/?edit_off=true</text:p>
            <text:p/>
            <text:p>Контактное лицо: Пастернак Валерия Олеговна, тел. 576-80-52.</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57" calcext:value-type="float">
            <text:p>57</text:p>
          </table:table-cell>
          <table:table-cell office:value-type="string" calcext:value-type="string">
            <text:p>От сессии до сессии живут студенты весело…</text:p>
            <text:p/>
            <text:p>На факультете естествознания, географии и туризма состоялось мероприятие «От сессии до сессии живут студенты весело…». После почти годового дистанционного обучения студенты могли в режиме offline в актовом зале университета продемонстрировать свои таланты: разыгрывали сценки из студенческой жизни, пели, танцевали, читали стихи. </text:p>
            <text:p>Особенно понравились зрителям Stand Up Прохорова Никиты «Я – студент ЛГУ», «зарисовки» из студенческой жизни «Паника на экзамене», «А кто мы…» (студенты 1 курса направления подготовки «Экология и природопользование»), «Внутренний голос преподавателя» ( студенты 1 курса направления «Педагогическое образование»), «Студенты на «дистанте»» (студенты 1 курса направления «Биотехнология»). Громкими аплодисментами были награждены музыкальные номера магистрантов Лим Яны и Бочкарева Сергея, Дисман Татьяны (студентки 3 курса направления «Экология и природопользование»), Мариловой Валерии (студентки 2 курс направления «Гостиничное дело»), Колесник Марии (1 курс направления «Гостиничное дело»). Зрители, количество которых было ограничено в целях соблюдения социальной дистанции, получили множество положительных эмоций.</text:p>
            <text:p>Организационную работу провел доцент кафедры социально-культурного сервиса и туризма Олифир Дмитрий Игоревич.</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5" calcext:value-type="float">
            <text:p>5</text:p>
          </table:table-cell>
          <table:table-cell office:value-type="string" calcext:value-type="string">
            <text:p>СМИ о нас: студенты ЛГУ, киберспортсмены СКК "Импульс", рассказали Агентству "МИР", как они стали спортсменами киберспорта 👉🏻 http://миамир.рф/media/55125</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23" calcext:value-type="float">
            <text:p>23</text:p>
          </table:table-cell>
          <table:table-cell office:value-type="string" calcext:value-type="string">
            <text:p>Дорогие студенты! </text:p>
            <text:p> </text:p>
            <text:p>Приглашаем вас на "День работодателя" 15.03. в 14.00, в онлайн формате. </text:p>
            <text:p> </text:p>
            <text:p>В программе: </text:p>
            <text:p>• Вступительное слово представителя вуза (проректор по учебно-методической работе, д.п.н., д.э.н., проф. С.Н. Большаков/ начальник учебного управления, д.и.н., проф. Сидненко Т.И.) </text:p>
            <text:p>• Выступления представителей образовательных организаций (кадровый дефицит школ, перспективы трудоустройства выпускников, базовые и региональные программы для молодых специалистов и многое другое) </text:p>
            <text:p>• Выступления выпускников, вопросы </text:p>
            <text:p>• Свободное обсуждение </text:p>
            <text:p> </text:p>
            <text:p>*Ссылка на участие в конференции в деканатах факультетов</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8" calcext:value-type="float">
            <text:p>8</text:p>
          </table:table-cell>
          <table:table-cell office:value-type="string" calcext:value-type="string">
            <text:p>Конференция: Дизайн среды</text:p>
            <text:p/>
            <text:p>Одна из проблем, стоящая перед средними специальными образовательными учреждениями, это подготовка к защите дипломного проекта по стандартам WorldSkills. Этой проблеме посвящена научно- практическая конференция "Проблема подготовки выпускников ССУЗов по стандартам WS в области дизайна». </text:p>
            <text:p>Конференция организована СПб ГУПТД и Санкт - Петербургским Союзом дизайнеров. Она состоится 12 марта в 18 часов в Пространстве ТОЧКА КИПЕНИЯ "ПромТехДизайн". Среди организаторов конференции - доцент кафедры культурологии и искусства ЛГУ имени А.С.Пушкина Игорь Клюшкин.</text:p>
            <text:p>Ссылка на регистрацию. https://vk.com/away.php?to=https://leader-id.ru/event</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3" calcext:value-type="float">
            <text:p>13</text:p>
          </table:table-cell>
          <table:table-cell office:value-type="string" calcext:value-type="string">
            <text:p>Онлайн лекция в ЛГУ им. А. С. Пушкина "Конституционно-правовая реформа в Российской </text:p>
            <text:p/>
            <text:p>Федерации: предпосылки, условия, юридическая техника"</text:p>
            <text:p>10 марта 2021 года на юридическом факультете ЛГУ им. А.С. Пушкина прошла международная открытая лекция «Конституционно-правовая реформа в Российской </text:p>
            <text:p>Федерации: предпосылки, условия, юридическая техника» доктора юридических наук, профессора, зав. кафедрой Теории и истории государства и права Романа Анатольевича Ромашова. Лекция была проведена для студентов и преподавателей Витебского государственного университета им. П.М. Машерова (Республика Беларусь).</text:p>
            <text:p>Возможности онлайн безграничны, поэтому лекцию слушали преподаватели и студенты юридического факультета ЛГУ им. А.С. Пушкина и других вузов Санкт-Петербурга. </text:p>
            <text:p>Данная лекция - уже третья в рамках сотрудничества ЛГУ им. А.С. Пушкина и ВГУ им. П.М. Машерова. Наш опыт показал, что проведение открытых международных лекций дает прекрасные возможности для взаимного обмена опытом.</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0" calcext:value-type="float">
            <text:p>0</text:p>
          </table:table-cell>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1" calcext:value-type="float">
            <text:p>11</text:p>
          </table:table-cell>
          <table:table-cell office:value-type="string" calcext:value-type="string">
            <text:p>Участвуй в федеральном проекте «Цифровой диктант»</text:p>
            <text:p/>
            <text:p>ОБЩЕРОССЙСКИЙ НАРОДНЫЙ ФРОНТ приглашает поддержать федеральный проект «Цифровой диктант» , который проводится в целях мониторинга цифровой грамотности и вовлечения населения в реализацию мероприятий национальной программы «Цифровая экономика Российской Федерации».</text:p>
            <text:p/>
            <text:p> Проект проводится 10 ‒ 24 апреля 2021 г. во всех регионах Российской Федерации, охватывает граждан трех возрастных групп: 7 – 13 лет, 14 – 18 лет, 18 лет и старше, и включает онлайн-тестирование на знание базовых интернет-программ, ориентирование и использование интернет-сервисов, компьютерную грамотность, безопасность в интернете, сбор и анализ программ и проектов, связанных с повышением цифровой грамотности населения. </text:p>
            <text:p/>
            <text:p>Онлайн-тесты для определения цифровой грамотности, а также Карта цифровых возможностей регионов, на которой аккумулируется информация о проектах и программах по повышению цифровой грамотности населения регионов, размещены на сайте «Цифрового диктанта»: https://цифровойдиктант.рф/.</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3" calcext:value-type="float">
            <text:p>13</text:p>
          </table:table-cell>
          <table:table-cell office:value-type="string" calcext:value-type="string">
            <text:p>25 лет спустя о Бродском говорили в стенах ЛГУ</text:p>
            <text:p/>
            <text:p>В год 25-летия со дня смерти И.Бродского на 3 курсе филологического факультета (направление "Педагогическое образование (с двумя профилями подготовки)" профиль "Русский язык и литература") в рамках "Методики обучения литературе" под руководством к.фил.н., доц. Марины Анатольевны Жирковой прошли занятия, посвященные жизни и творчеству этого поэта. О биографии автора сделала доклад студентка 3 курса Диана Шихаева. Поэзию И. Бродского, положенную на музыку, представила Мария Демина. Прозвучали музыкальные композиции в исполнении А. Мирзаяна, О. Митяева, Е.Фроловой, Д.Арбениной, С.Сургановой, Земфиры и др. Дарья Путешественница сообщила о творческих отношениях, поэтическом диалоге и перекличках А. Ахматовой и И. Бродского. Татьяна Селизар рассказала об адресах поэта: знаменитом Доме Мурузи (Литейный, 24), архангельском селе, нью-йоркской квартире и любимой поэтом Венеции. Студенты Виктория Орлова и Алина Савина исполнили ряд стихотворений поэта под музыку.</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79" calcext:value-type="float">
            <text:p>179</text:p>
          </table:table-cell>
          <table:table-cell office:value-type="string" calcext:value-type="string">
            <text:p>Студент ЛГУ - лауреат финала Всероссийского сетевого конкурса студентов с инвалидностью</text:p>
            <text:p/>
            <text:p>Студент 3 курса факультета психологии Александр Сидоркин - лауреат онлайн-финала III Всероссийского сетевого конкурса студенческих проектов с участием студентов с инвалидностью "Профессиональное завтра".</text:p>
            <text:p/>
            <text:p>По итогам конкурса Александр занял 2 место в основной номинации. В финале он защищал свой творческий проект на тему "Почему я ценный и полезный работник".</text:p>
            <text:p>Помимо диплома победителя, Александру был также вручен денежный сертификат на приобретение электронной техники</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8" calcext:value-type="float">
            <text:p>8</text:p>
          </table:table-cell>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5" calcext:value-type="float">
            <text:p>5</text:p>
          </table:table-cell>
          <table:table-cell office:value-type="string" calcext:value-type="string">
            <text:p>Студенты ЛГУ прошли отборочный этап студенческой олимпиады «Я – профессионал»</text:p>
            <text:p/>
            <text:p>Студенты факультета Естествознания, географии и туризма прошли отборочный этап Всероссийской студенческой олимпиады «Я – профессионал» по 10 направлениям: «Экология, «Геология», «Биотехнологии», «Биоинженерия и биоинформатика», «Туризм», «Гостиничное дело», «Управление персоналом», «Педагогическое образование (основное)», «Педагогическое образование (дошкольное)», «Психология».</text:p>
            <text:p/>
            <text:p>«Я – профессионал» – масштабная олимпиада для студентов российских вузов. Цель проекта — поддержать талантливых молодых специалистов, помочь им продолжить обучение в ведущем вузе страны или начать карьеру в крупной компании. «Я – профессионал» – один из флагманских проектов президентской платформы «Россия – страна возможностей».</text:p>
            <text:p>Организаторами олимпиады выступают Ассоциация организаторов студенческих олимпиад «Я – профессионал», Общероссийское объединение работодателей «Российский союз промышленников и предпринимателей» и более 20 ведущих вузов России.</text:p>
            <text:p/>
            <text:p>Все участники получили сертификаты, с ними можно ознакомиться в альбоме СНО ЕГиТ «Я – профессионал» 2020-2021 (отборочный этап)</text:p>
            <text:p>https://vk.com/album-198799979_277902639</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21" calcext:value-type="float">
            <text:p>21</text:p>
          </table:table-cell>
          <table:table-cell office:value-type="string" calcext:value-type="string">
            <text:p>ФинКульт - на пути к финалу </text:p>
            <text:p/>
            <text:p>По итогам отборочных туров Всероссийского чемпионата по финансовой грамотности команда нашего вуза «ФинКульт» была приглашена к участию в основных турнирах Кубка. В составе команды - студенты 3 и 4 курса экономического факультета Кудинова Ольга (капитан команды), Зверева Мария, Полещук Владислав, Назинян Эдита, Гусейнова Ясаман и Ястребов Алексей, учащийся Выборгского филиала. Эксперт команды - опытный участник соревнований по финансовой грамотности, студент магистратуры Смирнов Даниил. Руководитель от Университета - преподаватель кафедры экономики и управления Бушенева Юлия Ивановна.</text:p>
            <text:p>В ходе отборочного онлайн-тура участники команды успешно справились с решениями кейсов по финансовой грамотности, смогли уверенно ответить на вопросы представителей дирекции Чемпионата. Основные соревнования команды пройдут 22 марта 2021 года. Пожелаем успехов команде!</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07" calcext:value-type="float">
            <text:p>107</text:p>
          </table:table-cell>
          <table:table-cell office:value-type="string" calcext:value-type="string">
            <text:p>Благодарность от ректора Белорусского государственного педагогического университета имени Максима Танка. </text:p>
            <text:p/>
            <text:p>Ректор БГПУ, председатель Общественного совета базовой организации государств-участников Содружества Независимых государств по подготовке, переподготовке и повышению квалификации педагогических работников и специалистов в области инклюзивного и специального образования Александр Жука выражает благодарность ректору ЛГУ Станиславу Еремееву и Ларисе Кобриной, проректору по научной работе ЛГУ им. А.С. Пушкина за активное участие в работе Общественного совета и плодотворное сотрудничество в повышении качества подготовки и переподготовки педагогических работников и специалистов в области инклюзивного и специального образования.</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5" calcext:value-type="float">
            <text:p>5</text:p>
          </table:table-cell>
          <table:table-cell office:value-type="string" calcext:value-type="string">
            <text:p>Ломоносовский институт приглашает принять участие в турнире интеллектуального клуба "ЧГК?"</text:p>
            <text:p/>
            <text:p>Интеллектуальный клуб "Что? Где? Когда?" приглашает всех желающих принять участие в праздничной игре "23+8", посвященной Дню защитника Отечества и Международному женскому дню! </text:p>
            <text:p> </text:p>
            <text:p>Это отличная гимнастика для ума. </text:p>
            <text:p>Старт викторины 7 марта, в 12:00 по московскому времени! 🎉 </text:p>
            <text:p>Финиш - 8 марта, в 11.59 час! ☝🎊 </text:p>
            <text:p> </text:p>
            <text:p>Место встречи 😉👇 </text:p>
            <text:p>https://instagram.com/happyipip?igshid=h8w3401yfwy2</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3" calcext:value-type="float">
            <text:p>3</text:p>
          </table:table-cell>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90" calcext:value-type="float">
            <text:p>190</text:p>
          </table:table-cell>
          <table:table-cell office:value-type="string" calcext:value-type="string">
            <text:p>Поздравление ректора ЛГУ им. А.С. Пушкина с 8 марта</text:p>
            <text:p/>
            <text:p>От лица мужской половины нашего коллектива, от себя лично хочу поздравить наших прекрасных женщин с Международным женским днём.</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31" calcext:value-type="float">
            <text:p>31</text:p>
          </table:table-cell>
          <table:table-cell office:value-type="string" calcext:value-type="string">
            <text:p>🎉ЛГУ им. А.С. Пушкина поздравляют особые дети</text:p>
            <text:p/>
            <text:p>Ученики Лесобиржской школы-интерната Кингисепского района Ленинградской области поздравляют учителей своей школы и педагогов ЛГУ им. А.С. Пушкина с Международным женским днем! </text:p>
            <text:p>Школа реализует адаптированные образовательные программы для детей с ограниченными возможностями здоровья. Наши студенты, преподаватели факультета специального (дефектологического) образования и педагоги школы много лет дружат коллективами и активно сотрудничают, обмениваясь опытом и практиками.</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20" calcext:value-type="float">
            <text:p>20</text:p>
          </table:table-cell>
          <table:table-cell office:value-type="string" calcext:value-type="string">
            <text:p>Студенты ЛГУ вкладываются в будущее</text:p>
            <text:p/>
            <text:p>Студенты Евгения Мешкова и Александр Лукин (4 курс, направление "Реклама и связи с общественностью") и преподаватель кафедры рекламы и общественных коммуникаций, доц., к.п.н. Юлия Мокшина при грантовой поддержке Фонда «Русский мир» и Фонда "Образование будущего" создали проект «X-STREAMАЛЬНОЕ ЧТЕНИЕ», основной целью которого является популяризация чтения, литературного творчества и развитие исследовательского потенциала учащихся. </text:p>
            <text:p>Среди партнеров проекта, кроме ЛГУ им. А.С. Пушкина, также ГБОУ "СОШ №328", г. СПб (Россия), Копенгагенский университет (Дания), Штутгартский университет (Германия), Восточно-Казахстанский университет им. С.Аманжолова (Казахстан), Белорусский государственный педагогический университет им. М. Танка (Беларусь).</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71" calcext:value-type="float">
            <text:p>71</text:p>
          </table:table-cell>
          <table:table-cell office:value-type="string" calcext:value-type="string">
            <text:p>🏆Спортивные победы ЛГУ</text:p>
            <text:p/>
            <text:p>В Калининраде состоялся Чемпионат и Первенство Северо-Западного федерального округа по плаванию.</text:p>
            <text:p>В составе сборной команды Ленинградской области Федор Соколов (студент 1 курса факультета физической культуры, мастер спорта) стал обладателем ДВУХ ЗОЛОТЫХ ( 50 м брасс, 100 м брасс) и одной БРОНЗОВОЙ МЕДАЛИ (200 м брасс). Федор классифицировался на Чемпионат России.</text:p>
            <text:p>🎉Поздравляем!🎉</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6" calcext:value-type="float">
            <text:p>6</text:p>
          </table:table-cell>
          <table:table-cell office:value-type="string" calcext:value-type="string">
            <text:p>СМИ о нас:Арину Решетникову, руководителя киберспортивного подразделения ЛГУ им.А.С.Пушкина предположила, как будет выглядеть будущее киберспорта 👉🏻 http://миамир.рф/media/55113</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84" calcext:value-type="float">
            <text:p>84</text:p>
          </table:table-cell>
          <table:table-cell office:value-type="string" calcext:value-type="string">
            <text:p>📽Сразу две награды за фильм у команды ЛГУ им. А.С. Пушкина </text:p>
            <text:p/>
            <text:p>Команда студенческой Телерадиостудии филологического факультета ЛГУ им. А.С. Пушкина стала победителем в номинации «Лучший художественный фильм» на II Молодёжном Кинофестивале "Плёнка"! Режиссёром фильма выступил сотрудник студии и выпускник университета Вячеслав Тетерин, актёрами стали студенты филологического факультета. Главную роль в фильме «Немой», представленном на фестивале, сыграл Игорь Матюков, студент 2 курса, направление «Реклама и связи с общественностью». Ему вручили также диплом победителя в номинации «Лучшая роль первого плана»! Фильм посвящён важным проблемам социальной адаптации людей с проблемами со здоровьем. Создать кинокартину в таком жанре – это большой труд: надо найти идею, написать сценарий, подобрать актёрский состав, подходящие локации и костюмы, продумать каждую деталь. Со всем этим справилась команда Телерадиостудии филологического факультета. Интересно, что местом действия фильма-победителя стал сам университет – ЛГУ им. А.С. Пушкина! Посмотреть фильм можно в группе Телерадиостудии.</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2" calcext:value-type="float">
            <text:p>2</text:p>
          </table:table-cell>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2" calcext:value-type="float">
            <text:p>12</text:p>
          </table:table-cell>
          <table:table-cell office:value-type="string" calcext:value-type="string">
            <text:p>Онлайн лекция декана юридического факультета Витебского государственного университета им. П.М. Машерова</text:p>
            <text:p/>
            <text:p>02 марта декан юридического факультета Витебского государственного университета им. П.М. Машерова Александр Бочков провел открытую лекцию в онлайн-формате для студентов юридического факультета Ленинградского государственного университета имени А. С. Пушкина на тему: «Формы права».</text:p>
            <text:p/>
            <text:p>Особое внимание лектор уделил источникам права и нормативным правовым актам республики Беларусь. Также Александр Бочков провел сравнительный анализ правовых систем республики Беларусь и Российской Федерации, что вызвало особый интерес у студентов и преподавателей.</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9" calcext:value-type="float">
            <text:p>19</text:p>
          </table:table-cell>
          <table:table-cell office:value-type="string" calcext:value-type="string">
            <text:p>Подведены итоги V Открытого регионального чемпионата «Молодые профессионалы» (WorldSkillsRussia) Ленинградской области – 2021</text:p>
            <text:p/>
            <text:p>Чемпионат проходил с 24 по 28 февраля, а 1 марта состоялась церемония закрытия чемпионата. Итоги были объявлены во время онлайн-трансляции церемонии закрытия. Жюри выбрало 213 победителей и призеров регионального чемпионата WorldSkills.</text:p>
            <text:p>Соревнования проходили на 19 площадках в образовательных организациях региона, в том числе и на двух площадках ЛГУ им. А.С. Пушкина в Выборге. Конкурсанты в этом году соревновались в 53 компетенциях в двух возрастных категориях – юниоры до 14 лет и участники в возрасте от 16 до 22 лет. Также при поддержке Комитета по труду и занятости населения Ленинградской области среди жителей региона в возрасте старше 50 лет прошли соревнования участников по компетенции «Охрана труда – Навыки мудрых».</text:p>
            <text:p/>
            <text:p>Всего в региональном этапе приняли участие 386 конкурсантов и 473 эксперта. За соблюдением стандартов чемпионата наблюдали 25 сертифицированных экспертов.</text:p>
            <text:p>Следующим этапом для конкурсантов станет участие в отборочном туре, победители которого отправятся на всероссийский этап чемпионата «Молодые профессионалы» в Уфе.</text:p>
            <text:p/>
            <text:p>Список победителей нашего вуза опубликован на сайте https://lengu.ru/news/podvedeny-itogi-v-otkrytogo-regional-nogo-chempionata-molodyye-professionaly-worldskillsrussia-leningradskoy-oblasti-2021</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93" calcext:value-type="float">
            <text:p>93</text:p>
          </table:table-cell>
          <table:table-cell office:value-type="string" calcext:value-type="string">
            <text:p>Призовое место кинофестиваля "Пленка" - у студентки ЛГУ</text:p>
            <text:p/>
            <text:p>28 февраля прошел II Молодёжный кинофестиваль непрофессиональных короткометражных фильмов "Плёнка". Студентка 3 курса факультета специального (дефектологического) образования Екатерина Половинкина стала победителем в номинации "Анимационный фильм" с короткометражкой "Черная планета". Всего на конкурс было отправлено 99 работ, из которых в финал были отобраны только 4. Поздравляем Екатерину с победой и желаем дальнейших успехов!</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34" calcext:value-type="float">
            <text:p>34</text:p>
          </table:table-cell>
          <table:table-cell office:value-type="string" calcext:value-type="string">
            <text:p>Студенты ЛГУ приняли участие в Tolles Diktat</text:p>
            <text:p/>
            <text:p>В период с 19 по 24 февраля 2021 студенты факультета иностранных языков направлений «Лингвистика» и «Педагогическое образование», изучающие немецкий язык, приняли участие в ежегодной акции «Tolles Diktat». Дикторами выступили преподаватели кафедры перевода и переводоведения и кафедры романо-германской филологии и лингводидактики. Студенты смогли проверить свои знания согласно общеевропейской классификации уровней владения немецким языком от А1 до С1. Всероссийская открытая акция «Tolles Diktat» проводится в 9-й раз по инициативе общественных организаций российских немцев с целью популяризации немецкого языка и развития культуры грамотного письма на немецком языке. Акция приурочена к Международному Дню родного языка, который учрежден ЮНЕСКО в 1999 году и отмечается 21 февраля.</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49" calcext:value-type="float">
            <text:p>49</text:p>
          </table:table-cell>
          <table:table-cell office:value-type="string" calcext:value-type="string">
            <text:p>Разговор на равных в ЛГУ им. А.С. Пушкина</text:p>
            <text:p/>
            <text:p>26 февраля губернатор Ленинградской области Александр Дрозденко вместе с первым заместителем председателя Комитета Государственной Думы по образованию и науке Геннадием Онищенко встретились со студентами Ленинградского государственного университета имени А. С. Пушкина и провели беседу на тему «Здоровый образ жизни – основа национальных целей развития».</text:p>
            <text:p>На встрече, которую открыл ректор ЛГУ им.А.С.Пушкина Станислав Еремеев, губернатор рассказал о том, как регион преодолевал пандемию, какие меры были приняты, с какими трудностями и даже упреками столкнулся он лично и органы власти. То, как регион преодолел борьбу с пандемией, говорит о том, что Ленобласть заботится о здоровье своего населения.</text:p>
            <text:p>Геннадий Онищенко рассказал студентам и гостям встречи о системе здравоохранения России и о разнице между мировой системой здравоохранения и российской: «Самое главное - мы сохранили потенциал здоровья нынешнего поколения». Кроме того, Геннадий Онищенко рассказал о природе вируса COVID-19, о самом вирусе, о системе вакцинации Российской Федерации в целом.</text:p>
          </table:table-cell>
          <table:table-cell office:value-type="string" calcext:value-type="string">
            <text:p>[]</text:p>
          </table:table-cell>
        </table:table-row>
        <table:table-row table:style-name="ro1">
          <table:table-cell table:number-columns-repeated="3"/>
        </table:table-row>
        <table:table-row table:style-name="ro4">
          <table:table-cell office:value-type="float" office:value="17" calcext:value-type="float">
            <text:p>17</text:p>
          </table:table-cell>
          <table:table-cell office:value-type="string" calcext:value-type="string">
            <text:p>СМИ о НАС: Александр Дрозденко рассказал о том, как выстроен диалог общества и власти во время пандемии.</text:p>
            <text:p>👉🏻https://lentv24.ru/_Vlasti_prostyat_vse_krome_slabosti_Aleksandr_Drozdenko_na_vstreche_so_studentami_podvel_itogi_koronavirusnoj_borbi_v_Lenobl.htm</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2" calcext:value-type="float">
            <text:p>12</text:p>
          </table:table-cell>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23" calcext:value-type="float">
            <text:p>23</text:p>
          </table:table-cell>
          <table:table-cell office:value-type="string" calcext:value-type="string">
            <text:p>❗Уже скоро начнется встреча губернатора Ленинградской области Александра Дрозденко и первого заместителя председателя комитета Государственной Думы по образованию и науке Геннадия Онищенко со студентами Ленинградский государственный университет имени А. С. Пушкина на тему «Здоровый образ жизни – основа национальных целей развития».</text:p>
          </table:table-cell>
          <table:table-cell office:value-type="string" calcext:value-type="string">
            <text:p>[]</text:p>
          </table:table-cell>
        </table:table-row>
        <table:table-row table:style-name="ro1">
          <table:table-cell table:number-columns-repeated="3"/>
        </table:table-row>
        <table:table-row table:style-name="ro15">
          <table:table-cell office:value-type="float" office:value="17" calcext:value-type="float">
            <text:p>17</text:p>
          </table:table-cell>
          <table:table-cell office:value-type="string" calcext:value-type="string">
            <text:p>Второе место на VII Международном Биотурнире - у студентов ЛГУ</text:p>
            <text:p/>
            <text:p>Студенты 1 и 2 курсов направления «Биотехнология», факультета естествознания, географии и туризма в составе команды «Frantic multicellular» дебютировали в международной лиге Биотурнира и заняли почетное второе место.</text:p>
            <text:p/>
            <text:p>Турнир проводится на базе Федерального исследовательского центра «Пущинский научный центр биологических исследований Российской академии наук» в дистанционной форме – это первое в России студенческое командное соревнование биологической направленности на английском языке.</text:p>
            <text:p/>
            <text:p>Проект реализуется с использованием гранта Президента Российской Федерации на развитие гражданского общества, предоставленного Фондом президентских грантов.</text:p>
            <text:p/>
            <text:p>Участники команды весь предыдущий месяц решали сложные для современной биологии и экологии вопросы и представили их на английском языке перед жюри и остальными командами.</text:p>
            <text:p>Фомина Алина 1 курс – «задача 6 the film supremacy»;</text:p>
            <text:p>Джапарова Анастасия 1 курс – «задача 3 total recall»;</text:p>
            <text:p>Радаева Анна 2 курс – «задача 2 bitter nicht bitter»;</text:p>
            <text:p>ХохленкоАнна 2 курс– «задача 4 life in plastics, it's fantastic»;</text:p>
            <text:p>ИсаковСергей 2 курс– «задача 5 to see the forest for the trees».</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81" calcext:value-type="float">
            <text:p>81</text:p>
          </table:table-cell>
          <table:table-cell office:value-type="string" calcext:value-type="string">
            <text:p>🏆Студентка ЛГУ - в призерах Международного конкурс-фестиваля искусств </text:p>
            <text:p> </text:p>
            <text:p>Александра Козлова, студентка факультета философии, культурологии и искусства, обучающаяся по направлению "Педагогическое образование" (профиль – музыка), стала лауреатом второй степени.</text:p>
            <text:p/>
            <text:p>С 2021 года COPENHAGEN STARS 2021 /KØBENHAVN STJERNER 2021 - Международный конкурс и фестиваль искусств, музыки, вокала, танцев и фольклора «COPENHAGEN STARS»- впервые запускается в цифровой форме как НОВОЕ ОНЛАЙН-ИЗДАНИЕ. </text:p>
            <text:p>Более шестисот участников из девятнадцати стран мира (Армения, Беларусь, Босния и Герцеговина, Болгария, Хорватия, Китай, Германия, Индонезия, Италия, Латвия, Литва, Молдова, Польша, Португалия, Россия, Румыния, Испания, Украина, США) продемонстрировали свои навыки и достижения профессиональному международному жюри и онлайн-аудитории, собрались вместе на новой онлайн-платформе, установили новые международные творческие контакты, внесли свой вклад в многонациональную культуру на основе взаимного уважения культурных традиций всех стран и народов мира.</text:p>
            <text:p/>
            <text:p> Организатор конкурса – Международный Благотворительный Фонд по культуре THE FESTIVAL BRIDGES при поддержке Центра фестивальных и художественных программ для детей и юношества TAYLIS (Прага, Чехия).</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28" calcext:value-type="float">
            <text:p>28</text:p>
          </table:table-cell>
          <table:table-cell office:value-type="string" calcext:value-type="string">
            <text:p>День родного языка отметили в ЛГУ им. А.С. Пушкина</text:p>
            <text:p/>
            <text:p>Студенты 2 курса филологического факультета, направление "Педагогическое образование (с двумя профилями подготовки)" профиль "Русский язык и литература" отметили День родного языка. Под руководством старшего преподавателя кафедры литературы и русского языка Олеси Николаевны Красниковой студенты провели филологические исследования, приняли участие в конкурсах и узнали много нового и интересного не только о русском языке! Мероприятие прошло в рамках взаимодействия университета с Российским обществом "Знание". День родного языка - международный праздник, который был учреждён решением 30-й сессии Генеральной конференции ЮНЕСКО в ноябре 1999 года и отмечается 21 февраля с 2000 года ежегодно с целью защиты языкового и культурного многообразия.</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39" calcext:value-type="float">
            <text:p>39</text:p>
          </table:table-cell>
          <table:table-cell office:value-type="string" calcext:value-type="string">
            <text:p>Студент ЛГУ занял призовое место на Первенстве России по легкой атлетике</text:p>
            <text:p/>
            <text:p>23-25 февраля 2021 года в г. Кирове состоялось Первенство России по легкой атлетике в помещениях в возрастной категории до 23 лет. Студент 1 курса факультета физической культуры Федор Скляров завоевал бронзовую награду в прыжках с шестом. Его прыжок на 5 м 25 см позволил не только стать третьим в стране, но и сделал Федора МАСТЕРОМ СПОРТА по легкой атлетике.</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11" calcext:value-type="float">
            <text:p>111</text:p>
          </table:table-cell>
          <table:table-cell office:value-type="string" calcext:value-type="string">
            <text:p>Лариса Кобрина - эксперт международного проекта</text:p>
            <text:p/>
            <text:p>Проректор по научной работе ЛГУ им. А. С. Пушкина получила приглашение от Ташкентского государственного педагогического университета имени Низами.</text:p>
            <text:p>Лариса Кобрина, проректор по научной работе ЛГУ им. А.С. Пушкина приглашена в инновационный проект «Разработка информационной платформы для повышения социально-медико-психологического иммунитета у людей в экстремальной ситуации».</text:p>
            <text:p/>
            <text:p>Проект будет реализовываться при поддержке Министерства Иностранного развития Республики Узбекистан в 2021 году.</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1" calcext:value-type="float">
            <text:p>21</text:p>
          </table:table-cell>
          <table:table-cell office:value-type="string" calcext:value-type="string">
            <text:p>Ректор ЛГУ обсудил с международными коллегами перспективы сотрудничества</text:p>
            <text:p> </text:p>
            <text:p>В ходе рабочего совещания ректор ЛГУ имени А.С. Пушкина Станислав Еремеев пообщался с заместителем председателя постоянной Комиссии по законодательству Палаты представителей Национального собрания Республики Беларусь Алексеем Егоровым и ректором Витебского государственного университета имени П.М. Машерова (Беларусь) Валентиной Богатырёвой.</text:p>
            <text:p/>
            <text:p> </text:p>
            <text:p>Обсуждались перспективные направления сотрудничества между ЛГУ имени А.С. Пушкина и ВГУ имени П.М. Машерова, в том числе научно-образовательные проекты, включающие программы академической мобильности обучающихся и преподавателей, программы включенного обучения и дополнительные образовательные программы. </text:p>
            <text:p>Совещание состоялось в онлайн-формате.</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9" calcext:value-type="float">
            <text:p>19</text:p>
          </table:table-cell>
          <table:table-cell office:value-type="string" calcext:value-type="string">
            <text:p>Магистрант ЛГУ им. А.С. Пушкина на международной конференции в Москве</text:p>
            <text:p/>
            <text:p>Студентка 1 курса магистратуры филологического факультета Валентина Папазян, направление "Педагогическое образование", профиль "Литературное и языковое образование" приняла участие в дискуссии на Международной конференции "Роман Ф.М. Достоевского "Подросток": современное состояние изучения", которая была организована на базе Института мировой литературы им. А.М. Горького РАН (Москва) на платформе ZOOM. В качестве учредителей также выступили Научно-исследовательский центр «Ф.М. Достоевский и мировая культура» и Комиссия по изучению творческого наследия Ф.М. Достоевского Научного совета «История мировой культуры» РАН. Среди участников конференции были гости из Италии, США, Испании, Украины и Германии. Докладчики коснулись проблем поэтики и интерпретации, символизма и философии романа Ф.М.Достоевского "Подросток".</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79" calcext:value-type="float">
            <text:p>79</text:p>
          </table:table-cell>
          <table:table-cell office:value-type="string" calcext:value-type="string">
            <text:p>Заседание Общественного совета государств-участников СНГ по специальному и инклюзивному образованию</text:p>
            <text:p/>
            <text:p>24 февраля 2021 года состоялось заседание Общественного совета базовой организации государств-участников Содружества Независимых Государств по подготовке, переподготовке и повышению квалификации педагогических работников и специалистов в области инклюзивного и специального образования. Члены совета подвели итоги деятельности в 2020 году и обозначили задачи на 2021 год. </text:p>
            <text:p>Участников приветствовал ректор ЛГУ им. А.С. Пушкина Станислав Германович Еремеев, который поблагодарил за отличную работу в сложное время, выразил надежду на продолжение плодотворного международного сотрудничества и уверенность в правильности выбранного международным сообществом дефектологов курса на интеграцию науки и практики на всех уровнях образования, от дошкольного до высшего.</text:p>
            <text:p>Проректор по научной работе, член Общественного совета по специальному и инклюзивному образованию Лариса Михайловна Кобрина проанализировала достижения и успехи международного дефектологического сообщества под руководством базовой организации – БГПУ им. М. Танка, обобщила основные результаты совместной научно-практической работы и внесла предложения</text:p>
            <text:p>В план работы совета на 2021 год вошли международный научный форум «Специальное образование XXI века» (апрель) и международная научная конференция «Межведомственные модели комплексного сопровождения детей дошкольного и школьного возраста с ограниченными возможностями здоровья и семей, их воспитывающих» (октябрь), организатором которых выступает ЛГУ им. А.С. Пушкина.</text:p>
            <text:p/>
            <text:p>Полный текст сообщения на нашем сайте 👉🏻https://lengu.ru/news/zasedaniye-obshchestvennogo-soveta-gosudarstvuchastnikov-sng-po-spetsial-nomu-i-inklyuzivnomu-obrazovaniyu</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5" calcext:value-type="float">
            <text:p>15</text:p>
          </table:table-cell>
          <table:table-cell office:value-type="string" calcext:value-type="string">
            <text:p>Международное обучение в онлайн формате </text:p>
            <text:p/>
            <text:p>В рамках сотрудничества Ленинградского государственного университета имени А.С. Пушкина и Витебского государственного университета имени П.М. Машерова, юридический факультет принял на семестровое обучение 14 студентов-юристов из Витебска. </text:p>
            <text:p/>
            <text:p>17 февраля, в рамках сотрудничества обучающиеся 3 курса юридического факультета учавствовали в проведении лабораторной работы по криминалистике «Технико-криминалистические средства исследования материальной структуры преступления». Лабораторную работу провела доцент кафедры уголовного права и уголовного процесса ВГУ им. П.М. Машерова эксперт-криминалист, подполковник Татьяна Дмитриева.</text:p>
            <text:p/>
            <text:p>Студенты ознакомились с теоретической частью, отработали навыки работы с технико-криминалистическими средствами. Просмотрели учебный фильм по изучению технико-криминалистических средств в унифицированном чемодане «Криминалист», что вызвало у участников особый интерес.</text:p>
            <text:p/>
            <text:p>Обучение завершится летом выдачей сертификатов.</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20" calcext:value-type="float">
            <text:p>20</text:p>
          </table:table-cell>
          <table:table-cell office:value-type="string" calcext:value-type="string">
            <text:p>💥Сегодня в 13.00 состоится Торжественная церемония открытия V Открытого Регионального чемпионата "Молодые профессионалы" (WorldSkills Russia) Ленинградской области – 2021». </text:p>
            <text:p/>
            <text:p>💻Подключайся по ссылке https://www.youtube.com/channel/UCJCbSp_hgki8m7ib7Q5ncJA </text:p>
            <text:p>http://championshiplo.ru/ </text:p>
            <text:p>Чемпионат "Молодые профессионалы" (WorldSkills Russia) Ленинградской области – 2021» будет проходить 4 дня. Перечень мероприятий, к которым можно присоединиться по ссылкам, в прикрепленном файле. </text:p>
            <text:p/>
            <text:p>❗ЛГУ им.А.С.Пушкина на чемпионате представляют 55 участников и 38 экспертов по 13 компетенциям. По результатам Регионального чемпионата будет сформирована сборная команда Ленинградской области, участники которой выйдут на Отборочные соревнования на право участия в Финале IX Национального чемпионата «Молодые профессионалы» (Ворлдскиллс Россия) — 2021 в г. Уфе.</text:p>
            <text:p/>
            <text:p>👍🏻Поддержим наших коллег!</text:p>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53" calcext:value-type="float">
            <text:p>53</text:p>
          </table:table-cell>
          <table:table-cell office:value-type="string" calcext:value-type="string">
            <text:p>🎖Поздравление ректора ЛГУ с 23 февраля </text:p>
            <text:p> </text:p>
            <text:p>Дорогие коллеги и друзья!</text:p>
            <text:p> </text:p>
            <text:p>Поздравляю всех вас с наступающим Днем защитника Отечества!</text:p>
            <text:p>23 февраля мы чествуем всех, кто преданно служил и служит Родине, надежно защищает интересы нашей страны и граждан.</text:p>
            <text:p> </text:p>
            <text:p>В этот февральский день мы чтим подвиг российского солдата, отдаем дань глубокого уважения и памяти погибшим за независимость Отчизны. Свой вклад в защиту Родины вносили и вносят наши с вами земляки. Мы всегда помним и гордимся теми, кто сражался на фронте и трудился в тылу в годы Великой Отечественной войны. Мы благодарны тем, кто защищал и защищает границы России, кто сражался с экстремизмом и терроризмом в «горячих точках», помогал в ликвидации чрезвычайных ситуаций. Сегодня Российская армия модернизируется и обретает новый, современный облик. Это - залог безопасности страны и успешного развития всего нашего общества.</text:p>
            <text:p> </text:p>
            <text:p>Защищать свою страну можно не только с оружием в руках. Первейший долг и дело чести каждого представителя сильного пола — быть опорой для своих родных и близких, и всегда помнить об этом. Именно поэтому 23 февраля — это праздник общенародный, день мужественных и твердых духом людей. Пусть этот праздник всегда будет мирным и радостным!</text:p>
            <text:p/>
            <text:p> </text:p>
            <text:p>Станислав Еремеев, ректор ЛГУ им. А.С. Пушкина</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44" calcext:value-type="float">
            <text:p>44</text:p>
          </table:table-cell>
          <table:table-cell office:value-type="string" calcext:value-type="string">
            <text:p>В ЛГУ прошел праздник для студенческих отрядов Ленобласти</text:p>
            <text:p> </text:p>
            <text:p>Студенческие отряды Ленинградской области встретились в ЛГУ им. А.С. Пушкина, чтобы отметить особый праздник.</text:p>
            <text:p> </text:p>
            <text:p>Лучших представителей студотрядов поздравил ректор ЛГУ им. А.С. Пушкина Станислав Еремеев - он вручил им дипломы и памятные подарки. В торжественной обстановке ректор подписал соглашение о сотрудничестве со Студотрядами Ленобласти. Также Станиславу Еремееву было передано благодарственное письмо от Президента Российской Федерации за вклад в подготовку и проведение мероприятий, посвященных 75-летию Победы в Великой отечественной войне, и за гражданско-патриотическое воспитание молодежи. Кроме официальной части, для всех участников встречи подготовили нетворкинг-сессию, станционную игру и праздничную спевку. </text:p>
            <text:p/>
            <text:p> Праздник проходил в двух форматах - принять участие можно было как дистанционно, так и присутствовать лично.</text:p>
          </table:table-cell>
          <table:table-cell office:value-type="string" calcext:value-type="string">
            <text:p>[]</text:p>
          </table:table-cell>
        </table:table-row>
        <table:table-row table:style-name="ro1">
          <table:table-cell table:number-columns-repeated="3"/>
        </table:table-row>
        <table:table-row table:style-name="ro20">
          <table:table-cell office:value-type="float" office:value="5" calcext:value-type="float">
            <text:p>5</text:p>
          </table:table-cell>
          <table:table-cell office:value-type="string" calcext:value-type="string">
            <text:p>ПЛЕНКА - ОЧНЫЙ ФОРМАТ ФЕСТИВАЛЯ УТВЕРЖДЕН</text:p>
            <text:p/>
            <text:p>🔥ДРУЗЬЯ, УРА🔥 Мы спешим поделиться с Вами радостной вестью! Буквально сегодня мы узнали что КОМИТЕТ ПО КУЛЬТУРЕ ОДОБРИЛ заполнение зала КИНОФЕСТИВАЛЯ на 75%</text:p>
            <text:p/>
            <text:p>➡Это значит что мы можем принять </text:p>
            <text:p>более чем ⃣⃣⃣ ЗРИТЕЛЕЙ ✔</text:p>
            <text:p/>
            <text:p>⚠Чтобы выполнить все нормы по вместимости мы вводим РЕГИСТРАЦИЮ, которая будет активна пока мы не наберём 500 человек.</text:p>
            <text:p/>
            <text:p>⬇ЧТОБЫ ПОПАСТЬ НА ФИНАЛ⬇</text:p>
            <text:p/>
            <text:p>✔РЕГИСТРИРУЙСЯ✍</text:p>
            <text:p>✔ГОТОВЬ ЛУЧШИЙ КОСТЮМ💃🕺</text:p>
            <text:p>✔ПРИХОДИ 28 февраля к 17:00 🏇</text:p>
            <text:p/>
            <text:p>📍 ПО АДРЕСУ: г.Пушкин ул. Магазейная 42</text:p>
            <text:p/>
            <text:p>⛑ВНИМАНИЕ! На стойке регистрации будут: измерять температуру/выдавать маски/распылять антисептики. При повышенной температуре участие станет не возможным.</text:p>
            <text:p/>
            <text:p>ОБЯЗАТЕЛЬНАЯ регистрация по ссылке⬇</text:p>
            <text:p/>
            <text:p>https://docs.google.com/forms/d/e/1FAIpQLSf-ixEQVcFWP2YPMMl2Rocz8eY0Cnii1TJfUNiz95WKk3ZYVQ/viewform</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5" calcext:value-type="float">
            <text:p>5</text:p>
          </table:table-cell>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28" calcext:value-type="float">
            <text:p>28</text:p>
          </table:table-cell>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0" calcext:value-type="float">
            <text:p>10</text:p>
          </table:table-cell>
          <table:table-cell office:value-type="string" calcext:value-type="string">
            <text:p>В ЛГУ пройдет V Открытый региональный чемпионат «Молодые профессионалы» Ленобласти</text:p>
            <text:p/>
            <text:p>24 – 28 февраля 2021 года состоится V Открытый региональный чемпионат «Молодые профессионалы» (WorldSkills Russia) Ленинградской области. Организаторами чемпионата являются Комитет общего и профессионального образования Ленинградской области и Региональный координационный центр движения Ворлдскиллс в Ленинградской области.</text:p>
            <text:p>На 2021 год определены 53 компетенции Ворлдскиллс. ЛГУ им.А.С.Пушкина на чемпионате представляют 55 участников и 38 экспертов по 13 компетенциям.</text:p>
            <text:p>Региональный чемпионат на своих площадках примут 19 образовательных организаций в 12 городах и населенных пунктах Ленинградской области, в т.ч. на двух в ЛГУ им.А.С.Пушкина: в Выборгском институте (филиале) - компетенция «Социальная работа» и в Институте экономической безопасности – компетенции «Администрирование отеля», «Предпринимательство».</text:p>
          </table:table-cell>
          <table:table-cell office:value-type="string" calcext:value-type="string">
            <text:p>[]</text:p>
          </table:table-cell>
        </table:table-row>
        <table:table-row table:style-name="ro1">
          <table:table-cell table:number-columns-repeated="3"/>
        </table:table-row>
        <table:table-row table:style-name="ro37">
          <table:table-cell office:value-type="float" office:value="13" calcext:value-type="float">
            <text:p>13</text:p>
          </table:table-cell>
          <table:table-cell office:value-type="string" calcext:value-type="string">
            <text:p>Открыта регистрация на XXVIII Международную научную конференцию студентов, аспирантов и молодых ученых #Ломоносов»! </text:p>
            <text:p/>
            <text:p>Подробная информация о Конференции и подача заявок на участие – на научном портале «Ломоносов» – https://lomonosov-msu.ru/rus/event/7000/ </text:p>
            <text:p/>
            <text:p>✅ Подача заявок на участие открыта до 3 марта 2021 года (включительно). </text:p>
            <text:p/>
            <text:p>Сроки проведения Конференции «Ломоносов» – 12-23 апреля 2021 года. </text:p>
            <text:p/>
            <text:p>Формат проведения Конференции: дистанционный с возможным очным участием (на усмотрение оргкомитетов секций).</text:p>
            <text:p/>
            <text:p>Основная цель Конференции — развитие творческой активности студентов, аспирантов и молодых ученых, привлечение их к решению актуальных задач современной науки, сохранение и развитие международного научно-образовательного пространства, установление контактов между будущими коллегами. </text:p>
            <text:p/>
            <text:p>В 2021 году работа Конференции будет проходить по 41 научному направлению (секциям), отражающим основные направления современной фундаментальной и прикладной науки. </text:p>
            <text:p/>
            <text:p>Помимо Конференции «Ломоносов» приглашаем принять участие в других мероприятиях Международного молодежного научного форума «Ломоносов-2021»: </text:p>
            <text:p/>
            <text:p>✅ Международный конкурс инновационных проектов и стартапов «Потенциал будущего» (20-22 апреля) - https://lomonosov-msu.ru/rus/event/6632/ </text:p>
            <text:p>✅ Конференция «Современные технологии и индивидуальные образовательные траектории» (16-17 апреля) - https://lomonosov-msu.ru/rus/event/6633/ </text:p>
            <text:p>✅ Международный конгресс молодых ученых (20-22 апреля) - https://lomonosov-msu.ru/rus/event/6634/ </text:p>
            <text:p>✅ Евразийский молодежный форум «Евразия – пространство сотрудничества, мира и согласия» (12-23 апреля) - https://lomonosov-msu.ru/rus/event/6636/</text:p>
            <text:p>✅ Международный космический форум, посвященный 60-летию первого полета человека в космос (13-16 апреля) - https://lomonosov-msu.ru/rus/event/6586/</text:p>
            <text:p/>
            <text:p>Проведение мероприятий Форума «Ломоносов-2021» поддержано грантом Президента Российской Федерации на развитие гражданского общества, предоставленным Фондом президентских грантов на проект «Международный молодежный научный форум «Ломоносов».</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8" calcext:value-type="float">
            <text:p>18</text:p>
          </table:table-cell>
          <table:table-cell office:value-type="string" calcext:value-type="string">
            <text:p>Здесь мои корни, здесь мой исток!</text:p>
            <text:p> </text:p>
            <text:p>Студенты 1 курса филологического факультета (направление «Реклама и связи с общественностью») под руководством куратора Елены Крыловой, к.и.н., доцента кафедры рекламы и общественных коммуникаций запустили важный информационный проект «Здесь мои корни, здесь мой исток»!</text:p>
            <text:p> </text:p>
            <text:p>Цель мероприятия – воспитание чувства любви к Родине и гордости за нее, уважения к родному городу, развитие интереса к истории своего родного края. Студенты поделились интересными фактами о жизни в таких городах как: Анапа, Пермь, Волгоград, Благовещенск, Киров, Чебоксары, Пятигорск, Бийск, Советская Гавань, Севастополь, Калуга, Санкт-Петербург, Коммунар, Колпино, Пушкин и многих других.</text:p>
          </table:table-cell>
          <table:table-cell office:value-type="string" calcext:value-type="string">
            <text:p>[]</text:p>
          </table:table-cell>
        </table:table-row>
        <table:table-row table:style-name="ro1">
          <table:table-cell table:number-columns-repeated="3"/>
        </table:table-row>
        <table:table-row table:style-name="ro4">
          <table:table-cell office:value-type="float" office:value="9" calcext:value-type="float">
            <text:p>9</text:p>
          </table:table-cell>
          <table:table-cell office:value-type="string" calcext:value-type="string">
            <text:p>❗ЕСЛИ ПЛАНИРУЕШЬ ПОСТУПАТЬ В МАГИСТРАТУРУ, ПОДКЛЮЧАЙСЯ! </text:p>
            <text:p>https://vk.com/im?sel=232618&amp;z=video232618_456239169%2Fc4e7ec268ba967df10</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31" calcext:value-type="float">
            <text:p>31</text:p>
          </table:table-cell>
          <table:table-cell office:value-type="string" calcext:value-type="string">
            <text:p>Память событий в Афганистане почтили в ЛГУ</text:p>
            <text:p> </text:p>
            <text:p>В ЛГУ им А. С. Пушкина 15 февраля прошли памятные мероприятия, посвященные выводу советских войск из Афганистана. 15 февраля 1989 года последний советский солдат покинул территорию этой страны. Завершилась 10-летняя афганская эпопея, которая для Советского Союза и его граждан была больше, чем просто локальной войной. </text:p>
            <text:p> </text:p>
            <text:p>С тех пор прошло 32 года. Правда оказалась гораздо сложнее и идеологических догм, и основанных на информации западных радиоголосов капитулянтских призывов. Понимание этого заставляет нас, нынешних россиян, вновь и вновь вспоминать афганские события. </text:p>
            <text:p>Памяти Афгана, памяти воинов Отечества, участников других локальных войн и конфликтов посвящены мероприятия, прошедшие в ЛГУ им А. С. Пушкина. Прежде всего, это «Историческая встреча», гостем которой стал гвардии подполковник Александр Чеботников, один из тех, кто первым входил в ДРА. В своём рассказе воин поделился впечатлениями и опытом тех советских солдат и офицеров, кто раньше других оказался на афганской земле, рассказал о своих боевых товарищах, о том, какой ему видится роль и значение советских воинов в Афганистане.</text:p>
            <text:p>Современные оценки афганских событий прозвучали в докладе зав. кафедрой истории, а итоги встречи подвел Владимир Журавлёв, проректор по работе с органами государственной власти, муниципальными образованиями и общественными объединениями. Самое активное участие в дискуссии приняли студенты университета. Всего в ZOOM–конференции приняли участие более 160 человек.</text:p>
            <text:p>В фойе университета сейчас развернута выставка–инсталляция, посвященная Афганской войне. Материалы были предоставлены Ленинградским региональным отделением общероссийской общественной молодежной патриотической организации «Российский союз ветеранов Афганистана» «Наследие».</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6" calcext:value-type="float">
            <text:p>6</text:p>
          </table:table-cell>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4" calcext:value-type="float">
            <text:p>4</text:p>
          </table:table-cell>
          <table:table-cell office:value-type="string" calcext:value-type="string">
            <text:p>СМИ о нас: о киберспортсменах нашего вуза рассказала руководитель киберспортивного подразделения университета Арина Решетникова👉🏻 http://миамир.рф/media/55087</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0" calcext:value-type="float">
            <text:p>0</text:p>
          </table:table-cell>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6" calcext:value-type="float">
            <text:p>16</text:p>
          </table:table-cell>
          <table:table-cell office:value-type="string" calcext:value-type="string">
            <text:p>Филологи - участники Олимпиады "Я - профессионал"</text:p>
            <text:p> </text:p>
            <text:p>Команда студентов 4 курса филологического факультета, направление бакалавриата "Педагогическое образование (с двумя профилями подготовки)" профиль "Русский язык и литература" прошла отборочный этап Всероссийской олимпиады студентов "Я - профессионал" в области "Педагогики" и "Филологии". Члены команды - Анастасия Баракшина, Дарья Вострикова, София Довбышенко, Юлия Каратаева, Кирилл Копылов и Егор Ягин. </text:p>
            <text:p/>
            <text:p> </text:p>
            <text:p>«Я — профессионал» — это масштабная образовательная олимпиада нового формата для студентов разных специальностей: технических, гуманитарных и естественно-научных. Задания для участников составляют эксперты из ведущих российских вузов и крупнейших компаний страны. Проверяется не абстрактная эрудиция, а профессиональные знания. Лучшие участники получают денежные призы, льготы при поступлении в магистратуру или аспирантуру, а также зарекомендуют себя перед работодателями.</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 calcext:value-type="float">
            <text:p>1</text:p>
          </table:table-cell>
          <table:table-cell office:value-type="string" calcext:value-type="string">
            <text:p>🔥Если ты боялся не успеть подать заявку на наш турнир по Dota 2, то не переживай у тебя есть еще время. </text:p>
            <text:p> </text:p>
            <text:p>⏰Мы продлили дату регистрацию на турнир до 19 февраля. </text:p>
            <text:p> </text:p>
            <text:p>❗Не упусти свою последнюю возможность попасть на наш турнир! </text:p>
            <text:p> </text:p>
            <text:p>🏃‍♂Для регистрации на турнир капитану необходимо заполнить форму по данной ссылке: https://forms.gle/nSHoGjYgeNAiubGQA </text:p>
            <text:p> </text:p>
            <text:p>Информация о призовых: https://vk.com/wall-181221965_1929</text:p>
          </table:table-cell>
          <table:table-cell office:value-type="string" calcext:value-type="string">
            <text:p>[]</text:p>
          </table:table-cell>
        </table:table-row>
        <table:table-row table:style-name="ro1">
          <table:table-cell table:number-columns-repeated="3"/>
        </table:table-row>
        <table:table-row table:style-name="ro22">
          <table:table-cell office:value-type="float" office:value="13" calcext:value-type="float">
            <text:p>13</text:p>
          </table:table-cell>
          <table:table-cell office:value-type="string" calcext:value-type="string">
            <text:p>КОНКУРС НА ЛУЧШУЮ СТУДЕНЧЕСКУЮ НАУЧНУЮ РАБОТУ </text:p>
            <text:p> ЛГУ имени А.С. ПУШКИНА </text:p>
            <text:p/>
            <text:p>Конкурс на лучшую студенческую научную работу проводится с целью выявления наиболее талантливых и одаренных студентов, способных оригинально решать исследовательские задачи и проявивших индивидуальную заинтересованность в творческом овладении знаниями и практическими навыками; для использования интеллектуального потенциала обучающихся для решения актуальных научных проблем; для подготовки из числа наиболее способных представителей вузовской молодежи резерва научно-педагогических и научных кадров. </text:p>
            <text:p/>
            <text:p>В Конкурсе могут принять участие научные работы обучающихся (студентов бакалавриата и магистратуры, а также аспирантов) очной и заочной форм обучения всех факультетов (филиалов) ЛГУ им. А.С.Пушкина, выполненные индивидуально или авторским коллективом (не более 2 человек), отвечающие конкурсным требованиям. </text:p>
            <text:p/>
            <text:p>Общее число участников конкурса, выдвигаемых от факультета (филиала), не ограничено. </text:p>
            <text:p/>
            <text:p>Конкурс проводится в два тура: </text:p>
            <text:p/>
            <text:p>– первый тур – отбор конкурсных работ студентов на базе факультетов, предоставление работ и сведений о конкурсантах в Конкурсную комиссию университета для прохождения 2 тура; </text:p>
            <text:p>– второй тур – общеуниверситетский этап выявления победителей и призеров Конкурсной комиссией среди представленных лучших студенческих научных работ в соответствии с критериями оценки.</text:p>
            <text:p/>
            <text:p>Конкурсная комиссия в срок до 18.04.2021г. осуществляет прием конкурсных работ и к 26.04.2021г. определяет победителей, призеров и лауреатов конкурса. </text:p>
            <text:p/>
            <text:p>Более подробная информация об особенностях проведения конкурса в положении</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5" calcext:value-type="float">
            <text:p>15</text:p>
          </table:table-cell>
          <table:table-cell office:value-type="string" calcext:value-type="string">
            <text:p>11 февраля 2021 г. Центр образовательных технологий ЛГУ им. А.С. Пушкина совместно с Комитетом по труду и занятости населения Ленинградской области провёл профориентационное онлайн-мероприятие «Старт в карьеру».</text:p>
            <text:p/>
            <text:p>Студентам факультета специального (дефектологического) образования, филологического факультета и факультета иностранных языков ЛГУ им. А.С. Пушкина рассказали о трудовом законодательстве, рынке труда региона, вакантных рабочих местах, формах государственной поддержки молодых специалистов. А также проконсультировали по вопросам написания профессионального резюме и портфолио как инструмента успешного трудоустройства.</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76" calcext:value-type="float">
            <text:p>76</text:p>
          </table:table-cell>
          <table:table-cell office:value-type="string" calcext:value-type="string">
            <text:p>Дзен перформенс от доцента ЛГУ</text:p>
            <text:p/>
            <text:p>Доцент кафедры культурологии и искусства ЛГУ имени А.С.Пушкина, член Союза художников России Игорь Клюшкин получил Диплом за 1 место в номинации Дзен перформенс (инсталляции и перформенсы в духе Дзен) за работу «Шаманы дизайна» на Международном фестивале символического искусства «dZen-ART», который проходил с 2 по 7 февраля в Выставочном центре Санкт–Петербургского Союза художников.</text:p>
          </table:table-cell>
          <table:table-cell office:value-type="string" calcext:value-type="string">
            <text:p>[]</text:p>
          </table:table-cell>
        </table:table-row>
        <table:table-row table:style-name="ro1">
          <table:table-cell table:number-columns-repeated="3"/>
        </table:table-row>
        <table:table-row table:style-name="ro37">
          <table:table-cell office:value-type="float" office:value="13" calcext:value-type="float">
            <text:p>13</text:p>
          </table:table-cell>
          <table:table-cell office:value-type="string" calcext:value-type="string">
            <text:p>Региональный молодёжный медиафорум «Взлёт – 2021» приглашает к участию!</text:p>
            <text:p/>
            <text:p>✍🏻Когда? 18 марта 2021 г.</text:p>
            <text:p>✍🏻Где? Санкт-Петербург, г. Пушкин, Петербургское ш., д. 10.</text:p>
            <text:p/>
            <text:p>Организацию и подготовку форума проводит филологический факультет ЛГУ им. А.С. Пушкина. В состав жюри привлекаются преподаватели, сотрудники университета, а также компетентные специалисты в области журналистики, рекламы и связей с общественностью.</text:p>
            <text:p/>
            <text:p>Конкурсы проводятся по номинациям:</text:p>
            <text:p>👉🏻лучшее печатное издание</text:p>
            <text:p>👉🏻лучшая публикация</text:p>
            <text:p>👉🏻лучший фоторепортаж</text:p>
            <text:p>👉🏻лучшая радиопередача</text:p>
            <text:p>👉🏻лучшее видео</text:p>
            <text:p>👉🏻лучшая реклама</text:p>
            <text:p/>
            <text:p>Форум проводится в два этапа:</text:p>
            <text:p>- отборочный тур </text:p>
            <text:p>- финал форума</text:p>
            <text:p/>
            <text:p>Заявки на участие в форуме присылаются вместе с работами по электронному адресу: kafreklama@mail.ru, lgu.lit@yandex.ru </text:p>
            <text:p>и по почтовому адресу: 196605, Санкт-Петербург, г. Пушкин, Петербургское ш., д. 10, кафедра рекламы и общественных коммуникаций.</text:p>
            <text:p/>
            <text:p>Подробности в информационном письме👇🏻</text:p>
          </table:table-cell>
          <table:table-cell office:value-type="string" calcext:value-type="string">
            <text:p>[]</text:p>
          </table:table-cell>
        </table:table-row>
        <table:table-row table:style-name="ro1">
          <table:table-cell table:number-columns-repeated="3"/>
        </table:table-row>
        <table:table-row table:style-name="ro19">
          <table:table-cell office:value-type="float" office:value="30" calcext:value-type="float">
            <text:p>30</text:p>
          </table:table-cell>
          <table:table-cell office:value-type="string" calcext:value-type="string">
            <text:p>📖ЛГУ им. А.С. Пушкина на 4 месте в рейтинге образовательных организаций высшего образования по работе с ЭБС "Университетская библиотека онлайн" за 2020 год </text:p>
            <text:p> </text:p>
            <text:p>Ежегодно подводятся итоги активности работы с ЭБС «Университетская библиотека онлайн» среди подписчиков онлайн библиотеки. </text:p>
            <text:p/>
            <text:p>ЛГУ им. А.С. Пушкина занял 4 место среди более чем 500 образовательных организаций высшего образования по совокупности следующих показателей: </text:p>
            <text:p>• количество зарегистрировавшихся пользователей;</text:p>
            <text:p>• количество активных пользователей ЭБС;</text:p>
            <text:p>• количество преподавателей, пользующихся ЭБС;</text:p>
            <text:p>• процент активных пользователей по отношению к контингенту вуза;</text:p>
            <text:p>• количество книгообращений и объем прочитанного в вузе;</text:p>
            <text:p>• объем прочитанных книг на одного студента;</text:p>
            <text:p>• количество поисковых запросов в вузе;</text:p>
            <text:p>• активность в использовании мультимедийного контента;</text:p>
            <text:p>• использование сервисов ЭБС;</text:p>
            <text:p>• средняя стоимость одной книги за год для вуза.</text:p>
            <text:p> </text:p>
            <text:p>А вот как выглядит десятка самых эффективных вузов по работе с ЭБС за 2020 год:</text:p>
            <text:p>1. Московский финансово-промышленный университет «Синергия»</text:p>
            <text:p>2. Кубанский государственный университет</text:p>
            <text:p>3. Московский государственный институт международных отношений (университет) Министерства иностранных дел Российской Федерации</text:p>
            <text:p>❗4. Ленинградский государственный университет имени А.С. Пушкина</text:p>
            <text:p>5. Крымский федеральный университет имени В. И. Вернадского</text:p>
            <text:p>6. Уральский федеральный университет имени первого Президента России Б.Н. Ельцина</text:p>
            <text:p>7. Башкирский государственный университет</text:p>
            <text:p>8. Вятский государственный университет</text:p>
            <text:p>9. Российская таможенная академия</text:p>
            <text:p>10. Ростовский государственный экономический университет (РИНХ)</text:p>
          </table:table-cell>
          <table:table-cell office:value-type="string" calcext:value-type="string">
            <text:p>[]</text:p>
          </table:table-cell>
        </table:table-row>
        <table:table-row table:style-name="ro1">
          <table:table-cell table:number-columns-repeated="3"/>
        </table:table-row>
        <table:table-row table:style-name="ro22">
          <table:table-cell office:value-type="float" office:value="30" calcext:value-type="float">
            <text:p>30</text:p>
          </table:table-cell>
          <table:table-cell office:value-type="string" calcext:value-type="string">
            <text:p>ЛГУ имени А.С. Пушкина станет местом притяжения всех студенческих отрядов Ленинградской области для празднования Дня Российских Студенческих отрядов! </text:p>
            <text:p/>
            <text:p>20 Февраля проведи вместе с нами, ведь мы подумали о твоем удобстве:</text:p>
            <text:p/>
            <text:p>Мероприятие пройдёт сразу в двух форматах:</text:p>
            <text:p>✅- в формате онлайн-трансляции в группе Ленинградского Областного (https://vk.com/rso47) для тех, кто по какой-либо причине не сможет присутствовать вживую;</text:p>
            <text:p>✅- в формате офлайн в ЛГУ имени А.С. Пушкина для тех, кто уже устал от виртуального мира и жаждет встретиться со своими друзьями.</text:p>
            <text:p/>
            <text:p>В рамках празднования Дня Российских Студенческих Отрядов пройдёт множество активностей в лучших традиций студенческих отрядов Ленинградской области: </text:p>
            <text:p>торжественная часть и награждение отличившихся участников движения, нетворкинг сессия, станционная игра и праздничная спевка.</text:p>
            <text:p/>
            <text:p>Участие в мероприятии можешь принять и ты!</text:p>
            <text:p>Мы будем рады разделить с тобой наш праздник! </text:p>
            <text:p/>
            <text:p>С более подробной информацией по участию, а также планом мероприятия можно ознакомиться в группе или в положении ниже.</text:p>
            <text:p/>
            <text:p>#РСО #ТрудКрут #ЛОСО_ЖГИ #СО_Ленобласти #ЛГУ</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6" calcext:value-type="float">
            <text:p>16</text:p>
          </table:table-cell>
          <table:table-cell office:value-type="string" calcext:value-type="string">
            <text:p>🧡Поддержим студентов во Всероссийском чемпионате по финансовой грамотности</text:p>
            <text:p/>
            <text:p>Студенты экономического факультета ЛГУ им. А.С. Пушкина в составе команды «ФинКульт» принимают участие в масштабном Всероссийском чемпионате по финансовой грамотности. Участники команды – студенты 3 и 4 курсов Ольга Кудинова (капитан команды), Мария Зверева, Владислав Полещук, Эдита Назинян, Ясаман Гусейнова и Алексей Ястребов (студент Выборгского филиала). Эксперт команды — опытный участник соревнований по финансовой грамотности, студент магистратуры Даниил Смирнов. Руководитель от Университета — преподаватель кафедры экономики и управления Юлия Бушенева.</text:p>
            <text:p>Обучающиеся принимают участие в соревнованиях Студенческой лиги А, в которой в качестве участников заявлено 119 команд из 67 регионов РФ. Команду «ФинКульт» ждут интенсивные соревнования: публичная защита решения кейсов и публичное оппонирование решениям команд-соперниц. Участники команды учатся финансовой грамотности на вебинарах и в ходе оживленных дискуссий по предварительному обсуждению кейсов. Отборочные туры Чемпионата пройдут 22-26 февраля 2021 года, а в марте, в случае успешного выступления, команду ждут основные соревнования. Пожелаем успехов участникам!</text:p>
          </table:table-cell>
          <table:table-cell office:value-type="string" calcext:value-type="string">
            <text:p>[]</text:p>
          </table:table-cell>
        </table:table-row>
        <table:table-row table:style-name="ro1">
          <table:table-cell table:number-columns-repeated="3"/>
        </table:table-row>
        <table:table-row table:style-name="ro6">
          <table:table-cell office:value-type="float" office:value="5" calcext:value-type="float">
            <text:p>5</text:p>
          </table:table-cell>
          <table:table-cell office:value-type="string" calcext:value-type="string">
            <text:p>📈Поучаствуйте в опросе Центрального Банка Российской Федерации </text:p>
            <text:p/>
            <text:p>Центральный Банк Российской Федерации проводит опрос населения для определения уровня доверия клиентов (физических и юридических лиц) и контрагентов организаций кредитно-финансовой сферы к безопасности реализуемых электронных технологий и сервисов. </text:p>
            <text:p>Результаты опроса помогут Банку России разработать меры, направленные на повышение защищенности финансовых операций. </text:p>
            <text:p> </text:p>
            <text:p>❗Опрос является анонимным и проводится до 18.02.2021. </text:p>
            <text:p> </text:p>
            <text:p>К участию в заполнении анкеты приглашаются физические и юридические лица. </text:p>
            <text:p> </text:p>
            <text:p>Просим принять участие и ответить на вопросы анкеты: </text:p>
            <text:p> </text:p>
            <text:p>✅Для физических лиц: </text:p>
            <text:p>https://forms.gle/pKzJrUVTn6hbjEgZ6 </text:p>
            <text:p/>
            <text:p>✅Для юридических лиц: </text:p>
            <text:p>https://forms.gle/EfCx7wwRfVHso56V9</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5" calcext:value-type="float">
            <text:p>5</text:p>
          </table:table-cell>
          <table:table-cell office:value-type="string" calcext:value-type="string">
            <text:p>Коллеги! </text:p>
            <text:p> </text:p>
            <text:p>Научно-практический журнал «Устойчивое развитие науки и образования» приглашает Вас опубликовать научную статью в журнале и принять заочное участие в VII Международной научно-практической конференции «Институциональная трансформация глобальных систем и процессов: от кризиса к устойчивому развитию» (26 февраля 2021 года). </text:p>
            <text:p/>
            <text:p>К участию в конференции приглашаются преподаватели, ученые, научные сотрудники, специалисты-практики, аспиранты, магистранты и студенты. </text:p>
            <text:p>Материалы конференции будут опубликованы в специальном номере </text:p>
            <text:p>электронного научно-практического журнала «Устойчивое развитие науки и образования». </text:p>
            <text:p>Более подробная информация в прилагаемом информационном письме.</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5" calcext:value-type="float">
            <text:p>15</text:p>
          </table:table-cell>
          <table:table-cell office:value-type="string" calcext:value-type="string">
            <text:p>Вуз - школе: «На старт, ЛГУ»!</text:p>
            <text:p> </text:p>
            <text:p>10 февраля студенты 4 курса филологического факультета (направление "реклама и связи с общественностью") под руководством кандидата педагогических наук, старшего преподавателя кафедры рекламы и общественных коммуникаций Юлии Мокшиной провели блестящее профориентационное онлайн-мероприятие для школьников 10-11 классов ГБОУ СОШ № 328 Невского района Санкт-Петербурга. Это был митап на тему: «На старт, ЛГУ»!</text:p>
            <text:p/>
            <text:p>В рамках события ребята рассказывали школьникам о преимуществах поступления в ЛГУ им. А.С. Пушкина, презентовали родное направление «Реклама и связи с общественностью», делились впечатлениями о студенческой жизни, решали практические задачи на примере известных брендов, отвечали на вопросы. Событие вызвало большой интерес со стороны старшеклассников и было поддержано громкими зум-аплодисментами и благодарностями!</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6" calcext:value-type="float">
            <text:p>6</text:p>
          </table:table-cell>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24" calcext:value-type="float">
            <text:p>24</text:p>
          </table:table-cell>
          <table:table-cell office:value-type="string" calcext:value-type="string">
            <text:p>Шаг в науку для аспирантов ЛГУ</text:p>
            <text:p> </text:p>
            <text:p>9 февраля 2021 года в рамках реализации мероприятий Года науки и технологий в ЛГУ им. А.С. Пушкина состоялся онлайн-семинар «Шаг в науку», в котором приняли участие аспиранты и молодые учёные университета.</text:p>
            <text:p>На открытии семинара выступила заведующая отделом аспирантуры и докторантуры Ольга Левченко, которая рассказала о роли аспирантуры в воспроизводстве научных кадров. Ольга Кублицкая, начальник управления научной политики познакомила аспирантов с программой научных мероприятий ЛГУ им. А.С. Пушкина на 2021 год и правилами отбора изданий для публикации основных результатов исследования. Сергей Писаренко, председатель совета молодых ученых поделился опытом успешного участия обучающихся в научных конкурсах различного уровня, а Никита Дашкевич, председатель студенческого научного общества представил основные направления деятельности объединения. </text:p>
            <text:p>В работе семинара приняли участие 98 человек; аспиранты получили памятку по работе с базами публикаций и научными фондами.</text:p>
          </table:table-cell>
          <table:table-cell office:value-type="string" calcext:value-type="string">
            <text:p>[]</text:p>
          </table:table-cell>
        </table:table-row>
        <table:table-row table:style-name="ro1">
          <table:table-cell table:number-columns-repeated="3"/>
        </table:table-row>
        <table:table-row table:style-name="ro15">
          <table:table-cell office:value-type="float" office:value="91" calcext:value-type="float">
            <text:p>91</text:p>
          </table:table-cell>
          <table:table-cell office:value-type="string" calcext:value-type="string">
            <text:p>Экология - одно из приоритетных направлений работы Университета</text:p>
            <text:p/>
            <text:p>Арсений Майоров, проректор по цифровому развитию ЛГУ им. А. С. Пушкина, совместно [club78663288|Общероссийским общественным движением “НАРОДНЫЙ ФРОНТ «ЗА РОССИЮ»| Ленинградская область] работает над решением проблемы на территории поселка Ленинское (Выборгский район).</text:p>
            <text:p/>
            <text:p>Уже длительное время в поселке ведется строительство коттеджей, владельцы которых устанавливают заборы, блокирующие подход к озеру Мертвое, место отдыха жителей и приезжих, и доступы к реке Сестра, из-за чего весной многие участки оказываются заболоченными.</text:p>
            <text:p/>
            <text:p>Данный кейс не является для нашей страны уникальным. Обеспечение свободного доступа к водным объектам всем желающим - сложная проблема, которая носит в первую очередь юридический характер.</text:p>
            <text:p/>
            <text:p>Арсений Майоров и коллектив юридического факультета приняли активное участие в поиске решений проблемы. Для этого была запущена работа в рамках “Юридической клиники” (практика, в рамках которой бесплатные юридические консультации осуществляются студентами университета): молодые специалисты продемонстрировали профессионализм, отзывчивость и энтузиазм, что позволит в будущем найти пути решения данный проблемы. </text:p>
            <text:p/>
            <text:p>"В последние годы приоритет на экологию, неоднократно обозначаемый Президентом РФ, обретает всё больший вес в политике страны. Огромная благодарность нашим друзьям из ОНФ, которые делают очень важную для всех нас работу и отстаивают интересы жителей Ленинградской области!” - отметил Арсений Майоров.</text:p>
            <text:p/>
            <text:p>#лидерыроссии</text:p>
            <text:p>#россиястранавозможностей</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3" calcext:value-type="float">
            <text:p>3</text:p>
          </table:table-cell>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40" calcext:value-type="float">
            <text:p>40</text:p>
          </table:table-cell>
          <table:table-cell office:value-type="string" calcext:value-type="string">
            <text:p>10 февраля - День памяти А.С.Пушкина</text:p>
            <text:p/>
            <text:p>Сегодня годовщина смерти Александра Сергеевича Пушкина. Вспоминая великого поэта, мы подобрали интересные факты из его биографии:</text:p>
            <text:p>1. Пушкин был невысокого даже для своего времени роста — всего 166 см. </text:p>
            <text:p>2. В детстве поэт не отличался усердием в получении знаний и в элитный по тем временам Царскосельский лицей попал лишь благодаря усилиям своего авторитетного дяди — Василия Львовича. </text:p>
            <text:p>3. Мы привыкли представлять поэта эдаким жгучим красавцем с курчавой шевелюрой и модными бакенбардами. Но современники считали Пушкина малопривлекательным, о чем, кстати, говорят и портреты поэта, сделанные в первой половине XX столетия. </text:p>
            <text:p>4. С самого раннего детства Пушкин был озорником и непоседой. </text:p>
            <text:p>5. Пушкин был легкомысленным и не слишком деликатным.</text:p>
            <text:p>6. Александр Сергеевич любил дуэли и никогда не упускал возможности в них поучаствовать. </text:p>
            <text:p>7. Все знают, что предок Пушкина был родом из Эфиопии. </text:p>
            <text:p>8. Пушкина часто представляют как эдакого пламенного патриота и славянофила. Это было не совсем так. </text:p>
            <text:p>9. Гений русской поэзии имел пристрастие к азартным играм, а в особенности к картам. </text:p>
            <text:p>10.Первый гонорар за стихи получил в 14 лет от императрицы.</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9" calcext:value-type="float">
            <text:p>9</text:p>
          </table:table-cell>
          <table:table-cell office:value-type="string" calcext:value-type="string">
            <text:p>Уважаемые абитуриенты! </text:p>
            <text:p/>
            <text:p>❗Юридический факультет ЛГУ им. А.С. Пушкина проводит День открытых дверей в онлайн формате 13 февраля 2021 года в 10.00. </text:p>
            <text:p/>
            <text:p>📌В рамках проведения дня открытых дверей пройдет олимпиада по обществознанию в дистанционном режиме. На олимпиаде необходимо присутствовать с стационарного компьютера (с колонками, микрофоном, веб-камерой) или ноутбука, также скачать актуальную версию ZOOM. </text:p>
            <text:p>✅Для участия необходимо: зарегистрироваться по ссылке https://forms.gle/muPtpEKz4W4UbBXBA . На электронную почту накануне Вам придет приглашение на конференцию ZOOM. </text:p>
            <text:p>👍🏻Приняв участие в Дне открытых дверей онлайн, вы познакомитесь с факультетом, направлениями подготовки бакалавриата и магистратуры, условиями поступления в 2021 году.</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2" calcext:value-type="float">
            <text:p>12</text:p>
          </table:table-cell>
          <table:table-cell office:value-type="string" calcext:value-type="string">
            <text:p>"Привет, сосед!" в ЛГУ им. А.С. Пушкина</text:p>
            <text:p> </text:p>
            <text:p>8 февраля 2021 года состоялись оффлайн и онлайн встречи студентов филологического факультета (направления «Реклама и связи с общественностью» и «Журналистика») с руководителем отдела маркетинга социальной сети жильцов многоквартирных домов «Привет, сосед!» Алёной Олеговной Нестеренко.</text:p>
            <text:p/>
            <text:p>"По замыслу создателей, проект поможет жителям Северной столицы не только лучше узнать своих соседей по жилому комплексу и микрорайону, но и организовывать совместные соседские мероприятия вроде пикников и выездов на природу, находить проверенных специалистов, оперативно решать вопросы ЖКХ, следить за порядком на территории и сдавать или снимать квартиры "от собственника", не прибегая к услугам посредников".</text:p>
            <text:p/>
            <text:p>Алёна Олеговна рассказала студентам о вариантах прохождения практик, стажировок и перспективах трудоустройства по окончании обучения в университете: https://privetsosed.ru</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9" calcext:value-type="float">
            <text:p>9</text:p>
          </table:table-cell>
          <table:table-cell/>
          <table:table-cell office:value-type="string" calcext:value-type="string">
            <text:p>[]</text:p>
          </table:table-cell>
        </table:table-row>
        <table:table-row table:style-name="ro1">
          <table:table-cell table:number-columns-repeated="3"/>
        </table:table-row>
        <table:table-row table:style-name="ro29">
          <table:table-cell office:value-type="float" office:value="30" calcext:value-type="float">
            <text:p>30</text:p>
          </table:table-cell>
          <table:table-cell office:value-type="string" calcext:value-type="string">
            <text:p>#СНОВАВНАУКУ</text:p>
            <text:p>В новом семестре ЛГУ им. А.С. Пушкина присоединился к Всероссийскому интернет - флешмобу #СНОВАВНАУКУ, который символизирует возврат студентов и преподавателей в аудитории и лаборатории, а также подчеркивает вклад российских ученых в развитие страны.</text:p>
            <text:p>Мероприятие проходит в рамках Года науки и технологий в РФ. </text:p>
            <text:p>📸Присоединяйтесь, делитесь впечатлениями от первого учебного дня offline.</text:p>
            <text:p>🎉Предлагаем поддержать инициативу и присоединиться к акции!</text:p>
            <text:p/>
            <text:p>✅Что нужно делать?</text:p>
            <text:p>* Сделайте фото или видео с надписью «Снова в науку». Используйте для нанесения любые доступные поверхности: листок бумаги, экран смартфона, доску, колбу или даже лабораторный халат.</text:p>
            <text:p>* Опубликуйте на своей странице в ВКонтакте или Instagram</text:p>
            <text:p>* Поставьте хэштег: #СНОВАВНАУКУ , #ЛГУ, [club22822305|@vk].com/lengu</text:p>
            <text:p/>
            <text:p>Акция будет длиться до тех пор, пока мы все участвуем😉</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87" calcext:value-type="float">
            <text:p>87</text:p>
          </table:table-cell>
          <table:table-cell office:value-type="string" calcext:value-type="string">
            <text:p>Благодарность от РУМЦ РГПУ им. А.И. Герцена.</text:p>
            <text:p/>
            <text:p>Ресурсный учебно-методический центр по обучению инвалидов и лиц с ограниченными возможностями здоровья Российского государственного университета имени А.И. Герцена, в лице директора А.Антропова выражает благодарность Ларисе Кобриной, проректору по научной работе ЛГУ им. А.С.Пушкина за активное сотрудничество и помощь в укреплении межвузовских связей и продвижении инклюзивного образования.</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29" calcext:value-type="float">
            <text:p>29</text:p>
          </table:table-cell>
          <table:table-cell office:value-type="string" calcext:value-type="string">
            <text:p>Студентка ЛГУ им. А.С. Пушкина выступила в Гжельском университете</text:p>
            <text:p> </text:p>
            <text:p>Валентина Папазян, студентка 1 курса магистратуры филологического факультета, направление обучения "Педагогическое образование" профиль "Литературное и языковое образование" стала участником конференции, посвящённой творчеству Ф.М. Достоевского. В этом году празднуется юбилей великого писателя. В 2016 году Президентом Российской Федерации был подписан Указ № 424 о праздновании в 2021 году юбилея Ф.М. Достоевского «за выдающийся вклад в отечественную и мировую культуру и в связи с исполняющимся в 2021 году 200-летием со дня его рождения». За активное участие студентке был вручён сертификат. На конференции были рассмотрены вопросы влияния творчества писателя на мировую литературу и культуру в целом.</text:p>
          </table:table-cell>
          <table:table-cell office:value-type="string" calcext:value-type="string">
            <text:p>[]</text:p>
          </table:table-cell>
        </table:table-row>
        <table:table-row table:style-name="ro1">
          <table:table-cell table:number-columns-repeated="3"/>
        </table:table-row>
        <table:table-row table:style-name="ro15">
          <table:table-cell office:value-type="float" office:value="14" calcext:value-type="float">
            <text:p>14</text:p>
          </table:table-cell>
          <table:table-cell office:value-type="string" calcext:value-type="string">
            <text:p>Флешмоб «Снова в науку»</text:p>
            <text:p/>
            <text:p>В день Российской науки – 8 февраля – студенты и преподаватели возвращаются с удаленного обучения и работы в вузы и лаборатории и запускают всероссийский флэшмоб «Снова в науку».</text:p>
            <text:p/>
            <text:p>Акция «Снова в науку» символизирует возврат студентов и преподавателей в аудитории и лаборатории, а также подчеркивает вклад российских ученых в разработку вакцины от COVID-19, как одного из главных научных достижений 2020 года.</text:p>
            <text:p>❗Наиболее креативные посты будут опубликованы в официальных аккаунтах Министерства науки и высшего образования России. </text:p>
            <text:p>Публикуй фото и видео в своих социальных сетях с хештегом #СНОВАВНАУКУ.</text:p>
            <text:p/>
            <text:p>Акцию начнут Министр науки и высшего образования Российской Федерации Валерий Фальков и президент Российского Союза ректоров, ректор МГУ академик Виктор Садовничий.</text:p>
            <text:p/>
            <text:p>Напомним, мероприятие проходит в рамках Года науки и технологий в Российской Федерации. Организаторы флешмоба –Министерство науки и высшего образования РФ, Российский союз ректоров при участии оргкомитета Фестиваля NAUKA 0+.</text:p>
            <text:p/>
            <text:p>25 декабря 2020 года Президент Российской Федерации Владимир Путин подписал Указ о проведении в 2021 году в России Года науки и технологий. Задача Года – привлечь талантливую молодежь в сферу науки и технологий, повысить вовлеченность профессионального сообщества в реализацию Стратегии научно-технологического развития Российской Федерации, а также сформировать у граждан нашей страны четкое представление о реализуемых государством и бизнесом инициативах и достижениях в области науки и технологий.</text:p>
            <text:p>#СНОВАВНАУКУ #ЛГУ#ДеньНауки</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30" calcext:value-type="float">
            <text:p>30</text:p>
          </table:table-cell>
          <table:table-cell office:value-type="string" calcext:value-type="string">
            <text:p>ЛГУ им.А.С.Пушкина поздравляют с Днем российской науки первые лица Ленинградской области: губернатор региона Александр Дрозденко, председатель Законодательного собрания Сергей Бебенин.</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4" calcext:value-type="float">
            <text:p>24</text:p>
          </table:table-cell>
          <table:table-cell office:value-type="string" calcext:value-type="string">
            <text:p>🇷🇺С ДНЕМ РОССИЙСКОЙ НАУКИ</text:p>
            <text:p>День российской науки отмечается 8 февраля. Это праздник академиков, ученых, профессоров и студентов, решивших посвятить свою жизнь научной и исследовательской деятельности.</text:p>
            <text:p>👆🏻История праздника начинается еще со времен Петра I. По его велению в 1724 году именно 8 февраля был издан указ о развитии науки в российском государстве, благодаря чему появилась первая Академия наук и художеств.</text:p>
            <text:p>❗Наша страна дала миру множество уникальных имен и научных открытий, которые сыграли большую роль в развитии человеческой цивилизации. М. Ломоносов, К. Циолковский, И. Павлов, </text:p>
            <text:p>Д.Менделеев и многие выдающиеся ученые. </text:p>
            <text:p/>
            <text:p>🎯Наука – это сила, дающая прогресс, движение, развитие во всех сферах жизни: медицина, образование, экономика, производство. Достижения ученых выводят человечество на новый уровень жизни, повышая ее качество.</text:p>
          </table:table-cell>
          <table:table-cell office:value-type="string" calcext:value-type="string">
            <text:p>[]</text:p>
          </table:table-cell>
        </table:table-row>
        <table:table-row table:style-name="ro1">
          <table:table-cell table:number-columns-repeated="3"/>
        </table:table-row>
        <table:table-row table:style-name="ro29">
          <table:table-cell office:value-type="float" office:value="4" calcext:value-type="float">
            <text:p>4</text:p>
          </table:table-cell>
          <table:table-cell office:value-type="string" calcext:value-type="string">
            <text:p>🌆Городские истории в Новороссийске</text:p>
            <text:p/>
            <text:p>"Городские истории" объявляют Конкурс на лучший сценарий иммерсивного аудиоспектакля.</text:p>
            <text:p>Тема: «Дневник воспоминаний»</text:p>
            <text:p>К участию в Конкурсе приглашаются все желающие старше 14 лет.</text:p>
            <text:p>Со всеми условиями можно ознакомиться по ссылке: </text:p>
            <text:p>http://citystories-contest.tilda.ws</text:p>
            <text:p>Нужные материалы найдёте на канале в телеграмм: https://t.me/citystories_contest</text:p>
            <text:p>Участвуй, прокачай свои навыки, попробуй себя в проекте нового формата 👍🏼</text:p>
            <text:p/>
            <text:p>✏Работы принимаются до 12 февраля 2021 года. </text:p>
            <text:p>✒Сроки проведения со 2 февраля по 1 марта 2021 года"</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8" calcext:value-type="float">
            <text:p>8</text:p>
          </table:table-cell>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46" calcext:value-type="float">
            <text:p>46</text:p>
          </table:table-cell>
          <table:table-cell office:value-type="string" calcext:value-type="string">
            <text:p>🏆Лыжный успех</text:p>
            <text:p>3 февраля 2021 года в г. Кириши Ленинградской области состоялась лыжная гонка ГТО среди студентов профессионального образования и высшего образования Ленинградской области. Команда нашего университета под руководством старшего преподавателя Истомина Романа Александровича в возрастной категории 20-24 года одержала две победы и завоевала три призовых места:</text:p>
            <text:p>⛷Женщины:</text:p>
            <text:p>1 место - Антонина Писарева, 2 курс ФФК, мастер спорта</text:p>
            <text:p>2 место - Анастасия Шорохова, 4 курс ФФК, кандидат в мастера спорта</text:p>
            <text:p>⛷Мужчины:</text:p>
            <text:p>1 место - Дмитрий Антипов, 3 курс ФФК, мастер спорта</text:p>
            <text:p>2 место - Александр Сова, 2 курс магистратура ФФК, мастер спорта</text:p>
            <text:p>3 место - Алексей Золотенков, 3 курс, ФФК</text:p>
            <text:p>💐Поздравляем!</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6" calcext:value-type="float">
            <text:p>16</text:p>
          </table:table-cell>
          <table:table-cell office:value-type="string" calcext:value-type="string">
            <text:p>Уважаемые абитуриенты! </text:p>
            <text:p/>
            <text:p>С 7 февраля факультет истории и социальных наук начинает подготовку к конкурсу научных работ «Моя малая Родина». Письменные работы необходимо направлять на электронную почту isn.decanat@lengu.ru – декана факультета истории и социальных наук. Очный тур – защита представленных работ состоится 13 марта 2021 года (в субботу). Начало в 11.00. При неблагоприятном развитии эпидемиологической обстановки защита пройдёт в дистанционном режиме.</text:p>
            <text:p/>
            <text:p> С 13 февраля начинается подготовка к конкурсу научных работ «XIII век. Русь на переломе. К 800-летию со дня рождения Святого, благоверного князя Александра Невского». Очный тур – защита представленных работ состоится 17 апреля 2021 года. Начало в 11.00. При неблагоприятном развитии эпидемиологической обстановки защита пройдёт в дистанционном режиме.</text:p>
            <text:p/>
            <text:p>По всем вопросам участия, организации, технического оформления работ просим обращаться на эл. почту по адресу isn.decanat@lengu.ru или по телефону 451 93 – 93 деканат факультета истории и социальных наук.</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5" calcext:value-type="float">
            <text:p>5</text:p>
          </table:table-cell>
          <table:table-cell office:value-type="string" calcext:value-type="string">
            <text:p>💪🏻Студент ЛГУ - на европейском уровне турнирных состязаний Premium Master League</text:p>
            <text:p> </text:p>
            <text:p>Студент 2 курса факультета математики и информатики Олег Дядя, игрок СКК "Импульс" попал в топ-100 лучших игроков Premium Master League в Европе.</text:p>
            <text:p/>
            <text:p>Сотня лучших игроков, попавшая в топ на международной турнирной платформе FACEIT в полупрофессиональной лиге в дивизионе Premium Master, получает возможность пройти отборочные квалификации в FACEIT Pro League Challenger и побороться за звание одного из сильнейших киберспортсменов на международной арене в Faceit Pro League (FPL).</text:p>
            <text:p/>
            <text:p>FPL — рейтинг для профессиональных игроков Америки и Европы, куда можно попасть по приглашению или через систему квалификаций. В каждом дивизионе ежемесячно разыгрывают по $20 тыс.</text:p>
            <text:p>Также Олег Дядя отличился в еженедельном турнире на международной турнирной платформе FACEIT в Elite Cash Ladder от Visa и Газпромбанка, заняв 2-е место.</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7" calcext:value-type="float">
            <text:p>7</text:p>
          </table:table-cell>
          <table:table-cell office:value-type="string" calcext:value-type="string">
            <text:p># НАСТАВНИК47</text:p>
            <text:p>Успей стать учеником лучших наставников региона! Отбор среди активных, талантливых школьников и студентов Ленинградской области для участия в проекте проводится по результатам анализа подготовленных эссе (видео эссе) на тему: «Почему я хочу, чтобы моим наставником стал …?».</text:p>
            <text:p/>
            <text:p>Если ты еще не участник #Наставник47, то смело переходи по ссылке http://n47.profitest.pro/! Выбирай своего наставника и прикрепляй эссе!</text:p>
            <text:p>Становись частью самого масштабного профориентационного проекта в Ленинградской области!</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57" calcext:value-type="float">
            <text:p>57</text:p>
          </table:table-cell>
          <table:table-cell office:value-type="string" calcext:value-type="string">
            <text:p>👍🏻Давайте поддержим нашу студентку!</text:p>
            <text:p>Студентка 1 курса факультета естествознания, географии и туризма направления «Биотехнология» Алина Фомина прошла в финал студенческого трека Олимпиады Кружкового движения Национальной технологической инициативы (Олимпиада КД НТИ) по профилю «Геномное редактирование».</text:p>
            <text:p>Олимпиада КД НТИ организована в рамках проекта по развитию самых актуальных областей науки в России. Алина Фомина в составе команды «Алина против» будет принимать участие в заключительном этапе Олимпиады КД НТИ, который пройдет с 3 по 6 февраля 2021 года, в качестве биоинформатика и «мокрого» биолога одновременно. </text:p>
            <text:p>По результатам финала лучшие участники будут приглашены на летнюю профильную смену, где они смогут попрактиковаться в интересующей их сфере биологии.</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30" calcext:value-type="float">
            <text:p>30</text:p>
          </table:table-cell>
          <table:table-cell office:value-type="string" calcext:value-type="string">
            <text:p>Для всех, кто строит или планирует карьеру в digital👇</text:p>
            <text:p/>
            <text:p>Новая возможность проявить себя и бросить вызов digital-сообществу страны — всероссийский конкурс «Лидеры интернет-коммуникаций».</text:p>
            <text:p/>
            <text:p>Лучшие получат возможность стажироваться у ведущих экспертов и принять участие в образовательной программе, разработанной совместно с МГУ (бесплатно).</text:p>
            <text:p/>
            <text:p>📌Попробовать свои силы может любой желающий от 18 лет со всей России. Опыт не важен. </text:p>
            <text:p/>
            <text:p>🔗 Регистрация на сайте лидерыинтернета.рф до 23:59 26 февраля.</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29" calcext:value-type="float">
            <text:p>29</text:p>
          </table:table-cell>
          <table:table-cell/>
          <table:table-cell office:value-type="string" calcext:value-type="string">
            <text:p>[]</text:p>
          </table:table-cell>
        </table:table-row>
        <table:table-row table:style-name="ro1">
          <table:table-cell table:number-columns-repeated="3"/>
        </table:table-row>
        <table:table-row table:style-name="ro38">
          <table:table-cell office:value-type="float" office:value="21" calcext:value-type="float">
            <text:p>21</text:p>
          </table:table-cell>
          <table:table-cell office:value-type="string" calcext:value-type="string">
            <text:p>🥈🥉Награды «Абилимпикс» в руках победителей</text:p>
            <text:p/>
            <text:p>1 февраля 2021 года в Выборгском филиале ЛГУ им. А.С. Пушкина состоялось торжественное награждение победителей конкурсов профессионального мастерства «Абилимпикс», занявших 2 и 3 места. Участникам, в числе которых были студенты и преподаватели филиала ЛГУ им. А.С. Пушкина в Выборге, и их наставникам вручили дипломы и денежные сертификаты на получение премии губернатора Ленинградской области. Награждение проводили Николай Шишкин, заместитель главы администрации МО «Выборгский район Ленинградской области», Олег Петров и Михаил Макаров – депутаты Законодательного собрания Ленинградской области. </text:p>
            <text:p>Торжественное мероприятие проводилось с учетом всех ограничений, связанных с распространением новой коронавирусной инфекции. </text:p>
            <text:p/>
            <text:p>Справка</text:p>
            <text:p>V региональный чемпионат «Абилимпикс» Ленинградской области</text:p>
            <text:p>проходил с 16 по 17 ноября на базе филиала университета. Было организовано 2 площадки: "Дошкольное воспитание" и "Социальная работа". На площадках соревновались студенты (отдельные группы) и специалисты (взрослые).</text:p>
            <text:p>В компетенции «Дошкольное воспитание» победителями стали:</text:p>
            <text:p/>
            <text:p>🧡Категория «СТУДЕНТЫ»:</text:p>
            <text:p>2 место – Лидия Богданова, студентка 1 курса Национального государственного университета физической культуры, спорта и здоровья им. П.Ф. Лесгафта, эксперт Ольга Обухова (Выборгский институт (филиал) ЛГУ им. А. С. Пушкина).</text:p>
            <text:p>3 место – Мария Ушакова, студентка 1 курса Выборгского института (филиала) ЛГУ им. А.С. Пушкина, эксперт Екатерина Солодкова (Выборгский институт (филиал) ЛГУ им. А. С. Пушкина).</text:p>
            <text:p/>
            <text:p>💙Категория «СПЕЦИАЛИСТЫ»:</text:p>
            <text:p>2 место – Надежда Минина, преподаватель естествознания Выборгского института (филиала) ЛГУ им. А. С. Пушкина, эксперт Наталья Кублицкая (Выборгский институт (филиал) ЛГУ им. А. С. Пушкина).</text:p>
            <text:p>3 место – Юлия Емельянова, г. Выборг, физиотерапевт, Выборгская городская поликлиника, эксперт Инна Муравьева (Выборгский институт (филиал) ЛГУ им. А. С. Пушкина).</text:p>
            <text:p>Победителями в компетенции «Социальная работа» стали:</text:p>
            <text:p/>
            <text:p>🧡Категория «СТУДЕНТЫ»:</text:p>
            <text:p>2 место – Елизавета Мосолова, студентка 2 курса Выборгского филиала РГПУ им. А.И. Герцена, эксперт Светлана Пак (Выборгский институт (филиал) ЛГУ им. А. С. Пушкина).</text:p>
            <text:p>3 место – Анастасия Смирнова, студентка 2 курса Выборгского института (филиала) ЛГУ им. А. С. Пушкина, эксперт Марина Дмитриева (Выборгский институт (филиал) ЛГУ им. А. С. Пушкина).</text:p>
            <text:p/>
            <text:p>💙Категория «СПЕЦИАЛИСТЫ»:</text:p>
            <text:p>2 место – Галина Клышникова, учитель музыки СОШ № 12 г. Выборга, эксперт Марина Дмитриева (Выборгский институт (филиал) ЛГУ им. А. С. Пушкина).</text:p>
            <text:p>3 место - Елизавета Крючкова, г. Выборг, кассир, эксперт Евгений Плешков (Выборгский институт (филиал) ЛГУ им. А. С. Пушкина).</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2" calcext:value-type="float">
            <text:p>2</text:p>
          </table:table-cell>
          <table:table-cell office:value-type="string" calcext:value-type="string">
            <text:p>✅Сириус - Генетические ресурсы и генетика растений</text:p>
            <text:p> </text:p>
            <text:p>С 22 марта по 04 апреля 2021 года на базе Научного центра генетики и наук о жизни Университета «Сириус» пройдет образовательный модуль для студентов «Генетические ресурсы и генетика растений».</text:p>
            <text:p/>
            <text:p>Программа образовательного модуля нацелена на формирование представления о роли разнообразия генетических ресурсов растений, а также о современных генетических технологиях, агробиотехнологии в селекции растений.</text:p>
            <text:p>Для участия необходимо пройти конкурсный отбор. Более подробная информация о мероприятии и ссылка на регистрацию на странице программы: https://sochisirius.ru/obuchenie/graduates/smena833.</text:p>
            <text:p/>
            <text:p>Ознакомиться с другими программами Университета «Сириус» можно по ссылке: https://sochisirius.ru/edu/graduates.</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7" calcext:value-type="float">
            <text:p>7</text:p>
          </table:table-cell>
          <table:table-cell office:value-type="string" calcext:value-type="string">
            <text:p>Нейросетевые технологии в дистанционном обучении</text:p>
            <text:p/>
            <text:p>В онлайн-мероприятии, посвященном инновационным нейросетевым технологиям в дистанционном обучении, состоявшемся на базе Издательства "IPRMEDIA", приняли участие декан филологического факультета Светлана Петрова, доцент кафедры рекламы и общественных коммуникаций Елена Крылова, д. фил. н., заведующая кафедрой рекламы и общественных коммуникаций Марьяна Ягодкина. В ходе дискуссии было отмечено, что нейросетевая обучающая система является не только перспективным инструментом индивидуализированного обучения студентов, но и позволяет создать условия для развития интеллектуальных способностей, прочную мотивационную основу обучения, базу для формирования предметных знаний и умений, способствующую активизации познавательной деятельности и формированию профессиональной компетентности будущих специалистов</text:p>
            <text:p/>
            <text:p>IPR BOOKS — электронно-библиотечная система, которая входит в тройку лидеров отечественных полнотекстовых баз данных учебной и научной литературы. Интеграция педагогических и интеллектуальных информационных технологий, в частности нейросетевых технологий, определяет новый вид интеллектуального средства обучения, который позволяет осуществить индивидуализацию и адаптацию учебного процесса к современным запросам обучаемого.</text:p>
          </table:table-cell>
          <table:table-cell office:value-type="string" calcext:value-type="string">
            <text:p>[]</text:p>
          </table:table-cell>
        </table:table-row>
        <table:table-row table:style-name="ro1">
          <table:table-cell table:number-columns-repeated="3"/>
        </table:table-row>
        <table:table-row table:style-name="ro4">
          <table:table-cell office:value-type="float" office:value="22" calcext:value-type="float">
            <text:p>22</text:p>
          </table:table-cell>
          <table:table-cell office:value-type="string" calcext:value-type="string">
            <text:p>✨Праздники продолжаются </text:p>
            <text:p>День защитника Отечества 23 февраля сократит рабочую неделю до трех дней (с 24 по 26 февраля). Отдыхать будем с 21 по 23 февраля. Такие трехдневные выходные стали возможны в связи с переносом рабочего дня 22 февраля на субботу 20 февраля. С 15 по 20 февраля будет единственная в нынешнем году длинная шестидневная рабочая неделя.</text:p>
          </table:table-cell>
          <table:table-cell office:value-type="string" calcext:value-type="string">
            <text:p>[]</text:p>
          </table:table-cell>
        </table:table-row>
        <table:table-row table:style-name="ro1">
          <table:table-cell table:number-columns-repeated="3"/>
        </table:table-row>
        <table:table-row table:style-name="ro36">
          <table:table-cell office:value-type="float" office:value="12" calcext:value-type="float">
            <text:p>12</text:p>
          </table:table-cell>
          <table:table-cell office:value-type="string" calcext:value-type="string">
            <text:p>🎓Полезные ссылки для Абитуриента 2021</text:p>
            <text:p> </text:p>
            <text:p>Специально для наших абитуриентов мы подготовили список самых полезных ссылок. Не забудьте сохранить, они будет максимально полезными! </text:p>
            <text:p/>
            <text:p>📌Всю информацию о приеме на бакалавриат и специалитет читайте :</text:p>
            <text:p>https://lengu.ru/abitur/vsya-informatsiya-o-priyeme-2021-bakalavriat-magistratura</text:p>
            <text:p/>
            <text:p>✏Всю информацию о приеме в магистратуру можно найти здесь :</text:p>
            <text:p>https://lengu.ru/abitur/informatsiya-o-priyeme-v-magistraturu</text:p>
            <text:p/>
            <text:p>📍О проходных баллах 2021 года: https://lengu.ru/abitur/prikazy-o-zachislenii-2020</text:p>
            <text:p/>
            <text:p>✒Олимпиады, которые помогут школьникам попасть на бюджет, можно найти здесь: https://lengu.ru/abitur/olimpiady-i-konkursy</text:p>
            <text:p/>
            <text:p>🖊О документах, необходимых при поступлении, формат приемной кампании и подачи документов: https://lengu.ru/abitur/spisok-dokumentov</text:p>
            <text:p/>
            <text:p>📌Программы вступительных испытаний, в том числе дополнительных вступительных испытаний вы можете найти здесь: https://lengu.ru/abitur/programmy-vstupitel-nyh-ispytanii</text:p>
            <text:p/>
            <text:p>📍О заветных дополнительных баллах за индивидуальные достижения: </text:p>
            <text:p>бакалавриат - https://lengu.ru/abitur/vsya-informatsiya-o-priyeme-2021-bakalavriat-magistratura</text:p>
            <text:p>магистратура - https://lengu.ru/abitur/informatsiya-o-priyeme-v-magistraturu</text:p>
            <text:p/>
            <text:p>✏Про обучение на коммерческой основе: https://lengu.ru/sveden/paid_edu</text:p>
            <text:p/>
            <text:p>🖊Если же вы иностранец, который хочет поступить в ЛГУ, то эта информация для вас:https://lengu.ru/mezhdunarodnaya-dyeyatel-nost/inostrannym-abiturientam</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32" calcext:value-type="float">
            <text:p>32</text:p>
          </table:table-cell>
          <table:table-cell office:value-type="string" calcext:value-type="string">
            <text:p>🏆Золото в копилке спортсменов Выборгского филиала ЛГУ им. А.С. Пушкина</text:p>
            <text:p/>
            <text:p>В Выборге прошло торжественное мероприятие «Выборгский Олимп», посвященное подведению итогов спортивной жизни Выборга и Выборгского района за 2020 год. </text:p>
            <text:p>Традиционно в рамках церемонии «Выборгский Олимп» подводились итоги Спартакиады допризывной молодежи среди студентов учебных заведений высшего образования Выборга. Выборгский институт (филиал) ЛГУ им. А.С.Пушкина занял 1 место. </text:p>
            <text:p>Участниками традиционного праздника стали спортсмены, тренеры, ветераны спорта, представители областного правительства, районной администрации и Совета депутатов МО «Город Выборг».</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6" calcext:value-type="float">
            <text:p>16</text:p>
          </table:table-cell>
          <table:table-cell office:value-type="string" calcext:value-type="string">
            <text:p>Журналист Светлана Агапитова в гостях у ЛГУ им. А.С Пушкина</text:p>
            <text:p/>
            <text:p>29 января прошла творческая встреча студентов 1 курса филологического факультета (направление «Журналистика») с известным петербургским журналистом, бывшим Уполномоченным по правам ребенка в Санкт-Петербурге Светланой Агапитовой. </text:p>
            <text:p>Состоялась интересная беседа, посвященная современной социальной журналистике, особенностям работы детского омбудсмена, проблемам защиты детей, помощи детям, оказавшимся в трудной жизненной ситуации. Вторая часть встречи была посвящена петербургской тележурналистике. Выпускница факультета журналистики ЛГУ имени А.А. Жданова 1987 года (сегодня - СПбГУ), Светлана Юрьевна начинала свой профессиональный путь в годы перестройки — период, который исследователи сегодня называют «золотым веком» Ленинградского телевидения. Тогда передачи из телецентра на ул. Чапыгина, 6 смотрели в разных регионах нашей страны, а такие программы, как «600 секунд», «Адамово яблоко», «Телекурьер», «Пятое колесо», «Музыкальный ринг» и другие были признанными лидерами советского телеэфира.</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30" calcext:value-type="float">
            <text:p>30</text:p>
          </table:table-cell>
          <table:table-cell office:value-type="string" calcext:value-type="string">
            <text:p>Поезд Победы - в Луге</text:p>
            <text:p/>
            <text:p>Студенты и сотрудники Лужского института (филиала) ЛГУ им. А. С. Пушкина посетили уникальный передвижной музей «Поезд Победы».</text:p>
            <text:p>Участники волонтёрского движения «В ритме сердца» Лужского института (филиала) им. А. С. Пушкина стали частью «Поезда Победы». На протяжении всего времени, пока поезд находился в Луге, помогали в сопровождении групп посетителей музея, выдавали средства индивидуальной защиты, наушники и аудиогиды, измеряли температуру. </text:p>
            <text:p>На экспозиции представлены воспоминания участников Великой Отечественной войны. Эти проникновенные рассказы — живые свидетельства, они позволяют в полной мере оценить величие подвига, прочувствовать пережитое советским народом, осознать цену, которую пришлось заплатить за мирное небо над нашей головой.</text:p>
            <text:p>На сегодняшний момент ни в одном музее мира нет такого количества многофигурных композиций в скульптуре, как в «Поезде Победы». Но не только скульптурами уникальна выставочная экспозиция, интересно также и ее мультимедийное сопровождение: 50 видеопроекторов, 18 видеостен, 12 тач-столов, которые, благодаря световым и звуковым эффектам, воссоздают захватывающие воздушные бои и массированные танковые атаки, рисуют картины походной солдатской жизни и тихие воспоминания мирного довоенного времени. Всё это делает экспозицию более проникновенной, а ощущения от увиденного — более острыми.</text:p>
            <text:p/>
            <text:p>Маршрут поезда Победы: Москва, Петрозаводск, Выборг, Луга, Гатчина, Волхов, Тихвин, Сосновый Бор, Кингисепп, Санкт-Петербург, Екатеринбург, Нижний Новгород, Новосибирск, Волгоград, и Архангельск.</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3" calcext:value-type="float">
            <text:p>13</text:p>
          </table:table-cell>
          <table:table-cell office:value-type="string" calcext:value-type="string">
            <text:p>Наставник 47- перезагрузка </text:p>
            <text:p> </text:p>
            <text:p>Прогрессивные чиновники и успешные бизнесмены станут наставниками для талантливой молодежи Ленинградской области.</text:p>
            <text:p/>
            <text:p>Школьники и студенты Ленинградской области разрабатывают социальные и бизнес проекты, получают полезные контакты, осваивают новые компетенции для выстраивания профессиональной траектории.</text:p>
            <text:p/>
            <text:p>Всего 5 шагов к участию на сайте проекта: n47.profitest.pro</text:p>
            <text:p/>
            <text:p>В 2020 году было принято решение о возобновлении проекта под новым названием «Наставник 47 - перезагрузка» и смены вектора его направления на каждый муниципальный район (городской округ) региона в отдельности, где новыми наставниками молодежи станут руководители органов местного самоуправления, градообразующих предприятий и социально-ориентированного бизнеса каждого муниципального района.</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7" calcext:value-type="float">
            <text:p>7</text:p>
          </table:table-cell>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7" calcext:value-type="float">
            <text:p>17</text:p>
          </table:table-cell>
          <table:table-cell office:value-type="string" calcext:value-type="string">
            <text:p>Награды «Ворлдскиллс» и «Абилимпикс» - в руках победителей ЛГУ</text:p>
            <text:p> </text:p>
            <text:p>В администрации Выборгского района Ленинградской области состоялось торжественное награждение победителей конкурсов профессионального мастерства «Ворлдскиллс» и «Абилимпикс».</text:p>
            <text:p> </text:p>
            <text:p>Участникам, в числе которых были студенты и преподаватели филиала ЛГУ им. А.С. Пушкина в Выборге, а также их наставникам вручили дипломы и денежные сертификаты на получение премии губернатора Ленинградской области. Награждение проводил глава администрации Выборгского района Ильдар Гилязов.</text:p>
            <text:p> </text:p>
            <text:p>Больше информации на нашем сайте https://lengu.ru/news/nagrady-vorldskills-i-abilimpiks-v-rukakh-pobediteley-lgu</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42" calcext:value-type="float">
            <text:p>42</text:p>
          </table:table-cell>
          <table:table-cell office:value-type="string" calcext:value-type="string">
            <text:p>💙Путь к успеху </text:p>
            <text:p>🏸 С 24 по 28 января проходили Всероссийские соревнования по бадминтону среди студентов.</text:p>
            <text:p>Екатерина Королёва, студентка 3 курса экономического факультета ЛГУ им. А. С. Пушкина, кандидат в мастера спорта по бадминтону в личном зачете заняла 5 место!</text:p>
            <text:p>Всего в соревнованиях принимали участие 34 спортсменки.</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34" calcext:value-type="float">
            <text:p>34</text:p>
          </table:table-cell>
          <table:table-cell office:value-type="string" calcext:value-type="string">
            <text:p>Сотрудники ЛГУ им. А.С. Пушкина почтили память погибших в годы блокады Ленинграда и оккупации Пушкина</text:p>
            <text:p> </text:p>
            <text:p>27 января представители университета приняли участие в митинге у мемориала "Ополченцы" в г. Пушкине, посвящённого 77-й годовщине полного освобождения Ленинграда от фашистской блокады.</text:p>
            <text:p> </text:p>
            <text:p>Главными участниками памятного мероприятия стали ветераны Великой Отечественной войны и жители блокадного Ленинграда. На митинге выступил глава администрации Пушкинского района Санкт-Петербурга Владимир Омельницкий. Наш университет на мероприятии представили проректор по работе с органами государственной власти, муниципальными образованиями и общественными объединениями Владимир Журавлев, сотрудники отдела по работе с молодежью и участники студенческого совета.</text:p>
            <text:p/>
            <text:p> </text:p>
            <text:p>Мы помним о воинах и мирных жителях, павших на фронтах и в тылу, но отстоявших Ленинград и заплативших за Победу самую высокую цену.</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31" calcext:value-type="float">
            <text:p>31</text:p>
          </table:table-cell>
          <table:table-cell office:value-type="string" calcext:value-type="string">
            <text:p>Председатель Санкт-Петербургского отделения Союза Журналистов России в гостях у ЛГУ</text:p>
            <text:p/>
            <text:p>27 января 2021 на занятии по актуальным проблемам современности и журналистике Мария Конюкова провела встречу студентов 2, 3, 4 курсов филологического факультета, направление "Журналистика" с Дмитрием Юрьевичем Шерихом, главным редактором газеты «Санкт-Петербургские ведомости», председателем Санкт-Петербургского отделения Союза журналистов России. Встречу со студентами Дмитрий Юрьевич начал с мысли о том, что журналистика – это состояние души.</text:p>
            <text:p>Глава местного отделения Союза журналистов ответил на вопросы о том, сколь необходим современному печатному изданию журналист, умеющий не только писать, но и фотографировать, снимать видео, работать в графических редакторах. Особое внимание Дмитрий Юрьевич уделил проблеме трудоустройства молодых журналистов.</text:p>
            <text:p>Рассказал он также о собственном пути в профессию.</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22" calcext:value-type="float">
            <text:p>22</text:p>
          </table:table-cell>
          <table:table-cell office:value-type="string" calcext:value-type="string">
            <text:p>Не забыть. Не простить. Не потерять</text:p>
            <text:p/>
            <text:p>На факультете истории и социальных наук, совместно с Ленинградским областным региональным отделением Российского общества «Знание», провели традиционное мероприятие под названием «Не забыть. Не простить. Не потерять», посвященное 77-й годовщине полного освобождения Ленинграда от фашистской блокады. Перед студентами выступили декан факультета Вадим Левашко, доктор исторических наук, профессор Анатолий Похилюк.</text:p>
            <text:p>В своём выступлении Владимир Журавлёв, проректор по работе с органами государственной власти, муниципальными образованиями и общественными объединениями отметил: «Для нынешних поколений святым долгом является сохранение памяти о подвиге жителей блокадного Ленинграда, его защитников и освободителей. Надо защитить историческую правду от посягательств фальсификаторов истории нашей Великой Победы, от недругов современной России». Были рассмотрены следующие вопросы:</text:p>
            <text:p>· значение обороны Ленинграда в 1941-1944 годах;</text:p>
            <text:p>· о масштабах Ленинградской битвы;</text:p>
            <text:p>· о попытках прорыва блокады Ленинграда и полном освобождении города;</text:p>
            <text:p>· о роли Краснознаменного Балтийского флота в обороне города.</text:p>
            <text:p>В мероприятии приняли участие обучающиеся с образовательных площадок университета – всего более 250 человек.</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04" calcext:value-type="float">
            <text:p>104</text:p>
          </table:table-cell>
          <table:table-cell office:value-type="string" calcext:value-type="string">
            <text:p>Успешная подготовка к Кембриджским экзаменам в ЛГУ</text:p>
            <text:p/>
            <text:p>ЛГУ им.А.С.Пушкина получил статус ресурсного центра по подготовке к Кембриджским экзаменам. </text:p>
            <text:p>В течение 2019-2020 гг. факультет иностранных языков университета готовил кандидатов для сдачи Кембриджских экзаменов. В результате этой работы ЛГУ им. А. С. Пушкина признан официальным центром по подготовке к Кембриджским экзаменам на 2020-2021 учебный год.</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3" calcext:value-type="float">
            <text:p>13</text:p>
          </table:table-cell>
          <table:table-cell office:value-type="string" calcext:value-type="string">
            <text:p>Россия и Финляндия развивают культурно-исторический туризм</text:p>
            <text:p/>
            <text:p>В ЛГУ им. А.С. Пушкина стартовал международный проект «Устойчивый международный исторический туризм: Густав III – Спренгтпортен – Екатерина II» (развитие международного исторического туризма)».</text:p>
            <text:p> </text:p>
            <text:p>Проект был запущен в ноябре 2020 г. в рамках программы приграничного сотрудничества Россия - Юго-Восточная Финляндия 2014-2021 гг.</text:p>
            <text:p>Международный культурно-исторический проект организован при взаимодействии партнеров двух стран. Со стороны Финляндии проект реализуют Университет Хельсинки, администрация г. Миккели (Mikkeli city), организация развития г. Миккели – Миксей. С российской стороны партнерами Универсиета по реализации проекта являются Ленинградская областная торгово-промышленная палата, АНО «Выборгский центр поддержки предпринимательства», администрация Выборгского района Ленинградской области.</text:p>
            <text:p>В рамках проекта будут собраны новые исторические данные о Георге Магнусе Спренгтпортене, военачальнике, политическом деятеле, генерал-губернаторе Финляндии, что позволит разработать актуальные туристические маршруты в Ленинградской области и в регионе Миккели. По итогам работы ученые ЛГУ им. А.С. Пушкина (эксперты НОЦ исторических исследований и анализа и НОЦ урбанистики и киберантропологии) и ученые из Финляндии создадут виртуальный музей, а также организуют научный лагерь для молодых исследователей из России и Финляндии и опубликуют результаты научных изысканий в рецензируемых научных изданиях.</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22" calcext:value-type="float">
            <text:p>22</text:p>
          </table:table-cell>
          <table:table-cell office:value-type="string" calcext:value-type="string">
            <text:p>О Дне снятия блокады на филологическом факультете</text:p>
            <text:p/>
            <text:p>В честь Дня полного снятия блокады на филологическом факультете прошёл кураторский вебинар под руководством Татьяны Лебедевой, к.фил.н., доцента кафедры литературы и русского языка. Студенты 4 курса поделились семейными историями о блокаде. Дарья Вострикова рассказала о писателях и учёных осаждённого Ленинграда, зачитала отрывки из книги воспоминаний великого русского учёного Д.С. Лихачёва.</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21" calcext:value-type="float">
            <text:p>21</text:p>
          </table:table-cell>
          <table:table-cell office:value-type="string" calcext:value-type="string">
            <text:p>Ректор ЛГУ принял участие в Коллегии Комитета общего и профессионального образования</text:p>
            <text:p/>
            <text:p>Члены Коллегии Комитета общего и профессионального образования Ленинградской области Станислав Еремеев, ректор ЛГУ им. А.С. Пушкина и Лариса Кобрина, проректор по научной работе приняли участие в заседании Коллегии Комитета общего и профессионального образования Ленинградской области.</text:p>
            <text:p>Коллегия была посвящена теме "Об итогах работы системы образования Ленинградской области в 2020 году и стратегических задачах реализации национальных проектов в сфере образования". На открытии заседания выступил Николай Емельянов, Заместитель Председателя Правительства Ленинградской области по социальным вопросам.</text:p>
            <text:p>Сергей Тарасов, председатель Комитета общего и профессионального образования Ленобласти выступил с докладом на тему «Об итогах работы системы образования Ленинградской области в 2020 году и стратегических задачах реализации национальных проектов в сфере образования». </text:p>
            <text:p>В заседании коллегии также принимали участие представители органов законодательной и исполнительной власти Ленинградской области, органов местного самоуправления региона, руководители и педагоги образовательных организаций области, социальные партнёры.</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30" calcext:value-type="float">
            <text:p>30</text:p>
          </table:table-cell>
          <table:table-cell office:value-type="string" calcext:value-type="string">
            <text:p>Студенты ЛГУ побывали в «Поезде Победы»</text:p>
            <text:p> </text:p>
            <text:p>Студенты Института экономической безопасности ЛГУ имени А.С. Пушкина получили возможность посетить этот необычный музей на колесах, когда в период с 23 по 26 января он находился на территории железнодорожного вокзала г. Выборга. </text:p>
            <text:p/>
            <text:p>«Поезд Победы» - уникальный передвижной музей, посвященный Великой Отечественной войне. В пространстве историко-художественной экспозиции запечатлены образы прошлого нашей страны — непарадный портрет великой эпохи в лицах, жестах, мгновениях, аутентичных предметах и подлинных чувствах. Проходя по вагонам поезда вместе с «девушкой – машинистом», от имени которой идет повествование, зритель переживает вместе с пассажирами поезда - солдатами и генералами, ополченцами и партизанами, военнопленными и медсестрами - все трагические и героические страницы истории от начала войны до Победы. Маршрут поезда Победы: Москва, Петрозаводск, Выборг, Луга, Гатчина, Волхов, Тихвин, Сосновый Бор, Кингисепп, Санкт-Петербург, Екатеринбург, Нижний Новгород, Новосибирск, Волгоград, Архангельск.</text:p>
            <text:p/>
            <text:p>Все подробности о проекте на официальном сайте https://www.поезд-победы.рф</text:p>
          </table:table-cell>
          <table:table-cell office:value-type="string" calcext:value-type="string">
            <text:p>[]</text:p>
          </table:table-cell>
        </table:table-row>
        <table:table-row table:style-name="ro1">
          <table:table-cell table:number-columns-repeated="3"/>
        </table:table-row>
        <table:table-row table:style-name="ro13">
          <table:table-cell office:value-type="float" office:value="35" calcext:value-type="float">
            <text:p>35</text:p>
          </table:table-cell>
          <table:table-cell office:value-type="string" calcext:value-type="string">
            <text:p>77 лет - Полное освобождение Ленинграда от блокады </text:p>
            <text:p/>
            <text:p>События блокадных дней изменили жизни тысяч ленинградских семей, повлияли на то, как в дальнейшем сложились их судьбы.</text:p>
            <text:p/>
            <text:p>Блокада Ленинграда (ныне — Санкт-Петербург) — это осада второго по величине и по значению города СССР немецко-фашистскими войсками и их союзниками во время Великой Отечественной войны.</text:p>
            <text:p> </text:p>
            <text:p>Блокада длилась почти 900 дней и ночей — отсчет велся с 8 сентября 1941 года (хотя фактически город оказался отрезан от Большой земли раньше) по 27 января 1944 года,то есть 872 дня. Прорыв блокады состоялся годом раньше — 18 января 1943 года — в ходе операции «Искра». Благодаря этому в город стало поступать больше продовольствия, что дало возможность справиться с самой страшной бедой блокадного Ленинграда — смертельным голодом, который унес больше всего жизней — 97% погибших мирных жителей.</text:p>
            <text:p>За массовый героизм и мужество в защите Родины в годы Великой Отечественной войны 1941–1945 годов, проявленные защитниками и жителями блокадного Ленинграда, 1 мая 1945 года городу было присвоено звание «Город-герой». В дополнение к этому званию в 1965 году Ленинград был награжден медалью «Золотая звезда».</text:p>
            <text:p/>
            <text:p>День полного освобождения Ленинграда от фашистской блокады 27 января отмечается в нашей стране как День воинской славы России.</text:p>
            <text:p/>
            <text:p>Память о героизме жителей блокадного города живет в сердце каждого из нас. Мы никогда не забудем, какой ценой была завоевана Великая Победа!</text:p>
            <text:p/>
            <text:p>Основные блокадные даты:</text:p>
            <text:p>Начало — 8 сентября 1941 года; прорыв — 18 января 1943 года; полное снятие — 27 января 1944 года; снятие морской минной блокады — 5 июня 1946 года.</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13" calcext:value-type="float">
            <text:p>13</text:p>
          </table:table-cell>
          <table:table-cell office:value-type="string" calcext:value-type="string">
            <text:p>День открытых дверей на факультете физической культуры</text:p>
            <text:p/>
            <text:p>На дне открытых дверей on-line, Вы познакомитесь с факультетом, всеми направлениями подготовки бакалавриата и магистратуры, спортивными направлениями университета и условиями поступления в 2021 году.</text:p>
            <text:p>Мы вас ждем</text:p>
            <text:p>📅28 января 2021 года</text:p>
            <text:p>⌚ 18:00</text:p>
            <text:p>✅Подключиться к конференции Zoom</text:p>
            <text:p>https://zoom.us/j/94812594375?pwd=WWQ1K1N3bDBLaFBWWGpmenpxQVdPUT09#success</text:p>
            <text:p>💻Идентификатор конференции: 948 1259 4375</text:p>
            <text:p>💻Код доступа: 431141</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52" calcext:value-type="float">
            <text:p>52</text:p>
          </table:table-cell>
          <table:table-cell office:value-type="string" calcext:value-type="string">
            <text:p>Первые победы нового года</text:p>
            <text:p> </text:p>
            <text:p>Студент ЛГУ стал победителем конкурса "Права человека – 2020. Ленинградская область".</text:p>
            <text:p> </text:p>
            <text:p>Данилу Каличкину, студенту 4 курса юридического факультета ЛГУ им. А.С. Пушкина присужден диплом I степени конкурса «Права человека – 2020. Ленинградская область». Конкурс проводил Аппарат Уполномоченного по правам человека в Ленинградской области Сергея Шабанова. В связи с высоким уровнем представленной работы также был награжден научный руководитель Дарья Ничаева - старший преподаватель кафедры труда и права социального обеспечения.</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20" calcext:value-type="float">
            <text:p>20</text:p>
          </table:table-cell>
          <table:table-cell office:value-type="string" calcext:value-type="string">
            <text:p>Татьянин день на филологическом факультете </text:p>
            <text:p/>
            <text:p>Студенты 4 курса филологического факультета, направление подготовки "Педагогическое образование (с двумя профилями подготовки)" профиль "Русский язык и литература" отметили научно-практическим вебинаром День студента 25 января или Татьянин день. Мария Кузьмина сделала доклад о возникновении праздника и о его традициях, студенты поделились своими идеями и творческими находками. Праздник прошёл в оживлённой атмосфере, хотя и онлайн!</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5" calcext:value-type="float">
            <text:p>5</text:p>
          </table:table-cell>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21" calcext:value-type="float">
            <text:p>21</text:p>
          </table:table-cell>
          <table:table-cell office:value-type="string" calcext:value-type="string">
            <text:p>ЕГиТ - День российского студенчества</text:p>
            <text:p/>
            <text:p>25 января на факультете естествознания, географии и туризма в дистанционном формате состоялось мероприятие «День российского студенчества». Не смотря на 266-летнюю историю, данный праздник в современной России проводится всего в шестнадцатый раз. Свой официальный статус «День российского студенчества» приобрел в 2005 году в соответствии с Указом Президента РФ В.В. Путина. </text:p>
            <text:p/>
            <text:p>Студенческое братство - вне возраста, и объединяет в себе как самих обучающихся, так и их преподавателей. В своих поздравлениях студенты и преподаватели ЕГиТ пожелали коллегам успешной сдачи экзаменов и зачетов, интересных практик, научных достижений, чтобы годы обучения в университете оставили в памяти каждого «егитянина» неизгладимый след радости и положительных впечатлений.</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29" calcext:value-type="float">
            <text:p>29</text:p>
          </table:table-cell>
          <table:table-cell office:value-type="string" calcext:value-type="string">
            <text:p>Областная молодежь - молодежь ЛГУ</text:p>
            <text:p> </text:p>
            <text:p> Председатель Комитета по молодежной политике правительства Ленинградской области Марина Григорьева провела встречу со студентами ЛГУ им. А. С. Пушкина. </text:p>
            <text:p> </text:p>
            <text:p>Встреча студенческого актива университета и Марины Григорьевой прошла в онлайн формате на платформе Zoom. Во встрече, целью которой было вовлечение студентов в мероприятия Комитета по молодежной политике Ленинградской области, приняли участие все образовательные площадки университета. По итогам встречи были определены меры по организации совместной работы, например, создание в ЛГУ им. А.С. Пушкина проектного центра для оказания помощи студентам в подготовке и реализации ими социальных проектов и грантовой поддержке.</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2" calcext:value-type="float">
            <text:p>2</text:p>
          </table:table-cell>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3" calcext:value-type="float">
            <text:p>13</text:p>
          </table:table-cell>
          <table:table-cell office:value-type="string" calcext:value-type="string">
            <text:p>‼День открытых дверей в День студента</text:p>
            <text:p/>
            <text:p>Да-да! Сегодня в День студента в 15:00 будущим студентам </text:p>
            <text:p>ЛГУ им. А.С. Пушкина расскажем об основных направлениях подготовки бакалавриата и условиях поступления в 2021 году в онлайн-формате. Регистрируйся по ссылке здесь: https://forms.gle/znsC6KRXAZLf7g8cA и переходи на Ютуб-канал «ПОСТУПАЙ в ЛГУ им. А.С. Пушкина» (https://www.youtube.com/channel/UCwhB70KPyVkTbhGUhUEVAzg).</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9" calcext:value-type="float">
            <text:p>19</text:p>
          </table:table-cell>
          <table:table-cell office:value-type="string" calcext:value-type="string">
            <text:p>Русский язык онлайн в Москве</text:p>
            <text:p/>
            <text:p>Магистрант 1 курса филологического факультета Валентина Папазян (направление "Педагогическое образование", профиль "Литературное и языковое образование") успешно завершила обучение на онлайн-цикле образовательно-просветительских мероприятий для студентов и преподавателей "Декабрь с Институтом Пушкина", который проводился при поддержке Министерства науки и высшего образования РФ на базе Государственного института русского языка им. А.С. Пушкина (Москва). Знание русского языка и культуры, грамотная речь и широкий кругозор всегда будут преимуществом и в работе, и в жизни!</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64" calcext:value-type="float">
            <text:p>164</text:p>
          </table:table-cell>
          <table:table-cell office:value-type="string" calcext:value-type="string">
            <text:p>Поздравляем с Днём студента и всех Татьян!</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2" calcext:value-type="float">
            <text:p>2</text:p>
          </table:table-cell>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9" calcext:value-type="float">
            <text:p>9</text:p>
          </table:table-cell>
          <table:table-cell office:value-type="string" calcext:value-type="string">
            <text:p>СМИ о нас: РГ подготовила материал о совместном проекте ЛГУ и Всероссийского Общества охраны природы (Ленинградское областное отделение), Комитета по природным ресурсам Ленинградской области и университета прикладных наук LAB (Финляндия), по реализации экологического проекта на территории Ленинградской области "Кюренниеми - культурная ценность России и Финляндии через тропу М. Агриколы" (новая экологическая тропа в Выборгском р-не ЛО). https://rg.ru/2021/01/20/reg-szfo/na-beregu-finskogo-zaliva-poiavitsia-prirodnyj-park-kiurenniemi.html</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25" calcext:value-type="float">
            <text:p>25</text:p>
          </table:table-cell>
          <table:table-cell office:value-type="string" calcext:value-type="string">
            <text:p>Студенты ЛГУ разгадали национальный код</text:p>
            <text:p> </text:p>
            <text:p>Сайфиддин Бахтиёр Угли Абдуразаков, Амиржан Есенгазиев, Наргиза Капашева, Екатерина Прохорова, Самандар Пулатов, Дарья Слесарчук - студенты филологического факультета (очная форма обучения, направления бакалавриата и магистратуры "Педагогическое образование"), имеющие иностранное гражданство, - получили сертификаты, пройдя курс повышения профессиональной подготовки "В поисках разгадки русского национального кода: образовательные маршруты" ("Инновационные подходы в обучении чтению на уроках русского языка как иностранного"). </text:p>
            <text:p>Курс был организован НГПУ им. Козьмы Минина. Этот один из старейших университетов России, основанный в 1911 году, находится в Нижнем Новгороде. В настоящее время НГПУ им. Козьмы Минина является партнёром ЛГУ им. А.С. Пушкина в сфере педагогического образования.</text:p>
          </table:table-cell>
          <table:table-cell office:value-type="string" calcext:value-type="string">
            <text:p>[]</text:p>
          </table:table-cell>
        </table:table-row>
        <table:table-row table:style-name="ro1">
          <table:table-cell table:number-columns-repeated="3"/>
        </table:table-row>
        <table:table-row table:style-name="ro28">
          <table:table-cell office:value-type="float" office:value="12" calcext:value-type="float">
            <text:p>12</text:p>
          </table:table-cell>
          <table:table-cell office:value-type="string" calcext:value-type="string">
            <text:p>Пробег "Пулково-Пушкин": РЕГИСТРАЦИЯ ОТКРЫТА!</text:p>
            <text:p/>
            <text:p>🌟 23 февраля состоится юбилейный 50-й традиционный легкоатлетический пробег "Пулково-Пушкин", посвященный полному освобождению Ленинграда от фашистской блокады.</text:p>
            <text:p/>
            <text:p>🏁 Место старта - мемориал "Ополченцы", который находится на 6 км шоссе Пулково-Пушкин</text:p>
            <text:p/>
            <text:p>🆓 Участие бесплатное!</text:p>
            <text:p/>
            <text:p>📝 Онлайн-регистрация на сайте: https://reg.o-time.ru/start/21155</text:p>
            <text:p/>
            <text:p>За актуальной информацией можно следить:</text:p>
            <text:p>50-й традиционный пробег «Пулково-Пушкин»</text:p>
            <text:p>Группа ПроБег Пушкинский район</text:p>
            <text:p>ЦФКСЗ "Царское Село" (cfkcs.ru)</text:p>
            <text:p/>
            <text:p>Подписывайтесь, чтобы не пропустить важную информацию!</text:p>
            <text:p/>
            <text:p>#ПроБег #ПушкинПроБег #ПробегПулковоПушкин #ПулковоПушкин #ЦФКСЗ</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36" calcext:value-type="float">
            <text:p>36</text:p>
          </table:table-cell>
          <table:table-cell office:value-type="string" calcext:value-type="string">
            <text:p>К 75-летию Победы</text:p>
            <text:p/>
            <text:p>Факультет истории и социальных наук подготовил к изданию монографию «Великая Отечественная война 1941-1945. Актуальные вопросы и ответы фальсификаторам».</text:p>
            <text:p/>
            <text:p>В 2020-м мы отмечали 75-летие Победы советского народа в Великой Отечественной войне, это был год памяти и славы. Весь этот период в ЛГУ им А. С. Пушкина проводилась активная работа по различным направлениям, проходили мероприятия, связанные с Великой Отечественной войной, посвященные памяти народа, одержавшего победу. Прежде всего – было важно выдержать противостояние попыткам фальсификации истории Победы нашей страны. В конце 2020 года на факультете истории и социальных наук была подготовлена к изданию монография «Великая Отечественная война 1941-1945. Актуальные вопросы и ответы фальсификаторам». В книге, предназначенной для педагогов и обучающихся, рассматриваются ключевые вопросы развития событий, связанных с началом и ходом Великой Отечественной войны. Среди авторов работы - В.О. Левашко, Н.Д. Козлов, А.Л. Никифоров, М.И. Фролов - учёные, преподаватели ЛГУ им А.С. Пушкина.</text:p>
            <text:p>Издание книги осуществлено при финансовой поддержке Общероссийской общественно-государственной просветительской организации «Российское общество «Знание», при участии проректора по работе с органами государственной власти, муниципальными образованиями и общественными объединениями ЛГУ им. А.С. Пушкина Владимира Журавлёва.</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24" calcext:value-type="float">
            <text:p>24</text:p>
          </table:table-cell>
          <table:table-cell office:value-type="string" calcext:value-type="string">
            <text:p>🏆Первые успехи этого года</text:p>
            <text:p/>
            <text:p>🎯Только прошли новогодние каникулы, а наши студенты уже за делом.</text:p>
            <text:p>🥈Роман Сахаров, студент 2 курса ЕГиТ, участвовал в турнире Battlegrounds Tavern от Федерации компьютерного спорта Санкт-Петербурга в дисциплине Hearthstone Battlegrounds и занял 2 место!</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13" calcext:value-type="float">
            <text:p>13</text:p>
          </table:table-cell>
          <table:table-cell office:value-type="string" calcext:value-type="string">
            <text:p>Стартовал V сезон Студенческой лиги</text:p>
            <text:p/>
            <text:p>Федерация Компьютерного Спорта России объявила о старте V сезона ежегодной Студенческой лиги, в которой могут участвовать студенты любых вузов и ссузов, достигшие 16 лет. Впервые в этом году будет проводиться региональный этап в Ленинградской области.</text:p>
            <text:p>В новом сезоне представлено пять видов программ: Dota 2, CS:GO, Hearthstone, Clash Royale, StarCraft II. Соревнования начнутся уже в феврале.</text:p>
            <text:p>Призовой фонд пятого сезона Студенческой лиги составляет 2,5 миллиона рублей. Кроме того, теперь в турнире могут принимать участие неполные сборные.</text:p>
            <text:p>Чтобы принять участие в Киберспортивной Лиге и защитить честь вуза, вы можете обратиться в киберспортивное подразделение нашего университета - [club181221965|@impulse_esport] Спортивный компьютерный клуб «Импульс». </text:p>
            <text:p/>
            <text:p>Также теперь Всероссийская Киберспортивная Студенческая Лига, согласно письму от Министерства науки и высшего образования Российской Федерации от 21.12.2020 №МН-11/2121, официально включена в Единый календарный план Министерства спорта РФ, а также во Всероссийский сводный календарный план физкультурных и спортивных мероприятий, направленных на развитие физической культуры и спорта Министерства науки и высшего образования РФ, Министерства просвещения РФ и Министерства спорта РФ.</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11" calcext:value-type="float">
            <text:p>11</text:p>
          </table:table-cell>
          <table:table-cell office:value-type="string" calcext:value-type="string">
            <text:p>ЛГУ участвует в национальном проекте "Демография"</text:p>
            <text:p/>
            <text:p>В декабре 2020 года на базе Выборгского института (филиала) в рамках национального проекта «Демография» завершились курсы по профессиональному обучению и повышению квалификации для лиц, пострадавших от последствий распространения новой коронавирусной инфекции. </text:p>
            <text:p/>
            <text:p>В программе могли принять участие граждане, находящиеся под риском увольнения, ищущие работу, а также выпускники образовательных организаций 2020 года.</text:p>
            <text:p>Выборгский институт (филиал), являющийся региональным центром обучения, готовил слушателей по трем компетенциям:</text:p>
            <text:p>- Дошкольное воспитание;</text:p>
            <text:p>- Социальная работа;</text:p>
            <text:p>- Администрирование отеля.</text:p>
            <text:p>По окончании обучения слушатели сдавали демонстрационный экзамен (по стандартам Ворлдскиллс), который подтвердил уровень освоенных ими профессиональных навыков. Помимо получения Скиллс-паспорта с профилем освоенной компетенции, слушателям выдан документ о квалификации в соответствии с программой обучения. Для участников программы обучение было бесплатное, проект финансировался из средств федерального бюджета. Объём программы составил 144 академических часа.</text:p>
            <text:p>Организаторами программы выступают Министерство Просвещения РФ и Союз «Молодые профессионалы (Ворлдскиллс Россия)». Целью данной программы является оказание мер поддержки в сфере занятости населения, а также предоставление возможности приобретения дополнительных профессиональных навыков для повышения конкурентоспособности на рынке труда.</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17" calcext:value-type="float">
            <text:p>17</text:p>
          </table:table-cell>
          <table:table-cell office:value-type="string" calcext:value-type="string">
            <text:p>Новая экотропа в Выборгском районе Ленобласти</text:p>
            <text:p/>
            <text:p>Всероссийское Общество охраны природы (Ленинградское областное отделение), Комитет по природным ресурсам Ленинградской области и университет прикладных наук LAB (Финляндия) провели онлайн семинар, в котором участвовали представители Ленинградского государственного университета им. А.С. Пушкина</text:p>
            <text:p/>
            <text:p>Участники встречи обсудили реализацию экологического проекта на территории Ленинградской области "Кюренниеми - культурная ценность России и Финляндии через тропу М. Агриколы".</text:p>
            <text:p>Новая особо охраняемая природная территория (ООПТ) будет создана в 2021 году в Ленинградской области в парке Кюренниеми.</text:p>
            <text:p>Это будет первая ООПТ, организованная с участием средств Европейского союза – проект реализуется в рамках программы приграничного сотрудничества «Россия – Юго-Восточная Финляндия 2014-2020». </text:p>
            <text:p>Участники встречи обсудили концепцию создания в Выборгском районе на берегу Финского залива, где на мысу Кюренниеми установлен памятник финскому просветителю Микаэлю Агриколе, обустройство туристической тропы, визит-центра для развития международного эко-туризма. </text:p>
            <text:p>Также на новой особо охраняемой территории будет создана сеть пеших культурных, исторических, туристических эко-маршрутов. Будет обустроена инфраструктура туристических троп (установлены эколого-просветительские щиты, созданы места отдыха, настилы для палаток, кострища), разработаны печатная продукция (буклеты, карты-схемы), мобильное приложение с публикацией собранной информации об особых природных территориях Финляндии и России. </text:p>
            <text:p>Ленинградский государственного университета имени А.С. Пушкина представляли Алексей Кадочников, директор центра экологической политики ЛГУ имени А.С. Пушкина и Мария Матвеева, сотрудник международного отдела университета.</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7" calcext:value-type="float">
            <text:p>7</text:p>
          </table:table-cell>
          <table:table-cell office:value-type="string" calcext:value-type="string">
            <text:p>Эксперт ЛГУ о развитии городского сельского хозяйства</text:p>
            <text:p/>
            <text:p>Артём Потапов, лаборант-исследователь НОЦ урбанистики и киберантропологии ЛГУ им.А.С.Пушкина, в качестве эксперта принял участие в съемках сюжета телеканала "78". </text:p>
            <text:p/>
            <text:p>Артем отмечает следующие интересные моменты, на которые стоит обратить внимание в контексте этого обсуждения: "Дискуссия о том, нужно ли развивать “городское сельское хозяйство”, а также о перспективах такого рода занятия, существует уже не первый год. Однако пристальное внимание общественности данная тема привлекла во многом благодаря пандемии. Значительно увеличились продажи семян, почв, удобрений и т.д., получили новое дыхание технические разработки, связанные с автоматизацией и оптимизацией процессов выращивания растений в городских условиях: от вертикальных ферм и “шкафов” для выращивания овощей до мини-ферм, позволяющих быстро, просто, удобно и, что немаловажно, эстетично выращивать продукцию у себя в квартире. Причин этому несколько. Во-первых, на самоизоляции люди оказались в ситуации, когда нужно заниматься чем-то в ограниченном пространстве. Во-вторых, новый импульс получил существовавший ещё задолго до пандемии тренд на здоровое, натуральное и безопасное питание. В-третьих, выращивание овощей, фруктов и трав в домашних условиях, на придомовом участке или в городском дворе расширило пространство социальной коммуникации. И, наконец, в-четвертых, в очередной раз актуализировалась проблема нерационального использования городского пространства, характерная для многих стран мира: очевидно, что пустующие здания, помещения и крыши домов можно использовать для стимулирования городской экономики, а “городские фермы” (традиционные, вертикальные или упомянутые “мини”) в этом контексте выглядят не только как интересный, но и перспективный путь". </text:p>
            <text:p>https://vk.com/im?peers=232618_621313&amp;sel=4126810&amp;z=video-148235461_456273966%2Fecc2e85b1f3f91c34f%2Fpl_post_-148235461_1034648</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49" calcext:value-type="float">
            <text:p>49</text:p>
          </table:table-cell>
          <table:table-cell office:value-type="string" calcext:value-type="string">
            <text:p>Новогодние праздники под лупой студентов филфака </text:p>
            <text:p/>
            <text:p>Студенты 2 курса направления "Журналистика" и 5 курса "Педагогическое образование (с двумя профилями подготовки)" профиль "Русский язык и литература" в рамках "Круглого стола он-лайн" вместе со своим куратором, старшим преподавателем кафедры литературы и русского языка, Натальей Щукиной обсудили литературные эпизоды, связанные с новогодними праздниками, и их освещение в науке и в СМИ. Студенты вспоминали новогодние и крещенские традиции своих семей, любимые фильмы, стихи, рождественские истории, делились даже идеями святочных гаданий и опытом погружения в прорубь на Крещение.</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59" calcext:value-type="float">
            <text:p>59</text:p>
          </table:table-cell>
          <table:table-cell office:value-type="string" calcext:value-type="string">
            <text:p>День прорыва фашистской блокады Ленинграда</text:p>
            <text:p/>
            <text:p>78 лет назад, 18 января 1943 г., было разорвано блокадное кольцо вокруг Ленинграда. В результате ожесточенных боёв войскам Ленинградского и Волховского фронтов удалось восстановить сухопутную связь со страной. </text:p>
            <text:p/>
            <text:p>Прорыв блокады стал переломным моментом в битве за Ленинград. Он придал жителям и защитникам города жизненные силы, уверенность в близкой победе над врагом.</text:p>
            <text:p/>
            <text:p>900 дней в кольце врага — особая страница в истории Великой Отечественной войны, символ невиданного в мире мужества, величайшего и беспримерного героизма. Память о подвиге людей, отстоявших родной город для будущих поколений, священна для всех нас.</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36" calcext:value-type="float">
            <text:p>36</text:p>
          </table:table-cell>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4" calcext:value-type="float">
            <text:p>4</text:p>
          </table:table-cell>
          <table:table-cell office:value-type="string" calcext:value-type="string">
            <text:p>Конкурс "Мой первый бизнес"</text:p>
            <text:p/>
            <text:p>Стартовал четвертый сезон международного конкурса "Мой первый бизнес" - одного из флагманских проектов президентской платформы "Россия - страна возможностей". В этом году участвовать смогут не только школьники, но и студенты. Регистрация продлится до 27 января 2021 года.</text:p>
            <text:p>Конкурс для молодых предпринимателей от 14 до 23 лет, у кого нет опыта, но есть амбиции и целеустремленность.</text:p>
            <text:p>Все подробности и регистрация на сайте Конкурса https://myfirstbusiness.ru</text:p>
          </table:table-cell>
          <table:table-cell office:value-type="string" calcext:value-type="string">
            <text:p>[]</text:p>
          </table:table-cell>
        </table:table-row>
        <table:table-row table:style-name="ro1">
          <table:table-cell table:number-columns-repeated="3"/>
        </table:table-row>
        <table:table-row table:style-name="ro4">
          <table:table-cell office:value-type="float" office:value="7" calcext:value-type="float">
            <text:p>7</text:p>
          </table:table-cell>
          <table:table-cell office:value-type="string" calcext:value-type="string">
            <text:p>СМИ о нас: Станислав Еремеев рассказал как 2020 год прошел в социуме и в политике региона и страны в целом.</text:p>
            <text:p>https://lentv24.ru/Rektor_Leningradskogo_vuza_podvel_politicheskie_i_socialnie_itogi_2020_goda.htm</text:p>
          </table:table-cell>
          <table:table-cell office:value-type="string" calcext:value-type="string">
            <text:p>[]</text:p>
          </table:table-cell>
        </table:table-row>
        <table:table-row table:style-name="ro1">
          <table:table-cell table:number-columns-repeated="3"/>
        </table:table-row>
        <table:table-row table:style-name="ro29">
          <table:table-cell office:value-type="float" office:value="2" calcext:value-type="float">
            <text:p>2</text:p>
          </table:table-cell>
          <table:table-cell office:value-type="string" calcext:value-type="string">
            <text:p>V Всероссийский конкурс "История местного самоуправления моего края"</text:p>
            <text:p/>
            <text:p>С 15 декабря 2020 года по 8 мая 2021 года проводится V Всероссийский конкурс «История местного самоуправления моего края».</text:p>
            <text:p/>
            <text:p>Организаторами конкурса выступают Комитет Государственной Думы по федеративному устройству и вопросам местного самоуправления Государственной Думы Федерального Собрания Российской Федерации, Всероссийская ассоциация развития местного самоуправления, Институт российской истории РАН, Общественная палата Российской Федерации и Автономная некоммерческая организации «Институт развития местных сообществ».</text:p>
            <text:p/>
            <text:p>Целью мероприятия является выявления и поддержка граждан, активно участвующих в изучении и бережном сохранении истории создания, развития и осуществления местного самоуправления родного края.</text:p>
            <text:p/>
            <text:p>Контактная информация Организационного комитета: 109012, г. Москва, Новая пл., д. 8, стр. 1, оф. 408, тел. +7 (495) 606-85-31; +7 (926) 878-78-25 (Буйчик Александра Димовна) или e-mail: istoria-msu@ya.ru</text:p>
            <text:p/>
            <text:p>Дополнительную информацию о конкурсе можно получить на сайте Института развития местных сообществ http://irazvi.ru, также</text:p>
            <text:p>подробную информацию о конкурсе можно найти в прикрепленном файле 👇🏻</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16" calcext:value-type="float">
            <text:p>16</text:p>
          </table:table-cell>
          <table:table-cell office:value-type="string" calcext:value-type="string">
            <text:p>ПРИГЛАШАЕМ на ДЕНЬ ОТКРЫТЫХ ДВЕРЕЙ онлайн </text:p>
            <text:p> </text:p>
            <text:p>Расскажем на какие направления подготовки можно поступить в ЛГУ им. А.С. Пушкина, условиях обучения, перспективах выпускников и, конечно же, о правилах и условиях приема абитуриентов в университет в 2021 году. </text:p>
            <text:p> </text:p>
            <text:p>Дата: 25 января 2021 года. </text:p>
            <text:p>Время начала: 15 часов по московскому времени. </text:p>
            <text:p>Регистрация здесь: https://forms.gle/znsC6KRXAZLf7g8cA </text:p>
            <text:p> </text:p>
            <text:p>У вас есть вопрос по поступлению в ЛГУ им. А.С. Пушкина? </text:p>
            <text:p>Напишите нам его в форме регистрации, и мы ответим Вам 25 января на онлайн-встрече.</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49" calcext:value-type="float">
            <text:p>49</text:p>
          </table:table-cell>
          <table:table-cell office:value-type="string" calcext:value-type="string">
            <text:p>⛹‍♂В здоровом теле - здоровый дух</text:p>
            <text:p> </text:p>
            <text:p>В Ломоносовском институте (филиале) ЛГУ им. А.С. Пушкина возведен спортивный объект в рамках реализации программы «Капитальный ремонт спортивных сооружений и стадионов». </text:p>
            <text:p/>
            <text:p>Это открытая спортивная площадка, общая площадь участка для благоустройства составила 4917 м2. Площадка построена с учетом всех современных требований и предназначена для круглогодичной эксплуатации. Такие же спортивные площадки будут построены в 2021 году в Пушкине (главный корпус вуза) и в Лужском филиале. </text:p>
            <text:p/>
            <text:p>В оснащение площадки входит: площадка для мини-футбола, баскетбола и волейбола, легкоатлетические беговые дорожки, полоса препятствий (6 элементов: лабиринт, забор с наклонной доской, разрушенная лестница, разрушенный мост, стена с двумя проломами, одиночный окоп), сектор для прыжков, площадка для ОФП и сдачи нормативов ГТО (параллельные брусья разновысотные, турники низкий и высокий, тренажеры для пресса горизонтальный и наклонный, благоустройство прилегающей территории); уличные тренажеры: «Лыжники», «Вело-степ-скороход», «Подтягивание + флекс + тяга», «Хипс + жим ногами», «Степ + гиперэкстензия для двоих», «Флекс + Брусья», «Жим от груди», «Шпагат», «Лодочник», «Бабочка»); прожекторное освещение. </text:p>
            <text:p> </text:p>
            <text:p>Размещение новых спортивных объектов даст возможность для массового развития спорта, беговых видов спорта и поддержания населением здорового образа жизни.</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31" calcext:value-type="float">
            <text:p>31</text:p>
          </table:table-cell>
          <table:table-cell office:value-type="string" calcext:value-type="string">
            <text:p>📽Второй молодежный кинофестиваль непрофессиональных короткометражных фильмов "Пленка"</text:p>
            <text:p/>
            <text:p>🎹Тема этого года "Черное и белое".</text:p>
            <text:p/>
            <text:p>📅Заявки принимаются до 1 февраля 2021 года, а торжественный показ фильмов-финалистов и оглашение результатов будет произведено 28 февраля 2021. </text:p>
            <text:p>📄Вся информация о проекте в прикрепленном файле👇🏻</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9" calcext:value-type="float">
            <text:p>19</text:p>
          </table:table-cell>
          <table:table-cell office:value-type="string" calcext:value-type="string">
            <text:p>Итоги конкурса профессионального мастерства</text:p>
            <text:p> </text:p>
            <text:p>В Ломоносовском институте (филиале) состоялось подведение итогов конкурсов профессионального мастерства 2020 г.</text:p>
            <text:p/>
            <text:p>Заслуженные призы получили лучшие вожатые детских лагерей Ленинградской области. Номинации конкурса - "Спортивно-творческие достижения", "Вожатская формула", "Дети-патриоты", "Жизнь замечательного отряда", номинанты — кураторы и руководители воспитательных программ тематических смен, а также директора лучших лагерей области. В мероприятии принял участие заместитель председателя правительства Ленинградской области по социальным вопросам Николай Емельянов, председатель Комитета общего и профессионального образования Ленинградской области Сергей Тарасов, руководитель управления федеральной службы по надзору в сфере защиты прав потребителей и благополучия человека по Ленинградской области Ольга Историк, а также студенты и преподаватели Ломоносовского института.</text:p>
          </table:table-cell>
          <table:table-cell office:value-type="string" calcext:value-type="string">
            <text:p>[]</text:p>
          </table:table-cell>
        </table:table-row>
        <table:table-row table:style-name="ro1">
          <table:table-cell table:number-columns-repeated="3"/>
        </table:table-row>
        <table:table-row table:style-name="ro4">
          <table:table-cell office:value-type="float" office:value="5" calcext:value-type="float">
            <text:p>5</text:p>
          </table:table-cell>
          <table:table-cell office:value-type="string" calcext:value-type="string">
            <text:p>Как прошел молодежный кинофестиваль непрофессиональных короткометражных фильмов "Пленка" в 2020 году.</text:p>
            <text:p>📽https://www.youtube.com/watch?v=7THSXaC09L4&amp;feature=youtu.be</text:p>
          </table:table-cell>
          <table:table-cell office:value-type="string" calcext:value-type="string">
            <text:p>[]</text:p>
          </table:table-cell>
        </table:table-row>
        <table:table-row table:style-name="ro1">
          <table:table-cell table:number-columns-repeated="3"/>
        </table:table-row>
        <table:table-row table:style-name="ro15">
          <table:table-cell office:value-type="float" office:value="123" calcext:value-type="float">
            <text:p>123</text:p>
          </table:table-cell>
          <table:table-cell office:value-type="string" calcext:value-type="string">
            <text:p>ЛГУ им. А.С. Пушкина обновил состав диссертационных советов</text:p>
            <text:p> </text:p>
            <text:p>Высшая аттестационная комиссия (ВАК) при Министерстве науки и высшего образования Российской Федерации опубликовала приказ от 23 декабря 2020 года № 832/нк о внесении изменений в составы советов по защите диссертаций на соискание ученой степени кандидата наук, на основание ученой степени доктора наук, созданных на базе ЛГУ им. А.С. Пушкина.</text:p>
            <text:p> </text:p>
            <text:p>В состав диссертационного совета Д 800. 009. 02:</text:p>
            <text:p>а) включить в состав совета Анну Ничагину, кандидата педагогических наук, доцента, 13.00.08.(педагогические науки), возложить на нее обязанности ученого секретаря диссертационного совета;</text:p>
            <text:p>б)исключить из состава диссертационного совета Кустову Е.И.</text:p>
            <text:p> </text:p>
            <text:p>В состав диссертационного совета Д 800. 009. 04:</text:p>
            <text:p>а) включить в состав совета:</text:p>
            <text:p>- Елену Гончарову, доктора педагогических наук, доцента, 13.00.03.(педагогические науки),</text:p>
            <text:p>- Ольгу Кукушкину, доктора педагогических наук, старшего научного сотрудника, члена-корреспондента РАО, 13.00.03.(педагогические науки) </text:p>
            <text:p/>
            <text:p>б)исключить из состава диссертационного совета Логинову Е.Т., Миссуловина Л.Я., Никитину М.И.</text:p>
          </table:table-cell>
          <table:table-cell office:value-type="string" calcext:value-type="string">
            <text:p>[]</text:p>
          </table:table-cell>
        </table:table-row>
        <table:table-row table:style-name="ro1">
          <table:table-cell table:number-columns-repeated="3"/>
        </table:table-row>
        <table:table-row table:style-name="ro18">
          <table:table-cell office:value-type="float" office:value="11" calcext:value-type="float">
            <text:p>11</text:p>
          </table:table-cell>
          <table:table-cell office:value-type="string" calcext:value-type="string">
            <text:p>📹В Царском Селе пройдёт православный молодежный кинофестиваль непрофессиональных короткометражных фильмов </text:p>
            <text:p/>
            <text:p>28 февраля в 18:00 в доме молодежи «Царскосельский» г. Пушкина состоится финал второго молодежного кинофестиваля непрофессиональных короткометражных фильмов «Пленка», в рамках которого представят свои творческие работы команды от различных молодежных объединений Санкт-Петербурга и Ленинградской области, а также других городов нашей страны. </text:p>
            <text:p/>
            <text:p>✅Цели фестиваля: раскрытие творческого потенциала молодёжи, объединение различных молодежных групп в свете общих духовно-нравственных ценностей, а также привлечение внимания общественности к актуальным проблемам молодежи. </text:p>
            <text:p/>
            <text:p>🎹В этом году тема кинофестиваля «Чёрное и белое». Тема призывает молодежь с помощью командной работы выразить свое отношение к разным областям современной жизни с противоположных сторон.</text:p>
            <text:p/>
            <text:p>📄Номинации: </text:p>
            <text:p>• Художественный фильм </text:p>
            <text:p>• Анимационный фильм </text:p>
            <text:p>• Документальный фильм </text:p>
            <text:p>• Социальный ролик </text:p>
            <text:p>• Рекламный ролик </text:p>
            <text:p>• Музыкальный клип </text:p>
            <text:p/>
            <text:p>📅Заявки принимаются до 1 февраля 2021 года, а торжественный показ фильмов-финалистов и оглашение результатов будет произведено 28 февраля 2021. </text:p>
            <text:p/>
            <text:p>Контакты: plenka.kinofest@mail.ru, vk.com/kinofest_plenka </text:p>
            <text:p>89992494027 (Евгения Сергеевна), 89215907321 (Алёна Андреевна)</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95" calcext:value-type="float">
            <text:p>95</text:p>
          </table:table-cell>
          <table:table-cell office:value-type="string" calcext:value-type="string">
            <text:p>Неделя науки в ЛГУ</text:p>
            <text:p/>
            <text:p>На факультете специального (дефектологического) образования прошла предновогодняя неделя науки. </text:p>
            <text:p/>
            <text:p>Под руководством преподавателей факультета студенты активно участвовали в играх и викторинах по профилю подготовки «Логопедия». Ассистент кафедры логопедии Мария Юрова провела интеллектуальную игру «Логопедические технологии 2.0 pro» для студентов, обучающихся по профилю «Логопедия». В нёй приняли участие студенты третьего курса дневного отделения. Цель проведения игры - выявление общей эрудиции студентов, степени сформированности профессионально значимых качеств, таких как быстрота реакции, находчивость, коммуникабельность, креативность. В процессе игры актуализировались знания по дисциплине «Логопедические технологии». Студенты отрабатывали игровые приёмы, необходимые для работы с неговорящими детьми, подбирали необходимые лексико-грамматические средства для данной категории детей, состязались в придумывании игр и сказок, использовании жестов, мимики и интонации </text:p>
            <text:p/>
            <text:p>Также в рамках недели науки прошел квиз для студентов-логопедов 4 курса по теме «Логопедия и все все все» под руководством старшего преподавателя кафедры логопедии Дарьи Щукиной. Игра состояла из 4-х раундов. В первом участникам было необходимо ответить на вопросы, выбрав правильный ответ из предложенных, во втором раунде вариантов ответов не было, студенты должны предложить его самостоятельно. Третий раунд предполагал подбор большого числа правильных ответов по заданной теме. В четвертом раунде студентам предлагались практические ситуации, которые необходимо проанализировать и найти правильный ответ. </text:p>
            <text:p/>
            <text:p>Старший преподаватель кафедры логопедии Ольга Хвостова провела викторину по теме «Дислалия в современном мире» со студентами-логопедами 2 курса очной формы обучения. Викторина проводилась с целью актуализации и закрепления полученных знаний по дисциплине «Логопедия», раздел «Дислалия», а также воспитания таких качеств как активность, стремление к лидерству, интерес к получаемой профессии. Студенты отвечали на вопросы по разделу «Дислалия», проводили анализ речевых карт детей с дислалией. За правильные ответы начислялись баллы. По окончании викторины было проведено обсуждение и сделан анализ затруднений, которые возникли во время работы.</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58" calcext:value-type="float">
            <text:p>58</text:p>
          </table:table-cell>
          <table:table-cell office:value-type="string" calcext:value-type="string">
            <text:p>🎁С РОЖДЕСТВОМ!</text:p>
            <text:p/>
            <text:p>Сегодня Рождество Христово – один из главных православных праздников. Рождество – это пора волшебства и чудес, связанных не только с рождением Иисуса Христа и приходом Деда Мороза, но и с множеством традиций. В рождественскую ночь сбываются самые заветные мечты. С праздником!🎉✨🎉🎄</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65" calcext:value-type="float">
            <text:p>65</text:p>
          </table:table-cell>
          <table:table-cell office:value-type="string" calcext:value-type="string">
            <text:p>Студентка ЛГУ приняла участие в международной волонтерской акции</text:p>
            <text:p> </text:p>
            <text:p>Студентка 2 курса факультета специального (дефектологического) образования Анастасия Тарануха приняла участие в ежегодной международной акции «С Новым годом, ветеран!». </text:p>
            <text:p> </text:p>
            <text:p>Акция проводится Санкт-Петербургским отделением Всероссийского общественного движения «Волонтеры Победы» на территории Санкт-Петербурга. Активисты Всероссийского общественного движения «Волонтеры победы» адресно поздравляют участников и инвалидов Великой Отечественной войны с наступающим Новым Годом и Рождеством. Сама Анастасия участие в акции описала так: «Совсем недавно, на втором курсе обучения в университете, меня стала все больше и больше интересовать тема добровольчества, возможно, ситуация в мире подтолкнула меня на такой важный шаг в моей жизни - присоединиться к волонтёрам разных сфер. Самая большая моя гордость - это вступление во всероссийское общественное движение Волонтёры Победы. Вместе с ребятами мы помогали в организации мероприятий, посвящённых 75-летию Победы. А сейчас, перед Новым годом, поздравляли ветеранов - участников Великой Отечественной войны. Все наши рейды по адресам были очень трепетными и волнующими, мне удалось лично поблагодарить и поздравить с Новым годом людей, которые отстаивали нашу с вами жизнь. Всего мне посчастливилось поздравить 14 ветеранов!».</text:p>
          </table:table-cell>
          <table:table-cell office:value-type="string" calcext:value-type="string">
            <text:p>[]</text:p>
          </table:table-cell>
        </table:table-row>
        <table:table-row table:style-name="ro1">
          <table:table-cell table:number-columns-repeated="3"/>
        </table:table-row>
        <table:table-row table:style-name="ro29">
          <table:table-cell office:value-type="float" office:value="27" calcext:value-type="float">
            <text:p>27</text:p>
          </table:table-cell>
          <table:table-cell office:value-type="string" calcext:value-type="string">
            <text:p>🙋‍♂Желаем только офлайн! </text:p>
            <text:p/>
            <text:p>Студенческий совет поздравляет вас с наступающим Новым годом! </text:p>
            <text:p> </text:p>
            <text:p>Пусть следующий год подарит вам настоящее счастье! Желаем студентам получить заветные «автоматы» на зачетах и экзаменах. Пусть курсовые и дипломные работы будут со стопроцентной оригинальностью, а фраза «Халява, приди!» никогда не подводила! Ну и, конечно, пожелаем не просыпать первые пары. Скорее всего, Дед Мороз не сможет такое исполнить, но мы все равно загадаем! </text:p>
            <text:p> </text:p>
            <text:p>А мы, в свою очередь, обещаем в 2021 году продолжать радовать вас нашими новыми идеями и интересными проектами! </text:p>
            <text:p> </text:p>
            <text:p>С любовью, </text:p>
            <text:p>Ваш Студенческий совет ЛГУ им. А. С. Пушкина </text:p>
            <text:p> </text:p>
            <text:p>P.S. А давайте ещё под бой курантов загадаем, чтобы в этом году мы виделись с вами только офлайн!</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82" calcext:value-type="float">
            <text:p>82</text:p>
          </table:table-cell>
          <table:table-cell office:value-type="string" calcext:value-type="string">
            <text:p>🥳Желаем счастья и любви!</text:p>
            <text:p/>
            <text:p>Дорогие преподаватели, сотрудники университета, студенты!</text:p>
            <text:p>Предновогодние дни подобны волшебству: красиво украшенные улицы, сияющие яркими гирляндами елки, праздничные огни инсталляций, ожившие сказочные герои, завораживающие звуки «Щелкунчика», а главное – витающее в воздухе ожидание чуда! Новый год – это время радости, исполнения желаний, стремления к новым вершинам. Искренне поздравляю Вас с наступающим 2021 годом! Пусть новый год будет наполнен яркими событиями, согреет любовью и заботой Ваших близких, станет началом великих свершений!</text:p>
            <text:p/>
            <text:p>Любовь Коцюбинская, декан факультета иностранных языков</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77" calcext:value-type="float">
            <text:p>77</text:p>
          </table:table-cell>
          <table:table-cell office:value-type="string" calcext:value-type="string">
            <text:p>✅Желаем успеха! </text:p>
            <text:p/>
            <text:p>Что попросить у Деда Мороза в Новогоднюю ночь? Пощады! </text:p>
            <text:p>Да, 2020 год был трудным для всех, но вместе мы справились. </text:p>
            <text:p>Несмотря ни на что, студенты занимались танцами и театром, волонтёрством и студенческим самоуправлением, и даже становились призерами и победителями творческих фестивалей и конкурсов. </text:p>
            <text:p>В уходящем году мы вместе с вами учились новому, старались всегда оставаться на связи и решать любые проблемы, несмотря на расстояние. </text:p>
            <text:p>Команда отдела по работе с молодежью желает всем успеха в новом 2021 году! </text:p>
            <text:p>Создавайте антитела не только от коронавируса, но и от тоски, скуки и лени, а мы продолжим делать студенческую жизнь в ЛГУ им. А.С. Пушкина ярче и интереснее. </text:p>
            <text:p/>
            <text:p>Виталий Юрьевич Шевелев, заведующий отделом по работе с молодежью</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25" calcext:value-type="float">
            <text:p>25</text:p>
          </table:table-cell>
          <table:table-cell office:value-type="string" calcext:value-type="string">
            <text:p>🎉СТУДЕНТЫ ПОЗДРАВЛЯЮТ всех-всех-всех💫</text:p>
            <text:p/>
            <text:p>Дорогие друзья, уже совсем скоро закончится старый год и начнется новый! Наши замечательные студенты 1 курса филологического факультета (1 группа, направление "реклама и связи с общественностью") поздравляют однокурсников и всех-всех-всех с наступающим Новым Годом! 🎄⛄🎉</text:p>
            <text:p/>
            <text:p>🍾Счастья всем, радости и исполнения всех желаний в Новом Году! </text:p>
            <text:p>https://vk.com/video-28273649_456239107</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9" calcext:value-type="float">
            <text:p>9</text:p>
          </table:table-cell>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84" calcext:value-type="float">
            <text:p>84</text:p>
          </table:table-cell>
          <table:table-cell office:value-type="string" calcext:value-type="string">
            <text:p>✨Поздравление деканов и руководителя отдела по работе с молодежью✨</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49" calcext:value-type="float">
            <text:p>49</text:p>
          </table:table-cell>
          <table:table-cell office:value-type="string" calcext:value-type="string">
            <text:p>🎉Поздравление ректора с НОВЫМ ГОДОМ🎉</text:p>
          </table:table-cell>
          <table:table-cell office:value-type="string" calcext:value-type="string">
            <text:p>[]</text:p>
          </table:table-cell>
        </table:table-row>
        <table:table-row table:style-name="ro1">
          <table:table-cell table:number-columns-repeated="3"/>
        </table:table-row>
        <table:table-row table:style-name="ro30">
          <table:table-cell office:value-type="float" office:value="13" calcext:value-type="float">
            <text:p>13</text:p>
          </table:table-cell>
          <table:table-cell office:value-type="string" calcext:value-type="string">
            <text:p>😉А чукчи раньше всех! </text:p>
            <text:p>А чукчи, как всегда, первые! </text:p>
            <text:p> </text:p>
            <text:p>Клуб дружбы народов "Этнотепло" поздравляет вас с наступающим Новым Годом! </text:p>
            <text:p>Мы отправим вам свою искорку волшебства в предстоящий праздник и расскажем, как и когда разные национальности (а в России их - 190!) его встречают. </text:p>
            <text:p> </text:p>
            <text:p>Чукчи </text:p>
            <text:p>Когда? В день зимнего солнцестояния, с 21 на 22 декабря. </text:p>
            <text:p>Этот национальный праздник называют "Пэгытти", в переводе с чукотского - «пёстрое скопление». </text:p>
            <text:p>Название он получил по имени ритуальной звезды, которая в традиционной астрологии является Альтаиром в созвездии Орла. Поэтому восхождение этой звезды для чукчей символизирует начало Нового года, так как с этого момента прирастает световой день. </text:p>
            <text:p>Праздничный огонь в этот день разжигался с помощью священной «огнивой» доски. Она символизирует домашний очаг. И конечно, вокруг костра чукчи устраивали танцы и пели песни, желая добра и света. </text:p>
            <text:p>По традиции этот праздник нужно встречать с хорошими мыслями, чтобы год был удачным </text:p>
            <text:p>⠀ </text:p>
            <text:p>Татары </text:p>
            <text:p>Когда? В ночь с 31 декабря на 1 января. </text:p>
            <text:p>Кыш-Бабай и его внучка Кар-Казы поздравляют детишек в новогоднюю ночь. </text:p>
            <text:p>Празднование проходит в кругу семьи, только после разрешается сходить в гости. С собой берут блюдо «Чак-Чак», представляющее собой тесто в мёде. Оно считается символом гостеприимства татарских народов. </text:p>
            <text:p>⠀ </text:p>
            <text:p>Осетины </text:p>
            <text:p>Когда? С 12 по 14 января. </text:p>
            <text:p>В этот праздник каждая семья разжигала перед своим домом костер. Чем ярче и выше горел костер, тем радостнее было на душе у семьи. Вокруг костров водили хороводы, пели песню «Сой–сой», тем самым отводя несчастья и вражеские силы. </text:p>
            <text:p>Самым главным угощением на столе был большой осетинский пирог, символизируя собой солнце. </text:p>
            <text:p>⠀ </text:p>
            <text:p>А с приходом весны пора готовиться к Новрузу (другое написание – Навруз) – традиционному новогоднему празднику народов Кавказа. В этот день жгут очистительные костры. Согласно народным поверьям, перепрыгнув через огонь, можно исцелиться от болезней или исполнить заветное желание. </text:p>
            <text:p> </text:p>
            <text:p>Мы искренне желаем вам крепкого здоровья и побольше сил! До встречи в новом 2021 году! </text:p>
            <text:p/>
            <text:p>Клуб дружбы народов ЛГУ им. А. С. Пушкина</text:p>
          </table:table-cell>
          <table:table-cell office:value-type="string" calcext:value-type="string">
            <text:p>[]</text:p>
          </table:table-cell>
        </table:table-row>
        <table:table-row table:style-name="ro1">
          <table:table-cell table:number-columns-repeated="3"/>
        </table:table-row>
        <table:table-row table:style-name="ro4">
          <table:table-cell office:value-type="float" office:value="10" calcext:value-type="float">
            <text:p>10</text:p>
          </table:table-cell>
          <table:table-cell office:value-type="string" calcext:value-type="string">
            <text:p>Поздравление Министра науки и высшего образования РФ Валерия Фалькова с Новым годом</text:p>
            <text:p>📽https://www.youtube.com/watch?v=eEAKQ75dd6o&amp;feature=emb_logo</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15" calcext:value-type="float">
            <text:p>115</text:p>
          </table:table-cell>
          <table:table-cell office:value-type="string" calcext:value-type="string">
            <text:p>🏆Желаем новых свершений! </text:p>
            <text:p/>
            <text:p>Дорогие друзья! </text:p>
            <text:p>Сердечно поздравляю всех с наступающим Новым Годом! </text:p>
            <text:p>Уходящий 2020 год принёс глобальные перемены, не все они были приятными, но, благодаря им, вся система образования, так же, как и наша жизнь получили новый импульс к развитию и обновлению. И, каким бы сложным ни был год уходящий, провожая его, мы смотрим вперёд с надеждой на исполнение наших желаний, с верой в свои силы, с любовью к жизни. Новогодняя ночь для каждого из нас — не просто радостный праздник, но неизменный символ возрождения и оптимизма. Пусть же 2021 год оправдает наши надежды, пусть он принесёт успех и радость новых свершений. </text:p>
            <text:p> </text:p>
            <text:p>Хочу пожелать коллегам энергии и новых заслуженных побед. Счастья, здоровья, любви, семейного уюта! Студентам желаю горящих глаз, хорошей учебы, дерзаний и новых свершений, любите свой вуз, вы – наше настоящее и будущее! С Новым годом! Счастья вам, дорогие друзья, исполнения самых заветных желаний, здоровья и веры в завтрашний день! </text:p>
            <text:p/>
            <text:p>Светлана Андреевна Петрова, декан филологического факультета</text:p>
          </table:table-cell>
          <table:table-cell office:value-type="string" calcext:value-type="string">
            <text:p>[]</text:p>
          </table:table-cell>
        </table:table-row>
        <table:table-row table:style-name="ro1">
          <table:table-cell table:number-columns-repeated="3"/>
        </table:table-row>
        <table:table-row table:style-name="ro37">
          <table:table-cell office:value-type="float" office:value="127" calcext:value-type="float">
            <text:p>127</text:p>
          </table:table-cell>
          <table:table-cell office:value-type="string" calcext:value-type="string">
            <text:p>🎯Желаем новых побед! </text:p>
            <text:p> </text:p>
            <text:p>Оглянулись вокруг: пусто что-то кругом, </text:p>
            <text:p>В коридорах нет шумных компаний. </text:p>
            <text:p>КВН, Студент года – все стало сном... </text:p>
            <text:p>И твердим мы как заклинанье: </text:p>
            <text:p> </text:p>
            <text:p>Пусть же в новом году этот вирус уйдет, </text:p>
            <text:p>пусть студенты придут в это зданье! </text:p>
            <text:p>Zoom, Trueconf и, конечно, Blackboard </text:p>
            <text:p>Хороши, но живое свиданье </text:p>
            <text:p> </text:p>
            <text:p>Не заменишь ничем, как ни крути... </text:p>
            <text:p>Пусть столовая, библиотека, </text:p>
            <text:p>Общежития - наше, Павловск и Горбунки - </text:p>
            <text:p>Наполняются топотом, смехом! </text:p>
            <text:p> </text:p>
            <text:p>Призываем всех верить, что мы победим, </text:p>
            <text:p>Силой воли, упорством, вакциной </text:p>
            <text:p>Все невзгоды и беды, и новых вершин </text:p>
            <text:p>Мы достигнем в реальном режиме! </text:p>
            <text:p> </text:p>
            <text:p>Факультет физической культуры</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4" calcext:value-type="float">
            <text:p>14</text:p>
          </table:table-cell>
          <table:table-cell office:value-type="string" calcext:value-type="string">
            <text:p>Желаем энергии и позитива! </text:p>
            <text:p/>
            <text:p>СКК «Импульс» искренне поздравляет студентов и сотрудников ЛГУ им. А. С. Пушкина с наступающим новым 2021 годом и Рождеством! Желаем вам успехов, покорения новых вершин и много счастливых дней, наполненных юмором и безграничным творчеством. И самое главное: желаем крепкого здоровья, которое сейчас очень важно для каждого из нас. </text:p>
            <text:p>Подводя итоги 2020 года, можно сказать, что, не смотря на то, что в мире сложилась трудная эпидемиологическая ситуация, мы не пали духом, ведь именно сложности помогают нам идти дальше и не останавливаться на достигнутом, а также учиться поддерживать друг друга и постигать что-то новое вместе. </text:p>
            <text:p>Будем надеяться, что пандемия скоро закончится, и мы снова сможем учиться и общаться в стенах родного университета! Давайте войдём в наступающий год заряженные энергией и позитивом, чтобы вносить в свою жизнь и в жизнь университета что-то новое и уникальное, наслаждаясь каждым прожитым днём. Желаем вам любить своё дело и ценить любую возможность стать лучше, стараться достигнуть поставленных целей! </text:p>
            <text:p/>
            <text:p>СКК «Импульс»</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45" calcext:value-type="float">
            <text:p>45</text:p>
          </table:table-cell>
          <table:table-cell office:value-type="string" calcext:value-type="string">
            <text:p>Студент ЛГУ - победитель Всероссийской олимпиады профессионального мастерства обучающихся по профессиям и специальностям</text:p>
            <text:p/>
            <text:p>Приходько Роман, студент 3 курса специальности «Прикладная информатика» колледжа ЛГУ им. А.С.Пушкина награжден медалью, дипломом, ценным подарком и денежной стипендией за победу в региональном этапе Всероссийской олимпиады профессионального мастерства обучающихся по профессиям и специальностям среднего профессионального образования по укрепленной группе специальностей 09.00.00 «Прикладная информатика».</text:p>
            <text:p>Петров Юрий Николаевич награжден специальным дипломом преподавателя-наставника за подготовку победителя олимпиады.</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60" calcext:value-type="float">
            <text:p>60</text:p>
          </table:table-cell>
          <table:table-cell office:value-type="string" calcext:value-type="string">
            <text:p>💫Желаем перемен к лучшему! </text:p>
            <text:p/>
            <text:p>Уважаемые коллеги, студенты! </text:p>
            <text:p> От имени юридического факультета сердечно поздравляю вас с наступающим 2021 Новым годом и Рождеством. </text:p>
            <text:p> В эти предновогодние дни, подводя итоги уходящего 2020 года и большой проделанной работы, хочется выразить слова благодарности за достигнутые совместными усилиями результаты. Все успехи не случайны, поскольку в нашем университете есть самое главное – замечательный коллектив преподавателей, сотрудников и талантливых студентов. Всех нас волновали общие заботы, вместе мы старались справляться с поставленными задачами. Нам есть чем гордиться: университет живет насыщенной жизнью, развивает научную и инновационную деятельность, расширяет международные связи. </text:p>
            <text:p> Пусть наступающий Новый год будет щедрым на успехи и свершения, творческие инициативы и вдохновение. Хочется верить, что Новый год станет временем долгожданных перемен к лучшему и ярких событий. </text:p>
            <text:p> Новый год — не просто радостный праздник, а неизменный символ возрождения и оптимизма. Он объединяет завершение и начало, подведение итогов и отсчёт новым достижениям. И, каким бы трудным ни был год уходящий, провожая его, мы смотрим вперёд с надеждой на исполнение наших желаний, с верой в свои силы, с любовью к жизни. </text:p>
            <text:p>Пусть крепнет наш Университет и юридический факультет </text:p>
            <text:p>Здоровья Вам и Вашим близким, благополучия и удачи! </text:p>
            <text:p/>
            <text:p>Елена Борисовна Гоголевская, декан юридического факультета</text:p>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52" calcext:value-type="float">
            <text:p>52</text:p>
          </table:table-cell>
          <table:table-cell office:value-type="string" calcext:value-type="string">
            <text:p>✨Желаем чудес! </text:p>
            <text:p> </text:p>
            <text:p>2020 год уходит в прошлое. Он был наполнен разными событиями – приятными и радостными, иногда сложными и очень трудными. Мы успешно справлялись с вызовами и всегда выходили победителями, потому что поддерживали друг друга, помогая и словом, и делом. Нас перестали пугать крутые жизненные виражи – мы точно знаем, что это путь к успеху! </text:p>
            <text:p>Дорогие студенты и коллеги! Удачи вам в новом году! Радости, любви и новых впечатлений! </text:p>
            <text:p>Приближается новый год – это время чудес, исполнения желаний и ярких впечатлений! </text:p>
            <text:p>Снова ёлки, гирлянды, игрушки, </text:p>
            <text:p>Вновь конфетти, фейерверки, хлопушки, </text:p>
            <text:p>Брызги шампанского и оливье, </text:p>
            <text:p>Снова веселье в каждой семье! </text:p>
            <text:p>Пусть в 2021 году мечты станут реальностью! Пусть работа и учеба принесут только радость! Пусть каждый из нас будет успешным, счастливым, красивым и, конечно же, здоровым! </text:p>
            <text:p>С Новым годом! </text:p>
            <text:p/>
            <text:p>Елена Анатольевна Гаджиева, декан факультета естествознания, географии и туризма</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52" calcext:value-type="float">
            <text:p>52</text:p>
          </table:table-cell>
          <table:table-cell office:value-type="string" calcext:value-type="string">
            <text:p>Желаем здоровья! </text:p>
            <text:p/>
            <text:p>Поздравляем коллектив и студентов ЛГУ им. А. С. Пушкина с наступающим 2021 годом! </text:p>
            <text:p>Мы всегда с радостью ждем этот праздник - встречу Нового Года с украшенной елкой, гирляндами, ароматом мандаринов и шоколада. </text:p>
            <text:p>Пусть этот Новый год вытеснит из нашей памяти невзгоды и неудачи уходящего високосного. Пусть в нем запомнятся только радость богатого личного общения, чудеса здоровья и выздоровления, и подвиги – медиков, фармацевтов и волонтеров. </text:p>
            <text:p> Уходящий год нам показал, что нет полноценной замены реального общения, но цифровое пространство предоставило нам и новые возможности. </text:p>
            <text:p>Желаем, чтобы новый год расширил практический и научный опыт уважаемых сотрудников, а наши студенты при on-line общении не только слушали, но и повышали качество своих знаний, раскрывали свою творческую индивидуальность. </text:p>
            <text:p>Желаем всем Вам и Вашим близким крепкого здоровья, сил, долгих лет жизни в достатке и довольстве, верных друзей, хороших товарищей по работе и мудрых наставников. </text:p>
            <text:p>Нашему Университету в Новом году пожелаем новых возможностей и свершений! </text:p>
            <text:p/>
            <text:p>Надежда Михайловна Космачева, декан экономического факультета</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46" calcext:value-type="float">
            <text:p>46</text:p>
          </table:table-cell>
          <table:table-cell office:value-type="string" calcext:value-type="string">
            <text:p>👍🏻Студент ЛГУ вошел в состав сборной России для участия в Кубке IBU</text:p>
            <text:p/>
            <text:p>Евгений Сидоров, студент 4 курса факультета физической культуры, занял второе место в спринтерской гонке, которая проходила в Ижевске. Этот результат позволил ему войти в состав национальной команды Кубка мира и Кубка Международного союза биатлонистов (IBU).</text:p>
            <text:p>"Евгений Сидоров - один из самых перспективных биатлонистов России!" - так прокомментировал Евгений Драчев, бывший президент Союза биатлонистов России включение нашего студента в состав сборной России на январские этапы Кубка IBU.</text:p>
            <text:p>Евгений Сидоров - бронзовый чемпион России-2020 в командной гонке в составе сборной Северо-Западного ФО, мастер спорта России.</text:p>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27" calcext:value-type="float">
            <text:p>27</text:p>
          </table:table-cell>
          <table:table-cell office:value-type="string" calcext:value-type="string">
            <text:p>❄Желаем миллион успехов!</text:p>
            <text:p> </text:p>
            <text:p>Дорогие сотрудники и студенты Университета! </text:p>
            <text:p>Факультет математики и информатики поздравляет Вас с наступающим Новым годом! </text:p>
            <text:p>Год Белого быка – это год больших поступков и событий. </text:p>
            <text:p>Каждый из нас сможет сделать то, о чем давно мечтал. </text:p>
            <text:p>Мы хотим пожелать Вам, чтобы в 2021 году Ваши достижения прямо пропорционально росли и стремились к бесконечности, успехи преумножались и складывались, а объем новых знаний и возможностей возводился в n-ю степень. </text:p>
            <text:p>Пусть хорошее настроение, крепкое здоровье, удача в делах станут Вашими постоянными спутниками. </text:p>
            <text:p>Смотрите на мир через призму доброты и гуманности. </text:p>
            <text:p>Извлекайте только положительный корень из всех неудач и промахов. И если уж придет грусть, то пусть она имеет предел, а беспредельной будет радость. </text:p>
            <text:p>Миллион Вам успехов и исполнения желаний в Новом году! </text:p>
            <text:p/>
            <text:p>Факультет математики и информатики</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9" calcext:value-type="float">
            <text:p>19</text:p>
          </table:table-cell>
          <table:table-cell office:value-type="string" calcext:value-type="string">
            <text:p>Студенты ЕГиТ - на Международном семинаре </text:p>
            <text:p/>
            <text:p>В стенах РГПУ им. А.И. Герцена состоялся XIX Международный семинар "Геология, геоэкология и эволюционная география", в работе которого приняли участие обучающиеся 3 курса ЛГУ.</text:p>
            <text:p/>
            <text:p>Студенты 3 курса педагогического образования (с двумя профилями подготовки) Софья Чернышова и Анна Иванова под руководством доцента кафедры естествознания и географии, кандидата геолого-минералогических наук Александра Трифонова выступили на пленарном заседании. Студенты выступали очно в РГПУ - Анна Иванова представила доклад «Особенности влияния геологического строения территории на экологическую обстановку Ленинградской области», а Софья Чернышова - «Карельский перешеек: генезис озёрных котловин в неоген-четвертичное время».</text:p>
            <text:p/>
            <text:p>Обсуждались вопросы, касающиеся проблем освоения месторождений нефти, перспективы водообеспечения полуострова Крым, активность радона в Саблинских пещерах и многое другое. Участники представили результаты исследований очно и при использовании дистанционных технологий (Zoom).</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74" calcext:value-type="float">
            <text:p>74</text:p>
          </table:table-cell>
          <table:table-cell office:value-type="string" calcext:value-type="string">
            <text:p>🎶Желаем жить в ритме музыки! </text:p>
            <text:p/>
            <text:p>В наступающем 2021 году желаем успешных сессий и экзаменов, благополучных зачетов и зачеток без троек! </text:p>
            <text:p>Пускай не будет хвостов и долгов, желаем все вовремя сдавать и идти вперед, не сдаваясь! </text:p>
            <text:p>Желаем хорошей учебы и веселых студенческих вечеринок! </text:p>
            <text:p>Желаем всегда находить общий язык с преподавателями, относиться ответственно к учебе и просто быть молодыми, веселыми и счастливыми! </text:p>
            <text:p>Желаем жить в ритме музыки! </text:p>
            <text:p>С Новым годом, студенты! </text:p>
            <text:p/>
            <text:p>Ваш Хор ЛГУ им. А.С.Пушкина</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86" calcext:value-type="float">
            <text:p>86</text:p>
          </table:table-cell>
          <table:table-cell office:value-type="string" calcext:value-type="string">
            <text:p>🎉Желаем праздника весь год! 🎉</text:p>
            <text:p/>
            <text:p>Считанные деньки остаются до наступления самого волшебного праздника — Нового года! Наступающий 2021 год – год Белого Металлического Быка. Это животное сильное, трудолюбивое, здоровое и выносливое. Бык благоволит тем, кто любит трудиться, и решительно настроен на достижение своих целей. Год обещает быть спокойным и стабильным по сравнению с високосным 2020, так как символ года, белый бык – благородное и мирное животное. </text:p>
            <text:p>Пусть Новый год подарит всем без исключения всеобъемлющее ощущение долгожданного праздника! Желаю бодрости духа, позитивных идей, отменного здоровья и безмерного счастья! Пусть вера в лучшее будет верной спутницей на пути к нашим свершениям и счастливых мгновений будет так же много, как иголок на елке! </text:p>
            <text:p> </text:p>
            <text:p>Ирина Борисовна Гайворонская,  </text:p>
            <text:p>декан факультета психологии</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43" calcext:value-type="float">
            <text:p>43</text:p>
          </table:table-cell>
          <table:table-cell office:value-type="string" calcext:value-type="string">
            <text:p>🎄Новогодний выпуск «Университетского обозревателя»</text:p>
            <text:p/>
            <text:p>Редакция газеты поздравляет всех сотрудников и студентов университета с наступающим 2021 годом! Уходящий год был непростым, нам многому пришлось научиться и многое переосмыслить. Но теперь это уже в прошлом. Пусть в новом году каждого из вас ждут удача и процветание, пусть желания исполнятся, а оптимизм и отличное настроение никогда не покидают! Здоровья и благополучия вам и вашим близким!</text:p>
            <text:p/>
            <text:p>Скачивай и читай!</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23" calcext:value-type="float">
            <text:p>23</text:p>
          </table:table-cell>
          <table:table-cell office:value-type="string" calcext:value-type="string">
            <text:p>Акция студентов филологического факультета</text:p>
            <text:p/>
            <text:p>Студенты 4 курса филологического факультета, направление "Журналистика", провели виртуальную акцию "COVID отступит!" под руководством доц., к. фил.н. Евгения Цуканова. Каждый ролик - это живая и искренняя благодарность всем работникам вуза за стойкость и героизм в борьбе за высшее образование в сложившейся непростой ситуации. Вместе мы выдержим любые трудности! </text:p>
            <text:p>📽Ссылка на 36 роликов https://www.youtube.com/playlist?list=PLevFPcN5UYoeKVMkedPMxFkKbZpUdqSj9</text:p>
            <text:p>📽https://www.youtube.com/watch?v=0UOiwJvcPw0&amp;list=PLevFPcN5UYoeKVMkedPMxFkKbZpUdqSj9</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27" calcext:value-type="float">
            <text:p>27</text:p>
          </table:table-cell>
          <table:table-cell office:value-type="string" calcext:value-type="string">
            <text:p>Международная академическая мобильность</text:p>
            <text:p/>
            <text:p>Факультет специального (дефектологического) образования и международный отдел ЛГУ им. А.С. Пушкина подвели итоги освоения программы международной академической мобильности.</text:p>
            <text:p/>
            <text:p>С 23 ноября по 24 декабря студенты - логопеды 3 курса осваивали краткосрочную программу международной академической мобильности на факультете дефектологии Ташкентского государственного педагогического университета имени Низами. </text:p>
            <text:p>В свою очередь, студенты факультета дефектологии Ташкентского государственного педагогического университета имени Низами осваивали программу академической мобильности по логопедии на факультете специального дефектологического образования ЛГУ им. А.С. Пушкина. </text:p>
            <text:p>Международная программа академической мобильности реализовывалась в формате онлайн. </text:p>
            <text:p>На онлайн-конференции студенты поделились впечатлениями и рассказали, как осваивали программу, что узнали нового, с какими трудностями столкнулись, поделились опытом, а также внесли свои предложения по дальнейшему сотрудничеству и изъявили желание освоить полную программу международной академической мобильности по логопедии в следующем семестре.</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28" calcext:value-type="float">
            <text:p>28</text:p>
          </table:table-cell>
          <table:table-cell office:value-type="string" calcext:value-type="string">
            <text:p>✨КАТОЛИЧЕСКОЕ РОЖДЕСТВО✨</text:p>
            <text:p/>
            <text:p>🎄 Согласно давно сложившейся традиции, каждый год католики отмечают Рождество в ночь с 24 на 25 декабря. Более чем в 145 странах мира праздник является государственным, а в Европе начинается выходная рождественская неделя.</text:p>
            <text:p/>
            <text:p>Этот праздник считается самым древним. Первый раз его отметили в IV веке нашей эры. По имеющимся традициям, к празднику готовятся еще за месяц, а точнее, за 28 дней. </text:p>
            <text:p>🎉С наступающим Рождеством!!! С праздником!!!✨</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1" calcext:value-type="float">
            <text:p>11</text:p>
          </table:table-cell>
          <table:table-cell office:value-type="string" calcext:value-type="string">
            <text:p>Владимир Журавлев принял участие в работе форума по теме НКО</text:p>
            <text:p> </text:p>
            <text:p>Проректор по работе с органами государственной власти, муниципальными образованиями и общественными объединениями ЛГУ им. А.С. Пушкина Владимир Журавлев принял участие в работе онлайн-форума «Область социально-ориентированных НКО».</text:p>
            <text:p> </text:p>
            <text:p>Форум был организован Комитетом по печати Ленинградской области, в работе приняли участие представители более ста социально-ориентированных некоммерческих организаций (СО НКО). </text:p>
            <text:p>«Были подробно раскрыты принятые по инициативе палаты меры государственной поддержки некоммерческих организаций и роль высших учебных заведений в содействии продвижению социально полезных инициатив НКО, - отметил Владимир Журавлёв – и накопленный опыт в этом отношении нашего университета безусловно востребован. Перспективы должны быть предметом отдельного рассмотрения».</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8" calcext:value-type="float">
            <text:p>18</text:p>
          </table:table-cell>
          <table:table-cell office:value-type="string" calcext:value-type="string">
            <text:p>Сергей Большаков принял участие в Российском Экономическом Конгрессе</text:p>
            <text:p/>
            <text:p>Проректор по учебно-методической работе, профессор кафедры государственного и муниципального управления Сергей Большаков принял участие в Российском Экономическом Конгрессе, организованном Институтом экономики РАН. </text:p>
            <text:p>Доклад ЛГУ им. А. С. Пушкина был включен в основную программу Конгресса, в рамках секции «Экономические теории государства и государственное управление». </text:p>
            <text:p>На конференции были представлены результаты исследования рабочей группы кафедры государственного и муниципального управления по мониторингу конкурентной среды Ленинградской области, выполненные по заказу Правительства Ленобласти. На секции выступали ученые института Экономика РАН.</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67" calcext:value-type="float">
            <text:p>67</text:p>
          </table:table-cell>
          <table:table-cell office:value-type="string" calcext:value-type="string">
            <text:p>Новогодняя конференция на филологическом факультете</text:p>
            <text:p/>
            <text:p> Студенты 1 курса филологического факультета, направление "Педагогическое образование (с двумя профилями подготовки)", профиль "Русский язык и литература" провели научно-практическую конференцию "Новогодняя культура речи", в рамках которой поздравили университет и друг друга с наступающим Новым годом! </text:p>
            <text:p/>
            <text:p>Перед тем, как выйти на обучение с применением дистанционных технологий, студенты под руководством Красниковой Олеси Николаевны, старшего преподавателя кафедры литературы и русского языка, заместителя декана, выполняли задания по активизации словарного запаса, делали доклады о новогодних открытках и традициях украшения новогодней ели; приводили разные примеры праздничных коммуникативных ситуаций; использовали различные этикетные формулы; выясняли, как нужно делать комплименты и их принимать. А также обсудили невербальные средства общения и способы достижения взаимопонимания, грамматическую и социальную категорию "вежливость", почему нужно быть вежливым и учтивым не только по праздникам.</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7" calcext:value-type="float">
            <text:p>7</text:p>
          </table:table-cell>
          <table:table-cell office:value-type="string" calcext:value-type="string">
            <text:p>Минобрнауки России предлагает к просмотру видеоклип «Россия» </text:p>
            <text:p/>
            <text:p>Новый клип Александра Тыщика посвящён многообразию России- разные национальности и вероисповедания, разные профессии и возраста объединены одной историей, памятью и любовью к Родине.</text:p>
            <text:p/>
            <text:p>https://www.youtube.com/watch?v=zVJHIXuHQrk</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7" calcext:value-type="float">
            <text:p>7</text:p>
          </table:table-cell>
          <table:table-cell office:value-type="string" calcext:value-type="string">
            <text:p>Совместный проект ЛГУ и Комитета по труду и занятости будет продолжен в 2021 году </text:p>
            <text:p/>
            <text:p>Центр образовательных технологий ЛГУ им. А.С. Пушкина совместно с Комитетом по труду и занятости населения Ленинградской области провел серию онлайн-мероприятий по трудовой ориентации и кадровой грамотности выпускников вуза «Старт в карьеру».</text:p>
            <text:p>«Дни карьеры» прошли на юридическом и экономическом факультете, факультете психологии и факультете естествознания, географии и туризма.</text:p>
            <text:p>Общее количество участников превысило 200 человек. Профессиональные консультанты помогли выпускникам сориентироваться на рынке труда, предоставили исчерпывающую информацию по вакансиям на предприятиях Ленинградской области, помогли составить резюме, познакомили с интересными и перспективными программами, в которых могут принять участие молодые специалисты с перспективой войти в кадровый резерв Ленинградской области. </text:p>
            <text:p>«Старт в карьеру» - проект, призванный помочь выпускникам ЛГУ найти применение своим знаниям и профессиональным компетенциям, иметь представление о своих правах на рынке труда, стать грамотными и востребованными специалистами. Это начинание обязательно найдет свое воплощение в новых мероприятиях на факультетах ЛГУ им. А.С. Пушкина, которые будут продолжены до марта 2021 года.</text:p>
            <text:p>❗Студентов, которые участвовали в проекте, просим дать обратную связь. Анкету можно найти ниже👇🏻. Заполненный бланк необходима выслать на эл.почту cot@lengu.ru. В теме письма необходимо указать факультет. Благодарим за участие!😉</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 calcext:value-type="float">
            <text:p>1</text:p>
          </table:table-cell>
          <table:table-cell office:value-type="string" calcext:value-type="string">
            <text:p>❗Успей проголосовать! До конца голосования осталось три часа!</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6" calcext:value-type="float">
            <text:p>16</text:p>
          </table:table-cell>
          <table:table-cell office:value-type="string" calcext:value-type="string">
            <text:p>Арсений Майоров выступил на международном семинаре</text:p>
            <text:p/>
            <text:p>Директор НОЦ урбанистики и киберантропологии ЛГУ им. А.С. Пушкина Арсений Майоров выступил с докладом на Международном научно-практическом семинаре.</text:p>
            <text:p>Семинар проходил на площадке ИГП РАН для молодых учёных «Векторы научных исследований правового регулирования обеспечения национальной и международной информационной безопасности в условиях больших вызовов и угроз» в целях апробации результатов научно-исследовательской работы «Правовое регулирование цифровой экономики, искусственного интеллекта, информационной безопасности».</text:p>
            <text:p>В онлайн режиме Арсений Майоров поделился мнением об этике в правовых нормах, регулирующих информационную безопасность. В своем докладе он выделил ряд тесно взаимодействующих научных дисциплин, которые пытаются достичь желаемых изменений социо-технической среды, в том числе, через нормативно-правовое регулирование: социальная оценка техники, прикладная этика и философия техники. Комбинация этих направлений сделает более понятными, прогнозируемыми и управляемыми внедрение цифровых технологий, что крайне важно для государственных институтов. Для этого необходимо ввести оценку гуманитарного воздействия (ОГВ). Также в докладе прозвучали тезисы о предпосылках к созданию, об общих этапах и об оценке воздействия ОГВ.</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65" calcext:value-type="float">
            <text:p>65</text:p>
          </table:table-cell>
          <table:table-cell office:value-type="string" calcext:value-type="string">
            <text:p>Студент ЛГУ - победитель Всероссийского конкурса для педагогов и учащихся</text:p>
            <text:p/>
            <text:p>Анастасия Александрова, студентка 1 курса филологического факультета, направление "Педагогическое образование (с двумя профилями подготовки) профиль Русский язык и литература, стала победителем Всероссийского конкурса для педагогов и детей "ФГОС класс" в блиц-олимпиадах "Структура современного уроки" и "Развитие связной речи учащихся на уроках русского языка".</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8" calcext:value-type="float">
            <text:p>18</text:p>
          </table:table-cell>
          <table:table-cell office:value-type="string" calcext:value-type="string">
            <text:p>Студенты ЛГУ на межвузовской конференции "Физическая культура, спорт и наука: наши перспективы"</text:p>
            <text:p/>
            <text:p>18 декабря 2020 года прошла I межвузовская студенческая научно-практическая конференция «Физическая культура, спорт и наука: наши перспективы" в дистанционном формате на базе Института физической культуры и спорта РГПУ им. А.И. Герцена.</text:p>
            <text:p>От факультета физической культуры ЛГУ им. А.С. Пушкина в ней приняли участие наши студенты:</text:p>
            <text:p>🥊Щукин Анатолий Владимирович, магистр 2 курса, с докладом на тему «Применение технологий безмаркерного захвата движений для биомеханического анализа ударов в боксе» (научный руководитель – к.п.н. доцент Малышев Алексей Иванович), выступивший на пленарном заседании и признанный лучшим в номинации «Самый научный доклад»;</text:p>
            <text:p>🤼‍♂Зверев Вячеслав Владимирович, бакалавр 3 курса заочной формы обучения, с докладом на тему «Модель интенсификации начального этапа обучения рукопашному бою военнослужащих в условиях экспресс-подготовки» (научный руководитель - к.п.н. доцент Смирнова Юлия Владимировна), завоевавший 3 место и получивший признание в номинации «Самый оригинальный доклад»;</text:p>
            <text:p>🏆Ходков Александр Ярославович, магистр 1 курса, с докладом на тему «Особенности адаптивной физической культуры для лиц с ОВЗ (умственная отсталость)» (научный руководитель - к.п.н. доцент Смирнова Юлия Владимировна), признанный лучшим в номинации «Самый практико-ориентированный доклад»</text:p>
            <text:p>🔫Заочное участие в работе конференции по презентации доклада приняла Захарова Людмила Николаевна, магистр 3 курса заочной формы обучения, с докладом «Формирование навыка стрельбы из положения лёжа у начинающих биатлонистов 9-10 лет» (научный руководитель – к.ист.н., доцент Солдатова М.А.)</text:p>
            <text:p>В организационном комитете конференции и работе президиума секционного заседания приняла участие к.п.н., доцент Смирнова Ю.В.</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0" calcext:value-type="float">
            <text:p>10</text:p>
          </table:table-cell>
          <table:table-cell office:value-type="string" calcext:value-type="string">
            <text:p>Доброволец Ленобласти</text:p>
            <text:p> </text:p>
            <text:p>В национальный День добровольца в России проректор по работе с органами государственной власти, муниципальными образованиями и общественными объединениями ЛГУ им. А.С. Пушкина Владимир Журавлев принял участие в молодежном форуме «Доброволец ЛО».</text:p>
            <text:p> </text:p>
            <text:p>В своем выступлении он поблагодарил волонтеров Ленинградской области за их самоотверженный труд и отметил, что в целях усиления поддержки добровольчества и развития добровольческой деятельности на федеральном уровне готовятся изменения в действующее законодательство. Более того, в учебные программы вузов по инициативе Ассоциации добровольческих центров Российской Федерации введена новая программа развития добровольческого движения и взаимодействия с социально ориентированными некоммерческими организациями. Студенты ЛГУ им. А.С. Пушкина – активные участники добровольческого движения. Так, отряд добровольцев Института экономической безопасности (г. Выборг) в 2019 году был признан лучшим в Ленинградской области, и в нынешних условиях студенты являются деятельными участниками всероссийской акции #МыВместе.</text:p>
            <text:p>В прошедшем в ходе форума обсуждении возможностей развития добровольческого движения принял участие заместитель председателя правительства Ленинградской области по культуре Владимир Цой.</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4" calcext:value-type="float">
            <text:p>14</text:p>
          </table:table-cell>
          <table:table-cell office:value-type="string" calcext:value-type="string">
            <text:p>✨31 декабря в Ленобласти - выходной </text:p>
            <text:p/>
            <text:p>Распоряжением губернатора Ленинградской области руководителям госорганов региона, бюджетных организаций, органов МСУ и коммерческих организаций рекомендовано перенести выходной день с субботы 26 декабря на четверг 31 декабря.</text:p>
            <text:p>https://lenobl.ru/ru/dlya-smi/news/32631/</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9" calcext:value-type="float">
            <text:p>9</text:p>
          </table:table-cell>
          <table:table-cell office:value-type="string" calcext:value-type="string">
            <text:p>💲Круглый стол в ЛГУ - Социально-экономическое развитие России на современном этапе</text:p>
            <text:p/>
            <text:p>21 декабря 2020 года на экономическом факультете ЛГУ им. А.С. Пушкина состоялся круглый стол на тему «Социально-экономическое развитие России на современном этапе». В рамках мероприятия были представлены результаты научно-исследовательской работы студентов 3 и 4 курсов.</text:p>
            <text:p>Вопросами для обсуждения в ходе круглого стола стали оценка состояния и перспектив развития российской экономики, современное состояние и пути совершенствования банковской системы, отдельные аспекты управления организацией в современных условиях, экономическое развитие разных стран.</text:p>
            <text:p>Особого внимания заслужили доклады студентов Александры Демченко «Экспорт российского капитала: динамика и последствия», Ольги Вдовиной «Проблемы оптимизации формирования и использования региональных бюджетов РФ», Марии Зверевой «Денежно-кредитная политика и инфляция: эффективность регулирования современной экономики России», Владислава Полищука «Актуальные проблемы и пути решения аудита учетно-ссудных и кредитных операций коммерческого банка», Светланы Черновой «Развитие операций с банковскими картами и защита их от мошеннических действий», Эдиты Назинян «Особенности формирования валютной системы Китая».</text:p>
            <text:p>Доклады дали возможность расширить представление участников об особенностях социально-экономического развития страны и мира.</text:p>
          </table:table-cell>
          <table:table-cell office:value-type="string" calcext:value-type="string">
            <text:p>[]</text:p>
          </table:table-cell>
        </table:table-row>
        <table:table-row table:style-name="ro1">
          <table:table-cell table:number-columns-repeated="3"/>
        </table:table-row>
        <table:table-row table:style-name="ro39">
          <table:table-cell office:value-type="float" office:value="12" calcext:value-type="float">
            <text:p>12</text:p>
          </table:table-cell>
          <table:table-cell office:value-type="string" calcext:value-type="string">
            <text:p>✨В Новый год с новыми конкурсами! </text:p>
            <text:p>У студентов ЛГУ им. А.С. Пушкина есть возможность во время дистанционного обучения принять участие в различных научных мероприятиях! </text:p>
            <text:p> </text:p>
            <text:p>✅1. Объявлен конкурс предложений в национальный проект в сфере туризма «Развивая туризм – развиваем Россию!». </text:p>
            <text:p> </text:p>
            <text:p>Организаторами являются Финансовый университет при Правительстве Российской Федерации и Общенациональный союз индустрии гостеприимства. Стоит отметить, что к участию приглашаются обучающиеся по программам СПО, студенты и магистранты высших учебных заведений. </text:p>
            <text:p> </text:p>
            <text:p>Принимаются самостоятельно выполненные под руководством научных руководителей предложения (законченные творческие научные работы) претендентов. При создании работы нужно учесть, что индустрия туризма является одной из самых быстрорастущих и стратегически важных отраслей в мире. </text:p>
            <text:p> </text:p>
            <text:p>❗Окончание приема заявок и работ - 1 марта 2021 года. </text:p>
            <text:p> </text:p>
            <text:p>Ссылка на сайт организаторов для получения дополнительной информации: https://turcongress.online/ </text:p>
            <text:p> </text:p>
            <text:p>✅2. Объявлен XXI Санкт-Петербургский конкурс молодых переводчиков "Sensum de Sensu". </text:p>
            <text:p> </text:p>
            <text:p>Двадцать первый Санкт-Петербургский конкурс молодых переводчиков Sensum de Sensu является общероссийским творческим конкурсом в области письменного перевода. Конкурс является всероссийским с международным участием – в нем могут участвовать граждане России и граждане зарубежных стран, проживающие как в России, так и за рубежом. </text:p>
            <text:p>Принимаются переводы в английском и немецком разделах. В английском разделе конкурс проводится по следующим номинациям: </text:p>
            <text:p> </text:p>
            <text:p>Номинация I. «Перевод специального текста с английского языка на русский язык». </text:p>
            <text:p>Номинация II. «Художественный перевод прозы с английского языка на русский язык». </text:p>
            <text:p>Номинация III. «IN MEMORIA». </text:p>
            <text:p> </text:p>
            <text:p>В немецком разделе конкурс проводится по номинации I: «Художественный перевод поэзии с немецкого языка на русский язык». </text:p>
            <text:p> </text:p>
            <text:p>❗Работы принимаются до 9 марта 2021 года. </text:p>
            <text:p> </text:p>
            <text:p>Ссылка на сайт организаторов для получения дополнительной информации: https://utr.spb.ru/ </text:p>
            <text:p> </text:p>
            <text:p>✅3. Объявлен профессиональный конкурс «Учитель будущего. Студенты» для обучающихся в вузах. </text:p>
            <text:p> </text:p>
            <text:p>Всероссийский конкурс по развитию и поддержке перспективных обучающихся (студентов) по педагогическим и иным программам высшего образования, которые планируют связать свою профессиональную деятельность с образовательными организациями, обладающих высоким уровнем предметных знаний, ключевых психолого-педагогических компетенций надпрофессиональных навыков проводится АНО "Россия - страна возможностей". </text:p>
            <text:p> </text:p>
            <text:p>Участие в конкурсе индивидуальное. Принять участие в конкурсе могут студенты бакалавриата и специалитета не младше 3 курса или магистранты очной, очно-заочной и заочной форм обучения. Участие в конкурсе бесплатное. </text:p>
            <text:p>❗Регистрация для участия в конкурсе - до 25 января 2021 года. </text:p>
            <text:p> </text:p>
            <text:p>Ссылка на сайт организаторов для получения дополнительной информации: https://studtrek.ru/ </text:p>
            <text:p/>
            <text:p>💙Весь список конкурсов на нашем сайте https://lengu.ru/news/v-novyy-god-s-novymi-konkursami</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37" calcext:value-type="float">
            <text:p>37</text:p>
          </table:table-cell>
          <table:table-cell office:value-type="string" calcext:value-type="string">
            <text:p>Партнеру ЛГУ - пять лет</text:p>
            <text:p/>
            <text:p>Пять лет назад Указом Президента Российской Федерации В.В. Путина была создана Общероссийская общественно-государственная просветительская организация «Российское общество «Знание». ЛГУ им. А.С. Пушкина ведет активную работу по развитию Российского общества «Знание» на территории Ленинградской области.</text:p>
            <text:p/>
            <text:p>Кафедры экономики и управления, трудового права и права социального обеспечения, общей и прикладной психологии, психофизиологии и клинической психологии, истории внесли большой вклад в деятельность Ленинградского областного регионального отделения Российского общества «Знание».</text:p>
            <text:p/>
            <text:p>В университете был создан студенческий клуб «Знание» (председатель клуба – Дашкевич Никита), члены которого записывают свои мини лекции на темы, интересные и полезные для учащихся школ Ленобласти.</text:p>
            <text:p/>
            <text:p>В канун Нового года целый ряд преподавателей и деканы филологического факультета Светлана Петрова и экономического факультета Надежда Космачева стали членами и сертифицированными лекторами Российского общества «Знание», а студенты вуза вступили в ряды членов просветительской организации. Вручал сертификаты и членские билеты проректор по работе с органами государственной власти, муниципальными образованиями и общественными объединениями ЛГУ им. А.С. Пушкина Владимир Журавлев.</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6" calcext:value-type="float">
            <text:p>6</text:p>
          </table:table-cell>
          <table:table-cell office:value-type="string" calcext:value-type="string">
            <text:p>✨31 декабря - выходной день </text:p>
            <text:p/>
            <text:p>В Петербурге последний день 2020 года объявлен выходным днем. </text:p>
            <text:p>Сотрудники городских структур и бюджетники вместо 31 декабря будут работать в ближайшую субботу, 26 декабря.</text:p>
            <text:p/>
            <text:p>https://rg.ru/2020/12/21/reg-szfo/v-peterburge-31-dekabria-obiavili-vyhodnym-dnem.html</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9" calcext:value-type="float">
            <text:p>9</text:p>
          </table:table-cell>
          <table:table-cell office:value-type="string" calcext:value-type="string">
            <text:p>25 ЯНВАРЯ - ДЕНЬ ОТКРЫТЫХ ДВЕРЕЙ</text:p>
            <text:p/>
            <text:p>Уважаемые абитуриенты!</text:p>
            <text:p/>
            <text:p>25 января 2021 года в 15:00 состоится общеуниверситетский День открытых дверей в формате онлайн.</text:p>
            <text:p> </text:p>
            <text:p>Вас ожидает знакомство с университетом, факультетами презентация всех направлений подготовки и образовательных программ, а также подробная информация об особенностях поступления в 2021 году. Вы сможете пообщаться с руководителями факультетов университета, институтов и ответственными за образовательные направления. </text:p>
            <text:p/>
            <text:p>Ждем вас и ваши вопросы!</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3" calcext:value-type="float">
            <text:p>13</text:p>
          </table:table-cell>
          <table:table-cell office:value-type="string" calcext:value-type="string">
            <text:p>Студентки факультета естествознания, географии и туризма стали победительницами международного и всероссийского конкурсов.</text:p>
            <text:p/>
            <text:p>Алина Гаврилова, обучающаяся на 5 курсе (профиль подготовки «география-биология»), получила Диплом победителя в секции «Педагогические науки» XXXIII Международного научно-практического конкурса «Лучшая студенческая статья 2020» за написание работы «Использование модульной технологии в школьном курсе географии 7 класса на примере изучения саванн и редколесий Южной Америки». Софья Баринова, студентка 3 курса (профиль подготовки «биология-география»), стала Победителем Всероссийского конкурса "Достижения вузовской науки 2020", проводимого Международным центром научного сотрудничества «Наука и Просвещение» за научную работу «Формирование причинно-следственных связей при изучении рельефа Земли в школьном курсе географии 7 класса». Научным руководителем обеих студенток является кандидат педагогических наук, доцент Михаил Юрьевич Коршунов. На факультете естествознания, географии и туризма активно ведется научно-исследовательская деятельность, что позволяет студентам участвовать и побеждать в конференциях, конкурсах и олимпиадах международного, всероссийского и регионального уровней.</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7" calcext:value-type="float">
            <text:p>17</text:p>
          </table:table-cell>
          <table:table-cell office:value-type="string" calcext:value-type="string">
            <text:p>Филологи ЛГУ им. А.С. Пушкина на Международном вебинаре "Летовский семинар" </text:p>
            <text:p> </text:p>
            <text:p>Представители филологического факультета — Наталья Щукина, старший преподаватель кафедры литературы и русского языка и Светлана Петрова, декан филологического факультета, доцент, к.фил.н. приняли участие в заседаниях Международного научного вебинара "Летовский семинар", прошедших в декабре на базе РГГУ (Москва). Участниками семинара стали представители стран Европы и США, а также разных городов России. Были рассмотрены проблемы творчества Егора Летова, Янки Дягилевой, «Инструкции по выживанию», «Чернозема», «Красных Звезд», «Банды Четырех», а также некоторых других русских рок-поэтов. Это постоянный научный семинар, посвященный изучению творчества Егора Летова, который работает в РГГУ с 10 сентября 2014 года (дня 50-летнего юбилея поэта) с целью изучения самых разных аспектов летовского творчества и других проблем исследования отечественной рок-поэзии.</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74" calcext:value-type="float">
            <text:p>74</text:p>
          </table:table-cell>
          <table:table-cell office:value-type="string" calcext:value-type="string">
            <text:p>День зимнего солнцестояния</text:p>
            <text:p/>
            <text:p>Сегодня была самая длинная ночь в году, а день будет самым коротким. Световой день 21 декабря составит 5 часов 53 минуты, а с 23 декабря световой день будет прибавлять по минуте.</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 calcext:value-type="float">
            <text:p>1</text:p>
          </table:table-cell>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9" calcext:value-type="float">
            <text:p>19</text:p>
          </table:table-cell>
          <table:table-cell office:value-type="string" calcext:value-type="string">
            <text:p>Студенты ЛГУ приняли участие во всероссийском форуме «Педагоги России: инновации в образовании». </text:p>
            <text:p/>
            <text:p>Студентки 2 курса магистратуры филологического факультета Михайлова Валентина Павловна и Тихонова Ксения Вячеславовна (направление "Педагогическое образование" профиль "Литературное и языковое образование") приняли участие в форуме «Педагоги России: инновации в образовании», который состоялся 7-9 декабря. Стоит отметить, что каждая конференция-выставка, проводимая в рамках форума, собирает 2-3 тыс. специалистов в области образования. </text:p>
            <text:p> </text:p>
            <text:p>Наши студентки успешно прошли данные образовательные курсы и были награждены соответствующими дипломами.</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126" calcext:value-type="float">
            <text:p>126</text:p>
          </table:table-cell>
          <table:table-cell office:value-type="string" calcext:value-type="string">
            <text:p>В ЛГУ обсудили региональный аспект экологической деятельности и экологического просвещения</text:p>
            <text:p/>
            <text:p>16 декабря 2020 года в ЛГУ им. А.С. Пушкина прошла Всероссийская научная конференция в формате телемоста «Экологическая деятельность и экологическое просвещение: региональный аспект». На открытии конференции выступил ректор ЛГУ им. А.С. Пушкина Станислав Еремеев.</text:p>
            <text:p>В приветственном слове ректор ЛГУ отметил, что комплексное экологическое просвещение и экологическое благополучие волнует наше население. Это тот вопрос, который вызывает напряжение в ряде регионов. Поэтому экологическая тематика серьезно вошла в деятельность всех структур власти Ленинградской области. То, что мы сегодня занимаемся экологическим вопросом – это своевременно, актуально, необходимо.</text:p>
            <text:p>Модератором конференции была проректор по научной работе ЛГУ Лариса Кобрина. </text:p>
            <text:p>В проведении конференции и в работе телемоста принимали участие ученые-дефектологи и специалисты в области экологии из России и зарубежных стран. Было зафиксировано порядка 2082 подключений.</text:p>
            <text:p>Среди них:</text:p>
            <text:p>13 районов Ленинградской области: Бокситогорский, Волховский, Всеволожский, Выборгский, Гатчинский, Кингисеппский, Киришский, Кировский, Лужский, Приозерский, Сосновоборский, Тихвинский, Тосненский.</text:p>
            <text:p>Города Российской Федерации: г. Барнаул, г. Махачкала, г. Новая Ладога, г. Норильск, г. Омск, г. Пенза, г. Псков, г. Рязань, г. Севастополь, деревня Русскинская Ханты-Мансийского автономного округа, а также зарубежные города: г. Таллинн (Эстония), г. Ташкент (Республика Узбекистан).</text:p>
            <text:p>С докладами пленарного заседания можно ознакомиться на нашем сайте https://lengu.ru/news/v-lgu-obsudili-regional-nyy-aspekt-ekologicheskoy-deyatel-nosti-i-ekologicheskogo-prosveshcheniya</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35" calcext:value-type="float">
            <text:p>35</text:p>
          </table:table-cell>
          <table:table-cell office:value-type="string" calcext:value-type="string">
            <text:p>Студент ЛГУ - в "Профессиональном завтра"</text:p>
            <text:p/>
            <text:p>Студент ЛГУ оказался среди лауреатов онлайн-финала III Всероссийского сетевого конкурса студенческих проектов с участием студентов с инвалидностью "Профессиональное завтра".</text:p>
            <text:p>По итогам конкурса студент 3 курса факультета психологии Александр Сидоркин занял 2 место в основной номинации. Александр защищал свой творческий проект на тему "Почему я ценный и полезный работник".</text:p>
            <text:p>Основными задачами проведения конкурса являются формирование интереса студентов с инвалидностью и ОВЗ к будущей профессии, расширение их кругозора в сфере выбранной деятельности, стимулирование к дальнейшему профессиональному развитию и трудоустройству по выбранному направлению подготовки.</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5" calcext:value-type="float">
            <text:p>5</text:p>
          </table:table-cell>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5" calcext:value-type="float">
            <text:p>15</text:p>
          </table:table-cell>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00" calcext:value-type="float">
            <text:p>100</text:p>
          </table:table-cell>
          <table:table-cell office:value-type="string" calcext:value-type="string">
            <text:p>Молодой учёный ЛГУ им. А.С. Пушкина - лауреат конкурса Министерства культуры РФ</text:p>
            <text:p/>
            <text:p>Олеся Красникова, старший преподаватель кафедры литературы и русского языка филологического факультета, по итогам работы жюри Седьмого Всероссийского конкурса молодых учёных в области искусств и культуры получила звание лауреата конкурса. В мероприятии приняли участие учёные, студенты и аспиранты высших учебных заведений и научно-исследовательских институтов в возрасте до 35 лет. Координатором конкурса, учреждённого Министерством культуры Российской Федерации, выступил Российский научно-исследовательский институт культурного и природного наследия имени Д.С. Лихачёва (Институт Наследия). Всего на конкурс в 2020 году поступило 114 работ из 50 вузов и научных организаций. Только 31 кандидат удостоились звания лауреата конкурса.</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3" calcext:value-type="float">
            <text:p>13</text:p>
          </table:table-cell>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76" calcext:value-type="float">
            <text:p>76</text:p>
          </table:table-cell>
          <table:table-cell office:value-type="string" calcext:value-type="string">
            <text:p>✅Начинается онлайн-трансляция Всероссийской научной конференции </text:p>
            <text:p>"Экологическая деятельность и экологическое просвещение: региональный аспект". </text:p>
            <text:p/>
            <text:p>📽Скорее Пписоединяйтесь. Ссылка для участия https://www.youtube.com/watch?v=adjF3kR0KGY&amp;featu..</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38" calcext:value-type="float">
            <text:p>138</text:p>
          </table:table-cell>
          <table:table-cell office:value-type="string" calcext:value-type="string">
            <text:p>Лариса Кобрина – в жюри конкурса «Талант преодоления имени Л.М. Шипицыной»</text:p>
            <text:p> </text:p>
            <text:p>Проректор по научной работе ЛГУ им. А.С. Пушкина Лариса Кобрина вошла в состав жюри ежегодного конкурса «Талант преодоления», который организовал Совет ректоров вузов Санкт-Петербурга и Ленинградской области в 2010 году. </text:p>
            <text:p/>
            <text:p>Совет ректоров вузов Санкт-Петербурга проводит ежегодный конкурс среди студентов с ограниченными возможностями здоровья, достигших высоких результатов в учебе, студенческих научных исследованиях, а также в различных олимпиадах, соревнованиях, конкурсах и конференциях в рамках благотворительной программы «Талант преодоления». </text:p>
            <text:p>Конкурс проводится ежегодно во всех вузах города и несколько лучших студентов с ограниченными возможностями здоровья награждаются премией от АО «Петербургская сбытовая компания». Награждение проходит в торжественной обстановке с участием представителей администрации Санкт-Петербурга.</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35" calcext:value-type="float">
            <text:p>35</text:p>
          </table:table-cell>
          <table:table-cell office:value-type="string" calcext:value-type="string">
            <text:p>Юристы ЛГУ - о брачном договоре </text:p>
            <text:p/>
            <text:p>Дарья Нечаева, старший преподаватель кафедры трудового права и права социального обеспечения ЛГУ им. А.С. Пушкина, лектор Ленинградского областного регионального отделения Российского общества "Знание" разбирается в сущности брачного договора, порядке его заключения и содержании.</text:p>
            <text:p>На канале Ленинградского областного регионального отделения Российского общества "Знание" появилась новая видео-лекция на тему "Брачный договор: за и против". Формально не вмешиваясь в личные отношения внутри семьи, государство все же берет на себя ответственность в определении того, что будет происходить с собственностью и долгами супругов после свадьбы, а также в случае расторжения брака. С одной стороны, это гарантирует защиту более уязвимых субъектов семейных правоотношений от злоупотреблений со стороны других членов семьи. С другой — отсутствие необходимости у супругов разбираться в этой «неромантичной» стороне отношений часто приводит к заблуждению, ошибкам, зависимости, а также создает благоприятную почву для насилия в семье.</text:p>
            <text:p/>
            <text:p>📽https://www.youtube.com/watch?v=ohcEFi1kozQ&amp;feature=youtu.be</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34" calcext:value-type="float">
            <text:p>34</text:p>
          </table:table-cell>
          <table:table-cell office:value-type="string" calcext:value-type="string">
            <text:p>Благодарность руководству ЛГУ</text:p>
            <text:p/>
            <text:p>Благодарность от БГПУ им.М.Танка получили ректор и проректор университета. </text:p>
            <text:p> </text:p>
            <text:p>БГПУ им. М.Танка в лице ректора Александра Жука выразил благодарность ректору ЛГУ им. А.С. Пушкина Станиславу Еремееву и проректору по научной работе Ларисе Кобриной за участие в научно-практической конференции «Образование лиц с особыми образовательными потребностями: методология, теория, практика» и за вклад в развитие теории и практики образования детей и взрослых с особыми образовательными потребностями.</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53" calcext:value-type="float">
            <text:p>53</text:p>
          </table:table-cell>
          <table:table-cell office:value-type="string" calcext:value-type="string">
            <text:p>Студентка ЛГУ приняла участие в программе "Добро тебе по силам".</text:p>
            <text:p> </text:p>
            <text:p>Анастасия Тарануха, обучающаяся факультета специального (дефектологического) образования, в составе группы активных добровольцев Санкт-Петербурга приняла участие в однодневной стажировке в рамках программы мобильности волонтеров Ассоциации волонтерских центров в Ижевске.</text:p>
            <text:p> </text:p>
            <text:p> Волонтеров ждал один день участия в незабываемой программе стажировки "Добро тебе по силам", которая включила в себя ряд мероприятий: встречи с добровольцами, посещение одного из лучших ресурсных центров России, диалог на равных с представителем волонтеров Культуры г. Ижевска и даже небольшая экскурсия с заходом в музей М. Т. Калашникова.</text:p>
            <text:p>В Ижевске функционируют два сертифицированных Ресурсных центра, которые удалось посетить Анастасии:</text:p>
            <text:p>1. Ресурсный центр поддержки добровольчества Удмуртской Республики, который был открыт 4 ноября 2020 года на базе АУ УР «Молодежный центр Удмуртской Республики», благодаря победе во Всероссийском конкурсе лучших региональных практик поддержки волонтерства «Регион добрых дел 2019».</text:p>
            <text:p>Миссия Ресурсного центра - создать инфраструктуру и условия для развития добровольчества в Удмуртской Республике, способствовать тому, чтобы культура волонтерства стала естественной нормой жизни в нашем обществе;</text:p>
            <text:p>2. Ресурсный центр по поддержке добровольчества в сфере культуры безопасности и ликвидации последствий стихийных бедствий Удмуртской Республики, который был создан на грантовые средства в 2019 году. Основной целью является развитие инфраструктуры поддержки добровольчества в сфере предупреждения ЧС и ликвидации последствий стихийных бедствий, а также организация обучения добровольцев в данной сфере и формирование резерва материальных средств для обеспечения деятельности волонтеров.</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7" calcext:value-type="float">
            <text:p>27</text:p>
          </table:table-cell>
          <table:table-cell office:value-type="string" calcext:value-type="string">
            <text:p>Бронза у студента ЛГУ на всероссийских соревнованиях по биатлону!</text:p>
            <text:p/>
            <text:p>13 декабря в г.Уват Тюменской области проходил третий этап кубка России по биатлону. В эстафетной гонке сборная Ленинградской области завоевала третье место! Второй этап бежал Сидоров Евгений - студент 4 курса ФФК, мастер спорта по биатлону. </text:p>
            <text:p/>
            <text:p>1. Тюменская область - 1:24:06.0 </text:p>
            <text:p>2. ХМАО - Югра + 20.6 </text:p>
            <text:p>3. Ленинградская область + 52.3</text:p>
          </table:table-cell>
          <table:table-cell office:value-type="string" calcext:value-type="string">
            <text:p>[]</text:p>
          </table:table-cell>
        </table:table-row>
        <table:table-row table:style-name="ro1">
          <table:table-cell table:number-columns-repeated="3"/>
        </table:table-row>
        <table:table-row table:style-name="ro15">
          <table:table-cell office:value-type="float" office:value="10" calcext:value-type="float">
            <text:p>10</text:p>
          </table:table-cell>
          <table:table-cell office:value-type="string" calcext:value-type="string">
            <text:p>Фестиваль «Вместе медиа. Северо-Запад»</text:p>
            <text:p> </text:p>
            <text:p>Региональный этап конкурса [club24136420|«Вместе медиа»] пройдет с 17 по 19 декабря. Участие — совершенно бесплатное. </text:p>
            <text:p/>
            <text:p>Ссылка на регистрацию — https://fnr.timepad.ru/event/1504579/</text:p>
            <text:p>⠀ </text:p>
            <text:p>В течение трех дней все, кто интересуется сферой медиа, смогут послушать лекции экспертов на актуальные темы, принять участие в обсуждениях, мастер-классах и задать вопросы напрямую спикерам. </text:p>
            <text:p>⠀ </text:p>
            <text:p>Подробнее о темах лекций расскажем совсем скоро! </text:p>
            <text:p>⠀ </text:p>
            <text:p>В этому году на фестивале будут совмещаться форматы онлайн и офлайн. Все, кто готовы прийти и увидеться очно, должны будут соблюдать правила безопасности (расстояние 1,5 метра друг от друга) и использовать средства защиты (маски и перчатки). </text:p>
            <text:p>⠀ </text:p>
            <text:p>Количество мест также строго ограничено! </text:p>
            <text:p>⠀</text:p>
          </table:table-cell>
          <table:table-cell office:value-type="string" calcext:value-type="string">
            <text:p>[]</text:p>
          </table:table-cell>
        </table:table-row>
        <table:table-row table:style-name="ro1">
          <table:table-cell table:number-columns-repeated="3"/>
        </table:table-row>
        <table:table-row table:style-name="ro6">
          <table:table-cell office:value-type="float" office:value="19" calcext:value-type="float">
            <text:p>19</text:p>
          </table:table-cell>
          <table:table-cell office:value-type="string" calcext:value-type="string">
            <text:p>Историю Конституции обсудили в ЛГУ</text:p>
            <text:p> </text:p>
            <text:p>Студенческая межфакультетская научная конференция "Конституция Российской Федерации: история и перспективы развития" состоялась в ЛГУ им. А. С. Пушкина и была посвящена 27-й годовщине принятия Основного Закона страны.</text:p>
            <text:p> </text:p>
            <text:p>Мероприятие проводилось СНО ЛГУ им. А.С. Пушкина совместно с Ленинградским областным региональным отделением "Российское общество "Знание". </text:p>
            <text:p>На мероприятии со вступительным словом выступил Владимир Журавлев - проректор по работе с органами государственной власти, муниципальными образованиями и общественными объединениями ЛГУ им. А.С. Пушкина, председатель Ленинградского областного регионального отделения Общероссийской общественно-государственной просветительской организации «Российское общество «Знание».</text:p>
            <text:p> </text:p>
            <text:p>Докладчиками стали учащиеся экономического, филологического, юридического факультетов и факультета истории и социальных наук ЛГУ им. А.С. Пушкина:</text:p>
            <text:p> </text:p>
            <text:p>Артем Чижов - студент факультета истории и социальных наук. Тема доклада: "История принятия Конституции Российской Федерации";</text:p>
            <text:p>Анастасия Поципун - студентка юридического факультета. Тема доклада: "Социальная ценность Конституции Российской Федерации";</text:p>
            <text:p>Сергей Кучко - студент юридического факультета. Тема доклада: "Прямое действие Конституции Российской Федерации";</text:p>
            <text:p>Екатерина Орлова - студентка юридического факультета. Тема доклада: "Эволюция статуса Президента Российской Федерации";</text:p>
            <text:p>Александра Петухова - студентка юридического факультета. Тема доклада: "Порядок и основания внесения конституционных поправок и пересмотра Конституции Российской Федерации";</text:p>
            <text:p>Мария Федорова - студентка филологического факультета. Тема доклада: "Освещение в СМИ принятия Конституции в 1992-1993 гг. и в 2020 г.";</text:p>
            <text:p>Анастасия Епанчинцева - студентка экономического факультета. Тема доклада: "Изменения в системе управления государством в обновленном тексте Конституции Российской Федерации".</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2" calcext:value-type="float">
            <text:p>12</text:p>
          </table:table-cell>
          <table:table-cell office:value-type="string" calcext:value-type="string">
            <text:p>💚Экологическая деятельность и экологическое просвещение: региональный аспект</text:p>
            <text:p/>
            <text:p>Онлайн-трансляция Всероссийской научной конференции " Экологическая деятельность и экологическое просвещение: региональный аспект" начнётся 16 декабря 2020 года в 12.00. </text:p>
            <text:p/>
            <text:p>📽Ссылка для участия и просмотра конференции https://www.youtube.com/watch?v=adjF3kR0KGY&amp;feature=youtu.be</text:p>
            <text:p/>
            <text:p>Конференция проходит при поддержке Комитета общего и профессионального образования Ленинградской области и Комитета по природным ресурсам Ленинградской области. Подробнее о конференции на нашем сайте.</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33" calcext:value-type="float">
            <text:p>33</text:p>
          </table:table-cell>
          <table:table-cell office:value-type="string" calcext:value-type="string">
            <text:p>Представители ЛГУ им. А. С. Пушкина приняли участие в Первом Международном онлайн-форуме «Женщины-руководители: потенциал, возможности, успех»</text:p>
            <text:p/>
            <text:p>10 декабря декан филологического факультета Светлана Петрова и заведующая кафедрой рекламы и общественных коммуникаций Марьяна Ягодкина приняли участие в Первом Международном онлайн-форуме «Женщины-руководители: потенциал, возможности, успех». Организатором форума выступил факультет финансов и банковского дела РАНХиГС при поддержке сообщества «Женщины в Советах директоров».</text:p>
            <text:p/>
            <text:p>В ходе мероприятия авторитетные российские и зарубежные эксперты и лидеры крупнейших бизнес-сообществ обсудили, почему сейчас возрастает роль женщин-лидеров и рассказали о новых траекториях развития женской карьеры в управлении, финансах и технологиях. Особого внимания заслуживала панельная дискуссия с участием заместителя Председателя и члена Совета директоров Центрального банка Российской Федерации Руслана Вестеровского, директора Департамента кадровой политики и развития персонала Министерства экономического развития Татьяны Дьяконовой и исполнительного Вице-президента и члена Правления РСПП Александра Мурычева на тему «Потенциал роста доли женщин на стратегическом уровне управления». На форуме были представлены проекты, направленные на активное включение женщин в цифровую экономику, промышленность, продвижение социальных инноваций, международную кооперацию и развитие территорий. В современном мире, несмотря на все трудности, женщины все чаще становятся лидерами и добиваются успеха.</text:p>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16" calcext:value-type="float">
            <text:p>16</text:p>
          </table:table-cell>
          <table:table-cell office:value-type="string" calcext:value-type="string">
            <text:p>Поздравляем с Днем Конституции! 🇷🇺</text:p>
            <text:p/>
            <text:p>❗Конституция России — это высший нормативный правовой акт, основной документ страны, в котором юридически зафиксированы и закреплены основы государственного устройства, права и свободы человека и гражданина, структуры органов различного уровня.</text:p>
            <text:p/>
            <text:p>❗Впервые Конституцию в России предложили ввести дипломат Никита Панин и литератор Денис Фонвизин в 1773 году.</text:p>
            <text:p/>
            <text:p>❗ Два экземпляра Конституции РФ побывали в космосе: на станции «Мир» и на МКС. Они пробыли там чуть меньше года - 329 дней.</text:p>
            <text:p/>
            <text:p>❗В ноябре 1991 — декабре 1992 года в основной закон страны было внесено более 400 поправок.</text:p>
            <text:p/>
            <text:p>❗Итоговый вариант основного закона был принят всенародным голосованием 12 декабря 1993 года. За принятие Конституции России высказались 58,4%.</text:p>
            <text:p/>
            <text:p>❗ Последние поправки в Конституцию вступили в силу в начале июля 2020 года. Во время всероссийского голосования их одобрили 77,92% избирателей.</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10" calcext:value-type="float">
            <text:p>10</text:p>
          </table:table-cell>
          <table:table-cell office:value-type="string" calcext:value-type="string">
            <text:p>Уважаемые абитуриенты!</text:p>
            <text:p/>
            <text:p>ЛГУ им. А.С. Пушкина продолжает проводить Дни открытых дверей в онлайн формате. Ближайшие даты – 17 и 19 декабря 2020 года.</text:p>
            <text:p>В эти дни о себе расскажут факультеты естествознания, географии и туризма; иностранных языков; филологический; экономический; факультет философии, культурологии и искусства. </text:p>
            <text:p>Полный график всех Дней открытых дверей и ссылки для регистраций на нашем сайте.https://lengu.ru/abitur/dni-otkrytyh-dveryei </text:p>
            <text:p>Регистрируйтесь по ссылке факультета, после чего на адрес электронной почты будет направлен код и пароль ZOOM-конференции.</text:p>
            <text:p>Приняв участие в Дне открытых дверей онлайн, вы познакомитесь с факультетом, направлениями подготовки бакалавриата и магистратуры, условиями поступления в 2021 году.</text:p>
            <text:p>Мы ждём гостей!</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3" calcext:value-type="float">
            <text:p>13</text:p>
          </table:table-cell>
          <table:table-cell office:value-type="string" calcext:value-type="string">
            <text:p>Старт в карьеру</text:p>
            <text:p> </text:p>
            <text:p>10 декабря 2020 года состоялась конференция «Старт в карьеру», в которой приняли участие ведущие специалисты Комитета по труду и занятости населения Ленинградской области и студенты факультета естествознания, географии и туризма направления «Биотехнология».</text:p>
            <text:p> В ходе конференции обсуждались проблемы взаимодействия работодателя и работника, требования к молодому специалисту для успешной адаптации на новом рабочем месте. Значительное внимание было уделено анализу рынка труда Ленинградской области, в частности, действующим и планируемым инвестпроектам в регионе. Представители Комитета по труду и регионального Центра занятости детально проинформировали студентов об особенностях составления и подачи резюме, специфике сопроводительного письма и портфолио. Особый интерес вызвала презентация профориентационного проекта Ленинградской области «Наставник-47. Перезагрузка». </text:p>
            <text:p>В ходе возникшей дискуссии обсуждались вопросы востребованности отдельных профессий на рынке труда Ленинградской области, меры поддержки молодых специалистов в регионе.</text:p>
          </table:table-cell>
          <table:table-cell office:value-type="string" calcext:value-type="string">
            <text:p>[]</text:p>
          </table:table-cell>
        </table:table-row>
        <table:table-row table:style-name="ro1">
          <table:table-cell table:number-columns-repeated="3"/>
        </table:table-row>
        <table:table-row table:style-name="ro4">
          <table:table-cell office:value-type="float" office:value="12" calcext:value-type="float">
            <text:p>12</text:p>
          </table:table-cell>
          <table:table-cell office:value-type="string" calcext:value-type="string">
            <text:p>СМИ о нас: В Ломоносовском институте (филиале) ЛГУ им. А.С. Пушкина прошла открытая лекция для людей 3го возраста по теме "Психологическая поддержка населения во время пандемии Covid-19". Занятие провела старший преподаватель кафедры Клинической психологии Вероника Капитанаки. </text:p>
            <text:p>https://lentv24.ru/Znanie.htm</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46" calcext:value-type="float">
            <text:p>146</text:p>
          </table:table-cell>
          <table:table-cell office:value-type="string" calcext:value-type="string">
            <text:p>Проректор ЛГУ - в жюри конкурса молодых исследователей в области коррекционной педагогики и специальной психологии</text:p>
            <text:p/>
            <text:p>Проректор по научной работе ЛГУ им. А.С. Пушкина Лариса Кобрина вошла в состав жюри I Всероссийского конкурса молодых исследователей в области коррекционной педагогики и специальной психологии – 2020, который проходил на базе ФГБНУ «Институт коррекционной педагогики Российской академии образования». </text:p>
            <text:p/>
            <text:p>Лариса Кобрина приняла участие в секции «Подготовка специалистов для работы с особыми детьми и взрослыми».</text:p>
            <text:p/>
            <text:p>Участников конкурса и жюри приветствовали директор Департамента государственной политики в сфере защиты прав людей Минпросвещения РФ Лариса Фальковская и президент Российской академии образования Юрий Зинченко.</text:p>
            <text:p/>
            <text:p>Конкурс проводился по инициативе Института коррекционной педагогики Российской академии образования при поддержке Министерства просвещения Российской Федерации. Конкурс направлен на карьерный, профессиональный и личностный рост молодых исследователей, содействие инновационным научным разработкам в сфере образования и психолого-педагогической абилитации и реабилитации детей и взрослых с ограниченными возможностями здоровья и с инвалидностью.</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8" calcext:value-type="float">
            <text:p>18</text:p>
          </table:table-cell>
          <table:table-cell office:value-type="string" calcext:value-type="string">
            <text:p>Онлайн лекция - Психологическая поддержка населения во время пандемии Covid-19</text:p>
            <text:p/>
            <text:p>В Ломоносовском институте (филиале) ЛГУ им. А.С. Пушкина прошла открытая лекция для людей "третьего" возраста по теме "Психологическая поддержка населения во время пандемии Covid-19". </text:p>
            <text:p>Занятие провела старший преподаватель кафедры Клинической психологии Вероника Капитанаки. Слушатели получили возможность подробнее узнать о специфике пандемии Covid-19, техниках психологической самопомощи в состоянии эмоционального дискомфорта, а также ознакомились с некоторыми упражнениями, направленными на снятие стресса и развитие органов дыхания. Наиболее активное участие в лекции приняли слушатели из Гатчинского и Всеволожского районов Ленинградской области. Лекция была проведена при поддержке Всероссийского общества "Знание".</text:p>
            <text:p>📽https://www.youtube.com/watch?v=OilTy0LUh</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36" calcext:value-type="float">
            <text:p>36</text:p>
          </table:table-cell>
          <table:table-cell office:value-type="string" calcext:value-type="string">
            <text:p>Студенты филологического факультета - призёры региональной олимпиады по русскому языку</text:p>
            <text:p> </text:p>
            <text:p>Яна Стахеева (4 курс) и Алина Савина (3 курс), студентки филологического факультета, направление бакалавриата "Педагогическое образование (с двумя профилями подготовки) профили "Русский язык и литература", стали призёрами региональной предметной олимпиады по русскому языку, которая проводилась в этом году онлайн среди студентов всех вузов, находящихся на территории Санкт-Петербурга. Олимпиада проводилась под руководством Комитета по науке и высшей школе Санкт-Петербурга совместно с Санкт-Петербургским государственным электротехническим университетом «ЛЭТИ» им. В.И. Ульянова (Ленина) (СПбГЭТУ «ЛЭТИ»). Студентки набрали по 72,2 и 72,29 баллов, что позволило занять третье место. В олимпиаде принимали участие 90 обучающихся из разных вузов города. Студенты филологического факультета ЛГУ им. А.С. Пушкина уже несколько лет подряд не сдают позиции и выступают в тройке лучших.</text:p>
          </table:table-cell>
          <table:table-cell office:value-type="string" calcext:value-type="string">
            <text:p>[]</text:p>
          </table:table-cell>
        </table:table-row>
        <table:table-row table:style-name="ro1">
          <table:table-cell table:number-columns-repeated="3"/>
        </table:table-row>
        <table:table-row table:style-name="ro13">
          <table:table-cell office:value-type="float" office:value="14" calcext:value-type="float">
            <text:p>14</text:p>
          </table:table-cell>
          <table:table-cell office:value-type="string" calcext:value-type="string">
            <text:p>Профориентация в ЛГУ</text:p>
            <text:p/>
            <text:p>На юридическом факультете прошла профориентационная встреча с представителями ОМВД России по Пушкинскому району Санкт-Петербурга и Комитета по труду и занятости населения Ленинградской области. </text:p>
            <text:p/>
            <text:p>Подполковник полиции, начальник отдела по работе с личным составом ОМВД России по Пушкинскому району Тимур Хлусов рассказал студентам о перспективах и особенностях трудоустройства в органы МВД.</text:p>
            <text:p>Представители Комитета по труду и занятости населения Ленинградской области провели обширное мероприятие «Старт в карьеру» для обучающихся 4 курса юридического факультета.</text:p>
            <text:p/>
            <text:p>Программа мероприятия включала:</text:p>
            <text:p>1) Информационный семинар: </text:p>
            <text:p/>
            <text:p>о трудовом законодательстве, </text:p>
            <text:p>о рынке труда региона, </text:p>
            <text:p>о вакантных рабочих местах, </text:p>
            <text:p>о формах государственной поддержки молодых специалистов в органах службы занятости и т.д. </text:p>
            <text:p>2) Консультирование выпускников по написанию профессионального резюме и подготовке портфолио как инструмента успешного трудоустройства.</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11" calcext:value-type="float">
            <text:p>11</text:p>
          </table:table-cell>
          <table:table-cell office:value-type="string" calcext:value-type="string">
            <text:p>Студенты ЛГУ участвуют в конкурсе Атмосфера </text:p>
            <text:p/>
            <text:p>1 декабря завершился прием работ на Всероссийский конкурс среди студентов, аспирантов и молодых преподавателей по вопросам избирательного права и избирательного процесса "Атмосфера", проводимый Центральной избирательной комиссией РФ. Студенты юридического и экономического факультетов ЛГУ им. А.С. Пушкина направили научно-исследовательские работы по вопросам избирательного права, избирательного процесса и референдума в номинации "Научный фронт":</text:p>
            <text:p>1. "Конституционно-правовые аспекты становления и развития Российского парламентаризма: актуальные вопросы избирательного права и избирательного процесса в России" - Дашкевич Никита Германович, студент 4-го курса юридического факультета, научный руководитель к.ю.н., доцент кафедры государственного права Плескач В.Н.;</text:p>
            <text:p>2. "К вопросу об обеспечении избирательных прав молодежи" - Ильина Елена Витальевна, Романовский Артём Максимович, Кучко Сергей Витальевич, студенты 2 курса юридического факультета, научный руководитель к.ю.н., доцент кафедры государственного права Бобракова Н.В.;</text:p>
            <text:p>3. "Электронное голосование: за и против" - Цветкова Валерия Дмитриевна, студентка 2-го курса юридического факультета, научный руководитель к.ю.н., доцент кафедры государственного права Бобракова Н.В.;</text:p>
            <text:p>4. "Предвыборная агитация и политическая реклама" - Миронова Ксения Сергеевна и Ефимова Елизавета Сергеевна, студенты 3-го курса юридического факультета, научный руководитель к.ю.н., доцент кафедры государственного права Бобракова Н.В.;</text:p>
            <text:p>5. "Электронная демократия в России: перспективы развития и правового регулирования" - Петухова Александра Сергеевна, студентка 3-го курса юридического факультета, научный руководитель к.ю.н., доцент кафедры государственного права Бобракова Н.В.;</text:p>
            <text:p>6. "Политические союзы как перспективный инструмент реализации избирательных прав граждан" - Абрамов Павел Владимирович и Бобырь Егор Александрович, студенты 3 курса экономического факультета, научный руководитель кандидат философских наук, доктор политических наук, профессор Васецкий А. А.</text:p>
            <text:p/>
            <text:p>Таким образом, обучающиеся провели полноценное научное исследование, достойное высокой оценки со стороны жюри.</text:p>
          </table:table-cell>
          <table:table-cell office:value-type="string" calcext:value-type="string">
            <text:p>[]</text:p>
          </table:table-cell>
        </table:table-row>
        <table:table-row table:style-name="ro1">
          <table:table-cell table:number-columns-repeated="3"/>
        </table:table-row>
        <table:table-row table:style-name="ro29">
          <table:table-cell office:value-type="float" office:value="20" calcext:value-type="float">
            <text:p>20</text:p>
          </table:table-cell>
          <table:table-cell office:value-type="string" calcext:value-type="string">
            <text:p>Экспертное мнение ЛГУ о развитии туризма в Петербурге и Ленобласти </text:p>
            <text:p> </text:p>
            <text:p>7 декабря состоялась итоговая конференция участников сетевой исследовательской лаборатории «Туризм», организованной Центром стратегических разработок «Северо-Запад» при поддержке Комитета по развитию туризма Санкт-Петербурга.</text:p>
            <text:p> </text:p>
            <text:p>В ходе конференции состоялись презентации и обсуждение ключевых выводов экспертно-аналитических работ в рамках лаборатории по туризму и предложений по дальнейшей деятельности в следующем году.</text:p>
            <text:p>Доцент кафедры социально-культурного сервиса и туризма Эдуард Жигунов и Елена Гаджиева, декан факультета естествознания, географии и туризма представили результаты исследования, проведенного коллективом ЛГУ им. А.С. Пушкина, и ответили на вопросы участников конференции.</text:p>
            <text:p>Исследовательским коллективом ЛГУ им. А.С. Пушкина проделана значительная работа по широкому кругу вопросов, обусловливающих возможность развития экологического туризма в Санкт-Петербурге и приграничных с городом районах Ленинградской области:</text:p>
            <text:p>1. Изучены перспективные для использования в экологических маршрутах территории Санкт-Петербурга; существующие экологические маршруты, предлагаемые туроператорами города; </text:p>
            <text:p>2. Начато исследование по выявлению точек притяжения туристов и определению ядер экологического каркаса Санкт-Петербурга, на основе которых будут выстраиваться маршруты экологического туризма. Собраны данные о территориях, обладающих, согласно генеральному плану Санкт-Петербурга, рекреационной функцией. Дана характеристика 6 территориям и оценен уровень их освоения в экологическом туризме (промежуточный итог); </text:p>
            <text:p>3. Изучен положительный опыт различных регионов России по развитию экологического туризма. Сформулированы предложения по развитию экологического туризма для ООПТ Санкт-Петербурга;</text:p>
            <text:p>4. Проведено исследование существующей инфраструктуры экологического туризма в СПб;</text:p>
            <text:p>5. Разработаны новые турпродукты с учетом имеющейся инфраструктуры и объектов туристского интереса, в том числе межрегиональных Санкт-Петербург-Ленинградская область.</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5" calcext:value-type="float">
            <text:p>15</text:p>
          </table:table-cell>
          <table:table-cell office:value-type="string" calcext:value-type="string">
            <text:p>Прими участие в Всероссийском правовом диктанте</text:p>
            <text:p/>
            <text:p>С 3 по 12 декабря 2020 года проводится акция «Всероссийский правовой диктант». Здесь можно проверить свои знания в области права из любой точки мира. </text:p>
            <text:p>Студентки филологического факультета Дарья Вострикова и Анастасия Баракшина (обучающиеся по направлению подготовки "Педагогическое образование (с двумя профилями подготовки)" профиль "Русский язык и литература"), а также студентки юридического факультета: Анастасия Коваленко, Елизавета Ефимова, Алина Гадиева, Алёна Шарова уже приняли участие и получили результаты. </text:p>
            <text:p>Просто перейдите по ссылке: юрдиктант.рф.</text:p>
            <text:p>Успейте и вы!</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8" calcext:value-type="float">
            <text:p>8</text:p>
          </table:table-cell>
          <table:table-cell/>
          <table:table-cell office:value-type="string" calcext:value-type="string">
            <text:p>[]</text:p>
          </table:table-cell>
        </table:table-row>
        <table:table-row table:style-name="ro1">
          <table:table-cell table:number-columns-repeated="3"/>
        </table:table-row>
        <table:table-row table:style-name="ro37">
          <table:table-cell office:value-type="float" office:value="16" calcext:value-type="float">
            <text:p>16</text:p>
          </table:table-cell>
          <table:table-cell office:value-type="string" calcext:value-type="string">
            <text:p>👩‍🎓Осенняя онлайн-сессия для аспирантов и молодых ученых завершилась в ЛГУ</text:p>
            <text:p/>
            <text:p>Управление научной политики и отдел аспирантуры и докторантуры в октябре-декабре 2020 года провели методический воркшоп и серию вебинаров, направленных на развитие молодежной науки в университете. </text:p>
            <text:p/>
            <text:p>Ольга Кублицкая, начальник управления научной политики, в рамках онлайн-сессии рассмотрела следующие темы:</text:p>
            <text:p/>
            <text:p>✍🏻критерии выбора издания для публикации результатов научных исследований;</text:p>
            <text:p>✍🏻реферативные базы данных, индексация и метрики издания;</text:p>
            <text:p>✍🏻наукометрические показатели автора;</text:p>
            <text:p>✍🏻сайт научного журнала: как искать информацию, правильно оформить и направить статью на рассмотрение;</text:p>
            <text:p>✍🏻библиографические менеджеры и быстрое оформление списка литературы;</text:p>
            <text:p>✍🏻современные требования к оформлению диссертации и автореферата. </text:p>
            <text:p>Организационное сопровождение онлайн-сессии осуществляла Ольга Левченко, заведующая отделом аспирантуры и докторантуры университета. В работе приняли участие аспиранты I–IV курсов очной и заочной форм обучения, материалы вебинаров и воркшопа вызвали интерес и отклик у аудитории.</text:p>
            <text:p/>
            <text:p>Справка</text:p>
            <text:p/>
            <text:p>Проведение научно-методической онлайн-сессии способствует:</text:p>
            <text:p/>
            <text:p>✅формированию у аспирантов навыков научно-исследовательской работы;</text:p>
            <text:p>✅подготовке к участию в научных конференциях и публикациям в научных журналах;</text:p>
            <text:p>✅формированию основ научного мышления, способности осмысливать ход и результаты исследования;</text:p>
            <text:p>✅овладению навыками написания, оформления и защиты работ разного уровня, включая проектирование их структуры, выбор стилистики изложения, способов представления информации и результатов исследования;</text:p>
            <text:p>✅формированию навыков поиска и оценки информации, в том числе её достоверности и актуальности, а также публичной презентации результатов исследования с использованием современных мультимедийных технологий и программных средств.</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46" calcext:value-type="float">
            <text:p>46</text:p>
          </table:table-cell>
          <table:table-cell office:value-type="string" calcext:value-type="string">
            <text:p>Студенты ЛГУ - призёры Большого этнографического диктанта</text:p>
            <text:p/>
            <text:p>Студенты ЛГУ им. А. С. Пушкина приняли участие в международной акции «Большой этнографический диктант». Большой этнографический диктант - это просветительский проект, который знакомит с культурой народов, проживающих в России, а также позволяет оценить общий уровень этнокультурной грамотности.</text:p>
            <text:p/>
            <text:p>В данном мероприятии приняли участие студенты филологического факультета ЛГУ им. А.С. Пушкина, показав отличный результат:</text:p>
            <text:p>- Виолетта Цинк, студентка 2 курса филологического факультета (обучающаяся по направлению подготовки "Педагогическое образование (с двумя профилями подготовки)" профиль "Русский язык и литература"), набравшая 93 балла из возможных 100.</text:p>
            <text:p>- Кирилл Овчаренко, студент 1 курса магистратуры филологического факультета (направление "Педагогическое образование" профиль "Литературное и языковое образование"), набравший 90 баллов из возможных 100.</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8" calcext:value-type="float">
            <text:p>8</text:p>
          </table:table-cell>
          <table:table-cell office:value-type="string" calcext:value-type="string">
            <text:p>Представители ЛГУ приняли участие в круглом столе «Ленинградской областной торгово-промышленной палаты»</text:p>
            <text:p/>
            <text:p>Студенты и преподаватели экономического факультета ЛГУ им. А.С. Пушкина 7 декабря 2020 года приняли участие в круглом столе, организованном «Ленинградской областной торгово-промышленной палатой» на тему «Эффективность мер поддержки: что было полезно и востребовано».</text:p>
            <text:p>Круглый стол проводился с целью обсуждения вопросов взаимодействия предпринимателей, органов власти и местного самоуправления с общественными организациями и деловыми объединениями, а также для информирования предпринимателей об основных мерах государственной поддержки в 2021 году.</text:p>
            <text:p>В ходе круглого стола с докладом выступила Светлана Нерушай – председатель Комитета по развитию малого, среднего бизнеса и потребительского рынка Ленинградской области. Она рассказала о поддержке малого бизнеса и финансировании региональных проектов из федерального бюджета по реализации национальных проектов, о субсидиях для малого бизнеса, программе «Мама предприниматель», раскрыла порядок участия в региональном конкурсе «Проект на миллион», а также ответила на вопросы участников.</text:p>
            <text:p>Денис Кащеев, председатель правления Ассоциации частных образовательных организаций и организаций, осуществляющих обучение в Ленинградской области, рассказал о необходимости обмена опытом между предпринимателями, о проведении в 2021 году мероприятий нетворкинга и реализации мер поддержки.</text:p>
            <text:p>В рамках круглого стола тренеры Корпорации МСП провели тренинг, направленный на получение знаний и навыков в области генерации идей в сфере поддержки.</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8" calcext:value-type="float">
            <text:p>8</text:p>
          </table:table-cell>
          <table:table-cell office:value-type="string" calcext:value-type="string">
            <text:p>ЛГУ провел конференцию на тему физической культуры</text:p>
            <text:p>Факультет физической культуры провел Всероссийскую научно-практическую конференцию «Физическая культура и спорт в постиндустриальную эпоху: проблемы и пути их решения».</text:p>
            <text:p/>
            <text:p>В работе конференции с докладами выступили представители Российского государственного педагогического университета им. А.И. Герцена, ПСПбГ медицинского университета им. И.П. Павлова, Северо-Западного филиала ФГБОУВО «Российский государственный университет правосудия», Тверской ГСХА, Военной академии ВКО имени Маршала Советского Союза Г.К.Жукова (г. Тверь), Санкт-Петербургского государственного института кино и телевидения, Санкт-Петербургского университета Федеральной службы исполнения наказаний, Санкт-Петербургского суворовского военного училища МВД России, Санкт-Петербургского военного ордена Жукова института войск национальной гвардии и университета из Казахстана (Казахский национальный университет им. Аль-Фараби - Республика Казахстан, г. Алматы). </text:p>
            <text:p/>
            <text:p>С докладами и совместными докладами выступили 6 докторов наук, 8 кандидатов наук. Особо важно отметить участие студентов магистратуры. Свои доклады представили 3 студента магистратуры из РГПУ им. А.И. Герцена. Всего на конференции присутствовало более 200 участников. На конференции были освещены актуальные проблемы современной физической культуры и спорта, вопросы дистанционного обучения в условиях коронавируса, новые технологии в развитии спорта, взаимосвязи танцевального искусства и физической культуры, военно-прикладные аспекты физической культуры.</text:p>
          </table:table-cell>
          <table:table-cell office:value-type="string" calcext:value-type="string">
            <text:p>[]</text:p>
          </table:table-cell>
        </table:table-row>
        <table:table-row table:style-name="ro1">
          <table:table-cell table:number-columns-repeated="3"/>
        </table:table-row>
        <table:table-row table:style-name="ro4">
          <table:table-cell office:value-type="float" office:value="26" calcext:value-type="float">
            <text:p>26</text:p>
          </table:table-cell>
          <table:table-cell office:value-type="string" calcext:value-type="string">
            <text:p>C 6 по 7 декабря в г. Выборг прошли соревнования - Первенство Северо-Западного Федерального округа среди юниоров и юниорок до 24 лет по фехтованию на шпагах. Среди девушек 2-е место заняла студентка 1 курса факультета физической культуры ЛГУ им. А. С. Пушкина, кандидат в мастера спорта Вера Широва. Также 2-е место среди юношей завоевал Павел Ушатов, студент 2 курса факультета физической культуры ЛГУ им. А. С. Пушкина, кандидат в мастера спорта. </text:p>
            <text:p>Поздравляем ребят с успехом в этот нелегкий спортивный сезон!</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20" calcext:value-type="float">
            <text:p>20</text:p>
          </table:table-cell>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3" calcext:value-type="float">
            <text:p>23</text:p>
          </table:table-cell>
          <table:table-cell office:value-type="string" calcext:value-type="string">
            <text:p>Студенты факультета ЕГиТ пообщались с руководством компании Hilton</text:p>
            <text:p> </text:p>
            <text:p>Виртуальная встреча студентов факультета ЕГиТ (направления «Гостиничное дело» и «Туризм») прошла с топ-менеджерами корпорации Hilton. </text:p>
            <text:p/>
            <text:p>В мероприятии принимали участие представители отелей Hilton Garden Inn Moscow New Riga, Hilton Garden Inn Moscow Krasnoselskaya и Hilton St Petersburg ExpoForum. В рамках встречи студенты и преподаватели познакомились с деятельностью отелей сети, узнали о глобальной компании гостеприимства со столетней историей, поучаствовали в интерактивной игре, посвященной истории сети Hilton. В заключении мероприятия прошел кулинарный мастер-класс от шефа ресторана отеля Hilton Garden Inn Moscow New Riga.</text:p>
            <text:p/>
            <text:p>Победители игры Ирина Зоткина и Евгения Терновскова, студентки 3-го курса факультета ЕГиТ (направление «Гостиничное дело») ЛГУ им. А.С. Пушкина получили сертификаты на проживание в одном из отелей Hilton.</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5" calcext:value-type="float">
            <text:p>5</text:p>
          </table:table-cell>
          <table:table-cell office:value-type="string" calcext:value-type="string">
            <text:p>10 ДЕКАБРЯ - ДЕНЬ ОТКРЫТЫХ ДВЕРЕЙ ОНЛАЙН</text:p>
            <text:p/>
            <text:p>Уважаемые абитуриенты!</text:p>
            <text:p>Экономический факультет ЛГУ им. А.С. Пушкина проводит День открытых дверей в онлайн формате 10 декабря 2020 года в 16.00. Для участия необходимо зарегистрироваться по ссылке</text:p>
            <text:p> https://docs.google.com/forms/d/e/1FAIpQLSfjj9fuVoixmwVw4ALkV68ODPREbshdbjr9ESIyYZHPppDcEA/viewform, после чего, на адрес электронной почты будет направлен код и пароль ZOOM- конференции.</text:p>
            <text:p/>
            <text:p>Приняв участие в Дне открытых дверей онлайн, вы познакомитесь с факультетом, направлениями подготовки бакалавриата и магистратуры, условиями поступления в 2021 году.</text:p>
            <text:p>Мы ждём гостей!!</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1" calcext:value-type="float">
            <text:p>11</text:p>
          </table:table-cell>
          <table:table-cell office:value-type="string" calcext:value-type="string">
            <text:p>Профильные классы ЛГУ им. А.С. Пушкина онлайн</text:p>
            <text:p/>
            <text:p>Центр образовательных технологий совместно с факультетами ЛГУ им. А.С. Пушкина продолжает работу по профориентационному проекту «Профильный класс ЛГУ им. А.С. Пушкина».</text:p>
            <text:p/>
            <text:p>В 2020 году это направление также перешло в онлайн режим. Группы школьников из разных учебных заведений Ленинградской области были объединены профильными направлениями, закрепленными за педагогами от факультетов, и начали свои занятия в ноябре 2020 года. Предварительно Центром образовательных технологий был проведен опрос школьников Ленинградской области о том, какое направление дополнительного образования они хотели бы освоить. На основании этих данных были выделены ведущие модули для создания программы дополнительного обучения «Профильный класс ЛГУ им. А.С. Пушкина онлайн». </text:p>
            <text:p/>
            <text:p>С полным текст сообщения можно ознакомиться на нашем сайте lengu.ru</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11" calcext:value-type="float">
            <text:p>11</text:p>
          </table:table-cell>
          <table:table-cell office:value-type="string" calcext:value-type="string">
            <text:p>Университетское образование в условиях COVID-19</text:p>
            <text:p/>
            <text:p>Проректор по учебно-методической работе ЛГУ им. А. С. Пушкина Сергей Большаков принял участие в IX ежегодной международной онлайн-конференции Евразийской Ассоциации оценки качества образования, Института образования НИУ ВШЭ. </text:p>
            <text:p/>
            <text:p>На пленарном заседании, в стендовых обсуждениях и докладах поднимались вопросы ощутимого и непредвиденного воздействия пандемии COVID-19 на систему образования, оценивались результаты влияния на оценку качества образования на самых разных уровнях - от национального до школы и класса. Анализировались последствия принятых управленческих решений, их локальный характер, позволяющий разово решать возникающие в условиях стресса образовательной системы проблемы. </text:p>
            <text:p/>
            <text:p>Ключевой вопрос, вынесенный на конференцию, звучал так: "Как принятые в условиях чрезвычайной ситуации меры повлияли на развитие систем оценки качества на разных уровнях образования?".</text:p>
            <text:p/>
            <text:p>Сергей Большаков выступил с докладом на тему «Университетское образование в условиях COVID-19» и получил сертификат участника.</text:p>
            <text:p/>
            <text:p>В работе конференции приняли участие более 300 специалистов из 20 стран мира.</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1" calcext:value-type="float">
            <text:p>11</text:p>
          </table:table-cell>
          <table:table-cell office:value-type="string" calcext:value-type="string">
            <text:p>Формирование профессиональных компетенций будущих учителей иностранного языка</text:p>
            <text:p/>
            <text:p>В условиях модернизации системы образования особое внимание сегодня уделяется повышению требований к профессиональной подготовке учителя. Решению этой задачи способствовало проведение 4 декабря вебинара, организованного издательством «Просвещение», в котором приняли участие студенты 4 курса факультета иностранных языков ЛГУ им. А.С. Пушкина. Они прослушали выступление Ольги Дувановой - одного из авторов УМК «English» (Кузовлев В.П. и др. для 5-9 классов), разработанного на основе методической концепции коммуникативного иноязычного образования, которая обеспечивает не только обучение английскому языку, но и развивает индивидуальность ученика в диалоге культур. Проведение вебинара способствовало формированию профессиональной методической компетенции будущих педагогов.</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1" calcext:value-type="float">
            <text:p>11</text:p>
          </table:table-cell>
          <table:table-cell office:value-type="string" calcext:value-type="string">
            <text:p>❗Остановить можешь ТЫ</text:p>
            <text:p>2, 3 и 4 декабря для студентов и сотрудников ЛГУ им. А. С. Пушкина специалисты Ленинградского областного Центра по профилактике и борьбе со СПИД и инфекционными заболеваниями провели тематические онлайн лекции. </text:p>
            <text:p>Вокруг ВИЧ существует много мифов и ошибочных мнений, которые специалисты постарались развенчать: от путей заражения до способов лечения.</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7" calcext:value-type="float">
            <text:p>17</text:p>
          </table:table-cell>
          <table:table-cell office:value-type="string" calcext:value-type="string">
            <text:p>Лицейские чтения на факультете ЕГиТ</text:p>
            <text:p> </text:p>
            <text:p>4 декабря на факультете естествознания, географии и туризма ЛГУ им. А.С. Пушкина прошла XII Международная научная студенческая конференция Лицейские чтения «Шаг в будущее: современное студенчество как творческий, научный и профессиональный потенциал России». Впервые конференция прошла в онлайн-формате. С приветствием к участникам конференции обратилась декан факультета Елена Гаджиева.</text:p>
            <text:p>Пленарное заседание открылось докладом профессора Ольги Курдюковой «Научно-исследовательская работа преподавателей и студентов факультета естествознания, географии и туризма». Затем профессор Михаил Шилин выступил с докладом «250 лет Ивану Федоровичу Крузенштерну – первому русскому плавателю вокруг света».</text:p>
            <text:p>Участниками конференции были представлены доклады по пяти научным направлениям (биотехнология, экология, география, методика преподавания географии, туризм). На конференции студенты обсудили такие актуальные темы как: Основные антропогенные факторы, определяющие здоровье населения Ленинградской области; Биота Антарктиды; Энергосберегающие технологии в строительстве как составляющая устойчивого развития урбанизированных территорий; Позитивные и негативные составляющие воздействия геологических факторов (на примере Ленинградской области); Особенности нормативно-правового регулирования и понятийный аппарат в экологическом туризме и многие другие.</text:p>
            <text:p>В конференции приняли участие студенты 1, 3 и 4 курсов. Все доклады вызвали живой интерес многочисленной аудитории, о чем свидетельствовала возникшая научная дискуссия.</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8" calcext:value-type="float">
            <text:p>18</text:p>
          </table:table-cell>
          <table:table-cell office:value-type="string" calcext:value-type="string">
            <text:p>Онлайн-лекция "Особенности медиаповедения для публичных людей. Как не выглядеть смешным в эпоху fake news и новых медиа"</text:p>
            <text:p/>
            <text:p>4 декабря в ЛГУ им. А.С. Пушкина, при поддержке Ленинградского областного регионального отделения Российского общества «Знание», прошла открытая онлайн-лекция Александра Александровича Малькевича «Особенности медиаповедения для публичных людей. Как не выглядеть смешным в эпоху fake news и новых медиа». В ходе лекции были подробно рассмотрены основные признаки фейков и даны рекомендации по распознаванию недостоверной информации. Лекцию прослушали студенты филологического факультета (кафедра рекламы и PR).</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9" calcext:value-type="float">
            <text:p>9</text:p>
          </table:table-cell>
          <table:table-cell office:value-type="string" calcext:value-type="string">
            <text:p>Видео-лекции от экономического факультета ЛГУ</text:p>
            <text:p/>
            <text:p>Видео-лекции от экономического факультета ЛГУ</text:p>
            <text:p>«Развитие предпринимательства – стартовые возможности для молодежи» - это проект преподавателей кафедры экономики и управления экономического факультета ЛГУ имени А.С. Пушкина, который реализован совместно с Ленинградским областным региональным отделением Российского общества «Знание». В рамках курса мини-лекций даются результаты оценки развития малого бизнеса в России на современном этапе и характеристика возможностей молодежи для начала предпринимательской деятельности. В рамках проекта рассмотрена роль малого предпринимательства в экономике страны, дана оценка регионального уровня и определены приоритетные направления развития предпринимательства.</text:p>
            <text:p/>
            <text:p>На You-tube канале Российского общества «Знание» опубликован полный цикл видео-лекций👇🏻</text:p>
            <text:p>https://www.youtube.com/channel/UCCoMb6dimMyWPl6pLouqN_Q?view_as=subscriber</text:p>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6" calcext:value-type="float">
            <text:p>6</text:p>
          </table:table-cell>
          <table:table-cell office:value-type="string" calcext:value-type="string">
            <text:p>Уважаемые абитуриенты 2021 года! 🎓🎉</text:p>
            <text:p/>
            <text:p>Филологический факультет приглашает всех желающих на день открытых дверей 17 и 19 декабря 2020 в 16.00. </text:p>
            <text:p> </text:p>
            <text:p>Ссылка для регистрации: https://forms.gle/L6UHsF9m95yeo1jD6 </text:p>
            <text:p> </text:p>
            <text:p>Подключиться к конференции Zoom </text:p>
            <text:p>https://zoom.us/j/96961282473?pwd=RXVkNHVy….. </text:p>
            <text:p> </text:p>
            <text:p>Идентификатор конференции: 969 6128 2473 </text:p>
            <text:p>Код доступа: 738042 </text:p>
            <text:p> </text:p>
            <text:p>Вас ожидает знакомство с факультетом и университетом, презентация всех направлений подготовки и образовательных программ, а также подробная информация об особенностях поступления в 2021 году.✨</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25" calcext:value-type="float">
            <text:p>25</text:p>
          </table:table-cell>
          <table:table-cell office:value-type="string" calcext:value-type="string">
            <text:p>«Властелина колец" и другие английские романы обсудили в ЛГУ</text:p>
            <text:p/>
            <text:p>На филологическом факультете состоялся научно-практический студенческий вебинар, на котором студенты обсудили проблемы изучения, эволюцию и художественные особенности английского романа, а также влияние русских писателей Л.Н. Толстого и Ф.М. Достоевского на прозу Великобритании. </text:p>
            <text:p>Студенты 5 курса О.Будникова, А. Багатова, Л. Асадуллина, Д.Кривошеина, Е. Руденко, А. Маслова, Е. Касимова, А. Рябикова представили доклады и презентации по истории развития английских произведений, об особенностях современных текстов, а также о книгах Дж.Р.Р. Толкиена "Властелин колец", "Хоббит" и др. Состоялась дискуссия по вопросам русскоязычных переводов. Екатерина Руденко отметила влияние английских романов на российскую мемосферу. Вебинар прошёл в рамках изучения современной литературы под руководством Светланы Петровой, декана филологического факультета, к.фил.н., доцента кафедры литературы и русского языка.</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7" calcext:value-type="float">
            <text:p>7</text:p>
          </table:table-cell>
          <table:table-cell office:value-type="string" calcext:value-type="string">
            <text:p>СМИ о нас: Сегодня руководитель Рособрнадзора вручил системным администраторам ЛГУ благодарственные грамоты.https://lentv24.ru/Za_provedeniem_EGE_nablyudayut_onlajn.htm</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5" calcext:value-type="float">
            <text:p>15</text:p>
          </table:table-cell>
          <table:table-cell office:value-type="string" calcext:value-type="string">
            <text:p>Ректор ЛГУ выступил на Всероссийской научной конференции «Этико-правовые проблемы цифровой трансформации: от конфликта к гармонии?»</text:p>
            <text:p/>
            <text:p>Конференция была организована Институтом права цифровой среды факультета права НИУ ВШЭ (Национальный исследовательский университет Высшая школа экономики) при участии НОЦ урбанистики и киберантропологии ЛГУ им.А.С.Пушкина.</text:p>
            <text:p>Темой конференции стала глобальная цифровая трансформация, которая затрагивает почти все сферы жизнедеятельности человека и тем самым ставит перед человечеством целый ряд вызовов и вопросов этико-правового характера. Ректор ЛГУ им. А. С. Пушкина Станислав Еремеев стал одним из спикеров пленарного заседания конференции, на котором обсуждались цифровые вызовы этике и праву. В работе конференции в качестве докладчика также принял участие директор НОЦ урбанистики и киберантропологии ЛГУ им. А. С. Пушкина Арсений Майоров.</text:p>
            <text:p>Доклад ректора ЛГУ им. А. С. Пушкина был посвящен ответственности друг перед другом, которая сегодня определяет нашу жизнь почти во всех сферах. Станислав Еремеев заострил внимание на проблеме моральной и правовой ответственности, заключающейся в том, что люди для достижения своих целей не должны сознательно нарушать моральные и правовые нормы. </text:p>
            <text:p>Полный текст сообщения https://lengu.ru/news/rektor-lgu-vystupil-na-vserossiyskoy-nauchnoy-konferentsii-etikopravovyye-problemy-tsifrovoy-transformatsii-ot-konflikta-k-garmonii</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7" calcext:value-type="float">
            <text:p>7</text:p>
          </table:table-cell>
          <table:table-cell office:value-type="string" calcext:value-type="string">
            <text:p>День открытых дверей онлайн</text:p>
            <text:p/>
            <text:p>Уважаемые абитуриенты!</text:p>
            <text:p>Факультеты естествознания, географии и туризма и специального (дефектологического) образования проводят День открытых дверей в онлайн формате.</text:p>
            <text:p/>
            <text:p>💚Факультет естествознания, географии и туризма приглашает учащихся, родителей, а также всех заинтересованных в поступлении на программы бакалавриата и магистратуры на День открытых дверей в онлайн формате, который состоится 5 декабря в 11:00 часов (московское время). Для участия необходимо зарегистрироваться по ссылке:https://forms.gle/uMBxfZd8FTydsmnaA</text:p>
            <text:p/>
            <text:p>💙Факультет специального (дефектологического) образования приглашает всех желающих на день открытых дверей 5 декабря 2020 года в 10.00. Для участия необходимо зарегистрироваться по ссылке: https://docs.google.com/forms/d/e/1FAIpQLSe6epZouG5Pdy8QW5EUSW3ocHp_LeGYNexAS9702tzIjveXVQ/viewform. Ссылка на конференцию: https://zoom.us/j/96­231250274 (Идентификатор конфер­енции: 962 3125 0274)</text:p>
            <text:p/>
            <text:p>Приняв участие в Дне открытых дверей онлайн, вы познакомитесь с факультетами, направлениями подготовки бакалавриата и магистратуры, условиями поступления в 2021 году.</text:p>
            <text:p>Мы ждём гостей!!</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26" calcext:value-type="float">
            <text:p>26</text:p>
          </table:table-cell>
          <table:table-cell office:value-type="string" calcext:value-type="string">
            <text:p>Руководитель Федеральной службы по надзору в сфере образования и науки посетил Ситуационный центр в ЛГУ </text:p>
            <text:p> </text:p>
            <text:p>В ЛГУ им. А. С. Пушкина прошла встреча главы Федеральной службы по надзору в сфере образования и науки Анзора Музаева с наблюдателями Ситуационного информационного центра Ленобласти. </text:p>
            <text:p> </text:p>
            <text:p>Анзор Музаев поблагодарил студентов, вуз и администрацию Ленинградской области за многолетнюю плодотворную работу, а также за высший уровень работы во время проведения Единого государственного экзамена в 2020 году. </text:p>
            <text:p>Благодарности были вручены Александре Шиловой - студентке магистратуры факультета психологии, а также системным администраторам Дмитрию Пинчуку и Сергею Макарову. </text:p>
            <text:p>На встрече также присутствовали ректор ЛГУ Станислав Еремеев, заместитель председателя Правительства Ленинградской области по социальным вопросам Николай Емельянов и председатель Комитета общего и профессионального образования Ленобласти Сергей Тарасов. </text:p>
            <text:p> Представители Комитета Общего и профессионального образования так же вручили благодарности студентам ЛГУ им. А. С. Пушкина за неоценимую помощь при проведении ЕГЭ.</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4" calcext:value-type="float">
            <text:p>14</text:p>
          </table:table-cell>
          <table:table-cell office:value-type="string" calcext:value-type="string">
            <text:p>Встреча редактора "МК в Питере" и студентов ЛГУ</text:p>
            <text:p> </text:p>
            <text:p>3 декабря 2020 г. на филологическом факультете состоялась онлайн встреча с Максимом Кузахметовым, редактором газеты «Московский комсомолец в Питере», автором главной темы в историческом журнале «Дилетант». Встречу организовала и провела старший преподаватель кафедры литературы и русского языка и практикующий журналист Мария Конюкова. В рамках проблематики интернет-журналистики Максим Рафикович рассказал о своем пути в профессию, поделился своим мнением о том, какой ему видится современная журналистика. И – главное – ответил на вопросы, которые давно мучают будущих «акул пера»: насколько должен быть универсален современный журналист, какими навыками должен обладать и за какие виды работ сегодня платят гонорары в печатной прессе.</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0" calcext:value-type="float">
            <text:p>10</text:p>
          </table:table-cell>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36" calcext:value-type="float">
            <text:p>36</text:p>
          </table:table-cell>
          <table:table-cell office:value-type="string" calcext:value-type="string">
            <text:p>Представители ЛГУ приняли участие в "Абилимпиксе"</text:p>
            <text:p/>
            <text:p>VI Национальный чемпионат по профессиональному мастерству среди инвалидов и лиц с ограниченными возможностями здоровья «Абилимпикс» проходил с 23 по 29 ноября.</text:p>
            <text:p/>
            <text:p>Чемпионат впервые проводился в очно-дистанционном формате и объединил под своей эгидой более 2000 человек из 81 региона. Победители регионального этапа представили Ленинградскую область в 32 компетенциях, 4 из которых - на базе площадок Выборгского института (филиала) ЛГУ им. А. С. Пушкина. </text:p>
            <text:p/>
            <text:p>В финале чемпионата «Абилимпикс» от Ленобласти приняли участие 5 специалистов (двое - из Выборгского института (филиала) ЛГУ им. А. С. Пушкина), 23 студента (двое - из Выборгского института (филиала) ЛГУ им. А. С. Пушкина) и 14 школьников.</text:p>
            <text:p>В компетенции "дошкольное воспитание" в категории "студенты" участвовала Анастасия Еговора, студентка 4 курса Выборгского института (филиала) ЛГУ им. А. С. Пушкина, а в категории "специалисты" - Любовь Шаренкова, преподаватель информатики Выборгского института (филиала) ЛГУ им. А. С. Пушкина. </text:p>
            <text:p/>
            <text:p>В компетенции "социальная работа" в категории "студенты" приняла участие Алена Венкова, студентка 3 курса Выборгского медицинского колледжа, а в категории "специалисты" - Филипп Калинин, выпускник Выборгского института (филиала) ЛГУ им. А. С. Пушкина.</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23" calcext:value-type="float">
            <text:p>23</text:p>
          </table:table-cell>
          <table:table-cell office:value-type="string" calcext:value-type="string">
            <text:p>Проректор по научной работе ЛГУ Лариса Кобрина, являясь членом совета, выступила на заседании экспертного совета по специальному образованию при комитете Государственной Думы по образованию и науке</text:p>
            <text:p/>
            <text:p>Заседание Совета было посвящено практической реализации Федерального закона «О внесении изменений в Федеральный закон «Об образовании в Российской Федерации» по вопросам воспитания обучающихся».</text:p>
            <text:p> </text:p>
            <text:p>Являясь членом экспертного Совета по специальному образованию Комитета Государственной Думы по образованию и науке, Лариса Кобрина выступила с докладом на тему «Готовность системы специального образования РФ к выполнению Федерального закона от 31 июля 2020 г. № 304-ФЗ “О внесении изменений в Федеральный закон «Об образовании в Российской Федерации" по вопросам воспитания обучающихся». </text:p>
            <text:p>В своем докладе эксперт сделала акцент на том, что выполнение закона требует специфических компетенций воспитателя специальной коррекционной школы, а квалификация воспитателя должна соответствовать стандартам работы с детьми с ОВЗ. Лариса Кобрина отметила, что при разработке адаптированных рабочих программ воспитания необходимо выделить событийный подход как базовый, так как событийный подход не противоречит основным пунктам закона, ориентирован на равенство прав воспитанников с ограниченными возможностями здоровья. </text:p>
            <text:p/>
            <text:p>Полный текст сообщения на нашем сайте https://lengu.ru/news/prorektor-po-nauchnoy-rabote-lgu-larisa-kobrina-vystupila-na-zasedanii-ekspertnogo-soveta-po-spetsial-nomu-obrazovaniyu-pri-komitete-gosudarstvennoy-dumy-po-obrazovaniyu-i-nauke</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5" calcext:value-type="float">
            <text:p>15</text:p>
          </table:table-cell>
          <table:table-cell office:value-type="string" calcext:value-type="string">
            <text:p>Бронза Чемпионата и Первенства России по стрельбе из арбалета у студентки ЛГУ</text:p>
            <text:p>С 27 по 30 ноября 2020 года состоялись спортивные соревнования — Чемпионат и Первенство России по стрельбе из арбалета.</text:p>
            <text:p/>
            <text:p>Анастасия Климова, студентка 1 курса факультета физической культуры ЛГУ им. А. С. Пушкина, мастер спорта по стрельбе из арбалета, в личном зачёте заняла второе место на дистанциях 10 метров и 18 метров.</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8" calcext:value-type="float">
            <text:p>8</text:p>
          </table:table-cell>
          <table:table-cell office:value-type="string" calcext:value-type="string">
            <text:p>👨‍🚒Молодые профессионалы Ленинградской области – 2020</text:p>
            <text:p/>
            <text:p>3 декабря 2020 года в 12.00 часов начнется культурно-просветительская программа «Молодые профессионалы Ленинградской области – 2020», посвященная чествованию призеров Финала VIII Национального чемпионата «Молодые профессионалы» (WorldSkills Russia)».</text:p>
            <text:p/>
            <text:p>🎉Среди победителей и призеров студенты и преподаватели нашего Университета!</text:p>
            <text:p>🥳Приглашаем присоединиться к празднику 👉🏻 https://www.youtube.com/channel/UCJCbSp_hgki8m7ib7Q5ncJA</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27" calcext:value-type="float">
            <text:p>27</text:p>
          </table:table-cell>
          <table:table-cell office:value-type="string" calcext:value-type="string">
            <text:p>Открытая лекция в ЛГУ</text:p>
            <text:p> </text:p>
            <text:p>В Ленинградском государственном университете имени А. С. Пушкина прошла открытая международная лекция "Белорусская правовая система на карте мира".</text:p>
            <text:p> </text:p>
            <text:p>Лекцию прочел Алексей Владимирович Егоров, доктор юридических наук, доцент, заместитель председателя Постоянной Комиссии по законодательству Палаты представителей Национального собрания Республики Беларусь.</text:p>
            <text:p>В лекции приняли участие студенты I курса и преподаватели юридического факультета. Темой лекции стал анализ современной правовой системы Беларуси. В своем выступлении лектор подробно разъяснил отличия правовой идеологии республики от других стран, а также осветил основные положения нынешний конституционной реформы.</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40" calcext:value-type="float">
            <text:p>40</text:p>
          </table:table-cell>
          <table:table-cell office:value-type="string" calcext:value-type="string">
            <text:p>Спортивный успех </text:p>
            <text:p> </text:p>
            <text:p>30 ноября в Комитете по физической культуре и спорту Санкт-Петербурга прошло награждение лауреатов Смотра-конкурса на лучшую постановку физкультурно-оздоровительных и спортивных занятий с применением дистанционных технологий Санкт-Петербургскими государственными бюджетными учреждениями «Центры физической культуры, спорта и здоровья», подведомственными администрациям районов Санкт-Петербурга в 2020 году. </text:p>
            <text:p/>
            <text:p> Инструктору по спорту Дарье Калиничевой, студентке 2 курса магистратуры факультета физической культуры ЛГУ им. А.С. Пушкина и инструктору спортивно-оздоровительной работы ЦФКСЗ «Царское Село» Надежде Мосеевой, выпускнице факультета физической культуры ЛГУ им. А.С. Пушкина были вручены ценные призы, грамоты и цветы. </text:p>
            <text:p/>
            <text:p>Университет поздравляет Дарью Калиничеву и Надежду Мосееву с заслуженными наградами и желает дальнейших успехов!</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1" calcext:value-type="float">
            <text:p>11</text:p>
          </table:table-cell>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32" calcext:value-type="float">
            <text:p>32</text:p>
          </table:table-cell>
          <table:table-cell office:value-type="string" calcext:value-type="string">
            <text:p>Обмен знаниями с Витебским государственным университетом</text:p>
            <text:p/>
            <text:p>С 17 по 26 ноября на кафедре психологии развития и образования проходил стажировку Дмитрий Кияшко, кандидат психологических наук, доцент кафедры психологии Витебского государственного университета имени П.М. Машерова.</text:p>
            <text:p/>
            <text:p>Декан факультета психологии, директор Ломоносовского института (филиала) Ирина Гайворонская рассказала Дмитрию Кияшко о кафедрах и направлениях подготовки на факультете. За время стажировки Дмитрий познакомился с нормативной и отчетной документацией, содержанием учебно-методической и научной работы кафедры, узнал про основные направления воспитательной работы с обучающимися, осмотрел библиотечный фонд. Также гость ЛГУ принял участие в открытых занятиях в очной и дистанционной формах. Кроме того, Дмитрий Кияшко стал гостем международной научно-практической конференции "Психология XXI века", а также посетил Государственный Эрмитаж, Константиновский дворец и другие музеи Санкт-Петербурга. </text:p>
            <text:p>В ходе стажировки были определены направления дальнейшего сотрудничества кафедры психологии Витебского государственного университета имени П.М. Машерова и кафедры психологии развития и образования Ленинградского государственного университета имени А.С. Пушкина в учебно-методической и научной сферах.</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2" calcext:value-type="float">
            <text:p>12</text:p>
          </table:table-cell>
          <table:table-cell office:value-type="string" calcext:value-type="string">
            <text:p>Эксперты ЛГУ приняли участие в обсуждении технологической революции в Восточной Азии</text:p>
            <text:p> </text:p>
            <text:p>Проректор по учебно-методической работе Сергей Большаков и зав. кафедрой государственного и муниципального управления профессор Ольга Ким приняли участие в веб-семинаре «Технологическая революция и региональный порядок в Восточной Азии».</text:p>
            <text:p> </text:p>
            <text:p>Ведущим спикером стала Одри Танг, министр цифровых технологий Тайваня. Ведущим семинара выступил Тома Гомар – директор ИФРИ, дискуссию поддержали Алиса Панье, научный сотрудник, руководитель программы «Геополитика технологий» (ИФРИ), Марк Жюльен, научный сотрудник, руководитель отдела исследований Китая, Центр азиатских исследований (ИФРИ). </text:p>
            <text:p/>
            <text:p>Семинар был посвящен проблемам реализации программ национальной кибербезопасности, экспертами обсуждался опыт Тайваня по реализации функций цифровизации государства. Сегодня в Тайване реализуется 7 стандартов кибербезопасности, обеспечивается рост качества цифровой среды, как следствие наблюдается рост доверия к институтам государственной власти. Все участники поддержали тезис, что цифровизация - это новый уровень жизни граждан, рост и укрепление демократии.</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6" calcext:value-type="float">
            <text:p>6</text:p>
          </table:table-cell>
          <table:table-cell/>
          <table:table-cell office:value-type="string" calcext:value-type="string">
            <text:p>[]</text:p>
          </table:table-cell>
        </table:table-row>
        <table:table-row table:style-name="ro1">
          <table:table-cell table:number-columns-repeated="3"/>
        </table:table-row>
        <table:table-row table:style-name="ro40">
          <table:table-cell office:value-type="float" office:value="6" calcext:value-type="float">
            <text:p>6</text:p>
          </table:table-cell>
          <table:table-cell office:value-type="string" calcext:value-type="string">
            <text:p>Конкурс по трудоустройству "Путь к карьере - 2021"</text:p>
            <text:p/>
            <text:p>❗Хотите работать или стажироваться в крупной российской или международной компании? Участвуйте в конкурсе РООИ Перспектива "Путь к карьере - 2021"!</text:p>
            <text:p/>
            <text:p>👩‍🎓"Путь к карьере" - это возможность успешного трудоустройства, а помогут сориентироваться на открытом рынке труда лучшие тренеры крупных российских и международных компаний. </text:p>
            <text:p>Участники конкурса также получат индивидуальные рекомендации по карьерному продвижению от своих наставников. </text:p>
            <text:p>Конкурс успешно проходит в Санкт-Петербурге - с 2015 года. Десятки наших выпускников трудоустроены в такие компании, как: Philip Morris, PwC, JTI, EPAM, OTIS LIFT, Юлмарт, Газпром Трансгаз, Транснефть-Балтика и других. </text:p>
            <text:p>В финале конкурса участники выступают перед представителями крупных международных и российских компаний, находящихся в поиске активных и мотивированных сотрудников с инвалидностью, и могут получить от них предложения трудоустройства или стажировки. </text:p>
            <text:p/>
            <text:p>🌐Образовательный блок проекта:</text:p>
            <text:p>Самопрезентация;</text:p>
            <text:p>"Продающее" резюме;</text:p>
            <text:p> Преодоление стереотипов и недоверия работодателей;</text:p>
            <text:p>Успешное прохождение собеседований (в том числе онлайн);</text:p>
            <text:p>Деловой этикет и другие. </text:p>
            <text:p/>
            <text:p>Мы следим за бизнес-трендами и каждый год расширяем нашу программу для качественной подготовки наших конкурсантов к трудоустройству</text:p>
            <text:p/>
            <text:p> ✅Отправляйте онлайн-заявку, если:</text:p>
            <text:p>- вам от 18 до 40 лет;</text:p>
            <text:p>- вы проживаете в Санкт-Петербурге или Ленинградской области;</text:p>
            <text:p>- вы недавно окончили вуз или являетесь студенткой или студентом старших курсов;</text:p>
            <text:p>- хотите строить карьеру в бизнес-сфере;</text:p>
            <text:p>- можете посещать тренинги на протяжении 2 месяцев с периодичностью 1-2 раза в неделю (2-3 часа во второй половине дня)</text:p>
            <text:p/>
            <text:p>✅Этапы конкурса:</text:p>
            <text:p>- заполнение онлайн-заявки: https://clck.ru/S9TrM (если вы подходите под проект, с вами в течение 3-5 рабочих дней свяжутся сотрудники РООИ Перспектива);</text:p>
            <text:p>- прохождение видео-собеседования;</text:p>
            <text:p>- участие в тренингах и индивидуальная работа с наставником, подготовка к выступлению в финале;</text:p>
            <text:p>- в финале участники получат возможность трудоустройства или стажировки. </text:p>
            <text:p/>
            <text:p>Старт конкурса запланирован на февраль 2021 года. Количество участников ограничено, прием заявок - до 1 января 2021 года. </text:p>
            <text:p>❗Участие в проекте бесплатно для людей с инвалидностью. На проекте работают переводчики русского жестового языка. </text:p>
            <text:p>👩‍💻По всем вопросам обращайтесь к организаторам:</text:p>
            <text:p>Арине Федченко [id247104576|в контакте], +79117885223, fedchenko@perspektiva-inva.ru</text:p>
            <text:p>Александре Глинской [id188395190|в контакте], +79967750945, glinskaya@perspektiva-inva.ru</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3" calcext:value-type="float">
            <text:p>13</text:p>
          </table:table-cell>
          <table:table-cell office:value-type="string" calcext:value-type="string">
            <text:p>Эксперты федеральной налоговой службы - в гостях у ЛГУ</text:p>
            <text:p/>
            <text:p>Студенты ЛГУ им. А. С. Пушкина приняли участие во встрече с представителями Межрайонной инспекции Федеральной налоговой службы России №2 по Санкт-Петербургу. </text:p>
            <text:p> </text:p>
            <text:p>Встреча прошла онлайн на базе платформы Zoom. С преподавателями и студентами экономического факультета ЛГУ им. А.С. Пушкина общались начальник отдела камеральных проверок №3 Лидия Королева и заместитель начальника по работе с налогоплательщиками Лидия Дубинина. </text:p>
            <text:p/>
            <text:p>В ходе встречи обсуждались ключевые вопросы развития налогового законодательства и процедур администрирования налогов. Существенное внимание было уделено изменениям в расчете и определении сумм налога на имущество физических лиц и в формировании налоговых уведомлений. Также в выступлении были раскрыты вопросы льгот при уплате этого важного налога. Докладчики выделили особенности уплаты транспортного налога. Широкое освещение получили вопросы применения электронных сервисов на сайте ФНС. Участники встречи активно задавали вопросы. Выступающие, в частности, пояснили, что в отношении налогоплательщиков, которые не выплатили налоги в срок, в соответствии с законодательством предусмотрено начисление пени и направление требований об уплате. О наличии задолженностей налогоплательщик может узнать в личном кабинете на портале ФНС и на сайте Госуслуги.</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79" calcext:value-type="float">
            <text:p>79</text:p>
          </table:table-cell>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4" calcext:value-type="float">
            <text:p>14</text:p>
          </table:table-cell>
          <table:table-cell office:value-type="string" calcext:value-type="string">
            <text:p>Юридический круглый стол</text:p>
            <text:p/>
            <text:p>28 ноября в ЛГУ им.А.С.Пушкина состоялся научно-практический круглый стол "Дифференциация юридической специализации".</text:p>
            <text:p>Круглый стол был организован кафедрой гражданского и международного частного права юридического факультета. В работе круглого стола приняли участие профессорско-преподавательский состав и студенты магистратуры Ленинградского государственного университета им. А.С. Пушкина, Санкт-Петербургского университета технологий управления и экономики, Санкт-Петербургского филиала имени В.Б. Бобкова Российской таможенной академии, Санкт-Петербургского университета МВД РФ, а также представители работодателей.</text:p>
            <text:p>Участники обсудили вопросы актуальности профессии юриста в условиях развития сферы информационных технологий. Проблематика докладов касалась расширения специализации профессии юриста, международного опыта, а также подготовки юристов в высших учебных заведениях в условиях цифровизации.</text:p>
            <text:p>По итогам дискуссий были озвучены основные направления развития юридической специализации в современном мире, с учётом специфики внедрения информационных технологий.</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13" calcext:value-type="float">
            <text:p>113</text:p>
          </table:table-cell>
          <table:table-cell office:value-type="string" calcext:value-type="string">
            <text:p>⛺В ЛГУ обсудили развитие туризма для людей с ограниченными возможностями здоровья в Ленинградской области</text:p>
            <text:p/>
            <text:p>📅27 ноября 2020 года в ЛГУ им. А.С. Пушкина прошла Всероссийская научная конференция с международным участием в формате телемоста «Туризм для людей с ограниченными возможностями здоровья: современное состояние и потенциал развития». На открытии конференции выступил ректор ЛГУ им. А.С. Пушкина Станислав Еремеев. В своем докладе ректор отметил, что пришло время для создания и продвижения научной концепции инклюзивного туризма. Заместитель председателя Комитета Ленинградской области по туризму Ольга Голубева открыла пленарное заседание докладом «Опыт Комитета Ленинградской области по туризму в реализации проектов для людей с ограниченными возможностями здоровья».</text:p>
            <text:p>🏙В проведении конференции и в работе телемоста принимали участие ученые-дефектологи и специалисты в области туризма из России и зарубежных стран. Было зафиксировано порядка 1400 подключений.</text:p>
            <text:p>Среди них:</text:p>
            <text:p>Представители 15 районов Ленинградской области - Бокситогорского, Волховского, Всеволожского, Выборгского, Гатчинского, Кингисеппского, Киришского, Кировского, Лодейнопольского, Ломоносовского, Лужского, Приозерского, Сланцевского, Тихвинского, Тосненского;</text:p>
            <text:p>Эксперты из 11 регионов России - Санкт-Петербурга, Москвы, Московской области, Вологды, Екатеринбурга, Пензы, Ессентуков, Рязани, Самары, Сыктывкара, Твери;</text:p>
            <text:p>Эксперты из зарубежных стран - Эстонии (Таллин), Республики Узбекистан (Ташкент), Республики Беларусь (г. Брест), Молдавии (г. Тирасполь).</text:p>
            <text:p>🌐Полная информация о конференции и презентации на нашем сайте 👉🏻https://lengu.ru/news/v-lgu-obsudili-razvitiye-turizma-dlya-lyudey-s-ogranichennymi-vozmozhnostyami-zdorov-ya-v-leningradskoy-oblasti</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7" calcext:value-type="float">
            <text:p>17</text:p>
          </table:table-cell>
          <table:table-cell office:value-type="string" calcext:value-type="string">
            <text:p>#НаденьМаску</text:p>
          </table:table-cell>
          <table:table-cell office:value-type="string" calcext:value-type="string">
            <text:p>[]</text:p>
          </table:table-cell>
        </table:table-row>
        <table:table-row table:style-name="ro1">
          <table:table-cell table:number-columns-repeated="3"/>
        </table:table-row>
        <table:table-row table:style-name="ro6">
          <table:table-cell office:value-type="float" office:value="17" calcext:value-type="float">
            <text:p>17</text:p>
          </table:table-cell>
          <table:table-cell office:value-type="string" calcext:value-type="string">
            <text:p>Студенты и сотрудники ЛГУ имени А.С. Пушкина приняли участие в VII Евразийском молодежном инновационном конвенте</text:p>
            <text:p> </text:p>
            <text:p>На базе Ленинградского государственного университета имени А.С. Пушкина и Законодательного собрания Ленинградской области в режиме конференц-видеосвязи состоялось ежегодное мероприятие - VII Евразийский молодежный инновационный конвент.</text:p>
            <text:p> </text:p>
            <text:p>Цель конвента, проводимого по инициативе Евразийской молодежной ассамблеи, – организация коммуникативной площадки для активного обсуждения проблем молодежи стран евразийского пространства, а также ключевых вопросов евразийской интеграции. Важнейшим стратегическим направлением проведения конвента является формирование единого инновационного информационно-аналитического поля, способствующего становлению международной молодежной политики как одного из ключевых элементов развития сотрудничества между государствами Евразийского региона в долгосрочной перспективе.</text:p>
            <text:p> В этом году конвент собрал на своей площадке около 100 представителей из 11 стран, которые смогли сформировать общий образ будущего молодежного парламентаризма и траекторий вовлечения представителей поколения Z в процесс социально-экономического развития стран и регионов на евразийском пространстве. </text:p>
            <text:p> С приветственным словом к участникам обратился проректор по учебно-методической работе ЛГУ имени А.С. Пушкина Сергей Большаков. Он отметил необходимость инновационных и интеграционных процессов во взаимодействии представительных органов молодежи разных стран.</text:p>
            <text:p> На панельной дискуссии «Молодежный парламентаризм в условиях цифровой трансформации: надежды и вызовы Поколения Z» модератором выступил Кирилл Афанасьев, доцент кафедры государственного и муниципального управления Ленинградского государственного университета им. А.С. Пушкина. Он представил доклад на тему «Ценности самоорганизации и самоуправления в молодежной среде: возможности и перспективы для молодежного парламентаризма».</text:p>
            <text:p/>
            <text:p>Студенты университета также представили свои доклады:</text:p>
            <text:p/>
            <text:p>· Анна Завадская, (4 курс, направление «Государственное и муниципальное управление»), выступила с докладом «Роль молодежи в совершенствовании управления муниципальным образованием»;</text:p>
            <text:p/>
            <text:p>· Анастасия Епанчинцева, (3 курс, направление «Государственное и муниципальное управление»), подготовила доклад «Современная блогосфера и формирование политической повестки в молодежной среде»;</text:p>
            <text:p/>
            <text:p>Егор Бобырь, руководитель Волонтерского корпуса ЛГУ им. А.С. Пушкина, студент 3 курса (направление «Государственное и муниципальное управление»), координатор благотворительного проекта «Мечтай со мной» в Санкт-Петербурге и Ленинградской области, представил доклад по теме «Проблемы реализации волонтерских проектов в студенческой среде».</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3" calcext:value-type="float">
            <text:p>23</text:p>
          </table:table-cell>
          <table:table-cell office:value-type="string" calcext:value-type="string">
            <text:p>«Психологию XXI века» обсудили в ЛГУ</text:p>
            <text:p> </text:p>
            <text:p>26 и 27 ноября в университете прошла XVI международная научно-практическая конференция «Психология XXI века. Вызовы нового времени», посвященная современным вызовам в психологической науке и практике.</text:p>
            <text:p> </text:p>
            <text:p>В работе конференции приняли участие более 150 человек из России, Казахстана, Узбекистана и Белоруссии, среди них – доктора и кандидаты наук, преподаватели и научные сотрудники вузов, а также аспиранты, студенты-бакалавры, магистры и психологи-практики. Конференция проводилась в смешанном формате – очно и по видеосвязи.</text:p>
            <text:p>В первый день состоялось пленарное заседание. Второй день работы был посвящен секционным заседаниям и мастер-классам. </text:p>
            <text:p>В конце второго дня были подведены итоги, участникам получили электронные сертификаты. По результатам научных обсуждений подготовлен сборник материалов объемом более 180 страниц.</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88" calcext:value-type="float">
            <text:p>88</text:p>
          </table:table-cell>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6" calcext:value-type="float">
            <text:p>16</text:p>
          </table:table-cell>
          <table:table-cell office:value-type="string" calcext:value-type="string">
            <text:p>Готов новый номер «Университетского обозревателя»😉</text:p>
            <text:p/>
            <text:p>COVID-19 — главное, что волнует сегодня каждого из нас. О том, как различить болезнь и как себя вести, если вдруг вы окажетесь в числе заболевших, расскажут студенты университета, сумевшие справиться с коронавирусом. Из других публикаций вы узнаете о победах наших ребят в различных конкурсах, о том, что думают первокурсники о первых месяцах обучения в университете, как сделать прививку от вандализма и о многом другом.</text:p>
            <text:p/>
            <text:p>Скачивай и читай!</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20" calcext:value-type="float">
            <text:p>20</text:p>
          </table:table-cell>
          <table:table-cell office:value-type="string" calcext:value-type="string">
            <text:p>✨«Широка страна моя родная…»</text:p>
            <text:p/>
            <text:p>На факультете естествознания, географии и туризма прошло онлайн-мероприятие «Широка страна моя родная», на котором были показаны подготовленные студентами видеоролики и презентации о различных регионах России.</text:p>
            <text:p/>
            <text:p>В ходе демонстрации участники мероприятия - студенты очной формы обучения и преподаватели - увидели разные регионы России глазами авторов видеоматериалов. Видиоролики и презентации демонстрировались на платформе ZOOMс параллельной трансляцией в Facebook, что позволило существенно расширить аудиторию.</text:p>
            <text:p/>
            <text:p>Активное участие в презентации приняли студентка 1 курса направления «Туризм» Арина Бахметьева , студентка 1 курса направления «Туризм» Наталья Подарь, студентка 1 курса направления «Туризм» Марина Романенко, студентка 1 курса направления «Педагогическое образование» Надежда Ковтун, студентка 1 курса направления «Педагогическое образование» Анна Лобанова, студентка 1 курса направления «Экология и природопользование» Олеся Таскаева, студент 2 курса направления «Гостиничное дело» Роман Сахаров, студентка 3 курса направления «Туризм» Анастасия Извекова, студентка 3 курса направления «Туризм» Анна Давидьянц, студентка 3 курса направления «Педагогическое образование» Анна Иванова, студентка 3 курса направления «Педагогическое образование» Виктория Туманина, студентка 3 курса направления «Экология и природопользование» Виктория Грачева, студент 5 курса направления «Педагогическое образование» Богдан Владыкин. </text:p>
            <text:p/>
            <text:p>👨‍🏫Организатором мероприятия выступил Сергей Клейменов, заместитель декана факультета ЕГиТ по воспитательной работе.</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7" calcext:value-type="float">
            <text:p>17</text:p>
          </table:table-cell>
          <table:table-cell office:value-type="string" calcext:value-type="string">
            <text:p>Алексей Егоров - в гостях у ЛГУ</text:p>
            <text:p/>
            <text:p>1 декабря в 14:00 на юридическом факультете состоится открытая международная онлайн-лекция "Белорусская правовая система на карте мира".</text:p>
            <text:p>Спикер - Алексей Владимирович Егоров, доктор юридических наук, доцент, заместитель председателя Постоянной Комиссии по законодательству Палаты представителей Национального собрания Республики Беларусь, профессор кафедры гражданского права и гражданского процесса ВГУ им. П.М. Машерова.</text:p>
            <text:p>Для получения ссылки на прямую трансляцию в zoom можно обратиться на электронную почту a.romanova@lengu.ru</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13" calcext:value-type="float">
            <text:p>113</text:p>
          </table:table-cell>
          <table:table-cell office:value-type="string" calcext:value-type="string">
            <text:p>Академический хор ЛГУ – лауреат фестиваля студенческих хоровых коллективов</text:p>
            <text:p> </text:p>
            <text:p>XV Фестиваль студенческих хоровых коллективов вузов Санкт-Петербурга прошел в Государственной академической капелле Санкт-Петербурга.</text:p>
            <text:p>Ежегодно участие в фестивале принимают более 10 коллективов, и даже пандемия не помешала его проведению, хотя количество участников сократилось. А вот желающих посмотреть на выступления молодых музыкантов даже при условии соблюдения всех профилактических мер оказалось много. </text:p>
            <text:p>Хор университета уже более 10 лет становится лауреатом фестиваля, и этот год не стал исключением. В программе выступления хора прозвучали композиции отечественных авторов: «Половецкие пляски» и «За рекой горят огни» на слова С. Есенина. Фрагменты выступлений можно прослушать на официальной странице хора https://instagram.com/choirlsu</text:p>
            <text:p>Руководитель хора – Сергей Кузьмин, концертмейстер – Даниил Жилин.</text:p>
          </table:table-cell>
          <table:table-cell office:value-type="string" calcext:value-type="string">
            <text:p>[]</text:p>
          </table:table-cell>
        </table:table-row>
        <table:table-row table:style-name="ro1">
          <table:table-cell table:number-columns-repeated="3"/>
        </table:table-row>
        <table:table-row table:style-name="ro6">
          <table:table-cell office:value-type="float" office:value="2" calcext:value-type="float">
            <text:p>2</text:p>
          </table:table-cell>
          <table:table-cell office:value-type="string" calcext:value-type="string">
            <text:p>Народное голосование Премии Рунета: номинация «Регионы»</text:p>
            <text:p/>
            <text:p>16 ноября 2020 года в рамках совместной номинации Премии Рунета и конкурса «Цифровой прорыв» стартовало народное голосование за номинацию «Регионы», победителями которой станут территории и регионы, которые внесли свой вклад в развитие Рунета в 2019/2020.</text:p>
            <text:p/>
            <text:p>На сайте конкурса каждый житель России сможет выбрать город, который, по их мнению, занимает лидирующие позиции в цифровизации страны.</text:p>
            <text:p/>
            <text:p>Город выбирается по следующим критериям:</text:p>
            <text:p>• Имеет развитую IT-инфраструктуру </text:p>
            <text:p>• Хорошую базу подготовки специалистов</text:p>
            <text:p>• Сильные и перспективные проекты и стартапы</text:p>
            <text:p>• Поддерживает IT-бизнес </text:p>
            <text:p>• Привлекателен для профессионалов</text:p>
            <text:p/>
            <text:p>Регион-победитель получит право на проведение одного из этапов конкурса «Цифровой Прорыв» в 2021 году и статуэтку Премии Рунета 2020.</text:p>
            <text:p/>
            <text:p>Проголосовать за город, который достоин звания IT-столицы России можно по ссылке: https://leadersofdigital.ru/#city-voting до 2 декабря 2020 года.</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4" calcext:value-type="float">
            <text:p>14</text:p>
          </table:table-cell>
          <table:table-cell office:value-type="string" calcext:value-type="string">
            <text:p>В поисках универсализма </text:p>
            <text:p> </text:p>
            <text:p>Проректор по учебно-методической работе ЛГУ им. А. С. Пушкина Сергей Большаков принял участие в Международном форуме «В поисках универсализма».</text:p>
            <text:p> </text:p>
            <text:p>Форум был организован Фондом Конрада Аденауэра и Европейским Советом Ассоциаций школ политических исследований. </text:p>
            <text:p>В форуме, прошедшем в формате онлайн, приняло участие более 400 участников из 24 стран мира. Спикерами выступили европейские и российские эксперты, политологи, экономисты: Матиаш Груден, представитель политического департамента ЕС, Джон Лойд, политический обозреватель «Файнэншл Таймс», ирландский дипломат Фрэнсис О`Доннел и другие.</text:p>
            <text:p>Форум был посвящен 75-летию ООН, проблемам гражданского общества и развития демократии в современном мире.</text:p>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23" calcext:value-type="float">
            <text:p>23</text:p>
          </table:table-cell>
          <table:table-cell office:value-type="string" calcext:value-type="string">
            <text:p>Представитель СКК "Импульс"принял участие в собрание представителей университетов совместно с Федерацией компьютерного спорта Санкт-Петербурга.Совещание проходило частично в online-формате с помощью видеосвязи. Несколько представителей ВУЗов присутствовали лично, в том числе и представитель от нашего университета.</text:p>
            <text:p/>
            <text:p>От лица ЛГУ им. А.С.Пушкина и СКК "Импульс" выступала Арина Решетникова, администратор Клуба и студентка факультета естествознания,географии и туризма.</text:p>
            <text:p/>
            <text:p>На сборе представителей обсуждались такие вопросы как: </text:p>
            <text:p/>
            <text:p>💬Как налаживается совместная работа киберспортивных сборных на данный момент;</text:p>
            <text:p>💬Каким образом будет проходить сотрудничество с Федерацией компьютерного спорта в рамках будущих проектов;</text:p>
            <text:p>💬Кто готов присоединиться к созданию коалиции университетов;</text:p>
            <text:p>💬Возможность выступления Вузов в качестве площадок для развития студенческого киберспорта в Санкт-Петербурге;</text:p>
            <text:p>💬А также планирование дальнейшей деятельности Федерации и киберспортивных советов в рамках Всероссийской Киберспортивной Студенческой Лиги и многое другое.</text:p>
            <text:p/>
            <text:p>Совещание прошло плодотворно и в скором времени даст первые результаты, а пока мы двигаемся дальше и будем стараться покорять вершины.</text:p>
          </table:table-cell>
          <table:table-cell office:value-type="string" calcext:value-type="string">
            <text:p>[]</text:p>
          </table:table-cell>
        </table:table-row>
        <table:table-row table:style-name="ro1">
          <table:table-cell table:number-columns-repeated="3"/>
        </table:table-row>
        <table:table-row table:style-name="ro6">
          <table:table-cell office:value-type="float" office:value="6" calcext:value-type="float">
            <text:p>6</text:p>
          </table:table-cell>
          <table:table-cell office:value-type="string" calcext:value-type="string">
            <text:p>#СТОПВИЧСПИД </text:p>
            <text:p>С 26 ноября по 1 декабря в восьмой раз пройдет Всероссийская акция «Стоп ВИЧ/СПИД», приуроченная ко Всемирному дню борьбы со СПИДом. Акция направлена на привлечение внимания молодежи, активное информирование и донесение важной, необходимой для каждого информации. Как не заразиться ВИЧ? Куда обращаться, если это случилось? И что не менее важно — как относиться к близким и знакомым, которые живут с вирусом иммуно​дефицита человека?</text:p>
            <text:p>Просветительские мероприятия проводят в школах, училищах и техникумах, вузах. Форумы, семинары и дискуссионные клубы позволяют молодым людям оценить реальность угрозы и принять участие в движении по ее противодействию.</text:p>
            <text:p/>
            <text:p>✅27 ноября в 11:00 (мск) Московский государственный университет имени М.В. Ломоносова проводит Междисциплинарный молодёжный дискуссионный клуб о достижениях и тенденциях 2020 года в борьбе с распространением и лечением ВИЧ-инфекции, где молодые учёные представят результаты наиболее актуальных работ в научных исследованиях, клинической практике и общественном здравоохранении.</text:p>
            <text:p/>
            <text:p>Департамент государственной молодежной политики Минобрнауки России приглашает принять участие в данном мероприятии заинтересованных студентов, аспирантов и всех молодых людей.</text:p>
            <text:p/>
            <text:p>❗Для участия в мероприятии и получения ссылки для подключения к трансляции в Zoom необходимо заполнить регистрационную форму: https://forms.gle/bmBaYxvYbBbKv9z37.</text:p>
            <text:p/>
            <text:p>По всем вопросам участники могут обращаться к Екатерине Игоревне Зимаковой по e-mail: zimakova@rector.msu.ru.</text:p>
            <text:p>Узнать больше об Акции можно на сайте: http://стопвичспид.рф/</text:p>
            <text:p>Прими участие в опросе http://www.опрос-молодежи-о-вич.рф</text:p>
            <text:p>https://gppc.ru/work/prevention-of-negativity/stop-hiv-aids/</text:p>
            <text:p>Группа в ВК https://vk.com/stopspid</text:p>
            <text:p>Программа акции в прикрепленном файле👇🏻</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2" calcext:value-type="float">
            <text:p>12</text:p>
          </table:table-cell>
          <table:table-cell office:value-type="string" calcext:value-type="string">
            <text:p>Онлайн трансляция конференции </text:p>
            <text:p/>
            <text:p>Онлайн-трансляция Всероссийской научной конференции "Туризм для людей с ограниченными возможностями здоровья: современное состояние и потенциал развития" начнётся 27 ноября 2020 года в 12.00.</text:p>
            <text:p>❗Ссылка для участия https://youtu.be/ChaHMdiNle0</text:p>
            <text:p>✅Вся информация о конференции на нашем сайте https://lengu.ru/conference/view?id=439%C2%A0</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25" calcext:value-type="float">
            <text:p>25</text:p>
          </table:table-cell>
          <table:table-cell office:value-type="string" calcext:value-type="string">
            <text:p>Филологи ЛГУ на крупнейшем научном форуме «Ломоносов»</text:p>
            <text:p/>
            <text:p>Обучающиеся 5 курса филологического факультета Василина Орлова и Дарья Кривошеина (направление бакалавриата «Педагогическое образование ( с двумя профилями подготовки)», профиль «Русский язык и литература») успешно выступили с докладами на Международном молодежном научном форуме «Ломоносов», который является крупнейшим в Европе междисциплинарным проектом для научной молодежи и не имеет в мире аналогов по численности участников и количеству охватываемых научных направлений. Ключевые цели Международного молодежного научного форума «Ломоносов» — содействие исследовательской активности научно-ориентированной молодежи и привлечение ее к решению актуальных задач современной науки, сохранение и развитие научного потенциала России.</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22" calcext:value-type="float">
            <text:p>22</text:p>
          </table:table-cell>
          <table:table-cell office:value-type="string" calcext:value-type="string">
            <text:p>В СПбГУ открылась фотовыставка, посвященная памяти Людмилы Алексеевны Вербицкой</text:p>
            <text:p/>
            <text:p>В здании Двенадцати коллегий открылась выставка, посвященная выдающемуся учёному, декану филологического факультета, президенту Университета, почетному гражданину Санкт-Петербурга, президенту Российской академии образования Людмиле Алексеевне Вербицкой.</text:p>
            <text:p>Ректор ЛГУ им. А.С. Пушкина Станислав Еремеев много лет работал с Людмилой Алексеевной, в том числе под ее началом. Она была талантливым человеком, руководителем, профессионалом своего дела. Своей многогранной научной, преподавательской, общественной деятельностью, всей своей жизнью она утверждала великую ценность культуры, образования, просвещения, русской литературы и русского языка. Людмила Алексеевна внесла поистине неоценимый вклад в развитие в нашей стране гуманитарного знания.</text:p>
            <text:p>Она полностью и без остатка отдавала себя науке, людям, любимому делу, Отечеству.  Под ее руководством "Большой" Университет получил возможность стать кузницей кадров для всей нашей страны. Светлая память о Людмиле Алексеевне Вербицкой навсегда сохранится в сердцах ее близких, коллег, учеников.</text:p>
            <text:p>Фотовыставка памяти профессора Санкт-Петербургского университета, великого ученого и талантливого педагога Людмилы Алексеевны Вербицкой размещена в галерее второго этажа здания Двенадцати коллегий, но посетить ее можно и виртуально.</text:p>
            <text:p/>
            <text:p>Ссылка на выставку :</text:p>
            <text:p>https://spbu.ru/gallery/pamyati-lyudmily-alekseevny-verbickoy</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27" calcext:value-type="float">
            <text:p>27</text:p>
          </table:table-cell>
          <table:table-cell office:value-type="string" calcext:value-type="string">
            <text:p>Победы киберспортсменов ЛГУ продолжаются </text:p>
            <text:p> </text:p>
            <text:p>Студенты факультета математики и информатики стали победителями турнира от MISIS Cyber League по дисциплине Dota 2.</text:p>
            <text:p/>
            <text:p>Победитель турнира - Артём Лукашевич, серебряный призёр - Артём Жабин. В четырех этапах турнира приняли участие более 50 игроков из вузов со всей России. Наши спортсмены обошли представителей таких вузов как: НИТУ МИСиС, ИАТЭ НИЯУ МИФИ, РГАУ-МСХА им. Тимирязева,</text:p>
            <text:p>МГТУ им. Баумана, НГТУ (НЭТИ), Университет ИТМО, МГИМО МИД России, МГМУ им. И.М.Сеченова, НИТУ МИСиС, НИУ МИЭТ, СПбГАГУ, БашГУ.</text:p>
            <text:p>Киберспортсмены встретились в финале турнира и провели дружеский матч.</text:p>
            <text:p>Благодарим наших студентов за победное участие в турнире! Желаем удачи в дальнейших соревнованиях и товарищеских матчах!</text:p>
          </table:table-cell>
          <table:table-cell office:value-type="string" calcext:value-type="string">
            <text:p>[]</text:p>
          </table:table-cell>
        </table:table-row>
        <table:table-row table:style-name="ro1">
          <table:table-cell table:number-columns-repeated="3"/>
        </table:table-row>
        <table:table-row table:style-name="ro15">
          <table:table-cell office:value-type="float" office:value="2" calcext:value-type="float">
            <text:p>2</text:p>
          </table:table-cell>
          <table:table-cell office:value-type="string" calcext:value-type="string">
            <text:p>💚Приглашение на День открытых дверей </text:p>
            <text:p/>
            <text:p>Факультет физической культуры приглашает выпускников школ, колледжей и их родителей, а также выпускников бакалаврских программ на Дни открытых дверей, которые состоятся в режиме on-line: </text:p>
            <text:p>❗26 ноября 2020 года в 18.00 </text:p>
            <text:p>28 января 2021 года в 18.00 </text:p>
            <text:p>25 февраля 2021 года в 18.00 </text:p>
            <text:p>29 апреля 2021 года в 18.00 </text:p>
            <text:p/>
            <text:p>Приняв участие в Дне открытых дверей on-line, Вы познакомитесь с факультетом, всеми направлениями подготовки бакалавриата и магистратуры, спортивными направлениями университета и условиями поступления в 2021 году.</text:p>
            <text:p/>
            <text:p>Для участия необходимо пройти по ссылке: </text:p>
            <text:p>✅Подключиться к конференции Zoom: https://zoom.us/j/94812594375?pwd=WWQ1K1N3bDBLaFBWWGp.. </text:p>
            <text:p>✅Идентификатор конференции: 948 1259 4375 </text:p>
            <text:p>✅Код доступа: 431141</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28" calcext:value-type="float">
            <text:p>28</text:p>
          </table:table-cell>
          <table:table-cell office:value-type="string" calcext:value-type="string">
            <text:p>В ЛГУ обсудили "Театр абсурда"</text:p>
            <text:p> </text:p>
            <text:p>На филологическом факультете состоялся научно-практический студенческий вебинар, посвящённый театру абсурда. Вместе с деканом факультета, доцентом кафедры литературы и русского языка Светланой Петровой студенты обсудили особенности классического и современного театров, произведения известных драматургов С. Беккета, Э. Ионеско и др. Студенты выступили с интересными докладами и презентациями. Обучающаяся 5 курса Екатерина Краснова придумала занимательный вопрос о смысле театра абсурда и о его настоящем наименовании "Колесо названий", который был задан в рамках презентации. А Виктория Терехова и Ульяна Шелепина, также студентки 5 курса, в своей презентации связали знаковую фигуру современности "Ждун" Маргрет ван Бреворт с пьесой С. Беккета "В ожидании Годо", показав актуальность произведений театра абсурда и в наше время.</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2" calcext:value-type="float">
            <text:p>2</text:p>
          </table:table-cell>
          <table:table-cell office:value-type="string" calcext:value-type="string">
            <text:p>Приглашаем студентов разных специальностей принять участие в четвёртом сезоне Всероссийской студенческой олимпиады «Я – профессионал»! Это проект, который дает возможность проверить свои знания и профессиональные компетенции в одном из 72 направлений – от медицины и здравоохранения до компьютерных и инженерных наук. </text:p>
            <text:p/>
            <text:p>В случае успешного участия в олимпиаде:</text:p>
            <text:p>• призеры, победители и медалисты смогут воспользоваться льготами при поступлении в магистратуру, аспирантуру и ординатуру ведущих российских вузов;</text:p>
            <text:p>• у дипломантов будет возможность пройти стажировку в крупной профильной компании; </text:p>
            <text:p>• медалистов олимпиады ждут денежные премии.</text:p>
            <text:p/>
            <text:p>📅Регистрация на олимпиаду уже открыта и продлится до 24 ноября 2020 года.</text:p>
            <text:p>✅Узнать подробную информацию и зарегистрироваться можно на сайте: https://clck.ru/RJYzr</text:p>
            <text:p/>
            <text:p>#РоссияСтранаВозможностей</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14" calcext:value-type="float">
            <text:p>14</text:p>
          </table:table-cell>
          <table:table-cell office:value-type="string" calcext:value-type="string">
            <text:p>Арсений Майоров - в составе совета Торгово-промышленной палаты (ТПП) РФ</text:p>
            <text:p/>
            <text:p>Проректор по цифровому развитию ЛГУ им.А.С.Пушкина Арсений Майоров вошел в состав Совета Торгово-промышленной палаты РФ по развитию информационных технологий и цифровой экономики. </text:p>
            <text:p/>
            <text:p>Совет был создан в целях обеспечения влияния по направлениям деятельности на ключевые решения органов государственной власти и институтов развития в отношении развития и поддержки российского предпринимательства. Орган осуществляет свою деятельность на общественных началах. </text:p>
            <text:p>В состав Совета входят представители членов ТПП России, иных российских организаций, в том числе объединений предпринимателей, торгово-промышленных палат, органов государственной власти, органов местного самоуправления, научных и деловых кругов.</text:p>
            <text:p>Заседания Совета проводятся по мере необходимости, но не реже одного раза в квартал.</text:p>
            <text:p>Председателем совета является Николай Комлев, исполнительный директор Ассоциации компьютерных и информационных технологий (АПКИТ).</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31" calcext:value-type="float">
            <text:p>31</text:p>
          </table:table-cell>
          <table:table-cell office:value-type="string" calcext:value-type="string">
            <text:p>Онлайн-лекция в ЛГУ</text:p>
            <text:p/>
            <text:p>4 декабря в 14.00 состоится открытая онлайн-лекция «Особенности медиаповедения для публичных людей. Как не выглядеть смешным в эпоху fake news и новых медиа».</text:p>
            <text:p>Спикер - Александр Александрович Малькевич, специалист в сфере масс-медиа, кандидат политических наук, доцент, первый заместитель председателя Комиссии Общественной палаты РФ по развитию информационного сообщества СМИ и массовых коммуникаций.</text:p>
            <text:p/>
            <text:p>Лекция проводится при поддержке Российского общества «Знание». Ссылка на прямую трансляцию будет доступна перед началом лекции.</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9" calcext:value-type="float">
            <text:p>9</text:p>
          </table:table-cell>
          <table:table-cell office:value-type="string" calcext:value-type="string">
            <text:p>Уважаемые абитуриенты!</text:p>
            <text:p/>
            <text:p>Факультет истории и социальных наук приглашает принять участие в Дне открытых дверей онлайн 28 ноября 2020г. в 11.00.</text:p>
            <text:p/>
            <text:p>Для участия необходимо заполнить листы регистрации👇🏻 и направить его по адресу isn.decanat@lengu.ru до 12.00 27.11.2020, после чего, на адрес электронной почты будет направлен код и пароль ZOOM- конференции. </text:p>
            <text:p> </text:p>
            <text:p>Приняв участие в Дне открытых дверей онлайн, Вы познакомитесь с факультетом, всеми направлениями подготовки бакалавриата и магистратуры, условиями поступления в 2021 году.</text:p>
            <text:p/>
            <text:p>Мы ждём гостей!!</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7" calcext:value-type="float">
            <text:p>7</text:p>
          </table:table-cell>
          <table:table-cell office:value-type="string" calcext:value-type="string">
            <text:p>Виртуальная мобильность ЛГУ</text:p>
            <text:p/>
            <text:p>C 23 ноября 2020 Ленинградский государственный университет имени А.С. Пушкина приступил к осуществлению программ мобильности в онлайн формате с зарубежными партнёрами.</text:p>
            <text:p> </text:p>
            <text:p>По входящей мобильности обучающихся в университет зачислены студенты Ташкентского государственного педагогического университета имени Низами (г. Ташкент, Узбекистан) и Актюбинского регионального университета (г. Актобе, Казахстан) на следующие образовательные программы:</text:p>
            <text:p>1. "Логопедия" (факультет специального (дефектологического) образования);</text:p>
            <text:p>2. "Финансы" (экономический факультет);</text:p>
            <text:p>3. "Психология" (факультет психологии).</text:p>
            <text:p> </text:p>
            <text:p>По исходящей мобильности обучающихся студентов ЛГУ им. А.С. Пушкина зачислили в Ташкентский государственный педагогический университет имени Низами (Г. Ташкент, Узбекистан) на образовательную программу "Логопедия" (факультет специального (дефектологического) образования).</text:p>
            <text:p>Длительность виртуальной мобильности обучающихся в этом семестре составит 1 месяц.</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139" calcext:value-type="float">
            <text:p>139</text:p>
          </table:table-cell>
          <table:table-cell office:value-type="string" calcext:value-type="string">
            <text:p>Проректор ЛГУ выступила на пленарном заседании международной конференции, прошедшей в Минске под эгидой ЮНИСЕФ</text:p>
            <text:p> </text:p>
            <text:p>Проректор по научной работе ЛГУ им. А.С. Пушкина Лариса Кобрина выступила на пленарном заседании международной научно-практической конференции «Образование лиц с особыми образовательными потребностями: методология, теория, практика».</text:p>
            <text:p> </text:p>
            <text:p>Конференция прошла в формате онлайн на базе Белорусского государственного педагогического университета имени Максима Танка.</text:p>
            <text:p>Экспертов и практиков приветствовали ректор вуза Александр Жук, заместитель Председателя ЮНИСЭФ в Белоруссии Габриель Акимова и заместитель начальника главного управления общего среднего, домашнего и специального образования – начальник управления домашнего образования Министерства образования Республики Беларусь Альбина Давидович. </text:p>
            <text:p>Лариса Кобрина как эксперт от ЛГУ им.А.С.Пушкина выступила на пленарном заседании с докладом на тему «Межведомственная модель комплексного сопровождения детей с признаками отклонений в развитии».</text:p>
            <text:p>Во второй день конференции состоялись круглые столы на следующие темы: доступ к информации для людей с инвалидностью или ясный язык; современные технологии, методы и средства обучения, воспитания и коррекционной работы с обучающимися с особыми образовательными потребностями в условиях инклюзивного и специального образования; ранняя комплексная помощь детям с особыми образовательными потребностями.</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39" calcext:value-type="float">
            <text:p>39</text:p>
          </table:table-cell>
          <table:table-cell office:value-type="string" calcext:value-type="string">
            <text:p>ЛГУ помнит </text:p>
            <text:p/>
            <text:p>21 ноября на воинском захоронении №65 «Роща Угольник» прошел торжественно-траурный митинг, посвященный бойцам и командирам 138 стрелковой дивизии, павшим при штурме линии Маннергейма с декабря 1939 г. по февраль 1940 г. Участниками митинга были представители поисковых отрядов, потомки погибших и студенты Института экономической безопасности ЛГУ им. А.С. Пушкина. </text:p>
            <text:p/>
            <text:p>Митинг проходил у братского захоронения, где покоятся останки бойцов и командиров советской армии, погибших в ходе советско-финляндской войны. Поисковики рассказали о том, как почти 30 лет назад на этом месте обнаружили первые останки. Это был лейтенант, погибший зимой 1939 г.</text:p>
            <text:p/>
            <text:p> В 2000 году на этом месте был открыт первый мемориал, в списке захороненных значилось уже 240 имен бойцов и офицеров. А 20 лет спустя, в 2020 г., в братской могиле покоятся останки уже около 800 советских солдат, отдавших свои жизни в кровопролитных боях на Карельском перешейке.</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4" calcext:value-type="float">
            <text:p>14</text:p>
          </table:table-cell>
          <table:table-cell office:value-type="string" calcext:value-type="string">
            <text:p>СКК "Импульс" - развивает киберспорт в университете</text:p>
            <text:p/>
            <text:p>Киберспортсмены СКК «Импульс» и СПбГЭТУ «ЛЭТИ» создали совместный проект - всероссийский турнир по дисциплине DotА 2. Работа над проектом длилась в течение месяца и, благодаря плодотворному сотрудничеству, была успешно реализована. Киберспортсмены провели тренировки и игровые встречи. Это взаимодействие позволило апгрейдить мастерство членов нашего Клуба и получить новый опыт.</text:p>
            <text:p> </text:p>
            <text:p>Представители киберспортивного сообщества обоих вузов благодарят за совместную работу над созданием турнира и надеются на дальнейшее сотрудничество. Мы ждём товарищеские матчи и соревнования!</text:p>
          </table:table-cell>
          <table:table-cell office:value-type="string" calcext:value-type="string">
            <text:p>[]</text:p>
          </table:table-cell>
        </table:table-row>
        <table:table-row table:style-name="ro1">
          <table:table-cell table:number-columns-repeated="3"/>
        </table:table-row>
        <table:table-row table:style-name="ro29">
          <table:table-cell office:value-type="float" office:value="3" calcext:value-type="float">
            <text:p>3</text:p>
          </table:table-cell>
          <table:table-cell office:value-type="string" calcext:value-type="string">
            <text:p>Дорогие абитуриенты!</text:p>
            <text:p/>
            <text:p>Факультет психологии проводит День открытых дверей онлайн 27 ноября 2020г. в 15.00.</text:p>
            <text:p/>
            <text:p>✅Регистрация участников: https://docs.google.com/forms/d/1feOrivMxph_2omkBlNrClUYkT5EBHIqNvFdqRwFxPB0/viewform?edit_requested=true</text:p>
            <text:p/>
            <text:p>👩‍💻Подключиться к конференции Zoom</text:p>
            <text:p>https://zoom.us/j/91202726771</text:p>
            <text:p/>
            <text:p>📍Идентификатор конференции: 912 0272 6771</text:p>
            <text:p/>
            <text:p>Вас ожидает знакомство с факультетом и университетом, презентация всех направлений подготовки и образовательных программ, а также подробная информация об особенностях поступления в 2021 году.</text:p>
          </table:table-cell>
          <table:table-cell office:value-type="string" calcext:value-type="string">
            <text:p>[]</text:p>
          </table:table-cell>
        </table:table-row>
        <table:table-row table:style-name="ro1">
          <table:table-cell table:number-columns-repeated="3"/>
        </table:table-row>
        <table:table-row table:style-name="ro26">
          <table:table-cell office:value-type="float" office:value="10" calcext:value-type="float">
            <text:p>10</text:p>
          </table:table-cell>
          <table:table-cell office:value-type="string" calcext:value-type="string">
            <text:p>👸СТАРТ ПРИЕМА ЗАЯВОК МИСС ЛГУ 2021</text:p>
            <text:p/>
            <text:p>Прием заявок на конкурс красоты, ума и таланта Мисс ЛГУ 2021 с 23 ноября по 20 декабря 2020 года.</text:p>
            <text:p/>
            <text:p>Участницами могут стать студентки очного и заочного отделений ЛГУ им. А.С. Пушкина, не состоящие в браке и не имеющие детей.</text:p>
            <text:p/>
            <text:p>Что отличает Мисс ЛГУ 2021 от Мисс прошлых лет?</text:p>
            <text:p/>
            <text:p>Более сложный отборочный этап</text:p>
            <text:p>Отборочных туров будет два – заочный и очный. Лишь самые яркие, уверенные в себе и талантливые девушки дойдут до финала. </text:p>
            <text:p/>
            <text:p>Конкуренция возрастает! </text:p>
            <text:p/>
            <text:p>Ограничение участия в конкурсе </text:p>
            <text:p>Теперь не только обладательницы титула Мисс, но и Вице-мисс, предыдущих конкурсов к участию в конкурсе не допускаются. Это связано с тем, чтобы все девушки имели возможность стать призерами и победителями.</text:p>
            <text:p/>
            <text:p>Дистанционный формат</text:p>
            <text:p>Некоторые конкурсы пройдут в дистанционном формате – заочный отборочный тур, кулинарный и фото-конкурсы. Но это не значит, что их никто не увидит! Организаторы обеспечат полное информационное освещение и прозрачность всех этапов конкурса.</text:p>
            <text:p/>
            <text:p>Положение о конкурсе, правила подачи заявок и оформления материалов уже доступны в группе конкурса ВКонтакте https://vk.com/misslgu_2021</text:p>
            <text:p/>
            <text:p>Форма подачи заявок https://forms.gle/XUAwKsXFMAkzoq358</text:p>
            <text:p/>
            <text:p>Следите за новостями конкурса в социальных сетях по #мисслгу2021, принимайте участие и поддерживайте конкурсанток.</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22" calcext:value-type="float">
            <text:p>122</text:p>
          </table:table-cell>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 calcext:value-type="float">
            <text:p>1</text:p>
          </table:table-cell>
          <table:table-cell office:value-type="string" calcext:value-type="string">
            <text:p>В Петербурге выберут лучший студенческий отряд</text:p>
            <text:p/>
            <text:p>До 10 декабря бойцы студенческих отрядов могут подать документы, чтобы побороться за знамя Губернатора Санкт-Петербурга.</text:p>
            <text:p/>
            <text:p>Почетное знамя присуждается ежегодно студенческому отряду Санкт-Петербурга, признанному лучшим по итогам года за трудовые заслуги перед Санкт-Петербургом и его жителями, на основании решения комиссии по присуждению Почетного знамени.</text:p>
            <text:p/>
            <text:p>Подробная информация о правилах участия зhttps://www.gov.spb.ru/gov/otrasl/kpmp/molpremii/pochetnoe-znamya-gubernatora-sankt-peterburga-luchshemu-studencheskomu/</text:p>
            <text:p/>
            <text:p>*Почетное знамя Губернатора Санкт-Петербурга лучшему студенческому отряду Санкт-Петербурга является формой поощрения Губернатора Санкт-Петербурга, учреждаемой в целях признания трудовых заслуг студенческих отрядов Санкт-Петербурга* перед Санкт-Петербургом и его жителями.</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7" calcext:value-type="float">
            <text:p>7</text:p>
          </table:table-cell>
          <table:table-cell office:value-type="string" calcext:value-type="string">
            <text:p>Проректор по цифровому развитию университета принимает участие в работе Петербургского Международного Инновационного форума </text:p>
            <text:p> </text:p>
            <text:p>Арсений Майоров, проректор по цифровому развитию ЛГУ им. А.С. Пушкина стал участником круглого стола «Инновационные инструменты повышения компетенции и трудоустройства выпускников», организованного в рамках XIII Петербургского Международного Инновационного форума. </text:p>
            <text:p> </text:p>
            <text:p>XIII Петербургский Международный Инновационный форум проходит сегодня, 20 ноября, в онлайн-формате. Участники круглого стола обсудили онлайн-инструменты приобретения дополнительных компетенций учащимися в современных условиях, инновационные формы прохождения стажировки и практики с учетом влияния COVID-19, а также онлайн-инструменты поиска взаимодействия с кадровыми службами при трудоустройстве учащихся и выпускников. </text:p>
            <text:p>Организаторы выразили Арсению Майорову благодарность за поддержку в проведении круглого стола.</text:p>
            <text:p/>
            <text:p>Ссылка на трансляцию: https://vk.com/video-31409229_456239053</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70" calcext:value-type="float">
            <text:p>70</text:p>
          </table:table-cell>
          <table:table-cell office:value-type="string" calcext:value-type="string">
            <text:p>Студенты ЛГУ получат премии Правительства Петербурга</text:p>
            <text:p> </text:p>
            <text:p>Студенты филологического и экономического факультетов ЛГУ им. А. С. Пушкина оказались среди победителей конкурса на премию Правительства Санкт-Петербурга.</text:p>
            <text:p> </text:p>
            <text:p>Премии Правительства Санкт-Петербурга выдаются за выполнение дипломных проектов по заданию исполнительных органов государственной власти Санкт-Петербурга. Конкурсная комиссия по дипломному проектированию рассмотрела представления о выдвижении кандидатов на соискание премий и прилагаемые к ним документы. На заседании комиссии было принято решение об определении студентов, которые будут осуществлять подготовку дипломных проектов по заданию исполнительных органов государственной власти Санкт-Петербурга в 2020/2021 учебном году. Среди победителей конкурса студенты ЛГУ им. А.С. Пушкина филологического и экономического факультетов: Анна Завадская и Дарья Чукомина (экономический факультет), Максим Фадеев и Виолетта Данилова (филологический факультет).</text:p>
            <text:p/>
            <text:p>Студенты будут выполнять дипломные проекты по заданию исполнительных органов государственной власти Санкт-Петербурга и получат премии в размере 16000 руб</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6" calcext:value-type="float">
            <text:p>16</text:p>
          </table:table-cell>
          <table:table-cell office:value-type="string" calcext:value-type="string">
            <text:p>В ЛГУ подвели итоги конкурсов медиафорума «Взлёт»</text:p>
            <text:p/>
            <text:p>В 2020 году все конкурсы медиафорума «Взлёт» прошли в дистанционном формате, но мы рады поздравить победителей и пригласить руководителей творческих коллективов и участников для получения наград. Было подано более 150 заявок на разные номинации. В этом году в конкурсах принимали участие более 50 образовательных учреждений Санкт-Петербурга и Ленинградской области.</text:p>
            <text:p> Поздравляем победителей конкурсов медиафорума «Взлёт-2020»! Получить награду можно по личному обращению через электронную почту форума или по телефону (812) 451-98-42. </text:p>
            <text:p>Список победителей и призеров на нашем сайте lengu.ru</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4" calcext:value-type="float">
            <text:p>4</text:p>
          </table:table-cell>
          <table:table-cell office:value-type="string" calcext:value-type="string">
            <text:p>МАРАФОН #Прокачайсебя </text:p>
            <text:p> </text:p>
            <text:p>Отдел по работе с молодежью запустил онлайн-марафон #Прокачайсебя за 50 дней до Нового года. </text:p>
            <text:p>По #прокачайТело #прокачайУм #прокачайДушу в группе https://vk.com/studclublgu находи материалы и еженедельные задания. </text:p>
            <text:p>Становись сильнее, умнее и лучше вместе с нами!</text:p>
          </table:table-cell>
          <table:table-cell office:value-type="string" calcext:value-type="string">
            <text:p>[]</text:p>
          </table:table-cell>
        </table:table-row>
        <table:table-row table:style-name="ro1">
          <table:table-cell table:number-columns-repeated="3"/>
        </table:table-row>
        <table:table-row table:style-name="ro13">
          <table:table-cell office:value-type="float" office:value="2" calcext:value-type="float">
            <text:p>2</text:p>
          </table:table-cell>
          <table:table-cell office:value-type="string" calcext:value-type="string">
            <text:p>Приглашение на День открытых дверей </text:p>
            <text:p> </text:p>
            <text:p>Факультет философии, культурологии и искусства приглашает выпускников школ, колледжей и их родителей, а также выпускников бакалаврских программ на Дни открытых дверей, которые состоятся в режиме on-line: </text:p>
            <text:p>28 ноября 2020 года</text:p>
            <text:p>19 декабря 2020 года</text:p>
            <text:p>30 января 2021 года</text:p>
            <text:p>27 февраля 2021 года</text:p>
            <text:p>27 марта 2021 года</text:p>
            <text:p>Начало встречи: </text:p>
            <text:p>11:00 – «Ландшафтная архитектура»</text:p>
            <text:p>13:00 – «Дизайн»</text:p>
            <text:p/>
            <text:p> Приняв участие в Дне открытых дверей on-line, Вы познакомитесь с факультетом, всеми направлениями подготовки бакалавриата и магистратуры, условиями поступления в 2021 году.</text:p>
            <text:p> </text:p>
            <text:p>Для участия необходимо пройти по ссылке: https://vk.com/away.php?to=https%3A%2F%2Fforms.gle%2FtGTdjtaSwQmP6Hmj6&amp;cc_key=</text:p>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10" calcext:value-type="float">
            <text:p>10</text:p>
          </table:table-cell>
          <table:table-cell office:value-type="string" calcext:value-type="string">
            <text:p>🥉Студенты ЛГУ - среди лауреатов конкурса «Россия, устремленная в будущее»</text:p>
            <text:p/>
            <text:p>Работа студентов-экологов оказалась среди победителей в номинации "Лучшая изобразительная работа". </text:p>
            <text:p>Завершается IV открытый конкурс студенческих проектов «Россия, устремленная в будущее», организованный Советом ректоров вузов Северо-Западного федерального округа Российской Федерации при поддержке аппарата уполномоченного представителя президента РФ в регионе. </text:p>
            <text:p> Жюри окружного этапа конкурса выбирали победителей по трем номинациям:</text:p>
            <text:p>лучшая литературная работа (эссе);</text:p>
            <text:p>лучшая изобразительная работа (фото, плакат); </text:p>
            <text:p>лучшая видео работа. </text:p>
            <text:p/>
            <text:p>Студенты ЛГУ им. А. С. Пушкина заняли третье место в номинации "Лучшая изобразительная работа". Авторский коллектив «Творческий союз экологов» (Ирина Телятник, Василиса Начинкина, Мария Лебедева и Татьяна Дисман) представил на конкурс работу под названием "Память сквозь года". </text:p>
            <text:p>https://sovetszfo.spbu.ru/70-v-spbgu-podvedeny-itogi-okruzhnogo-etapa-iv-konkursa-rossiya-ustremlennaya-v-budushchee.html</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5" calcext:value-type="float">
            <text:p>15</text:p>
          </table:table-cell>
          <table:table-cell office:value-type="string" calcext:value-type="string">
            <text:p>Программы повышения квалификации презентовали в ЛГУ</text:p>
            <text:p/>
            <text:p>На площадке ЛГУ им. А.С. Пушкина прошло первое онлайн-занятие по программам повышения квалификации педагогов «Использование средств электронной информационной образовательной среды вуза в профессиональной деятельности преподавателя» и «Цифровой педагог». </text:p>
            <text:p>Эти крайне актуальные на данный момент программы включают в себя освещение главных тем и проблем современного обучения: онлайн-уроки, методы, методики и возможности онлайн-пространства, перевод знаний в дистанционный формат, особенности взаимодействия с учениками на "дистанции", обзор ведущих платформ и программ для обучения. </text:p>
            <text:p>Освоение программ повышения квалификации поможет учителям и педагогам не растеряться в ситуации тотального дистанта, актуализировать свои знания, подготовить качественный контент и выйти на новый уровень цифровой педагогики. </text:p>
            <text:p> На онлайн занятия по программам зарегистрировались более 50 участников, в мероприятии приняли участие педагоги г. Бокситогорска, г. Тихвина, г. Пикалево. Презентация и начало работы по программам прошли в рамках регионально-методической инициативы "Волонтеры просвещения", реализуемой по распоряжению Комитета общего и профессионального образования Ленинградской области. Спикерами выступили начальник Учебного управления ЛГУ им. А.С. Пушкина Татьяна Сиденко, зав. отделом информационно-методического обеспечения образовательного процесса Елена Яхудина, директор Центра образовательных технологий Элина Дорофеева.</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9" calcext:value-type="float">
            <text:p>9</text:p>
          </table:table-cell>
          <table:table-cell office:value-type="string" calcext:value-type="string">
            <text:p>С 23 ноября стартует конкурс Мисс ЛГУ 2021 </text:p>
            <text:p>У нас было время, чтобы в этом году сделать конкурс красоты, ума и таланта сложнее, но интереснее и ярче. </text:p>
            <text:p>Все актуальные новости уже в группе https://vk.com/misslgu_2021</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136" calcext:value-type="float">
            <text:p>136</text:p>
          </table:table-cell>
          <table:table-cell office:value-type="string" calcext:value-type="string">
            <text:p>Проректор ЛГУ выступила на мероприятии Министерства просвещения</text:p>
            <text:p/>
            <text:p>Проректор по научной работе ЛГУ им. А. С. Пушкина Лариса Кобрина выступила ключевым спикером пленарного заседания Всероссийской конференции, организованной Министерством просвещения для руководителей и специалистов психолого-медико-педагогических комиссий и центров психолого-педагогической, медицинской и социальной помощи. </text:p>
            <text:p>Конференция «Совершенствование системы психолого-педагогического сопровождения в современных условиях» прошла 18 ноября 2020 года в онлайн формате. </text:p>
            <text:p>. </text:p>
            <text:p>Лариса Кобрина представила доклад на тему «Региональная межведомственная модель комплексного сопровождения детей раннего возраста». Эксперт из ЛГУ им. А. Пушкина рассказала о специальной системе сопровождения детей первого года жизни с признаками отклонений в развитии в Ленинградской области, а также об особенностях диагностической работы и специальной коррекционной помощи новорождённым детям и их семьям. </text:p>
            <text:p> На пленарном заседании выступила директор Центра психолого-педагогической и медико-социальной помощи Ленинградской области Анастасия Юрьевна Алексеева.</text:p>
            <text:p> На открытии пленарного заседания представила свой доклад директор Департамента государственной политики в сфере защиты прав детей Министерства просвещения РФ Лариса Фальковская.</text:p>
          </table:table-cell>
          <table:table-cell office:value-type="string" calcext:value-type="string">
            <text:p>[]</text:p>
          </table:table-cell>
        </table:table-row>
        <table:table-row table:style-name="ro1">
          <table:table-cell table:number-columns-repeated="3"/>
        </table:table-row>
        <table:table-row table:style-name="ro30">
          <table:table-cell office:value-type="float" office:value="15" calcext:value-type="float">
            <text:p>15</text:p>
          </table:table-cell>
          <table:table-cell office:value-type="string" calcext:value-type="string">
            <text:p>Студенты и эксперты ЛГУ - среди победителей Абилимпикс</text:p>
            <text:p/>
            <text:p>На площадках Выборгского института (филиала) ЛГУ им. А.С. Пушкина» завершился V региональный чемпионат Ленинградской области по профессиональному мастерству среди людей с ограниченными возможностями «Абилимпикс».</text:p>
            <text:p>Чемпионат проходил по компетенциям «Дошкольное воспитание» и «Социальная работа». В каждой из компетенции было определено две категории участников - студенты и специалисты. Победители регионального чемпионата представят Ленинградскую область на VII Национальном чемпионате, который пройдет в дистанционном формате с 24 по 27 ноября 2020 года.</text:p>
            <text:p/>
            <text:p>👩‍💻В компетенции «Дошкольное воспитание» победителями стали:</text:p>
            <text:p>✅Категория «СТУДЕНТЫ»:</text:p>
            <text:p>1 место – Анастасия Егорова, студентка 4 курса Выборгского института (филиала) «ЛГУ им. А. С. Пушкина», эксперт Инна Муравьева (Выборгский институт (филиал) ЛГУ им. А. С. Пушкина.</text:p>
            <text:p>2 место – Лидия Богданова, студентка 1 курса Национального государственного университета физической культуры, спорта и здоровья им. П.Ф. Лесгафта, эксперт Ольга Обухова (Выборгский институт (филиал) ЛГУ им. А. С. Пушкина).</text:p>
            <text:p>3 место – Мария Ушакова, студентка 1 курса Выборгского института (филиала) ЛГУ им. А. С. Пушкина, эксперт Екатерина Солодкова (Выборгский институт (филиал) ЛГУ им. А. С. Пушкина).</text:p>
            <text:p/>
            <text:p>✅Категория «СПЕЦИАЛИСТЫ»:</text:p>
            <text:p>1 место – Любовь Шаренкова, преподаватель информатики Выборгского института (филиала) ЛГУ им. А. С. Пушкина, эксперт Ольга Обухова (Выборгский институт (филиал) ЛГУ им. А. С. Пушкина).</text:p>
            <text:p>2 место – Надежда Минина, преподаватель естествознания Выборгского института (филиала) ЛГУ им. А. С. Пушкина, эксперт Наталья Кублицкая (Выборгский институт (филиал) ЛГУ им. А. С. Пушкина).</text:p>
            <text:p>3 место – Юлия Емельянова, г. Выборг, физиотерапевт, Выборгская городская поликлиника, эксперт Инна Муравьева (Выборгский институт (филиал) ЛГУ им. А. С. Пушкина).</text:p>
            <text:p/>
            <text:p>👩‍⚖Победителями в компетенции «Социальная работа» стали:</text:p>
            <text:p>✅Категория «СТУДЕНТЫ»:</text:p>
            <text:p>1 место – Алена Венкова, студентка 3 курса Выборгского медицинского колледжа, эксперт Сауле Мендгалиева (Выборгский институт (филиал) ЛГУ им. А. С. Пушкина).</text:p>
            <text:p>2 место – Елизавета Мосолова, студентка 2 курса Выборгского филиала РГПУ им. А.И. Герцена, эксперт Светлана Пак (Выборгский институт (филиал) ЛГУ им. А. С. Пушкина).</text:p>
            <text:p>3 место – Анастасия Смирнова, студентка 2 курса Выборгского института (филиала) ЛГУ им. А. С. Пушкина, эксперт Марина Дмитриева (Выборгский институт (филиал) ЛГУ им. А. С. Пушкина).</text:p>
            <text:p/>
            <text:p>✅Категория «СПЕЦИАЛИСТЫ»:</text:p>
            <text:p>1 место – Филипп Калинин, выпускник Выборгского института (филиала) ЛГУ им. А.С. Пушкина, эксперт Сауле Мендгалиева (Выборгский институт (филиал) ЛГУ им. А. С. Пушкина).</text:p>
            <text:p>2 место – Галина Клышникова, учитель музыки СОШ № 12 г. Выборга, эксперт Марина Дмитриева (Выборгский институт (филиал) ЛГУ им. А. С. Пушкина).</text:p>
            <text:p>3 место - Елизавета Крючкова, г. Выборг, кассир, эксперт Евгений Плешков (Выборгский институт (филиал) ЛГУ им. А. С. Пушкина).👩‍🏫</text:p>
            <text:p/>
            <text:p>Поздравляем коллег и студентов! 🎉</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2" calcext:value-type="float">
            <text:p>2</text:p>
          </table:table-cell>
          <table:table-cell office:value-type="string" calcext:value-type="string">
            <text:p>Конкурс "Лидеры отрасли"</text:p>
            <text:p> </text:p>
            <text:p>С 29 октября 2020 года по 27 марта 2021 года проводится конкурс «Лидеры Отрасли 2021 Конкурс организаций». К участию приглашаются организации образования, науки, культуры, спорта. Целью конкурса является поиск, развитие и поддержка перспективных организаций, обладающих высоким уровнем управленческих практик.</text:p>
            <text:p/>
            <text:p>Регистрация и условия участия на офиуиальном сайте Конкурса http://конкурсорганизаций.рф/lenta/news/category=1</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50" calcext:value-type="float">
            <text:p>50</text:p>
          </table:table-cell>
          <table:table-cell office:value-type="string" calcext:value-type="string">
            <text:p>Студенты ЛГУ - стипендиаты Правительства Санкт-Петербурга!</text:p>
            <text:p/>
            <text:p>Завершились конкурсы на право получения именных стипендий Правительства Санкт-Петербурга студентам образовательных организаций высшего и среднего профессионального образования. Студенты ЛГУ им. А.С. Пушкина вошли в число победителей конкурса - это Дарья Вострикова (филологический факультет) и Никита Дашкевич (юридический факультет).</text:p>
            <text:p>В 2020 году победителями конкурсов на право получения именных стипендий Правительства Санкт-Петербурга студентам образовательных учреждений высшего и среднего профессионального образования стали 263 студента из 47 государственных образовательных организаций высшего образования Санкт-Петербурга и 2 негосударственных образовательных организаций высшего образования Санкт-Петербурга (240 студентов, обучающихся по программам высшего образования, и 23 студента, обучающихся по программам среднего профессионального образования - подготовки специалистов среднего звена), а также 57 студентов из 41 профессиональной образовательной организации Санкт-Петербурга.</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22" calcext:value-type="float">
            <text:p>22</text:p>
          </table:table-cell>
          <table:table-cell office:value-type="string" calcext:value-type="string">
            <text:p>ЛГУ им. А.С. Пушкина поддерживает «Наше наследие»</text:p>
            <text:p> </text:p>
            <text:p>Университет традиционно стал соорганизатором прошедшей 12 ноября интеллектуальной краеведческой игры для школьников Ленинградской области «Наше наследие».</text:p>
            <text:p> </text:p>
            <text:p>Игра проводится Ассоциацией краеведов Ленинградской области с 2016 года и за это время уже приобрела заслуженную популярность как среди самих участников, так и среди их родителей и учителей. Участие сотен подростков в играх проекта «Наше наследие» помогает воспитанию в них патриотизма и любви к своей малой родине, привлечению интереса к историческим событиям и памятникам, изучению культурного наследия. Проект реализуется на грант губернатора Ленинградской области. </text:p>
            <text:p>Каждый год для работы в проектной команде привлекаются лучшие эксперты в области краеведения, социальных наук и истории. В этом большую поддержку неизменно оказывает ЛГУ имени А.С. Пушкина. Прошлый сезон проекта прошел на площадках областного университета, преподаватели вуза вошли в жюри, а студенты-историки как волонтеры внимательно наблюдали за соблюдением всех правил интеллектуальных игр.</text:p>
            <text:p>В этот раз в условиях пандемии коронавируса интеллектуальный поединок состоялся в режиме онлайн: виртуальную игровую площадку командам предоставил центр «Ладога» Комитета общего и профессионального образования Ленинградской области. </text:p>
            <text:p/>
            <text:p>Подробности на нашем сайте 👉🏻https://lengu.ru/news/lgu-im-as-pushkina-podderzhivayet-nashe-naslediye</text:p>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6" calcext:value-type="float">
            <text:p>6</text:p>
          </table:table-cell>
          <table:table-cell office:value-type="string" calcext:value-type="string">
            <text:p>Отдел по работе с молодежью уверен, что совсем скоро пандемия закончится, и мы снова встретимся на сцене нашего университета! </text:p>
            <text:p> </text:p>
            <text:p>А пока мы рады видеть ваши просмотры и лайки в наших профилях в социальных сетях https://vk.com/studclublgu и https://www.instagram.com/studotdel_lgu </text:p>
            <text:p>Остаемся с вами на связи 24\7! </text:p>
            <text:p> </text:p>
            <text:p>Уже сейчас вы можете принять участие в онлайн-конкурсах: </text:p>
            <text:p>Студенческий совет и Спортивный компьютерный клуб «Импульс» – Лучший Лоукост Косплей </text:p>
            <text:p>https://vk.com/wall-154035032_1804 </text:p>
            <text:p>Заявок так много, что конкурс продлен! </text:p>
            <text:p/>
            <text:p>Отдел по работе с молодежью и МЕМФАК – Лучший мем про университет </text:p>
            <text:p>https://vk.com/memfaculty?w=wall-176234365_5223 </text:p>
            <text:p>Все победителей ждут полезные призы – сертификаты на покупки в интернет-магазине и подписка на онлайн-кинотеатр.</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20" calcext:value-type="float">
            <text:p>20</text:p>
          </table:table-cell>
          <table:table-cell office:value-type="string" calcext:value-type="string">
            <text:p>Дорогие абитуриенты!</text:p>
            <text:p/>
            <text:p>Факультет специально­го (дефектологическо­го) образования проводит 5 декабря 2020 года День открытых дверей в онлайн режиме. Начало встречи в 10.00.</text:p>
            <text:p>Приняв участие в Дне открытых дверей, Вы познакомитесь с факультетом, всеми направлениями подготовки бакалавриата и магистратуры, узнаете о всех условиях поступления в 2021 году.</text:p>
            <text:p>✅Ссылка для регистрации: https://docs.google.com/forms/d/e/1FAIpQLSe6epZouG5Pdy8QW5EUSW3ocHp_LeGYNexAS9702tzIjveXVQ/viewform</text:p>
            <text:p>✅Подключиться к конфе­ренции Zoom: https://zoom.us/j/96­231250274</text:p>
            <text:p>✅Идентификатор конфер­енции: 962 3125 0274</text:p>
            <text:p/>
            <text:p>😉Регистрируйся, участвуй, поступай!</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53" calcext:value-type="float">
            <text:p>153</text:p>
          </table:table-cell>
          <table:table-cell office:value-type="string" calcext:value-type="string">
            <text:p>13–14 ноября  ученые факультета специального (дефектологического) образования приняли участие во Всероссийской научно-практической конференции «Дегенеративные и сосудистые заболевания нервной системы», посвящённой 160-летию  со дня основания кафедры нервных и душевных болезней Императорской Медико-хирургической академии.</text:p>
            <text:p>Модератором конференции  выступил член диссертационного совета ЛГУ им. А.С. Пушкина, профессор, начальник кафедры и клиники нервных болезней им. Аствацатурова ВМА им. С.М. Кирова, главный невролог Министерства обороны РФ Игорь Литвиненко. </text:p>
            <text:p>Игорь Литвиненко и другие известные ученые-неврологи рассмотрели влияние инфекций, в том числе, SARS-CoV-2  на центральную нервную систему и, в целом, на здоровье человека.</text:p>
            <text:p>Новые научные данные,  представленные в докладах конференции, имеют большое значение, в том числе, для дефектологической науки, с точки зрения влияния последствий SARS-CoV-2 на здоровье детей и их психическое развитие.</text:p>
          </table:table-cell>
          <table:table-cell office:value-type="string" calcext:value-type="string">
            <text:p>[]</text:p>
          </table:table-cell>
        </table:table-row>
        <table:table-row table:style-name="ro1">
          <table:table-cell table:number-columns-repeated="3"/>
        </table:table-row>
        <table:table-row table:style-name="ro15">
          <table:table-cell office:value-type="float" office:value="7" calcext:value-type="float">
            <text:p>7</text:p>
          </table:table-cell>
          <table:table-cell office:value-type="string" calcext:value-type="string">
            <text:p>Российское общество «Знание» проводит цикл просветительских лекций в формате онлайн!</text:p>
            <text:p/>
            <text:p>17 ноября 2020 года в 15:00 состоится лекция на тему: «Психология счастья». </text:p>
            <text:p/>
            <text:p>Лекцию читает Жмурин Игорь Евгеньевич, кандидат психологических наук, доцент, доцент факультета истории, политологии и права МГОУ, действительный член Межрегиональной общественной организации «Русское психоаналитическое общество», лектор Российского общества «Знание». </text:p>
            <text:p/>
            <text:p>На лекции будут затронуты вопросы:</text:p>
            <text:p>📍что мы знаем о счастье в науке и в чем его распознаем в жизни;</text:p>
            <text:p>📍насколько понятно счастье и насколько оно изучено в науке;</text:p>
            <text:p>📍рассмотрение соотношения понятий «счастье», «субъективное благополучие», «психологическое благополучие», «удовлетворенность жизнью», «любовь».</text:p>
            <text:p>📍Актуальные проблемы счастья в рамках науки: объективные и субъективные показатели счастья, измерение счастья, соотношение счастье и время, счастье и здоровье, счастье в семье.</text:p>
            <text:p/>
            <text:p>Смотрите прямую трансляцию здесь: https://webinar.bar/23092020web​ </text:p>
            <text:p>Во время трансляции все участники смогут задать вопросы лектору в чате.</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14" calcext:value-type="float">
            <text:p>14</text:p>
          </table:table-cell>
          <table:table-cell office:value-type="string" calcext:value-type="string">
            <text:p>Награждение студентов – участников проекта «Волонтеры просвещения»</text:p>
            <text:p> </text:p>
            <text:p>В Ломоносовском институте (филиале) ЛГУ им. А.С. Пушкина прошло награждение студентов филологического факультета, участвующих в проекте «Волонтеры просвещения».</text:p>
            <text:p> </text:p>
            <text:p>Работа осуществлялась в рамках проекта Министерства просвещения и была направлена на помощь ученикам и учителям с учетом перехода на учебу в дистанционном формате.</text:p>
            <text:p>Студенты помогали школьникам в их подготовке к ЕГЭ, в выполнении домашних заданий, объясняли новые темы по таким дисциплинам как русский язык, литература и другие.</text:p>
            <text:p>Награждение провел проректор по работе с органами государственной власти, муниципальными образованиями и общественными объединениями – Владимир Журавлёв. Участие во вручении наград также приняла декан филологического факультета Светлана Петрова.</text:p>
            <text:p>Владимир Журавлёв также является председателем Ленинградского областного регионального отделения «Российское общество «Знание». Для собравшихся он представил краткий рассказ об истории и современной деятельности этой организации, призвав присутствующих студентов к участию в дальнейших просветительских проектах.</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20" calcext:value-type="float">
            <text:p>20</text:p>
          </table:table-cell>
          <table:table-cell office:value-type="string" calcext:value-type="string">
            <text:p>В ЛГУ проходит V региональный чемпионат «Абилимпикс»</text:p>
            <text:p/>
            <text:p>В филиале ЛГУ им. А.С. Пушкина в Выборге проходит V региональный чемпионат «Абилимпикс» Ленинградской области.</text:p>
            <text:p>На базе филиала университета организовано 2 площадки: "Дошкольное воспитание" и "Социальная работа". На площадках будут соревноваться студенты (отдельные группы) и специалисты (взрослые). Победители представят Ленинградскую область в финале национального чемпионата, т.к. вместе с подготовкой к региональному этапу шла подготовка команд и к финалу национальных соревнований, которые дистанционно пройдут с 25 по 27 ноября. </text:p>
            <text:p>Подведение итогов состоится 19 ноября в 17 и 20 часов по двум компетенциям.</text:p>
            <text:p>Победители регионального чемпионата представят Ленинградскую область на VI Национальном чемпионате.</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5" calcext:value-type="float">
            <text:p>5</text:p>
          </table:table-cell>
          <table:table-cell office:value-type="string" calcext:value-type="string">
            <text:p>Экономический факультет: возможности и ограничения в условиях пандемии</text:p>
            <text:p/>
            <text:p>14 ноября 2020 года в рамках секционного заседания международной научно-практической конференции «Государственное и региональное развитие: возможности и ограничения в условиях пандемии» на экономическом факультете ЛГУ им. А.С. Пушкина была организована и проведена секция «Управление региональными социально-экономическими системами в условиях пандемии: осмысление опыта». Мероприятие прошло под руководством В.А. Лукашевич, зав. кафедрой банкинга и финансовых рынков Полесского государственного университета Республика Беларусь и Н. М. Космачевой, декана экономического факультета ЛГУ им. А. С. Пушкина, заведующей кафедрой экономики и управления. </text:p>
            <text:p/>
            <text:p>Особое внимание в рамках работы секции привлек доклад международного участника конференции – В.А. Лукашевич на тему «Банковский сектор республики Беларусь в условиях социально-политической нестабильности». </text:p>
            <text:p>Проблемам трансформации способов и инструментов финансирования малого бизнеса был посвящен доклад Н.М. Космачевой, вопросы стратегического планирования развития малого бизнеса в регионах в условиях пандемии были освещены в докладе эксперта из ЛГУ им. А.С. Пушкина Ю.И. Бушеневой. </text:p>
            <text:p>Традиционно живой интерес вызвал доклад Г.В. Черкасской, раскрывшей тему функционирования региональных системы социального партнерства в сфере труда в условиях пандемии.</text:p>
            <text:p>В рамках работы секции были заслушаны доклады на актуальные темы.</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6" calcext:value-type="float">
            <text:p>16</text:p>
          </table:table-cell>
          <table:table-cell office:value-type="string" calcext:value-type="string">
            <text:p>Юбилейная конференция прошла на кафедре педагогики</text:p>
            <text:p/>
            <text:p>12 и 13 ноября кафедра педагогики и педагогических технологий ЛГУ им. А.С. Пушкина провела юбилейную Х Международную научную конференцию "Образование как фактор развития интеллектуально-нравственного потенциала личности и современного общества".</text:p>
            <text:p>На пленарном заседании в рамках панельной дискуссии были подняты такие актуальные темы, как "Образование и воспитание интеллектуальных элит - проблема современного общества", "Коммеморации как "духовные скрепы": что и как сохранять", "Субъекты, объекты и условия медиарисков: кто, чем и когда рискует?". </text:p>
            <text:p>На секционных заседаниях участники конференции обсудили проблему формирования компетенций в условиях непрерывного образования, инновационные идеи в организации обучения, гражданско-патриотическое воспитание детей и молодежи, вопросы ценностного самоопределения личности, а также феномены детского загородного лагеря.</text:p>
            <text:p>В работе конференции приняли участие эксперты из организаций высшего образования Германии, Вьетнама, Республики Беларусь, Республики Таджикистан, Республики Узбекистан, а также из 15 регионов России, представители административной группы и методист учебно-методического центра детского лагеря "Штормовой" ФГБОУ ВДЦ "Орлёнок", представители административной группы НООДЦ "Зубренок" (Республика Беларусь).</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52" calcext:value-type="float">
            <text:p>52</text:p>
          </table:table-cell>
          <table:table-cell office:value-type="string" calcext:value-type="string">
            <text:p>Победители в "Студенческом марафоне" </text:p>
            <text:p> </text:p>
            <text:p>Студенты филологического факультета ЛГУ им. А.С. Пушкина стали победителями в конкурсе "Вокал" ("Припев"), который проходил с 5 по 13 ноября 2020 г. в рамках Молодежного фестиваля «Студенческий марафон». </text:p>
            <text:p>Поступило более 60 заявок от студентов высших и средне-специальных учебных заведений Санкт-Петербурга, а также Ленинградской, Новгородской и Ульяновской областей.</text:p>
            <text:p/>
            <text:p> </text:p>
            <text:p>1 место - Валентина Михайлова, студентка 2 курса магистратуры (направление "Педагогическое образование" профиль "Литературное и языковое образование").</text:p>
            <text:p> </text:p>
            <text:p>3 место - Анастасия Цыбина, студентка 2 курса бакалавриата (направление "Педагогическое образование (с двумя профилями подготовки") профиль "Русский язык и литература")</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28" calcext:value-type="float">
            <text:p>28</text:p>
          </table:table-cell>
          <table:table-cell office:value-type="string" calcext:value-type="string">
            <text:p>Эксперт ЛГУ - на радио Медиаметрикс</text:p>
            <text:p/>
            <text:p>Елена Гаджиева, декан факультета естествознания, географии и туризма в качестве эксперта приняла участие в программе «Интеллектуальный капитал» на радио Медиаметрикс. </text:p>
            <text:p/>
            <text:p>В прямом эфире программы, которая является проектом Лиги преподавателей высшей школы при поддержке Фонда президентских грантов, обсуждались актуальные вопросы развития образовательного туризма. Эксперты поговорили о возможности совмещать путешествия с обучением, отметили особенности участия в программах академической мобильности, затронули тему рынка образовательного туризма, а также обсудили плюсы и минусы виртуальных путешествий.</text:p>
            <text:p>Елена Гаджиева рассказала о реализации федерального проекта «Живые уроки», о программах академической мобильности и об опыте ЛГУ им. А.С. Пушкина по подготовке образовательных туристско-экскурсионных мероприятий для Живых уроков в Ленинградской области, а также о развитии международных образовательных программ университета.</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0" calcext:value-type="float">
            <text:p>20</text:p>
          </table:table-cell>
          <table:table-cell office:value-type="string" calcext:value-type="string">
            <text:p>Международное государственное и региональное развитие обсудили в ЛГУ</text:p>
            <text:p/>
            <text:p>14-15 ноября в ЛГУ им.А.С.Пушкина прошла Международная научно-практическая конференция «Государственное и региональное развитие: возможности и ограничения в условиях пандемии». </text:p>
            <text:p>Организаторами конференции выступили кафедра государственного и муниципального управления экономического факультета ЛГУ им. А. С. Пушкина и Балтийская международная академия (Рига, Латвия). На пленарном заседании выступили зарубежные партнеры конференции из Института экономических исследований и аналитики, Академии «STING» (Чехия), Балтийской Международной Академии (Рига, Латвия), Донецкой академии управления и государственной службы (ДНР), Института экономических исследований (ДНР), Донецкого национального университета экономики и торговли имени М.Туган-Барановского, а также Полесского государственного университета (Республика Беларусь).</text:p>
            <text:p>В работе конференции приняли участие более 120 человек, в том числе бакалавры, магистры и аспиранты ЛГУ имени А.С.Пушкина. Присоединились к обсуждениям также коллеги из вузов России: Российской академии государственной службы и народного хозяйства при Президенте РФ, Филиала ГУ ВШЭ в Санкт-Петербурге, Коми республиканской академии государственной службы и управления и Магнитогорского государственного технического университета. </text:p>
            <text:p/>
            <text:p>Полный текст сообщения на нашем сайте 👉🏻https://lengu.ru/news/mezhdunarodnoye-gosudarstvennoye-i-regional-noye-razvitiye-obsudili-v-lgu</text:p>
          </table:table-cell>
          <table:table-cell office:value-type="string" calcext:value-type="string">
            <text:p>[]</text:p>
          </table:table-cell>
        </table:table-row>
        <table:table-row table:style-name="ro1">
          <table:table-cell table:number-columns-repeated="3"/>
        </table:table-row>
        <table:table-row table:style-name="ro28">
          <table:table-cell office:value-type="float" office:value="15" calcext:value-type="float">
            <text:p>15</text:p>
          </table:table-cell>
          <table:table-cell office:value-type="string" calcext:value-type="string">
            <text:p>Победители конкурса «Творчество жизни»</text:p>
            <text:p> </text:p>
            <text:p>Факультет иностранных языков подвел итоги конкурса «Творчество жизни». </text:p>
            <text:p>Более 30 заявок на участие было получено от бакалавров и магистров. Тем не менее, за поощрительными баллами в конце семестра придут следующие студенты факультета: </text:p>
            <text:p> </text:p>
            <text:p>⛰В номинации «Фотография» </text:p>
            <text:p> 1 МЕСТО: Матукова Анна (2 курс , 5 ПАФ) </text:p>
            <text:p> </text:p>
            <text:p>📃В номинации «Пост» </text:p>
            <text:p> 1 МЕСТО разделили коллективы: Митрохина Дарья, Тришина Валерия Алексеевна ( 2 курс, 1АН) и </text:p>
            <text:p>Крылова Алина, Рахманина Ангелина, Андреева Елена (3 курс, 1ПАН) </text:p>
            <text:p> 2 МЕСТО разделили коллективы: Вашко Виктория (3 курс, 5 ПАФ), Путина Божена (3 курс, 6 ПАК) и Дмитриева Жанна (3 курс, 2 АН) </text:p>
            <text:p> 3 МЕСТО: Никитина Алина, Сергеева Алена, Медведева Полина (1 курс, 1 Н) </text:p>
            <text:p> </text:p>
            <text:p>📽В номинации «Видеоролик» </text:p>
            <text:p> 1 МЕСТО разделили коллективы: Гайдуков Святослав, Кириллова Надежда (магистранты) и Безумова Кристина, Шарпалова Екатерина, Игнатова Полина (1 курс, 2 ПАН) </text:p>
            <text:p> 2 МЕСТО : Абрамова Анна, Шишкина Дарья, Колокольчикова Надежда (2 курс, 1АН) </text:p>
            <text:p> 3 МЕСТО: Машталер Валерия, Калкутин Виталий (2 курс, 4 АН)</text:p>
          </table:table-cell>
          <table:table-cell office:value-type="string" calcext:value-type="string">
            <text:p>[]</text:p>
          </table:table-cell>
        </table:table-row>
        <table:table-row table:style-name="ro1">
          <table:table-cell table:number-columns-repeated="3"/>
        </table:table-row>
        <table:table-row table:style-name="ro38">
          <table:table-cell office:value-type="float" office:value="3" calcext:value-type="float">
            <text:p>3</text:p>
          </table:table-cell>
          <table:table-cell office:value-type="string" calcext:value-type="string">
            <text:p>💥 Обучающий вебинар по работе с ЭБС IPR BOOKS — регистрация открыта! </text:p>
            <text:p> </text:p>
            <text:p>Студентам и преподавателям нашего факультета открыт бесплатный доступ к одному из самых крупных лицензионных полнотекстовых ресурсов учебной и научной литературы, к ЭБС IPR BOOKS. </text:p>
            <text:p> </text:p>
            <text:p>Погрузиться в работу с ЭБС IPR BOOKS и узнать о всех возможностях и особенностях системы можно будет на онлайн-семинаре от компании-разработчика IPR MEDIA «Электронно-библиотечная система IPR BOOKS: новые форматы образовательного процесса, инструмент дистанта и оперативной подготовки РПД». </text:p>
            <text:p> </text:p>
            <text:p>Онлайн-семинар пройдет на платформе ZOOM (время на выбор): </text:p>
            <text:p> </text:p>
            <text:p>20 ноября 2020 года 13.00 - 14.00 (мск) </text:p>
            <text:p> </text:p>
            <text:p>Регистрация: </text:p>
            <text:p> </text:p>
            <text:p>https://us02web.zoom.us/meeting/register/tZ0rd-6rrj4qHdFh_HVAkbLoFg2VhtxJB7lB </text:p>
            <text:p> </text:p>
            <text:p>24 ноября 2020 года 16.00-17.00 (мск) </text:p>
            <text:p> </text:p>
            <text:p>Регистрация: </text:p>
            <text:p>https://us02web.zoom.us/meeting/register/tZEtduitqj0vHNXe5egoEvLaLiSpwmUq6z2j </text:p>
            <text:p> </text:p>
            <text:p>Ведущий: Кошелев Александр Анатольевич, руководитель отдела образовательных программ Компании IPR MEDIA, кандидат социологических наук, доцент СГУ, им. Чернышевского </text:p>
            <text:p> </text:p>
            <text:p>Для участия в онлайн-семинаре требуется регистрация в ЭБС IPR BOOKS. Пройти персональную регистрацию можно на сайте: iprbookshop.ru </text:p>
            <text:p> </text:p>
            <text:p>Преподаватели могут генерировать коды приглашений для своих студентов и дистанционно приглашать их для работы с ЭБС. Подробные видео-инструкции можно найти на YouTube-канале IPR MEDIA. </text:p>
            <text:p> </text:p>
            <text:p>По окончании онлайн-семинара участники получат именные сертификаты.</text:p>
          </table:table-cell>
          <table:table-cell office:value-type="string" calcext:value-type="string">
            <text:p>[]</text:p>
          </table:table-cell>
        </table:table-row>
        <table:table-row table:style-name="ro1">
          <table:table-cell table:number-columns-repeated="3"/>
        </table:table-row>
        <table:table-row table:style-name="ro15">
          <table:table-cell office:value-type="float" office:value="5" calcext:value-type="float">
            <text:p>5</text:p>
          </table:table-cell>
          <table:table-cell office:value-type="string" calcext:value-type="string">
            <text:p>🧡Приглашение на День открытых дверей </text:p>
            <text:p> </text:p>
            <text:p>Факультет физической культуры приглашает выпускников школ, колледжей и их родителей, а также выпускников бакалаврских программ на Дни открытых дверей, которые состоятся в режиме on-line: </text:p>
            <text:p>26 ноября 2020 года в 18.00 </text:p>
            <text:p>28 января 2021 года в 18.00 </text:p>
            <text:p>25 февраля 2021 года в 18.00 </text:p>
            <text:p>29 апреля 2021 года в 18.00 </text:p>
            <text:p/>
            <text:p> Приняв участие в Дне открытых дверей on-line, Вы познакомитесь с факультетом, всеми направлениями подготовки бакалавриата и магистратуры, спортивными направлениями университета и условиями поступления в 2021 году.</text:p>
            <text:p> </text:p>
            <text:p>Для участия необходимо пройти по ссылке: </text:p>
            <text:p>✅Подключиться к конференции Zoom: https://zoom.us/j/94812594375?pwd=WWQ1K1N3bDBLaFBWWGpmenpxQVdPUT09 </text:p>
            <text:p>✅Идентификатор конференции: 948 1259 4375 </text:p>
            <text:p>✅Код доступа: 431141</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6" calcext:value-type="float">
            <text:p>6</text:p>
          </table:table-cell>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10" calcext:value-type="float">
            <text:p>10</text:p>
          </table:table-cell>
          <table:table-cell office:value-type="string" calcext:value-type="string">
            <text:p>Уважаемые абитуриенты 2021 года!</text:p>
            <text:p/>
            <text:p>Филологический факультет приглашает всех желающих на день открытых дверей 19 ноября 2020 года , 17 и 19 декабря 2020 в 16.00. </text:p>
            <text:p/>
            <text:p>Ссылка для регистрации: https://forms.gle/L6UHsF9m95yeo1jD6</text:p>
            <text:p/>
            <text:p>Подключиться к конференции Zoom</text:p>
            <text:p>https://zoom.us/j/96961282473?pwd=RXVkNHVyL0NPaEtpTkdoeWU3TUNjQT09</text:p>
            <text:p/>
            <text:p>Идентификатор конференции: 969 6128 2473</text:p>
            <text:p>Код доступа: 738042</text:p>
            <text:p/>
            <text:p>Вас ожидает знакомство с факультетом и университетом, презентация всех направлений подготовки и образовательных программ, а также подробная информация об особенностях поступления в 2021 году.</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35" calcext:value-type="float">
            <text:p>35</text:p>
          </table:table-cell>
          <table:table-cell office:value-type="string" calcext:value-type="string">
            <text:p>СКК "Импульс" выходит на новый уровень межвузовских взаимоотношений</text:p>
            <text:p/>
            <text:p>За прошедшие месяцы спортивный компьютерный клуб "Импульс" приобрёл множество друзей, которые помогли в развитии отношений между клубами, а также способствовали проведению тренировок для киберспортивных команд. </text:p>
            <text:p> </text:p>
            <text:p>Выражаем огромную благодарность киберспортивному сообществу университета ОГТИ филиал ОГУ и его руководителю Виктории Гашимовой за полученный опыт и проделанную работу!</text:p>
            <text:p> </text:p>
            <text:p>Надеемся на дальнейшее сотрудничество.</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3" calcext:value-type="float">
            <text:p>3</text:p>
          </table:table-cell>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8" calcext:value-type="float">
            <text:p>8</text:p>
          </table:table-cell>
          <table:table-cell office:value-type="string" calcext:value-type="string">
            <text:p>Уважаемые абитуриенты 2021 года!</text:p>
            <text:p/>
            <text:p>💙Факультет иностранных языков приглашает всех желающих на день открытых дверей 14 ноября 2020 года в 10.00. </text:p>
            <text:p/>
            <text:p>✅Для участия необходимо: Зарегистрироваться по ссылке: https://forms.gle/UgaaW4e5Dkrdqebx5</text:p>
            <text:p/>
            <text:p>Вас ожидает знакомство с факультетом и университетом, презентация всех направлений подготовки и образовательных программ, а также подробная информация об особенностях поступления в 2021 году.</text:p>
          </table:table-cell>
          <table:table-cell office:value-type="string" calcext:value-type="string">
            <text:p>[]</text:p>
          </table:table-cell>
        </table:table-row>
        <table:table-row table:style-name="ro1">
          <table:table-cell table:number-columns-repeated="3"/>
        </table:table-row>
        <table:table-row table:style-name="ro41">
          <table:table-cell office:value-type="float" office:value="4" calcext:value-type="float">
            <text:p>4</text:p>
          </table:table-cell>
          <table:table-cell office:value-type="string" calcext:value-type="string">
            <text:p>Приглашаем на праздник спорта! </text:p>
            <text:p> </text:p>
            <text:p>🥳 15 ноября состоится физкультурный праздник "День спорта в Царском Селе"! </text:p>
            <text:p> </text:p>
            <text:p>😃 Мероприятие пройдет в очень классном месте и совершенно бесплатно! </text:p>
            <text:p>😎 Спортивный кластер "Высота" ждет Вас!!! </text:p>
            <text:p> </text:p>
            <text:p>📋 Для участия необходимо: </text:p>
            <text:p>⚠ Возраст - от 18 лет и старше (необходимо взять с собой паспорт) </text:p>
            <text:p>📝 Оставить заявку на себя или команду (ФИО, дата рождения, УИН-ГТО, который можно получить на сайте gto.ru) </text:p>
            <text:p>❤ Прибыть на мероприятие в медицинской маске и пройти термометрию </text:p>
            <text:p>💪🏻 Выполнить в день мероприятия 4 любых испытания (теста) ВФСК "Готов к труду и обороне" </text:p>
            <text:p> </text:p>
            <text:p>📅 15 ноября (воскресенье) с 10:00 до 15:00 можно будет БЕСПЛАТНО сыграть в: </text:p>
            <text:p> </text:p>
            <text:p>🏀 Стритбол (командное участие) </text:p>
            <text:p>⚽ Мини-футбол (командное участие) </text:p>
            <text:p>💥 Лазертаг (командное участие) </text:p>
            <text:p>🥎 Сквош (личное участие) </text:p>
            <text:p>🏓 Настольный теннис (личное участие) </text:p>
            <text:p>🌟 ВФСК "Готов к труду и обороне" (личное участие) </text:p>
            <text:p> </text:p>
            <text:p>🔥 И это всё в один день! </text:p>
            <text:p> </text:p>
            <text:p>⛳ СК "Высота", п.Шушары, территория "Пулковское" </text:p>
            <text:p>(рядом с "Экспофорумом") </text:p>
            <text:p> </text:p>
            <text:p>💬 Зарегистрироваться можно, отправив личное сообщение: </text:p>
            <text:p>✅ https://vk.me/cfkcsnews или https://vk.me/cfkcs_gto </text:p>
            <text:p>(ФИО, дата рождения, УИН-ГТО, который можно получить на сайте gto.ru) </text:p>
            <text:p>а также заполнить заявку, пройдя по ссылке: https://vk.cc/aC8jTN </text:p>
            <text:p> </text:p>
            <text:p>🎉 Собирайте команды, зовите с собой друзей! Проведите выходной активно и весело! </text:p>
            <text:p>😌 Будет интересно!</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1" calcext:value-type="float">
            <text:p>1</text:p>
          </table:table-cell>
          <table:table-cell office:value-type="string" calcext:value-type="string">
            <text:p>Дорогие абитуриенты!</text:p>
            <text:p/>
            <text:p>💚Факультет естествознания, географии и туризма приглашает учащихся и родителей, а также всех заинтересованных в поступлении на программы бакалавриата и магистратуры на День открытых дверей в онлайн формате, который состоится 14, 21, 28 ноября, 5 и 19 декабря, 23 января, 20 февраля и 20 марта в 11:00 часов. </text:p>
            <text:p/>
            <text:p>✅Для участия необходимо зарегистрироваться по ссылке: https://forms.gle/PmSsDVU822Dcq8Eb9 </text:p>
            <text:p/>
            <text:p>✅Подключиться к конференции Zoom: https://us02web.zoom.us/j/88445873732?pwd=dUQyNzRtbSs2MjltaUNKQkJnM0dadz09 </text:p>
            <text:p>❗Идентификатор конференции: 884 4587 3732; Код доступа 930080</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8" calcext:value-type="float">
            <text:p>8</text:p>
          </table:table-cell>
          <table:table-cell office:value-type="string" calcext:value-type="string">
            <text:p>👩‍🎓Татьяна Сидненко - о подготовке новых кадров</text:p>
            <text:p/>
            <text:p>Начальник учебного управления ЛГУ им. А. С. Пушкина Татьяна Сидненко приняла участие в работе круглого стола "Фонтанки.ру".</text:p>
            <text:p>Редакция ведущего электронного СМИ Санкт–Петербурга «Фонтанки.ру» провела круглый стол на тему «Образование: как сыграть на опережение». </text:p>
            <text:p/>
            <text:p>Представители высшей школы и бизнеса обсудили, как остаться востребованным на рынке труда в любом возрасте. Экспертную позицию ЛГУ им. А.С. Пушкина представила Татьяна Сидненко. Она отметила, что важно, с расчетом на несколько лет вперёд, подготовить не только новые кадры, но и тех, кто будет учить эти кадры. Также Татьяна Сиденко подчеркнула, что рынок фундаментальных специальностей по-прежнему сохраняется.</text:p>
            <text:p/>
            <text:p>В работе круглого стола приняли участие представители Санкт-Петербургского государственного технологического института, завода по переработке пластмасс имени Комсомольской правды, компании «Межотраслевые объединения наноиндустрии», академии «Шаг», а также Русской Школы Управления.</text:p>
            <text:p/>
            <text:p>Ссылка на материал на сайте издания: https://www.fontanka.ru/2020/11/10/69534808/</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3" calcext:value-type="float">
            <text:p>3</text:p>
          </table:table-cell>
          <table:table-cell office:value-type="string" calcext:value-type="string">
            <text:p>В настоящее время в рамках проекта «Искусственный интеллект» Университет 2035 запускает всероссийский конкурс «Искусственный интеллект 2020». Участникам Конкурса предоставляется возможность пройти бесплатное обучение, ориентированное на решение отраслевых кейсов от крупнейших мировых и российских компаний с присвоением сертификата соответствия наборам компетенций специалиста по искусственному интеллекту. Конкурс пройдет в рамках образовательного интенсива «Архипелаг 20.35» с 7 ноября по 21 ноября 2020 года и будет реализован в формате, апробированном при проведении рабочих и образовательных интенсивных курсов обучения «Остров».</text:p>
            <text:p/>
            <text:p>Приглашаем студентов принять участие в конкурсе!</text:p>
            <text:p>Регистрацию можно пройти здесь https://ai.leader-id.ru</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12" calcext:value-type="float">
            <text:p>12</text:p>
          </table:table-cell>
          <table:table-cell office:value-type="string" calcext:value-type="string">
            <text:p>Дорогие абитуриенты!</text:p>
            <text:p> </text:p>
            <text:p>Факультет психологии проводит Дни открытых дверей онлайн 27 ноября 2020г., 26 февраля 2021г. и 21 апреля 2021г. в 15.00.</text:p>
            <text:p/>
            <text:p>✅Регистрация участников: https://docs.google.com/forms/d/1feOrivMxph_2omkBlNrClUYkT5EBHIqNvFdqRwFxPB0/edit</text:p>
            <text:p/>
            <text:p>👩‍💻Подключиться к конференции Zoom</text:p>
            <text:p>https://zoom.us/j/91202726771</text:p>
            <text:p/>
            <text:p>📍Идентификатор конференции: 912 0272 6771</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7" calcext:value-type="float">
            <text:p>7</text:p>
          </table:table-cell>
          <table:table-cell office:value-type="string" calcext:value-type="string">
            <text:p>Арсений Майоров: Что мы можем сделать для нашей страны здесь и сейчас?</text:p>
            <text:p/>
            <text:p>Сегодня «Российская Газета», одно из ведущих политических изданий страны, опубликовала авторскую колонку Проректора по цифровому развитию ЛГУ Арсения Майорова, победителя конкурса «Лидеры России. Политика». </text:p>
            <text:p>С читателями газеты Арсений Майоров поделился своим мнением о том, что могут дать России “Лидеры России”. Он подчеркнул, что в эпоху пандемии коронавируса, когда все страны, в том числе Россия, испытывают колоссальные экономические сложности и социально-политическое напряжение, как никогда, нужны идеи, которые превратятся в социальные, политические и культурные проекты городского и регионального уровней. Создателями и проводниками таких идей как раз и могут стать участники конкурса “Лидеры России”.</text:p>
            <text:p/>
            <text:p>Ссылка на публикацию: https://rg.ru/2020/11/10/reg-szfo/chto-mogut-dat-strane-lidery-rossii.html</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41" calcext:value-type="float">
            <text:p>41</text:p>
          </table:table-cell>
          <table:table-cell office:value-type="string" calcext:value-type="string">
            <text:p>👩‍🎓Новые исследователи германских языков ЛГУ</text:p>
            <text:p/>
            <text:p>6 ноября 2020 года аспиранты направления «Германские языки» успешно защитили научные доклады и подтвердили свое право на получение диплома об окончании аспирантуры с присвоением квалификации «Исследователь. Преподаватель-исследователь». Следующим важным шагом должна стать защита кандидатской диссертации и получение уже другого диплома – диплома кандидата наук.</text:p>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11" calcext:value-type="float">
            <text:p>11</text:p>
          </table:table-cell>
          <table:table-cell office:value-type="string" calcext:value-type="string">
            <text:p>Цикл видео-лекций от экономистов ЛГУ</text:p>
            <text:p/>
            <text:p>ЛГУ им. А.С. Пушкина продолжает публикацию цикла видео-лекций "Развитие предпринимательства – стартовые возможности для молодежи". </text:p>
            <text:p/>
            <text:p>Лекции организованы экономическим факультетом университета совместно с Ленинградским областным региональным отделением Всероссийского общества "Знание". </text:p>
            <text:p/>
            <text:p>Вторая прошедшая лекция была посвящена организационно-управленческим основам предпринимательства. В рамках лекции были раскрыты вопросы организационно-правовых форм предпринимательства, регистрации организаций. Эксперты подробно разобрали такие темы как жизненный цикл организации, целеполагание в предпринимательстве и бизнес-планирование. Существенное внимание в лекции было уделено вопросам ведения делопроизводства, учёту и отчетности в организации, найму работников, эффективности предпринимательской деятельности.</text:p>
            <text:p/>
            <text:p>В чтении лекции приняли участие:</text:p>
            <text:p>- профессор кафедры экономики и управления, доктор экономических наук, Галина Черкасская;</text:p>
            <text:p>- доцент кафедры экономики и управления, кандидат политических наук, Юлия Бушенева;</text:p>
            <text:p>- доцент кафедры экономики и управления, кандидат экономических наук, Юлия Стецюнич.</text:p>
            <text:p>https://www.youtube.com/watch?v=l5c4iIfxLJE&amp;feature=youtu.be</text:p>
          </table:table-cell>
          <table:table-cell office:value-type="string" calcext:value-type="string">
            <text:p>[]</text:p>
          </table:table-cell>
        </table:table-row>
        <table:table-row table:style-name="ro1">
          <table:table-cell table:number-columns-repeated="3"/>
        </table:table-row>
        <table:table-row table:style-name="ro29">
          <table:table-cell office:value-type="float" office:value="109" calcext:value-type="float">
            <text:p>109</text:p>
          </table:table-cell>
          <table:table-cell office:value-type="string" calcext:value-type="string">
            <text:p>🎓Проректор ЛГУ выступила вместе с экспертами Министерства просвещения и Министерства образования и науки</text:p>
            <text:p> </text:p>
            <text:p>Проректор по научной работе ЛГУ им. А. С. Пушкина, член экспертного совета по специальному образованию Комитета Государственной думы по образованию и науке Лариса Кобрина выступила на расширенном совместном заседании экспертных советов при Комитете Государственной Думы по образованию и науке. </text:p>
            <text:p> </text:p>
            <text:p>Темой заседания стала практическая реализация Федерального закона от 31 июля 2020 года № 304-ФЗ «О внесении изменений в Федеральный закон «Об образовании в Российской Федерации» по вопросам воспитания обучающихся.</text:p>
            <text:p>Лариса Кобрина представила доклад на тему «Воспитательный компонент адаптированных основных образовательных программ для детей с ограниченными возможностями здоровья: разработка и реализация». Специалист ЛГУ им. А. С. Пушкина дала свою экспертную оценку готовности системы специального образования к выполнению закона о воспитании. </text:p>
            <text:p/>
            <text:p>Расширенное совместное заседание Экспертных советов при Комитете Государственной думы по образованию и науке начали</text:p>
            <text:p>Министр просвещения Сергей Кравцов, заместитель министра науки и высшего образования Елена Дружинина и советник министра просвещения Татьяна Волосовец. </text:p>
            <text:p> </text:p>
            <text:p>В работе заседания приняли участие депутаты Государственной Думы, представители федеральных органов исполнительной власти и представители экспертных советов при Комитете по образованию и науке.</text:p>
            <text:p>Полная версия материала на нашем сайте https://lengu.ru/news/prorektor-lgu-vystupila-vmeste-s-ekspertami-ministerstva-prosveshcheniya-i-ministerstva-obrazovaniya-i-nauki</text:p>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8" calcext:value-type="float">
            <text:p>8</text:p>
          </table:table-cell>
          <table:table-cell office:value-type="string" calcext:value-type="string">
            <text:p>✨«Культурный марафон – 2020»: регистрация открыта</text:p>
            <text:p/>
            <text:p>Министерство просвещения в партнёрстве с Министерством культуры и компанией «Яндекс» запустили всероссийский «Культурный марафон -2020». </text:p>
            <text:p/>
            <text:p> Принять участие в проекте «Культурный марафон» и узнать больше о народах России могут школьники, студенты, учителя, родители и все желающие.</text:p>
            <text:p>✅Регистрация открыта с 1 октября 2020 г. С этого дня все желающие смогут зарегистрироваться для участия в акции.</text:p>
            <text:p>✅Онлайн-тест «Культурный марафон» доступен со 2 ноября</text:p>
            <text:p>✅Регистрация на участие в «Культурном марафоне -2020» открыта по адресу https://education.yandex.ru/culture.</text:p>
            <text:p>При переходе на сайт по указанной ссылке в специальном окне укажите адрес своей электронной почты и вы получите письмо с напоминанием о начале теста.</text:p>
            <text:p>В этом году «Культурный марафон» посвящён культурам народов нашей страны.</text:p>
            <text:p>Основная часть проекта пройдет с 1 ноября по 1 декабря.</text:p>
            <text:p>В это время участники смогут ответить на вопросы мультимедийного онлайн-теста, состоящего из четырёх разделов: орнамент и декор, музыка, танец, текст – и таким образом узнать, насколько многообразна культура России.</text:p>
            <text:p>Также во время «Культурного марафона – 2020» запланированы встречи с выдающимися деятелями культуры, знакомство участников с образовательным контентом.</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32" calcext:value-type="float">
            <text:p>32</text:p>
          </table:table-cell>
          <table:table-cell office:value-type="string" calcext:value-type="string">
            <text:p>🧡День народного единства отпраздновали в ЛГУ им. А. С. Пушкина</text:p>
            <text:p/>
            <text:p>В праздничную неделю в Университете прошло несколько значимых мероприятий.</text:p>
            <text:p> </text:p>
            <text:p>3 ноября в ЛГУ им. А. С. Пушкина прошло традиционное праздничное мероприятие в честь Дня народного единства. Концерт транслировался в сети интернет. К преподавателям, студентам и сотрудникам Университета с приветственным словом обратился ректор Станислав Еремеев. Затем, по сложившейся традиции, Академический хор ЛГУ им. А. С. Пушкина исполнил произведения, посвящённые подвигу народа и единению страны. После чего выступил танцевальный коллектив университета, а завершил праздник напоминанием о древней славе русского оружия Клуб исторической реконструкции «XIII век».</text:p>
            <text:p/>
            <text:p>5 ноября такой же праздничный концерт состоялся в стенах колледжа ЛГУ им А. С. Пушкина в Пикалёво. Мероприятие прошло с соблюдением всех санитарно-эпидемиологических требований. Клуб «XIII век» выступил перед собравшимися, а потом представил студентам колледжа выставку бытовых предметов времён Александра Невского, рассказал о занятиях девушек и женщин на Руси и в Европе в Средние века.</text:p>
            <text:p/>
            <text:p>6 ноября прошла Международная научная конференция «Этнические меньшинства в истории России», также приуроченная ко Дню народного единства. Организаторами конференции выступили ЛГУ им. А. С. Пушкина и Белорусский государственный университет. Конференция проводилась в рамках международного научного проекта «Этнические меньшинства России и Беларуси в условиях общественных трансформаций XIX–XX вв.», получившего финансовую поддержку со стороны Российского фонда фундаментальных исследований и Белорусского республиканского фонда фундаментальных исследований. В работе форума приняли участие 40 исследователей из различных научных центров России, а также Беларуси, Казахстана, Германии и Польши. Со стороны ЛГУ им. А. С. Пушкина организатором выступил Научно-образовательный центр истории и анализа. В состав участников конференции вошли также учёные и студенты факультета истории и социальных наук.</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5" calcext:value-type="float">
            <text:p>5</text:p>
          </table:table-cell>
          <table:table-cell office:value-type="string" calcext:value-type="string">
            <text:p>👩‍💻Дорогие выпускники!</text:p>
            <text:p/>
            <text:p>💲Экономический факультет открывает регистрацию на Дени открытых дверей факультета! </text:p>
            <text:p>❗Ближайшие даты: 12 ноября, 21 ноября, 3 декабря, 10 декабря, 19 декабря 2020 года.</text:p>
            <text:p>✅Регистрируйтесь и присоединяйте с к нам https://docs.google.com/forms/d/e/1FAIpQLSfjj9fuVoixmwVw4ALkV68ODPREbshdbjr9ESIyYZHPppDcEA/viewform</text:p>
            <text:p>Вас ожидает знакомство с университетом, презентация всех направлений подготовки и образовательных программ, а также подробная информация об особенностях поступления в 2021 году.</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9" calcext:value-type="float">
            <text:p>19</text:p>
          </table:table-cell>
          <table:table-cell office:value-type="string" calcext:value-type="string">
            <text:p>Эксперт ЛГУ представил опыт университета в Министерстве Просвещения</text:p>
            <text:p> </text:p>
            <text:p>Проректор по учебно-методической работе ЛГУ им. А. С. Пушкина Сергей Большаков принял участие в VII Всероссийском совещании по вопросам организации деятельности комиссий по делам несовершеннолетних и защите их прав на тему «Инновационный подход к развитию систем профилактики безнадзорности и правонарушений несовершеннолетних». </text:p>
            <text:p> </text:p>
            <text:p>Организатором мероприятия выступило Министерство Просвещения Российской Федерации. В работе совещания приняли участие более 400 представителей органов государственной власти, местного самоуправления, образовательных учреждений. Прозвучали выступления представителей Государственной Думы ФС РФ, ФСИН России, Минюста России, Российского детского Фонда, Университета прокуратуры РФ, МГЮА и др. Представленный на совещании совместный проект Института художественного образования и культурологии РАО и ЛГУ имени А.С. Пушкина в части разработки технологий и вариативных моделей коррекции девиантного поведения подростков и молодежи средствами искусства и культурологии получил положительные оценки собравшихся экспертов.</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2" calcext:value-type="float">
            <text:p>12</text:p>
          </table:table-cell>
          <table:table-cell office:value-type="string" calcext:value-type="string">
            <text:p>Студенты нашего Университета среди лучших!!!! Желаем удачи в финале👍🥳💐</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6" calcext:value-type="float">
            <text:p>6</text:p>
          </table:table-cell>
          <table:table-cell office:value-type="string" calcext:value-type="string">
            <text:p>Уважаемые выпускники!</text:p>
            <text:p/>
            <text:p>👨‍🎓Кто хочет больше узнать о престижной и уважаемой профессии юриста, особенностях правил приема в 2021 году, новых магистерских программах - приглашаем Вас принять участие в онлайн – дне открытых дверей юридического факультета Ленинградского государственного университета имени А. С. Пушкина, который состоится 14 ноября в 10:00 часов. </text:p>
            <text:p/>
            <text:p>✅Для участия необходимо: Зарегистрироваться по ссылке https://forms.gle/muPtpEKz4W4UbBXBA</text:p>
            <text:p>👩‍💻Подключение к конференции здесь &lt;p text-align:="" center;"="" style="text-align: center;"&gt;10:00</text:p>
            <text:p> </text:p>
            <text:p>😉Ждем Вас. Мы ответим на все Ваши вопросы!</text:p>
          </table:table-cell>
          <table:table-cell office:value-type="string" calcext:value-type="string">
            <text:p>[]</text:p>
          </table:table-cell>
        </table:table-row>
        <table:table-row table:style-name="ro1">
          <table:table-cell table:number-columns-repeated="3"/>
        </table:table-row>
        <table:table-row table:style-name="ro31">
          <table:table-cell office:value-type="float" office:value="3" calcext:value-type="float">
            <text:p>3</text:p>
          </table:table-cell>
          <table:table-cell office:value-type="string" calcext:value-type="string">
            <text:p>🥇 Выиграй обучение на управленческой образовательной программе, ценные призы от наших спонсоров, стажировку в российской компании и многое другое! </text:p>
            <text:p> </text:p>
            <text:p>🏆 «Управляй!» — всероссийский молодежный кубок по менеджменту. </text:p>
            <text:p> </text:p>
            <text:p>Это твой шанс раскрыть свой управленческий потенциал, протестировать свои навыки в формате бизнес-игр, и начать свою карьеру управленца именно в той сфере, которая тебе подходит. </text:p>
            <text:p> </text:p>
            <text:p>✈ Регистрация открыта до 12 ноября. Тебя ждут вебинары, разборы игровых ситуаций, выступления приглашенных экспертов из крупных российских и международных компаний и многое другое! </text:p>
            <text:p> </text:p>
            <text:p>Организатор Кубка - РАНХиГС, при поддержке АНО «Россия - страна возможностей </text:p>
            <text:p> </text:p>
            <text:p>💸 Участие в конкурсе бесплатное. </text:p>
            <text:p> </text:p>
            <text:p>Чек-лист ✅ для победы в самом лучшем управленческом конкурсе: </text:p>
            <text:p> </text:p>
            <text:p>🖥 Зарегистрируйся сам и собери свою команду (3-5 человек) </text:p>
            <text:p> </text:p>
            <text:p>⚔ Продемонстрируйте свои управленческие и лидерские компетенции </text:p>
            <text:p> </text:p>
            <text:p>💡 Узнай секреты управления от наставников из известных компаний России.</text:p>
          </table:table-cell>
          <table:table-cell office:value-type="string" calcext:value-type="string">
            <text:p>[]</text:p>
          </table:table-cell>
        </table:table-row>
        <table:table-row table:style-name="ro1">
          <table:table-cell table:number-columns-repeated="3"/>
        </table:table-row>
        <table:table-row table:style-name="ro37">
          <table:table-cell office:value-type="float" office:value="9" calcext:value-type="float">
            <text:p>9</text:p>
          </table:table-cell>
          <table:table-cell office:value-type="string" calcext:value-type="string">
            <text:p>Лучший медиаконтент в области борьбы с потреблением и распространением наркотических веществ</text:p>
            <text:p/>
            <text:p>Ты активный, креативный, талантливый, и хочешь получить крутые призы? </text:p>
            <text:p>Тебе не все равно, что происходит вокруг?</text:p>
            <text:p>Тогда эта информация для тебя!</text:p>
            <text:p/>
            <text:p>Придумай и воплоти в жизнь свою задумку в виде видеоролика, плаката, баннера или карикатуры по одной из представленных тем:</text:p>
            <text:p>✅Карикатура на распространителей наркотиков;</text:p>
            <text:p>✅Мифы о наркотиках, их развеивание;</text:p>
            <text:p>✅О вредных последствиях употребления наркотиков.</text:p>
            <text:p/>
            <text:p>🎁У ТЕБЯ ЕСТЬ ВСЕ ШАНСЫ ПОЛУЧИТЬ:</text:p>
            <text:p>Камеру GOPRO</text:p>
            <text:p>Наушники Beats</text:p>
            <text:p>Внешний аккумулятор</text:p>
            <text:p/>
            <text:p>❗ИТОГИ КОНКУРСА БУДУТ ПОДВЕДЕНЫ 15 ДЕКАБРЯ 2020 ГОДА.</text:p>
            <text:p>Вся актуальная информация публикуется в наших соц.сетях или на сайте: https://www.dpo.rudn.ru/</text:p>
            <text:p/>
            <text:p>ЕЩЕ ОСТАЛИСЬ КАКИЕ-НИБУДЬ ВОПРОСЫ?</text:p>
            <text:p>Смело обращайся к куратору конкурса Екатерине Витальевне Мартусовой по телефону +7 (926) 635-20-69 или пиши на почту Katmart82@gmail.com</text:p>
            <text:p/>
            <text:p>ЖДЕМ ТВОИ РАБОТЫ!</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 calcext:value-type="float">
            <text:p>2</text:p>
          </table:table-cell>
          <table:table-cell office:value-type="string" calcext:value-type="string">
            <text:p>Уважаемые выпускники!</text:p>
            <text:p/>
            <text:p>Экономический факультет проводит день открытых дверей 5 ноября в 16.00! </text:p>
            <text:p>Вас ожидает знакомство с университетом, презентация всех направлений подготовки и образовательных программ, а также подробная информация об особенностях поступления в 2021 году. </text:p>
            <text:p/>
            <text:p>👩‍💻Подключиться к конференции здесь: https://us02web.zoom.us/j/86421548259?pwd=RkZYd0s2U0dVN1I5Y3BwYlhzWDNvUT09 </text:p>
            <text:p>❗Идентификатор конференции: 864 2154 8259 Код доступа: 097884.</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6" calcext:value-type="float">
            <text:p>16</text:p>
          </table:table-cell>
          <table:table-cell office:value-type="string" calcext:value-type="string">
            <text:p>Юридический факультет представил магистерские программы</text:p>
            <text:p/>
            <text:p>3 ноября в конференц-зале университета юридический факультет для обучающихся выпускного курса провел презентацию магистерских программ по направлению 40.04.01 Юриспруденция: «Теория и история государства и права», «Уголовное право и уголовный процесс», «Гражданское и предпринимательское право в условиях рыночной экономики», «Юридическая деятельность в органах государственной и муниципальной власти». Программы были представлены заведующими кафедр: доктором юридических наук, профессором Романом Ромашовым; доктором юридических наук, профессором Михаилом Павликом; доктором юридических наук, профессором Вадимом Мамоновым и кандидатом юридических наук, доцентом Игорем Кокориным. </text:p>
            <text:p>Во второй части мероприятия прошла профориентационная встреча с представителем Службы полиции Главного управления МВД России по г. Санкт-Петербургу и Ленинградской области Ильей Васильевым. Студенты смогли задать вопросы и узнать об особенностях трудоустройства и службы в МВД России.</text:p>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9" calcext:value-type="float">
            <text:p>9</text:p>
          </table:table-cell>
          <table:table-cell office:value-type="string" calcext:value-type="string">
            <text:p>Всероссийский экологический диктант 2020</text:p>
            <text:p/>
            <text:p>Мероприятие состоится 15-16 ноября 2020 года и будет приурочено ко Всемирному дню вторичной переработки отходов. </text:p>
            <text:p/>
            <text:p>Акция, старт которой дан в Год экологии, с каждым годом стремительно набирает обороты. В прошлом году в проекте приняли участие более 83 тыс. человек из 45 регионов страны. </text:p>
            <text:p/>
            <text:p>Целями Экодиктанта являются формирование экологической культуры, популяризация экологических знаний среди жителей страны, а также повышение уровня экологической грамотности как мер по предупреждению экологических правонарушений.</text:p>
            <text:p/>
            <text:p>Экологический диктант-2020 смогут написать все желающие: школьники, студенты, сотрудники крупных компаний, эксперты в области окружающей среды, а также представители власти. </text:p>
            <text:p/>
            <text:p>Акция пройдет как в офлайн, так и в онлайн-формате на сайте экодиктант.рус. </text:p>
            <text:p/>
            <text:p>Организаторами выступают Комитет Совета Федерации по аграрнопродовольственной политике и природопользованию, АНО «Равноправие», Федеральный детский эколого-биологический центр и Общероссийское общественное движение «Ангел-ДетствоХранитель». Проект поддержан Министерством науки и высшего образования Российской Федерации.</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36" calcext:value-type="float">
            <text:p>36</text:p>
          </table:table-cell>
          <table:table-cell office:value-type="string" calcext:value-type="string">
            <text:p>🎉Поздравляем с ДНЕМ НАРОДНОГО ЕДИНСТВА🎉</text:p>
            <text:p/>
            <text:p>Этот праздник дает нам возможность осознать себя единым народом с общей исторической судьбой и общим будущим. У нас с вами одна Родина — Россия. Мы ответственны за её настоящее и будущее. Давайте гордиться своей страной, ее богатой историей!!! </text:p>
            <text:p>С ПРАЗДНИКОМ!!!🎉</text:p>
            <text:p/>
            <text:p>🎶И немного музыки к празднику😉</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9" calcext:value-type="float">
            <text:p>19</text:p>
          </table:table-cell>
          <table:table-cell office:value-type="string" calcext:value-type="string">
            <text:p>Встречайте новый номер «Университетского обозревателя»!</text:p>
            <text:p/>
            <text:p>День рождения университета наши студенты и преподаватели отметили очередными победами на крупных всероссийских и международных конкурсах. Среди них «Лидеры России. Политика», «Россия, устремленная в будущее», II Всероссийский фестиваль городской среды «MURMANИСТИКА». Вы познакомитесь с победителями фестиваля ЛГУ АРТ ФЕСТ 2.0, узнаете, чем планируют заниматься члены клуба разговорного английского языка English Days, и многое другое. Ко дню рождения университета мы полностью обновили внешний вид газеты и с нетерпением ждем ваших откликов.😉 скачивай и читай👇🏻</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20" calcext:value-type="float">
            <text:p>20</text:p>
          </table:table-cell>
          <table:table-cell office:value-type="string" calcext:value-type="string">
            <text:p>Праздничный концерт, посвященный Дню народного единства </text:p>
            <text:p/>
            <text:p>Присоединяйтесь к трансляции!</text:p>
            <text:p>Начало концерта в 14:00</text:p>
            <text:p/>
            <text:p>В программе:</text:p>
            <text:p>Академический хор ЛГУ им. А.С.Пушкина под руководством Сергея Кузьмина</text:p>
            <text:p>Выступление Клуба исторической реконструкции "XIII век"</text:p>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18" calcext:value-type="float">
            <text:p>18</text:p>
          </table:table-cell>
          <table:table-cell office:value-type="string" calcext:value-type="string">
            <text:p>Ленинградский государственный университет открывает свои двери для молодых предпринимателей Ленинградской области</text:p>
            <text:p/>
            <text:p> </text:p>
            <text:p/>
            <text:p>Центр повышения квалификации ЛГУ им. А.С. Пушкина совместно с факультетом физической культуры и экономическим факультетом университета провел обучение по программе повышения квалификации "Особенности предпринимательской деятельности в сфере физической культуры и спорта".</text:p>
            <text:p/>
            <text:p> Обучение прошло для субъектов малого и среднего предпринимательства Ленинградской области, осуществляющих физкультурно-спортивную деятельность.</text:p>
            <text:p/>
            <text:p>В проведении занятий совместно с преподавателями университета участвовали: председатель Комитета по развитию малого, среднего бизнеса и потребительского рынка Ленинградской области Светлана Нерушай; директор Центра инноваций социальной сферы София Парсаданян; начальник отдела физической культуры и спорта Комитета по физической культуре и спорту Ленинградской области Ольга Власова.</text:p>
            <text:p/>
            <text:p>Обучение успешно прошли 28 руководителей малого и среднего бизнеса спортивно-физкультурных объектов Ленинградской области. После окончания курса каждому участнику было выдано удостоверение о повышении квалификации установленного образца.</text:p>
            <text:p/>
            <text:p>В итоговых анкетах слушатели отметили получение большого объема новой профессиональной информации и подчеркнули, что в процессе обучения у них появились новые идеи развития своего бизнеса и понимание путей их реализации, а также возможности сотрудничества с новыми коллегами по бизнесу.</text:p>
          </table:table-cell>
          <table:table-cell office:value-type="string" calcext:value-type="string">
            <text:p>[]</text:p>
          </table:table-cell>
        </table:table-row>
        <table:table-row table:style-name="ro1">
          <table:table-cell table:number-columns-repeated="3"/>
        </table:table-row>
        <table:table-row table:style-name="ro18">
          <table:table-cell office:value-type="float" office:value="15" calcext:value-type="float">
            <text:p>15</text:p>
          </table:table-cell>
          <table:table-cell office:value-type="string" calcext:value-type="string">
            <text:p>V Международная акция «Большой этнографический диктант»</text:p>
            <text:p/>
            <text:p>В 2020 году Международная акция «Большой этнографический диктант» состоится в пятый раз. Диктант проводится в единый период – с 3 по 8 ноября 2020 года. Формат проведения - онлайн.</text:p>
            <text:p/>
            <text:p>Задания будут опубликованы в 00.01 час. 3 ноября 2020 года (по моск.вр.) на официальном сайте Большого этнографического диктанта www.miretno.ru.</text:p>
            <text:p/>
            <text:p>Задания Диктанта оформлены в виде теста и включают в себя:</text:p>
            <text:p/>
            <text:p>- 20 вопросов – общефедеральная часть Диктанта, единая для всех участников;</text:p>
            <text:p/>
            <text:p>- 10 вопросов – региональная часть Диктанта, уникальная для каждого субъекта Российской Федерации.</text:p>
            <text:p/>
            <text:p>Максимальная сумма баллов за выполнение всех заданий – 100.</text:p>
            <text:p/>
            <text:p>Время прохождения Диктанта – 45 минут.</text:p>
            <text:p/>
            <text:p>Сертификат участника с указанием результатов формируется сразу после прохождения Диктанта в электронном виде.</text:p>
            <text:p/>
            <text:p>В этом году у участников появится возможность сразу узнать правильный ответ и получить историческую справку со ссылками на источники.</text:p>
            <text:p>Все подробности акции на сайте http://miretno.ru</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4" calcext:value-type="float">
            <text:p>14</text:p>
          </table:table-cell>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36" calcext:value-type="float">
            <text:p>36</text:p>
          </table:table-cell>
          <table:table-cell office:value-type="string" calcext:value-type="string">
            <text:p>Профессор ЛГУ - лауреат конкурса "Старт инноваций"</text:p>
            <text:p/>
            <text:p>По результатам Всероссийского конкурса «Старт инноваций» в номинации "учебно-методические пособия" дипломом лауреата I степени удостоена профессор кафедры социально-культурного сервиса и туризма Татьяна Комиссарова.</text:p>
            <text:p>Татьяна Комиссарова представила на конкурс учебное пособие «Познание Родины: актуальные практики детско-юношеского туризма и краеведения».</text:p>
            <text:p>Всероссийский конкурс «Старт инноваций» проводится Академией народной энциклопедии в рамках реализации Общероссийского инновационного проекта «Моя Россия».</text:p>
            <text:p>Конкурс направлен на решение следующих целей и задач: привлечение к творчеству и научно-исследовательской работе, продвижение научно-исследовательских, методических и творческих достижений.</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1" calcext:value-type="float">
            <text:p>11</text:p>
          </table:table-cell>
          <table:table-cell office:value-type="string" calcext:value-type="string">
            <text:p>3 ноября в 14:00 в конференц-зале состоится презентация программ магистратуры по направлению Юриспруденции для обучающихся 4 курса. Приглашаем всех желающих.</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12" calcext:value-type="float">
            <text:p>12</text:p>
          </table:table-cell>
          <table:table-cell office:value-type="string" calcext:value-type="string">
            <text:p>Международная конференция на юрфаке ЛГУ</text:p>
            <text:p/>
            <text:p>На юридическом факультете ЛГУ им. А.С. Пушкина прошла XV Международная научно-практическая конференция «Проблемы защиты прав: история и современность».</text:p>
            <text:p/>
            <text:p> </text:p>
            <text:p>Возможность проведения конференции в режиме онлайн заметно расширила число участников и границы. Среди более чем ста участников были представители Москвы, Краснодара, Нижнего Новгорода, Саратова и т.д.</text:p>
            <text:p/>
            <text:p>Участники конференции обсудили актуальные вопросы современной юриспруденции, связанные с защитой прав и свобод граждан, а также рассмотрели общие тенденции развития права, проблемы определения правового статуса и нормативного регулирования деятельности субъектов, механизмы контроля над соблюдением прав. В работе конференции приняли участие Ирина Панченко, старший вице-президент-исполнительный директор Союза «Ленинградская областная торгово-промышленная палата», Константин Тимохин, Руководитель аппарата Уполномоченного по защите прав предпринимателей в Санкт-Петербурге, Федор Стулов, начальник отдела особо охраняемых природных территорий Комитета по природным ресурсам Ленинградской области, Надежда Дорохова, судья Арбитражного суда Санкт-Петербурга и Ленинградской области, а также представители высших учебных заведений Санкт-Петербурга и Ленинградской области.</text:p>
          </table:table-cell>
          <table:table-cell office:value-type="string" calcext:value-type="string">
            <text:p>[]</text:p>
          </table:table-cell>
        </table:table-row>
        <table:table-row table:style-name="ro1">
          <table:table-cell table:number-columns-repeated="3"/>
        </table:table-row>
        <table:table-row table:style-name="ro4">
          <table:table-cell office:value-type="float" office:value="18" calcext:value-type="float">
            <text:p>18</text:p>
          </table:table-cell>
          <table:table-cell office:value-type="string" calcext:value-type="string">
            <text:p>СМИ о нас: </text:p>
            <text:p>https://lentv24.ru/Obyavleni_pobediteli_konkursa_Lideri_Rossii_Politika_.htm</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38" calcext:value-type="float">
            <text:p>138</text:p>
          </table:table-cell>
          <table:table-cell office:value-type="string" calcext:value-type="string">
            <text:p>💚Дорогой Университет, в этот день хочется сказать тебе большое и искреннее спасибо! </text:p>
            <text:p/>
            <text:p>Для меня ЛГУ значит многое. С момента поступления мы идем вместе, и я очень рад возможности учиться и работать здесь. Образование, полученное на историческом факультете, показало, что профессионализм – это большая ценность, к которой лежит трудный, но захватывающий путь. ЛГУ давно стал для меня вторым домом: порой, здесь я провожу больше времени, чем с семьей. Спасибо Университету за новых друзей и ценных коллег, за ярких, творческих, талантливых студентов, за неравнодушных преподавателей. </text:p>
            <text:p>Желаю Университету сохранять и укреплять ценности высшего образования, всегда идти в ногу со временем и не бояться перемен, которые, конечно, будут только к лучшему. Пусть границы возможностей и перспективы только расширяются и приумножаются! С днем рождения! </text:p>
            <text:p/>
            <text:p>Виталий Шевелев, заведующий отделом по работе с молодежью ЛГУ им. А. С. Пушкина</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56" calcext:value-type="float">
            <text:p>56</text:p>
          </table:table-cell>
          <table:table-cell office:value-type="string" calcext:value-type="string">
            <text:p>🎉Коллектив экономического факультета сердечно поздравляет коллектив и обучающихся ЛГУ имени А.С. Пушкина с Днем рождения Университета! </text:p>
            <text:p>Мы живем в стремительно меняющемся мире. Участвуя в новой экономике – экономике знаний, становясь старше, наш Университет постоянно молодеет: обновляется, трансформируется, ставит новые цели и задачи, создает инновации. </text:p>
            <text:p>И хотя прошедший год принес нам испытания, мы их успешно преодолели, за короткое время создав полноценную электронную образовательную среду. Говорим большое спасибо всем, кто организовывал и исполнял эту непростую работу, испытываем гордость за коллектив. </text:p>
            <text:p>Руководству и преподавателям желаем творческих озарений, научных открытий, мудрости; студентам – занимательных занятий, отличных оценок и неоспоримых побед; сотрудникам – вдохновения, блестящих перспектив и успехов! </text:p>
            <text:p>Желаем университету не снижать качества и темпов обновления, использовать те традиции и смыслы высшего образования, которые позволяют формировать не только крепких профессионалов, но и истинных граждан своей страны! </text:p>
            <text:p/>
            <text:p>Надежда Космачева, декан экономического факультета</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38" calcext:value-type="float">
            <text:p>138</text:p>
          </table:table-cell>
          <table:table-cell office:value-type="string" calcext:value-type="string">
            <text:p>💐Поздравляю коллег, студентов и руководство с днём рождения университета! </text:p>
            <text:p/>
            <text:p>За время становления и развития наш университет прошёл интересный, насыщенный событиями и достижениями путь. На ЛГУ им. А.С. Пушкина возложена важная миссия обеспечения рынка труда высококвалифицированными специалистами, решение актуальных задач региональной экономики, реализация совместных проектов с профильными организациями, и, в целом, развитие родного края. Наши студенты очень талантливы: победы в международных конкурсах, участие в научных конференциях, форумах, съездах, соревнованиях, в творческих коллективах – всё это является подтверждением тому, что современная молодёжь активна, амбициозна и успешна. От всей души поздравляю каждого причастного к жизни университета и желаю продолжать смело идти вперед, жить полной и радостной жизнью, учиться, учить, творить! Новых идей и побед! </text:p>
            <text:p>Пусть будут лучшими студенты, </text:p>
            <text:p>И труд научный пусть растёт, </text:p>
            <text:p>И много абитуриентов </text:p>
            <text:p>К нам обязательно придёт! </text:p>
            <text:p> </text:p>
            <text:p>Светлана Петрова, декан филологического факультета</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70" calcext:value-type="float">
            <text:p>70</text:p>
          </table:table-cell>
          <table:table-cell office:value-type="string" calcext:value-type="string">
            <text:p>🌱Для системы российского образования октябрь очень важный месяц, ведь именно в октябре были основаны Царскосельский лицей и ЛГУ им. А.С. Пушкина. За относительно небольшое время наш университет стал одним из ведущих образовательных учреждений страны, благодаря слаженной работе сотрудников и преподавателей – коллектива единомышленников. </text:p>
            <text:p>Дорогие коллеги! Пусть на профессиональном поприще Вам всегда сопутствует успех и реализуются самые амбициозные планы в научной и образовательной сфере. Желаем Вам талантливых студентов, которые смогут разделить с вами творческие взлеты и оценить ваши методические находки. </text:p>
            <text:p>Дорогие студенты! Университет – это целая вселенная, поэтому желаем вам во вселенной ЛГУ сформировать траекторию своего профессионального и личностного роста. Пусть покорятся вам сияющие вершины новых знаний, а дорога к успеху будет прямой и ровной. Вуз славен своими выпускниками, а потому, поздравляя ЛГУ с днем рождения, надеемся, что Александр Пушкин, Александр Горчаков и Михаил Салтыков-Щедрин XXI века с гордостью скажут: «Я окончил ЛГУ». </text:p>
            <text:p/>
            <text:p>Елена Гаджиева, декан факультета естествознания, географии и туризма</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19" calcext:value-type="float">
            <text:p>19</text:p>
          </table:table-cell>
          <table:table-cell office:value-type="string" calcext:value-type="string">
            <text:p>Арсений Майоров – победитель конкурса «Лидеры России. Политика»</text:p>
            <text:p/>
            <text:p>28 октября в Москве состоялась торжественная церемония награждения победителей Конкурса «Лидеры России. Политика». Арсений Майоров, проректор по цифровому развитию, доцент кафедры философии политики и политического менеджмента, директор НОЦ урбанистики и киберантропологии ЛГУ им. А.С. Пушкина, кандидат политических наук - победитель финала конкурса «Лидеры России. Политика». </text:p>
            <text:p>Из 100 финалистов на церемонию награждения были приглашены 50 человек из 24 регионов России. Арсений Валерьевич стал единственным представителем Ленинградской области. </text:p>
            <text:p>Победители Конкурса «Лидеры России» - это кадровый резерв Президента России.</text:p>
            <text:p>Конкурс «Лидеры России. Политика» реализуется по поручению Президента Российской Федерации с целью выявления перспективных лидеров, обладающих необходимыми знаниями, навыками и мотивацией для законотворческой деятельности. </text:p>
            <text:p/>
            <text:p>🎉ПОЗДРАЛЯЕМ!!!!!🎉🎉🎉🎉</text:p>
            <text:p/>
            <text:p>https://lengu.ru/news/arseniy-mayorov-pobeditel-konkursa-lidery-rossii-politika</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69" calcext:value-type="float">
            <text:p>69</text:p>
          </table:table-cell>
          <table:table-cell office:value-type="string" calcext:value-type="string">
            <text:p>🌺Университет для меня - как родной, близкий человек: немного нервный в дни приемной кампании, растерянный, с восторженно открытыми глазами первого сентября, сосредоточенный и деловой во время сессии, счастливый и уверенный в себе в дни вручения дипломов. </text:p>
            <text:p>Я желаю моему дорогому университету, чтобы все дни его насыщенного жизненного цикла были яркими и незабываемыми! </text:p>
            <text:p/>
            <text:p>Мария Харитонова, декан факультета философии, культурологии и искусства</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90" calcext:value-type="float">
            <text:p>90</text:p>
          </table:table-cell>
          <table:table-cell office:value-type="string" calcext:value-type="string">
            <text:p>❤Дорогие коллеги! </text:p>
            <text:p>Поздравляю вас с днем рождения университета! </text:p>
            <text:p>Сегодня нам непросто, мы живем, тревожно вглядываясь в завтрашний день – и особую важность обретает стабильность традиционных форм и вечные ценности. К числу таких форм и ценностей мы справедливо можем отнести образование, и роль университета как его смыслообразующего центра трудно переоценить. </text:p>
            <text:p>Только от нас зависит, каким будет обучение завтрашнего дня, – и не важно, какой формат продиктует нам жизнь, в наших силах сделать его интересным, захватывающим и значимым – настоящей ступенькой в будущее. </text:p>
            <text:p>17 лет назад я пришла сюда испуганной первокурсницей, а сегодня работаю по одному из самых захватывающих направлений – научному. Желаю родному университету процветания, а всем нам – сил, терпения и крепкого здоровья. </text:p>
            <text:p/>
            <text:p>Ольга Кублицкая, начальник управления научной политики</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55" calcext:value-type="float">
            <text:p>55</text:p>
          </table:table-cell>
          <table:table-cell office:value-type="string" calcext:value-type="string">
            <text:p>💙Юридический факультет поздравляет ЛГУ им. А.С. Пушкина с 28-летием! </text:p>
            <text:p/>
            <text:p>Несмотря на трудности уходящего года, приятно видеть, что коллектив нашего университета сплотился и продолжает двигаться вперед. </text:p>
            <text:p>Юридический факультет от всей души поздравляет всех с 28 годовщиной университета и желает нашему вузу - коллективу преподавателей, студентам, сотрудникам - дальнейшего развития, процветания и благополучия. </text:p>
            <text:p/>
            <text:p>Елена Борисовна Гоголевская, декан юридического факультета</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60" calcext:value-type="float">
            <text:p>60</text:p>
          </table:table-cell>
          <table:table-cell office:value-type="string" calcext:value-type="string">
            <text:p>Ломоносовский институт (филиал) поздравляет студентов, преподавателей, сотрудников и выпускников ЛГУ им. А.С. Пушкина с 28-летием университета! </text:p>
            <text:p/>
            <text:p>Желаем верности традициям и неуклонного движения вперёд, реализации всех планов и успешного творческого поиска, вклада в копилку научного и образовательного потенциала! Всем счастья и чудесного настроения! 🥰💖💐</text:p>
            <text:p/>
            <text:p>С праздником! 🎉🎉🎉🧡</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27" calcext:value-type="float">
            <text:p>127</text:p>
          </table:table-cell>
          <table:table-cell office:value-type="string" calcext:value-type="string">
            <text:p>🎉Дорогие коллеги, студенты, выпускники!🎉</text:p>
            <text:p> </text:p>
            <text:p>28 лет назад был образован Ленинградский государственный университет имени А.С. Пушкина, ставший для всех нас особенным местом.</text:p>
            <text:p> </text:p>
            <text:p>Сегодня мы переживаем непростой период, и поэтому очень важно ощущать поддержку близких, быть частью коллектива единомышленников. Отрадно осознавать, что такой коллектив сложился в стенах университета, и мы мы вместе определяем, каким будет образование завтрашнего дня.</text:p>
            <text:p> </text:p>
            <text:p>Желаю родному вузу успехов и процветания, а каждому из нас — здоровья и хорошего настроения!</text:p>
            <text:p/>
            <text:p>Лариса Кобрина, проректор по научной работе, декан факультета специального (дефектологического) образования</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33" calcext:value-type="float">
            <text:p>133</text:p>
          </table:table-cell>
          <table:table-cell office:value-type="string" calcext:value-type="string">
            <text:p>💚С днем рождения, наш дорогой университет! </text:p>
            <text:p/>
            <text:p>Студенческие годы в жизни каждого человека оставляют яркий и неповторимый след. Однако университет - это не только место получения образования. Для кого-то он становится площадкой для раскрытия творческого потенциала, лидерских и организаторских качеств, для кого-то - местом встречи с лучшими друзьями и возлюбленными, кто-то именно здесь делает свои первые шаги в научной деятельности, а для многих выпускников университет впоследствии становится местом работы. Для каждого университет дорог по-своему! Желаю ЛГУ сохранять свои лидерские позиции в образовании, приумножать традиции, добиваться поставленных целей и совершать научные открытия, быть для своих студентов настоящим университетом жизни! </text:p>
            <text:p/>
            <text:p>Ирина Гайворонская, декан факультета психологии</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90" calcext:value-type="float">
            <text:p>90</text:p>
          </table:table-cell>
          <table:table-cell office:value-type="string" calcext:value-type="string">
            <text:p>🧡Сегодня мы отмечаем наш «семейный» праздник – День рождения университета! </text:p>
            <text:p>Поздравляем всех причастных: преподавателей, сотрудников, студентов и выпускников! Мы уже многого достигли. Благодаря упорной работе, научному и педагогическому поиску профессорско-преподавательского состава, целеустремленным студентам, профессиональной компетентности наших выпускников вуз является современным научно-образовательным центром региона. Что же касается факультета иностранных языков, то мы и впредь будем вносить свой посильный вклад в развитие Ленинградского государственного университета им. А.С. Пушкина! </text:p>
            <text:p>Желаю всему коллективу здоровья и новых значимых достижений в нашей деятельности! </text:p>
            <text:p/>
            <text:p>Любовь Коцюбинская, декан факультета иностранных языков</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240" calcext:value-type="float">
            <text:p>240</text:p>
          </table:table-cell>
          <table:table-cell office:value-type="string" calcext:value-type="string">
            <text:p>Уважаемые преподаватели, студенты, друзья! </text:p>
            <text:p/>
            <text:p>🎉Поздравляю всех с 28-летием Ленинградского государственного университета имени А.С. Пушкина! </text:p>
            <text:p/>
            <text:p> Без малого три десятка лет наш университет растет и развивается. Время меняется, и мы меняемся вместе с ним. Сегодня ЛГУ им. А.С. Пушкина - один из ведущих образовательных центров Северо-Запада России. </text:p>
            <text:p> Выпускники нашего Университета зарекомендовали себя высококвалифицированными специалистами, чьи знания и навыки, приобретенные в стенах ЛГУ им. А.С. Пушкина, одинаково востребованы на государственной службе, в деятельности самых разных организаций и предприятий, в развитии отечественной науки. В этом, в первую очередь, заслуга профессорско-преподавательского состава, администрации, всего коллектива университета и, разумеется, самих студентов, мечтающих стать достойными членами общества. </text:p>
            <text:p> </text:p>
            <text:p> Желаю всему преподавательскому составу больших успехов в подготовке современных востребованных специалистов, а студентам – новых достижений в учебе, творчестве, спорте. Уверен, что приобретенные в университетских стенах глубокие знания помогут нашим выпускникам покорить самые высокие профессиональные и жизненные вершины. </text:p>
            <text:p> </text:p>
            <text:p>Станислав Еремеев, ректор ЛГУ им. А.С. Пушкина</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 calcext:value-type="float">
            <text:p>1</text:p>
          </table:table-cell>
          <table:table-cell/>
          <table:table-cell office:value-type="string" calcext:value-type="string">
            <text:p>[]</text:p>
          </table:table-cell>
        </table:table-row>
        <table:table-row table:style-name="ro1">
          <table:table-cell table:number-columns-repeated="3"/>
        </table:table-row>
        <table:table-row table:style-name="ro29">
          <table:table-cell office:value-type="float" office:value="29" calcext:value-type="float">
            <text:p>29</text:p>
          </table:table-cell>
          <table:table-cell office:value-type="string" calcext:value-type="string">
            <text:p>Литературный конкурс "Поэзия ХХ века"</text:p>
            <text:p/>
            <text:p>В Ломоносовском институте "ЛГУ им. А.С. Пушкина" прошел литературный конкурс "Поэзия ХХ века". </text:p>
            <text:p/>
            <text:p>Поздравляем победителей, которыми стали: </text:p>
            <text:p>🥇1 место - Шарипова Карина, Беляева Анна </text:p>
            <text:p>🥈2 место - Фролова Анна, Иванов Михаил </text:p>
            <text:p>🥉3 место - Михалёв Михаил, Шевченко Лидия </text:p>
            <text:p/>
            <text:p>🏅Приз зрительских симпатий - Фролова Анна </text:p>
            <text:p/>
            <text:p>Спасибо участникам! Желаем дальнейших творческих успехов!🌹💐</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3" calcext:value-type="float">
            <text:p>13</text:p>
          </table:table-cell>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3" calcext:value-type="float">
            <text:p>3</text:p>
          </table:table-cell>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5" calcext:value-type="float">
            <text:p>15</text:p>
          </table:table-cell>
          <table:table-cell office:value-type="string" calcext:value-type="string">
            <text:p>Проректор ЛГУ принял участие в международной конференции о взаимоотношениях Евросоюза с Китаем</text:p>
            <text:p> </text:p>
            <text:p>Проректор по учебно-методической работе Сергей Большаков по приглашению Французского института международных исследований (IFRI, Париж) принял участие в Международной конференции «Торговля, инвестиции, технологии, изменение климата, права человека: Как ЕС должен вести себя с Китаем?». </text:p>
            <text:p> </text:p>
            <text:p>Конференция была организована при экспертной поддержке Австро-французского центра сближения в Европе (ÖFZ), Программы «Многосторонний диалог» Фонда Конрада-Аденауэра (KAS) и Венского института международных экономических исследований (WIIW).</text:p>
            <text:p>Основная проблематика конференции была посвящена Китаю, как глобальной державе, участвующей в международных процессах, результатам экономических реформ и последствиям влияния роста китайской экономики. Экспертному обсуждению подверглись вопросы роли Китая как стратегического партнера, стратегического конкурента и соперника ЕС (что декларируется официальными документами ЕС с 2019 года).</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56" calcext:value-type="float">
            <text:p>56</text:p>
          </table:table-cell>
          <table:table-cell office:value-type="string" calcext:value-type="string">
            <text:p>🎉Студенты ЛГУ продолжают побеждать</text:p>
            <text:p/>
            <text:p>Студент ЛГУ стал победителем регионального этапа олимпиады профессионального мастерства. </text:p>
            <text:p>21 октября в Петербурге прошел региональный этап Всероссийской олимпиады профессионального мастерства среди обучающихся среднего профессионального образования по укрупненной группе специальностей "Прикладная информатика". Победителем регионального этапа стал Роман Приходько, студент 3 курса специальности «Прикладная информатика» колледжа ЛГУ им. А.С.Пушкина. </text:p>
            <text:p>💐Поздравляем!!!</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8" calcext:value-type="float">
            <text:p>18</text:p>
          </table:table-cell>
          <table:table-cell office:value-type="string" calcext:value-type="string">
            <text:p>Студенты ЛГУ примут участие в турнире по PUBG Mobile среди студентов</text:p>
            <text:p>Иван Прохоров, студент юридического факультета, Александр Соловьев, студент факультета философии, культурологии и искусства, Тимур Аиткулов, студент факультета математики и информатики, Влад Стеблецов, студент экономического факультета прошли отборочные стадии и вышли в групповой этап "PUBG mobile Campus Championship Russia 2020"!</text:p>
            <text:p>В групповой стадии PMCC, которая стартует 2 ноября, примут участие победители четырех отборочных этапов. Наши спортсмены сыграют в полуфинале 5 ноября. </text:p>
            <text:p>Финал турнира состоится 7 и 8 ноября. Трансляции основного этапа PMCC пройдут на официальном канале PUBG Mobile Россия на YouTube.</text:p>
            <text:p>Участники борются за призовые в размере 400000 рублей!</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3" calcext:value-type="float">
            <text:p>13</text:p>
          </table:table-cell>
          <table:table-cell/>
          <table:table-cell office:value-type="string" calcext:value-type="string">
            <text:p>[]</text:p>
          </table:table-cell>
        </table:table-row>
        <table:table-row table:style-name="ro1">
          <table:table-cell table:number-columns-repeated="3"/>
        </table:table-row>
        <table:table-row table:style-name="ro32">
          <table:table-cell office:value-type="float" office:value="2" calcext:value-type="float">
            <text:p>2</text:p>
          </table:table-cell>
          <table:table-cell office:value-type="string" calcext:value-type="string">
            <text:p>III Всероссийский сетевой конкурс студенческих работ «Профессиональное завтра»</text:p>
            <text:p/>
            <text:p>В целях создания условий для полноценной интеграции инвалидов и лиц с ОВЗ в общество, профессиональной ориентации и трудоустройства выпускников вузов сеть Ресурсных учебно-методических центров вузов России проводит III Всероссийский сетевой конкурс студенческих проектов (работ) «Профессиональное завтра».</text:p>
            <text:p/>
            <text:p>Основными задачами проведения Конкурса являются формирование интереса студентов с инвалидностью и ОВЗ к будущей профессии, расширение их кругозора в сфере выбранной профессиональной деятельности, стимулирование студентов к дальнейшему профессиональному развитию и трудоустройству по выбранному направлению подготовки.</text:p>
            <text:p/>
            <text:p>Конкурс проводится по следующим номинациям:</text:p>
            <text:p/>
            <text:p>Эссе «Почему я ценный и полезный работник: 10 аргументов».</text:p>
            <text:p>Профессиональный старт-ап молодежи.</text:p>
            <text:p>Исследовательская работа.</text:p>
            <text:p>Мое полезное изобретение.</text:p>
            <text:p>Социальная реклама.</text:p>
            <text:p>К участию в Конкурсе приглашаются студенты, обучающиеся по программам высшего образования. Заявки на участие в Конкурсе могут присылать как индивидуальные авторы, так и проектные коллективы (индивидуальные и групповые проекты). Обязательное условие – численность команды не должна превышать трех человек; в том числе активное включение в состав команды не менее одного студента с инвалидностью. В номинации «Эссе» проект представляется индивидуально (допускается сопровождение ассистента).</text:p>
            <text:p/>
            <text:p>Сроки проведения Конкурса – с 20.10.2020 года по 17.12.2020 года:</text:p>
            <text:p/>
            <text:p>1 этап (заочный) – с 20.10.2020 г. по 25.11.2020 г. – прием заявок (конкурсных работ).</text:p>
            <text:p/>
            <text:p>Победители заочного этапа будут приглашены для участия в онлайн этапе Конкурса.</text:p>
            <text:p/>
            <text:p>2 этап (онлайн) – с 15.12.2020 г. по 17.12.2020 г. – защита проектов.</text:p>
            <text:p/>
            <text:p>Место проведения онлайн этапа Конкурса – онлайн площадки ФГБОУ ВО «Государственный университет управления».</text:p>
            <text:p/>
            <text:p>Прием заявок, а также самих конкурсных работ осуществляется до 25 ноября 2020 г. Заявки, поданные после 25 ноября 2020 г., к участию в Конкурсе не допускаются.</text:p>
            <text:p/>
            <text:p>Регистрация участников и размещение конкурсных работ осуществляется по ссылке: https://forms.gle/bPyhkmjXxQPfps399</text:p>
            <text:p/>
            <text:p>Получить дополнительную информацию об условиях участия в Конкурсе можно у представителей Организационного комитета:</text:p>
            <text:p/>
            <text:p>Специалист РУМЦ ГУУ – Гатилова Ольга Николаевна, тел. раб. (495) 377-77-88 (доб. 2016), тел. моб. +7 916-432-31-07, e-mail: on_gatilova@guu.ru .</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14" calcext:value-type="float">
            <text:p>114</text:p>
          </table:table-cell>
          <table:table-cell office:value-type="string" calcext:value-type="string">
            <text:p>Студентка ЛГУ получила именную стипендию Правительства Петербурга</text:p>
            <text:p/>
            <text:p>Студентка 2 курса филологического факультета ЛГУ им. А.С. Пушкина Екатерина Серко - лауреат конкурса на право получения именных стипендий Правительства Санкт-Петербурга.</text:p>
            <text:p>Екатерина обучается по направлению "Педагогическое образование (с двумя профилями подготовки)", профили "Русский язык и литература". Она стала одним из победителей конкурса на право получения именных стипендий Правительства Санкт-Петербурга в области физики, математики, химии, русского языка и в сфере информационных технологий в 2020/2021 учебном году.Размер стипендии составляет 5 тысяч рублей в месяц. На конкурс в 2020 году было подано 494 заявления от студентов из 20 вузов Санкт-Петербурга. Получателями стипендий стали 320 студентов первых и вторых курсов.</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 calcext:value-type="float">
            <text:p>2</text:p>
          </table:table-cell>
          <table:table-cell office:value-type="string" calcext:value-type="string">
            <text:p>ГОРЯЧАЯ ЛИНИЯ МИНОБРНАУКИ</text:p>
            <text:p> Горячая линия предоставляет всю необходимую информацию по вопросам образовательного, правового и организационного характера. </text:p>
            <text:p/>
            <text:p>❗«ГОРЯЧАЯ ЛИНИЯ» СИТУАЦИОННОГО ЦЕНТРА +7 (495) 198-00-00 </text:p>
            <text:p/>
            <text:p>Ситуационный центр Минобрнауки России создан для оперативной поддержки образовательных организаций, студентов и преподавателей по переходу на смешанные и дистанционные форматы обучения в связи с неблагополучной обстановкой, вызванной новой коронавирусной инфекцией (COVID-2019).</text:p>
            <text:p>С методическими рекомендациями по профилактике, диагностике и лечению новой коронавирусной инфекции можно ознакомиться на сайтах Министерства здравоохранения Российской Федерации и Роспотребнадзора.</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2" calcext:value-type="float">
            <text:p>2</text:p>
          </table:table-cell>
          <table:table-cell/>
          <table:table-cell office:value-type="string" calcext:value-type="string">
            <text:p>[]</text:p>
          </table:table-cell>
        </table:table-row>
        <table:table-row table:style-name="ro1">
          <table:table-cell table:number-columns-repeated="3"/>
        </table:table-row>
        <table:table-row table:style-name="ro4">
          <table:table-cell office:value-type="float" office:value="1" calcext:value-type="float">
            <text:p>1</text:p>
          </table:table-cell>
          <table:table-cell office:value-type="string" calcext:value-type="string">
            <text:p>СМИ о нас: В Санкт-Петербурге стартовал второй сезон "Школы волонтеров наследия", который реализуется в рамках национального проекта "Культура". </text:p>
            <text:p>https://rg.ru/2020/10/22/reg-pfo/kak-volonterov-kultury-uchat-sohraniat-nasledie.html</text:p>
          </table:table-cell>
          <table:table-cell office:value-type="string" calcext:value-type="string">
            <text:p>[]</text:p>
          </table:table-cell>
        </table:table-row>
        <table:table-row table:style-name="ro1">
          <table:table-cell table:number-columns-repeated="3"/>
        </table:table-row>
        <table:table-row table:style-name="ro4">
          <table:table-cell office:value-type="float" office:value="6" calcext:value-type="float">
            <text:p>6</text:p>
          </table:table-cell>
          <table:table-cell office:value-type="string" calcext:value-type="string">
            <text:p>В 2021 году пройдет Всероссийская перепись населения. Даже перепись теперь будет переходить онлайн. Сроки проведения: с 1 по 30 апреля 2021 года.</text:p>
            <text:p>Всю информацию можно найти на официальном сайте https://www.strana2020.ru/about/sroki-perepisi/v-kakie-sroki-sostoitsya-perepis/</text:p>
          </table:table-cell>
          <table:table-cell office:value-type="string" calcext:value-type="string">
            <text:p>[]</text:p>
          </table:table-cell>
        </table:table-row>
        <table:table-row table:style-name="ro1">
          <table:table-cell table:number-columns-repeated="3"/>
        </table:table-row>
        <table:table-row table:style-name="ro37">
          <table:table-cell office:value-type="float" office:value="10" calcext:value-type="float">
            <text:p>10</text:p>
          </table:table-cell>
          <table:table-cell office:value-type="string" calcext:value-type="string">
            <text:p>🇷🇺Конкурс "РОССИЯ-2035"</text:p>
            <text:p/>
            <text:p>Открыта регистрация на Всероссийский конкурс молодежных проектов стратегии социально-экономического развития "Россия-2035", заочный этап которого проходит с 28 сентября по 8 ноября 2020 года 📩</text:p>
            <text:p/>
            <text:p>«Россия 2035» - это площадка, позволяющая сформировать у молодежи представление о собственной роли в развитии страны, а также привлечь молодых граждан к процессу подготовки стратегии социально-экономического развития Российской Федерации 2035 года. </text:p>
            <text:p/>
            <text:p>Основной целью конкурса является формирование предложений молодых граждан в проект стратегии социально-экономического развития Российской Федерации до 2035 года. Участниками форума могут стать граждане Российской Федерации от 7 до 35 лет.</text:p>
            <text:p/>
            <text:p>Организаторами конкурса выступает Фонд поддержки образовательных проектов при поддержке Совета Федерации Федерального Собрания Российского Федерации.</text:p>
            <text:p/>
            <text:p>Тематические направления: </text:p>
            <text:p>✒ Государство как цифровая платформа: трансформация ключевых отраслей экономики и социальной сферы; </text:p>
            <text:p>✒ Образование, наука, культура: новые технологии и потребности; </text:p>
            <text:p>✒ Здравоохранение, демография, экология: обеспечение благополучия населения; </text:p>
            <text:p>✒ ЖКХ и городская среда: «умный» и безопасный город завтра; </text:p>
            <text:p>✒ Дальний Восток и Арктика: развитие перспективных территорий. </text:p>
            <text:p/>
            <text:p>Номинации: </text:p>
            <text:p>✏ рисунок (для участников от 7 до 14 лет); </text:p>
            <text:p>✏ инфографика (для участников 15-35 лет); </text:p>
            <text:p>✏ проект (для участников от 15 до 35 лет); </text:p>
            <text:p>✏ эссе (для всех групп участников).</text:p>
            <text:p>Подробнее на официальном сайте: россия2035.рф</text:p>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26" calcext:value-type="float">
            <text:p>26</text:p>
          </table:table-cell>
          <table:table-cell office:value-type="string" calcext:value-type="string">
            <text:p>✨Студенты ЛГУ - творческая молодежь Ленобласти</text:p>
            <text:p> </text:p>
            <text:p>Студенты Ломоносовского института (филиал ЛГУ им. А.С. Пушкина) приняли участие в 3-х дневной программе для творческой молодежи Ленинградской области, организованной Комитетом по молодёжной политике на базе ГБУ ЛО "ЦЕНТР "МОЛОДЁЖНЫЙ". </text:p>
            <text:p/>
            <text:p>Студенты приняли участие в насыщенной образовательной программе, где получили новые знания и практиковали навыки по следующим направлениям: </text:p>
            <text:p/>
            <text:p>📍обработки фото и видео;</text:p>
            <text:p>📍практики создания киносценария; </text:p>
            <text:p>📍съемки видеофильмов; </text:p>
            <text:p>📍тренинги по креативному мышлению; </text:p>
            <text:p>📍увлекательные квесты. </text:p>
            <text:p/>
            <text:p>Три дня студенты обогащались новыми знаниями и приобрели интересный опыт.</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20" calcext:value-type="float">
            <text:p>20</text:p>
          </table:table-cell>
          <table:table-cell office:value-type="string" calcext:value-type="string">
            <text:p>🌆О развитии туризма в Петербурге и Ленобласти</text:p>
            <text:p/>
            <text:p>Декан факультета естествознания, географии и туризма, а также специалисты ЛГУ 22 октября приняли участие в совещании по вопросам совершенствования стратегии развития туризма в Санкт-Петербурге и Ленинградской области.</text:p>
            <text:p> В совещании, организованном Комитетом по развитию туризма Санкт-Петербурга и Центром стратегического развития «Северо-Запад», приняли участие исследователи ЛГУ им. А.С. Пушкина – Елена Гаджиева, декан факультета естествознания, географии и туризма; Татьяна Комиссарова, директор НИИ географии, экологии и природопользования; Эдуард Жигунов – доцент кафедры социально-культурного сервиса и туризма, и Павел Жуков, старший преподаватель кафедры социально-культурного сервиса и туризма.</text:p>
            <text:p>На совещании обсуждались исследовательские направления сетевой лаборатории, нацеленные на изучение перспективных для Санкт-Петербурга направлений туризма. Куратором направления «Экологический туризм в Санкт-Петербурге» является Елена Гаджиева.</text:p>
            <text:p>В ходе выступления представители исследовательской группы ЛГУ им. А.С. Пушкина обосновали концептуальные подходы, определяющие возможности успешного развития экологического туризма в Санкт-Петербурге, изложили гипотезу и методологию исследования, а также промежуточные результаты.</text:p>
          </table:table-cell>
          <table:table-cell office:value-type="string" calcext:value-type="string">
            <text:p>[]</text:p>
          </table:table-cell>
        </table:table-row>
        <table:table-row table:style-name="ro1">
          <table:table-cell table:number-columns-repeated="3"/>
        </table:table-row>
        <table:table-row table:style-name="ro6">
          <table:table-cell office:value-type="float" office:value="4" calcext:value-type="float">
            <text:p>4</text:p>
          </table:table-cell>
          <table:table-cell office:value-type="string" calcext:value-type="string">
            <text:p>✨Фестиваль молодежи и студентов Ленинградской области</text:p>
            <text:p/>
            <text:p>📅31 октября 2020 года ГБУ ЛО «Ресурсный добровольческий центр» организует мероприятия Фестиваль молодежи и студентов Ленинградской области, посвященного развитию молодежного информационного пространства Ленинградской области. </text:p>
            <text:p>🎯Время начала мероприятия 10:00.</text:p>
            <text:p/>
            <text:p>📃Заявки на участие в Мероприятии принимаются в автоматизированной информационной системе «Молодежь России» (https://myrosmol.ru) в период с 15 октября по 25 октября 2020 года.</text:p>
            <text:p/>
            <text:p>❗Все участники должны состоять в телеграмм - канале https://t.me/molodost47</text:p>
            <text:p> </text:p>
            <text:p>✅Образовательная программа будет содержать блоки по выбору:</text:p>
            <text:p>Тема: «Продвижение в социальных сетях или как правильно продать свой проект»;</text:p>
            <text:p>Тема: «Социальное проектирование 2.0» - разбираем проекты, которые не реализовались, потому что нашли множество причин его непригодности;</text:p>
            <text:p>Тема: «'Тайменеджмент, или как опаздывать правильно»;</text:p>
            <text:p>Тема: «Я беру тебя на работу» - раскрытие секретов правильного резюме;</text:p>
            <text:p>Тема: «Making a village» - создание площадки для развития поселений на территории региона.</text:p>
            <text:p>Мастер-класс «Vogue Dance» - одно из самых модных танцевальных направлений в мире</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89" calcext:value-type="float">
            <text:p>89</text:p>
          </table:table-cell>
          <table:table-cell office:value-type="string" calcext:value-type="string">
            <text:p>Прибыль слов </text:p>
            <text:p/>
            <text:p>Работа студентки 2 курса филологического факультета Анастасии Цыбиной, направление бакалавриата "Педагогическое образование (с двумя профилями подготовки) "профили "Русский язык и литература", была оценена в рамках Открытого международного конкурса языкового творчества "Прибыль слов". </text:p>
            <text:p> Представить идею можно в виде текста, инфографики, комикса, анимации, видеосюжета, аудиозаписи, презентации и любом ином творческом формате и затем опубликовать свою работу на персональной странице в социальных сетях с хэштэгом #прибыльслов.</text:p>
            <text:p>Конкурс проводился Ассоциацией развития финансовой грамотности и Государственным институтом русского языка им. А.С. Пушкина при поддержке Совета по финансовой грамотности при ЦБ России, организаций-учредителей Ассоциации развития финансовой грамотности, Государственного музея истории российской литературы имени В.И. Даля, Фонда продвижения русского языка и образования на русском.</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4" calcext:value-type="float">
            <text:p>4</text:p>
          </table:table-cell>
          <table:table-cell office:value-type="string" calcext:value-type="string">
            <text:p>ВИДЕОЛЕКТОРИЙ ПРЕЗИДЕНТСКОЙ БИБЛИОТЕКИ – О ЗНАМЕНИТЫХ ВЫПУСКНИКАХ ШКОЛЫ КАРЛА МАЯ</text:p>
            <text:p/>
            <text:p>30 октября 2020 года в 10:00 в Президентской библиотеке в рамках проекта «Знание о России» состоится видеолекторий «Ими гордится школа, страна, мир», посвящённый 25-летию создания Музея истории школы Карла Мая.</text:p>
            <text:p/>
            <text:p>Присоединиться к видеолекторию сможет любой желающий. Встреча пройдёт дистанционно и будет транслироваться на портале Президентской библиотеки в разделе «Интернет-вещание» в соответствии с программой прямых трансляций мероприятий, на YouTube-канале учреждения, а также на странице в социальной сети «ВКонтакте».</text:p>
            <text:p/>
            <text:p>Подробная информация о лекции на сайте Президентской библиотеки https://www.prlib.ru/afisha/1304698</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39" calcext:value-type="float">
            <text:p>39</text:p>
          </table:table-cell>
          <table:table-cell office:value-type="string" calcext:value-type="string">
            <text:p>День лицеиста на факультете ЕГиТ</text:p>
            <text:p/>
            <text:p>19 октября – Всероссийский День лицеиста, получивший свое название в честь Дня рождения Царскосельского лицея. На факультете естествознания, географии и туризма ЛГУ им. А.С. Пушкина ежегодно проводятся мероприятия, посвященные данному знаменательному событию. </text:p>
            <text:p>Традиция не была нарушена и в этом году. Под руководством доцента кафедры естествознания и географии Натальи Якубовской было проведено мероприятие «Отечество нам Царское Село» с использованием дистанционных технологий (конференция Zoom).</text:p>
            <text:p>Активное участие в подготовке и проведении мероприятия приняли студенты 3, 4 и 5 курсов направления Педагогическое образование: Софья Баринова, Анна Иванова, Софья Чернышова, Карина Акчурина, Ксения Богова, Ксения Козлова, Эвелина Васильева, Богдан Владикин, Алина Гаврилова и Анна Челнокова. </text:p>
            <text:p>Студенты рассказывали об истории Царскосельского лицея, о преподавателях и учащихся, о жизни лицеистов. И, конечно, читали стихи самого знаменитого лицеиста Александра Сергеевича Пушкина. Студент 5 курса Богдан Владыкин прочитал отрывок из поэмы А.С. Пушкина «Медный всадник» на удмуртском языке!</text:p>
            <text:p>Мероприятие вызвало большой интерес среди студентов и преподавателей факультета естествознания, географии и туризма.</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0" calcext:value-type="float">
            <text:p>10</text:p>
          </table:table-cell>
          <table:table-cell office:value-type="string" calcext:value-type="string">
            <text:p>Директор НОЦ ЛГУ им.А.С.Пушкина Арсений Майоров включен в рабочую группу Федеральной антимонопольной службы (ФАС)</text:p>
            <text:p> </text:p>
            <text:p>Директор НОЦ урбанистики и киберантропологии Арсений Майоров включен в рабочую группу ФАС России, сформированную в соответствии с поручением Первого заместителя Председателя Правительства Российской Федерации А.Р. Белоусова.</text:p>
            <text:p> </text:p>
            <text:p>Рабочая группа создана для выработки единых подходов к оценке объемов рынков, на которых осуществляют деятельность цифровые платформы типа "маркет-плэйс" и (или) "аrрегатор", и для обеспечения учета указанных подходов при доработке проектов нормативных правовых актов, входящих в пятый "цифровой" антимонопольный пакет.</text:p>
          </table:table-cell>
          <table:table-cell office:value-type="string" calcext:value-type="string">
            <text:p>[]</text:p>
          </table:table-cell>
        </table:table-row>
        <table:table-row table:style-name="ro1">
          <table:table-cell table:number-columns-repeated="3"/>
        </table:table-row>
        <table:table-row table:style-name="ro29">
          <table:table-cell office:value-type="float" office:value="14" calcext:value-type="float">
            <text:p>14</text:p>
          </table:table-cell>
          <table:table-cell office:value-type="string" calcext:value-type="string">
            <text:p>Студентов разных специальностей приглашают принять участие в четвёртом сезоне Всероссийской студенческой олимпиады «Я – профессионал»! </text:p>
            <text:p/>
            <text:p>Этот проект дает возможность проверить свои знания и профессиональные компетенции в одном из 72 направлений – от медицины и здравоохранения до компьютерных и инженерных наук.</text:p>
            <text:p/>
            <text:p>В случае успешного участия в олимпиаде:</text:p>
            <text:p>👉🏻 призеры, победители и медалисты смогут воспользоваться льготами при поступлении в магистратуру, аспирантуру и ординатуру ведущих российских вузов;</text:p>
            <text:p>👉🏻 у дипломантов будет возможность пройти стажировку в крупной профильной компании;</text:p>
            <text:p>👉🏻 медалистов олимпиады ждут денежные премии.</text:p>
            <text:p/>
            <text:p>📅 Регистрация на олимпиаду уже открыта и продлится до 24 ноября.</text:p>
            <text:p/>
            <text:p>📲 Узнать подробную информацию и зарегистрироваться можно на сайте: https://clck.ru/RJYzr</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 calcext:value-type="float">
            <text:p>2</text:p>
          </table:table-cell>
          <table:table-cell office:value-type="string" calcext:value-type="string">
            <text:p>Лекция-презентация ЦБ РФ </text:p>
            <text:p/>
            <text:p>Студенты и преподаватели экономического факультета приняли участие в онлайн лекции-презентации, организованной Отделением по Ленинградской области Северо-Западного главного управления Центрального банка РФ. </text:p>
            <text:p/>
            <text:p>Лекция была проведена заместителем руководителя О.И. Васильевой и специалистами Отделения. Были обсуждены следующие темы: «Финансовые инструменты для развития бизнеса», «Система быстрых платежей для бизнеса», «Финансовое мошенничество и финансовая безопасность».</text:p>
            <text:p/>
            <text:p>Слушатели подчеркнули интересное содержание лекции, насыщеннoй практическими примерами, касающимися использования системы быстрых платежей и защиты от финансового мошенничества. Участники отметили, что полученная информация актуальна для каждого человека в настоящее время.</text:p>
          </table:table-cell>
          <table:table-cell office:value-type="string" calcext:value-type="string">
            <text:p>[]</text:p>
          </table:table-cell>
        </table:table-row>
        <table:table-row table:style-name="ro1">
          <table:table-cell table:number-columns-repeated="3"/>
        </table:table-row>
        <table:table-row table:style-name="ro36">
          <table:table-cell office:value-type="float" office:value="14" calcext:value-type="float">
            <text:p>14</text:p>
          </table:table-cell>
          <table:table-cell office:value-type="string" calcext:value-type="string">
            <text:p>Авторские вебинары для аспирантов и молодых учёных </text:p>
            <text:p/>
            <text:p>Управление научной политики совместно с отделом аспирантуры и докторантуры начинает цикл вебинаров для аспирантов и молодых ученых университета.</text:p>
            <text:p/>
            <text:p>Планируется рассмотрение следующих вопросов:</text:p>
            <text:p>выбор издания для публикации;</text:p>
            <text:p>работа с наукометрическими показателями и базами данных;</text:p>
            <text:p>принципы и правила оформления научных статей для публикации в рецензируемых научных изданиях;</text:p>
            <text:p>оформление заявок на грант;</text:p>
            <text:p>техническая подготовка автореферата и диссертации, работа с библиографией и менеджерами ссылок.</text:p>
            <text:p>20 октября состоялся первый вебинар «Подготовка научной статьи по современным требованиям: от идеи к публикации», который провела начальник управления, кандидат филологических наук, доцент Ольга Кублицкая.</text:p>
            <text:p/>
            <text:p>На встрече были рассмотрены алгоритмы отбора изданий для публикации основных результатов научных исследований, современные наукометрические базы данных, в том числе зарубежные, а также вопросы авторского права и этики начинающего автора.</text:p>
            <text:p/>
            <text:p>Расписание вебинаров:</text:p>
            <text:p/>
            <text:p>27.10.2020 Подготовка научной статьи по современным стандартам: от идеи к публикации (второй поток)</text:p>
            <text:p>03.11.2020 Работа с наукометрическими показателями и базами данных</text:p>
            <text:p>17.11.2020 Принципы и правила оформления научных статей для публикации в рецензируемых научных изданиях</text:p>
            <text:p>01.12.2020 Организация работы с научными фондами и оформление заявок на гранты</text:p>
            <text:p>08.12.2020 Технические требования к оформлению текста диссертации и автореферата</text:p>
            <text:p/>
            <text:p>Вебинары проводятся на платформе Zoom, ссылки участникам будут разосланы дополнительно.</text:p>
            <text:p/>
            <text:p>https://www.youtube.com/watch?v=JViQs9m-Scg&amp;t=7s</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4" calcext:value-type="float">
            <text:p>4</text:p>
          </table:table-cell>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8" calcext:value-type="float">
            <text:p>18</text:p>
          </table:table-cell>
          <table:table-cell office:value-type="string" calcext:value-type="string">
            <text:p>Студентка ЛГУ им. А.С. Пушкина на международном форуме</text:p>
            <text:p/>
            <text:p>15-16 октября 2020 года в Белорусском государственном университете физической культуры (г. Минск) состоялся Международный студенческий олимпийский форум «Олимпийское движение, студенческий спорт, коммуникации и образование». На форуме в режиме видеоконференции с докладом на тему «К проблеме организации профессионального образования спортсменов на этапе завершения спортивной карьеры» выступила студентка 1 курса магистратуры факультета физической культуры Яна Шварц. Научный руководитель – к.п.н., доцент кафедры физической культуры и спорта А. И. Малышев. </text:p>
            <text:p>Форум проводился в штаб-квартире Национального Олимпийского Комитета Республики Беларусь, в ходе докладов и обсуждений были затронуты наиболее актуальные проблемы современного олимпийского движения и подготовки спортсменов.</text:p>
          </table:table-cell>
          <table:table-cell office:value-type="string" calcext:value-type="string">
            <text:p>[]</text:p>
          </table:table-cell>
        </table:table-row>
        <table:table-row table:style-name="ro1">
          <table:table-cell table:number-columns-repeated="3"/>
        </table:table-row>
        <table:table-row table:style-name="ro37">
          <table:table-cell office:value-type="float" office:value="5" calcext:value-type="float">
            <text:p>5</text:p>
          </table:table-cell>
          <table:table-cell office:value-type="string" calcext:value-type="string">
            <text:p>СЕГОДНЯ СТАРТОВАЛА РЕГИСТРАЦИЯ НА КВЕСТ</text:p>
            <text:p/>
            <text:p>Для участия в квесте проходите регистрацию на платформе http://intgame.ru/wwii.</text:p>
            <text:p/>
            <text:p>Дата и время квеста: 21 ноября 2020 года в 15:00 (МСК).</text:p>
            <text:p/>
            <text:p>Языки проведения: русский и английский (прорабатываются: испанский и французский).</text:p>
            <text:p/>
            <text:p>Старт регистрации: 20 октября.</text:p>
            <text:p>Продолжительность: 60-90 минут.</text:p>
            <text:p/>
            <text:p>Чтобы принять участие в Квесте необходимы:</text:p>
            <text:p>✏стабильный доступ в Интернет;</text:p>
            <text:p>✏устройство для ввода ответов (компьютер, ноутбук, планшет, смартфон);</text:p>
            <text:p>✏командный чат на любой удобной платформе (Zoom, Skype, Whatsapp, Telegram и т.п.).</text:p>
            <text:p/>
            <text:p>Всероссийское общественное движение «Волонтеры Победы» проведет Международный исторический квест «За пределами», посвященный 75-летию начала главного суда над нацистами - Нюрнбергского процесса.</text:p>
            <text:p/>
            <text:p>В основе Квеста — воспоминания ветеранов, исторические факты и архивные документы. </text:p>
            <text:p/>
            <text:p>Квест представляет из себя интерактивную командную игру, в которой участники выполняют задания, связанные одной сюжетной линией. Сценарий и задания основаны на исторических фактах, воспоминаниях ветеранов и архивных документах.</text:p>
            <text:p/>
            <text:p>Участники квеста выступят в роли членов международного журналистского сообщества, которые должны предотвратить появление фальсификационных материалов в СМИ.</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68" calcext:value-type="float">
            <text:p>68</text:p>
          </table:table-cell>
          <table:table-cell office:value-type="string" calcext:value-type="string">
            <text:p>Как справиться со стрессом во время дистанционного обучения </text:p>
            <text:p/>
            <text:p>Кандидат психологических наук, доцент кафедры общей и прикладной психологии ЛГУ им. А.С. Пушкина, лектор Ленинградского областного регионального отделения Российского общества "Знание" Наталья Головешкина в своей видео лекции рассказала о том, почему временный переход на дистанционное обучение является стрессом для обучающихся и педагогов, раскрыла деструктивные и конструктивные способы справиться со стрессом и предложила доступные экспресс-методы профилактики психического напряжения в период дистанционного обучения.</text:p>
            <text:p/>
            <text:p>💻https://www.youtube.com/watch?reload=9&amp;v=uCD789RLZ2M</text:p>
          </table:table-cell>
          <table:table-cell office:value-type="string" calcext:value-type="string">
            <text:p>[]</text:p>
          </table:table-cell>
        </table:table-row>
        <table:table-row table:style-name="ro1">
          <table:table-cell table:number-columns-repeated="3"/>
        </table:table-row>
        <table:table-row table:style-name="ro38">
          <table:table-cell office:value-type="float" office:value="39" calcext:value-type="float">
            <text:p>39</text:p>
          </table:table-cell>
          <table:table-cell office:value-type="string" calcext:value-type="string">
            <text:p>🎉ЛГУ наградил победителей конкурса «Россия, устремленная в будущее»</text:p>
            <text:p/>
            <text:p>19.10.2020г.в 14.00 прошло награждение победителей и призеров регионального этапа конкурса «Россия, устремленная в будущее» в онлайн формате. Проректор по учебно-методической работе Сергей Большаков приветствовал участников онлайн награждения, поздравил призеров и победителей Конкурса. Он также пожелал студентам использовать все возможности, которые у них есть, участвовать в конкурсах и конференциях, так как это формирует их бэкграунд. Победители и призеры получили денежные премии и памятные дипломы от университета. </text:p>
            <text:p/>
            <text:p>Номинация: Лучшая литературная работа (эссе)</text:p>
            <text:p>Анна Виноградова - 1 место</text:p>
            <text:p>Наталья Лексукова - 2 место</text:p>
            <text:p>Анастасия Курунова - 3 место</text:p>
            <text:p>Номинация: Лучшая изобразительная работа (фото, плакат)</text:p>
            <text:p>Анастасия Аношина - 1 место</text:p>
            <text:p>Ольга Петрова - 2 место</text:p>
            <text:p>Мария Макарьина - 3 место</text:p>
            <text:p>Номинация: Лучшая видеоработа</text:p>
            <text:p>Артем Павлов и коллектив авторов - 1 место</text:p>
            <text:p>Екатерина Соболева - 2 место</text:p>
            <text:p>Татьяна Пряхина - 3 место</text:p>
            <text:p/>
            <text:p>На основании Интернет-голосования, проведенного в группе университета в социальной сети «Вконтакте»</text:p>
            <text:p>Номинация: Лучшая литературная работа (эссе)</text:p>
            <text:p>Анна Виноградова </text:p>
            <text:p>Номинация: Лучшая изобразительная работа (фото, плакат)</text:p>
            <text:p>Анастасия Аношина </text:p>
            <text:p>Номинация: Лучшая видеоработа</text:p>
            <text:p>Екатерина Соболева </text:p>
            <text:p/>
            <text:p>💐Мы поздравляем наших победителей и желаем удачи на окружном этапе!</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7" calcext:value-type="float">
            <text:p>7</text:p>
          </table:table-cell>
          <table:table-cell office:value-type="string" calcext:value-type="string">
            <text:p>💐Награждение призеров и победителей конкурса "Россия, устремленная в будущее "</text:p>
            <text:p/>
            <text:p>Сегодня в 14.00 мы поздравляем победителей и призеров Конкурса. </text:p>
            <text:p>Награждение будет проходить на платформе Zoom:</text:p>
            <text:p>💻 https://zoom.us/j/96971124652?pwd=ZlNnbWVrUjR5L21qMUdIMlpmekRqUT09</text:p>
            <text:p>📫Идентификатор конференции: 969 7112 4652</text:p>
            <text:p>🔓Код доступа: b9dKHE</text:p>
            <text:p/>
            <text:p>🎉Присоединяйтесь!!!</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46" calcext:value-type="float">
            <text:p>246</text:p>
          </table:table-cell>
          <table:table-cell office:value-type="string" calcext:value-type="string">
            <text:p>🎖Декан филологического факультета ЛГУ награждена медалью в честь юбилея А.А. Ахматовой</text:p>
            <text:p/>
            <text:p>Светлана Петрова была удостоена общественной награды, вручаемой поэтам и писателям за вклад в развитие современной русской литературы. </text:p>
            <text:p>Торжественная церемония награждения медалью «Анна Ахматова 130 лет», учреждённой «Российским союзом писателей», прошла в здании Правительства Москвы.</text:p>
            <text:p>Произведения Светланы Петровой были включены в «Антологию русской поэзии» за 2019 г., презентация которой состоялась на Московской международной книжной ярмарке (ММКЯ-2020) в сентябре, а также на книжном фестивале «Красная площадь», приуроченном ко Дню рождения Александра Сергеевича Пушкина в июне.</text:p>
            <text:p/>
            <text:p>Медаль была учреждена в 2019 г., когда исполнилось 130 лет со дня рождения Анны Ахматовой, в память о великой русской поэтессе, оказавшей большое влияние на отечественную поэзию ХХ века.</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46" calcext:value-type="float">
            <text:p>46</text:p>
          </table:table-cell>
          <table:table-cell office:value-type="string" calcext:value-type="string">
            <text:p>Студентка ЛГУ на Международной конференции</text:p>
            <text:p/>
            <text:p>Студентка 1 курса магистратуры филологического факультета Валентина Папазян ("Педагогическое образование", профиль "Литературное и языковое образование") выступила с докладом на ХII Международных чтениях «Произведения Ф.М. Достоевского в восприятии читателей ХХI века», которые проходили 13 - 14 октября 2020 г. в Новгородском музее-заповеднике в Старой Руссе. Тема доклада: Символика имени Н.В. Ставрогина в романе Ф.М. Достоевского «Бесы».</text:p>
            <text:p>На конференцию прибыли более сорока участников из разных регионов России, а итальянские молодые учёные присоединились к Чтениям по видеосвязи. В программе были представлены доклады и сообщения, посвященные изучению и интерпретации творчества великого классика. После выступлений участники Международных чтений обсудили вопросы по теме «Роман Ф.М. Достоевского “Униженные и оскорбленные”» и побывали на экскурсии в старорусском Доме-музее Ф.М. Достоевского.</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7" calcext:value-type="float">
            <text:p>7</text:p>
          </table:table-cell>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31" calcext:value-type="float">
            <text:p>31</text:p>
          </table:table-cell>
          <table:table-cell office:value-type="string" calcext:value-type="string">
            <text:p>🌏Международное сотрудничество онлайн</text:p>
            <text:p/>
            <text:p>15 октября 2020 года в рамках международной программы «Erasmus» была проведена видео-конференция, в которой приняли участие представители Эстонии, Германии, России, Мальты Италии, Финляндии. </text:p>
            <text:p>Во время встречи обсуждали темы стажировок, совместных семинаров и проектов. Студенты Сайменского профессионального колледжа "Сампо" дали интервью о прошедшей 6-недельной стажировке в Германии, а финские эксперты поделились опытом работы в Австрийской компании.</text:p>
            <text:p>Наш вуз продолжает работать в международном направлении, несмотря на сложную эпидемиологическую обстановку в мире.</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4" calcext:value-type="float">
            <text:p>4</text:p>
          </table:table-cell>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34" calcext:value-type="float">
            <text:p>34</text:p>
          </table:table-cell>
          <table:table-cell office:value-type="string" calcext:value-type="string">
            <text:p>🌆Студенты ЛГУ создали проекты арт-объектов для Арктики</text:p>
            <text:p/>
            <text:p>Арт-проекты были представлены на II Фестивале городской среды MURMANИСТИКА, который проходил с 5 по 10 октября на площадке Мурманского государственного арктического университета.</text:p>
            <text:p/>
            <text:p>По итогам заочного конкурса были отобраны несколько десятков студентов из разных вузов России. Архангельск, Великий Новгород, Санкт-Петербург, Москва, Череповец прислали своих представителей. Среди прошедших конкурсный отбор оказались студенты 3 курса специальности "Дизайн среды" ЛГУ имени А.С. Пушкина Божко Жанна, Раевская Елизавета, Путий Антонина, Скурихина Александра, Фунтусова Иоанна. Проекты были выполнены под руководством доцента кафедры культурологии и искусства Игоря Клюшкина. В Мурманск смогли приехать Божко Жанна, Раевская Елизавета и Фунтусова Иоанна. </text:p>
            <text:p>Студентки были распределены по разным командам, которые работали над проектами арт-объектов для трех участков: бывший причал № 19, гора Горелая, пляж около Кольского моста. </text:p>
            <text:p>Студенты проводили опросы среди местных жителей и учитывали их пожелания при разработке концептов. За три дня команды построили две крупные инсталляции и подготовили пять макетов. Победителем этого года стал проект обустройства горы Горелой. Над ним работали студенты МАГУ, НовГУ имени Ярослава Мудрого и ЛГУ имени А.С.Пушкина (Фунтусова Иоанна). Ребята разработали фирменный стиль территории, продумали зоны пеших прогулок и тихого отдыха, добавили экстремальный маршрут, смотровые площадки и построили карту с навигацией. Божко Жанна и Раевская Елизавета стали лауреатами MURMANИСТИКи.</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7" calcext:value-type="float">
            <text:p>17</text:p>
          </table:table-cell>
          <table:table-cell office:value-type="string" calcext:value-type="string">
            <text:p>О дифференциальной педагогической диагностике и отличии расстройств аутистического спектра от сходных состояний научному сообществу рассказала проректор ЛГУ</text:p>
            <text:p> </text:p>
            <text:p>Проректор по научной работе ЛГУ им. А.С. Пушкина Лариса Кобрина выступила с докладом в Саратовском государственном научно-исследовательском университете имени Н.Г. Чернышевского (СГУ).</text:p>
            <text:p> </text:p>
            <text:p>15 и 16 октября на факультете психолого-педагогического и специального образования СГУ прошла международная научно-практическая конференция «Специальное образование и социальная интеграция -2020: междисциплинарный подход к научным исследованиям и разработкам в области коррекционной педагогики и психологии». </text:p>
            <text:p>На пленарном заседании Лариса Кобрина выступала с докладом «Основы дифференциальной педагогической диагностики. Отличие РАС от сходных состояний. Опасность гипердиагностики». </text:p>
            <text:p>Своей целью конференция ставила обобщение научных исследований и опыта в области социальной интеграции и образования лиц с ограниченными возможностями здоровья, а также консолидацию усилий международных профессиональных и общественных организаций для теоретического анализа и развития научного знания в области специальной психологии, коррекционной педагогики, реабилитологии и смежных наук.</text:p>
          </table:table-cell>
          <table:table-cell office:value-type="string" calcext:value-type="string">
            <text:p>[]</text:p>
          </table:table-cell>
        </table:table-row>
        <table:table-row table:style-name="ro1">
          <table:table-cell table:number-columns-repeated="3"/>
        </table:table-row>
        <table:table-row table:style-name="ro18">
          <table:table-cell office:value-type="float" office:value="14" calcext:value-type="float">
            <text:p>14</text:p>
          </table:table-cell>
          <table:table-cell office:value-type="string" calcext:value-type="string">
            <text:p>V Международная акция «Большой этнографический диктант»</text:p>
            <text:p/>
            <text:p>В 2020 году Международная акция «Большой этнографический диктант» состоится в пятый раз. Диктант проводится в единый период – с 3 по 8 ноября 2020 года. Формат проведения - онлайн.</text:p>
            <text:p/>
            <text:p>Задания будут опубликованы в 00.01 час. 3 ноября 2020 года (по моск.вр.) на официальном сайте Большого этнографического диктанта www.miretno.ru.</text:p>
            <text:p/>
            <text:p>Задания Диктанта оформлены в виде теста и включают в себя:</text:p>
            <text:p/>
            <text:p>- 20 вопросов – общефедеральная часть Диктанта, единая для всех участников;</text:p>
            <text:p/>
            <text:p>- 10 вопросов – региональная часть Диктанта, уникальная для каждого субъекта Российской Федерации.</text:p>
            <text:p/>
            <text:p>Максимальная сумма баллов за выполнение всех заданий – 100.</text:p>
            <text:p/>
            <text:p>Время прохождения Диктанта – 45 минут.</text:p>
            <text:p/>
            <text:p>Сертификат участника с указанием результатов формируется сразу после прохождения Диктанта в электронном виде.</text:p>
            <text:p/>
            <text:p>В этом году у участников появится возможность сразу узнать правильный ответ и получить историческую справку со ссылками на источники.</text:p>
            <text:p>Все подробности акции на сайте http://miretno.ru</text:p>
          </table:table-cell>
          <table:table-cell office:value-type="string" calcext:value-type="string">
            <text:p>[]</text:p>
          </table:table-cell>
        </table:table-row>
        <table:table-row table:style-name="ro1">
          <table:table-cell table:number-columns-repeated="3"/>
        </table:table-row>
        <table:table-row table:style-name="ro38">
          <table:table-cell office:value-type="float" office:value="10" calcext:value-type="float">
            <text:p>10</text:p>
          </table:table-cell>
          <table:table-cell office:value-type="string" calcext:value-type="string">
            <text:p>📌Международный исторический квест «За пределами»</text:p>
            <text:p/>
            <text:p>Всероссийское общественное движение «Волонтеры Победы» проведет Международный исторический квест «За пределами», посвященный 75-летию начала главного суда над нацистами - Нюрнбергского процесса.</text:p>
            <text:p/>
            <text:p>Квест пройдет 21 ноября в 15:00 по московскому времени в онлайн-формате на сайте http://intgame.ru/wwii на четырех языках. В основе Квеста — воспоминания ветеранов, исторические факты и архивные документы. </text:p>
            <text:p/>
            <text:p>🌐Для участия в квесте с 20 октября проходите регистрацию на платформе http://intgame.ru/wwii.</text:p>
            <text:p/>
            <text:p>Квест представляет из себя интерактивную командную игру, в которой участники выполняют задания, связанные одной сюжетной линией. Сценарий и задания основаны на исторических фактах, воспоминаниях ветеранов и архивных документах.</text:p>
            <text:p/>
            <text:p>Участники квеста выступят в роли членов международного журналистского сообщества, которые должны предотвратить появление фальсификационных материалов в СМИ.</text:p>
            <text:p/>
            <text:p>Варианты регистрации и участия: </text:p>
            <text:p/>
            <text:p>🔹Командное участие (2-6 человек, включая капитана), участники самостоятельно организовывают связь внутри команды (Zoom, Skype, Whatsapp и т.п.), 21 ноября участники игры смотрят трансляцию на видеохостинге YouTube (на сайте игры), а капитан производит ввод ответов на сайте игры; </text:p>
            <text:p>🔸Индивидуальное участие – 21 ноября участник производит ввод ответов на сайте игры. До начала игры возможно формирование команды посредством telegram-канала Квеста: @BeyondTheLimitsQuest.</text:p>
            <text:p/>
            <text:p>Сценарий игры охватывает период с 1 сентября 1939 г. по 1 октября 1946 г. – от начала Второй мировой войны до вынесения приговора главным военным преступникам на Нюрнбергском процессе. </text:p>
            <text:p/>
            <text:p>Квест состоит из 7 логически связанных между собой этапов и сопровождается прямым эфиром с участием профессионального ведущего. Каждый этап состоит из следующих компонентов: </text:p>
            <text:p/>
            <text:p>📌Историческая видеосправка (в том числе прямое включение из Музея Нюрнбергского процесса, Германо-российского музея «Берлин- Карлсхорст», Государственного музея Аушвиц-Биркенау и др.) </text:p>
            <text:p>Видеовоспоминание ныне живущего очевидца; </text:p>
            <text:p>Вопрос Квеста (логическая, историческая, математическая загадки). </text:p>
            <text:p>📌Побеждает команда или индивидуальный участник, набравшие наибольшее количество баллов в зависимости от скорости и правильности ответов. </text:p>
            <text:p>📌Победители получат бесплатное путешествие в один из городов России.</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7" calcext:value-type="float">
            <text:p>17</text:p>
          </table:table-cell>
          <table:table-cell office:value-type="string" calcext:value-type="string">
            <text:p>ЛУЖСКИЕ СТУДЕНТЫ ЛГУ - ПЕРВЫЕ! </text:p>
            <text:p/>
            <text:p>👥Молодёжь Лужского района стала первыми участниками интеллектуальной игры «Проводники памяти». </text:p>
            <text:p>🏆По итогам игры в финал вышла команда «Ласточки» Лужского института (филиал ЛГУ им. А.С. Пушкина»). </text:p>
            <text:p>💪🏻Ребята показали своё знание истории Ленобласти в годы Великой Отечественной войны. </text:p>
            <text:p/>
            <text:p>☝🏻Впереди полуфинальные игры в Гатчине, Выборге и Тихвине - городах воинской славы Ленинградской области.</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52" calcext:value-type="float">
            <text:p>52</text:p>
          </table:table-cell>
          <table:table-cell office:value-type="string" calcext:value-type="string">
            <text:p>🐈Портрет кошки от ЛГУ👨‍🎨</text:p>
            <text:p/>
            <text:p>Работа доцента Игоря Клюшкина представлена на III Международной художественной выставке-фестивале «Портрет кошки». </text:p>
            <text:p>Выставка проходит с 8 по 25 октября 2020 года в историческом здании «Императорского общества поощрения художеств». Экспозиция занимает все пять залов знаменитого выставочного центра Санкт-Петербургского Союза художников на Большой Морской улице. Посетители могут увидеть работы мастеров из России, Великобритании, Германии, Финляндии, Австралии, Израиля, всего более 1000 предметов искусства — классического и прикладного — самых разных видов, техник и стилей: живопись, скульптура, графика, акварель, витражи, авторские ювелирные украшения и коллекционные игрушки. Доцент кафедры культурологии и искусства ЛГУ имени А.С.Пушкина, член Союза художников России Игорь Клюшкин представил на выставку 2 арт-объекта: "Золотой Кот" и "Кибер-кот".</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3" calcext:value-type="float">
            <text:p>3</text:p>
          </table:table-cell>
          <table:table-cell/>
          <table:table-cell office:value-type="string" calcext:value-type="string">
            <text:p>[]</text:p>
          </table:table-cell>
        </table:table-row>
        <table:table-row table:style-name="ro1">
          <table:table-cell table:number-columns-repeated="3"/>
        </table:table-row>
        <table:table-row table:style-name="ro4">
          <table:table-cell office:value-type="float" office:value="9" calcext:value-type="float">
            <text:p>9</text:p>
          </table:table-cell>
          <table:table-cell office:value-type="string" calcext:value-type="string">
            <text:p>СМИ о нас: Студенты Ленинградского государственного университета имени Пушкина 14 октября приняли участие в экологической акции, высадив аллею из 32 дубов. Место для посадки тщательно отбиралось.</text:p>
            <text:p>https://lentv24.ru/Ekologicheskaya_akciya_ot_studentov_universiteta_imeni_Pushkina.htm</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4" calcext:value-type="float">
            <text:p>4</text:p>
          </table:table-cell>
          <table:table-cell office:value-type="string" calcext:value-type="string">
            <text:p>📌Онлайн награждение</text:p>
            <text:p> </text:p>
            <text:p>👉🏻9 октября мы подвели итоги регионального этапа конкурса "Россия, устремленная в будущее". </text:p>
            <text:p>✅12 октября вы, наши подписчики, выбрали трёх лучших конкурсантов по трем номинациям.</text:p>
            <text:p>💐19 октября в 14.00 в онлайн режиме мы поздравим победителей и призеров Конкурса. </text:p>
            <text:p>В понедельник будет опубликована ссылка на онлайн поздравление. </text:p>
            <text:p>Дипломы и сертификаты участникам будут направлены на личную электронную почту.</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36" calcext:value-type="float">
            <text:p>36</text:p>
          </table:table-cell>
          <table:table-cell office:value-type="string" calcext:value-type="string">
            <text:p>🍁Экологическая акция ЛГУ</text:p>
            <text:p/>
            <text:p>Студенты ЛГУ им. А.С. Пушкина высаживают аллею из 32 дубов у памятника живой природы "Дуб черешчатый" (Ленинградская область, Всеволожский район, деревня Ириновка). </text:p>
            <text:p/>
            <text:p>В экологической акции принимают участие студенты и волонтеры вуза. Дубки высаживают в память выдающегося российского деятеля охраны природы,  учёного, натуралиста, педагога, которому 1 октября исполнилось бы 70 лет – Рустама Абдуллаевича Сагитова.</text:p>
          </table:table-cell>
          <table:table-cell office:value-type="string" calcext:value-type="string">
            <text:p>[]</text:p>
          </table:table-cell>
        </table:table-row>
        <table:table-row table:style-name="ro1">
          <table:table-cell table:number-columns-repeated="3"/>
        </table:table-row>
        <table:table-row table:style-name="ro18">
          <table:table-cell office:value-type="float" office:value="17" calcext:value-type="float">
            <text:p>17</text:p>
          </table:table-cell>
          <table:table-cell office:value-type="string" calcext:value-type="string">
            <text:p>📌ИТОГИ РЕГИОНАЛЬНОГО ЭТАПА СТУДЕНТА ГОДА 2020 </text:p>
            <text:p/>
            <text:p>Студенты Ленинградской области имели возможность побороться за победу в многочисленных номинациях национальной премии "Студент Года - 2020" . </text:p>
            <text:p/>
            <text:p>Экспертное жюри определили лучших студентов в номинациях и тех, кто представит Ленобласть во Всероссийском ЗАОЧНОМ этапе национальной премии. </text:p>
            <text:p/>
            <text:p>🎯 ВЫСШЕЕ ОБРАЗОВАНИЕ </text:p>
            <text:p>Индивидуальная номинация: иностранный студент года </text:p>
            <text:p>🥇 место - Любовь Куликова студентка ЛГУ имени А. С. Пушкина </text:p>
            <text:p>🥈 место - Егор Бобырь, студент ЛГУ имени А. С. Пушкина</text:p>
            <text:p>Индивидуальная номинация: творческая личность года </text:p>
            <text:p>🥇 место - Волонтёрский корпус ЛГУ им. А.С.Пушкина</text:p>
            <text:p/>
            <text:p>🎯 ПРОФЕССИОНАЛЬНОЕ ОБРАЗОВАНИЕ </text:p>
            <text:p>Индивидуальная номинация: общественник года </text:p>
            <text:p>🥇 место - Дарина Кузьмина, студентка Лужского института (филиала ЛГУ им. А.С.Пушкина)</text:p>
            <text:p>Индивидуальная номинация: профессионал года </text:p>
            <text:p>🥈 место - Екатерина Дударенко, студентка Выборгского ф-ла ЛГУ им Пушкина. </text:p>
            <text:p/>
            <text:p>🎉Мы поздравляем всех, кто занял первые места в своих номинациях и желаем удачи на заочном этапе!</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1" calcext:value-type="float">
            <text:p>11</text:p>
          </table:table-cell>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4" calcext:value-type="float">
            <text:p>4</text:p>
          </table:table-cell>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36" calcext:value-type="float">
            <text:p>36</text:p>
          </table:table-cell>
          <table:table-cell office:value-type="string" calcext:value-type="string">
            <text:p>Инициативы развиваются </text:p>
            <text:p/>
            <text:p>В Гатчине открылся новый профильный класс ЛГУ им.А.С.Пушкина.</text:p>
            <text:p>Университет продолжает активное развитие профориентационных проектов на территории Ленинградской области в рамках программы «Школа-вуз-педагог ЛО». Новый старт проекта целевой профильной подготовки учащихся 10–11 классов Ленинградской области «Абитуриент Ленинградской области – Студент ЛГУ им. А.С.Пушкина» на базе ЛГУ им. А.С.Пушкина дан в Гатчине. 10 октября открыла свои двери гимназия им. К.Д. Ушинского, чтобы встретить участников дополнительной образовательной программы «Путь в педагогическую профессию».</text:p>
            <text:p>Запуск программы состоялся ещё в 2019 г. при поддержке Комитета образования Гатчинского района Ленинградской области, а также благодаря непосредственному участию Центра образовательных технологий ЛГУ им. А.С. Пушкина. В 2020 г. проект целевой профильной подготовки учащихся 10–11 классов Ленинградской области «Абитуриент Ленинградской области – Студент ЛГУ им. А.С.Пушкина» продолжил свое активное развитие. Теперь яркие, инициативные, одаренные ребята со всех уголков Гатчинского района собираются по субботам в рамках работы профильного класса ЛГУ им. А.С. Пушкина. </text:p>
            <text:p>Всего в профильных классах ЛГУ им. А.С. Пушкина на территории Гатчинского района в 2020-2021 гг. будет обучаться 32 человека.</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9" calcext:value-type="float">
            <text:p>29</text:p>
          </table:table-cell>
          <table:table-cell office:value-type="string" calcext:value-type="string">
            <text:p>Спортивный компьютерный клуб "Импульс" провел Game night</text:p>
            <text:p> </text:p>
            <text:p>Game night - это море игр, как настольных, так и компьютерных и, конечно, масса впечатлений. Всем игрокам было очень весело. По окончании состоялось награждение.</text:p>
            <text:p>Надеемся, что всем понравились наши подарки, ведь мы очень старались не оставить без внимания никого. </text:p>
            <text:p>Клуб "Импульс" ждёт именно тебя, ведь появилась уникальная возможность не только посмотреть на наших игроков, но и поиграть самому. Оставайтесь с нами и следите за новостями Клуба. Дальше будет интереснее!</text:p>
            <text:p/>
            <text:p>❗Еще больше фото в группе Клуба https://vk.com/impulse_esport</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35" calcext:value-type="float">
            <text:p>35</text:p>
          </table:table-cell>
          <table:table-cell office:value-type="string" calcext:value-type="string">
            <text:p>Студент ЛГУ - среди победителей конкурса молодых ученых</text:p>
            <text:p/>
            <text:p>Алексей Пекарский, студент 4 курса филологического факультета ЛГУ им.А.С.Пушкина победил в конкурсе, который проходил в рамках III Всероссийской научно-практической конференции "Молодые учёные России".</text:p>
            <text:p>Алексей учится на направлении "Реклама и связи с общественностью". Работа студента "Особенности коммуникационной политики пресс-службы Ленинградского регионального отделения «Единая Россия»", созданная под руководством доцента кафедры рекламы и общественных коммуникаций Елены Крыловой, заняла 1 место, а статья была опубликована в сборнике под редакцией МЦНС «Наука и Просвещение» и будет представлена в наукометрической базе РИНЦ (elibrary.ru).</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2" calcext:value-type="float">
            <text:p>22</text:p>
          </table:table-cell>
          <table:table-cell office:value-type="string" calcext:value-type="string">
            <text:p>Эксперты ЛГУ приняли участие в обсуждении работы переводчиков</text:p>
            <text:p/>
            <text:p>Заведующая кафедрой перевода и переводоведения Любовь Коцюбинская и доцент кафедры Лариса Стахова выступили с докладами на IV Общероссийской научной онлайн-конференции с международным участием «Перевод и культура: взаимодействие и взаимовлияние».</text:p>
            <text:p/>
            <text:p>Конференция, прошедшая с 10 по 11 октября 2020 г., состоялась на базе Высшей школы перевода НГЛУ им. Н.А. Добролюбова.</text:p>
            <text:p>В рамках конференции ученые ведущих российских и зарубежных вузов обсуждали широкий круг вопросов, связанных с культурологической компетенцией современного переводчика, а также профессиональной подготовкой переводчиков. </text:p>
            <text:p>Специалисты ЛГУ Светлана Калинина и Любовь Коцюбинская выступили с докладом на тему «Учебная практика как средство формирования лингвокультурной компетенции будущего переводчика», а Лариса Стахова затронула тему «Тенденции в переводе аннотации художественного текста».</text:p>
          </table:table-cell>
          <table:table-cell office:value-type="string" calcext:value-type="string">
            <text:p>[]</text:p>
          </table:table-cell>
        </table:table-row>
        <table:table-row table:style-name="ro1">
          <table:table-cell table:number-columns-repeated="3"/>
        </table:table-row>
        <table:table-row table:style-name="ro22">
          <table:table-cell office:value-type="float" office:value="10" calcext:value-type="float">
            <text:p>10</text:p>
          </table:table-cell>
          <table:table-cell office:value-type="string" calcext:value-type="string">
            <text:p>📸Фотоконкурс и выставка «Петербург — в мире, мир — в Петербурге ...»</text:p>
            <text:p/>
            <text:p>❗Прием фотографий на конкурсный отбор для участия в фотовыставке осуществляется до 25 октября 2020 года по следующим номинациям:</text:p>
            <text:p/>
            <text:p>1. Мой далекий дом</text:p>
            <text:p>2. «Город над вольной Невой...» (глазами иностранцев)</text:p>
            <text:p>3. Мгновения студенческой жизни...</text:p>
            <text:p>4. Дружба без границ</text:p>
            <text:p>5. Многонациональный Петербург</text:p>
            <text:p/>
            <text:p>📌Для участия необходимо представить следующие документы:</text:p>
            <text:p>1. Фотографию(и) в электронном виде</text:p>
            <text:p>2.Один текстовый файл-сопровождение</text:p>
            <text:p/>
            <text:p>❗Все файлы необходимо поместить в одну папку, заархивировать и выложить на файлообменник со сроком хранения — не менее 3-х месяцев. Ссылка для скачивания направляется на электронную почту urm@spbu.ru, в теме письма указывается: «Фотовыставка_ФИО студента». В одном письме должна быть только одна ссылка на папку с конкурсными материалами (от 2 до 16 файлов) от одного участника.</text:p>
            <text:p/>
            <text:p>✏Все подробности и подробная инструкция по предоставлению работ на конкурс опубликованы на сайте https://students.spbu.ru/mmen-meroprijatija/5440-priem-rabot-na-xv-fotovystavku-peterburg-v-mire-mir-v-peterburge.html</text:p>
          </table:table-cell>
          <table:table-cell office:value-type="string" calcext:value-type="string">
            <text:p>[]</text:p>
          </table:table-cell>
        </table:table-row>
        <table:table-row table:style-name="ro1">
          <table:table-cell table:number-columns-repeated="3"/>
        </table:table-row>
        <table:table-row table:style-name="ro13">
          <table:table-cell office:value-type="float" office:value="6" calcext:value-type="float">
            <text:p>6</text:p>
          </table:table-cell>
          <table:table-cell office:value-type="string" calcext:value-type="string">
            <text:p>Подведены итоги регионального этапа конкурса "Россия, устремленная в будущее"</text:p>
            <text:p/>
            <text:p>Рады сообщить, что 9.10.2020г. завершился региональный этап конкурса студенческих проектов «Россия, устремленная в будущее», посвященного 75-й годовщине Победы в Великой Отечественной войне 1941-1945 годов и проведению в Российской федерации Года памяти и славы. Региональный этап проходил с 27.05.2020г. по 9.10.2020г. в ЛГУ им. А.С. Пушкина и собрал более 100 участников со всех вузов Ленинградской области. За работы конкурсантов можно было проголосовать в открытом интернет-голосовании. </text:p>
            <text:p/>
            <text:p>На основании Интернет-голосования, проведенного в группе университета в социальной сети «Вконтакте»</text:p>
            <text:p>Номинация: Лучшая литературная работа (эссе)</text:p>
            <text:p>Анна Виноградова - победитель </text:p>
            <text:p>Номинация: Лучшая изобразительная работа (фото, плакат)</text:p>
            <text:p>Анастасия Аношина - победитель</text:p>
            <text:p>Номинация: Лучшая видеоработа</text:p>
            <text:p>Екатерина Соболева - победитель </text:p>
            <text:p/>
            <text:p>✨Мы поздравляем наших победителей и призеров конкурса и желаем им удачи на окружном этапе!💐</text:p>
            <text:p>Полная информация на нашем сайте https://lengu.ru/news/podvedeny-itogi-regional-nogo-etapa-konkursa-rossiya-ustremlennaya-v-budushcheye</text:p>
            <text:p>https://lengu.ru/news/konkurs-rossiya-ustremlennaya-v-budushcheye</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7" calcext:value-type="float">
            <text:p>7</text:p>
          </table:table-cell>
          <table:table-cell office:value-type="string" calcext:value-type="string">
            <text:p>Медиаспециальности ЛГУ представили на специализированном форуме</text:p>
            <text:p/>
            <text:p>Медиаспециальности филологического факультета ЛГУ им. А.С. Пушкина на прошедшем в Санкт-Петербурге крупнейшем Форуме «Профессии будущего» представила заведующая кафедрой рекламы и общественных коммуникаций Марьяна Ягодкина.</text:p>
            <text:p> </text:p>
            <text:p>Форум проводился в рамках мероприятия «Неделя кластера медиаиндустрии», направленного на развитие и популяризацию образовательных программ сферы медиаиндустрии для обучающихся образовательных учреждений Санкт-Петербурга. Организатор форума - Академия цифровых технологий г. Санкт-Петербурга.</text:p>
            <text:p>В ХХ веке масс-медиа стали одним из основных способов коммуникации, и задачей медиа было предоставлять людям максимум информации о том, что происходит в мире. В ХХI веке роль медиа меняется - в связи с этим растет необходимость ограничения информационных потоков. Поэтому из уникальных источников новостей медиаресурсы постепенно превращаются в мощные фильтры, расставляющие важные акценты и помогающие сориентироваться в повестке дня.</text:p>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4" calcext:value-type="float">
            <text:p>4</text:p>
          </table:table-cell>
          <table:table-cell office:value-type="string" calcext:value-type="string">
            <text:p>Межрегиональный конкурс научно-исследовательских и проектных работ школьников и студентов «Цифруй»</text:p>
            <text:p/>
            <text:p>До 15 октября прими участие в межрегиональном конкурсе научно-исследовательских и проектных работ школьников и студентов «Цифруй».</text:p>
            <text:p>❗Заявки на участие в Конкурсе принимаются по адресу: tsifruy@gmail.com</text:p>
            <text:p/>
            <text:p>К участию приглашаются студенты средних специальных и высших учебных заведений Российской Федерации, выполняющие проектные, исследовательские работы, тематика которых соответствует проблематике внедрения цифровых технологий для решения социальных проблем в следующих областях: образование, просвещение, наука, культура, искусство, здравоохранение, профилактика и охрана здоровья граждан, развитие межнационального сотрудничества, патриотическое воспитание, охрана окружающей среды, помощь социально незащищенным слоям населения в соответствии с целями устойчивого развития.</text:p>
            <text:p/>
            <text:p>Конкурс будет проходить в 2 этапа. В рамках отборочного (заочного) этапа экспертный совет выберет лучшие конкурсные работы, чьи авторы наберут наибольшее количество баллов. Очный этап будет проходить в дистанционном формате.</text:p>
            <text:p/>
            <text:p>По итогам конкурса наиболее перспективные проекты будут предложены к реализации в рамках национальной программы «Цифровая экономика» по таким направлениям, как «Кадры для цифровой экономики», «Информационная инфраструктура», «Цифровые технологии».</text:p>
            <text:p/>
            <text:p>Традиционно участникам и победителям мероприятия будут вручены грамоты и дипломы.</text:p>
            <text:p>Положение Конкурса смотри ниже 👇🏻</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6" calcext:value-type="float">
            <text:p>16</text:p>
          </table:table-cell>
          <table:table-cell office:value-type="string" calcext:value-type="string">
            <text:p>Студенты ЛГУ написали Всероссийский экономический диктант</text:p>
            <text:p/>
            <text:p>7 и 8 октября 2020 года более 70 студентов экономического факультета ЛГУ им А.С.Пушкина приняли участие в общероссийской образовательной акции «Всероссийский экономический диктант».</text:p>
            <text:p>Ребята проявили глубокие знания по истории экономики, финансам, оценки эффективности хозяйственной деятельности. Все участники показали высокие результаты. </text:p>
            <text:p>Студенты, набравшие максимальное количество баллов – от 92 до 100 – были отмечены дипломами победителя. Среди них студенты 2 и 3 курса направления Экономика: Ульяна Рогова, Алена Миронова, Евгения Аксенова, Александра Демченко, Мария Зверева, Светлана Чернова.</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20" calcext:value-type="float">
            <text:p>20</text:p>
          </table:table-cell>
          <table:table-cell office:value-type="string" calcext:value-type="string">
            <text:p>ПРОГОЛОСУЙ, ВЫБЕРИ ЛУЧШЕГО, НАМ НУЖЕН ТВОЙ ГОЛОС!!!!</text:p>
            <text:p/>
            <text:p>Совет ректоров Северо-Западного федерального округа РФ объявил о открытом конкурсе студенческих проектов «Россия, устремленная в будущее», посвященном 75-й годовщине Победы в Великой Отечественной войне 1941-1945 годов. ЛГУ им. А.С.Пушкина стал одним из девяти вузов-организаторов этого конкурса. Конкурс проводится в два этапа. Первый – региональный тур. ЛГУ им. А.С. Пушкина – вуз-организатор по Ленинградской области. </text:p>
            <text:p/>
            <text:p>Выбираем лучших регионального этапа.</text:p>
            <text:p/>
            <text:p>Все подробности Конкурса на нашем сайте https://lengu.ru/rossiya-ustremlennaya-v-budushcheye/obshchaya-informatsiya</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2" calcext:value-type="float">
            <text:p>12</text:p>
          </table:table-cell>
          <table:table-cell office:value-type="string" calcext:value-type="string">
            <text:p>НАМ НУЖЕН ТВОЙ ГОЛОС!!!!</text:p>
            <text:p/>
            <text:p>Выбираем лучшего!!!! </text:p>
            <text:p/>
            <text:p>Все подробности Конкурса на нашем сайте https://lengu.ru/rossiya-ustremlennaya-v-budushcheye/luchshaya-izobrazitel-naya-rabota</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8" calcext:value-type="float">
            <text:p>8</text:p>
          </table:table-cell>
          <table:table-cell office:value-type="string" calcext:value-type="string">
            <text:p>ГОЛОСУЙ!!!!</text:p>
            <text:p/>
            <text:p>Выбираем лучшее видео... </text:p>
            <text:p/>
            <text:p>Все подробности Конкурса на нашем сайте https://lengu.ru/rossiya-ustremlennaya-v-budushcheye/luchshaya-videorabota</text:p>
            <text:p/>
            <text:p>https://youtu.be/fY4eKoMpdJw</text:p>
            <text:p>https://youtu.be/Djej-kzTINw</text:p>
            <text:p>https://vk.com/video-120241101_456239061</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57" calcext:value-type="float">
            <text:p>57</text:p>
          </table:table-cell>
          <table:table-cell office:value-type="string" calcext:value-type="string">
            <text:p>Актуальные вопросы психологии обсудили в ЛГУ</text:p>
            <text:p/>
            <text:p>29 и 30 сентября 2020 года на факультете психологии ЛГУ им.А.С.Пушкина прошла III Всероссийская научно-практическая конференция«Актуальные вопросы психологии развитияи формирования личности: методология, теория и практика», посвященная 90-летию со дня рождения доктора психологических наук, профессора Э.С. Чугуновой. </text:p>
            <text:p>На конференции собрались родственники, ученики и коллеги Эмилии Чугуновой из Ленинградского государственного университета имени А.С. Пушкина, Санкт-Петербургского государственного университета, Санкт-Петербургского университета МВД России. На пленарном заседании выступали декан факультета психологии к.псх.н., доцент Ирина Гайворонская, зав.кафедрой психологии развития и образования к.псх.н., доцент Ирина Куницына, к.псх.н., доцент Марина Пряхина, к.псх.н., доцент Вера Чикер, к.пед.н., профессор Аркадий Томашев, Оксана Пинчук и Константин Чугунов. </text:p>
            <text:p>Всеми докладчиками было отмечено, что профессор Эмилия Чугунова внесла огромный вклад в развитие различных отраслей психологии, результаты ее исследований актуальны в настоящее время и имеют перспективы развития, а ее биография является примером жизненного пути ученого.Мастер-классы провели выпускники факультета психологии, работающие в образовательных учреждениях Ленинградской области, Оксана Викулова и Михаил Малыгин, а также магистрантка факультета Дарья Корякина. </text:p>
            <text:p>На секционных заседаниях обсуждались результаты научных исследований, выполненных обучающимися и преподавателями разных вузов Российской Федерации по вопросам психологии развития и формирования личности.</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44" calcext:value-type="float">
            <text:p>44</text:p>
          </table:table-cell>
          <table:table-cell office:value-type="string" calcext:value-type="string">
            <text:p>Третий этап проекта «Гид-переводчик по Ленинградской области»</text:p>
            <text:p/>
            <text:p>В рамках договора о сотрудничестве между ЛГУ и центром «Интеллект» с 28 сентября по 03 октября состоялась третья очная сессия по программе «Гид-переводчик по Ленинградской области". </text:p>
            <text:p/>
            <text:p>В этот раз учащиеся школ области под руководством ассистента кафедры перевода и переводоведения Ксении Евгеньевны Григорьевой знакомились с культурно-историческим наследием региона, а именно со знаменитыми дачниками Ленинградской области. Посещение музея-усадьбы И.Е. Репина «Пенаты» стало увлекательной образовательной частью настоящей программы. Итогом исследовательской деятельности стала виртуальная экскурсия по культурным объектам Ленинградской области.</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53" calcext:value-type="float">
            <text:p>53</text:p>
          </table:table-cell>
          <table:table-cell office:value-type="string" calcext:value-type="string">
            <text:p>Студенты факультета психологии поработают волонтерами</text:p>
            <text:p/>
            <text:p>Студенты ЛГУ им.А.С.Пушкина будут привлечены в качестве волонтеров фестиваля "Завтра лето", который пройдет в конно-спортивном клубе "Новоселье". </text:p>
            <text:p/>
            <text:p>Традиционный фестиваль "Завтра лето", на котором в показательных выступлениях вместе с профессиональными спортсменами примут участие и дети с ограниченными возможностями здоровья, пройдет на территории клуба в мае 2021 году. 5 октября группа студентов факультета психологии посетила конно-спортивный клуб, ребятам провели экскурсию по территории, рассказали о направлениях деятельности, продемонстрировали фрагменты занятий по иппотерапии и релаксотерапии. Кроме того, будущим психологам удалось немного повзаимодействовать с животными контактного зоопарка и лошадками. Впереди - еще несколько встреч по подготовке к проведению фестиваля.</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20" calcext:value-type="float">
            <text:p>20</text:p>
          </table:table-cell>
          <table:table-cell office:value-type="string" calcext:value-type="string">
            <text:p>Дистанционные технологии помогают будущим лингвистам</text:p>
            <text:p/>
            <text:p>Реализация магистерской программы "Теория перевода и межкультурная коммуникация" в ЛГУ им.А.С.Пушкина проходит с применением современных дистанционных образовательных технологий.</text:p>
            <text:p/>
            <text:p>С 1 октября у магистрантов 1 курса очного отделения направления подготовки «Лингвистика» начались необычные занятия по дисциплине «Академическое письмо». Преподавателем выступает Юлия Авсюкевич, PhD, B.A., директор языковой школы IBC Coaching (г. Тонбридж, Великобритания), сотрудник языковой школы BLSEnglish (г. Бери Сейнт Эдмундз, Великобритания). Оба учебных заведения являются партнерами ЛГУ им.А.С.Пушкина. </text:p>
            <text:p/>
            <text:p>Преподаватель использует конструктивистский подход в смешанной модели обучения (blended learning environment), предоставляя студентам условия и возможности для успешного формирования знаний и умений. Организация обучения включает современные учебные технологии в электронной среде: интернет конференции, тьюториалы, работу с файловой системой на облачном диске, аудио и видео лекции. Комбинация синхронных и асинхронных инструментов онлайн-обучения дает студентам возможность работать в удобном для себя месте, в удобное время и в удобном темпе.</text:p>
            <text:p/>
            <text:p>Курс ведется на английском языке и имеет практическую направленность. Предварительно освоив языковые особенности написания академических текстов на английском языке, студенты получают задания, необходимые для более глубокой и всесторонней разработки выбранной темы научно-исследовательской работы, например, по сравнительному анализу качественного и количественного исследования, обзору зарубежных научных публикаций по выбранной теме и многое другое. Студенты знакомятся с требованиями зарубежного научного сообщества к организации научных исследований, к оформлению научных работ, публикаций и т.п. Особое место уделяется индивидуальным потребностям каждого студента в изучении английского языка для академических целей и соотношению этих потребностей с выбранными материалами для курса. В этом году преподаватель планирует ввести в курс новый аспект – познакомить учащихся с правилами оформления документов для получения грантов за рубежом.</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4" calcext:value-type="float">
            <text:p>4</text:p>
          </table:table-cell>
          <table:table-cell office:value-type="string" calcext:value-type="string">
            <text:p>Проректор ЛГУ принял участие в работе международного круглого стола</text:p>
            <text:p/>
            <text:p>Проректор по учебно-методической работе, профессор кафедры государственного и муниципального управления Сергей Большаков принял участие в Международном круглом столе Центра Карнеги на тему «Гражданское сознание гражданского общества».</text:p>
            <text:p>Ведущим онлайн-дискуссии стал Андрей Колесников, руководитель программы «Российская внутренняя политика и политические институты» Московского Центра Карнеги, сотрудник Института экономической политики имени Егора Гайдара, член правления Фонда Егора Гайдара и член Комитета гражданских инициатив (Комитет Алексея Кудрина).</text:p>
            <text:p>В ходе работы круглого стола обсуждались проблемы наследия идеологий, необходимом условии свободы как наследии свободы духа. В дискуссии нашли отражение проблемы конструирования новых обществ Европы, появления «нового гражданина» как в нашей стране, так и в странах единой Европы. Символами исторической эпохи переходного периода стали В.Гинзбург, А.Сахаров, А. Галич, А. Солженицын, Ю. Визбор. В данном контексте феноменом является разница идеологии протеста в Европе (Париж 1968) и СССР.</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6" calcext:value-type="float">
            <text:p>16</text:p>
          </table:table-cell>
          <table:table-cell office:value-type="string" calcext:value-type="string">
            <text:p>Предприниматели смогут повысить свою квалификацию благодаря ЛГУ</text:p>
            <text:p/>
            <text:p>Курс повышения квалификации в сфере предпринимательства стартовал в стенах университета. </text:p>
            <text:p>С 2 октября 2020 года в ЛГУ им. А.С. Пушкина начались занятия в рамках курса повышения квалификации предпринимателей, которые ведут свою деятельность в сфере физкультуры и спорта. </text:p>
            <text:p>Заказчиком образовательных услуг выступил Фонд поддержки предпринимательства и промышленности Ленинградской области.</text:p>
            <text:p>Слушателей курса ждёт практикоориентированное обучение по самым современным темам управления, экономики, организации деятельности в сфере малого бизнеса, функционирующего в сфере физкультуры и спорта. </text:p>
            <text:p>В ведении занятий принимают участие ведущие эксперты ЛГУ им. А.С. Пушкина.</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05" calcext:value-type="float">
            <text:p>105</text:p>
          </table:table-cell>
          <table:table-cell office:value-type="string" calcext:value-type="string">
            <text:p>Инновационное растениеводство в ЛГУ</text:p>
            <text:p/>
            <text:p> В ЛГУ им. А.С. Пушкина начал работу научно-образовательный центр инновационного растениеводства «Зимний сад».</text:p>
            <text:p/>
            <text:p> Учёные университета – кандидат сельскохозяйственных наук, старший научный сотрудник С.И. Лоскутов и доктор биологических наук, профессор В.П. Терлецкий ведут в НОЦ "Зимний сад" исследования по оригинальным научным темам в области фиторемедиации загрязненных почв и использования редких растений в промышленности и медицине.</text:p>
            <text:p/>
            <text:p>Директор НОЦ, кандидат сельскохозяйственных наук, доцент Е.В. Воропаева и научный сотрудник центра Г.В. Никитичева осуществляют каталогизацию и классификацию редких видов растений Зимнего сада. Специалистами разрабатывается концепция аптекарского огорода и фитодизайна общественных пространств в лечебных и профилактических целях.</text:p>
            <text:p/>
            <text:p>Среди редких экзотических цветов в саду зреет виноград, гуава, бананы, папайя, мандарины, лимоны, дает плоды сочный инжир.</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36" calcext:value-type="float">
            <text:p>36</text:p>
          </table:table-cell>
          <table:table-cell office:value-type="string" calcext:value-type="string">
            <text:p>✅Арсений Майоров вышел в финал конкурса "Лидеры России. Политика"</text:p>
            <text:p/>
            <text:p>Арсений Майоров, директор НОЦ урбанистики и киберантропологии ЛГУ им. А.С. Пушкина, кандидат политических наук стал финалистом конкурса «Лидеры России. Политика». Из 220 полуфиналистов в финал приглашены 50 человек из 24 регионов России. Арсений Валерьевич стал единственным представителем из Ленинградской области.</text:p>
            <text:p>«Познакомившись с участниками конкурса на очном этапе, я увидел, что большинство из них – далеко не новички в политике. Взаимодействовать с такими людьми всегда интересно. Нужно обладать широким спектром управленческих компетенций, недюжинными организаторскими способностями и социальным интеллектом, чтобы победить. С уверенностью могу сказать, что это конкурс для лучших», - рассказал Арсений Майоров.</text:p>
            <text:p/>
            <text:p>https://lengu.ru/news/arseniy-mayorov-vyshel-v-final-konkursa-lidery-rossii-politika</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88" calcext:value-type="float">
            <text:p>88</text:p>
          </table:table-cell>
          <table:table-cell/>
          <table:table-cell office:value-type="string" calcext:value-type="string">
            <text:p>[]</text:p>
          </table:table-cell>
        </table:table-row>
        <table:table-row table:style-name="ro1">
          <table:table-cell table:number-columns-repeated="3"/>
        </table:table-row>
        <table:table-row table:style-name="ro42">
          <table:table-cell table:style-name="ce1" office:value-type="float" office:value="297" calcext:value-type="float">
            <text:p>297</text:p>
          </table:table-cell>
          <table:table-cell table:style-name="ce2" office:value-type="string" calcext:value-type="string">
            <text:p><text:span text:style-name="T1">Студент ЛГУ победил в проекте МУЗ-ТВ</text:span></text:p>
            <text:p><text:span text:style-name="T1"/></text:p>
            <text:p><text:span text:style-name="T1">Миша Михайлов, студент магистратуры экономического факультета ЛГУ им. А.С.Пушкина победил в телевизионном реалити-шоу «Место под солнцем». Главный приз - квартира в Москве!</text:span></text:p>
            <text:p><text:span text:style-name="T1"/></text:p>
            <text:p><text:span text:style-name="T1">Проект стартовал в эфире 18 февраля. Герои шоу в течение восьми недель принимали участие в ожесточенной борьбе за главный приз.</text:span></text:p>
            <text:p><text:span text:style-name="T1">В эфире «МУЗ-ТВ» состоялся финал реалити-шоу «Место под солнцем». </text:span></text:p>
            <text:p><text:span text:style-name="T1">Финальной точкой проекта стал концерт с участием звёздных наставников, участников, а также специальных гостей, чьи суперхиты прозвучали в виде кавер-версий в шоу.</text:span></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5" calcext:value-type="float">
            <text:p>5</text:p>
          </table:table-cell>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80" calcext:value-type="float">
            <text:p>80</text:p>
          </table:table-cell>
          <table:table-cell office:value-type="string" calcext:value-type="string">
            <text:p>🎓Защита кандидатской</text:p>
            <text:p/>
            <text:p>Аспирантка филологического факультета ЛГУ им. А.С. Пушкина Лада Владимировна Кудрина защитила диссертацию "Структура новостных текстов и их лексические особенности (на примере социальных сетей и интернет-СМИ)", представленную на соискание учёной степени кандидата филологических наук (10.02.01 Русский язык) под научным руководством д. фил. н., профессора Марьяны Валериевны Ягодкиной.</text:p>
            <text:p/>
            <text:p>Защита состоялась в диссертационном совете Новгородского государственного университета им. Ярослава Мудрого, который является общепризнанным центром научных исследований в Северо-Западном регионе Российской Федерации.</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3" calcext:value-type="float">
            <text:p>3</text:p>
          </table:table-cell>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2" calcext:value-type="float">
            <text:p>2</text:p>
          </table:table-cell>
          <table:table-cell office:value-type="string" calcext:value-type="string">
            <text:p>Уважаемые коллеги и студенты! </text:p>
            <text:p>Городской центр медицинской профилактики информирует о размещении информации по профилактике гриппа и новой коронавирусной инфекции (COVID-19):</text:p>
            <text:p/>
            <text:p>✏График работы передвижных прививочных пунктов для вакцинации населения (см.прикрепленный файл);</text:p>
            <text:p>297</text:p>
          </table:table-cell>
          <table:table-cell office:value-type="string" calcext:value-type="string">
            <text:p>[]</text:p>
          </table:table-cell>
        </table:table-row>
        <table:table-row table:style-name="ro1">
          <table:table-cell table:number-columns-repeated="3"/>
        </table:table-row>
        <table:table-row table:style-name="ro22">
          <table:table-cell office:value-type="float" office:value="0" calcext:value-type="float">
            <text:p>0</text:p>
          </table:table-cell>
          <table:table-cell office:value-type="string" calcext:value-type="string">
            <text:p>II Форум молодых политологов России «Дигория» </text:p>
            <text:p/>
            <text:p>Цифровой форум молодых политологов России «Дигория» — это площадка для объединения интеллектуального потенциала молодых исследователей в области социально-политических наук с целью выработки смысловых оснований образа будущего России.</text:p>
            <text:p/>
            <text:p>Цифровой Форум будет проводиться в период с 19 по 21 октября 2020 года. Цифровым резидентам будут открыты большинство возможностей Форума: </text:p>
            <text:p/>
            <text:p>🔹участие в работе научно-исследовательского, политико-коммуникационного и политико-технологического треков </text:p>
            <text:p>🔹участие в экосистеме надпрофессиональных компетенций </text:p>
            <text:p>🔹определение направления карьерного развития в Тьюторском центре Polit.Job – первой в России платформы для трудоустройства по политическим профессиям. </text:p>
            <text:p/>
            <text:p>Цифровыми резидентами Форума могут стать молодые исследователи в области социально-политических наук в возрасте от 18 до 35 лет, заинтересованные в выработке смысловых оснований образа будущего страны как концептуальной модели развития российского общества.</text:p>
            <text:p/>
            <text:p>🌐Регистрация на Цифровой Форум открыта до 15 октября в АИС «Молодежь России»: https://myrosmol.ru/event/49546</text:p>
            <text:p>Группа Форума в ВК https://vk.com/forum_digoriya</text:p>
            <text:p>👉🏻Сайт Форума https://digoriya.ru</text:p>
            <text:p/>
            <text:p>⚡Создавая смыслы - приближаем мечту❗</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3" calcext:value-type="float">
            <text:p>3</text:p>
          </table:table-cell>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33" calcext:value-type="float">
            <text:p>33</text:p>
          </table:table-cell>
          <table:table-cell office:value-type="string" calcext:value-type="string">
            <text:p>❗НОВЫЙ выпуск «Университетского обозревателя»</text:p>
            <text:p/>
            <text:p>Этот номер мы решили посвятить нашим первокурсникам, среди которых немало золотых медалистов, победителей всероссийских и региональных олимпиад, мастеров спорта и просто интересных ребят. Пусть они сами расскажут о себе. Из других публикаций вы узнаете об участии наших студентов в конкурсе «Мастера гостеприимства», фестивале «Таврида-Арт», экологической акции «Чистое Онего». А творчески активных ребят мы приглашаем принять участие в конкурсе «Россия, устремленная в будущее».</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6" calcext:value-type="float">
            <text:p>6</text:p>
          </table:table-cell>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3" calcext:value-type="float">
            <text:p>3</text:p>
          </table:table-cell>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1" calcext:value-type="float">
            <text:p>11</text:p>
          </table:table-cell>
          <table:table-cell office:value-type="string" calcext:value-type="string">
            <text:p>Проректор ЛГУ принял участие в обсуждении поликультурного общества</text:p>
            <text:p/>
            <text:p>Профессор кафедры государственного и муниципального управления Сергей Большаков принял участие в Zoom-конференции в рамках X Грушинской социологической конференции - «Человек в поликультурном обществе. Сессия Миграционные процессы-труд-коммуникации».</text:p>
            <text:p>На конференции обсуждались актуальные проблемы динамики миграционных процессов, сложности конъюнктуры рынка труда и адаптации системы образования к новым запросам рынка труда, востребованности направлений профессиональной подготовки. Также обсуждались проблемы сложностей адаптации мигрантов к кризисным социальным и экономическим условиям, реакции рынка труда на COVID-19. Конференция организована Всероссийским Центром общественного мнения (ВЦИОМ).</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4" calcext:value-type="float">
            <text:p>4</text:p>
          </table:table-cell>
          <table:table-cell office:value-type="string" calcext:value-type="string">
            <text:p>СМИ о нас: РОССИЙСКАЯ ГАЗЕТА : СПЕЦВЫПУСК — ОБРАЗОВАНИЕ И КАРЬЕРА. Диплом по госзаказу.</text:p>
            <text:p/>
            <text:p>https://rg.ru/2020/09/30/reg-szfo/v-rossijskih-vuzah-gotoviat-kadry-s-uchetom-regionalnyh-potrebnostej.html</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2" calcext:value-type="float">
            <text:p>2</text:p>
          </table:table-cell>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9" calcext:value-type="float">
            <text:p>19</text:p>
          </table:table-cell>
          <table:table-cell office:value-type="string" calcext:value-type="string">
            <text:p>Образовательная среда в социальных сетях </text:p>
            <text:p/>
            <text:p>Эксперты филологического факультета Елена Крылова и Марьяна Ягодкина, а также декан филологического факультета Светлана Петрова приняли участие в вебинаре от компании "IPR MEDIA": "Как собрать образовательную среду в социальных сетях, начать работать с данными, выстроить бренд и не потратить лишних усилий". </text:p>
            <text:p/>
            <text:p>Эксперты ЛГУ им. А.С. Пушкина отметили, что современные исследования в области влияния и возможного использования социальных сетей в образовательном процессе идут в направлении разработки конкретных методических рекомендаций. Восприятие социальных сетей как принципиально иного способа познания, основанного на выводах об уникальной форме бытия в социальных медиа, наталкивает на мысль о возможности их рассмотрения в более широком контексте — прежде всего, как новой среды для научного поиска и образовательного процесса, обладающей рядом преимуществ перед оффлайн-средой. </text:p>
            <text:p/>
            <text:p>Социальные сети позволяют также распространить образовательную среду на повседневную жизнь студентов, то есть - существенно расширить образовательный процесс в пространстве и во времени.</text:p>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5" calcext:value-type="float">
            <text:p>5</text:p>
          </table:table-cell>
          <table:table-cell office:value-type="string" calcext:value-type="string">
            <text:p>Конкурс «Россия, устремленная в будущее»</text:p>
            <text:p/>
            <text:p>Совет ректоров Северо-Западного федерального округа РФ объявил о старте открытого конкурса студенческих проектов «Россия, устремленная в будущее», посвященном 75-й годовщине Победы в Великой Отечественной войне 1941-1945 годов и проведению в Российской Федерации Года памяти и славы. ЛГУ им. А.С.Пушкина стал одним из девяти вузов-организаторов этого конкурса.</text:p>
            <text:p/>
            <text:p>Цель конкурса – стимулировать творческую активность студенческой молодежи, ориентированную на поиск и решение актуальных и перспективных задач социального, экономического, культурного и образовательного развития России в связи с празднованием 75-й годовщины Победы в Великой Отечественной войне 1941-1945 годов и проведением в Российской Федерации Года памяти и славы.</text:p>
            <text:p/>
            <text:p>Содержание конкурсного проекта может затрагивать темы в аспекте празднования 75-й годовщины Победы в Великой Отечественной войне 1941-1945 годов и проведения в Российской Федерации Года памяти и славы.</text:p>
            <text:p/>
            <text:p>К участию приглашаются студенты и аспиранты всех форм обучения, в том числе и иностранные студенты. В конкурсе могут принять участие как отдельные авторы, так и авторские коллективы.</text:p>
            <text:p/>
            <text:p>Конкурс проводится в два этапа. Первый – региональный тур, продлится до 9 октября 2020 года на базе девяти вузов Северо-Запада, а ЛГУ им. А.С. Пушкина – вуз-организатор по Ленинградской области. Победители и призеры регионального этапа конкурса награждаются дипломами и памятными подарками по решению Оргкомитета регионального этапа и получают право принять участие в окружном этапе конкурса. Победители окружного этапа конкурса награждаются денежными премиями Совета ректоров СЗФО. Общий призовой фонд составляет 180 000 рублей. Размер премии на один победивший проект составляет 45 000 рублей.</text:p>
            <text:p/>
            <text:p>Полная информация о Конкурсе и Положение конкурса на нашем сайте https://lengu.ru/news/konkurs-rossiya-ustremlennaya-v-budushcheye</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68" calcext:value-type="float">
            <text:p>68</text:p>
          </table:table-cell>
          <table:table-cell office:value-type="string" calcext:value-type="string">
            <text:p>Психологи в эфире радиостанции Петербург </text:p>
            <text:p> </text:p>
            <text:p>23 сентября доцент кафедры общей и прикладной психологии факультета психологии ЛГУ им. А.С. Пушкина Наталья Головешкина приняла участие в прямом эфире радио «Петербург». </text:p>
            <text:p> </text:p>
            <text:p>Вместе с руководителем РОО «Центр Возрождения «Счастливая семья» Екатериной Шабановой Наталья Головешкина обсуждала вопросы оказания психологической и социальной поддержки семьям во время самоизоляции и в посткарантинный период. Наталья Головешкина отдельно озвучила основные психологические трудности, с которыми столкнулись дети и родители в этот непростой период. Она также дала рекомендации по сохранению психического здоровья и семейного благополучия в это сложное время.</text:p>
            <text:p/>
            <text:p>🔊Запись эфира https://www.youtube.com/watch?v=4o0osh3sQbw&amp;t=1368s</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15" calcext:value-type="float">
            <text:p>15</text:p>
          </table:table-cell>
          <table:table-cell office:value-type="string" calcext:value-type="string">
            <text:p>Эксперты ЛГУ приняли участие в международной конференции</text:p>
            <text:p/>
            <text:p>С 22 по 23 сентября доцент кафедры рекламы и общественных коммуникаций Елена Крылова и заведующая кафедрой рекламы и общественных коммуникаций Марьяна Ягодкина приняли участие в международной конференции «INBOUND-2020», прошедшей в Бостоне (США). </text:p>
            <text:p/>
            <text:p>Впервые за 9 лет все мероприятия INBOUND проводились в онлайн-формате. Чтобы свободно путешествовать по виртуальному миру конференции, можно было даже создать 3D-аватар. </text:p>
            <text:p/>
            <text:p> Inbound-маркетинг – тактика привлечения клиентов с помощью полезного контента, адаптированного под запросы пользователя. Для обсуждения участникам были предложены темы, связанные с интернет-продвижением и цифровыми технологиями.</text:p>
            <text:p>Представители ЛГУ им А.С. Пушкина в ходе обсуждения отметили, что современный виртуальный рынок настолько перенасыщен рекламой, что большинство пользователей уже научилось ее игнорировать. Прямолинейные техники продаж с холодными звонками и навязчивыми рассылками остаются в прошлом. Современный тренд – такой тип продвижения, который подводит клиента к покупке через полезное действие, вербализацию, грамотный нарратив и качественный контент.</text:p>
            <text:p/>
            <text:p>В конференции приняли участие более 24000 человек из 110 стран: интернет-маркетологи, диджитал-специалисты, владельцы онлайн-бизнеса, контент-маркетологи, дизайнеры и учёные.</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0" calcext:value-type="float">
            <text:p>10</text:p>
          </table:table-cell>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41" calcext:value-type="float">
            <text:p>41</text:p>
          </table:table-cell>
          <table:table-cell office:value-type="string" calcext:value-type="string">
            <text:p>Полина Маскаева, студентка 1 курса факультета психологии представляла компетенцию «Социальная работа» в национальном чемпионате WorldSkills Russia. </text:p>
            <text:p/>
            <text:p>Полина успешно справилась со всеми заданиями, ей вручили диплом участника. «Я получила бесценный опыт! Хочется отметить, что это отличная возможность проверить свои знания, а самое главное — применить их на практике!» — поделилась своими эмоциями Полина.</text:p>
            <text:p>В декабре 2019 года Полина, ещё будучи студенткой Магнитогорского педагогического колледжа, заняла первое место в региональном чемпионате, а в сентябре этого года участвовала уже в национальном чемпионате как студентка ЛГУ им А.С Пушкина. Чемпионат WorldSkills Russia направлен на независимую оценку практических навыков среди школьников, студентов СПО и высших учебных заведений. Чемпионат проходил два дня и включал в себя четыре модуля заданий, которые были подготовлены на профессиональном уровне и требовали высокой подготовки.</text:p>
          </table:table-cell>
          <table:table-cell office:value-type="string" calcext:value-type="string">
            <text:p>[]</text:p>
          </table:table-cell>
        </table:table-row>
        <table:table-row table:style-name="ro1">
          <table:table-cell table:number-columns-repeated="3"/>
        </table:table-row>
        <table:table-row table:style-name="ro35">
          <table:table-cell office:value-type="float" office:value="9" calcext:value-type="float">
            <text:p>9</text:p>
          </table:table-cell>
          <table:table-cell office:value-type="string" calcext:value-type="string">
            <text:p>Стань Студентом года – 2020</text:p>
            <text:p/>
            <text:p>Открыта регистрация на региональный этап Российской национальной премии «Студент года – 2020»!</text:p>
            <text:p/>
            <text:p>Это уникальный конкурсный и образовательный проект для обучающихся образовательных организаций, имеющих особые достижения в учебной, научной, спортивной, творческой и общественной жизни.</text:p>
            <text:p/>
            <text:p>К участию приглашаются студенты очной формы обучения образовательных организаций высшего образования (бакалавры, специалисты, магистры) в возрасте от 18 до 25 лет или студенты очной формы обучения профессиональных образовательных организаций в возрасте от 16 до 25 лет.</text:p>
            <text:p/>
            <text:p>Номинации премии образовательных организаций высшего образования:</text:p>
            <text:p/>
            <text:p>Председатель совета обучающихся года;</text:p>
            <text:p>Общественник года;</text:p>
            <text:p>Интеллект года;</text:p>
            <text:p>Иностранный студент года;</text:p>
            <text:p>Творческая личность года;</text:p>
            <text:p>Спортсмен года;</text:p>
            <text:p>Добровольческое объединение года;</text:p>
            <text:p>Студенческое медиа года;</text:p>
            <text:p>Патриотическое объединение года;</text:p>
            <text:p>Киберспортивный клуб года;</text:p>
            <text:p>Юридическое объединение года;</text:p>
            <text:p>Студенческое научное общество года;</text:p>
            <text:p>Комиссия по качеству образования года.</text:p>
            <text:p/>
            <text:p>В 2020 году заявка подается с 24 сентября по 16 октября 2020 года, по адресу электронной почты: konkurs@sutd.ru</text:p>
            <text:p/>
            <text:p>Также необходимо предоставить портфолио с достижениями.</text:p>
            <text:p/>
            <text:p>Подробная информация о номинациях в прикрепленном положении.</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46" calcext:value-type="float">
            <text:p>46</text:p>
          </table:table-cell>
          <table:table-cell office:value-type="string" calcext:value-type="string">
            <text:p>🥇Первое место  в конкурсе  HIGH GOALS -2020</text:p>
            <text:p/>
            <text:p>Инициативная научно-исследовательская работа преподаватели кафедры клинической психологии факультета психологии ЛГУ им. А.С.Пушкина " Основные формы и направления дистанционной психологической помощи населения в период пандемии" заняла 1 место в Открытом международном конкурсе инициативных научно-исследовательских проектов HIGH GOALS -2020.</text:p>
            <text:p/>
            <text:p>Работу подготовили: Вероника Капитанаки, Раиса Кузина, Олег Иванов, научный руководитель Сергей Чермянин.</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51" calcext:value-type="float">
            <text:p>51</text:p>
          </table:table-cell>
          <table:table-cell office:value-type="string" calcext:value-type="string">
            <text:p>Студенты ЛГУ вновь принимают участие в экологической акции</text:p>
            <text:p> </text:p>
            <text:p>Студенты Подпорожского филиала ЛГУ им. А.С.Пушкина стали участниками ежегодной межрегиональной экологической акции «Чистое Онего». </text:p>
            <text:p> </text:p>
            <text:p>В ходе поездки на Онежское озеро волонтёрский отряд студентов «Наше будущее» вновь очистил от мусора берег Обонежья – именно так  издревле зовётся территория западного берега Онеги. Основной целью акции была уборка берега Онеги, студенты ЛГУ очистили пляж длиной 3 километра. Участники мероприятия с радостью отметили, что с каждым годом мусора на берегу становится меньше.</text:p>
            <text:p>Помощь в проведении акции активистам Народного фронта традиционно оказывают местные власти: администрации и депутаты Вознесенского и Подпорожского городских поселений. В частности, была организована доставка участников на Онежское озеро, выданы мешки, проведена экскурсия.</text:p>
            <text:p>«Акция «Чистое Онего» уже стала традиционной. Туристы, посещающие озеро, нередко оставляют после себя мусор. Бывают случаи, когда в особенно популярных местах образуются стихийные свалки. И только благодаря планомерной и постоянной работе волонтеров в этом направлении ситуацию удается изменить.</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40" calcext:value-type="float">
            <text:p>40</text:p>
          </table:table-cell>
          <table:table-cell office:value-type="string" calcext:value-type="string">
            <text:p>СМИ о нас: ректор ЛГУ рассказал Российской газете о тонкостях онлайн - образования 👉 https://rg.ru/2020/09/23/reg-szfo/o-tonkostiah-onlajn-obrazovaniia.html</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45" calcext:value-type="float">
            <text:p>45</text:p>
          </table:table-cell>
          <table:table-cell office:value-type="string" calcext:value-type="string">
            <text:p>Елена Гаджиева - на Арктическом туристском медиа-конгрессе</text:p>
            <text:p/>
            <text:p>Декан факультета естествознания, географии и туризма ЛГУ им.А.С.Пушкина Елена Гаджиева приняла участие в Первом Арктическом туристском медиа-конгрессе «Доступная Арктика».  </text:p>
            <text:p/>
            <text:p> Первый Арктический туристский медиа-конгресс «Доступная Арктика» прошел с 18 по 22 сентября. Программа форума реализовывалась Федеральным агентством по туризму (Ростуризм) в двух субъектах Российской Федерации – в Санкт-Петербурге и Мурманской области. В работе форума приняли участие руководитель Ростуризма Зарина Догузова, руководители органов государственной власти регионов, представители СМИ, работники туристской индустрии и образовательных учреждений. В ходе мероприятия участники обсудили актуальные вопросы развития туристской сферы Арктической зоны, продвижения туристского бренда Арктики в медийном пространстве, подготовки кадров для реализации туристских продуктов и услуг в регионе.</text:p>
            <text:p/>
            <text:p>Елена Гаджиева приняла участие в работе круглого стола «Обеспечение качества и доступности туристских услуг в Арктике» и изложила позицию кафедры социально-культурного сервиса и туризма ЛГУ им. А.С. Пушкина об особенностях подготовки кадров для туристской деятельности в Арктическом регионе. Участникам круглого стола были предложены концептуальные положения и проекты двух основных образовательных программ по направлению "Туризм" уровней бакалавриата (профиль «Организация и проектирование туристских услуг в Арктике») и магистратуры (профиль «Управление туристскими дестинациями Арктической зоны»), разработанные в ЛГУ им. А.С. Пушкина, а также обозначены условия их реализации. В выступлении Елены Гаджиевой также прозвучали предложения по подготовке туристских кадров и меры по развитию туристской сферы Арктики.</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7" calcext:value-type="float">
            <text:p>7</text:p>
          </table:table-cell>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38" calcext:value-type="float">
            <text:p>38</text:p>
          </table:table-cell>
          <table:table-cell office:value-type="string" calcext:value-type="string">
            <text:p>Национальный финал  молодых профессионалов</text:p>
            <text:p/>
            <text:p>Закончился Финал VIII Национального чемпионата «Молодые профессионалы» (WorldSkills Russia) по компетенции " Социальная работа", который проходил в Выборге на площадке Выборгского института (филиала) Ленинградского государственного университета им. А.С. Пушкина. </text:p>
            <text:p>Анастасия Румянцева, студентка 3 курса (специальность СПО) набрала 706 баллов и получила медальон профессионала. За достигнутые результаты Анастасия и ее куратор получат премию от Губернатора Ленинградской области. </text:p>
            <text:p>Для Ленинградской области этот финал оказался наиболее успешным: пять серебряных и две бронзовых медали, девять медальонов за профессионализм. Две недели самоотверженного труда конкурсантов и экспертов, переживания, время тягостного ожидания результатов, вера наставников в своих ребят.</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60" calcext:value-type="float">
            <text:p>60</text:p>
          </table:table-cell>
          <table:table-cell office:value-type="string" calcext:value-type="string">
            <text:p>🏃‍♂️Самые быстрые в Ленинградской области!</text:p>
            <text:p/>
            <text:p>19 сентября 2020 года в Приоратском парке г. Гатчины состоялся областной этап Всероссийского Дня Бега "Кросс нации - 2020".</text:p>
            <text:p>Легкоатлеты ЛГУ им. А.С.Пушкина завевали ТРИ ЗОЛОТЫЕ И ОДНУ СЕРЕБРЯНУЮ МЕДАЛЬ! </text:p>
            <text:p>4 км Мужчины – 1 место Дмитрий Иванько, 1 курс ФФК</text:p>
            <text:p>4 км Женщины – 1 место Анастасия Олейник, магистр ФФК, выпуск 2020 года</text:p>
            <text:p>6 км  Женщины – 1 место Анна Ильина, 2 курс ФФК</text:p>
            <text:p>8 км Женщины – 2 место Алина Хоценок, 4 курс ФФК</text:p>
            <text:p>💪Отличный выдался старт!</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68" calcext:value-type="float">
            <text:p>68</text:p>
          </table:table-cell>
          <table:table-cell office:value-type="string" calcext:value-type="string">
            <text:p>Студенты ЛГУ - среди профессионалов гостеприимства</text:p>
            <text:p/>
            <text:p>Учащиеся факультета естествознания, географии и туризма (кафедра туризма) ЛГУ  им.  А. С. Пушкина приняли участие в полуфинале всероссийского конкурса "Мастера гостеприимства".</text:p>
            <text:p>Приём заявок на всероссийский конкурс "Мастера гостеприимства", один из конкурсов президентской платформы "Россия - страна возможностей", стартовал ещё в прошлом году. Всего для отбора поступило более 20 000 заявок от участников со всей России. За время заочных мероприятий были выбраны 1500 человек, которые встретились в полуфиналах в своих федеральных округах. Студентки факультета ЕГиТ ЛГУ им.А.С.Пушкина  Дарья Афонькина (3 курс) и Алёна Манина (4 курс) стали участницами полуфинала "Балтика", который прошёл в курортном городе Светлогорск (Калининградская область) с 14 по 17 сентября этого года. В общей сложности 100 человек в течение двух дней боролись за место в финале.</text:p>
            <text:p>Специально для участников полуфинала путешественник и ведущий телевизионного проекта «Поедем, поедим!» Джон Уоррен провел мастер-класс «Как понять Россию и полюбить ее», а директор по инновациям ЦРРТ Сергей Музжавлев провел мастер-класс на тему «Гостеприимство — как компетенция бизнеса, людей, государства».</text:p>
            <text:p>В ходе компетенций участники решали профессиональные кейсы и реальные проблемы в сфере туризма, гостиничного и ресторанного бизнеса в нескольких командах под наблюдением опытных экспертов. Также в рамках состязаний прошёл трек проектов, где каждый из конкурсантов представил свою инициативу, связанную с гостеприимством. На суд жюри были выставлены проекты из совершенно разных сфер: от IT-платформы для поиска сотрудников до арт-резиденции «Марьин дом» в Архангельской области. В итоге жюри отобрали для участия в финале 6 лучших проектов из 100.</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2" calcext:value-type="float">
            <text:p>12</text:p>
          </table:table-cell>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68" calcext:value-type="float">
            <text:p>68</text:p>
          </table:table-cell>
          <table:table-cell office:value-type="string" calcext:value-type="string">
            <text:p>Защита кандидатской диссертации</text:p>
            <text:p/>
            <text:p>17 сентября 2020 г. на заседании диссертационного совета при ФГБОУ ВО "Нижегородский государственный лингвистический университет им. Н.А. Добролюбова" прошла успешная защита кандидатской диссертации О. А. Кузиной на тему "Аксиологический аспект языковой репрезентации образа Украины в англоязычных средствах массовой информации". Работа выполнена на кафедре английской филологии факультета иностранных языков ЛГУ им. А.С. Пушкина, научный руководитель - доцент Л.В. Коцюбинская.</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8" calcext:value-type="float">
            <text:p>8</text:p>
          </table:table-cell>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67" calcext:value-type="float">
            <text:p>67</text:p>
          </table:table-cell>
          <table:table-cell office:value-type="string" calcext:value-type="string">
            <text:p>Студентка ЛГУ - на «Тавриде»</text:p>
            <text:p/>
            <text:p>Диана Ларченкова, студентка филологического факультета, направление Журналистика, приняла участие в Фестивале «Таврида-арт». </text:p>
            <text:p>Фестиваль «Таврида - арт» - площадка, которая собрала самых творческих и идейных молодых людей нашей страны. Проходит фестиваль в Крыму, в бухте Капсель. За четыре дня Тавриды Диана познакомилась с молодыми деятелями искусства, прослушала интересные лекции, приняла участие в различных перформансах и даже побывала на концертах нескольких звезд. </text:p>
            <text:p>В этом году одним из направлений Фестиваля стала акция взаимопомощи #МыВместе, имеющая целью поддержку пожилых, маломобильных граждан и медицинских сотрудников во время пандемии коронавируса. Диана приняла участие в этой акции в своём родном городе Выборге, когда университет перешёл на онлайн обучение. Фестиваль пригласил добровольцев к участию. Они заполнили заявку и приложили портфолио, после чего жюри выбирало самых достойных.</text:p>
          </table:table-cell>
          <table:table-cell office:value-type="string" calcext:value-type="string">
            <text:p>[]</text:p>
          </table:table-cell>
        </table:table-row>
        <table:table-row table:style-name="ro1">
          <table:table-cell table:number-columns-repeated="3"/>
        </table:table-row>
        <table:table-row table:style-name="ro26">
          <table:table-cell office:value-type="float" office:value="14" calcext:value-type="float">
            <text:p>14</text:p>
          </table:table-cell>
          <table:table-cell office:value-type="string" calcext:value-type="string">
            <text:p>📌Международная конференция по истории повседневности в ЛГУ</text:p>
            <text:p/>
            <text:p>16 – 17 сентября 2020 г. в Ленинградском государственном университете им. А.С. Пушкина на факультете истории и социальных наук проходит Международная научная онлайн-конференция </text:p>
            <text:p>«Реформы в повседневной жизни населения России: история и современность». </text:p>
            <text:p>В работе конференции принимают участие ученые из России, Беларуси, Германии, Казахстана, Эстонии, Украины. </text:p>
            <text:p/>
            <text:p>Онлайн-трансляцию можно посмотреть по ссылкам ниже, вопросы участникам можно задать в чате во время трансляции. </text:p>
            <text:p> </text:p>
            <text:p>📌16 СЕНТЯБРЯ, СРЕДА </text:p>
            <text:p>13.30 – 17.50 – работа круглых столов и секций </text:p>
            <text:p>✏СЕКЦИЯ 1: «Гендер и семья в повседневной жизни населения России: влияние реформ» - https://youtu.be/rc8bNSJkOqE </text:p>
            <text:p>✏СЕКЦИЯ 2: «Работа и досуг в повседневной жизни населения России: влияние реформ» - https://youtu.be/jvbuaExoBZg </text:p>
            <text:p>✏Круглый стол 1: «Проблемы источниковедения истории повседневности» - https://youtu.be/yzykI7Uk1jg </text:p>
            <text:p> </text:p>
            <text:p>📌17 СЕНТЯБРЯ, ЧЕТВЕРГ </text:p>
            <text:p>09.00 – 13.00 – работа секций и круглых столов </text:p>
            <text:p>✅Круглый стол 2: «Практики адаптации населения в условиях экстремальной повседневности» - https://youtu.be/rEOWZzc32KE </text:p>
            <text:p>✅СЕКЦИЯ 3: «Город и деревня в повседневной жизни населения России» - https://youtu.be/eaZU4boMsp4 </text:p>
            <text:p>✅Круглый стол 3: «Влияние реформ на этнокультурные и этноконфессиональные особенности повседневности» - https://youtu.be/LzjVbkUG6jU </text:p>
            <text:p> </text:p>
            <text:p>14.00 – 17.30 – работа секций и круглых столов </text:p>
            <text:p>✅Круглый стол 4: «Школа и образование в повседневной жизни населения России: влияние реформ» - https://youtu.be/TIz1NjVi-vU </text:p>
            <text:p>✅Круглый стол 5: «Повседневная жизнь отдельных социальных групп» - https://youtu.be/UnTW8udxchM </text:p>
            <text:p>✅СЕКЦИЯ 4: «Власть и общество: политический фактор повседневности» - https://youtu.be/2gpluQaO93w</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9" calcext:value-type="float">
            <text:p>19</text:p>
          </table:table-cell>
          <table:table-cell office:value-type="string" calcext:value-type="string">
            <text:p>Эксперты ЛГУ им. А.С. Пушкина рассказали о приоритетных задачах развития туризма в Санкт-Петербурге</text:p>
            <text:p/>
            <text:p>Делегация университета 9 сентября выступила на совещании представителей исследовательских групп университетов Санкт-Петербурга. </text:p>
            <text:p>Совещание было организованное Фондом «Центр стратегических разработок «Северо-Запад» совместно с Комитетом по развитию туризма Санкт-Петербурга. Эксперты обсудили новые приоритетные задачи развития отрасли туризма Санкт-Петербурга, а также исследовательские задачи, решение которых требуется в контексте обновления концепции развития туристской сферы Санкт-Петербурга.</text:p>
            <text:p>В совещании приняли участие декан факультета естествознания, географии и туризма ЛГУ Елена Гаджиева, доцент кафедры социально-культурного сервиса и туризма ЛГУ Эдуард Жигунов, председатель Комитета по развитию туризма Санкт-Петербурга Сергей Корнеев, директор Фонда ЦСР «Северо-Запад» Марина Липецкая, представители вузов Санкт-Петербурга.</text:p>
            <text:p>Подробнее на нашем сайте https://lengu.ru/news/eksperty-lgu-im-as-pushkina-rasskazali-o-prioritetnykh-zadachakh-razvitiya-turizma-v-sanktpeterburge</text:p>
          </table:table-cell>
          <table:table-cell office:value-type="string" calcext:value-type="string">
            <text:p>[]</text:p>
          </table:table-cell>
        </table:table-row>
        <table:table-row table:style-name="ro1">
          <table:table-cell table:number-columns-repeated="3"/>
        </table:table-row>
        <table:table-row table:style-name="ro4">
          <table:table-cell office:value-type="float" office:value="7" calcext:value-type="float">
            <text:p>7</text:p>
          </table:table-cell>
          <table:table-cell office:value-type="string" calcext:value-type="string">
            <text:p>СМИ о нас: Начальник учебного управления ЛГУ имени Пушкина Татьяна Сидненко приняла участия в круглом столе Фонтанки.ру</text:p>
            <text:p>https://www.fontanka.ru/2020/09/08/69458855/</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0" calcext:value-type="float">
            <text:p>10</text:p>
          </table:table-cell>
          <table:table-cell office:value-type="string" calcext:value-type="string">
            <text:p>СМИ о нас: Какие специалисты будут нужны Ленобласти в перспективе и где их учить. На эти вопросы ответил телеканал "ЛЕНТВ 24" в своем сюжете. </text:p>
            <text:p>💬"Сегодня, развивая туризм в Ленинградской области, одну из перспективных отраслей экономики, мы будем нуждаться в большом количестве специалистов по краеведению, людей, которые хорошо знают культурное богатое наследие Ленинградской области, а значит здесь, в этом направлении, их надо готовить. Также пандемия поставила остро вопрос среднего и высшего звена в медицине" - Станислав Еремеев, ректор Ленинградского государственного университета им. А.С.Пушкина</text:p>
            <text:p>📺Сюжет "ЛЕНТВ 24" https://vk.com/video-184397039_456242552</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1" calcext:value-type="float">
            <text:p>11</text:p>
          </table:table-cell>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33" calcext:value-type="float">
            <text:p>133</text:p>
          </table:table-cell>
          <table:table-cell office:value-type="string" calcext:value-type="string">
            <text:p>👨‍🎨Работы доцента ЛГУ выставлены на Международном фестивале искусств</text:p>
            <text:p/>
            <text:p>Доцент кафедры культурологии и искусства ЛГУ имени А.С.Пушкина Игорь Клюшкин принял участие в XXVIII Международном фестивале искусств «МАСТЕР КЛАСС». </text:p>
            <text:p>5 сентября в петербургской галерее «Мастер» состоялось торжественное открытие и вернисаж выставки картин участников фестиваля. Игорь Клюшкин представил картины «В мастерской» и «Глашатаи» из проекта «ШАПИТО». 6 сентября на Дворцовой площади состоялся пленэр по теме “Путь Мастера” (Учителя. Наследие. Взлеты и испытания. Мечты. Вдохновение. Верность. Судьба. Призвание. Радость творчества. Душевные силы. Ученики. От материи к Духу. Жертва. Тайна. Знаки. Признание. Свет. Любовь). Игорь Клюшкин на пленэр представил холст под названием «Путь». С 12 сентября в галерее «Мастер» можно видеть холсты участников пленэра. </text:p>
            <text:p>Из 200 поданных заявок совет мастеров выбрал 50 новых участников: художники, музыканты, архитекторы, кинематографисты, театральные деятели, писатели и исследователи представлены в органичном единстве. В последующие десять дней участникам "МАСТЕР КЛАССА" предстоит работа на открытых пленэрах, других площадках города, где в своих произведениях авторы отразят важнейшие вехи в истории Петербурга и России. Статусность мероприятия подчеркивает Попечительский совет во главе с его Председателем – директором Государственного Эрмитажа Михаилом Пиотровским.</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7" calcext:value-type="float">
            <text:p>7</text:p>
          </table:table-cell>
          <table:table-cell/>
          <table:table-cell office:value-type="string" calcext:value-type="string">
            <text:p>[]</text:p>
          </table:table-cell>
        </table:table-row>
        <table:table-row table:style-name="ro1">
          <table:table-cell table:number-columns-repeated="3"/>
        </table:table-row>
        <table:table-row table:style-name="ro8">
          <table:table-cell office:value-type="float" office:value="36" calcext:value-type="float">
            <text:p>36</text:p>
          </table:table-cell>
          <table:table-cell office:value-type="string" calcext:value-type="string">
            <text:p>👪Ленинградская область непрерывно сопровождает семьи, находящиеся в трудной жизненной ситуации</text:p>
            <text:p/>
            <text:p>💚В ЛГУ им. А.С.Пушкина прошла Всероссийская научная конференция в формате телемоста «Непрерывное сопровождение семей, находящихся в трудной жизненной ситуации (на примере Ленинградской области)». Приветствовал участников конференции ректор университета Станислав Еремеев.</text:p>
            <text:p>💬Модератором пленарного была проректор по научной работе Ленинградского государственного университета имени А.С. Пушкина, доктор педагогических наук, профессор Лариса Кобрина.</text:p>
            <text:p>В мероприятии приняли участие представители образовательных организаций и центров социального обслуживания населения из разных регионов РФ. БЫЛО ЗАФИКСИРОВАНО БОЛЕЕ 1670 ПОДКЛЮЧЕНИЙ. </text:p>
            <text:p>✅Среди них:</text:p>
            <text:p>Образовательных организаций Ленинградской области: 123</text:p>
            <text:p>Центров занятости населения Ленинградской области: 24</text:p>
            <text:p>Центров социального обслуживания Ленинградской области: 18</text:p>
            <text:p>Реабилитационных центров Ленинградской области: 4</text:p>
            <text:p>✍🏻Участники конференции и все заинтересованные лица могут пользоваться презентациями, которые размещены на сайте вуза 👉🏻 https://lengu.ru/news/v-leningradskoy-oblasti-osushchestvlyayetsya-nepreryvnoye-soprovozhdeniye-semey-nakhodyashchikhsya-v-trudnoy-zhiznennoy-situatsii</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35" calcext:value-type="float">
            <text:p>35</text:p>
          </table:table-cell>
          <table:table-cell office:value-type="string" calcext:value-type="string">
            <text:p>Студенты ЛГУ приняли участие в автопробеге «Никто не забыт — ничто не забыто»</text:p>
            <text:p/>
            <text:p>Вчера, 8 сентября, в День памяти жертв блокады Ленинграда, состоялся автопробег «Никто не забыт — ничто не забыто». В этом году студенты 2 и 4 курсов факультета истории и социальных наук в десятый раз стали участниками памятной акции. Автопробег посвящен 75-летию Победы в Великой Отечественной войне. </text:p>
            <text:p/>
            <text:p>Участники автопробега смогли посетить музей (Диорамы и Панорамы «Прорыв»), а также попробовать полевую кухню. Колонна автопробега проследовала к братскому захоронению в городе Тосно, а далее отправилась в город воинской славы Гатчина, где участники автопробега возложили цветы и венки к стеле «Гатчина — город воинской славы». Автопробег завершился в Петербурге на площади Победы у «Монумента героическим защитникам Ленинграда».</text:p>
            <text:p/>
            <text:p>В автоколонне - автобусы, легковые автомобили и мотоциклы. Колонна из 50 машин выдвинулась из Кировска. Они проехали через Тосно и Гатчину. Конечный пункт - Площадь Победы в Санкт-Петербурге.</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46" calcext:value-type="float">
            <text:p>46</text:p>
          </table:table-cell>
          <table:table-cell office:value-type="string" calcext:value-type="string">
            <text:p>1 место в конкурсе "Наука и Просвещение"</text:p>
            <text:p/>
            <text:p>Евгения Федорова, обучающаяся 4 курса филологического факультета ЛГУ им. А.С. Пушкина, направление бакалавриата "Педагогическое образование (с двумя профилями подготовки)" профиль "Русский язык и литература", победила в IV Международном научно-исследовательском конкурсе лучших студенческих работ, который был организован Международным Центром научного сотрудничества "Наука и Просвещение". Её работа "Поэтика "Чёрного альбома" Виктора Цоя", написанная под руководством доц., к.фил.н., и.о. декана филологического факультета Светланы Петровой, заняла 1 место в секции "Филологические науки", а статья опубликована в сборнике лучших студенческих работ и представлена в наукометрической базе РИНЦ (elibrary.ru)!</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86" calcext:value-type="float">
            <text:p>86</text:p>
          </table:table-cell>
          <table:table-cell office:value-type="string" calcext:value-type="string">
            <text:p>✨Ректор ЛГУ им. А.С. Пушкина поздравил юбиляра</text:p>
            <text:p/>
            <text:p>Станислав Еремеев, ректор ЛГУ им. А.С. Пушкина поздравил с юбилеем в три четверти века доктора юридических наук, профессора юридического факультета ЛГУ Владимира Григорьевича Павлова. </text:p>
            <text:p/>
            <text:p>В 1975 году Владимир Григорьевич окончил юридический факультет Ленинградского государственного Университета им. А.А. Жданова. Более 9 лет служил в органах внутренних дел, затем перешёл на преподавательскую работу в учебное заведение МВД. Стаж службы – 29 лет, специальное звание полковник милиции. С 2002 года работает в ЛГУ им. А.С. Пушкина на юридическом факультете, с 2013 года - профессор кафедры уголовного права и процесса. Является автором более 250 научных и учебно-методических трудов по уголовному праву, криминологии и уголовно-исполнительному праву. </text:p>
            <text:p>🎉Поздравляем!!! Долгих лет жизни!!! 🎉💐</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9" calcext:value-type="float">
            <text:p>9</text:p>
          </table:table-cell>
          <table:table-cell office:value-type="string" calcext:value-type="string">
            <text:p>ЛГУ им А.С. Пушкина и факультет специального (дефектологического) образования приглашает на конференцию </text:p>
            <text:p/>
            <text:p>✅В 12.00 начнется онлайн-трансляция Всероссийской научной конференции «Непрерывное сопровождение семей, находящихся в трудной жизненной ситуации (на примере Ленинградской области)».</text:p>
            <text:p/>
            <text:p>✍🏻Информация о конференции: https://lengu.ru/conference/view?id=431</text:p>
            <text:p/>
            <text:p>❗Ссылка для подключения: https://youtu.be/Wc7Li_pRn94</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02" calcext:value-type="float">
            <text:p>102</text:p>
          </table:table-cell>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7" calcext:value-type="float">
            <text:p>7</text:p>
          </table:table-cell>
          <table:table-cell office:value-type="string" calcext:value-type="string">
            <text:p>Учебный год только начинается, а СКК "Импульс" всё быстрее набирает обороты!</text:p>
            <text:p/>
            <text:p>Межрегиональная киберспортивная дружба вышла на новый уровень этим летом. </text:p>
            <text:p>Спортивным Компьютерным Клубом "Импульс" при ЛГУ им А.С. Пушкина и сектором студенческого совета «VSTU Cybersport» при университете ВолгГТУ в августе был совместно проведён студенческий киберспортивный On-Line турнир «Summer Over Cup» по дисциплине Overwatch, а также проведен ряд тренировок по различным дисциплинам для киберспортивных команд университетов. </text:p>
            <text:p/>
            <text:p>Наш Клуб благодарит команду VSTU Cybersport и их руководителя Михаила Костеренко за полученный опыт от совместной работы и надеется на дальнейшее сотрудничество!</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23" calcext:value-type="float">
            <text:p>23</text:p>
          </table:table-cell>
          <table:table-cell office:value-type="string" calcext:value-type="string">
            <text:p>Студенты и сотрудники экономического факультета – участники выставки АГРОРУСЬ 2020</text:p>
            <text:p/>
            <text:p>4 сентября 2020 года в конгрессно-выставочном центре EXPOFORUM студенты и сотрудники экономического факультета приняли участие в выставке АГРОРУСЬ 2020.</text:p>
            <text:p/>
            <text:p>Самым интересным для наших студентов стала практическая часть мероприятия: прямо на месте губернатором Ленинградской области Александром Дрозденко были подписаны различные договоры и соглашения с предприятиями АПК, обеспечивающими стабильное развитие сельского хозяйства в регионе на ближайшее будущее. </text:p>
            <text:p/>
            <text:p>Выставка прошла на внешней и внутренней площадках КВЦ. Масштабная внешняя часть, работавшая в формате ярмарки и демонстрации техники, позволяла не только ознакомиться с сельскохозяйственной продукцией региона, но и приобрести по желанию. При этом, участники отметили доступные цены и высокое качество товаров.</text:p>
            <text:p/>
            <text:p>Внутренняя часть, оформленная в виде стендов по муниципальным районам Ленинградской области, также демонстрировала продукцию ведущих предприятий как малого и среднего, так и крупного бизнеса АПК. К примеру, в Гатчинском муниципальном районе демонстрировал свои возможности известный комбинат молочной продукции ГАЛАКТИКА. Студенты также могли оценить и сами организации, и их продукцию и, возможно, задуматься о будущих местах трудоустройства, ведь АПК по праву считается одним из ведущих секторов Ленобласти.</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47" calcext:value-type="float">
            <text:p>47</text:p>
          </table:table-cell>
          <table:table-cell office:value-type="string" calcext:value-type="string">
            <text:p>🇷🇺 8 сентября – День памяти жертв блокады</text:p>
            <text:p/>
            <text:p>В 2020 году в соответствии с Планом, утвержденным Губернатором Санкт-Петербурга, состоятся следующие общегородские мероприятия:</text:p>
            <text:p>- возложение цветов к мемориальной доске на Невском пр., д.14;</text:p>
            <text:p>- траурные церемонии возложения венков и цветов на Пискаревском мемориальном кладбище, на Серафимовском мемориальном кладбище, на Смоленском мемориальном кладбище, на пл. Победы, на Невском воинском кладбище, на Богословском кладбище, к Арке Победы в Красном Селе и к Мемориалу защитникам Ораниенбаумского плацдарма, на других местах захоронений воинов, защитников и жителей блокадного Ленинграда;</text:p>
            <text:p>- полуденный выстрел из орудия Нарышкина бастиона Петропавловской крепости в память о защитниках и жителях блокадного Ленинграда;</text:p>
            <text:p>- акция памяти жертв блокады Ленинграда в Соляном переулке.</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7" calcext:value-type="float">
            <text:p>17</text:p>
          </table:table-cell>
          <table:table-cell/>
          <table:table-cell office:value-type="string" calcext:value-type="string">
            <text:p>[]</text:p>
          </table:table-cell>
        </table:table-row>
        <table:table-row table:style-name="ro1">
          <table:table-cell table:number-columns-repeated="3"/>
        </table:table-row>
        <table:table-row table:style-name="ro22">
          <table:table-cell office:value-type="float" office:value="1" calcext:value-type="float">
            <text:p>1</text:p>
          </table:table-cell>
          <table:table-cell office:value-type="string" calcext:value-type="string">
            <text:p>Онлайн-университет SF Education запускает бесплатный сюжетный квест "Финансы и Конфликтные ситуации"!</text:p>
            <text:p/>
            <text:p>Вас ждёт служебное расследование в одной из самых популярных корпораций мира, и в рамках него вам предстоит пройти 5 кругов испытаний (новый день – новый "круг"), набрать (или нет) баллов, а затем узнать, чем закончится это приключение. Ведь всё будет зависеть от ваших действий ;)</text:p>
            <text:p/>
            <text:p>Если вам хочется пораскинуть мозгами над финансовыми заданиями, совмещёнными со стрессовой нагрузкой и тяжким выбором – добро пожаловать! Ключ на старт – 9 сентября.</text:p>
            <text:p/>
            <text:p>🎁 Призы для тех, кто сможет!</text:p>
            <text:p/>
            <text:p>1 место – Курс «Финансовое моделирование»</text:p>
            <text:p>2 место – Курс «Финансовый учет и анализ»</text:p>
            <text:p>3 место – Курс «Excel Academy»</text:p>
            <text:p>4 место – Курс «PowerPoint»</text:p>
            <text:p>5-9 место – Скидка 60% на курс «Excel Academy»</text:p>
            <text:p>10-11 место – Кружка с логотипом SF Education</text:p>
            <text:p>12-15 места – Защитная маска с уникальным дизайном SF Education!</text:p>
            <text:p/>
            <text:p>Для того, чтобы запустить квест "Финансы и Конфликтные ситуации", перейдите по ссылке: https://vk.com/app6379730_-32342123#l=31</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56" calcext:value-type="float">
            <text:p>56</text:p>
          </table:table-cell>
          <table:table-cell office:value-type="string" calcext:value-type="string">
            <text:p>🏆Спорт оживает, спортсмены побеждают!</text:p>
            <text:p/>
            <text:p>🥇На прошедшем 22 августа 2020 года в Удмурдской республике (город Карасмешка) Первенстве России среди юниоров и юниорок (2001-2002 гг.р) по горному бегу Ильина Анна, мастер спорта, студентка 1 курса факультета физической культуры завоевала ЗОЛОТУЮ МЕДАЛЬ!</text:p>
            <text:p>🥈29 августа 2020 года в Рыбинске на Чемпионате России по летнему биатлону Писарева Анастасия, мастер спорта, студентка 2 курса факультета физической культуры стала СЕРЕБРЯНЫМ ПРИЗЕРОМ в спринтерской гонке.</text:p>
            <text:p>🥉2 сентября 2020 года в п. Токсово состоялось Первенство Санкт-Петербурга по летнему биатлону среди юниорок – Хоценок Алина, кандидат в мастера спорта по биатлону, студентка 3 курса факультета физической культуры стала обладателем БРОНЗОВОЙ МЕДАЛИ на дистанции кросс-спринт. Спорт оживает, спортсмены побеждают!</text:p>
          </table:table-cell>
          <table:table-cell office:value-type="string" calcext:value-type="string">
            <text:p>[]</text:p>
          </table:table-cell>
        </table:table-row>
        <table:table-row table:style-name="ro1">
          <table:table-cell table:number-columns-repeated="3"/>
        </table:table-row>
        <table:table-row table:style-name="ro14">
          <table:table-cell office:value-type="float" office:value="6" calcext:value-type="float">
            <text:p>6</text:p>
          </table:table-cell>
          <table:table-cell office:value-type="string" calcext:value-type="string">
            <text:p>Сильные идеи для нового времени</text:p>
            <text:p/>
            <text:p>В октябре в Сочи пройдет форум «Сильные идеи для нового времени», который организуют @АСИ и @Фонд «Росконгресс». Высшая школа экономики стала партнером события по теме «Реализация «третьей миссии» вузов» по направлению «Новые компетенции». Одна из основных задач этой площадки – это систематизация подходов к пониманию «третьей миссии», а также сбор идей и практик от вузов для формирования системы ее индикаторов. </text:p>
            <text:p>Многие российские университеты накопили достаточный потенциал, чтобы не просто заниматься академической работой и обучением, но и участвовать в общественной и экономической деятельности страны. Шаги в этом направлении делают многие вузы, но все они, не имея единого ориентира, действуют вразнобой: https://www.youtube.com/watch?v=zaeIW0G0AbQ </text:p>
            <text:p/>
            <text:p>В этой связи университеты и экспертные сообщества подготовили предложение создать Руководство по реализации «третьей миссии»: https://idea.asi.ru/improject-46/ideas/2520. Документ станет основой для интеграции в существующие программы развития вузов, в том числе в целях участия в конкурсном отборе для получения грантов. </text:p>
            <text:p/>
            <text:p>«Третья миссия» должна иметь несколько ключевых направлений, в числе которых: </text:p>
            <text:p>Интеграция вузов в процессы регионального социального развития. Сюда входит популяризация науки и образования, разработка специальных программ для учащихся, работа с городскими сообществами и органами власти. </text:p>
            <text:p>Интеграция в экономический процесс. Университет должен служить связующим звеном между студентами и внешними организациями, в том числе бизнесом и НКО. </text:p>
            <text:p>Создание экологических и инновационных импактов. Концепция «Импакт-университета» ставит во главу угла достижение целей, поставленных ООН в «17 целях для преобразования нашего мира». </text:p>
            <text:p>Предложение планируется представить Министерству науки и высшего образования РФ. До 10 сентября на крауд-платформе можно проголосовать за идею «Руководство по реализации «третьей миссии» как основа для внутренних стратегий российских университетов». В комментариях также можно присоединиться к обсуждению. </text:p>
            <text:p>Еще раз ссылка на идею: https://idea.asi.ru/improject-46/ideas/252</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47" calcext:value-type="float">
            <text:p>47</text:p>
          </table:table-cell>
          <table:table-cell office:value-type="string" calcext:value-type="string">
            <text:p>Летние итоги университетского клуба исторической реконструкции «XIII век»</text:p>
            <text:p/>
            <text:p>Прошедшее лето было достаточно сложным для всех, кто занимается исторической реконструкцией. Многие мероприятия были отменены, однако клуб исторической реконструкции «XIII век» нашёл возможность для выступлений и порадовал как поклонников средневековой культуры, так и просто жителей и гостей Ленинградской области.</text:p>
            <text:p>С 16 по 19 июля европейское отделение клуба побывало в Подмосковье, в парке живой истории «Форпост». </text:p>
            <text:p>25 июля на областном празднике «Слава русского оружия» клуб организовал историческую реконструкцию событий 1164 года, когда новгородские и ладожские дружины разбили шведов на реке Воронеге (Воронежке). </text:p>
            <text:p>22 и 23 августа в рамках проведения фестиваля «Средневековые дни в Выборге» клубами исторической реконструкции «XIII Командория», «XIII век» и «Фламандцы» был проведён каратен (сбор вассальных отрядов). </text:p>
            <text:p>Полная информация о итогах клуба на нашем сайте https://lengu.ru/news/letniye-itogi-universitetskogo-kluba-istoricheskoy-rekonstruktsii-xiii-vek</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7" calcext:value-type="float">
            <text:p>17</text:p>
          </table:table-cell>
          <table:table-cell office:value-type="string" calcext:value-type="string">
            <text:p>🌱СМИ о нас: Эколагерь в Линдуловской роще</text:p>
            <text:p/>
            <text:p>Волонтеры Всероссийского общества охраны природы в рамках президентского гранта приводили в порядок уникальную Линдуловскую лиственничную рощу в Выборгском районе Ленинградской области. </text:p>
            <text:p/>
            <text:p>На протяжении 10 дней 35 активистов-студентов из разных вузов Ленинградской области и Санкт- Петербурга облагораживали территорию. Директор палаточного лагеря - руководитель центра экологической политики ЛГУ им. А.С.Пушкина, профессор Алексей Кадочников, обладая большим опытом полевой работы, многое передал ребятам. </text:p>
            <text:p>Волонтеры звеньями решали разные задачи: они убирали валежник, очищали заросшие канавы, огораживали муравейники, восстановили историческую входную арку и лепной аншлаг на въезде в заказник. Каждый вечер проводились различные мастер-классы: от игры на гитаре и песен у костра до приготовления на огне вкуснейших блюд и даже корабельного дела. Жизнь в палаточном лагере и работа в лесу для участников проекта не только принесли опыт и сплотили людей, но дали почувствовать любовь к родной природе.</text:p>
            <text:p/>
            <text:p>📺Сюжет о эколагере можно посмотреть на телеканале РОССИЯ👇🏻</text:p>
            <text:p>https://www.rtr.spb.ru/vesti_spb/news_detail.asp?id=42365</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36" calcext:value-type="float">
            <text:p>36</text:p>
          </table:table-cell>
          <table:table-cell office:value-type="string" calcext:value-type="string">
            <text:p>✨Проректор ЛГУ - в Рабочей группе Министерства науки и высшего образования по оценке эффективности деятельности РУМЦ</text:p>
            <text:p/>
            <text:p>23 июля 2020 года состоялось заседание Совета Минобрнауки России по вопросам повышения доступности высшего образования для инвалидов, профессиональной ориентации инвалидов и содействия в их последующем трудоустройстве.</text:p>
            <text:p>Проректор по научной работе, декан факультета специального (дефектологического) образования ЛГУ им. А.С. Пушкина Лариса Кобрина по решению Совета Минобрнауки России вошла в состав Рабочей группы по оценке эффективности деятельности ресурсных учебно-методических центров по обучению инвалидов и лиц с ограниченными возможностями здоровья, созданных на базе образовательных организаций высшего образования.</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48" calcext:value-type="float">
            <text:p>48</text:p>
          </table:table-cell>
          <table:table-cell office:value-type="string" calcext:value-type="string">
            <text:p>🗣Губернатор Ленинградской области Александр Дрозденко прочел лекцию для студентов ЛГУ</text:p>
            <text:p/>
            <text:p>В начале нового учебного года глава региона выступил перед первокурсниками с лекцией на тему «Стратегические направления социально-экономического развития Ленинградской области».</text:p>
            <text:p/>
            <text:p>Александр Дрозденко поздравил первокурсников с началом учебного года: «Мы находимся на старте нового учебного цикла. Предыдущий учебный год Ленинградской области, как и всему миру, завершать было непросто. Но система образования региона сработала хорошо, мы не потеряли в качестве. Качественное обучение сегодня чрезвычайно важно: не случайно в этом году мы направили 60 млрд рублей на финансирование образования», — рассказал глава региона.</text:p>
            <text:p>«Область ждет от вас успешной учебы и замечательных достижений в избранной сфере деятельности. Учиться не вредно - учиться полезно. Надо быть амбициозными, дерзкими, показывать себя, показывать себя правильно. Все время надо стремиться вперед, и ничто не должно сдерживать вас для развития», — напутствовал студентов высшего учебного заведения Александр Дрозденко.</text:p>
            <text:p>В конце встречи студенты могли задать вопросы губернатору - они затронули вопросы развития программы «Комфортная среда», кадрового резерва, мусорной реформы и стадиона в Горбунках.</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6" calcext:value-type="float">
            <text:p>6</text:p>
          </table:table-cell>
          <table:table-cell office:value-type="string" calcext:value-type="string">
            <text:p>⚡⚡⚡МОЛНИЯ⚡⚡⚡</text:p>
            <text:p/>
            <text:p>В 14.40 начнется онлайн трансляция выступления губернатора Ленинградской области А.Ю.Дрозденко перед студентами </text:p>
            <text:p>ЛГУ им. А.С.Пушкина на тему «Стратегические направления социально-экономического развития Ленинградской области».</text:p>
            <text:p>https://www.youtube.com/watch?v=SelQ_O8_hiU&amp;feature=youtu.be</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45" calcext:value-type="float">
            <text:p>145</text:p>
          </table:table-cell>
          <table:table-cell office:value-type="string" calcext:value-type="string">
            <text:p>💙Поздравление с Днем знаний от деканов и руководителя отдела по работе с молодежью🎉</text:p>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38" calcext:value-type="float">
            <text:p>38</text:p>
          </table:table-cell>
          <table:table-cell office:value-type="string" calcext:value-type="string">
            <text:p>Уважаемые первокурсники! </text:p>
            <text:p/>
            <text:p>🎓Запись в библиотеку осуществляется с 02.09.2020 года с 9.30 до 16.30 в Читальном зале (ауд. 222).</text:p>
            <text:p/>
            <text:p>📝При себе иметь паспорт и цветную фотографию на электронном носителе/в бумажном виде или прислать фото по адресу sbimo@lengu.ru, указав в теме письма ФИО, курс и факультет.</text:p>
            <text:p/>
            <text:p>📢Соблюдайте масочный режим! Обслуживание студента без маски производиться не будет. </text:p>
            <text:p/>
            <text:p>ЖДЕМ ВАС!😁</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44" calcext:value-type="float">
            <text:p>44</text:p>
          </table:table-cell>
          <table:table-cell office:value-type="string" calcext:value-type="string">
            <text:p>Новый номер «Университетского обозревателя»!</text:p>
            <text:p/>
            <text:p>Открывает номер поздравление ректора университета Станислава Германовича Еремеева. Из других материалов вы узнаете, как нынешним летом проходила приемная кампания и летняя производственная практика у студентов, кто может стать членом киберспортивного клуба «Импульс», о плюсах и минусах учебы по обмену в Университете Akdeniz (Турция). Нашим первокурсникам мы расскажем об организации внеучебной деятельности и о том, почему не стоит жалеть, если вас поселят в МСГ. Обязательно познакомьтесь сновыми правилами работы университета с 1 сентября!</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25" calcext:value-type="float">
            <text:p>25</text:p>
          </table:table-cell>
          <table:table-cell office:value-type="string" calcext:value-type="string">
            <text:p>👍🏻Поздравление проректора по учебно-методической работе с началом учебного года</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89" calcext:value-type="float">
            <text:p>89</text:p>
          </table:table-cell>
          <table:table-cell office:value-type="string" calcext:value-type="string">
            <text:p>Поздравление ректора ЛГУ им. А.С. Пушкина с 1 сентября</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0" calcext:value-type="float">
            <text:p>10</text:p>
          </table:table-cell>
          <table:table-cell office:value-type="string" calcext:value-type="string">
            <text:p>🔔Видеопоздравление Министра науки и высшего образования Российской Федерации Валерия Николаевича Фалькова с Днем знаний</text:p>
            <text:p/>
            <text:p>https://www.youtube.com/watch?v=hLBgdIZQRpQ&amp;feature=emb_logo</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6" calcext:value-type="float">
            <text:p>6</text:p>
          </table:table-cell>
          <table:table-cell/>
          <table:table-cell office:value-type="string" calcext:value-type="string">
            <text:p>[]</text:p>
          </table:table-cell>
        </table:table-row>
        <table:table-row table:style-name="ro1">
          <table:table-cell table:number-columns-repeated="3"/>
        </table:table-row>
        <table:table-row table:style-name="ro5">
          <table:table-cell office:value-type="float" office:value="15" calcext:value-type="float">
            <text:p>15</text:p>
          </table:table-cell>
          <table:table-cell office:value-type="string" calcext:value-type="string">
            <text:p>✅Информация для студентов колледжа</text:p>
            <text:p/>
            <text:p>Встреча студентов колледжа будет проходить 1 сентября:</text:p>
            <text:p/>
            <text:p>Специальность "Право и организация социального обеспечения" 1 курс, очная форма обучения - 10.00, каб.407;</text:p>
            <text:p>Специальность "Право и организация социального обеспечения" 2 курс, очная форма обучения - 12.00, каб.407;</text:p>
            <text:p>Специальность " Прикладная информатика (по отраслям)" 1 курс, очная форма обучения -11.00, каб. 304;</text:p>
            <text:p>Специальность " Прикладная информатика (по отраслям)" 2 курс, очная форма обучения - 12.00, каб. 304;</text:p>
            <text:p>Специальность " Прикладная информатика (по отраслям)" 1 курс, очная форма обучения - 12.00, каб. 304.</text:p>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21" calcext:value-type="float">
            <text:p>21</text:p>
          </table:table-cell>
          <table:table-cell office:value-type="string" calcext:value-type="string">
            <text:p>ЭКОЛОГИЧЕСКИЙ ДИКТАНТ 2020</text:p>
            <text:p/>
            <text:p>В 2020 году экологический диктант состоится 15-16 ноября в «онлайн» и «оффлайн» форматах.</text:p>
            <text:p/>
            <text:p>Всероссийский экологический диктант – это просветительская акция, направленная на формирование экологической культуры, повышение уровня знаний об экологии и бережного отношения к природной среде.</text:p>
            <text:p/>
            <text:p>Целью проведения Всероссийского экологического диктанта является популяризация экологических знаний среди различных слоев населения, повышение уровня экологической грамотности в качестве меры по предупреждению экологических правонарушений.</text:p>
            <text:p/>
            <text:p>Принять участие в Экодиктанте смогут все желающие, во всех субъектах Российской Федерации.</text:p>
            <text:p>Информирование населения об этапах проведения Экодиктанта будет осуществляться через специально созданный портал: экодиктант.рус</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51" calcext:value-type="float">
            <text:p>51</text:p>
          </table:table-cell>
          <table:table-cell office:value-type="string" calcext:value-type="string">
            <text:p>🧡Информация для первокурсников</text:p>
            <text:p/>
            <text:p>Встреча первокурсников на факультетах будет проходить 1 и 2 сентября. Подробная информация (время, место, контакты деканатов) на нашем сайте👉🏻 https://lengu.ru/news/informatsiya-dlya-pervokursnikov</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22" calcext:value-type="float">
            <text:p>22</text:p>
          </table:table-cell>
          <table:table-cell office:value-type="string" calcext:value-type="string">
            <text:p>⚡СРОЧНО⚡</text:p>
            <text:p>Уважаемые учащиеся 2-го, 3-го и 4-го курсов! </text:p>
            <text:p> </text:p>
            <text:p>Срочно, для обеспечения учебного процесса следующих курсов, просим сдать имеющуюся на руках литературу! </text:p>
            <text:p>Возврат книг в библиотеку осуществляется на учебном (ауд. 226) и научном (ауд. 224) абонементах в будние дни с 9.30 до 16.30.</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28" calcext:value-type="float">
            <text:p>28</text:p>
          </table:table-cell>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0" calcext:value-type="float">
            <text:p>10</text:p>
          </table:table-cell>
          <table:table-cell office:value-type="string" calcext:value-type="string">
            <text:p>ПРИЕМ 2020: заключение договоров</text:p>
            <text:p/>
            <text:p>По вопросам заключения Договора об оказании платных образовательных услуг при поступлении на 1 курс обучения по образовательным программам, реализуемым в Университете на внебюджетной основе и другим вопросам, обращаться в отдел студенческого контингента по номеру телефона 8(812)451-83-48, а также по адресам электронной почты: k.nikiforenko@lengu.ru, k.mazurok@lengu.ru, dogovor.osk@lengu.ru.</text:p>
          </table:table-cell>
          <table:table-cell office:value-type="string" calcext:value-type="string">
            <text:p>[]</text:p>
          </table:table-cell>
        </table:table-row>
        <table:table-row table:style-name="ro1">
          <table:table-cell table:number-columns-repeated="3"/>
        </table:table-row>
        <table:table-row table:style-name="ro3">
          <table:table-cell office:value-type="float" office:value="17" calcext:value-type="float">
            <text:p>17</text:p>
          </table:table-cell>
          <table:table-cell office:value-type="string" calcext:value-type="string">
            <text:p>Областной педагогический совет 2020</text:p>
            <text:p/>
            <text:p>Сегодня в Президентской библиотеке прошло онлайн заседание областного педагогического совета «Ленинградская область: инвестиции в образование – инвестиции в человека», в котором принял участие ректор ЛГУ им. А.С. Пушкина Станислав Еремеев.</text:p>
            <text:p/>
            <text:p>Начал работу педагогического совета губернатор Ленинградской области Александр Дрозденко. «Все, что касается образования, очень важно для нас. От того, каким ребенок выйдет из системы образования, будет многое зависеть в его жизни, — подчеркнул губернатор, приветствуя участников педагогического совета. — Мы — лучший регион по качеству системы образования: вводим новые технологии, открываем детские технопарки «Кванториум», создаем центры «Точка роста», повышаем квалификацию педагогов. Нам жизненно важно, чтобы мы были драйвером изменения общероссийской системы образования».</text:p>
            <text:p/>
            <text:p>На совете обсуждались вопросы качества образования, инвестиций в человека, а также цифровой трансформации современного образования. За обсуждением в формате онлайн наблюдали более 20 тысяч человек.</text:p>
          </table:table-cell>
          <table:table-cell office:value-type="string" calcext:value-type="string">
            <text:p>[]</text:p>
          </table:table-cell>
        </table:table-row>
        <table:table-row table:style-name="ro1">
          <table:table-cell table:number-columns-repeated="3"/>
        </table:table-row>
        <table:table-row table:style-name="ro11">
          <table:table-cell office:value-type="float" office:value="12" calcext:value-type="float">
            <text:p>12</text:p>
          </table:table-cell>
          <table:table-cell office:value-type="string" calcext:value-type="string">
            <text:p>ПРИЕМ 2020: опубликованы приказы</text:p>
            <text:p/>
            <text:p>Уважаемые абитуриенты!</text:p>
            <text:p/>
            <text:p>На сайте университета опубликованы приказы на зачисление по целевой квоте на бакалавриат (бюджет). 24 августа будут опубликованы приказы о зачислении лиц, первого этапа зачисления (бакалавриат).</text:p>
            <text:p>С приказами можно ознакомиться здесь https://lengu.ru/abitur/prikazy-o-zachislenii-2020</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2" calcext:value-type="float">
            <text:p>12</text:p>
          </table:table-cell>
          <table:table-cell office:value-type="string" calcext:value-type="string">
            <text:p>Студенты ЛГУ - в финале VIII Национального чемпионата «Молодые профессионалы» (WorldSkills Russia)</text:p>
            <text:p/>
            <text:p>Двое участников финала будут представлять Ленинградский государственный университет имени А.С. Пушкина - студент Института экономической безопасности ЛГУ имени А.С. Пушкина Кирилл Синельщиков (компетенция «Администрирование отеля») и студентка Выборгского филиала ЛГУ имени А.С. Пушкина Анастасия Румянцева (компетенция «Социальная работа»). Финал пройдет с 6 по 21 сентября 2020 года, впервые – в дистанционно-очном формате.</text:p>
          </table:table-cell>
          <table:table-cell office:value-type="string" calcext:value-type="string">
            <text:p>[]</text:p>
          </table:table-cell>
        </table:table-row>
        <table:table-row table:style-name="ro1">
          <table:table-cell table:number-columns-repeated="3"/>
        </table:table-row>
        <table:table-row table:style-name="ro2">
          <table:table-cell office:value-type="float" office:value="15" calcext:value-type="float">
            <text:p>15</text:p>
          </table:table-cell>
          <table:table-cell office:value-type="string" calcext:value-type="string">
            <text:p>Эксперт ЛГУ выступил на гештальт-квартирнике</text:p>
            <text:p/>
            <text:p>Денис Желателев, доцент кафедры психологии, развития и образования выступил на II онлайн-конференции “Гештальт-квартирник”.</text:p>
            <text:p>На конференции, организованной Санкт-Петербургским Институтом Гештальта, специалист ЛГУ представил доклад «Гештальт-терапия от Данте Алигьери».</text:p>
            <text:p>«В этом выступлении я выдвигаю и обосновываю тезис, что «Божественная комедия» Данте Алигьери, есть ни что иное, как «Средневековое руководство по психотерапии и психологической помощи». В данном произведении, написанном еще в начале 14 века, есть много экзистенциальных идей, полезных для современной психотерапии, психологии и много схожего с современной гештальттерапией. Это выступление адресовано тем, кому интересен общекультурный контекст психотерапии. Участники смогут открыть для себя новые идеи для своей практики и просто получить эстетическое удовольствие от еще одного взгляда на средневековое художественное произведение» - рассказал Денис Желателев. Также в выступлении он представил свою новую книгу.</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41" calcext:value-type="float">
            <text:p>41</text:p>
          </table:table-cell>
          <table:table-cell/>
          <table:table-cell office:value-type="string" calcext:value-type="string">
            <text:p>[]</text:p>
          </table:table-cell>
        </table:table-row>
        <table:table-row table:style-name="ro1">
          <table:table-cell table:number-columns-repeated="3"/>
        </table:table-row>
        <table:table-row table:style-name="ro6">
          <table:table-cell office:value-type="float" office:value="9" calcext:value-type="float">
            <text:p>9</text:p>
          </table:table-cell>
          <table:table-cell office:value-type="string" calcext:value-type="string">
            <text:p>Экспертное мнение исследователей НОЦ урбанистики и киберантропологии</text:p>
            <text:p/>
            <text:p>Артем Потапов, лаборант-исследователь НОЦ урбанистики и киберантропологии ЛГУ им. А.С. Пушкина выступил на онлайн-конференции “Новый урбанизм как идеология формирования комфортных и безопасных жилых пространств: зоны отдыха для жителей, детские и спортивные площадки, доступная среда для маломобильных групп населения”. </text:p>
            <text:p/>
            <text:p>Темой доклада специалиста ЛГУ стал вопрос “Есть ли у детей право на город или какими должны быть города для юных горожан?”. В докладе Артем Потапов затронул следующие вопросы: </text:p>
            <text:p>1. Как мы определяем “право на город” и почему российские дети его лишены? </text:p>
            <text:p>2. Проблема признания права детей на участие в городской политике и три пути ее решения в России;</text:p>
            <text:p>3. Зарубежный и российский опыт создания городской среды для детей;</text:p>
            <text:p>4. Необходимость инициирования на федеральном и региональном уровне широкой дискуссии об участии детей в российской городской политике.</text:p>
            <text:p/>
            <text:p>В рамках конференции обсуждались следующие вопросы: </text:p>
            <text:p>— Современные тенденции по благоустройству общественных и дворовых территорий средствами спортивной и детской игровой инфраструктуры, использование малых архитектурных форм;</text:p>
            <text:p>— Реконструкция (модернизация), проектирование зон отдыха в рамках приоритетного проекта «Формирование комфортной городской среды»;</text:p>
            <text:p>— Лучшие практики по благоустройству территории муниципальных образований крупных городов и малых населенных пунктов;</text:p>
            <text:p>— Безопасность и экологичность материалов и конструкций, используемых при создании зон отдыха;</text:p>
            <text:p>— Что необходимо предусмотреть для обеспечения доступной среды для маломобильных групп населения.</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12" calcext:value-type="float">
            <text:p>12</text:p>
          </table:table-cell>
          <table:table-cell office:value-type="string" calcext:value-type="string">
            <text:p>ПРИЕМ 2020: заселение в общежитие</text:p>
            <text:p/>
            <text:p>С 27 августа Университет предоставляет общежитие иногородним обучающимся очной формы обучения. В связи с неблагополучной эпидемиологической обстановкой из-за вспышки инфекции COVID-19 и в целях предупреждения ее распространения заселение студентов 1 курса будет проходить СТРОГО по графику, который опубликован НА НАШЕМ САЙТЕ https://lengu.ru/news/priyem-2020-zaseleniye-v-obshchezhitiye</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40" calcext:value-type="float">
            <text:p>40</text:p>
          </table:table-cell>
          <table:table-cell office:value-type="string" calcext:value-type="string">
            <text:p>👍🏻Магистрантка ЛГУ им. А.С. Пушкина заняла второе место на конкурсе научных проектов</text:p>
            <text:p/>
            <text:p>Студентка 1 курса филологического факультета Ирина Истомина (направление магистратуры "Реклама и связи с общественностью", профиль "Креативные технологии в сфере рекламы и связей с общественностью") заняла второ место на III Международном первенстве «Качество образования – 2019/2020», проводимого Международным центром научно-исследовательских проектов «Наука и образование». </text:p>
            <text:p>Научно-исследовательский проект «Некоммерческие организации в России: тенденции развития» выполнен по результатам научного исследования, посвящённого изучению проблем применения современных коммуникативных технологий формирования и вербализации имиджа социально ориентированных некоммерческих организаций в Ленинградской области, а также филологическому анализу стратегий продвижения НКО России в XXI веке (научный руководитель работы - доктор филологических наук, профессор Марьяна Ягодкина). Цель конкурса: развитие активности и творческих способностей обучающихся, повышение интереса к обучению, предоставление возможности самовыражения, мониторинг качества образования в соответствие с ФГОС, способствование достижению оптимального уровня образовательных результатов и условий их достижения.</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26" calcext:value-type="float">
            <text:p>26</text:p>
          </table:table-cell>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8" calcext:value-type="float">
            <text:p>18</text:p>
          </table:table-cell>
          <table:table-cell/>
          <table:table-cell office:value-type="string" calcext:value-type="string">
            <text:p>[]</text:p>
          </table:table-cell>
        </table:table-row>
        <table:table-row table:style-name="ro1">
          <table:table-cell table:number-columns-repeated="3"/>
        </table:table-row>
        <table:table-row table:style-name="ro7">
          <table:table-cell office:value-type="float" office:value="47" calcext:value-type="float">
            <text:p>47</text:p>
          </table:table-cell>
          <table:table-cell office:value-type="string" calcext:value-type="string">
            <text:p>✅Учебная практика в Ленинградской области</text:p>
            <text:p> </text:p>
            <text:p>В этом году студенты филологического факультета побывали на практике в детских лагерях Ленинградской области.</text:p>
            <text:p> </text:p>
            <text:p>Студентка 3 курса Евгения Фëдорова проходила практику в лагере МОУ ДО "ДООЦ "Огонек" в Тихвинском районе Ленинградской области. Несмотря на карантин, в лагере создали все безопасные условия для детей и вожатых. Евгения поделилась своими впечатлениями: "Все дети - очень активные, позитивные и настроены на работу. Каждый день смены - необычный, наполнен различными мероприятиями, которые требовали как творческой, так и спортивной подготовки. Работа вожатой помогала мне отыскивать и находить ключ к творческому потенциалу ребенка, развивать в детях спортивные навыки. На протяжении целой смены я контактировала с детьми не только своего отряда (13-14 лет), но и с другими. Тем самым я получила очень разный опыт педагогической работы. Как будущему преподавателю, мне полезен этот опыт, потому что я теперь лучше понимаю возрастные особенности детей".</text:p>
            <text:p> </text:p>
            <text:p>О своей практике также рассказала студентка 3 курса Софья Глебова - она проходила практику в летнем лагере при МОУ «Ломоносовская СОШ №3»: </text:p>
            <text:p>"Я очень рада, что в этом году мне всё же удалось отправиться на практику в летний лагерь. Признаюсь, что раньше никогда не была любителем активного времяпрепровождения на свежем воздухе, а ведь именно такой я представляла работу в лагере до своей первой смены.</text:p>
            <text:p>И лишь теперь понимаю, каким общим, даже скудным было моё представление. Окружение детей, таких ярких и активных, искренне добрых и открытых, подарило мне иные ощущения и мысли, желание общаться, придумывать и осуществлять разные задумки вместе с ребятами. И совершенно не важно - зарядка, подвижные игры или творческие занятия - нас много и мы проводим это время вместе!</text:p>
            <text:p>Здесь обретаешь много практических знаний как в работе с детьми, так и в решении вопросов собственной организации. С уверенностью могу сказать, что полученный опыт работы в лагере усилил во мне мотивацию для дальнейшего обучения по специальности педагога".</text:p>
          </table:table-cell>
          <table:table-cell office:value-type="string" calcext:value-type="string">
            <text:p>[]</text:p>
          </table:table-cell>
        </table:table-row>
        <table:table-row table:style-name="ro1">
          <table:table-cell table:number-columns-repeated="3"/>
        </table:table-row>
        <table:table-row table:style-name="ro16">
          <table:table-cell office:value-type="float" office:value="9" calcext:value-type="float">
            <text:p>9</text:p>
          </table:table-cell>
          <table:table-cell office:value-type="string" calcext:value-type="string">
            <text:p>Арсений Майоров принял участие в онлайн-встрече АСИ</text:p>
            <text:p/>
            <text:p>Директор НОЦ урбанистики и киберантропологии ЛГУ им.А.С.Пушкина Арсений Майоров принял участие во встрече Агентства стратегических инициатив.</text:p>
            <text:p/>
            <text:p>Приглашенным спикером на встрече стал Александр Волошин, российский государственный деятель, бывший руководитель администрации президента России (1999 - 2003 гг.). Участники, собравшиеся в формате онлайн, обсуждали тему «Эксперты и власть: опыт, механизмы и перспективы». В ходе дискуссии на круглом столе Арсений Майоров затронул тему развития региональной сети экспертного сообщества и привёл в пример эффективную коллаборацию с областной ТПП.</text:p>
            <text:p/>
            <text:p>Справка</text:p>
            <text:p>Александр Стальевич Волошин — российский политический и государственный деятель. Руководитель администрации президента России с 19 марта 1999 по 30 октября 2003 года. Координатор Экспертного совета при Правительстве РФ с 10 декабря 2019. Действительный государственный советник Российской Федерации 1 класса (1998 год). Председатель совета директоров АО Первая грузовая компания (ПГК). Член совета директоров Яндекс. Инвестирует в высокотехнологичные стартапы.</text:p>
          </table:table-cell>
          <table:table-cell office:value-type="string" calcext:value-type="string">
            <text:p>[]</text:p>
          </table:table-cell>
        </table:table-row>
        <table:table-row table:style-name="ro1">
          <table:table-cell table:number-columns-repeated="3"/>
        </table:table-row>
        <table:table-row table:style-name="ro10">
          <table:table-cell office:value-type="float" office:value="21" calcext:value-type="float">
            <text:p>21</text:p>
          </table:table-cell>
          <table:table-cell office:value-type="string" calcext:value-type="string">
            <text:p>Благодарность от «Молодых профессионалов»</text:p>
            <text:p/>
            <text:p>Региональный координационный центр Worldskills, в лице руководителя центра Е.Б. Яблочкова, благодарит Ректора ЛГУ им. Пушкина С.Г. Еремеева за участие в организации и проведении IV регионального чемпионата «Молодые профессионалы», который проходил в феврале 2020 года.</text:p>
          </table:table-cell>
          <table:table-cell office:value-type="string" calcext:value-type="string">
            <text:p>[]</text:p>
          </table:table-cell>
        </table:table-row>
        <table:table-row table:style-name="ro1">
          <table:table-cell table:number-columns-repeated="3"/>
        </table:table-row>
        <table:table-row table:style-name="ro9">
          <table:table-cell office:value-type="float" office:value="14" calcext:value-type="float">
            <text:p>14</text:p>
          </table:table-cell>
          <table:table-cell office:value-type="string" calcext:value-type="string">
            <text:p>🏆Студенты ЛГУ - лауреаты международного фестиваля "Арт-Крым"</text:p>
            <text:p/>
            <text:p> Студенты-дизайнеры ЛГУ имени А.С.Пушкина приняли активное участие в Международном фестивале "Арт-Крым", итоги которого были подведены в начале августа. </text:p>
            <text:p>Четыре года на базе Гуманитарно-педагогической академии, филиала Крымского федерального университета им. В.И. Вернадского в Ялте проводится Международный фестиваль искусств, в котором принимают участие вузы России, Германии, Испании, Канады, Узбекистана и Украины. Диплом 1 степени получила студентка ЛГУ Юлия Миллер (3 курс), дипломом 2 степени награждена Надежда Никулина (2 курс), диплом 3 степени вручили Александре Скурихиной (2 курс). Будущий магистр дизайна Анна Григорьева на этом фестивале выступила сразу в двух ролях: студентки и преподавателя. Как студент она получила диплом 2 степени, а под ее руководством студент Санкт-Петербургского колледжа отраслевых технологий "Краснодеревец" Георгий Маширенко отмечен дипломом 1 степени.</text:p>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10" calcext:value-type="float">
            <text:p>10</text:p>
          </table:table-cell>
          <table:table-cell/>
          <table:table-cell office:value-type="string" calcext:value-type="string">
            <text:p>[]</text:p>
          </table:table-cell>
        </table:table-row>
        <table:table-row table:style-name="ro1">
          <table:table-cell table:number-columns-repeated="3"/>
        </table:table-row>
        <table:table-row table:style-name="ro1">
          <table:table-cell office:value-type="float" office:value="6" calcext:value-type="float">
            <text:p>6</text:p>
          </table:table-cell>
          <table:table-cell/>
          <table:table-cell office:value-type="string" calcext:value-type="string">
            <text:p>[]</text:p>
          </table:table-cell>
        </table:table-row>
        <table:table-row table:style-name="ro1">
          <table:table-cell table:number-columns-repeated="3"/>
        </table:table-row>
        <table:table-row table:style-name="ro1">
          <table:table-cell table:number-columns-repeated="3"/>
        </table:table-row>
        <table:table-row table:style-name="ro1" table:number-rows-repeated="1046572">
          <table:table-cell table:number-columns-repeated="3"/>
        </table:table-row>
        <table:table-row table:style-name="ro1">
          <table:table-cell table:formula="of:=MAX([.A1:.A1048575])" office:value-type="float" office:value="297" calcext:value-type="float">
            <text:p>297</text:p>
          </table:table-cell>
          <table:table-cell table:number-columns-repeated="2"/>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ru" fo:country="RU"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1-10-19">00.00.0000</text:date>, <text:time>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19T09:46:35.239000000</dc:date>
    <meta:editing-duration>PT15M50S</meta:editing-duration>
    <meta:editing-cycles>1</meta:editing-cycles>
    <meta:document-statistic meta:table-count="1" meta:cell-count="2875" meta:object-count="0"/>
    <meta:generator>LibreOffice/7.2.2.2$Windows_X86_64 LibreOffice_project/02b2acce88a210515b4a5bb2e46cbfb63fe97d56</meta:generator>
  </office:meta>
</office:document-meta>
</file>